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4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F_walk_5K_ish_Polar__Crunch" table:style-name="ta1">
        <table:shapes>
          <draw:frame draw:z-index="0" draw:style-name="gr1" draw:text-style-name="P1" svg:width="826.7pt" svg:height="554.91pt" svg:x="291.43pt" svg:y="3pt">
            <draw:object draw:notify-on-update-of-ranges="MAF_walk_5K_ish_Polar__Crunch.A2:MAF_walk_5K_ish_Polar__Crunch.A1471 MAF_walk_5K_ish_Polar__Crunch.E1:MAF_walk_5K_ish_Polar__Crunch.E1 MAF_walk_5K_ish_Polar__Crunch.E2:MAF_walk_5K_ish_Polar__Crunch.E14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Heart</text:p>
          </table:table-cell>
        </table:table-row>
        <table:table-row table:style-name="ro1">
          <table:table-cell office:value-type="string" calcext:value-type="string">
            <text:p>2018-07-29T10:21:18Z</text:p>
          </table:table-cell>
          <table:table-cell office:value-type="float" office:value="40.00772" calcext:value-type="float">
            <text:p>40.00772</text:p>
          </table:table-cell>
          <table:table-cell office:value-type="float" office:value="-79.588923" calcext:value-type="float">
            <text:p>-79.588923</text:p>
          </table:table-cell>
          <table:table-cell office:value-type="float" office:value="289.6" calcext:value-type="float">
            <text:p>289.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1:20Z</text:p>
          </table:table-cell>
          <table:table-cell office:value-type="float" office:value="40.007751" calcext:value-type="float">
            <text:p>40.007751</text:p>
          </table:table-cell>
          <table:table-cell office:value-type="float" office:value="-79.588919" calcext:value-type="float">
            <text:p>-79.588919</text:p>
          </table:table-cell>
          <table:table-cell office:value-type="float" office:value="289.4" calcext:value-type="float">
            <text:p>289.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1:22Z</text:p>
          </table:table-cell>
          <table:table-cell office:value-type="float" office:value="40.007781" calcext:value-type="float">
            <text:p>40.007781</text:p>
          </table:table-cell>
          <table:table-cell office:value-type="float" office:value="-79.588912" calcext:value-type="float">
            <text:p>-79.588912</text:p>
          </table:table-cell>
          <table:table-cell office:value-type="float" office:value="289.4" calcext:value-type="float">
            <text:p>289.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1:24Z</text:p>
          </table:table-cell>
          <table:table-cell office:value-type="float" office:value="40.007808" calcext:value-type="float">
            <text:p>40.007808</text:p>
          </table:table-cell>
          <table:table-cell office:value-type="float" office:value="-79.588911" calcext:value-type="float">
            <text:p>-79.588911</text:p>
          </table:table-cell>
          <table:table-cell office:value-type="float" office:value="289.3" calcext:value-type="float">
            <text:p>289.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1:27Z</text:p>
          </table:table-cell>
          <table:table-cell office:value-type="float" office:value="40.00784" calcext:value-type="float">
            <text:p>40.00784</text:p>
          </table:table-cell>
          <table:table-cell office:value-type="float" office:value="-79.588913" calcext:value-type="float">
            <text:p>-79.588913</text:p>
          </table:table-cell>
          <table:table-cell office:value-type="float" office:value="289.3" calcext:value-type="float">
            <text:p>289.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1:30Z</text:p>
          </table:table-cell>
          <table:table-cell office:value-type="float" office:value="40.007872" calcext:value-type="float">
            <text:p>40.007872</text:p>
          </table:table-cell>
          <table:table-cell office:value-type="float" office:value="-79.588913" calcext:value-type="float">
            <text:p>-79.588913</text:p>
          </table:table-cell>
          <table:table-cell office:value-type="float" office:value="289.2" calcext:value-type="float">
            <text:p>289.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1:33Z</text:p>
          </table:table-cell>
          <table:table-cell office:value-type="float" office:value="40.007911" calcext:value-type="float">
            <text:p>40.007911</text:p>
          </table:table-cell>
          <table:table-cell office:value-type="float" office:value="-79.588917" calcext:value-type="float">
            <text:p>-79.588917</text:p>
          </table:table-cell>
          <table:table-cell office:value-type="float" office:value="289.2" calcext:value-type="float">
            <text:p>289.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1:35Z</text:p>
          </table:table-cell>
          <table:table-cell office:value-type="float" office:value="40.007941" calcext:value-type="float">
            <text:p>40.007941</text:p>
          </table:table-cell>
          <table:table-cell office:value-type="float" office:value="-79.588916" calcext:value-type="float">
            <text:p>-79.588916</text:p>
          </table:table-cell>
          <table:table-cell office:value-type="float" office:value="289.1" calcext:value-type="float">
            <text:p>289.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1:38Z</text:p>
          </table:table-cell>
          <table:table-cell office:value-type="float" office:value="40.007978" calcext:value-type="float">
            <text:p>40.007978</text:p>
          </table:table-cell>
          <table:table-cell office:value-type="float" office:value="-79.588914" calcext:value-type="float">
            <text:p>-79.588914</text:p>
          </table:table-cell>
          <table:table-cell office:value-type="float" office:value="289.1" calcext:value-type="float">
            <text:p>289.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1:41Z</text:p>
          </table:table-cell>
          <table:table-cell office:value-type="float" office:value="40.008008" calcext:value-type="float">
            <text:p>40.008008</text:p>
          </table:table-cell>
          <table:table-cell office:value-type="float" office:value="-79.588899" calcext:value-type="float">
            <text:p>-79.588899</text:p>
          </table:table-cell>
          <table:table-cell office:value-type="float" office:value="289" calcext:value-type="float">
            <text:p>28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1:44Z</text:p>
          </table:table-cell>
          <table:table-cell office:value-type="float" office:value="40.008043" calcext:value-type="float">
            <text:p>40.008043</text:p>
          </table:table-cell>
          <table:table-cell office:value-type="float" office:value="-79.588889" calcext:value-type="float">
            <text:p>-79.588889</text:p>
          </table:table-cell>
          <table:table-cell office:value-type="float" office:value="289" calcext:value-type="float">
            <text:p>28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1:47Z</text:p>
          </table:table-cell>
          <table:table-cell office:value-type="float" office:value="40.008086" calcext:value-type="float">
            <text:p>40.008086</text:p>
          </table:table-cell>
          <table:table-cell office:value-type="float" office:value="-79.588887" calcext:value-type="float">
            <text:p>-79.588887</text:p>
          </table:table-cell>
          <table:table-cell office:value-type="float" office:value="288.9" calcext:value-type="float">
            <text:p>288.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1:49Z</text:p>
          </table:table-cell>
          <table:table-cell office:value-type="float" office:value="40.008118" calcext:value-type="float">
            <text:p>40.008118</text:p>
          </table:table-cell>
          <table:table-cell office:value-type="float" office:value="-79.588892" calcext:value-type="float">
            <text:p>-79.588892</text:p>
          </table:table-cell>
          <table:table-cell office:value-type="float" office:value="288.8" calcext:value-type="float">
            <text:p>288.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1:52Z</text:p>
          </table:table-cell>
          <table:table-cell office:value-type="float" office:value="40.008153" calcext:value-type="float">
            <text:p>40.008153</text:p>
          </table:table-cell>
          <table:table-cell office:value-type="float" office:value="-79.588894" calcext:value-type="float">
            <text:p>-79.588894</text:p>
          </table:table-cell>
          <table:table-cell office:value-type="float" office:value="288.7" calcext:value-type="float">
            <text:p>288.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1:55Z</text:p>
          </table:table-cell>
          <table:table-cell office:value-type="float" office:value="40.008181" calcext:value-type="float">
            <text:p>40.008181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88.6" calcext:value-type="float">
            <text:p>288.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1:58Z</text:p>
          </table:table-cell>
          <table:table-cell office:value-type="float" office:value="40.008218" calcext:value-type="float">
            <text:p>40.008218</text:p>
          </table:table-cell>
          <table:table-cell office:value-type="float" office:value="-79.588917" calcext:value-type="float">
            <text:p>-79.588917</text:p>
          </table:table-cell>
          <table:table-cell office:value-type="float" office:value="288.5" calcext:value-type="float">
            <text:p>288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2:00Z</text:p>
          </table:table-cell>
          <table:table-cell office:value-type="float" office:value="40.008246" calcext:value-type="float">
            <text:p>40.008246</text:p>
          </table:table-cell>
          <table:table-cell office:value-type="float" office:value="-79.588912" calcext:value-type="float">
            <text:p>-79.588912</text:p>
          </table:table-cell>
          <table:table-cell office:value-type="float" office:value="288.5" calcext:value-type="float">
            <text:p>288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2:02Z</text:p>
          </table:table-cell>
          <table:table-cell office:value-type="float" office:value="40.008274" calcext:value-type="float">
            <text:p>40.008274</text:p>
          </table:table-cell>
          <table:table-cell office:value-type="float" office:value="-79.588906" calcext:value-type="float">
            <text:p>-79.588906</text:p>
          </table:table-cell>
          <table:table-cell office:value-type="float" office:value="288.4" calcext:value-type="float">
            <text:p>288.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2:04Z</text:p>
          </table:table-cell>
          <table:table-cell office:value-type="float" office:value="40.008304" calcext:value-type="float">
            <text:p>40.008304</text:p>
          </table:table-cell>
          <table:table-cell office:value-type="float" office:value="-79.588904" calcext:value-type="float">
            <text:p>-79.588904</text:p>
          </table:table-cell>
          <table:table-cell office:value-type="float" office:value="288.3" calcext:value-type="float">
            <text:p>288.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2:07Z</text:p>
          </table:table-cell>
          <table:table-cell office:value-type="float" office:value="40.008346" calcext:value-type="float">
            <text:p>40.008346</text:p>
          </table:table-cell>
          <table:table-cell office:value-type="float" office:value="-79.588902" calcext:value-type="float">
            <text:p>-79.588902</text:p>
          </table:table-cell>
          <table:table-cell office:value-type="float" office:value="288.2" calcext:value-type="float">
            <text:p>288.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2:09Z</text:p>
          </table:table-cell>
          <table:table-cell office:value-type="float" office:value="40.008374" calcext:value-type="float">
            <text:p>40.008374</text:p>
          </table:table-cell>
          <table:table-cell office:value-type="float" office:value="-79.588908" calcext:value-type="float">
            <text:p>-79.588908</text:p>
          </table:table-cell>
          <table:table-cell office:value-type="float" office:value="288.2" calcext:value-type="float">
            <text:p>288.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2:11Z</text:p>
          </table:table-cell>
          <table:table-cell office:value-type="float" office:value="40.008401" calcext:value-type="float">
            <text:p>40.008401</text:p>
          </table:table-cell>
          <table:table-cell office:value-type="float" office:value="-79.588914" calcext:value-type="float">
            <text:p>-79.588914</text:p>
          </table:table-cell>
          <table:table-cell office:value-type="float" office:value="288.1" calcext:value-type="float">
            <text:p>288.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8-07-29T10:22:13Z</text:p>
          </table:table-cell>
          <table:table-cell office:value-type="float" office:value="40.00843" calcext:value-type="float">
            <text:p>40.00843</text:p>
          </table:table-cell>
          <table:table-cell office:value-type="float" office:value="-79.588914" calcext:value-type="float">
            <text:p>-79.588914</text:p>
          </table:table-cell>
          <table:table-cell office:value-type="float" office:value="288.1" calcext:value-type="float">
            <text:p>288.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8-07-29T10:22:16Z</text:p>
          </table:table-cell>
          <table:table-cell office:value-type="float" office:value="40.008468" calcext:value-type="float">
            <text:p>40.008468</text:p>
          </table:table-cell>
          <table:table-cell office:value-type="float" office:value="-79.588915" calcext:value-type="float">
            <text:p>-79.588915</text:p>
          </table:table-cell>
          <table:table-cell office:value-type="float" office:value="288" calcext:value-type="float">
            <text:p>28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2:19Z</text:p>
          </table:table-cell>
          <table:table-cell office:value-type="float" office:value="40.008507" calcext:value-type="float">
            <text:p>40.008507</text:p>
          </table:table-cell>
          <table:table-cell office:value-type="float" office:value="-79.588923" calcext:value-type="float">
            <text:p>-79.588923</text:p>
          </table:table-cell>
          <table:table-cell office:value-type="float" office:value="288.1" calcext:value-type="float">
            <text:p>288.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2:21Z</text:p>
          </table:table-cell>
          <table:table-cell office:value-type="float" office:value="40.008536" calcext:value-type="float">
            <text:p>40.008536</text:p>
          </table:table-cell>
          <table:table-cell office:value-type="float" office:value="-79.588927" calcext:value-type="float">
            <text:p>-79.588927</text:p>
          </table:table-cell>
          <table:table-cell office:value-type="float" office:value="288.2" calcext:value-type="float">
            <text:p>288.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8-07-29T10:22:23Z</text:p>
          </table:table-cell>
          <table:table-cell office:value-type="float" office:value="40.008566" calcext:value-type="float">
            <text:p>40.008566</text:p>
          </table:table-cell>
          <table:table-cell office:value-type="float" office:value="-79.588923" calcext:value-type="float">
            <text:p>-79.588923</text:p>
          </table:table-cell>
          <table:table-cell office:value-type="float" office:value="288.3" calcext:value-type="float">
            <text:p>288.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9T10:22:25Z</text:p>
          </table:table-cell>
          <table:table-cell office:value-type="float" office:value="40.008594" calcext:value-type="float">
            <text:p>40.008594</text:p>
          </table:table-cell>
          <table:table-cell office:value-type="float" office:value="-79.588916" calcext:value-type="float">
            <text:p>-79.588916</text:p>
          </table:table-cell>
          <table:table-cell office:value-type="float" office:value="288.3" calcext:value-type="float">
            <text:p>288.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9T10:22:28Z</text:p>
          </table:table-cell>
          <table:table-cell office:value-type="float" office:value="40.008628" calcext:value-type="float">
            <text:p>40.008628</text:p>
          </table:table-cell>
          <table:table-cell office:value-type="float" office:value="-79.588911" calcext:value-type="float">
            <text:p>-79.588911</text:p>
          </table:table-cell>
          <table:table-cell office:value-type="float" office:value="288.4" calcext:value-type="float">
            <text:p>288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2:31Z</text:p>
          </table:table-cell>
          <table:table-cell office:value-type="float" office:value="40.008665" calcext:value-type="float">
            <text:p>40.008665</text:p>
          </table:table-cell>
          <table:table-cell office:value-type="float" office:value="-79.588907" calcext:value-type="float">
            <text:p>-79.588907</text:p>
          </table:table-cell>
          <table:table-cell office:value-type="float" office:value="288.5" calcext:value-type="float">
            <text:p>288.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2:34Z</text:p>
          </table:table-cell>
          <table:table-cell office:value-type="float" office:value="40.008696" calcext:value-type="float">
            <text:p>40.008696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88.6" calcext:value-type="float">
            <text:p>288.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22:36Z</text:p>
          </table:table-cell>
          <table:table-cell office:value-type="float" office:value="40.008723" calcext:value-type="float">
            <text:p>40.008723</text:p>
          </table:table-cell>
          <table:table-cell office:value-type="float" office:value="-79.588902" calcext:value-type="float">
            <text:p>-79.588902</text:p>
          </table:table-cell>
          <table:table-cell office:value-type="float" office:value="288.6" calcext:value-type="float">
            <text:p>288.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22:38Z</text:p>
          </table:table-cell>
          <table:table-cell office:value-type="float" office:value="40.00875" calcext:value-type="float">
            <text:p>40.00875</text:p>
          </table:table-cell>
          <table:table-cell office:value-type="float" office:value="-79.5889" calcext:value-type="float">
            <text:p>-79.5889</text:p>
          </table:table-cell>
          <table:table-cell office:value-type="float" office:value="288.7" calcext:value-type="float">
            <text:p>288.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22:41Z</text:p>
          </table:table-cell>
          <table:table-cell office:value-type="float" office:value="40.008788" calcext:value-type="float">
            <text:p>40.008788</text:p>
          </table:table-cell>
          <table:table-cell office:value-type="float" office:value="-79.588899" calcext:value-type="float">
            <text:p>-79.588899</text:p>
          </table:table-cell>
          <table:table-cell office:value-type="float" office:value="288.8" calcext:value-type="float">
            <text:p>288.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22:44Z</text:p>
          </table:table-cell>
          <table:table-cell office:value-type="float" office:value="40.008822" calcext:value-type="float">
            <text:p>40.008822</text:p>
          </table:table-cell>
          <table:table-cell office:value-type="float" office:value="-79.588898" calcext:value-type="float">
            <text:p>-79.588898</text:p>
          </table:table-cell>
          <table:table-cell office:value-type="float" office:value="288.8" calcext:value-type="float">
            <text:p>288.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9T10:22:47Z</text:p>
          </table:table-cell>
          <table:table-cell office:value-type="float" office:value="40.008853" calcext:value-type="float">
            <text:p>40.008853</text:p>
          </table:table-cell>
          <table:table-cell office:value-type="float" office:value="-79.588901" calcext:value-type="float">
            <text:p>-79.588901</text:p>
          </table:table-cell>
          <table:table-cell office:value-type="float" office:value="288.9" calcext:value-type="float">
            <text:p>288.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22:50Z</text:p>
          </table:table-cell>
          <table:table-cell office:value-type="float" office:value="40.00889" calcext:value-type="float">
            <text:p>40.00889</text:p>
          </table:table-cell>
          <table:table-cell office:value-type="float" office:value="-79.588899" calcext:value-type="float">
            <text:p>-79.588899</text:p>
          </table:table-cell>
          <table:table-cell office:value-type="float" office:value="289" calcext:value-type="float">
            <text:p>28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22:53Z</text:p>
          </table:table-cell>
          <table:table-cell office:value-type="float" office:value="40.008925" calcext:value-type="float">
            <text:p>40.008925</text:p>
          </table:table-cell>
          <table:table-cell office:value-type="float" office:value="-79.588891" calcext:value-type="float">
            <text:p>-79.588891</text:p>
          </table:table-cell>
          <table:table-cell office:value-type="float" office:value="289" calcext:value-type="float">
            <text:p>28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22:56Z</text:p>
          </table:table-cell>
          <table:table-cell office:value-type="float" office:value="40.008959" calcext:value-type="float">
            <text:p>40.008959</text:p>
          </table:table-cell>
          <table:table-cell office:value-type="float" office:value="-79.58889" calcext:value-type="float">
            <text:p>-79.58889</text:p>
          </table:table-cell>
          <table:table-cell office:value-type="float" office:value="289" calcext:value-type="float">
            <text:p>28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9T10:22:58Z</text:p>
          </table:table-cell>
          <table:table-cell office:value-type="float" office:value="40.008993" calcext:value-type="float">
            <text:p>40.008993</text:p>
          </table:table-cell>
          <table:table-cell office:value-type="float" office:value="-79.588898" calcext:value-type="float">
            <text:p>-79.588898</text:p>
          </table:table-cell>
          <table:table-cell office:value-type="float" office:value="289" calcext:value-type="float">
            <text:p>28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23:00Z</text:p>
          </table:table-cell>
          <table:table-cell office:value-type="float" office:value="40.009025" calcext:value-type="float">
            <text:p>40.009025</text:p>
          </table:table-cell>
          <table:table-cell office:value-type="float" office:value="-79.588907" calcext:value-type="float">
            <text:p>-79.588907</text:p>
          </table:table-cell>
          <table:table-cell office:value-type="float" office:value="289" calcext:value-type="float">
            <text:p>28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3:03Z</text:p>
          </table:table-cell>
          <table:table-cell office:value-type="float" office:value="40.009055" calcext:value-type="float">
            <text:p>40.009055</text:p>
          </table:table-cell>
          <table:table-cell office:value-type="float" office:value="-79.58888" calcext:value-type="float">
            <text:p>-79.58888</text:p>
          </table:table-cell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3:05Z</text:p>
          </table:table-cell>
          <table:table-cell office:value-type="float" office:value="40.009083" calcext:value-type="float">
            <text:p>40.009083</text:p>
          </table:table-cell>
          <table:table-cell office:value-type="float" office:value="-79.588863" calcext:value-type="float">
            <text:p>-79.588863</text:p>
          </table:table-cell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3:07Z</text:p>
          </table:table-cell>
          <table:table-cell office:value-type="float" office:value="40.009109" calcext:value-type="float">
            <text:p>40.009109</text:p>
          </table:table-cell>
          <table:table-cell office:value-type="float" office:value="-79.588856" calcext:value-type="float">
            <text:p>-79.588856</text:p>
          </table:table-cell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3:09Z</text:p>
          </table:table-cell>
          <table:table-cell office:value-type="float" office:value="40.00914" calcext:value-type="float">
            <text:p>40.00914</text:p>
          </table:table-cell>
          <table:table-cell office:value-type="float" office:value="-79.588856" calcext:value-type="float">
            <text:p>-79.588856</text:p>
          </table:table-cell>
          <table:table-cell office:value-type="float" office:value="289" calcext:value-type="float">
            <text:p>28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3:11Z</text:p>
          </table:table-cell>
          <table:table-cell office:value-type="float" office:value="40.00917" calcext:value-type="float">
            <text:p>40.00917</text:p>
          </table:table-cell>
          <table:table-cell office:value-type="float" office:value="-79.588854" calcext:value-type="float">
            <text:p>-79.588854</text:p>
          </table:table-cell>
          <table:table-cell office:value-type="float" office:value="289" calcext:value-type="float">
            <text:p>28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3:14Z</text:p>
          </table:table-cell>
          <table:table-cell office:value-type="float" office:value="40.009205" calcext:value-type="float">
            <text:p>40.009205</text:p>
          </table:table-cell>
          <table:table-cell office:value-type="float" office:value="-79.588843" calcext:value-type="float">
            <text:p>-79.588843</text:p>
          </table:table-cell>
          <table:table-cell office:value-type="float" office:value="289" calcext:value-type="float">
            <text:p>28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3:17Z</text:p>
          </table:table-cell>
          <table:table-cell office:value-type="float" office:value="40.009241" calcext:value-type="float">
            <text:p>40.009241</text:p>
          </table:table-cell>
          <table:table-cell office:value-type="float" office:value="-79.588847" calcext:value-type="float">
            <text:p>-79.588847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3:20Z</text:p>
          </table:table-cell>
          <table:table-cell office:value-type="float" office:value="40.009282" calcext:value-type="float">
            <text:p>40.009282</text:p>
          </table:table-cell>
          <table:table-cell office:value-type="float" office:value="-79.588857" calcext:value-type="float">
            <text:p>-79.588857</text:p>
          </table:table-cell>
          <table:table-cell office:value-type="float" office:value="289" calcext:value-type="float">
            <text:p>28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3:22Z</text:p>
          </table:table-cell>
          <table:table-cell office:value-type="float" office:value="40.009312" calcext:value-type="float">
            <text:p>40.009312</text:p>
          </table:table-cell>
          <table:table-cell office:value-type="float" office:value="-79.588861" calcext:value-type="float">
            <text:p>-79.588861</text:p>
          </table:table-cell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3:25Z</text:p>
          </table:table-cell>
          <table:table-cell office:value-type="float" office:value="40.009344" calcext:value-type="float">
            <text:p>40.009344</text:p>
          </table:table-cell>
          <table:table-cell office:value-type="float" office:value="-79.588857" calcext:value-type="float">
            <text:p>-79.588857</text:p>
          </table:table-cell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3:28Z</text:p>
          </table:table-cell>
          <table:table-cell office:value-type="float" office:value="40.009376" calcext:value-type="float">
            <text:p>40.009376</text:p>
          </table:table-cell>
          <table:table-cell office:value-type="float" office:value="-79.588858" calcext:value-type="float">
            <text:p>-79.588858</text:p>
          </table:table-cell>
          <table:table-cell office:value-type="float" office:value="289.1" calcext:value-type="float">
            <text:p>289.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3:30Z</text:p>
          </table:table-cell>
          <table:table-cell office:value-type="float" office:value="40.009405" calcext:value-type="float">
            <text:p>40.009405</text:p>
          </table:table-cell>
          <table:table-cell office:value-type="float" office:value="-79.588873" calcext:value-type="float">
            <text:p>-79.588873</text:p>
          </table:table-cell>
          <table:table-cell office:value-type="float" office:value="289.2" calcext:value-type="float">
            <text:p>289.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3:32Z</text:p>
          </table:table-cell>
          <table:table-cell office:value-type="float" office:value="40.009434" calcext:value-type="float">
            <text:p>40.009434</text:p>
          </table:table-cell>
          <table:table-cell office:value-type="float" office:value="-79.588881" calcext:value-type="float">
            <text:p>-79.588881</text:p>
          </table:table-cell>
          <table:table-cell office:value-type="float" office:value="289.2" calcext:value-type="float">
            <text:p>289.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3:35Z</text:p>
          </table:table-cell>
          <table:table-cell office:value-type="float" office:value="40.009473" calcext:value-type="float">
            <text:p>40.009473</text:p>
          </table:table-cell>
          <table:table-cell office:value-type="float" office:value="-79.588891" calcext:value-type="float">
            <text:p>-79.588891</text:p>
          </table:table-cell>
          <table:table-cell office:value-type="float" office:value="289.3" calcext:value-type="float">
            <text:p>289.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3:38Z</text:p>
          </table:table-cell>
          <table:table-cell office:value-type="float" office:value="40.00951" calcext:value-type="float">
            <text:p>40.00951</text:p>
          </table:table-cell>
          <table:table-cell office:value-type="float" office:value="-79.588894" calcext:value-type="float">
            <text:p>-79.588894</text:p>
          </table:table-cell>
          <table:table-cell office:value-type="float" office:value="289.4" calcext:value-type="float">
            <text:p>289.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3:41Z</text:p>
          </table:table-cell>
          <table:table-cell office:value-type="float" office:value="40.009548" calcext:value-type="float">
            <text:p>40.009548</text:p>
          </table:table-cell>
          <table:table-cell office:value-type="float" office:value="-79.588892" calcext:value-type="float">
            <text:p>-79.588892</text:p>
          </table:table-cell>
          <table:table-cell office:value-type="float" office:value="289.5" calcext:value-type="float">
            <text:p>289.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3:43Z</text:p>
          </table:table-cell>
          <table:table-cell office:value-type="float" office:value="40.009578" calcext:value-type="float">
            <text:p>40.009578</text:p>
          </table:table-cell>
          <table:table-cell office:value-type="float" office:value="-79.588885" calcext:value-type="float">
            <text:p>-79.588885</text:p>
          </table:table-cell>
          <table:table-cell office:value-type="float" office:value="289.6" calcext:value-type="float">
            <text:p>289.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3:45Z</text:p>
          </table:table-cell>
          <table:table-cell office:value-type="float" office:value="40.009608" calcext:value-type="float">
            <text:p>40.009608</text:p>
          </table:table-cell>
          <table:table-cell office:value-type="float" office:value="-79.588884" calcext:value-type="float">
            <text:p>-79.588884</text:p>
          </table:table-cell>
          <table:table-cell office:value-type="float" office:value="289.6" calcext:value-type="float">
            <text:p>289.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3:47Z</text:p>
          </table:table-cell>
          <table:table-cell office:value-type="float" office:value="40.009635" calcext:value-type="float">
            <text:p>40.009635</text:p>
          </table:table-cell>
          <table:table-cell office:value-type="float" office:value="-79.588881" calcext:value-type="float">
            <text:p>-79.588881</text:p>
          </table:table-cell>
          <table:table-cell office:value-type="float" office:value="289.7" calcext:value-type="float">
            <text:p>289.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3:49Z</text:p>
          </table:table-cell>
          <table:table-cell office:value-type="float" office:value="40.009665" calcext:value-type="float">
            <text:p>40.009665</text:p>
          </table:table-cell>
          <table:table-cell office:value-type="float" office:value="-79.588873" calcext:value-type="float">
            <text:p>-79.588873</text:p>
          </table:table-cell>
          <table:table-cell office:value-type="float" office:value="289.8" calcext:value-type="float">
            <text:p>289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3:51Z</text:p>
          </table:table-cell>
          <table:table-cell office:value-type="float" office:value="40.009698" calcext:value-type="float">
            <text:p>40.009698</text:p>
          </table:table-cell>
          <table:table-cell office:value-type="float" office:value="-79.588872" calcext:value-type="float">
            <text:p>-79.588872</text:p>
          </table:table-cell>
          <table:table-cell office:value-type="float" office:value="289.8" calcext:value-type="float">
            <text:p>289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3:53Z</text:p>
          </table:table-cell>
          <table:table-cell office:value-type="float" office:value="40.009725" calcext:value-type="float">
            <text:p>40.009725</text:p>
          </table:table-cell>
          <table:table-cell office:value-type="float" office:value="-79.588875" calcext:value-type="float">
            <text:p>-79.588875</text:p>
          </table:table-cell>
          <table:table-cell office:value-type="float" office:value="289.9" calcext:value-type="float">
            <text:p>289.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3:55Z</text:p>
          </table:table-cell>
          <table:table-cell office:value-type="float" office:value="40.009753" calcext:value-type="float">
            <text:p>40.009753</text:p>
          </table:table-cell>
          <table:table-cell office:value-type="float" office:value="-79.588887" calcext:value-type="float">
            <text:p>-79.588887</text:p>
          </table:table-cell>
          <table:table-cell office:value-type="float" office:value="290" calcext:value-type="float">
            <text:p>2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3:59Z</text:p>
          </table:table-cell>
          <table:table-cell office:value-type="float" office:value="40.009792" calcext:value-type="float">
            <text:p>40.009792</text:p>
          </table:table-cell>
          <table:table-cell office:value-type="float" office:value="-79.588876" calcext:value-type="float">
            <text:p>-79.588876</text:p>
          </table:table-cell>
          <table:table-cell office:value-type="float" office:value="290" calcext:value-type="float">
            <text:p>29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4:01Z</text:p>
          </table:table-cell>
          <table:table-cell office:value-type="float" office:value="40.009819" calcext:value-type="float">
            <text:p>40.009819</text:p>
          </table:table-cell>
          <table:table-cell office:value-type="float" office:value="-79.588866" calcext:value-type="float">
            <text:p>-79.588866</text:p>
          </table:table-cell>
          <table:table-cell office:value-type="float" office:value="290" calcext:value-type="float">
            <text:p>29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4:03Z</text:p>
          </table:table-cell>
          <table:table-cell office:value-type="float" office:value="40.009846" calcext:value-type="float">
            <text:p>40.009846</text:p>
          </table:table-cell>
          <table:table-cell office:value-type="float" office:value="-79.588858" calcext:value-type="float">
            <text:p>-79.588858</text:p>
          </table:table-cell>
          <table:table-cell office:value-type="float" office:value="290" calcext:value-type="float">
            <text:p>29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4:06Z</text:p>
          </table:table-cell>
          <table:table-cell office:value-type="float" office:value="40.009876" calcext:value-type="float">
            <text:p>40.009876</text:p>
          </table:table-cell>
          <table:table-cell office:value-type="float" office:value="-79.588842" calcext:value-type="float">
            <text:p>-79.588842</text:p>
          </table:table-cell>
          <table:table-cell office:value-type="float" office:value="290" calcext:value-type="float">
            <text:p>2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4:08Z</text:p>
          </table:table-cell>
          <table:table-cell office:value-type="float" office:value="40.009904" calcext:value-type="float">
            <text:p>40.009904</text:p>
          </table:table-cell>
          <table:table-cell office:value-type="float" office:value="-79.588835" calcext:value-type="float">
            <text:p>-79.588835</text:p>
          </table:table-cell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4:11Z</text:p>
          </table:table-cell>
          <table:table-cell office:value-type="float" office:value="40.009948" calcext:value-type="float">
            <text:p>40.009948</text:p>
          </table:table-cell>
          <table:table-cell office:value-type="float" office:value="-79.588845" calcext:value-type="float">
            <text:p>-79.588845</text:p>
          </table:table-cell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4:13Z</text:p>
          </table:table-cell>
          <table:table-cell office:value-type="float" office:value="40.00998" calcext:value-type="float">
            <text:p>40.00998</text:p>
          </table:table-cell>
          <table:table-cell office:value-type="float" office:value="-79.588851" calcext:value-type="float">
            <text:p>-79.588851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4:15Z</text:p>
          </table:table-cell>
          <table:table-cell office:value-type="float" office:value="40.010009" calcext:value-type="float">
            <text:p>40.010009</text:p>
          </table:table-cell>
          <table:table-cell office:value-type="float" office:value="-79.588853" calcext:value-type="float">
            <text:p>-79.588853</text:p>
          </table:table-cell>
          <table:table-cell office:value-type="float" office:value="290" calcext:value-type="float">
            <text:p>2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4:18Z</text:p>
          </table:table-cell>
          <table:table-cell office:value-type="float" office:value="40.010045" calcext:value-type="float">
            <text:p>40.010045</text:p>
          </table:table-cell>
          <table:table-cell office:value-type="float" office:value="-79.588859" calcext:value-type="float">
            <text:p>-79.588859</text:p>
          </table:table-cell>
          <table:table-cell office:value-type="float" office:value="290" calcext:value-type="float">
            <text:p>2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4:21Z</text:p>
          </table:table-cell>
          <table:table-cell office:value-type="float" office:value="40.010088" calcext:value-type="float">
            <text:p>40.010088</text:p>
          </table:table-cell>
          <table:table-cell office:value-type="float" office:value="-79.588861" calcext:value-type="float">
            <text:p>-79.588861</text:p>
          </table:table-cell>
          <table:table-cell office:value-type="float" office:value="290" calcext:value-type="float">
            <text:p>2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4:23Z</text:p>
          </table:table-cell>
          <table:table-cell office:value-type="float" office:value="40.010119" calcext:value-type="float">
            <text:p>40.010119</text:p>
          </table:table-cell>
          <table:table-cell office:value-type="float" office:value="-79.588867" calcext:value-type="float">
            <text:p>-79.588867</text:p>
          </table:table-cell>
          <table:table-cell office:value-type="float" office:value="289.9" calcext:value-type="float">
            <text:p>289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4:25Z</text:p>
          </table:table-cell>
          <table:table-cell office:value-type="float" office:value="40.010147" calcext:value-type="float">
            <text:p>40.010147</text:p>
          </table:table-cell>
          <table:table-cell office:value-type="float" office:value="-79.588869" calcext:value-type="float">
            <text:p>-79.588869</text:p>
          </table:table-cell>
          <table:table-cell office:value-type="float" office:value="290" calcext:value-type="float">
            <text:p>29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4:27Z</text:p>
          </table:table-cell>
          <table:table-cell office:value-type="float" office:value="40.010177" calcext:value-type="float">
            <text:p>40.010177</text:p>
          </table:table-cell>
          <table:table-cell office:value-type="float" office:value="-79.58887" calcext:value-type="float">
            <text:p>-79.58887</text:p>
          </table:table-cell>
          <table:table-cell office:value-type="float" office:value="290" calcext:value-type="float">
            <text:p>2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4:30Z</text:p>
          </table:table-cell>
          <table:table-cell office:value-type="float" office:value="40.010216" calcext:value-type="float">
            <text:p>40.010216</text:p>
          </table:table-cell>
          <table:table-cell office:value-type="float" office:value="-79.588871" calcext:value-type="float">
            <text:p>-79.588871</text:p>
          </table:table-cell>
          <table:table-cell office:value-type="float" office:value="290" calcext:value-type="float">
            <text:p>2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4:32Z</text:p>
          </table:table-cell>
          <table:table-cell office:value-type="float" office:value="40.010244" calcext:value-type="float">
            <text:p>40.010244</text:p>
          </table:table-cell>
          <table:table-cell office:value-type="float" office:value="-79.588873" calcext:value-type="float">
            <text:p>-79.588873</text:p>
          </table:table-cell>
          <table:table-cell office:value-type="float" office:value="290" calcext:value-type="float">
            <text:p>2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4:35Z</text:p>
          </table:table-cell>
          <table:table-cell office:value-type="float" office:value="40.010284" calcext:value-type="float">
            <text:p>40.010284</text:p>
          </table:table-cell>
          <table:table-cell office:value-type="float" office:value="-79.588883" calcext:value-type="float">
            <text:p>-79.588883</text:p>
          </table:table-cell>
          <table:table-cell office:value-type="float" office:value="290" calcext:value-type="float">
            <text:p>2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4:37Z</text:p>
          </table:table-cell>
          <table:table-cell office:value-type="float" office:value="40.010314" calcext:value-type="float">
            <text:p>40.010314</text:p>
          </table:table-cell>
          <table:table-cell office:value-type="float" office:value="-79.588888" calcext:value-type="float">
            <text:p>-79.588888</text:p>
          </table:table-cell>
          <table:table-cell office:value-type="float" office:value="290" calcext:value-type="float">
            <text:p>2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4:39Z</text:p>
          </table:table-cell>
          <table:table-cell office:value-type="float" office:value="40.010341" calcext:value-type="float">
            <text:p>40.010341</text:p>
          </table:table-cell>
          <table:table-cell office:value-type="float" office:value="-79.588892" calcext:value-type="float">
            <text:p>-79.588892</text:p>
          </table:table-cell>
          <table:table-cell office:value-type="float" office:value="290" calcext:value-type="float">
            <text:p>2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4:42Z</text:p>
          </table:table-cell>
          <table:table-cell office:value-type="float" office:value="40.010381" calcext:value-type="float">
            <text:p>40.010381</text:p>
          </table:table-cell>
          <table:table-cell office:value-type="float" office:value="-79.588882" calcext:value-type="float">
            <text:p>-79.588882</text:p>
          </table:table-cell>
          <table:table-cell office:value-type="float" office:value="290" calcext:value-type="float">
            <text:p>2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4:45Z</text:p>
          </table:table-cell>
          <table:table-cell office:value-type="float" office:value="40.01042" calcext:value-type="float">
            <text:p>40.01042</text:p>
          </table:table-cell>
          <table:table-cell office:value-type="float" office:value="-79.588875" calcext:value-type="float">
            <text:p>-79.588875</text:p>
          </table:table-cell>
          <table:table-cell office:value-type="float" office:value="290" calcext:value-type="float">
            <text:p>29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4:47Z</text:p>
          </table:table-cell>
          <table:table-cell office:value-type="float" office:value="40.01045" calcext:value-type="float">
            <text:p>40.01045</text:p>
          </table:table-cell>
          <table:table-cell office:value-type="float" office:value="-79.58887" calcext:value-type="float">
            <text:p>-79.58887</text:p>
          </table:table-cell>
          <table:table-cell office:value-type="float" office:value="290.1" calcext:value-type="float">
            <text:p>290.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4:49Z</text:p>
          </table:table-cell>
          <table:table-cell office:value-type="float" office:value="40.010482" calcext:value-type="float">
            <text:p>40.010482</text:p>
          </table:table-cell>
          <table:table-cell office:value-type="float" office:value="-79.588871" calcext:value-type="float">
            <text:p>-79.588871</text:p>
          </table:table-cell>
          <table:table-cell office:value-type="float" office:value="290.1" calcext:value-type="float">
            <text:p>290.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4:51Z</text:p>
          </table:table-cell>
          <table:table-cell office:value-type="float" office:value="40.010516" calcext:value-type="float">
            <text:p>40.010516</text:p>
          </table:table-cell>
          <table:table-cell office:value-type="float" office:value="-79.588869" calcext:value-type="float">
            <text:p>-79.588869</text:p>
          </table:table-cell>
          <table:table-cell office:value-type="float" office:value="290.1" calcext:value-type="float">
            <text:p>290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4:54Z</text:p>
          </table:table-cell>
          <table:table-cell office:value-type="float" office:value="40.01055" calcext:value-type="float">
            <text:p>40.01055</text:p>
          </table:table-cell>
          <table:table-cell office:value-type="float" office:value="-79.588854" calcext:value-type="float">
            <text:p>-79.588854</text:p>
          </table:table-cell>
          <table:table-cell office:value-type="float" office:value="290.1" calcext:value-type="float">
            <text:p>290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4:56Z</text:p>
          </table:table-cell>
          <table:table-cell office:value-type="float" office:value="40.010565" calcext:value-type="float">
            <text:p>40.010565</text:p>
          </table:table-cell>
          <table:table-cell office:value-type="float" office:value="-79.588821" calcext:value-type="float">
            <text:p>-79.588821</text:p>
          </table:table-cell>
          <table:table-cell office:value-type="float" office:value="290.1" calcext:value-type="float">
            <text:p>290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4:59Z</text:p>
          </table:table-cell>
          <table:table-cell office:value-type="float" office:value="40.010591" calcext:value-type="float">
            <text:p>40.010591</text:p>
          </table:table-cell>
          <table:table-cell office:value-type="float" office:value="-79.588784" calcext:value-type="float">
            <text:p>-79.588784</text:p>
          </table:table-cell>
          <table:table-cell office:value-type="float" office:value="290.1" calcext:value-type="float">
            <text:p>290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5:02Z</text:p>
          </table:table-cell>
          <table:table-cell office:value-type="float" office:value="40.01063" calcext:value-type="float">
            <text:p>40.01063</text:p>
          </table:table-cell>
          <table:table-cell office:value-type="float" office:value="-79.588778" calcext:value-type="float">
            <text:p>-79.588778</text:p>
          </table:table-cell>
          <table:table-cell office:value-type="float" office:value="290.2" calcext:value-type="float">
            <text:p>290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5:05Z</text:p>
          </table:table-cell>
          <table:table-cell office:value-type="float" office:value="40.010669" calcext:value-type="float">
            <text:p>40.010669</text:p>
          </table:table-cell>
          <table:table-cell office:value-type="float" office:value="-79.588779" calcext:value-type="float">
            <text:p>-79.588779</text:p>
          </table:table-cell>
          <table:table-cell office:value-type="float" office:value="290.2" calcext:value-type="float">
            <text:p>290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5:08Z</text:p>
          </table:table-cell>
          <table:table-cell office:value-type="float" office:value="40.010704" calcext:value-type="float">
            <text:p>40.010704</text:p>
          </table:table-cell>
          <table:table-cell office:value-type="float" office:value="-79.588786" calcext:value-type="float">
            <text:p>-79.588786</text:p>
          </table:table-cell>
          <table:table-cell office:value-type="float" office:value="290.2" calcext:value-type="float">
            <text:p>290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5:10Z</text:p>
          </table:table-cell>
          <table:table-cell office:value-type="float" office:value="40.010735" calcext:value-type="float">
            <text:p>40.010735</text:p>
          </table:table-cell>
          <table:table-cell office:value-type="float" office:value="-79.588791" calcext:value-type="float">
            <text:p>-79.588791</text:p>
          </table:table-cell>
          <table:table-cell office:value-type="float" office:value="290.2" calcext:value-type="float">
            <text:p>290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5:12Z</text:p>
          </table:table-cell>
          <table:table-cell office:value-type="float" office:value="40.010764" calcext:value-type="float">
            <text:p>40.010764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90.2" calcext:value-type="float">
            <text:p>290.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5:14Z</text:p>
          </table:table-cell>
          <table:table-cell office:value-type="float" office:value="40.010791" calcext:value-type="float">
            <text:p>40.010791</text:p>
          </table:table-cell>
          <table:table-cell office:value-type="float" office:value="-79.588788" calcext:value-type="float">
            <text:p>-79.588788</text:p>
          </table:table-cell>
          <table:table-cell office:value-type="float" office:value="290.2" calcext:value-type="float">
            <text:p>290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5:17Z</text:p>
          </table:table-cell>
          <table:table-cell office:value-type="float" office:value="40.010825" calcext:value-type="float">
            <text:p>40.010825</text:p>
          </table:table-cell>
          <table:table-cell office:value-type="float" office:value="-79.588788" calcext:value-type="float">
            <text:p>-79.588788</text:p>
          </table:table-cell>
          <table:table-cell office:value-type="float" office:value="290.2" calcext:value-type="float">
            <text:p>290.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5:20Z</text:p>
          </table:table-cell>
          <table:table-cell office:value-type="float" office:value="40.010866" calcext:value-type="float">
            <text:p>40.010866</text:p>
          </table:table-cell>
          <table:table-cell office:value-type="float" office:value="-79.588786" calcext:value-type="float">
            <text:p>-79.588786</text:p>
          </table:table-cell>
          <table:table-cell office:value-type="float" office:value="290.3" calcext:value-type="float">
            <text:p>290.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5:22Z</text:p>
          </table:table-cell>
          <table:table-cell office:value-type="float" office:value="40.010893" calcext:value-type="float">
            <text:p>40.010893</text:p>
          </table:table-cell>
          <table:table-cell office:value-type="float" office:value="-79.588789" calcext:value-type="float">
            <text:p>-79.588789</text:p>
          </table:table-cell>
          <table:table-cell office:value-type="float" office:value="290.3" calcext:value-type="float">
            <text:p>290.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5:25Z</text:p>
          </table:table-cell>
          <table:table-cell office:value-type="float" office:value="40.010924" calcext:value-type="float">
            <text:p>40.010924</text:p>
          </table:table-cell>
          <table:table-cell office:value-type="float" office:value="-79.588786" calcext:value-type="float">
            <text:p>-79.588786</text:p>
          </table:table-cell>
          <table:table-cell office:value-type="float" office:value="290.3" calcext:value-type="float">
            <text:p>290.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5:28Z</text:p>
          </table:table-cell>
          <table:table-cell office:value-type="float" office:value="40.010961" calcext:value-type="float">
            <text:p>40.010961</text:p>
          </table:table-cell>
          <table:table-cell office:value-type="float" office:value="-79.588788" calcext:value-type="float">
            <text:p>-79.588788</text:p>
          </table:table-cell>
          <table:table-cell office:value-type="float" office:value="290.4" calcext:value-type="float">
            <text:p>290.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5:30Z</text:p>
          </table:table-cell>
          <table:table-cell office:value-type="float" office:value="40.010991" calcext:value-type="float">
            <text:p>40.010991</text:p>
          </table:table-cell>
          <table:table-cell office:value-type="float" office:value="-79.588793" calcext:value-type="float">
            <text:p>-79.588793</text:p>
          </table:table-cell>
          <table:table-cell office:value-type="float" office:value="290.4" calcext:value-type="float">
            <text:p>290.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5:32Z</text:p>
          </table:table-cell>
          <table:table-cell office:value-type="float" office:value="40.011019" calcext:value-type="float">
            <text:p>40.011019</text:p>
          </table:table-cell>
          <table:table-cell office:value-type="float" office:value="-79.588803" calcext:value-type="float">
            <text:p>-79.588803</text:p>
          </table:table-cell>
          <table:table-cell office:value-type="float" office:value="290.5" calcext:value-type="float">
            <text:p>290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5:34Z</text:p>
          </table:table-cell>
          <table:table-cell office:value-type="float" office:value="40.011046" calcext:value-type="float">
            <text:p>40.011046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90.6" calcext:value-type="float">
            <text:p>290.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5:36Z</text:p>
          </table:table-cell>
          <table:table-cell office:value-type="float" office:value="40.011075" calcext:value-type="float">
            <text:p>40.011075</text:p>
          </table:table-cell>
          <table:table-cell office:value-type="float" office:value="-79.588802" calcext:value-type="float">
            <text:p>-79.588802</text:p>
          </table:table-cell>
          <table:table-cell office:value-type="float" office:value="290.7" calcext:value-type="float">
            <text:p>290.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5:38Z</text:p>
          </table:table-cell>
          <table:table-cell office:value-type="float" office:value="40.011102" calcext:value-type="float">
            <text:p>40.011102</text:p>
          </table:table-cell>
          <table:table-cell office:value-type="float" office:value="-79.588794" calcext:value-type="float">
            <text:p>-79.588794</text:p>
          </table:table-cell>
          <table:table-cell office:value-type="float" office:value="290.8" calcext:value-type="float">
            <text:p>290.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5:41Z</text:p>
          </table:table-cell>
          <table:table-cell office:value-type="float" office:value="40.011141" calcext:value-type="float">
            <text:p>40.011141</text:p>
          </table:table-cell>
          <table:table-cell office:value-type="float" office:value="-79.588788" calcext:value-type="float">
            <text:p>-79.588788</text:p>
          </table:table-cell>
          <table:table-cell office:value-type="float" office:value="290.9" calcext:value-type="float">
            <text:p>290.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5:43Z</text:p>
          </table:table-cell>
          <table:table-cell office:value-type="float" office:value="40.011173" calcext:value-type="float">
            <text:p>40.011173</text:p>
          </table:table-cell>
          <table:table-cell office:value-type="float" office:value="-79.588784" calcext:value-type="float">
            <text:p>-79.588784</text:p>
          </table:table-cell>
          <table:table-cell office:value-type="float" office:value="291" calcext:value-type="float">
            <text:p>29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5:45Z</text:p>
          </table:table-cell>
          <table:table-cell office:value-type="float" office:value="40.011207" calcext:value-type="float">
            <text:p>40.011207</text:p>
          </table:table-cell>
          <table:table-cell office:value-type="float" office:value="-79.588781" calcext:value-type="float">
            <text:p>-79.588781</text:p>
          </table:table-cell>
          <table:table-cell office:value-type="float" office:value="291" calcext:value-type="float">
            <text:p>29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5:47Z</text:p>
          </table:table-cell>
          <table:table-cell office:value-type="float" office:value="40.011237" calcext:value-type="float">
            <text:p>40.011237</text:p>
          </table:table-cell>
          <table:table-cell office:value-type="float" office:value="-79.588778" calcext:value-type="float">
            <text:p>-79.588778</text:p>
          </table:table-cell>
          <table:table-cell office:value-type="float" office:value="291.1" calcext:value-type="float">
            <text:p>291.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5:49Z</text:p>
          </table:table-cell>
          <table:table-cell office:value-type="float" office:value="40.011266" calcext:value-type="float">
            <text:p>40.011266</text:p>
          </table:table-cell>
          <table:table-cell office:value-type="float" office:value="-79.588781" calcext:value-type="float">
            <text:p>-79.588781</text:p>
          </table:table-cell>
          <table:table-cell office:value-type="float" office:value="291.1" calcext:value-type="float">
            <text:p>291.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5:51Z</text:p>
          </table:table-cell>
          <table:table-cell office:value-type="float" office:value="40.011295" calcext:value-type="float">
            <text:p>40.011295</text:p>
          </table:table-cell>
          <table:table-cell office:value-type="float" office:value="-79.588789" calcext:value-type="float">
            <text:p>-79.588789</text:p>
          </table:table-cell>
          <table:table-cell office:value-type="float" office:value="291.2" calcext:value-type="float">
            <text:p>291.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5:54Z</text:p>
          </table:table-cell>
          <table:table-cell office:value-type="float" office:value="40.011333" calcext:value-type="float">
            <text:p>40.011333</text:p>
          </table:table-cell>
          <table:table-cell office:value-type="float" office:value="-79.588789" calcext:value-type="float">
            <text:p>-79.588789</text:p>
          </table:table-cell>
          <table:table-cell office:value-type="float" office:value="291.2" calcext:value-type="float">
            <text:p>291.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5:56Z</text:p>
          </table:table-cell>
          <table:table-cell office:value-type="float" office:value="40.011362" calcext:value-type="float">
            <text:p>40.011362</text:p>
          </table:table-cell>
          <table:table-cell office:value-type="float" office:value="-79.588786" calcext:value-type="float">
            <text:p>-79.588786</text:p>
          </table:table-cell>
          <table:table-cell office:value-type="float" office:value="291.2" calcext:value-type="float">
            <text:p>291.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5:58Z</text:p>
          </table:table-cell>
          <table:table-cell office:value-type="float" office:value="40.011389" calcext:value-type="float">
            <text:p>40.011389</text:p>
          </table:table-cell>
          <table:table-cell office:value-type="float" office:value="-79.588784" calcext:value-type="float">
            <text:p>-79.588784</text:p>
          </table:table-cell>
          <table:table-cell office:value-type="float" office:value="291.3" calcext:value-type="float">
            <text:p>291.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6:01Z</text:p>
          </table:table-cell>
          <table:table-cell office:value-type="float" office:value="40.011427" calcext:value-type="float">
            <text:p>40.011427</text:p>
          </table:table-cell>
          <table:table-cell office:value-type="float" office:value="-79.588779" calcext:value-type="float">
            <text:p>-79.588779</text:p>
          </table:table-cell>
          <table:table-cell office:value-type="float" office:value="291.3" calcext:value-type="float">
            <text:p>291.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6:04Z</text:p>
          </table:table-cell>
          <table:table-cell office:value-type="float" office:value="40.011464" calcext:value-type="float">
            <text:p>40.011464</text:p>
          </table:table-cell>
          <table:table-cell office:value-type="float" office:value="-79.588777" calcext:value-type="float">
            <text:p>-79.588777</text:p>
          </table:table-cell>
          <table:table-cell office:value-type="float" office:value="291.4" calcext:value-type="float">
            <text:p>291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6:06Z</text:p>
          </table:table-cell>
          <table:table-cell office:value-type="float" office:value="40.011493" calcext:value-type="float">
            <text:p>40.011493</text:p>
          </table:table-cell>
          <table:table-cell office:value-type="float" office:value="-79.588776" calcext:value-type="float">
            <text:p>-79.588776</text:p>
          </table:table-cell>
          <table:table-cell office:value-type="float" office:value="291.4" calcext:value-type="float">
            <text:p>291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6:08Z</text:p>
          </table:table-cell>
          <table:table-cell office:value-type="float" office:value="40.011522" calcext:value-type="float">
            <text:p>40.011522</text:p>
          </table:table-cell>
          <table:table-cell office:value-type="float" office:value="-79.588779" calcext:value-type="float">
            <text:p>-79.588779</text:p>
          </table:table-cell>
          <table:table-cell office:value-type="float" office:value="291.4" calcext:value-type="float">
            <text:p>291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6:11Z</text:p>
          </table:table-cell>
          <table:table-cell office:value-type="float" office:value="40.011559" calcext:value-type="float">
            <text:p>40.011559</text:p>
          </table:table-cell>
          <table:table-cell office:value-type="float" office:value="-79.588781" calcext:value-type="float">
            <text:p>-79.588781</text:p>
          </table:table-cell>
          <table:table-cell office:value-type="float" office:value="291.5" calcext:value-type="float">
            <text:p>291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6:13Z</text:p>
          </table:table-cell>
          <table:table-cell office:value-type="float" office:value="40.011587" calcext:value-type="float">
            <text:p>40.011587</text:p>
          </table:table-cell>
          <table:table-cell office:value-type="float" office:value="-79.588786" calcext:value-type="float">
            <text:p>-79.588786</text:p>
          </table:table-cell>
          <table:table-cell office:value-type="float" office:value="291.5" calcext:value-type="float">
            <text:p>291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6:15Z</text:p>
          </table:table-cell>
          <table:table-cell office:value-type="float" office:value="40.011615" calcext:value-type="float">
            <text:p>40.011615</text:p>
          </table:table-cell>
          <table:table-cell office:value-type="float" office:value="-79.588793" calcext:value-type="float">
            <text:p>-79.588793</text:p>
          </table:table-cell>
          <table:table-cell office:value-type="float" office:value="291.5" calcext:value-type="float">
            <text:p>291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6:18Z</text:p>
          </table:table-cell>
          <table:table-cell office:value-type="float" office:value="40.011655" calcext:value-type="float">
            <text:p>40.011655</text:p>
          </table:table-cell>
          <table:table-cell office:value-type="float" office:value="-79.588789" calcext:value-type="float">
            <text:p>-79.588789</text:p>
          </table:table-cell>
          <table:table-cell office:value-type="float" office:value="291.6" calcext:value-type="float">
            <text:p>291.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6:21Z</text:p>
          </table:table-cell>
          <table:table-cell office:value-type="float" office:value="40.011691" calcext:value-type="float">
            <text:p>40.011691</text:p>
          </table:table-cell>
          <table:table-cell office:value-type="float" office:value="-79.588785" calcext:value-type="float">
            <text:p>-79.588785</text:p>
          </table:table-cell>
          <table:table-cell office:value-type="float" office:value="291.6" calcext:value-type="float">
            <text:p>291.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6:24Z</text:p>
          </table:table-cell>
          <table:table-cell office:value-type="float" office:value="40.011729" calcext:value-type="float">
            <text:p>40.011729</text:p>
          </table:table-cell>
          <table:table-cell office:value-type="float" office:value="-79.588785" calcext:value-type="float">
            <text:p>-79.588785</text:p>
          </table:table-cell>
          <table:table-cell office:value-type="float" office:value="291.7" calcext:value-type="float">
            <text:p>291.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6:27Z</text:p>
          </table:table-cell>
          <table:table-cell office:value-type="float" office:value="40.011767" calcext:value-type="float">
            <text:p>40.011767</text:p>
          </table:table-cell>
          <table:table-cell office:value-type="float" office:value="-79.588784" calcext:value-type="float">
            <text:p>-79.588784</text:p>
          </table:table-cell>
          <table:table-cell office:value-type="float" office:value="291.7" calcext:value-type="float">
            <text:p>291.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6:30Z</text:p>
          </table:table-cell>
          <table:table-cell office:value-type="float" office:value="40.011804" calcext:value-type="float">
            <text:p>40.011804</text:p>
          </table:table-cell>
          <table:table-cell office:value-type="float" office:value="-79.588793" calcext:value-type="float">
            <text:p>-79.588793</text:p>
          </table:table-cell>
          <table:table-cell office:value-type="float" office:value="291.7" calcext:value-type="float">
            <text:p>291.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6:33Z</text:p>
          </table:table-cell>
          <table:table-cell office:value-type="float" office:value="40.011843" calcext:value-type="float">
            <text:p>40.011843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91.8" calcext:value-type="float">
            <text:p>291.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6:36Z</text:p>
          </table:table-cell>
          <table:table-cell office:value-type="float" office:value="40.01188" calcext:value-type="float">
            <text:p>40.01188</text:p>
          </table:table-cell>
          <table:table-cell office:value-type="float" office:value="-79.588781" calcext:value-type="float">
            <text:p>-79.588781</text:p>
          </table:table-cell>
          <table:table-cell office:value-type="float" office:value="291.8" calcext:value-type="float">
            <text:p>291.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6:38Z</text:p>
          </table:table-cell>
          <table:table-cell office:value-type="float" office:value="40.011912" calcext:value-type="float">
            <text:p>40.011912</text:p>
          </table:table-cell>
          <table:table-cell office:value-type="float" office:value="-79.588778" calcext:value-type="float">
            <text:p>-79.588778</text:p>
          </table:table-cell>
          <table:table-cell office:value-type="float" office:value="291.8" calcext:value-type="float">
            <text:p>291.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6:40Z</text:p>
          </table:table-cell>
          <table:table-cell office:value-type="float" office:value="40.011944" calcext:value-type="float">
            <text:p>40.011944</text:p>
          </table:table-cell>
          <table:table-cell office:value-type="float" office:value="-79.58878" calcext:value-type="float">
            <text:p>-79.58878</text:p>
          </table:table-cell>
          <table:table-cell office:value-type="float" office:value="291.9" calcext:value-type="float">
            <text:p>291.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6:42Z</text:p>
          </table:table-cell>
          <table:table-cell office:value-type="float" office:value="40.011973" calcext:value-type="float">
            <text:p>40.011973</text:p>
          </table:table-cell>
          <table:table-cell office:value-type="float" office:value="-79.588783" calcext:value-type="float">
            <text:p>-79.588783</text:p>
          </table:table-cell>
          <table:table-cell office:value-type="float" office:value="291.9" calcext:value-type="float">
            <text:p>291.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6:44Z</text:p>
          </table:table-cell>
          <table:table-cell office:value-type="float" office:value="40.012001" calcext:value-type="float">
            <text:p>40.012001</text:p>
          </table:table-cell>
          <table:table-cell office:value-type="float" office:value="-79.588786" calcext:value-type="float">
            <text:p>-79.588786</text:p>
          </table:table-cell>
          <table:table-cell office:value-type="float" office:value="291.9" calcext:value-type="float">
            <text:p>291.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6:48Z</text:p>
          </table:table-cell>
          <table:table-cell office:value-type="float" office:value="40.012036" calcext:value-type="float">
            <text:p>40.012036</text:p>
          </table:table-cell>
          <table:table-cell office:value-type="float" office:value="-79.588799" calcext:value-type="float">
            <text:p>-79.588799</text:p>
          </table:table-cell>
          <table:table-cell office:value-type="float" office:value="292" calcext:value-type="float">
            <text:p>29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6:50Z</text:p>
          </table:table-cell>
          <table:table-cell office:value-type="float" office:value="40.012063" calcext:value-type="float">
            <text:p>40.012063</text:p>
          </table:table-cell>
          <table:table-cell office:value-type="float" office:value="-79.588798" calcext:value-type="float">
            <text:p>-79.588798</text:p>
          </table:table-cell>
          <table:table-cell office:value-type="float" office:value="292" calcext:value-type="float">
            <text:p>29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0:26:53Z</text:p>
          </table:table-cell>
          <table:table-cell office:value-type="float" office:value="40.0121" calcext:value-type="float">
            <text:p>40.0121</text:p>
          </table:table-cell>
          <table:table-cell office:value-type="float" office:value="-79.588792" calcext:value-type="float">
            <text:p>-79.588792</text:p>
          </table:table-cell>
          <table:table-cell office:value-type="float" office:value="292.1" calcext:value-type="float">
            <text:p>292.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0:26:56Z</text:p>
          </table:table-cell>
          <table:table-cell office:value-type="float" office:value="40.012139" calcext:value-type="float">
            <text:p>40.012139</text:p>
          </table:table-cell>
          <table:table-cell office:value-type="float" office:value="-79.588789" calcext:value-type="float">
            <text:p>-79.588789</text:p>
          </table:table-cell>
          <table:table-cell office:value-type="float" office:value="292.1" calcext:value-type="float">
            <text:p>292.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0:26:59Z</text:p>
          </table:table-cell>
          <table:table-cell office:value-type="float" office:value="40.012177" calcext:value-type="float">
            <text:p>40.012177</text:p>
          </table:table-cell>
          <table:table-cell office:value-type="float" office:value="-79.588787" calcext:value-type="float">
            <text:p>-79.588787</text:p>
          </table:table-cell>
          <table:table-cell office:value-type="float" office:value="292.1" calcext:value-type="float">
            <text:p>292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27:01Z</text:p>
          </table:table-cell>
          <table:table-cell office:value-type="float" office:value="40.012207" calcext:value-type="float">
            <text:p>40.012207</text:p>
          </table:table-cell>
          <table:table-cell office:value-type="float" office:value="-79.588789" calcext:value-type="float">
            <text:p>-79.588789</text:p>
          </table:table-cell>
          <table:table-cell office:value-type="float" office:value="292.1" calcext:value-type="float">
            <text:p>292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27:03Z</text:p>
          </table:table-cell>
          <table:table-cell office:value-type="float" office:value="40.012234" calcext:value-type="float">
            <text:p>40.012234</text:p>
          </table:table-cell>
          <table:table-cell office:value-type="float" office:value="-79.588787" calcext:value-type="float">
            <text:p>-79.588787</text:p>
          </table:table-cell>
          <table:table-cell office:value-type="float" office:value="292" calcext:value-type="float">
            <text:p>29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27:06Z</text:p>
          </table:table-cell>
          <table:table-cell office:value-type="float" office:value="40.012268" calcext:value-type="float">
            <text:p>40.012268</text:p>
          </table:table-cell>
          <table:table-cell office:value-type="float" office:value="-79.588787" calcext:value-type="float">
            <text:p>-79.588787</text:p>
          </table:table-cell>
          <table:table-cell office:value-type="float" office:value="292" calcext:value-type="float">
            <text:p>29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0:27:09Z</text:p>
          </table:table-cell>
          <table:table-cell office:value-type="float" office:value="40.012304" calcext:value-type="float">
            <text:p>40.012304</text:p>
          </table:table-cell>
          <table:table-cell office:value-type="float" office:value="-79.588786" calcext:value-type="float">
            <text:p>-79.588786</text:p>
          </table:table-cell>
          <table:table-cell office:value-type="float" office:value="292" calcext:value-type="float">
            <text:p>29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0:27:11Z</text:p>
          </table:table-cell>
          <table:table-cell office:value-type="float" office:value="40.012333" calcext:value-type="float">
            <text:p>40.012333</text:p>
          </table:table-cell>
          <table:table-cell office:value-type="float" office:value="-79.588784" calcext:value-type="float">
            <text:p>-79.588784</text:p>
          </table:table-cell>
          <table:table-cell office:value-type="float" office:value="292" calcext:value-type="float">
            <text:p>29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0:27:13Z</text:p>
          </table:table-cell>
          <table:table-cell office:value-type="float" office:value="40.012361" calcext:value-type="float">
            <text:p>40.012361</text:p>
          </table:table-cell>
          <table:table-cell office:value-type="float" office:value="-79.58878" calcext:value-type="float">
            <text:p>-79.58878</text:p>
          </table:table-cell>
          <table:table-cell office:value-type="float" office:value="292" calcext:value-type="float">
            <text:p>2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7:15Z</text:p>
          </table:table-cell>
          <table:table-cell office:value-type="float" office:value="40.012389" calcext:value-type="float">
            <text:p>40.012389</text:p>
          </table:table-cell>
          <table:table-cell office:value-type="float" office:value="-79.588785" calcext:value-type="float">
            <text:p>-79.588785</text:p>
          </table:table-cell>
          <table:table-cell office:value-type="float" office:value="292" calcext:value-type="float">
            <text:p>2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7:17Z</text:p>
          </table:table-cell>
          <table:table-cell office:value-type="float" office:value="40.012417" calcext:value-type="float">
            <text:p>40.012417</text:p>
          </table:table-cell>
          <table:table-cell office:value-type="float" office:value="-79.588784" calcext:value-type="float">
            <text:p>-79.588784</text:p>
          </table:table-cell>
          <table:table-cell office:value-type="float" office:value="292" calcext:value-type="float">
            <text:p>2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7:19Z</text:p>
          </table:table-cell>
          <table:table-cell office:value-type="float" office:value="40.012444" calcext:value-type="float">
            <text:p>40.012444</text:p>
          </table:table-cell>
          <table:table-cell office:value-type="float" office:value="-79.588783" calcext:value-type="float">
            <text:p>-79.588783</text:p>
          </table:table-cell>
          <table:table-cell office:value-type="float" office:value="292.1" calcext:value-type="float">
            <text:p>292.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7:22Z</text:p>
          </table:table-cell>
          <table:table-cell office:value-type="float" office:value="40.012479" calcext:value-type="float">
            <text:p>40.012479</text:p>
          </table:table-cell>
          <table:table-cell office:value-type="float" office:value="-79.588805" calcext:value-type="float">
            <text:p>-79.588805</text:p>
          </table:table-cell>
          <table:table-cell office:value-type="float" office:value="292.1" calcext:value-type="float">
            <text:p>292.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7:25Z</text:p>
          </table:table-cell>
          <table:table-cell office:value-type="float" office:value="40.012513" calcext:value-type="float">
            <text:p>40.012513</text:p>
          </table:table-cell>
          <table:table-cell office:value-type="float" office:value="-79.588824" calcext:value-type="float">
            <text:p>-79.588824</text:p>
          </table:table-cell>
          <table:table-cell office:value-type="float" office:value="292" calcext:value-type="float">
            <text:p>29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7:28Z</text:p>
          </table:table-cell>
          <table:table-cell office:value-type="float" office:value="40.012546" calcext:value-type="float">
            <text:p>40.012546</text:p>
          </table:table-cell>
          <table:table-cell office:value-type="float" office:value="-79.588835" calcext:value-type="float">
            <text:p>-79.588835</text:p>
          </table:table-cell>
          <table:table-cell office:value-type="float" office:value="292" calcext:value-type="float">
            <text:p>29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7:31Z</text:p>
          </table:table-cell>
          <table:table-cell office:value-type="float" office:value="40.012585" calcext:value-type="float">
            <text:p>40.012585</text:p>
          </table:table-cell>
          <table:table-cell office:value-type="float" office:value="-79.588819" calcext:value-type="float">
            <text:p>-79.588819</text:p>
          </table:table-cell>
          <table:table-cell office:value-type="float" office:value="292" calcext:value-type="float">
            <text:p>29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7:33Z</text:p>
          </table:table-cell>
          <table:table-cell office:value-type="float" office:value="40.012613" calcext:value-type="float">
            <text:p>40.012613</text:p>
          </table:table-cell>
          <table:table-cell office:value-type="float" office:value="-79.588811" calcext:value-type="float">
            <text:p>-79.588811</text:p>
          </table:table-cell>
          <table:table-cell office:value-type="float" office:value="292" calcext:value-type="float">
            <text:p>29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7:36Z</text:p>
          </table:table-cell>
          <table:table-cell office:value-type="float" office:value="40.012646" calcext:value-type="float">
            <text:p>40.012646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2" calcext:value-type="float">
            <text:p>29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7:39Z</text:p>
          </table:table-cell>
          <table:table-cell office:value-type="float" office:value="40.012682" calcext:value-type="float">
            <text:p>40.012682</text:p>
          </table:table-cell>
          <table:table-cell office:value-type="float" office:value="-79.588802" calcext:value-type="float">
            <text:p>-79.588802</text:p>
          </table:table-cell>
          <table:table-cell office:value-type="float" office:value="292.1" calcext:value-type="float">
            <text:p>292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7:41Z</text:p>
          </table:table-cell>
          <table:table-cell office:value-type="float" office:value="40.012713" calcext:value-type="float">
            <text:p>40.012713</text:p>
          </table:table-cell>
          <table:table-cell office:value-type="float" office:value="-79.588794" calcext:value-type="float">
            <text:p>-79.588794</text:p>
          </table:table-cell>
          <table:table-cell office:value-type="float" office:value="292.2" calcext:value-type="float">
            <text:p>292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7:43Z</text:p>
          </table:table-cell>
          <table:table-cell office:value-type="float" office:value="40.012743" calcext:value-type="float">
            <text:p>40.012743</text:p>
          </table:table-cell>
          <table:table-cell office:value-type="float" office:value="-79.588788" calcext:value-type="float">
            <text:p>-79.588788</text:p>
          </table:table-cell>
          <table:table-cell office:value-type="float" office:value="292.2" calcext:value-type="float">
            <text:p>292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7:45Z</text:p>
          </table:table-cell>
          <table:table-cell office:value-type="float" office:value="40.01277" calcext:value-type="float">
            <text:p>40.01277</text:p>
          </table:table-cell>
          <table:table-cell office:value-type="float" office:value="-79.588785" calcext:value-type="float">
            <text:p>-79.588785</text:p>
          </table:table-cell>
          <table:table-cell office:value-type="float" office:value="292.3" calcext:value-type="float">
            <text:p>292.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0:27:48Z</text:p>
          </table:table-cell>
          <table:table-cell office:value-type="float" office:value="40.012806" calcext:value-type="float">
            <text:p>40.012806</text:p>
          </table:table-cell>
          <table:table-cell office:value-type="float" office:value="-79.588788" calcext:value-type="float">
            <text:p>-79.588788</text:p>
          </table:table-cell>
          <table:table-cell office:value-type="float" office:value="292.4" calcext:value-type="float">
            <text:p>29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0:27:51Z</text:p>
          </table:table-cell>
          <table:table-cell office:value-type="float" office:value="40.012835" calcext:value-type="float">
            <text:p>40.012835</text:p>
          </table:table-cell>
          <table:table-cell office:value-type="float" office:value="-79.588789" calcext:value-type="float">
            <text:p>-79.588789</text:p>
          </table:table-cell>
          <table:table-cell office:value-type="float" office:value="292.4" calcext:value-type="float">
            <text:p>29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0:27:53Z</text:p>
          </table:table-cell>
          <table:table-cell office:value-type="float" office:value="40.012862" calcext:value-type="float">
            <text:p>40.012862</text:p>
          </table:table-cell>
          <table:table-cell office:value-type="float" office:value="-79.588787" calcext:value-type="float">
            <text:p>-79.588787</text:p>
          </table:table-cell>
          <table:table-cell office:value-type="float" office:value="292.5" calcext:value-type="float">
            <text:p>292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0:27:55Z</text:p>
          </table:table-cell>
          <table:table-cell office:value-type="float" office:value="40.012891" calcext:value-type="float">
            <text:p>40.012891</text:p>
          </table:table-cell>
          <table:table-cell office:value-type="float" office:value="-79.588784" calcext:value-type="float">
            <text:p>-79.588784</text:p>
          </table:table-cell>
          <table:table-cell office:value-type="float" office:value="292.6" calcext:value-type="float">
            <text:p>292.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0:27:58Z</text:p>
          </table:table-cell>
          <table:table-cell office:value-type="float" office:value="40.012929" calcext:value-type="float">
            <text:p>40.012929</text:p>
          </table:table-cell>
          <table:table-cell office:value-type="float" office:value="-79.588778" calcext:value-type="float">
            <text:p>-79.588778</text:p>
          </table:table-cell>
          <table:table-cell office:value-type="float" office:value="292.6" calcext:value-type="float">
            <text:p>292.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8:00Z</text:p>
          </table:table-cell>
          <table:table-cell office:value-type="float" office:value="40.012959" calcext:value-type="float">
            <text:p>40.012959</text:p>
          </table:table-cell>
          <table:table-cell office:value-type="float" office:value="-79.588773" calcext:value-type="float">
            <text:p>-79.588773</text:p>
          </table:table-cell>
          <table:table-cell office:value-type="float" office:value="292.7" calcext:value-type="float">
            <text:p>292.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8:02Z</text:p>
          </table:table-cell>
          <table:table-cell office:value-type="float" office:value="40.012986" calcext:value-type="float">
            <text:p>40.012986</text:p>
          </table:table-cell>
          <table:table-cell office:value-type="float" office:value="-79.588772" calcext:value-type="float">
            <text:p>-79.588772</text:p>
          </table:table-cell>
          <table:table-cell office:value-type="float" office:value="292.8" calcext:value-type="float">
            <text:p>292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8:05Z</text:p>
          </table:table-cell>
          <table:table-cell office:value-type="float" office:value="40.013018" calcext:value-type="float">
            <text:p>40.013018</text:p>
          </table:table-cell>
          <table:table-cell office:value-type="float" office:value="-79.588767" calcext:value-type="float">
            <text:p>-79.588767</text:p>
          </table:table-cell>
          <table:table-cell office:value-type="float" office:value="292.8" calcext:value-type="float">
            <text:p>292.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8:08Z</text:p>
          </table:table-cell>
          <table:table-cell office:value-type="float" office:value="40.013053" calcext:value-type="float">
            <text:p>40.013053</text:p>
          </table:table-cell>
          <table:table-cell office:value-type="float" office:value="-79.588765" calcext:value-type="float">
            <text:p>-79.588765</text:p>
          </table:table-cell>
          <table:table-cell office:value-type="float" office:value="292.9" calcext:value-type="float">
            <text:p>292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8:11Z</text:p>
          </table:table-cell>
          <table:table-cell office:value-type="float" office:value="40.01309" calcext:value-type="float">
            <text:p>40.01309</text:p>
          </table:table-cell>
          <table:table-cell office:value-type="float" office:value="-79.588767" calcext:value-type="float">
            <text:p>-79.588767</text:p>
          </table:table-cell>
          <table:table-cell office:value-type="float" office:value="293" calcext:value-type="float">
            <text:p>29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8:14Z</text:p>
          </table:table-cell>
          <table:table-cell office:value-type="float" office:value="40.013122" calcext:value-type="float">
            <text:p>40.013122</text:p>
          </table:table-cell>
          <table:table-cell office:value-type="float" office:value="-79.588771" calcext:value-type="float">
            <text:p>-79.588771</text:p>
          </table:table-cell>
          <table:table-cell office:value-type="float" office:value="293" calcext:value-type="float">
            <text:p>29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8:16Z</text:p>
          </table:table-cell>
          <table:table-cell office:value-type="float" office:value="40.013149" calcext:value-type="float">
            <text:p>40.013149</text:p>
          </table:table-cell>
          <table:table-cell office:value-type="float" office:value="-79.588779" calcext:value-type="float">
            <text:p>-79.588779</text:p>
          </table:table-cell>
          <table:table-cell office:value-type="float" office:value="293" calcext:value-type="float">
            <text:p>29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8:18Z</text:p>
          </table:table-cell>
          <table:table-cell office:value-type="float" office:value="40.013174" calcext:value-type="float">
            <text:p>40.013174</text:p>
          </table:table-cell>
          <table:table-cell office:value-type="float" office:value="-79.588793" calcext:value-type="float">
            <text:p>-79.588793</text:p>
          </table:table-cell>
          <table:table-cell office:value-type="float" office:value="293" calcext:value-type="float">
            <text:p>29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8:21Z</text:p>
          </table:table-cell>
          <table:table-cell office:value-type="float" office:value="40.013209" calcext:value-type="float">
            <text:p>40.013209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93" calcext:value-type="float">
            <text:p>29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28:24Z</text:p>
          </table:table-cell>
          <table:table-cell office:value-type="float" office:value="40.013246" calcext:value-type="float">
            <text:p>40.013246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3" calcext:value-type="float">
            <text:p>29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28:26Z</text:p>
          </table:table-cell>
          <table:table-cell office:value-type="float" office:value="40.013273" calcext:value-type="float">
            <text:p>40.013273</text:p>
          </table:table-cell>
          <table:table-cell office:value-type="float" office:value="-79.588815" calcext:value-type="float">
            <text:p>-79.588815</text:p>
          </table:table-cell>
          <table:table-cell office:value-type="float" office:value="293" calcext:value-type="float">
            <text:p>29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8:28Z</text:p>
          </table:table-cell>
          <table:table-cell office:value-type="float" office:value="40.013301" calcext:value-type="float">
            <text:p>40.013301</text:p>
          </table:table-cell>
          <table:table-cell office:value-type="float" office:value="-79.588826" calcext:value-type="float">
            <text:p>-79.588826</text:p>
          </table:table-cell>
          <table:table-cell office:value-type="float" office:value="293" calcext:value-type="float">
            <text:p>29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8:30Z</text:p>
          </table:table-cell>
          <table:table-cell office:value-type="float" office:value="40.013333" calcext:value-type="float">
            <text:p>40.013333</text:p>
          </table:table-cell>
          <table:table-cell office:value-type="float" office:value="-79.588835" calcext:value-type="float">
            <text:p>-79.588835</text:p>
          </table:table-cell>
          <table:table-cell office:value-type="float" office:value="293" calcext:value-type="float">
            <text:p>29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8:32Z</text:p>
          </table:table-cell>
          <table:table-cell office:value-type="float" office:value="40.013365" calcext:value-type="float">
            <text:p>40.013365</text:p>
          </table:table-cell>
          <table:table-cell office:value-type="float" office:value="-79.588836" calcext:value-type="float">
            <text:p>-79.588836</text:p>
          </table:table-cell>
          <table:table-cell office:value-type="float" office:value="293" calcext:value-type="float">
            <text:p>29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8:34Z</text:p>
          </table:table-cell>
          <table:table-cell office:value-type="float" office:value="40.013393" calcext:value-type="float">
            <text:p>40.013393</text:p>
          </table:table-cell>
          <table:table-cell office:value-type="float" office:value="-79.588834" calcext:value-type="float">
            <text:p>-79.588834</text:p>
          </table:table-cell>
          <table:table-cell office:value-type="float" office:value="293" calcext:value-type="float">
            <text:p>29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8:37Z</text:p>
          </table:table-cell>
          <table:table-cell office:value-type="float" office:value="40.013433" calcext:value-type="float">
            <text:p>40.013433</text:p>
          </table:table-cell>
          <table:table-cell office:value-type="float" office:value="-79.588828" calcext:value-type="float">
            <text:p>-79.588828</text:p>
          </table:table-cell>
          <table:table-cell office:value-type="float" office:value="292.9" calcext:value-type="float">
            <text:p>292.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8:39Z</text:p>
          </table:table-cell>
          <table:table-cell office:value-type="float" office:value="40.013465" calcext:value-type="float">
            <text:p>40.013465</text:p>
          </table:table-cell>
          <table:table-cell office:value-type="float" office:value="-79.588821" calcext:value-type="float">
            <text:p>-79.588821</text:p>
          </table:table-cell>
          <table:table-cell office:value-type="float" office:value="292.8" calcext:value-type="float">
            <text:p>292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8:42Z</text:p>
          </table:table-cell>
          <table:table-cell office:value-type="float" office:value="40.013504" calcext:value-type="float">
            <text:p>40.013504</text:p>
          </table:table-cell>
          <table:table-cell office:value-type="float" office:value="-79.588814" calcext:value-type="float">
            <text:p>-79.588814</text:p>
          </table:table-cell>
          <table:table-cell office:value-type="float" office:value="292.7" calcext:value-type="float">
            <text:p>292.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8:44Z</text:p>
          </table:table-cell>
          <table:table-cell office:value-type="float" office:value="40.013535" calcext:value-type="float">
            <text:p>40.013535</text:p>
          </table:table-cell>
          <table:table-cell office:value-type="float" office:value="-79.588809" calcext:value-type="float">
            <text:p>-79.588809</text:p>
          </table:table-cell>
          <table:table-cell office:value-type="float" office:value="292.6" calcext:value-type="float">
            <text:p>292.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8:46Z</text:p>
          </table:table-cell>
          <table:table-cell office:value-type="float" office:value="40.013569" calcext:value-type="float">
            <text:p>40.013569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2.5" calcext:value-type="float">
            <text:p>292.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8:48Z</text:p>
          </table:table-cell>
          <table:table-cell office:value-type="float" office:value="40.0136" calcext:value-type="float">
            <text:p>40.0136</text:p>
          </table:table-cell>
          <table:table-cell office:value-type="float" office:value="-79.588809" calcext:value-type="float">
            <text:p>-79.588809</text:p>
          </table:table-cell>
          <table:table-cell office:value-type="float" office:value="292.4" calcext:value-type="float">
            <text:p>292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8:51Z</text:p>
          </table:table-cell>
          <table:table-cell office:value-type="float" office:value="40.013637" calcext:value-type="float">
            <text:p>40.013637</text:p>
          </table:table-cell>
          <table:table-cell office:value-type="float" office:value="-79.588804" calcext:value-type="float">
            <text:p>-79.588804</text:p>
          </table:table-cell>
          <table:table-cell office:value-type="float" office:value="292.3" calcext:value-type="float">
            <text:p>292.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8:54Z</text:p>
          </table:table-cell>
          <table:table-cell office:value-type="float" office:value="40.013662" calcext:value-type="float">
            <text:p>40.013662</text:p>
          </table:table-cell>
          <table:table-cell office:value-type="float" office:value="-79.588782" calcext:value-type="float">
            <text:p>-79.588782</text:p>
          </table:table-cell>
          <table:table-cell office:value-type="float" office:value="292.2" calcext:value-type="float">
            <text:p>292.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8:57Z</text:p>
          </table:table-cell>
          <table:table-cell office:value-type="float" office:value="40.013695" calcext:value-type="float">
            <text:p>40.013695</text:p>
          </table:table-cell>
          <table:table-cell office:value-type="float" office:value="-79.588786" calcext:value-type="float">
            <text:p>-79.588786</text:p>
          </table:table-cell>
          <table:table-cell office:value-type="float" office:value="292.1" calcext:value-type="float">
            <text:p>292.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9:00Z</text:p>
          </table:table-cell>
          <table:table-cell office:value-type="float" office:value="40.013728" calcext:value-type="float">
            <text:p>40.013728</text:p>
          </table:table-cell>
          <table:table-cell office:value-type="float" office:value="-79.588817" calcext:value-type="float">
            <text:p>-79.588817</text:p>
          </table:table-cell>
          <table:table-cell office:value-type="float" office:value="292" calcext:value-type="float">
            <text:p>29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9:02Z</text:p>
          </table:table-cell>
          <table:table-cell office:value-type="float" office:value="40.013754" calcext:value-type="float">
            <text:p>40.013754</text:p>
          </table:table-cell>
          <table:table-cell office:value-type="float" office:value="-79.588831" calcext:value-type="float">
            <text:p>-79.588831</text:p>
          </table:table-cell>
          <table:table-cell office:value-type="float" office:value="291.9" calcext:value-type="float">
            <text:p>291.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29:04Z</text:p>
          </table:table-cell>
          <table:table-cell office:value-type="float" office:value="40.013785" calcext:value-type="float">
            <text:p>40.013785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91.7" calcext:value-type="float">
            <text:p>291.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9T10:29:07Z</text:p>
          </table:table-cell>
          <table:table-cell office:value-type="float" office:value="40.013822" calcext:value-type="float">
            <text:p>40.013822</text:p>
          </table:table-cell>
          <table:table-cell office:value-type="float" office:value="-79.588823" calcext:value-type="float">
            <text:p>-79.588823</text:p>
          </table:table-cell>
          <table:table-cell office:value-type="float" office:value="291.4" calcext:value-type="float">
            <text:p>291.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9T10:29:10Z</text:p>
          </table:table-cell>
          <table:table-cell office:value-type="float" office:value="40.013856" calcext:value-type="float">
            <text:p>40.013856</text:p>
          </table:table-cell>
          <table:table-cell office:value-type="float" office:value="-79.588819" calcext:value-type="float">
            <text:p>-79.588819</text:p>
          </table:table-cell>
          <table:table-cell office:value-type="float" office:value="291.2" calcext:value-type="float">
            <text:p>291.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9T10:29:13Z</text:p>
          </table:table-cell>
          <table:table-cell office:value-type="float" office:value="40.013898" calcext:value-type="float">
            <text:p>40.013898</text:p>
          </table:table-cell>
          <table:table-cell office:value-type="float" office:value="-79.588824" calcext:value-type="float">
            <text:p>-79.588824</text:p>
          </table:table-cell>
          <table:table-cell office:value-type="float" office:value="290.9" calcext:value-type="float">
            <text:p>290.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9T10:29:16Z</text:p>
          </table:table-cell>
          <table:table-cell office:value-type="float" office:value="40.013933" calcext:value-type="float">
            <text:p>40.013933</text:p>
          </table:table-cell>
          <table:table-cell office:value-type="float" office:value="-79.588826" calcext:value-type="float">
            <text:p>-79.588826</text:p>
          </table:table-cell>
          <table:table-cell office:value-type="float" office:value="290.7" calcext:value-type="float">
            <text:p>290.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9T10:29:18Z</text:p>
          </table:table-cell>
          <table:table-cell office:value-type="float" office:value="40.013965" calcext:value-type="float">
            <text:p>40.013965</text:p>
          </table:table-cell>
          <table:table-cell office:value-type="float" office:value="-79.588822" calcext:value-type="float">
            <text:p>-79.588822</text:p>
          </table:table-cell>
          <table:table-cell office:value-type="float" office:value="290.4" calcext:value-type="float">
            <text:p>290.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8-07-29T10:29:21Z</text:p>
          </table:table-cell>
          <table:table-cell office:value-type="float" office:value="40.014003" calcext:value-type="float">
            <text:p>40.014003</text:p>
          </table:table-cell>
          <table:table-cell office:value-type="float" office:value="-79.588822" calcext:value-type="float">
            <text:p>-79.588822</text:p>
          </table:table-cell>
          <table:table-cell office:value-type="float" office:value="290.2" calcext:value-type="float">
            <text:p>290.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8-07-29T10:29:24Z</text:p>
          </table:table-cell>
          <table:table-cell office:value-type="float" office:value="40.014041" calcext:value-type="float">
            <text:p>40.014041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89.9" calcext:value-type="float">
            <text:p>289.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9:26Z</text:p>
          </table:table-cell>
          <table:table-cell office:value-type="float" office:value="40.01407" calcext:value-type="float">
            <text:p>40.01407</text:p>
          </table:table-cell>
          <table:table-cell office:value-type="float" office:value="-79.588825" calcext:value-type="float">
            <text:p>-79.588825</text:p>
          </table:table-cell>
          <table:table-cell office:value-type="float" office:value="289.6" calcext:value-type="float">
            <text:p>289.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9:28Z</text:p>
          </table:table-cell>
          <table:table-cell office:value-type="float" office:value="40.0141" calcext:value-type="float">
            <text:p>40.0141</text:p>
          </table:table-cell>
          <table:table-cell office:value-type="float" office:value="-79.588829" calcext:value-type="float">
            <text:p>-79.588829</text:p>
          </table:table-cell>
          <table:table-cell office:value-type="float" office:value="289.4" calcext:value-type="float">
            <text:p>289.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9:30Z</text:p>
          </table:table-cell>
          <table:table-cell office:value-type="float" office:value="40.014129" calcext:value-type="float">
            <text:p>40.014129</text:p>
          </table:table-cell>
          <table:table-cell office:value-type="float" office:value="-79.588828" calcext:value-type="float">
            <text:p>-79.588828</text:p>
          </table:table-cell>
          <table:table-cell office:value-type="float" office:value="289.2" calcext:value-type="float">
            <text:p>289.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9:32Z</text:p>
          </table:table-cell>
          <table:table-cell office:value-type="float" office:value="40.014157" calcext:value-type="float">
            <text:p>40.014157</text:p>
          </table:table-cell>
          <table:table-cell office:value-type="float" office:value="-79.588829" calcext:value-type="float">
            <text:p>-79.588829</text:p>
          </table:table-cell>
          <table:table-cell office:value-type="float" office:value="289" calcext:value-type="float">
            <text:p>28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9:35Z</text:p>
          </table:table-cell>
          <table:table-cell office:value-type="float" office:value="40.0142" calcext:value-type="float">
            <text:p>40.0142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88.6" calcext:value-type="float">
            <text:p>288.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8-07-29T10:29:37Z</text:p>
          </table:table-cell>
          <table:table-cell office:value-type="float" office:value="40.014227" calcext:value-type="float">
            <text:p>40.014227</text:p>
          </table:table-cell>
          <table:table-cell office:value-type="float" office:value="-79.588822" calcext:value-type="float">
            <text:p>-79.588822</text:p>
          </table:table-cell>
          <table:table-cell office:value-type="float" office:value="288.4" calcext:value-type="float">
            <text:p>288.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8-07-29T10:29:40Z</text:p>
          </table:table-cell>
          <table:table-cell office:value-type="float" office:value="40.014265" calcext:value-type="float">
            <text:p>40.014265</text:p>
          </table:table-cell>
          <table:table-cell office:value-type="float" office:value="-79.588814" calcext:value-type="float">
            <text:p>-79.588814</text:p>
          </table:table-cell>
          <table:table-cell office:value-type="float" office:value="288.1" calcext:value-type="float">
            <text:p>288.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9:43Z</text:p>
          </table:table-cell>
          <table:table-cell office:value-type="float" office:value="40.014304" calcext:value-type="float">
            <text:p>40.014304</text:p>
          </table:table-cell>
          <table:table-cell office:value-type="float" office:value="-79.588804" calcext:value-type="float">
            <text:p>-79.588804</text:p>
          </table:table-cell>
          <table:table-cell office:value-type="float" office:value="287.7" calcext:value-type="float">
            <text:p>287.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9:46Z</text:p>
          </table:table-cell>
          <table:table-cell office:value-type="float" office:value="40.014339" calcext:value-type="float">
            <text:p>40.014339</text:p>
          </table:table-cell>
          <table:table-cell office:value-type="float" office:value="-79.588821" calcext:value-type="float">
            <text:p>-79.588821</text:p>
          </table:table-cell>
          <table:table-cell office:value-type="float" office:value="287.4" calcext:value-type="float">
            <text:p>287.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9:48Z</text:p>
          </table:table-cell>
          <table:table-cell office:value-type="float" office:value="40.014366" calcext:value-type="float">
            <text:p>40.014366</text:p>
          </table:table-cell>
          <table:table-cell office:value-type="float" office:value="-79.588832" calcext:value-type="float">
            <text:p>-79.588832</text:p>
          </table:table-cell>
          <table:table-cell office:value-type="float" office:value="287.1" calcext:value-type="float">
            <text:p>287.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9:52Z</text:p>
          </table:table-cell>
          <table:table-cell office:value-type="float" office:value="40.014397" calcext:value-type="float">
            <text:p>40.014397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86.8" calcext:value-type="float">
            <text:p>286.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8-07-29T10:29:55Z</text:p>
          </table:table-cell>
          <table:table-cell office:value-type="float" office:value="40.014434" calcext:value-type="float">
            <text:p>40.014434</text:p>
          </table:table-cell>
          <table:table-cell office:value-type="float" office:value="-79.588863" calcext:value-type="float">
            <text:p>-79.588863</text:p>
          </table:table-cell>
          <table:table-cell office:value-type="float" office:value="286.4" calcext:value-type="float">
            <text:p>286.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8-07-29T10:29:57Z</text:p>
          </table:table-cell>
          <table:table-cell office:value-type="float" office:value="40.014462" calcext:value-type="float">
            <text:p>40.014462</text:p>
          </table:table-cell>
          <table:table-cell office:value-type="float" office:value="-79.588862" calcext:value-type="float">
            <text:p>-79.588862</text:p>
          </table:table-cell>
          <table:table-cell office:value-type="float" office:value="286.2" calcext:value-type="float">
            <text:p>286.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8-07-29T10:30:00Z</text:p>
          </table:table-cell>
          <table:table-cell office:value-type="float" office:value="40.014499" calcext:value-type="float">
            <text:p>40.014499</text:p>
          </table:table-cell>
          <table:table-cell office:value-type="float" office:value="-79.588843" calcext:value-type="float">
            <text:p>-79.588843</text:p>
          </table:table-cell>
          <table:table-cell office:value-type="float" office:value="285.8" calcext:value-type="float">
            <text:p>285.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8-07-29T10:30:02Z</text:p>
          </table:table-cell>
          <table:table-cell office:value-type="float" office:value="40.014524" calcext:value-type="float">
            <text:p>40.014524</text:p>
          </table:table-cell>
          <table:table-cell office:value-type="float" office:value="-79.588821" calcext:value-type="float">
            <text:p>-79.588821</text:p>
          </table:table-cell>
          <table:table-cell office:value-type="float" office:value="285.5" calcext:value-type="float">
            <text:p>285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30:04Z</text:p>
          </table:table-cell>
          <table:table-cell office:value-type="float" office:value="40.01455" calcext:value-type="float">
            <text:p>40.01455</text:p>
          </table:table-cell>
          <table:table-cell office:value-type="float" office:value="-79.588807" calcext:value-type="float">
            <text:p>-79.588807</text:p>
          </table:table-cell>
          <table:table-cell office:value-type="float" office:value="285.2" calcext:value-type="float">
            <text:p>285.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30:06Z</text:p>
          </table:table-cell>
          <table:table-cell office:value-type="float" office:value="40.014581" calcext:value-type="float">
            <text:p>40.014581</text:p>
          </table:table-cell>
          <table:table-cell office:value-type="float" office:value="-79.588796" calcext:value-type="float">
            <text:p>-79.588796</text:p>
          </table:table-cell>
          <table:table-cell office:value-type="float" office:value="284.9" calcext:value-type="float">
            <text:p>284.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30:08Z</text:p>
          </table:table-cell>
          <table:table-cell office:value-type="float" office:value="40.01461" calcext:value-type="float">
            <text:p>40.01461</text:p>
          </table:table-cell>
          <table:table-cell office:value-type="float" office:value="-79.588763" calcext:value-type="float">
            <text:p>-79.588763</text:p>
          </table:table-cell>
          <table:table-cell office:value-type="float" office:value="285.5" calcext:value-type="float">
            <text:p>285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30:10Z</text:p>
          </table:table-cell>
          <table:table-cell office:value-type="float" office:value="40.014617" calcext:value-type="float">
            <text:p>40.014617</text:p>
          </table:table-cell>
          <table:table-cell office:value-type="float" office:value="-79.588726" calcext:value-type="float">
            <text:p>-79.588726</text:p>
          </table:table-cell>
          <table:table-cell office:value-type="float" office:value="285.7" calcext:value-type="float">
            <text:p>285.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30:13Z</text:p>
          </table:table-cell>
          <table:table-cell office:value-type="float" office:value="40.014606" calcext:value-type="float">
            <text:p>40.014606</text:p>
          </table:table-cell>
          <table:table-cell office:value-type="float" office:value="-79.588676" calcext:value-type="float">
            <text:p>-79.588676</text:p>
          </table:table-cell>
          <table:table-cell office:value-type="float" office:value="286.1" calcext:value-type="float">
            <text:p>286.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8-07-29T10:30:15Z</text:p>
          </table:table-cell>
          <table:table-cell office:value-type="float" office:value="40.014582" calcext:value-type="float">
            <text:p>40.014582</text:p>
          </table:table-cell>
          <table:table-cell office:value-type="float" office:value="-79.588653" calcext:value-type="float">
            <text:p>-79.588653</text:p>
          </table:table-cell>
          <table:table-cell office:value-type="float" office:value="286.5" calcext:value-type="float">
            <text:p>286.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9T10:30:18Z</text:p>
          </table:table-cell>
          <table:table-cell office:value-type="float" office:value="40.014541" calcext:value-type="float">
            <text:p>40.014541</text:p>
          </table:table-cell>
          <table:table-cell office:value-type="float" office:value="-79.588644" calcext:value-type="float">
            <text:p>-79.588644</text:p>
          </table:table-cell>
          <table:table-cell office:value-type="float" office:value="286.9" calcext:value-type="float">
            <text:p>286.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9T10:30:20Z</text:p>
          </table:table-cell>
          <table:table-cell office:value-type="float" office:value="40.014509" calcext:value-type="float">
            <text:p>40.014509</text:p>
          </table:table-cell>
          <table:table-cell office:value-type="float" office:value="-79.588625" calcext:value-type="float">
            <text:p>-79.588625</text:p>
          </table:table-cell>
          <table:table-cell office:value-type="float" office:value="287.2" calcext:value-type="float">
            <text:p>287.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9T10:30:22Z</text:p>
          </table:table-cell>
          <table:table-cell office:value-type="float" office:value="40.014484" calcext:value-type="float">
            <text:p>40.014484</text:p>
          </table:table-cell>
          <table:table-cell office:value-type="float" office:value="-79.588606" calcext:value-type="float">
            <text:p>-79.588606</text:p>
          </table:table-cell>
          <table:table-cell office:value-type="float" office:value="287.5" calcext:value-type="float">
            <text:p>287.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9T10:30:25Z</text:p>
          </table:table-cell>
          <table:table-cell office:value-type="float" office:value="40.014456" calcext:value-type="float">
            <text:p>40.014456</text:p>
          </table:table-cell>
          <table:table-cell office:value-type="float" office:value="-79.588578" calcext:value-type="float">
            <text:p>-79.588578</text:p>
          </table:table-cell>
          <table:table-cell office:value-type="float" office:value="287.8" calcext:value-type="float">
            <text:p>287.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9T10:30:27Z</text:p>
          </table:table-cell>
          <table:table-cell office:value-type="float" office:value="40.014428" calcext:value-type="float">
            <text:p>40.014428</text:p>
          </table:table-cell>
          <table:table-cell office:value-type="float" office:value="-79.588555" calcext:value-type="float">
            <text:p>-79.588555</text:p>
          </table:table-cell>
          <table:table-cell office:value-type="float" office:value="288" calcext:value-type="float">
            <text:p>28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9T10:30:30Z</text:p>
          </table:table-cell>
          <table:table-cell office:value-type="float" office:value="40.014403" calcext:value-type="float">
            <text:p>40.014403</text:p>
          </table:table-cell>
          <table:table-cell office:value-type="float" office:value="-79.588536" calcext:value-type="float">
            <text:p>-79.588536</text:p>
          </table:table-cell>
          <table:table-cell office:value-type="float" office:value="288.2" calcext:value-type="float">
            <text:p>288.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30:33Z</text:p>
          </table:table-cell>
          <table:table-cell office:value-type="float" office:value="40.014375" calcext:value-type="float">
            <text:p>40.014375</text:p>
          </table:table-cell>
          <table:table-cell office:value-type="float" office:value="-79.588508" calcext:value-type="float">
            <text:p>-79.588508</text:p>
          </table:table-cell>
          <table:table-cell office:value-type="float" office:value="288.5" calcext:value-type="float">
            <text:p>288.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30:36Z</text:p>
          </table:table-cell>
          <table:table-cell office:value-type="float" office:value="40.01435" calcext:value-type="float">
            <text:p>40.01435</text:p>
          </table:table-cell>
          <table:table-cell office:value-type="float" office:value="-79.588488" calcext:value-type="float">
            <text:p>-79.588488</text:p>
          </table:table-cell>
          <table:table-cell office:value-type="float" office:value="288.7" calcext:value-type="float">
            <text:p>288.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30:39Z</text:p>
          </table:table-cell>
          <table:table-cell office:value-type="float" office:value="40.014318" calcext:value-type="float">
            <text:p>40.014318</text:p>
          </table:table-cell>
          <table:table-cell office:value-type="float" office:value="-79.58846" calcext:value-type="float">
            <text:p>-79.58846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30:42Z</text:p>
          </table:table-cell>
          <table:table-cell office:value-type="float" office:value="40.014295" calcext:value-type="float">
            <text:p>40.014295</text:p>
          </table:table-cell>
          <table:table-cell office:value-type="float" office:value="-79.588436" calcext:value-type="float">
            <text:p>-79.588436</text:p>
          </table:table-cell>
          <table:table-cell office:value-type="float" office:value="289.3" calcext:value-type="float">
            <text:p>289.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30:45Z</text:p>
          </table:table-cell>
          <table:table-cell office:value-type="float" office:value="40.014258" calcext:value-type="float">
            <text:p>40.014258</text:p>
          </table:table-cell>
          <table:table-cell office:value-type="float" office:value="-79.588413" calcext:value-type="float">
            <text:p>-79.588413</text:p>
          </table:table-cell>
          <table:table-cell office:value-type="float" office:value="289.7" calcext:value-type="float">
            <text:p>289.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0:49Z</text:p>
          </table:table-cell>
          <table:table-cell office:value-type="float" office:value="40.014235" calcext:value-type="float">
            <text:p>40.014235</text:p>
          </table:table-cell>
          <table:table-cell office:value-type="float" office:value="-79.588395" calcext:value-type="float">
            <text:p>-79.588395</text:p>
          </table:table-cell>
          <table:table-cell office:value-type="float" office:value="289.9" calcext:value-type="float">
            <text:p>289.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0:52Z</text:p>
          </table:table-cell>
          <table:table-cell office:value-type="float" office:value="40.014209" calcext:value-type="float">
            <text:p>40.014209</text:p>
          </table:table-cell>
          <table:table-cell office:value-type="float" office:value="-79.588375" calcext:value-type="float">
            <text:p>-79.588375</text:p>
          </table:table-cell>
          <table:table-cell office:value-type="float" office:value="290.2" calcext:value-type="float">
            <text:p>290.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0:54Z</text:p>
          </table:table-cell>
          <table:table-cell office:value-type="float" office:value="40.014184" calcext:value-type="float">
            <text:p>40.014184</text:p>
          </table:table-cell>
          <table:table-cell office:value-type="float" office:value="-79.588354" calcext:value-type="float">
            <text:p>-79.588354</text:p>
          </table:table-cell>
          <table:table-cell office:value-type="float" office:value="290.5" calcext:value-type="float">
            <text:p>290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0:57Z</text:p>
          </table:table-cell>
          <table:table-cell office:value-type="float" office:value="40.014169" calcext:value-type="float">
            <text:p>40.014169</text:p>
          </table:table-cell>
          <table:table-cell office:value-type="float" office:value="-79.588322" calcext:value-type="float">
            <text:p>-79.588322</text:p>
          </table:table-cell>
          <table:table-cell office:value-type="float" office:value="290.8" calcext:value-type="float">
            <text:p>290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0:59Z</text:p>
          </table:table-cell>
          <table:table-cell office:value-type="float" office:value="40.014144" calcext:value-type="float">
            <text:p>40.014144</text:p>
          </table:table-cell>
          <table:table-cell office:value-type="float" office:value="-79.588304" calcext:value-type="float">
            <text:p>-79.588304</text:p>
          </table:table-cell>
          <table:table-cell office:value-type="float" office:value="291.1" calcext:value-type="float">
            <text:p>291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1:02Z</text:p>
          </table:table-cell>
          <table:table-cell office:value-type="float" office:value="40.01412" calcext:value-type="float">
            <text:p>40.01412</text:p>
          </table:table-cell>
          <table:table-cell office:value-type="float" office:value="-79.588279" calcext:value-type="float">
            <text:p>-79.588279</text:p>
          </table:table-cell>
          <table:table-cell office:value-type="float" office:value="291.5" calcext:value-type="float">
            <text:p>291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1:04Z</text:p>
          </table:table-cell>
          <table:table-cell office:value-type="float" office:value="40.014093" calcext:value-type="float">
            <text:p>40.014093</text:p>
          </table:table-cell>
          <table:table-cell office:value-type="float" office:value="-79.588262" calcext:value-type="float">
            <text:p>-79.588262</text:p>
          </table:table-cell>
          <table:table-cell office:value-type="float" office:value="291.8" calcext:value-type="float">
            <text:p>291.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1:06Z</text:p>
          </table:table-cell>
          <table:table-cell office:value-type="float" office:value="40.014073" calcext:value-type="float">
            <text:p>40.014073</text:p>
          </table:table-cell>
          <table:table-cell office:value-type="float" office:value="-79.588237" calcext:value-type="float">
            <text:p>-79.588237</text:p>
          </table:table-cell>
          <table:table-cell office:value-type="float" office:value="292.2" calcext:value-type="float">
            <text:p>292.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0:31:09Z</text:p>
          </table:table-cell>
          <table:table-cell office:value-type="float" office:value="40.014055" calcext:value-type="float">
            <text:p>40.014055</text:p>
          </table:table-cell>
          <table:table-cell office:value-type="float" office:value="-79.588197" calcext:value-type="float">
            <text:p>-79.588197</text:p>
          </table:table-cell>
          <table:table-cell office:value-type="float" office:value="292.6" calcext:value-type="float">
            <text:p>292.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0:31:11Z</text:p>
          </table:table-cell>
          <table:table-cell office:value-type="float" office:value="40.014033" calcext:value-type="float">
            <text:p>40.014033</text:p>
          </table:table-cell>
          <table:table-cell office:value-type="float" office:value="-79.588168" calcext:value-type="float">
            <text:p>-79.588168</text:p>
          </table:table-cell>
          <table:table-cell office:value-type="float" office:value="293" calcext:value-type="float">
            <text:p>2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31:13Z</text:p>
          </table:table-cell>
          <table:table-cell office:value-type="float" office:value="40.014015" calcext:value-type="float">
            <text:p>40.014015</text:p>
          </table:table-cell>
          <table:table-cell office:value-type="float" office:value="-79.588135" calcext:value-type="float">
            <text:p>-79.588135</text:p>
          </table:table-cell>
          <table:table-cell office:value-type="float" office:value="293.3" calcext:value-type="float">
            <text:p>293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31:16Z</text:p>
          </table:table-cell>
          <table:table-cell office:value-type="float" office:value="40.013985" calcext:value-type="float">
            <text:p>40.013985</text:p>
          </table:table-cell>
          <table:table-cell office:value-type="float" office:value="-79.588099" calcext:value-type="float">
            <text:p>-79.588099</text:p>
          </table:table-cell>
          <table:table-cell office:value-type="float" office:value="293.8" calcext:value-type="float">
            <text:p>293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31:18Z</text:p>
          </table:table-cell>
          <table:table-cell office:value-type="float" office:value="40.013962" calcext:value-type="float">
            <text:p>40.013962</text:p>
          </table:table-cell>
          <table:table-cell office:value-type="float" office:value="-79.588068" calcext:value-type="float">
            <text:p>-79.588068</text:p>
          </table:table-cell>
          <table:table-cell office:value-type="float" office:value="294.2" calcext:value-type="float">
            <text:p>294.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1:21Z</text:p>
          </table:table-cell>
          <table:table-cell office:value-type="float" office:value="40.013932" calcext:value-type="float">
            <text:p>40.013932</text:p>
          </table:table-cell>
          <table:table-cell office:value-type="float" office:value="-79.588037" calcext:value-type="float">
            <text:p>-79.588037</text:p>
          </table:table-cell>
          <table:table-cell office:value-type="float" office:value="294.6" calcext:value-type="float">
            <text:p>294.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31:23Z</text:p>
          </table:table-cell>
          <table:table-cell office:value-type="float" office:value="40.013903" calcext:value-type="float">
            <text:p>40.013903</text:p>
          </table:table-cell>
          <table:table-cell office:value-type="float" office:value="-79.588029" calcext:value-type="float">
            <text:p>-79.588029</text:p>
          </table:table-cell>
          <table:table-cell office:value-type="float" office:value="294.9" calcext:value-type="float">
            <text:p>294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31:27Z</text:p>
          </table:table-cell>
          <table:table-cell office:value-type="float" office:value="40.013882" calcext:value-type="float">
            <text:p>40.013882</text:p>
          </table:table-cell>
          <table:table-cell office:value-type="float" office:value="-79.587991" calcext:value-type="float">
            <text:p>-79.587991</text:p>
          </table:table-cell>
          <table:table-cell office:value-type="float" office:value="295.3" calcext:value-type="float">
            <text:p>29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31:30Z</text:p>
          </table:table-cell>
          <table:table-cell office:value-type="float" office:value="40.013865" calcext:value-type="float">
            <text:p>40.013865</text:p>
          </table:table-cell>
          <table:table-cell office:value-type="float" office:value="-79.58795" calcext:value-type="float">
            <text:p>-79.58795</text:p>
          </table:table-cell>
          <table:table-cell office:value-type="float" office:value="295.6" calcext:value-type="float">
            <text:p>295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31:33Z</text:p>
          </table:table-cell>
          <table:table-cell office:value-type="float" office:value="40.013845" calcext:value-type="float">
            <text:p>40.013845</text:p>
          </table:table-cell>
          <table:table-cell office:value-type="float" office:value="-79.587908" calcext:value-type="float">
            <text:p>-79.587908</text:p>
          </table:table-cell>
          <table:table-cell office:value-type="float" office:value="295.9" calcext:value-type="float">
            <text:p>295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31:36Z</text:p>
          </table:table-cell>
          <table:table-cell office:value-type="float" office:value="40.013817" calcext:value-type="float">
            <text:p>40.013817</text:p>
          </table:table-cell>
          <table:table-cell office:value-type="float" office:value="-79.587875" calcext:value-type="float">
            <text:p>-79.587875</text:p>
          </table:table-cell>
          <table:table-cell office:value-type="float" office:value="296.1" calcext:value-type="float">
            <text:p>296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31:38Z</text:p>
          </table:table-cell>
          <table:table-cell office:value-type="float" office:value="40.013793" calcext:value-type="float">
            <text:p>40.013793</text:p>
          </table:table-cell>
          <table:table-cell office:value-type="float" office:value="-79.587853" calcext:value-type="float">
            <text:p>-79.587853</text:p>
          </table:table-cell>
          <table:table-cell office:value-type="float" office:value="296.3" calcext:value-type="float">
            <text:p>296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1:41Z</text:p>
          </table:table-cell>
          <table:table-cell office:value-type="float" office:value="40.013768" calcext:value-type="float">
            <text:p>40.013768</text:p>
          </table:table-cell>
          <table:table-cell office:value-type="float" office:value="-79.587834" calcext:value-type="float">
            <text:p>-79.587834</text:p>
          </table:table-cell>
          <table:table-cell office:value-type="float" office:value="296.6" calcext:value-type="float">
            <text:p>296.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1:43Z</text:p>
          </table:table-cell>
          <table:table-cell office:value-type="float" office:value="40.013748" calcext:value-type="float">
            <text:p>40.013748</text:p>
          </table:table-cell>
          <table:table-cell office:value-type="float" office:value="-79.587807" calcext:value-type="float">
            <text:p>-79.587807</text:p>
          </table:table-cell>
          <table:table-cell office:value-type="float" office:value="296.8" calcext:value-type="float">
            <text:p>296.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1:46Z</text:p>
          </table:table-cell>
          <table:table-cell office:value-type="float" office:value="40.013727" calcext:value-type="float">
            <text:p>40.013727</text:p>
          </table:table-cell>
          <table:table-cell office:value-type="float" office:value="-79.587768" calcext:value-type="float">
            <text:p>-79.587768</text:p>
          </table:table-cell>
          <table:table-cell office:value-type="float" office:value="297.1" calcext:value-type="float">
            <text:p>297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1:49Z</text:p>
          </table:table-cell>
          <table:table-cell office:value-type="float" office:value="40.013701" calcext:value-type="float">
            <text:p>40.013701</text:p>
          </table:table-cell>
          <table:table-cell office:value-type="float" office:value="-79.587732" calcext:value-type="float">
            <text:p>-79.587732</text:p>
          </table:table-cell>
          <table:table-cell office:value-type="float" office:value="297.3" calcext:value-type="float">
            <text:p>297.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31:52Z</text:p>
          </table:table-cell>
          <table:table-cell office:value-type="float" office:value="40.013681" calcext:value-type="float">
            <text:p>40.013681</text:p>
          </table:table-cell>
          <table:table-cell office:value-type="float" office:value="-79.587702" calcext:value-type="float">
            <text:p>-79.587702</text:p>
          </table:table-cell>
          <table:table-cell office:value-type="float" office:value="297.5" calcext:value-type="float">
            <text:p>297.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31:55Z</text:p>
          </table:table-cell>
          <table:table-cell office:value-type="float" office:value="40.013665" calcext:value-type="float">
            <text:p>40.013665</text:p>
          </table:table-cell>
          <table:table-cell office:value-type="float" office:value="-79.587668" calcext:value-type="float">
            <text:p>-79.587668</text:p>
          </table:table-cell>
          <table:table-cell office:value-type="float" office:value="297.6" calcext:value-type="float">
            <text:p>297.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31:58Z</text:p>
          </table:table-cell>
          <table:table-cell office:value-type="float" office:value="40.01364" calcext:value-type="float">
            <text:p>40.01364</text:p>
          </table:table-cell>
          <table:table-cell office:value-type="float" office:value="-79.587644" calcext:value-type="float">
            <text:p>-79.587644</text:p>
          </table:table-cell>
          <table:table-cell office:value-type="float" office:value="297.8" calcext:value-type="float">
            <text:p>297.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2:01Z</text:p>
          </table:table-cell>
          <table:table-cell office:value-type="float" office:value="40.013613" calcext:value-type="float">
            <text:p>40.013613</text:p>
          </table:table-cell>
          <table:table-cell office:value-type="float" office:value="-79.587607" calcext:value-type="float">
            <text:p>-79.587607</text:p>
          </table:table-cell>
          <table:table-cell office:value-type="float" office:value="298" calcext:value-type="float">
            <text:p>2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2:04Z</text:p>
          </table:table-cell>
          <table:table-cell office:value-type="float" office:value="40.013594" calcext:value-type="float">
            <text:p>40.013594</text:p>
          </table:table-cell>
          <table:table-cell office:value-type="float" office:value="-79.587562" calcext:value-type="float">
            <text:p>-79.587562</text:p>
          </table:table-cell>
          <table:table-cell office:value-type="float" office:value="298.3" calcext:value-type="float">
            <text:p>298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2:06Z</text:p>
          </table:table-cell>
          <table:table-cell office:value-type="float" office:value="40.013577" calcext:value-type="float">
            <text:p>40.013577</text:p>
          </table:table-cell>
          <table:table-cell office:value-type="float" office:value="-79.587533" calcext:value-type="float">
            <text:p>-79.587533</text:p>
          </table:table-cell>
          <table:table-cell office:value-type="float" office:value="298.4" calcext:value-type="float">
            <text:p>298.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32:08Z</text:p>
          </table:table-cell>
          <table:table-cell office:value-type="float" office:value="40.013561" calcext:value-type="float">
            <text:p>40.013561</text:p>
          </table:table-cell>
          <table:table-cell office:value-type="float" office:value="-79.587503" calcext:value-type="float">
            <text:p>-79.587503</text:p>
          </table:table-cell>
          <table:table-cell office:value-type="float" office:value="298.6" calcext:value-type="float">
            <text:p>298.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32:12Z</text:p>
          </table:table-cell>
          <table:table-cell office:value-type="float" office:value="40.013542" calcext:value-type="float">
            <text:p>40.013542</text:p>
          </table:table-cell>
          <table:table-cell office:value-type="float" office:value="-79.58747" calcext:value-type="float">
            <text:p>-79.58747</text:p>
          </table:table-cell>
          <table:table-cell office:value-type="float" office:value="298.8" calcext:value-type="float">
            <text:p>298.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32:15Z</text:p>
          </table:table-cell>
          <table:table-cell office:value-type="float" office:value="40.013517" calcext:value-type="float">
            <text:p>40.013517</text:p>
          </table:table-cell>
          <table:table-cell office:value-type="float" office:value="-79.587443" calcext:value-type="float">
            <text:p>-79.587443</text:p>
          </table:table-cell>
          <table:table-cell office:value-type="float" office:value="298.9" calcext:value-type="float">
            <text:p>298.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2:18Z</text:p>
          </table:table-cell>
          <table:table-cell office:value-type="float" office:value="40.013497" calcext:value-type="float">
            <text:p>40.013497</text:p>
          </table:table-cell>
          <table:table-cell office:value-type="float" office:value="-79.58741" calcext:value-type="float">
            <text:p>-79.58741</text:p>
          </table:table-cell>
          <table:table-cell office:value-type="float" office:value="299.1" calcext:value-type="float">
            <text:p>299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2:20Z</text:p>
          </table:table-cell>
          <table:table-cell office:value-type="float" office:value="40.013475" calcext:value-type="float">
            <text:p>40.013475</text:p>
          </table:table-cell>
          <table:table-cell office:value-type="float" office:value="-79.587381" calcext:value-type="float">
            <text:p>-79.587381</text:p>
          </table:table-cell>
          <table:table-cell office:value-type="float" office:value="299.3" calcext:value-type="float">
            <text:p>299.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2:22Z</text:p>
          </table:table-cell>
          <table:table-cell office:value-type="float" office:value="40.013456" calcext:value-type="float">
            <text:p>40.013456</text:p>
          </table:table-cell>
          <table:table-cell office:value-type="float" office:value="-79.587355" calcext:value-type="float">
            <text:p>-79.587355</text:p>
          </table:table-cell>
          <table:table-cell office:value-type="float" office:value="299.5" calcext:value-type="float">
            <text:p>299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2:25Z</text:p>
          </table:table-cell>
          <table:table-cell office:value-type="float" office:value="40.013432" calcext:value-type="float">
            <text:p>40.013432</text:p>
          </table:table-cell>
          <table:table-cell office:value-type="float" office:value="-79.587319" calcext:value-type="float">
            <text:p>-79.587319</text:p>
          </table:table-cell>
          <table:table-cell office:value-type="float" office:value="299.7" calcext:value-type="float">
            <text:p>299.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2:27Z</text:p>
          </table:table-cell>
          <table:table-cell office:value-type="float" office:value="40.013412" calcext:value-type="float">
            <text:p>40.013412</text:p>
          </table:table-cell>
          <table:table-cell office:value-type="float" office:value="-79.587294" calcext:value-type="float">
            <text:p>-79.587294</text:p>
          </table:table-cell>
          <table:table-cell office:value-type="float" office:value="299.8" calcext:value-type="float">
            <text:p>299.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2:29Z</text:p>
          </table:table-cell>
          <table:table-cell office:value-type="float" office:value="40.013391" calcext:value-type="float">
            <text:p>40.013391</text:p>
          </table:table-cell>
          <table:table-cell office:value-type="float" office:value="-79.587272" calcext:value-type="float">
            <text:p>-79.587272</text:p>
          </table:table-cell>
          <table:table-cell office:value-type="float" office:value="300" calcext:value-type="float">
            <text:p>3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32:32Z</text:p>
          </table:table-cell>
          <table:table-cell office:value-type="float" office:value="40.013363" calcext:value-type="float">
            <text:p>40.013363</text:p>
          </table:table-cell>
          <table:table-cell office:value-type="float" office:value="-79.587237" calcext:value-type="float">
            <text:p>-79.587237</text:p>
          </table:table-cell>
          <table:table-cell office:value-type="float" office:value="300" calcext:value-type="float">
            <text:p>3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32:35Z</text:p>
          </table:table-cell>
          <table:table-cell office:value-type="float" office:value="40.013342" calcext:value-type="float">
            <text:p>40.013342</text:p>
          </table:table-cell>
          <table:table-cell office:value-type="float" office:value="-79.587198" calcext:value-type="float">
            <text:p>-79.587198</text:p>
          </table:table-cell>
          <table:table-cell office:value-type="float" office:value="300" calcext:value-type="float">
            <text:p>3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32:38Z</text:p>
          </table:table-cell>
          <table:table-cell office:value-type="float" office:value="40.013325" calcext:value-type="float">
            <text:p>40.013325</text:p>
          </table:table-cell>
          <table:table-cell office:value-type="float" office:value="-79.587167" calcext:value-type="float">
            <text:p>-79.587167</text:p>
          </table:table-cell>
          <table:table-cell office:value-type="float" office:value="300.1" calcext:value-type="float">
            <text:p>300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2:41Z</text:p>
          </table:table-cell>
          <table:table-cell office:value-type="float" office:value="40.0133" calcext:value-type="float">
            <text:p>40.0133</text:p>
          </table:table-cell>
          <table:table-cell office:value-type="float" office:value="-79.58714" calcext:value-type="float">
            <text:p>-79.58714</text:p>
          </table:table-cell>
          <table:table-cell office:value-type="float" office:value="300.1" calcext:value-type="float">
            <text:p>300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2:43Z</text:p>
          </table:table-cell>
          <table:table-cell office:value-type="float" office:value="40.013281" calcext:value-type="float">
            <text:p>40.013281</text:p>
          </table:table-cell>
          <table:table-cell office:value-type="float" office:value="-79.587106" calcext:value-type="float">
            <text:p>-79.587106</text:p>
          </table:table-cell>
          <table:table-cell office:value-type="float" office:value="300.2" calcext:value-type="float">
            <text:p>300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32:45Z</text:p>
          </table:table-cell>
          <table:table-cell office:value-type="float" office:value="40.013263" calcext:value-type="float">
            <text:p>40.013263</text:p>
          </table:table-cell>
          <table:table-cell office:value-type="float" office:value="-79.587068" calcext:value-type="float">
            <text:p>-79.587068</text:p>
          </table:table-cell>
          <table:table-cell office:value-type="float" office:value="300.2" calcext:value-type="float">
            <text:p>300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32:48Z</text:p>
          </table:table-cell>
          <table:table-cell office:value-type="float" office:value="40.013245" calcext:value-type="float">
            <text:p>40.013245</text:p>
          </table:table-cell>
          <table:table-cell office:value-type="float" office:value="-79.587041" calcext:value-type="float">
            <text:p>-79.587041</text:p>
          </table:table-cell>
          <table:table-cell office:value-type="float" office:value="300.3" calcext:value-type="float">
            <text:p>300.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32:50Z</text:p>
          </table:table-cell>
          <table:table-cell office:value-type="float" office:value="40.013225" calcext:value-type="float">
            <text:p>40.013225</text:p>
          </table:table-cell>
          <table:table-cell office:value-type="float" office:value="-79.587014" calcext:value-type="float">
            <text:p>-79.587014</text:p>
          </table:table-cell>
          <table:table-cell office:value-type="float" office:value="300.4" calcext:value-type="float">
            <text:p>300.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32:53Z</text:p>
          </table:table-cell>
          <table:table-cell office:value-type="float" office:value="40.013209" calcext:value-type="float">
            <text:p>40.013209</text:p>
          </table:table-cell>
          <table:table-cell office:value-type="float" office:value="-79.586981" calcext:value-type="float">
            <text:p>-79.586981</text:p>
          </table:table-cell>
          <table:table-cell office:value-type="float" office:value="300.5" calcext:value-type="float">
            <text:p>300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2:57Z</text:p>
          </table:table-cell>
          <table:table-cell office:value-type="float" office:value="40.013187" calcext:value-type="float">
            <text:p>40.013187</text:p>
          </table:table-cell>
          <table:table-cell office:value-type="float" office:value="-79.586956" calcext:value-type="float">
            <text:p>-79.586956</text:p>
          </table:table-cell>
          <table:table-cell office:value-type="float" office:value="300.5" calcext:value-type="float">
            <text:p>300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3:00Z</text:p>
          </table:table-cell>
          <table:table-cell office:value-type="float" office:value="40.013165" calcext:value-type="float">
            <text:p>40.013165</text:p>
          </table:table-cell>
          <table:table-cell office:value-type="float" office:value="-79.58691" calcext:value-type="float">
            <text:p>-79.58691</text:p>
          </table:table-cell>
          <table:table-cell office:value-type="float" office:value="300.5" calcext:value-type="float">
            <text:p>300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3:02Z</text:p>
          </table:table-cell>
          <table:table-cell office:value-type="float" office:value="40.013159" calcext:value-type="float">
            <text:p>40.013159</text:p>
          </table:table-cell>
          <table:table-cell office:value-type="float" office:value="-79.58687" calcext:value-type="float">
            <text:p>-79.58687</text:p>
          </table:table-cell>
          <table:table-cell office:value-type="float" office:value="300.6" calcext:value-type="float">
            <text:p>300.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33:05Z</text:p>
          </table:table-cell>
          <table:table-cell office:value-type="float" office:value="40.013146" calcext:value-type="float">
            <text:p>40.013146</text:p>
          </table:table-cell>
          <table:table-cell office:value-type="float" office:value="-79.586838" calcext:value-type="float">
            <text:p>-79.586838</text:p>
          </table:table-cell>
          <table:table-cell office:value-type="float" office:value="300.6" calcext:value-type="float">
            <text:p>300.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33:09Z</text:p>
          </table:table-cell>
          <table:table-cell office:value-type="float" office:value="40.013135" calcext:value-type="float">
            <text:p>40.013135</text:p>
          </table:table-cell>
          <table:table-cell office:value-type="float" office:value="-79.586798" calcext:value-type="float">
            <text:p>-79.586798</text:p>
          </table:table-cell>
          <table:table-cell office:value-type="float" office:value="300.8" calcext:value-type="float">
            <text:p>300.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33:12Z</text:p>
          </table:table-cell>
          <table:table-cell office:value-type="float" office:value="40.01314" calcext:value-type="float">
            <text:p>40.01314</text:p>
          </table:table-cell>
          <table:table-cell office:value-type="float" office:value="-79.586746" calcext:value-type="float">
            <text:p>-79.586746</text:p>
          </table:table-cell>
          <table:table-cell office:value-type="float" office:value="301" calcext:value-type="float">
            <text:p>30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33:15Z</text:p>
          </table:table-cell>
          <table:table-cell office:value-type="float" office:value="40.013149" calcext:value-type="float">
            <text:p>40.013149</text:p>
          </table:table-cell>
          <table:table-cell office:value-type="float" office:value="-79.58671" calcext:value-type="float">
            <text:p>-79.58671</text:p>
          </table:table-cell>
          <table:table-cell office:value-type="float" office:value="301" calcext:value-type="float">
            <text:p>30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3:17Z</text:p>
          </table:table-cell>
          <table:table-cell office:value-type="float" office:value="40.013153" calcext:value-type="float">
            <text:p>40.013153</text:p>
          </table:table-cell>
          <table:table-cell office:value-type="float" office:value="-79.586673" calcext:value-type="float">
            <text:p>-79.586673</text:p>
          </table:table-cell>
          <table:table-cell office:value-type="float" office:value="301" calcext:value-type="float">
            <text:p>30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3:20Z</text:p>
          </table:table-cell>
          <table:table-cell office:value-type="float" office:value="40.013161" calcext:value-type="float">
            <text:p>40.013161</text:p>
          </table:table-cell>
          <table:table-cell office:value-type="float" office:value="-79.586624" calcext:value-type="float">
            <text:p>-79.586624</text:p>
          </table:table-cell>
          <table:table-cell office:value-type="float" office:value="301.1" calcext:value-type="float">
            <text:p>301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3:23Z</text:p>
          </table:table-cell>
          <table:table-cell office:value-type="float" office:value="40.013168" calcext:value-type="float">
            <text:p>40.013168</text:p>
          </table:table-cell>
          <table:table-cell office:value-type="float" office:value="-79.586576" calcext:value-type="float">
            <text:p>-79.586576</text:p>
          </table:table-cell>
          <table:table-cell office:value-type="float" office:value="301.2" calcext:value-type="float">
            <text:p>301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3:25Z</text:p>
          </table:table-cell>
          <table:table-cell office:value-type="float" office:value="40.013169" calcext:value-type="float">
            <text:p>40.013169</text:p>
          </table:table-cell>
          <table:table-cell office:value-type="float" office:value="-79.586541" calcext:value-type="float">
            <text:p>-79.586541</text:p>
          </table:table-cell>
          <table:table-cell office:value-type="float" office:value="301.3" calcext:value-type="float">
            <text:p>301.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0:33:29Z</text:p>
          </table:table-cell>
          <table:table-cell office:value-type="float" office:value="40.013168" calcext:value-type="float">
            <text:p>40.013168</text:p>
          </table:table-cell>
          <table:table-cell office:value-type="float" office:value="-79.586491" calcext:value-type="float">
            <text:p>-79.586491</text:p>
          </table:table-cell>
          <table:table-cell office:value-type="float" office:value="301.5" calcext:value-type="float">
            <text:p>301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3:32Z</text:p>
          </table:table-cell>
          <table:table-cell office:value-type="float" office:value="40.01317" calcext:value-type="float">
            <text:p>40.01317</text:p>
          </table:table-cell>
          <table:table-cell office:value-type="float" office:value="-79.58645" calcext:value-type="float">
            <text:p>-79.58645</text:p>
          </table:table-cell>
          <table:table-cell office:value-type="float" office:value="301.7" calcext:value-type="float">
            <text:p>301.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3:35Z</text:p>
          </table:table-cell>
          <table:table-cell office:value-type="float" office:value="40.013151" calcext:value-type="float">
            <text:p>40.013151</text:p>
          </table:table-cell>
          <table:table-cell office:value-type="float" office:value="-79.586414" calcext:value-type="float">
            <text:p>-79.586414</text:p>
          </table:table-cell>
          <table:table-cell office:value-type="float" office:value="301.8" calcext:value-type="float">
            <text:p>301.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3:38Z</text:p>
          </table:table-cell>
          <table:table-cell office:value-type="float" office:value="40.013129" calcext:value-type="float">
            <text:p>40.013129</text:p>
          </table:table-cell>
          <table:table-cell office:value-type="float" office:value="-79.586371" calcext:value-type="float">
            <text:p>-79.586371</text:p>
          </table:table-cell>
          <table:table-cell office:value-type="float" office:value="302" calcext:value-type="float">
            <text:p>30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3:40Z</text:p>
          </table:table-cell>
          <table:table-cell office:value-type="float" office:value="40.013109" calcext:value-type="float">
            <text:p>40.013109</text:p>
          </table:table-cell>
          <table:table-cell office:value-type="float" office:value="-79.586338" calcext:value-type="float">
            <text:p>-79.586338</text:p>
          </table:table-cell>
          <table:table-cell office:value-type="float" office:value="302.1" calcext:value-type="float">
            <text:p>302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3:42Z</text:p>
          </table:table-cell>
          <table:table-cell office:value-type="float" office:value="40.013087" calcext:value-type="float">
            <text:p>40.013087</text:p>
          </table:table-cell>
          <table:table-cell office:value-type="float" office:value="-79.586311" calcext:value-type="float">
            <text:p>-79.586311</text:p>
          </table:table-cell>
          <table:table-cell office:value-type="float" office:value="302.1" calcext:value-type="float">
            <text:p>302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3:44Z</text:p>
          </table:table-cell>
          <table:table-cell office:value-type="float" office:value="40.013064" calcext:value-type="float">
            <text:p>40.013064</text:p>
          </table:table-cell>
          <table:table-cell office:value-type="float" office:value="-79.586287" calcext:value-type="float">
            <text:p>-79.586287</text:p>
          </table:table-cell>
          <table:table-cell office:value-type="float" office:value="302.1" calcext:value-type="float">
            <text:p>302.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3:47Z</text:p>
          </table:table-cell>
          <table:table-cell office:value-type="float" office:value="40.013039" calcext:value-type="float">
            <text:p>40.013039</text:p>
          </table:table-cell>
          <table:table-cell office:value-type="float" office:value="-79.586246" calcext:value-type="float">
            <text:p>-79.586246</text:p>
          </table:table-cell>
          <table:table-cell office:value-type="float" office:value="302.1" calcext:value-type="float">
            <text:p>302.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3:49Z</text:p>
          </table:table-cell>
          <table:table-cell office:value-type="float" office:value="40.013022" calcext:value-type="float">
            <text:p>40.013022</text:p>
          </table:table-cell>
          <table:table-cell office:value-type="float" office:value="-79.586215" calcext:value-type="float">
            <text:p>-79.586215</text:p>
          </table:table-cell>
          <table:table-cell office:value-type="float" office:value="302.1" calcext:value-type="float">
            <text:p>302.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33:52Z</text:p>
          </table:table-cell>
          <table:table-cell office:value-type="float" office:value="40.012997" calcext:value-type="float">
            <text:p>40.012997</text:p>
          </table:table-cell>
          <table:table-cell office:value-type="float" office:value="-79.586174" calcext:value-type="float">
            <text:p>-79.586174</text:p>
          </table:table-cell>
          <table:table-cell office:value-type="float" office:value="302.1" calcext:value-type="float">
            <text:p>302.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3:54Z</text:p>
          </table:table-cell>
          <table:table-cell office:value-type="float" office:value="40.012974" calcext:value-type="float">
            <text:p>40.012974</text:p>
          </table:table-cell>
          <table:table-cell office:value-type="float" office:value="-79.586134" calcext:value-type="float">
            <text:p>-79.586134</text:p>
          </table:table-cell>
          <table:table-cell office:value-type="float" office:value="302" calcext:value-type="float">
            <text:p>30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3:56Z</text:p>
          </table:table-cell>
          <table:table-cell office:value-type="float" office:value="40.012955" calcext:value-type="float">
            <text:p>40.012955</text:p>
          </table:table-cell>
          <table:table-cell office:value-type="float" office:value="-79.586097" calcext:value-type="float">
            <text:p>-79.586097</text:p>
          </table:table-cell>
          <table:table-cell office:value-type="float" office:value="302" calcext:value-type="float">
            <text:p>30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3:58Z</text:p>
          </table:table-cell>
          <table:table-cell office:value-type="float" office:value="40.012937" calcext:value-type="float">
            <text:p>40.012937</text:p>
          </table:table-cell>
          <table:table-cell office:value-type="float" office:value="-79.586058" calcext:value-type="float">
            <text:p>-79.586058</text:p>
          </table:table-cell>
          <table:table-cell office:value-type="float" office:value="302" calcext:value-type="float">
            <text:p>30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4:01Z</text:p>
          </table:table-cell>
          <table:table-cell office:value-type="float" office:value="40.012918" calcext:value-type="float">
            <text:p>40.012918</text:p>
          </table:table-cell>
          <table:table-cell office:value-type="float" office:value="-79.586025" calcext:value-type="float">
            <text:p>-79.586025</text:p>
          </table:table-cell>
          <table:table-cell office:value-type="float" office:value="302" calcext:value-type="float">
            <text:p>30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4:04Z</text:p>
          </table:table-cell>
          <table:table-cell office:value-type="float" office:value="40.012901" calcext:value-type="float">
            <text:p>40.012901</text:p>
          </table:table-cell>
          <table:table-cell office:value-type="float" office:value="-79.585987" calcext:value-type="float">
            <text:p>-79.585987</text:p>
          </table:table-cell>
          <table:table-cell office:value-type="float" office:value="301.9" calcext:value-type="float">
            <text:p>301.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4:07Z</text:p>
          </table:table-cell>
          <table:table-cell office:value-type="float" office:value="40.012878" calcext:value-type="float">
            <text:p>40.012878</text:p>
          </table:table-cell>
          <table:table-cell office:value-type="float" office:value="-79.585961" calcext:value-type="float">
            <text:p>-79.585961</text:p>
          </table:table-cell>
          <table:table-cell office:value-type="float" office:value="301.9" calcext:value-type="float">
            <text:p>301.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4:10Z</text:p>
          </table:table-cell>
          <table:table-cell office:value-type="float" office:value="40.012844" calcext:value-type="float">
            <text:p>40.012844</text:p>
          </table:table-cell>
          <table:table-cell office:value-type="float" office:value="-79.585936" calcext:value-type="float">
            <text:p>-79.585936</text:p>
          </table:table-cell>
          <table:table-cell office:value-type="float" office:value="301.9" calcext:value-type="float">
            <text:p>301.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4:12Z</text:p>
          </table:table-cell>
          <table:table-cell office:value-type="float" office:value="40.012815" calcext:value-type="float">
            <text:p>40.012815</text:p>
          </table:table-cell>
          <table:table-cell office:value-type="float" office:value="-79.585902" calcext:value-type="float">
            <text:p>-79.585902</text:p>
          </table:table-cell>
          <table:table-cell office:value-type="float" office:value="301.9" calcext:value-type="float">
            <text:p>301.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4:14Z</text:p>
          </table:table-cell>
          <table:table-cell office:value-type="float" office:value="40.012793" calcext:value-type="float">
            <text:p>40.012793</text:p>
          </table:table-cell>
          <table:table-cell office:value-type="float" office:value="-79.585871" calcext:value-type="float">
            <text:p>-79.585871</text:p>
          </table:table-cell>
          <table:table-cell office:value-type="float" office:value="301.8" calcext:value-type="float">
            <text:p>301.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4:16Z</text:p>
          </table:table-cell>
          <table:table-cell office:value-type="float" office:value="40.012772" calcext:value-type="float">
            <text:p>40.012772</text:p>
          </table:table-cell>
          <table:table-cell office:value-type="float" office:value="-79.585845" calcext:value-type="float">
            <text:p>-79.585845</text:p>
          </table:table-cell>
          <table:table-cell office:value-type="float" office:value="301.8" calcext:value-type="float">
            <text:p>301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4:18Z</text:p>
          </table:table-cell>
          <table:table-cell office:value-type="float" office:value="40.012739" calcext:value-type="float">
            <text:p>40.012739</text:p>
          </table:table-cell>
          <table:table-cell office:value-type="float" office:value="-79.585812" calcext:value-type="float">
            <text:p>-79.585812</text:p>
          </table:table-cell>
          <table:table-cell office:value-type="float" office:value="301.8" calcext:value-type="float">
            <text:p>301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4:20Z</text:p>
          </table:table-cell>
          <table:table-cell office:value-type="float" office:value="40.012704" calcext:value-type="float">
            <text:p>40.012704</text:p>
          </table:table-cell>
          <table:table-cell office:value-type="float" office:value="-79.585771" calcext:value-type="float">
            <text:p>-79.585771</text:p>
          </table:table-cell>
          <table:table-cell office:value-type="float" office:value="301.8" calcext:value-type="float">
            <text:p>301.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34:22Z</text:p>
          </table:table-cell>
          <table:table-cell office:value-type="float" office:value="40.012674" calcext:value-type="float">
            <text:p>40.012674</text:p>
          </table:table-cell>
          <table:table-cell office:value-type="float" office:value="-79.585734" calcext:value-type="float">
            <text:p>-79.585734</text:p>
          </table:table-cell>
          <table:table-cell office:value-type="float" office:value="301.8" calcext:value-type="float">
            <text:p>301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34:24Z</text:p>
          </table:table-cell>
          <table:table-cell office:value-type="float" office:value="40.012653" calcext:value-type="float">
            <text:p>40.012653</text:p>
          </table:table-cell>
          <table:table-cell office:value-type="float" office:value="-79.58571" calcext:value-type="float">
            <text:p>-79.58571</text:p>
          </table:table-cell>
          <table:table-cell office:value-type="float" office:value="301.8" calcext:value-type="float">
            <text:p>301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4:27Z</text:p>
          </table:table-cell>
          <table:table-cell office:value-type="float" office:value="40.012631" calcext:value-type="float">
            <text:p>40.012631</text:p>
          </table:table-cell>
          <table:table-cell office:value-type="float" office:value="-79.585677" calcext:value-type="float">
            <text:p>-79.585677</text:p>
          </table:table-cell>
          <table:table-cell office:value-type="float" office:value="301.8" calcext:value-type="float">
            <text:p>301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4:29Z</text:p>
          </table:table-cell>
          <table:table-cell office:value-type="float" office:value="40.012609" calcext:value-type="float">
            <text:p>40.012609</text:p>
          </table:table-cell>
          <table:table-cell office:value-type="float" office:value="-79.585648" calcext:value-type="float">
            <text:p>-79.585648</text:p>
          </table:table-cell>
          <table:table-cell office:value-type="float" office:value="301.7" calcext:value-type="float">
            <text:p>301.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4:31Z</text:p>
          </table:table-cell>
          <table:table-cell office:value-type="float" office:value="40.01258" calcext:value-type="float">
            <text:p>40.01258</text:p>
          </table:table-cell>
          <table:table-cell office:value-type="float" office:value="-79.585619" calcext:value-type="float">
            <text:p>-79.585619</text:p>
          </table:table-cell>
          <table:table-cell office:value-type="float" office:value="301.6" calcext:value-type="float">
            <text:p>301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4:33Z</text:p>
          </table:table-cell>
          <table:table-cell office:value-type="float" office:value="40.012552" calcext:value-type="float">
            <text:p>40.012552</text:p>
          </table:table-cell>
          <table:table-cell office:value-type="float" office:value="-79.585581" calcext:value-type="float">
            <text:p>-79.585581</text:p>
          </table:table-cell>
          <table:table-cell office:value-type="float" office:value="301.6" calcext:value-type="float">
            <text:p>301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4:35Z</text:p>
          </table:table-cell>
          <table:table-cell office:value-type="float" office:value="40.012533" calcext:value-type="float">
            <text:p>40.012533</text:p>
          </table:table-cell>
          <table:table-cell office:value-type="float" office:value="-79.585547" calcext:value-type="float">
            <text:p>-79.585547</text:p>
          </table:table-cell>
          <table:table-cell office:value-type="float" office:value="301.7" calcext:value-type="float">
            <text:p>301.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34:37Z</text:p>
          </table:table-cell>
          <table:table-cell office:value-type="float" office:value="40.012515" calcext:value-type="float">
            <text:p>40.012515</text:p>
          </table:table-cell>
          <table:table-cell office:value-type="float" office:value="-79.585516" calcext:value-type="float">
            <text:p>-79.585516</text:p>
          </table:table-cell>
          <table:table-cell office:value-type="float" office:value="301.7" calcext:value-type="float">
            <text:p>301.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34:39Z</text:p>
          </table:table-cell>
          <table:table-cell office:value-type="float" office:value="40.012488" calcext:value-type="float">
            <text:p>40.012488</text:p>
          </table:table-cell>
          <table:table-cell office:value-type="float" office:value="-79.585499" calcext:value-type="float">
            <text:p>-79.585499</text:p>
          </table:table-cell>
          <table:table-cell office:value-type="float" office:value="301.7" calcext:value-type="float">
            <text:p>301.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34:41Z</text:p>
          </table:table-cell>
          <table:table-cell office:value-type="float" office:value="40.012456" calcext:value-type="float">
            <text:p>40.012456</text:p>
          </table:table-cell>
          <table:table-cell office:value-type="float" office:value="-79.585487" calcext:value-type="float">
            <text:p>-79.585487</text:p>
          </table:table-cell>
          <table:table-cell office:value-type="float" office:value="301.7" calcext:value-type="float">
            <text:p>301.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34:43Z</text:p>
          </table:table-cell>
          <table:table-cell office:value-type="float" office:value="40.012428" calcext:value-type="float">
            <text:p>40.012428</text:p>
          </table:table-cell>
          <table:table-cell office:value-type="float" office:value="-79.585461" calcext:value-type="float">
            <text:p>-79.585461</text:p>
          </table:table-cell>
          <table:table-cell office:value-type="float" office:value="301.6" calcext:value-type="float">
            <text:p>301.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4:46Z</text:p>
          </table:table-cell>
          <table:table-cell office:value-type="float" office:value="40.012398" calcext:value-type="float">
            <text:p>40.012398</text:p>
          </table:table-cell>
          <table:table-cell office:value-type="float" office:value="-79.58543" calcext:value-type="float">
            <text:p>-79.58543</text:p>
          </table:table-cell>
          <table:table-cell office:value-type="float" office:value="301.8" calcext:value-type="float">
            <text:p>301.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4:49Z</text:p>
          </table:table-cell>
          <table:table-cell office:value-type="float" office:value="40.012372" calcext:value-type="float">
            <text:p>40.012372</text:p>
          </table:table-cell>
          <table:table-cell office:value-type="float" office:value="-79.585405" calcext:value-type="float">
            <text:p>-79.585405</text:p>
          </table:table-cell>
          <table:table-cell office:value-type="float" office:value="302" calcext:value-type="float">
            <text:p>30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4:52Z</text:p>
          </table:table-cell>
          <table:table-cell office:value-type="float" office:value="40.012351" calcext:value-type="float">
            <text:p>40.012351</text:p>
          </table:table-cell>
          <table:table-cell office:value-type="float" office:value="-79.585361" calcext:value-type="float">
            <text:p>-79.585361</text:p>
          </table:table-cell>
          <table:table-cell office:value-type="float" office:value="302.1" calcext:value-type="float">
            <text:p>302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4:54Z</text:p>
          </table:table-cell>
          <table:table-cell office:value-type="float" office:value="40.01233" calcext:value-type="float">
            <text:p>40.01233</text:p>
          </table:table-cell>
          <table:table-cell office:value-type="float" office:value="-79.585321" calcext:value-type="float">
            <text:p>-79.585321</text:p>
          </table:table-cell>
          <table:table-cell office:value-type="float" office:value="302.1" calcext:value-type="float">
            <text:p>302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4:57Z</text:p>
          </table:table-cell>
          <table:table-cell office:value-type="float" office:value="40.012311" calcext:value-type="float">
            <text:p>40.012311</text:p>
          </table:table-cell>
          <table:table-cell office:value-type="float" office:value="-79.585273" calcext:value-type="float">
            <text:p>-79.585273</text:p>
          </table:table-cell>
          <table:table-cell office:value-type="float" office:value="302.2" calcext:value-type="float">
            <text:p>302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4:59Z</text:p>
          </table:table-cell>
          <table:table-cell office:value-type="float" office:value="40.012293" calcext:value-type="float">
            <text:p>40.012293</text:p>
          </table:table-cell>
          <table:table-cell office:value-type="float" office:value="-79.585227" calcext:value-type="float">
            <text:p>-79.585227</text:p>
          </table:table-cell>
          <table:table-cell office:value-type="float" office:value="302.5" calcext:value-type="float">
            <text:p>302.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0:35:01Z</text:p>
          </table:table-cell>
          <table:table-cell office:value-type="float" office:value="40.012277" calcext:value-type="float">
            <text:p>40.012277</text:p>
          </table:table-cell>
          <table:table-cell office:value-type="float" office:value="-79.585194" calcext:value-type="float">
            <text:p>-79.585194</text:p>
          </table:table-cell>
          <table:table-cell office:value-type="float" office:value="302.7" calcext:value-type="float">
            <text:p>302.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5:04Z</text:p>
          </table:table-cell>
          <table:table-cell office:value-type="float" office:value="40.012261" calcext:value-type="float">
            <text:p>40.012261</text:p>
          </table:table-cell>
          <table:table-cell office:value-type="float" office:value="-79.585164" calcext:value-type="float">
            <text:p>-79.585164</text:p>
          </table:table-cell>
          <table:table-cell office:value-type="float" office:value="302.8" calcext:value-type="float">
            <text:p>302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5:07Z</text:p>
          </table:table-cell>
          <table:table-cell office:value-type="float" office:value="40.012235" calcext:value-type="float">
            <text:p>40.012235</text:p>
          </table:table-cell>
          <table:table-cell office:value-type="float" office:value="-79.585129" calcext:value-type="float">
            <text:p>-79.585129</text:p>
          </table:table-cell>
          <table:table-cell office:value-type="float" office:value="302.8" calcext:value-type="float">
            <text:p>302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5:09Z</text:p>
          </table:table-cell>
          <table:table-cell office:value-type="float" office:value="40.012209" calcext:value-type="float">
            <text:p>40.012209</text:p>
          </table:table-cell>
          <table:table-cell office:value-type="float" office:value="-79.585106" calcext:value-type="float">
            <text:p>-79.585106</text:p>
          </table:table-cell>
          <table:table-cell office:value-type="float" office:value="302.8" calcext:value-type="float">
            <text:p>302.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5:11Z</text:p>
          </table:table-cell>
          <table:table-cell office:value-type="float" office:value="40.012183" calcext:value-type="float">
            <text:p>40.012183</text:p>
          </table:table-cell>
          <table:table-cell office:value-type="float" office:value="-79.58509" calcext:value-type="float">
            <text:p>-79.58509</text:p>
          </table:table-cell>
          <table:table-cell office:value-type="float" office:value="303.1" calcext:value-type="float">
            <text:p>303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5:14Z</text:p>
          </table:table-cell>
          <table:table-cell office:value-type="float" office:value="40.01215" calcext:value-type="float">
            <text:p>40.01215</text:p>
          </table:table-cell>
          <table:table-cell office:value-type="float" office:value="-79.585092" calcext:value-type="float">
            <text:p>-79.585092</text:p>
          </table:table-cell>
          <table:table-cell office:value-type="float" office:value="303.3" calcext:value-type="float">
            <text:p>303.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5:16Z</text:p>
          </table:table-cell>
          <table:table-cell office:value-type="float" office:value="40.012113" calcext:value-type="float">
            <text:p>40.012113</text:p>
          </table:table-cell>
          <table:table-cell office:value-type="float" office:value="-79.585086" calcext:value-type="float">
            <text:p>-79.585086</text:p>
          </table:table-cell>
          <table:table-cell office:value-type="float" office:value="303.5" calcext:value-type="float">
            <text:p>303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35:19Z</text:p>
          </table:table-cell>
          <table:table-cell office:value-type="float" office:value="40.012071" calcext:value-type="float">
            <text:p>40.012071</text:p>
          </table:table-cell>
          <table:table-cell office:value-type="float" office:value="-79.585065" calcext:value-type="float">
            <text:p>-79.585065</text:p>
          </table:table-cell>
          <table:table-cell office:value-type="float" office:value="303.6" calcext:value-type="float">
            <text:p>303.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35:21Z</text:p>
          </table:table-cell>
          <table:table-cell office:value-type="float" office:value="40.012042" calcext:value-type="float">
            <text:p>40.012042</text:p>
          </table:table-cell>
          <table:table-cell office:value-type="float" office:value="-79.585037" calcext:value-type="float">
            <text:p>-79.585037</text:p>
          </table:table-cell>
          <table:table-cell office:value-type="float" office:value="303.8" calcext:value-type="float">
            <text:p>303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5:25Z</text:p>
          </table:table-cell>
          <table:table-cell office:value-type="float" office:value="40.012019" calcext:value-type="float">
            <text:p>40.012019</text:p>
          </table:table-cell>
          <table:table-cell office:value-type="float" office:value="-79.585012" calcext:value-type="float">
            <text:p>-79.585012</text:p>
          </table:table-cell>
          <table:table-cell office:value-type="float" office:value="304" calcext:value-type="float">
            <text:p>3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5:28Z</text:p>
          </table:table-cell>
          <table:table-cell office:value-type="float" office:value="40.011991" calcext:value-type="float">
            <text:p>40.011991</text:p>
          </table:table-cell>
          <table:table-cell office:value-type="float" office:value="-79.584994" calcext:value-type="float">
            <text:p>-79.584994</text:p>
          </table:table-cell>
          <table:table-cell office:value-type="float" office:value="304" calcext:value-type="float">
            <text:p>3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5:30Z</text:p>
          </table:table-cell>
          <table:table-cell office:value-type="float" office:value="40.011966" calcext:value-type="float">
            <text:p>40.011966</text:p>
          </table:table-cell>
          <table:table-cell office:value-type="float" office:value="-79.584965" calcext:value-type="float">
            <text:p>-79.584965</text:p>
          </table:table-cell>
          <table:table-cell office:value-type="float" office:value="304" calcext:value-type="float">
            <text:p>3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5:32Z</text:p>
          </table:table-cell>
          <table:table-cell office:value-type="float" office:value="40.011951" calcext:value-type="float">
            <text:p>40.011951</text:p>
          </table:table-cell>
          <table:table-cell office:value-type="float" office:value="-79.584926" calcext:value-type="float">
            <text:p>-79.584926</text:p>
          </table:table-cell>
          <table:table-cell office:value-type="float" office:value="304" calcext:value-type="float">
            <text:p>30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35:35Z</text:p>
          </table:table-cell>
          <table:table-cell office:value-type="float" office:value="40.01194" calcext:value-type="float">
            <text:p>40.01194</text:p>
          </table:table-cell>
          <table:table-cell office:value-type="float" office:value="-79.584887" calcext:value-type="float">
            <text:p>-79.584887</text:p>
          </table:table-cell>
          <table:table-cell office:value-type="float" office:value="304.5" calcext:value-type="float">
            <text:p>304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35:37Z</text:p>
          </table:table-cell>
          <table:table-cell office:value-type="float" office:value="40.011921" calcext:value-type="float">
            <text:p>40.011921</text:p>
          </table:table-cell>
          <table:table-cell office:value-type="float" office:value="-79.584856" calcext:value-type="float">
            <text:p>-79.584856</text:p>
          </table:table-cell>
          <table:table-cell office:value-type="float" office:value="304.7" calcext:value-type="float">
            <text:p>304.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5:39Z</text:p>
          </table:table-cell>
          <table:table-cell office:value-type="float" office:value="40.011892" calcext:value-type="float">
            <text:p>40.011892</text:p>
          </table:table-cell>
          <table:table-cell office:value-type="float" office:value="-79.58482" calcext:value-type="float">
            <text:p>-79.58482</text:p>
          </table:table-cell>
          <table:table-cell office:value-type="float" office:value="305.1" calcext:value-type="float">
            <text:p>305.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5:41Z</text:p>
          </table:table-cell>
          <table:table-cell office:value-type="float" office:value="40.01187" calcext:value-type="float">
            <text:p>40.01187</text:p>
          </table:table-cell>
          <table:table-cell office:value-type="float" office:value="-79.584797" calcext:value-type="float">
            <text:p>-79.584797</text:p>
          </table:table-cell>
          <table:table-cell office:value-type="float" office:value="305.3" calcext:value-type="float">
            <text:p>305.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35:43Z</text:p>
          </table:table-cell>
          <table:table-cell office:value-type="float" office:value="40.011847" calcext:value-type="float">
            <text:p>40.011847</text:p>
          </table:table-cell>
          <table:table-cell office:value-type="float" office:value="-79.584763" calcext:value-type="float">
            <text:p>-79.584763</text:p>
          </table:table-cell>
          <table:table-cell office:value-type="float" office:value="305.5" calcext:value-type="float">
            <text:p>305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5:46Z</text:p>
          </table:table-cell>
          <table:table-cell office:value-type="float" office:value="40.011819" calcext:value-type="float">
            <text:p>40.011819</text:p>
          </table:table-cell>
          <table:table-cell office:value-type="float" office:value="-79.584725" calcext:value-type="float">
            <text:p>-79.584725</text:p>
          </table:table-cell>
          <table:table-cell office:value-type="float" office:value="305.8" calcext:value-type="float">
            <text:p>305.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35:48Z</text:p>
          </table:table-cell>
          <table:table-cell office:value-type="float" office:value="40.011795" calcext:value-type="float">
            <text:p>40.011795</text:p>
          </table:table-cell>
          <table:table-cell office:value-type="float" office:value="-79.584687" calcext:value-type="float">
            <text:p>-79.584687</text:p>
          </table:table-cell>
          <table:table-cell office:value-type="float" office:value="306.1" calcext:value-type="float">
            <text:p>306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5:50Z</text:p>
          </table:table-cell>
          <table:table-cell office:value-type="float" office:value="40.011769" calcext:value-type="float">
            <text:p>40.011769</text:p>
          </table:table-cell>
          <table:table-cell office:value-type="float" office:value="-79.584645" calcext:value-type="float">
            <text:p>-79.584645</text:p>
          </table:table-cell>
          <table:table-cell office:value-type="float" office:value="306.4" calcext:value-type="float">
            <text:p>306.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35:52Z</text:p>
          </table:table-cell>
          <table:table-cell office:value-type="float" office:value="40.011744" calcext:value-type="float">
            <text:p>40.011744</text:p>
          </table:table-cell>
          <table:table-cell office:value-type="float" office:value="-79.584611" calcext:value-type="float">
            <text:p>-79.584611</text:p>
          </table:table-cell>
          <table:table-cell office:value-type="float" office:value="306.7" calcext:value-type="float">
            <text:p>306.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35:54Z</text:p>
          </table:table-cell>
          <table:table-cell office:value-type="float" office:value="40.011715" calcext:value-type="float">
            <text:p>40.011715</text:p>
          </table:table-cell>
          <table:table-cell office:value-type="float" office:value="-79.584576" calcext:value-type="float">
            <text:p>-79.584576</text:p>
          </table:table-cell>
          <table:table-cell office:value-type="float" office:value="307" calcext:value-type="float">
            <text:p>30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5:57Z</text:p>
          </table:table-cell>
          <table:table-cell office:value-type="float" office:value="40.01169" calcext:value-type="float">
            <text:p>40.01169</text:p>
          </table:table-cell>
          <table:table-cell office:value-type="float" office:value="-79.584547" calcext:value-type="float">
            <text:p>-79.584547</text:p>
          </table:table-cell>
          <table:table-cell office:value-type="float" office:value="307.2" calcext:value-type="float">
            <text:p>307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36:00Z</text:p>
          </table:table-cell>
          <table:table-cell office:value-type="float" office:value="40.01167" calcext:value-type="float">
            <text:p>40.01167</text:p>
          </table:table-cell>
          <table:table-cell office:value-type="float" office:value="-79.584514" calcext:value-type="float">
            <text:p>-79.584514</text:p>
          </table:table-cell>
          <table:table-cell office:value-type="float" office:value="307.5" calcext:value-type="float">
            <text:p>307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6:03Z</text:p>
          </table:table-cell>
          <table:table-cell office:value-type="float" office:value="40.011649" calcext:value-type="float">
            <text:p>40.011649</text:p>
          </table:table-cell>
          <table:table-cell office:value-type="float" office:value="-79.584485" calcext:value-type="float">
            <text:p>-79.584485</text:p>
          </table:table-cell>
          <table:table-cell office:value-type="float" office:value="307.7" calcext:value-type="float">
            <text:p>307.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6:05Z</text:p>
          </table:table-cell>
          <table:table-cell office:value-type="float" office:value="40.01162" calcext:value-type="float">
            <text:p>40.01162</text:p>
          </table:table-cell>
          <table:table-cell office:value-type="float" office:value="-79.584448" calcext:value-type="float">
            <text:p>-79.584448</text:p>
          </table:table-cell>
          <table:table-cell office:value-type="float" office:value="308" calcext:value-type="float">
            <text:p>30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36:08Z</text:p>
          </table:table-cell>
          <table:table-cell office:value-type="float" office:value="40.011598" calcext:value-type="float">
            <text:p>40.011598</text:p>
          </table:table-cell>
          <table:table-cell office:value-type="float" office:value="-79.584418" calcext:value-type="float">
            <text:p>-79.584418</text:p>
          </table:table-cell>
          <table:table-cell office:value-type="float" office:value="308.1" calcext:value-type="float">
            <text:p>308.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36:12Z</text:p>
          </table:table-cell>
          <table:table-cell office:value-type="float" office:value="40.011565" calcext:value-type="float">
            <text:p>40.011565</text:p>
          </table:table-cell>
          <table:table-cell office:value-type="float" office:value="-79.584409" calcext:value-type="float">
            <text:p>-79.584409</text:p>
          </table:table-cell>
          <table:table-cell office:value-type="float" office:value="308.2" calcext:value-type="float">
            <text:p>308.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36:15Z</text:p>
          </table:table-cell>
          <table:table-cell office:value-type="float" office:value="40.011534" calcext:value-type="float">
            <text:p>40.011534</text:p>
          </table:table-cell>
          <table:table-cell office:value-type="float" office:value="-79.584384" calcext:value-type="float">
            <text:p>-79.584384</text:p>
          </table:table-cell>
          <table:table-cell office:value-type="float" office:value="308.3" calcext:value-type="float">
            <text:p>308.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36:18Z</text:p>
          </table:table-cell>
          <table:table-cell office:value-type="float" office:value="40.011516" calcext:value-type="float">
            <text:p>40.011516</text:p>
          </table:table-cell>
          <table:table-cell office:value-type="float" office:value="-79.584342" calcext:value-type="float">
            <text:p>-79.584342</text:p>
          </table:table-cell>
          <table:table-cell office:value-type="float" office:value="308.4" calcext:value-type="float">
            <text:p>308.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6:21Z</text:p>
          </table:table-cell>
          <table:table-cell office:value-type="float" office:value="40.01149" calcext:value-type="float">
            <text:p>40.01149</text:p>
          </table:table-cell>
          <table:table-cell office:value-type="float" office:value="-79.584298" calcext:value-type="float">
            <text:p>-79.584298</text:p>
          </table:table-cell>
          <table:table-cell office:value-type="float" office:value="308.6" calcext:value-type="float">
            <text:p>308.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36:23Z</text:p>
          </table:table-cell>
          <table:table-cell office:value-type="float" office:value="40.01147" calcext:value-type="float">
            <text:p>40.01147</text:p>
          </table:table-cell>
          <table:table-cell office:value-type="float" office:value="-79.584272" calcext:value-type="float">
            <text:p>-79.584272</text:p>
          </table:table-cell>
          <table:table-cell office:value-type="float" office:value="308.6" calcext:value-type="float">
            <text:p>308.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6:25Z</text:p>
          </table:table-cell>
          <table:table-cell office:value-type="float" office:value="40.01144" calcext:value-type="float">
            <text:p>40.01144</text:p>
          </table:table-cell>
          <table:table-cell office:value-type="float" office:value="-79.584249" calcext:value-type="float">
            <text:p>-79.584249</text:p>
          </table:table-cell>
          <table:table-cell office:value-type="float" office:value="308.7" calcext:value-type="float">
            <text:p>308.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6:28Z</text:p>
          </table:table-cell>
          <table:table-cell office:value-type="float" office:value="40.011405" calcext:value-type="float">
            <text:p>40.011405</text:p>
          </table:table-cell>
          <table:table-cell office:value-type="float" office:value="-79.584224" calcext:value-type="float">
            <text:p>-79.584224</text:p>
          </table:table-cell>
          <table:table-cell office:value-type="float" office:value="308.8" calcext:value-type="float">
            <text:p>308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6:30Z</text:p>
          </table:table-cell>
          <table:table-cell office:value-type="float" office:value="40.011376" calcext:value-type="float">
            <text:p>40.011376</text:p>
          </table:table-cell>
          <table:table-cell office:value-type="float" office:value="-79.584193" calcext:value-type="float">
            <text:p>-79.584193</text:p>
          </table:table-cell>
          <table:table-cell office:value-type="float" office:value="308.8" calcext:value-type="float">
            <text:p>308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6:32Z</text:p>
          </table:table-cell>
          <table:table-cell office:value-type="float" office:value="40.01135" calcext:value-type="float">
            <text:p>40.01135</text:p>
          </table:table-cell>
          <table:table-cell office:value-type="float" office:value="-79.584166" calcext:value-type="float">
            <text:p>-79.584166</text:p>
          </table:table-cell>
          <table:table-cell office:value-type="float" office:value="308.9" calcext:value-type="float">
            <text:p>308.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6:34Z</text:p>
          </table:table-cell>
          <table:table-cell office:value-type="float" office:value="40.011327" calcext:value-type="float">
            <text:p>40.011327</text:p>
          </table:table-cell>
          <table:table-cell office:value-type="float" office:value="-79.584138" calcext:value-type="float">
            <text:p>-79.584138</text:p>
          </table:table-cell>
          <table:table-cell office:value-type="float" office:value="308.9" calcext:value-type="float">
            <text:p>308.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6:36Z</text:p>
          </table:table-cell>
          <table:table-cell office:value-type="float" office:value="40.011301" calcext:value-type="float">
            <text:p>40.011301</text:p>
          </table:table-cell>
          <table:table-cell office:value-type="float" office:value="-79.584116" calcext:value-type="float">
            <text:p>-79.584116</text:p>
          </table:table-cell>
          <table:table-cell office:value-type="float" office:value="308.9" calcext:value-type="float">
            <text:p>308.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6:39Z</text:p>
          </table:table-cell>
          <table:table-cell office:value-type="float" office:value="40.011264" calcext:value-type="float">
            <text:p>40.011264</text:p>
          </table:table-cell>
          <table:table-cell office:value-type="float" office:value="-79.584093" calcext:value-type="float">
            <text:p>-79.584093</text:p>
          </table:table-cell>
          <table:table-cell office:value-type="float" office:value="309" calcext:value-type="float">
            <text:p>3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6:41Z</text:p>
          </table:table-cell>
          <table:table-cell office:value-type="float" office:value="40.011238" calcext:value-type="float">
            <text:p>40.011238</text:p>
          </table:table-cell>
          <table:table-cell office:value-type="float" office:value="-79.58407" calcext:value-type="float">
            <text:p>-79.58407</text:p>
          </table:table-cell>
          <table:table-cell office:value-type="float" office:value="309" calcext:value-type="float">
            <text:p>30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6:43Z</text:p>
          </table:table-cell>
          <table:table-cell office:value-type="float" office:value="40.011215" calcext:value-type="float">
            <text:p>40.011215</text:p>
          </table:table-cell>
          <table:table-cell office:value-type="float" office:value="-79.584046" calcext:value-type="float">
            <text:p>-79.584046</text:p>
          </table:table-cell>
          <table:table-cell office:value-type="float" office:value="309" calcext:value-type="float">
            <text:p>30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6:46Z</text:p>
          </table:table-cell>
          <table:table-cell office:value-type="float" office:value="40.011186" calcext:value-type="float">
            <text:p>40.011186</text:p>
          </table:table-cell>
          <table:table-cell office:value-type="float" office:value="-79.584026" calcext:value-type="float">
            <text:p>-79.584026</text:p>
          </table:table-cell>
          <table:table-cell office:value-type="float" office:value="309" calcext:value-type="float">
            <text:p>30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0:36:48Z</text:p>
          </table:table-cell>
          <table:table-cell office:value-type="float" office:value="40.011153" calcext:value-type="float">
            <text:p>40.011153</text:p>
          </table:table-cell>
          <table:table-cell office:value-type="float" office:value="-79.584002" calcext:value-type="float">
            <text:p>-79.584002</text:p>
          </table:table-cell>
          <table:table-cell office:value-type="float" office:value="309" calcext:value-type="float">
            <text:p>30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36:50Z</text:p>
          </table:table-cell>
          <table:table-cell office:value-type="float" office:value="40.011115" calcext:value-type="float">
            <text:p>40.011115</text:p>
          </table:table-cell>
          <table:table-cell office:value-type="float" office:value="-79.583979" calcext:value-type="float">
            <text:p>-79.583979</text:p>
          </table:table-cell>
          <table:table-cell office:value-type="float" office:value="309" calcext:value-type="float">
            <text:p>30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36:52Z</text:p>
          </table:table-cell>
          <table:table-cell office:value-type="float" office:value="40.011075" calcext:value-type="float">
            <text:p>40.011075</text:p>
          </table:table-cell>
          <table:table-cell office:value-type="float" office:value="-79.583955" calcext:value-type="float">
            <text:p>-79.583955</text:p>
          </table:table-cell>
          <table:table-cell office:value-type="float" office:value="308.9" calcext:value-type="float">
            <text:p>308.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6:54Z</text:p>
          </table:table-cell>
          <table:table-cell office:value-type="float" office:value="40.011046" calcext:value-type="float">
            <text:p>40.011046</text:p>
          </table:table-cell>
          <table:table-cell office:value-type="float" office:value="-79.583937" calcext:value-type="float">
            <text:p>-79.583937</text:p>
          </table:table-cell>
          <table:table-cell office:value-type="float" office:value="308.9" calcext:value-type="float">
            <text:p>308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36:56Z</text:p>
          </table:table-cell>
          <table:table-cell office:value-type="float" office:value="40.011019" calcext:value-type="float">
            <text:p>40.011019</text:p>
          </table:table-cell>
          <table:table-cell office:value-type="float" office:value="-79.583917" calcext:value-type="float">
            <text:p>-79.583917</text:p>
          </table:table-cell>
          <table:table-cell office:value-type="float" office:value="308.8" calcext:value-type="float">
            <text:p>308.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36:58Z</text:p>
          </table:table-cell>
          <table:table-cell office:value-type="float" office:value="40.010993" calcext:value-type="float">
            <text:p>40.010993</text:p>
          </table:table-cell>
          <table:table-cell office:value-type="float" office:value="-79.583888" calcext:value-type="float">
            <text:p>-79.583888</text:p>
          </table:table-cell>
          <table:table-cell office:value-type="float" office:value="308.7" calcext:value-type="float">
            <text:p>308.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7:00Z</text:p>
          </table:table-cell>
          <table:table-cell office:value-type="float" office:value="40.010969" calcext:value-type="float">
            <text:p>40.010969</text:p>
          </table:table-cell>
          <table:table-cell office:value-type="float" office:value="-79.583853" calcext:value-type="float">
            <text:p>-79.583853</text:p>
          </table:table-cell>
          <table:table-cell office:value-type="float" office:value="308.6" calcext:value-type="float">
            <text:p>308.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7:02Z</text:p>
          </table:table-cell>
          <table:table-cell office:value-type="float" office:value="40.010947" calcext:value-type="float">
            <text:p>40.010947</text:p>
          </table:table-cell>
          <table:table-cell office:value-type="float" office:value="-79.583823" calcext:value-type="float">
            <text:p>-79.583823</text:p>
          </table:table-cell>
          <table:table-cell office:value-type="float" office:value="308.6" calcext:value-type="float">
            <text:p>30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37:04Z</text:p>
          </table:table-cell>
          <table:table-cell office:value-type="float" office:value="40.010919" calcext:value-type="float">
            <text:p>40.010919</text:p>
          </table:table-cell>
          <table:table-cell office:value-type="float" office:value="-79.583795" calcext:value-type="float">
            <text:p>-79.583795</text:p>
          </table:table-cell>
          <table:table-cell office:value-type="float" office:value="308.5" calcext:value-type="float">
            <text:p>308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37:06Z</text:p>
          </table:table-cell>
          <table:table-cell office:value-type="float" office:value="40.010883" calcext:value-type="float">
            <text:p>40.010883</text:p>
          </table:table-cell>
          <table:table-cell office:value-type="float" office:value="-79.583768" calcext:value-type="float">
            <text:p>-79.583768</text:p>
          </table:table-cell>
          <table:table-cell office:value-type="float" office:value="308.4" calcext:value-type="float">
            <text:p>308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37:08Z</text:p>
          </table:table-cell>
          <table:table-cell office:value-type="float" office:value="40.010848" calcext:value-type="float">
            <text:p>40.010848</text:p>
          </table:table-cell>
          <table:table-cell office:value-type="float" office:value="-79.583739" calcext:value-type="float">
            <text:p>-79.583739</text:p>
          </table:table-cell>
          <table:table-cell office:value-type="float" office:value="308.3" calcext:value-type="float">
            <text:p>30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37:10Z</text:p>
          </table:table-cell>
          <table:table-cell office:value-type="float" office:value="40.010819" calcext:value-type="float">
            <text:p>40.010819</text:p>
          </table:table-cell>
          <table:table-cell office:value-type="float" office:value="-79.583704" calcext:value-type="float">
            <text:p>-79.583704</text:p>
          </table:table-cell>
          <table:table-cell office:value-type="float" office:value="308.2" calcext:value-type="float">
            <text:p>308.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37:12Z</text:p>
          </table:table-cell>
          <table:table-cell office:value-type="float" office:value="40.010789" calcext:value-type="float">
            <text:p>40.010789</text:p>
          </table:table-cell>
          <table:table-cell office:value-type="float" office:value="-79.58367" calcext:value-type="float">
            <text:p>-79.58367</text:p>
          </table:table-cell>
          <table:table-cell office:value-type="float" office:value="308.1" calcext:value-type="float">
            <text:p>308.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37:14Z</text:p>
          </table:table-cell>
          <table:table-cell office:value-type="float" office:value="40.010758" calcext:value-type="float">
            <text:p>40.010758</text:p>
          </table:table-cell>
          <table:table-cell office:value-type="float" office:value="-79.583637" calcext:value-type="float">
            <text:p>-79.583637</text:p>
          </table:table-cell>
          <table:table-cell office:value-type="float" office:value="308" calcext:value-type="float">
            <text:p>30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37:16Z</text:p>
          </table:table-cell>
          <table:table-cell office:value-type="float" office:value="40.01073" calcext:value-type="float">
            <text:p>40.01073</text:p>
          </table:table-cell>
          <table:table-cell office:value-type="float" office:value="-79.583609" calcext:value-type="float">
            <text:p>-79.583609</text:p>
          </table:table-cell>
          <table:table-cell office:value-type="float" office:value="308" calcext:value-type="float">
            <text:p>30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37:18Z</text:p>
          </table:table-cell>
          <table:table-cell office:value-type="float" office:value="40.010691" calcext:value-type="float">
            <text:p>40.010691</text:p>
          </table:table-cell>
          <table:table-cell office:value-type="float" office:value="-79.583571" calcext:value-type="float">
            <text:p>-79.583571</text:p>
          </table:table-cell>
          <table:table-cell office:value-type="float" office:value="308.1" calcext:value-type="float">
            <text:p>308.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37:20Z</text:p>
          </table:table-cell>
          <table:table-cell office:value-type="float" office:value="40.010643" calcext:value-type="float">
            <text:p>40.010643</text:p>
          </table:table-cell>
          <table:table-cell office:value-type="float" office:value="-79.583538" calcext:value-type="float">
            <text:p>-79.583538</text:p>
          </table:table-cell>
          <table:table-cell office:value-type="float" office:value="308.1" calcext:value-type="float">
            <text:p>308.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37:23Z</text:p>
          </table:table-cell>
          <table:table-cell office:value-type="float" office:value="40.010612" calcext:value-type="float">
            <text:p>40.010612</text:p>
          </table:table-cell>
          <table:table-cell office:value-type="float" office:value="-79.583526" calcext:value-type="float">
            <text:p>-79.583526</text:p>
          </table:table-cell>
          <table:table-cell office:value-type="float" office:value="308.2" calcext:value-type="float">
            <text:p>308.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37:26Z</text:p>
          </table:table-cell>
          <table:table-cell office:value-type="float" office:value="40.010577" calcext:value-type="float">
            <text:p>40.010577</text:p>
          </table:table-cell>
          <table:table-cell office:value-type="float" office:value="-79.583496" calcext:value-type="float">
            <text:p>-79.583496</text:p>
          </table:table-cell>
          <table:table-cell office:value-type="float" office:value="308.2" calcext:value-type="float">
            <text:p>308.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37:28Z</text:p>
          </table:table-cell>
          <table:table-cell office:value-type="float" office:value="40.010546" calcext:value-type="float">
            <text:p>40.010546</text:p>
          </table:table-cell>
          <table:table-cell office:value-type="float" office:value="-79.583474" calcext:value-type="float">
            <text:p>-79.583474</text:p>
          </table:table-cell>
          <table:table-cell office:value-type="float" office:value="308.3" calcext:value-type="float">
            <text:p>308.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37:31Z</text:p>
          </table:table-cell>
          <table:table-cell office:value-type="float" office:value="40.010526" calcext:value-type="float">
            <text:p>40.010526</text:p>
          </table:table-cell>
          <table:table-cell office:value-type="float" office:value="-79.58345" calcext:value-type="float">
            <text:p>-79.58345</text:p>
          </table:table-cell>
          <table:table-cell office:value-type="float" office:value="308.3" calcext:value-type="float">
            <text:p>308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7:33Z</text:p>
          </table:table-cell>
          <table:table-cell office:value-type="float" office:value="40.010504" calcext:value-type="float">
            <text:p>40.010504</text:p>
          </table:table-cell>
          <table:table-cell office:value-type="float" office:value="-79.583428" calcext:value-type="float">
            <text:p>-79.583428</text:p>
          </table:table-cell>
          <table:table-cell office:value-type="float" office:value="308.4" calcext:value-type="float">
            <text:p>308.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37:35Z</text:p>
          </table:table-cell>
          <table:table-cell office:value-type="float" office:value="40.010483" calcext:value-type="float">
            <text:p>40.010483</text:p>
          </table:table-cell>
          <table:table-cell office:value-type="float" office:value="-79.583402" calcext:value-type="float">
            <text:p>-79.583402</text:p>
          </table:table-cell>
          <table:table-cell office:value-type="float" office:value="308.4" calcext:value-type="float">
            <text:p>308.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7:37Z</text:p>
          </table:table-cell>
          <table:table-cell office:value-type="float" office:value="40.010458" calcext:value-type="float">
            <text:p>40.010458</text:p>
          </table:table-cell>
          <table:table-cell office:value-type="float" office:value="-79.583374" calcext:value-type="float">
            <text:p>-79.583374</text:p>
          </table:table-cell>
          <table:table-cell office:value-type="float" office:value="308.5" calcext:value-type="float">
            <text:p>308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37:39Z</text:p>
          </table:table-cell>
          <table:table-cell office:value-type="float" office:value="40.010436" calcext:value-type="float">
            <text:p>40.010436</text:p>
          </table:table-cell>
          <table:table-cell office:value-type="float" office:value="-79.58335" calcext:value-type="float">
            <text:p>-79.58335</text:p>
          </table:table-cell>
          <table:table-cell office:value-type="float" office:value="308.6" calcext:value-type="float">
            <text:p>308.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7:42Z</text:p>
          </table:table-cell>
          <table:table-cell office:value-type="float" office:value="40.010419" calcext:value-type="float">
            <text:p>40.010419</text:p>
          </table:table-cell>
          <table:table-cell office:value-type="float" office:value="-79.583318" calcext:value-type="float">
            <text:p>-79.583318</text:p>
          </table:table-cell>
          <table:table-cell office:value-type="float" office:value="308.6" calcext:value-type="float">
            <text:p>308.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7:46Z</text:p>
          </table:table-cell>
          <table:table-cell office:value-type="float" office:value="40.010392" calcext:value-type="float">
            <text:p>40.010392</text:p>
          </table:table-cell>
          <table:table-cell office:value-type="float" office:value="-79.583292" calcext:value-type="float">
            <text:p>-79.583292</text:p>
          </table:table-cell>
          <table:table-cell office:value-type="float" office:value="308.7" calcext:value-type="float">
            <text:p>308.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37:49Z</text:p>
          </table:table-cell>
          <table:table-cell office:value-type="float" office:value="40.010366" calcext:value-type="float">
            <text:p>40.010366</text:p>
          </table:table-cell>
          <table:table-cell office:value-type="float" office:value="-79.583261" calcext:value-type="float">
            <text:p>-79.583261</text:p>
          </table:table-cell>
          <table:table-cell office:value-type="float" office:value="308.8" calcext:value-type="float">
            <text:p>308.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37:51Z</text:p>
          </table:table-cell>
          <table:table-cell office:value-type="float" office:value="40.010336" calcext:value-type="float">
            <text:p>40.010336</text:p>
          </table:table-cell>
          <table:table-cell office:value-type="float" office:value="-79.583234" calcext:value-type="float">
            <text:p>-79.583234</text:p>
          </table:table-cell>
          <table:table-cell office:value-type="float" office:value="308.9" calcext:value-type="float">
            <text:p>308.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7:53Z</text:p>
          </table:table-cell>
          <table:table-cell office:value-type="float" office:value="40.010306" calcext:value-type="float">
            <text:p>40.010306</text:p>
          </table:table-cell>
          <table:table-cell office:value-type="float" office:value="-79.583216" calcext:value-type="float">
            <text:p>-79.583216</text:p>
          </table:table-cell>
          <table:table-cell office:value-type="float" office:value="309" calcext:value-type="float">
            <text:p>30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0:37:56Z</text:p>
          </table:table-cell>
          <table:table-cell office:value-type="float" office:value="40.010276" calcext:value-type="float">
            <text:p>40.010276</text:p>
          </table:table-cell>
          <table:table-cell office:value-type="float" office:value="-79.58319" calcext:value-type="float">
            <text:p>-79.58319</text:p>
          </table:table-cell>
          <table:table-cell office:value-type="float" office:value="309.1" calcext:value-type="float">
            <text:p>309.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37:58Z</text:p>
          </table:table-cell>
          <table:table-cell office:value-type="float" office:value="40.010242" calcext:value-type="float">
            <text:p>40.010242</text:p>
          </table:table-cell>
          <table:table-cell office:value-type="float" office:value="-79.583175" calcext:value-type="float">
            <text:p>-79.583175</text:p>
          </table:table-cell>
          <table:table-cell office:value-type="float" office:value="309.2" calcext:value-type="float">
            <text:p>309.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38:00Z</text:p>
          </table:table-cell>
          <table:table-cell office:value-type="float" office:value="40.010206" calcext:value-type="float">
            <text:p>40.010206</text:p>
          </table:table-cell>
          <table:table-cell office:value-type="float" office:value="-79.583154" calcext:value-type="float">
            <text:p>-79.583154</text:p>
          </table:table-cell>
          <table:table-cell office:value-type="float" office:value="309.3" calcext:value-type="float">
            <text:p>309.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0:38:02Z</text:p>
          </table:table-cell>
          <table:table-cell office:value-type="float" office:value="40.010182" calcext:value-type="float">
            <text:p>40.010182</text:p>
          </table:table-cell>
          <table:table-cell office:value-type="float" office:value="-79.583125" calcext:value-type="float">
            <text:p>-79.583125</text:p>
          </table:table-cell>
          <table:table-cell office:value-type="float" office:value="309.3" calcext:value-type="float">
            <text:p>309.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0:38:05Z</text:p>
          </table:table-cell>
          <table:table-cell office:value-type="float" office:value="40.010152" calcext:value-type="float">
            <text:p>40.010152</text:p>
          </table:table-cell>
          <table:table-cell office:value-type="float" office:value="-79.583099" calcext:value-type="float">
            <text:p>-79.583099</text:p>
          </table:table-cell>
          <table:table-cell office:value-type="float" office:value="309.3" calcext:value-type="float">
            <text:p>309.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8:07Z</text:p>
          </table:table-cell>
          <table:table-cell office:value-type="float" office:value="40.010119" calcext:value-type="float">
            <text:p>40.010119</text:p>
          </table:table-cell>
          <table:table-cell office:value-type="float" office:value="-79.583088" calcext:value-type="float">
            <text:p>-79.583088</text:p>
          </table:table-cell>
          <table:table-cell office:value-type="float" office:value="309.5" calcext:value-type="float">
            <text:p>309.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8:09Z</text:p>
          </table:table-cell>
          <table:table-cell office:value-type="float" office:value="40.010091" calcext:value-type="float">
            <text:p>40.010091</text:p>
          </table:table-cell>
          <table:table-cell office:value-type="float" office:value="-79.58307" calcext:value-type="float">
            <text:p>-79.58307</text:p>
          </table:table-cell>
          <table:table-cell office:value-type="float" office:value="309.5" calcext:value-type="float">
            <text:p>309.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8:11Z</text:p>
          </table:table-cell>
          <table:table-cell office:value-type="float" office:value="40.010067" calcext:value-type="float">
            <text:p>40.010067</text:p>
          </table:table-cell>
          <table:table-cell office:value-type="float" office:value="-79.583047" calcext:value-type="float">
            <text:p>-79.583047</text:p>
          </table:table-cell>
          <table:table-cell office:value-type="float" office:value="309.5" calcext:value-type="float">
            <text:p>309.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8:13Z</text:p>
          </table:table-cell>
          <table:table-cell office:value-type="float" office:value="40.010042" calcext:value-type="float">
            <text:p>40.010042</text:p>
          </table:table-cell>
          <table:table-cell office:value-type="float" office:value="-79.583023" calcext:value-type="float">
            <text:p>-79.583023</text:p>
          </table:table-cell>
          <table:table-cell office:value-type="float" office:value="309.5" calcext:value-type="float">
            <text:p>309.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8:16Z</text:p>
          </table:table-cell>
          <table:table-cell office:value-type="float" office:value="40.010018" calcext:value-type="float">
            <text:p>40.010018</text:p>
          </table:table-cell>
          <table:table-cell office:value-type="float" office:value="-79.582995" calcext:value-type="float">
            <text:p>-79.582995</text:p>
          </table:table-cell>
          <table:table-cell office:value-type="float" office:value="309.6" calcext:value-type="float">
            <text:p>309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8:19Z</text:p>
          </table:table-cell>
          <table:table-cell office:value-type="float" office:value="40.009991" calcext:value-type="float">
            <text:p>40.009991</text:p>
          </table:table-cell>
          <table:table-cell office:value-type="float" office:value="-79.582962" calcext:value-type="float">
            <text:p>-79.582962</text:p>
          </table:table-cell>
          <table:table-cell office:value-type="float" office:value="309.9" calcext:value-type="float">
            <text:p>309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8:22Z</text:p>
          </table:table-cell>
          <table:table-cell office:value-type="float" office:value="40.009959" calcext:value-type="float">
            <text:p>40.009959</text:p>
          </table:table-cell>
          <table:table-cell office:value-type="float" office:value="-79.582943" calcext:value-type="float">
            <text:p>-79.582943</text:p>
          </table:table-cell>
          <table:table-cell office:value-type="float" office:value="310" calcext:value-type="float">
            <text:p>3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8:25Z</text:p>
          </table:table-cell>
          <table:table-cell office:value-type="float" office:value="40.009927" calcext:value-type="float">
            <text:p>40.009927</text:p>
          </table:table-cell>
          <table:table-cell office:value-type="float" office:value="-79.582919" calcext:value-type="float">
            <text:p>-79.582919</text:p>
          </table:table-cell>
          <table:table-cell office:value-type="float" office:value="310" calcext:value-type="float">
            <text:p>3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8:28Z</text:p>
          </table:table-cell>
          <table:table-cell office:value-type="float" office:value="40.009907" calcext:value-type="float">
            <text:p>40.009907</text:p>
          </table:table-cell>
          <table:table-cell office:value-type="float" office:value="-79.582885" calcext:value-type="float">
            <text:p>-79.582885</text:p>
          </table:table-cell>
          <table:table-cell office:value-type="float" office:value="310" calcext:value-type="float">
            <text:p>3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8:31Z</text:p>
          </table:table-cell>
          <table:table-cell office:value-type="float" office:value="40.009881" calcext:value-type="float">
            <text:p>40.009881</text:p>
          </table:table-cell>
          <table:table-cell office:value-type="float" office:value="-79.582848" calcext:value-type="float">
            <text:p>-79.582848</text:p>
          </table:table-cell>
          <table:table-cell office:value-type="float" office:value="310.1" calcext:value-type="float">
            <text:p>310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8:33Z</text:p>
          </table:table-cell>
          <table:table-cell office:value-type="float" office:value="40.009859" calcext:value-type="float">
            <text:p>40.009859</text:p>
          </table:table-cell>
          <table:table-cell office:value-type="float" office:value="-79.582818" calcext:value-type="float">
            <text:p>-79.582818</text:p>
          </table:table-cell>
          <table:table-cell office:value-type="float" office:value="310.2" calcext:value-type="float">
            <text:p>310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8:35Z</text:p>
          </table:table-cell>
          <table:table-cell office:value-type="float" office:value="40.009832" calcext:value-type="float">
            <text:p>40.009832</text:p>
          </table:table-cell>
          <table:table-cell office:value-type="float" office:value="-79.582795" calcext:value-type="float">
            <text:p>-79.582795</text:p>
          </table:table-cell>
          <table:table-cell office:value-type="float" office:value="310.2" calcext:value-type="float">
            <text:p>310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8:39Z</text:p>
          </table:table-cell>
          <table:table-cell office:value-type="float" office:value="40.009807" calcext:value-type="float">
            <text:p>40.009807</text:p>
          </table:table-cell>
          <table:table-cell office:value-type="float" office:value="-79.582756" calcext:value-type="float">
            <text:p>-79.582756</text:p>
          </table:table-cell>
          <table:table-cell office:value-type="float" office:value="310.2" calcext:value-type="float">
            <text:p>310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8:41Z</text:p>
          </table:table-cell>
          <table:table-cell office:value-type="float" office:value="40.009782" calcext:value-type="float">
            <text:p>40.009782</text:p>
          </table:table-cell>
          <table:table-cell office:value-type="float" office:value="-79.582734" calcext:value-type="float">
            <text:p>-79.582734</text:p>
          </table:table-cell>
          <table:table-cell office:value-type="float" office:value="310.2" calcext:value-type="float">
            <text:p>310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8:43Z</text:p>
          </table:table-cell>
          <table:table-cell office:value-type="float" office:value="40.009759" calcext:value-type="float">
            <text:p>40.009759</text:p>
          </table:table-cell>
          <table:table-cell office:value-type="float" office:value="-79.582715" calcext:value-type="float">
            <text:p>-79.582715</text:p>
          </table:table-cell>
          <table:table-cell office:value-type="float" office:value="310.1" calcext:value-type="float">
            <text:p>310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8:45Z</text:p>
          </table:table-cell>
          <table:table-cell office:value-type="float" office:value="40.009729" calcext:value-type="float">
            <text:p>40.009729</text:p>
          </table:table-cell>
          <table:table-cell office:value-type="float" office:value="-79.582693" calcext:value-type="float">
            <text:p>-79.582693</text:p>
          </table:table-cell>
          <table:table-cell office:value-type="float" office:value="310" calcext:value-type="float">
            <text:p>3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8:47Z</text:p>
          </table:table-cell>
          <table:table-cell office:value-type="float" office:value="40.009701" calcext:value-type="float">
            <text:p>40.009701</text:p>
          </table:table-cell>
          <table:table-cell office:value-type="float" office:value="-79.582672" calcext:value-type="float">
            <text:p>-79.582672</text:p>
          </table:table-cell>
          <table:table-cell office:value-type="float" office:value="310.1" calcext:value-type="float">
            <text:p>310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8:50Z</text:p>
          </table:table-cell>
          <table:table-cell office:value-type="float" office:value="40.009681" calcext:value-type="float">
            <text:p>40.009681</text:p>
          </table:table-cell>
          <table:table-cell office:value-type="float" office:value="-79.582648" calcext:value-type="float">
            <text:p>-79.582648</text:p>
          </table:table-cell>
          <table:table-cell office:value-type="float" office:value="310.2" calcext:value-type="float">
            <text:p>310.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8:53Z</text:p>
          </table:table-cell>
          <table:table-cell office:value-type="float" office:value="40.009652" calcext:value-type="float">
            <text:p>40.009652</text:p>
          </table:table-cell>
          <table:table-cell office:value-type="float" office:value="-79.582618" calcext:value-type="float">
            <text:p>-79.582618</text:p>
          </table:table-cell>
          <table:table-cell office:value-type="float" office:value="310.2" calcext:value-type="float">
            <text:p>310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8:55Z</text:p>
          </table:table-cell>
          <table:table-cell office:value-type="float" office:value="40.009622" calcext:value-type="float">
            <text:p>40.009622</text:p>
          </table:table-cell>
          <table:table-cell office:value-type="float" office:value="-79.582607" calcext:value-type="float">
            <text:p>-79.582607</text:p>
          </table:table-cell>
          <table:table-cell office:value-type="float" office:value="310.1" calcext:value-type="float">
            <text:p>310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8:58Z</text:p>
          </table:table-cell>
          <table:table-cell office:value-type="float" office:value="40.00959" calcext:value-type="float">
            <text:p>40.00959</text:p>
          </table:table-cell>
          <table:table-cell office:value-type="float" office:value="-79.582594" calcext:value-type="float">
            <text:p>-79.582594</text:p>
          </table:table-cell>
          <table:table-cell office:value-type="float" office:value="310" calcext:value-type="float">
            <text:p>3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9:02Z</text:p>
          </table:table-cell>
          <table:table-cell office:value-type="float" office:value="40.009553" calcext:value-type="float">
            <text:p>40.009553</text:p>
          </table:table-cell>
          <table:table-cell office:value-type="float" office:value="-79.582574" calcext:value-type="float">
            <text:p>-79.582574</text:p>
          </table:table-cell>
          <table:table-cell office:value-type="float" office:value="310" calcext:value-type="float">
            <text:p>3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9:04Z</text:p>
          </table:table-cell>
          <table:table-cell office:value-type="float" office:value="40.009523" calcext:value-type="float">
            <text:p>40.009523</text:p>
          </table:table-cell>
          <table:table-cell office:value-type="float" office:value="-79.582551" calcext:value-type="float">
            <text:p>-79.582551</text:p>
          </table:table-cell>
          <table:table-cell office:value-type="float" office:value="310" calcext:value-type="float">
            <text:p>3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9:06Z</text:p>
          </table:table-cell>
          <table:table-cell office:value-type="float" office:value="40.009495" calcext:value-type="float">
            <text:p>40.009495</text:p>
          </table:table-cell>
          <table:table-cell office:value-type="float" office:value="-79.582524" calcext:value-type="float">
            <text:p>-79.582524</text:p>
          </table:table-cell>
          <table:table-cell office:value-type="float" office:value="310.1" calcext:value-type="float">
            <text:p>310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9:09Z</text:p>
          </table:table-cell>
          <table:table-cell office:value-type="float" office:value="40.009479" calcext:value-type="float">
            <text:p>40.009479</text:p>
          </table:table-cell>
          <table:table-cell office:value-type="float" office:value="-79.582479" calcext:value-type="float">
            <text:p>-79.582479</text:p>
          </table:table-cell>
          <table:table-cell office:value-type="float" office:value="310.1" calcext:value-type="float">
            <text:p>310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9:12Z</text:p>
          </table:table-cell>
          <table:table-cell office:value-type="float" office:value="40.009466" calcext:value-type="float">
            <text:p>40.009466</text:p>
          </table:table-cell>
          <table:table-cell office:value-type="float" office:value="-79.582446" calcext:value-type="float">
            <text:p>-79.582446</text:p>
          </table:table-cell>
          <table:table-cell office:value-type="float" office:value="310.2" calcext:value-type="float">
            <text:p>310.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9:14Z</text:p>
          </table:table-cell>
          <table:table-cell office:value-type="float" office:value="40.009451" calcext:value-type="float">
            <text:p>40.009451</text:p>
          </table:table-cell>
          <table:table-cell office:value-type="float" office:value="-79.582414" calcext:value-type="float">
            <text:p>-79.582414</text:p>
          </table:table-cell>
          <table:table-cell office:value-type="float" office:value="310.3" calcext:value-type="float">
            <text:p>310.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9:17Z</text:p>
          </table:table-cell>
          <table:table-cell office:value-type="float" office:value="40.009427" calcext:value-type="float">
            <text:p>40.009427</text:p>
          </table:table-cell>
          <table:table-cell office:value-type="float" office:value="-79.582382" calcext:value-type="float">
            <text:p>-79.582382</text:p>
          </table:table-cell>
          <table:table-cell office:value-type="float" office:value="310.3" calcext:value-type="float">
            <text:p>310.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9:19Z</text:p>
          </table:table-cell>
          <table:table-cell office:value-type="float" office:value="40.0094" calcext:value-type="float">
            <text:p>40.0094</text:p>
          </table:table-cell>
          <table:table-cell office:value-type="float" office:value="-79.582362" calcext:value-type="float">
            <text:p>-79.582362</text:p>
          </table:table-cell>
          <table:table-cell office:value-type="float" office:value="310.4" calcext:value-type="float">
            <text:p>310.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9:21Z</text:p>
          </table:table-cell>
          <table:table-cell office:value-type="float" office:value="40.009375" calcext:value-type="float">
            <text:p>40.009375</text:p>
          </table:table-cell>
          <table:table-cell office:value-type="float" office:value="-79.582347" calcext:value-type="float">
            <text:p>-79.582347</text:p>
          </table:table-cell>
          <table:table-cell office:value-type="float" office:value="310.5" calcext:value-type="float">
            <text:p>310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9:23Z</text:p>
          </table:table-cell>
          <table:table-cell office:value-type="float" office:value="40.009337" calcext:value-type="float">
            <text:p>40.009337</text:p>
          </table:table-cell>
          <table:table-cell office:value-type="float" office:value="-79.582344" calcext:value-type="float">
            <text:p>-79.582344</text:p>
          </table:table-cell>
          <table:table-cell office:value-type="float" office:value="310.5" calcext:value-type="float">
            <text:p>310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9:25Z</text:p>
          </table:table-cell>
          <table:table-cell office:value-type="float" office:value="40.009305" calcext:value-type="float">
            <text:p>40.009305</text:p>
          </table:table-cell>
          <table:table-cell office:value-type="float" office:value="-79.582338" calcext:value-type="float">
            <text:p>-79.582338</text:p>
          </table:table-cell>
          <table:table-cell office:value-type="float" office:value="310.7" calcext:value-type="float">
            <text:p>310.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9:27Z</text:p>
          </table:table-cell>
          <table:table-cell office:value-type="float" office:value="40.009282" calcext:value-type="float">
            <text:p>40.009282</text:p>
          </table:table-cell>
          <table:table-cell office:value-type="float" office:value="-79.582316" calcext:value-type="float">
            <text:p>-79.582316</text:p>
          </table:table-cell>
          <table:table-cell office:value-type="float" office:value="310.8" calcext:value-type="float">
            <text:p>310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0:39:31Z</text:p>
          </table:table-cell>
          <table:table-cell office:value-type="float" office:value="40.009264" calcext:value-type="float">
            <text:p>40.009264</text:p>
          </table:table-cell>
          <table:table-cell office:value-type="float" office:value="-79.582285" calcext:value-type="float">
            <text:p>-79.582285</text:p>
          </table:table-cell>
          <table:table-cell office:value-type="float" office:value="310.9" calcext:value-type="float">
            <text:p>310.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9:33Z</text:p>
          </table:table-cell>
          <table:table-cell office:value-type="float" office:value="40.009241" calcext:value-type="float">
            <text:p>40.009241</text:p>
          </table:table-cell>
          <table:table-cell office:value-type="float" office:value="-79.582257" calcext:value-type="float">
            <text:p>-79.582257</text:p>
          </table:table-cell>
          <table:table-cell office:value-type="float" office:value="311.1" calcext:value-type="float">
            <text:p>311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9:35Z</text:p>
          </table:table-cell>
          <table:table-cell office:value-type="float" office:value="40.009214" calcext:value-type="float">
            <text:p>40.009214</text:p>
          </table:table-cell>
          <table:table-cell office:value-type="float" office:value="-79.582226" calcext:value-type="float">
            <text:p>-79.582226</text:p>
          </table:table-cell>
          <table:table-cell office:value-type="float" office:value="311.2" calcext:value-type="float">
            <text:p>311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9:37Z</text:p>
          </table:table-cell>
          <table:table-cell office:value-type="float" office:value="40.00918" calcext:value-type="float">
            <text:p>40.00918</text:p>
          </table:table-cell>
          <table:table-cell office:value-type="float" office:value="-79.582211" calcext:value-type="float">
            <text:p>-79.582211</text:p>
          </table:table-cell>
          <table:table-cell office:value-type="float" office:value="311.4" calcext:value-type="float">
            <text:p>311.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9:39Z</text:p>
          </table:table-cell>
          <table:table-cell office:value-type="float" office:value="40.009141" calcext:value-type="float">
            <text:p>40.009141</text:p>
          </table:table-cell>
          <table:table-cell office:value-type="float" office:value="-79.582185" calcext:value-type="float">
            <text:p>-79.582185</text:p>
          </table:table-cell>
          <table:table-cell office:value-type="float" office:value="311.7" calcext:value-type="float">
            <text:p>311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9:41Z</text:p>
          </table:table-cell>
          <table:table-cell office:value-type="float" office:value="40.009102" calcext:value-type="float">
            <text:p>40.009102</text:p>
          </table:table-cell>
          <table:table-cell office:value-type="float" office:value="-79.582156" calcext:value-type="float">
            <text:p>-79.582156</text:p>
          </table:table-cell>
          <table:table-cell office:value-type="float" office:value="311.9" calcext:value-type="float">
            <text:p>311.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9:43Z</text:p>
          </table:table-cell>
          <table:table-cell office:value-type="float" office:value="40.009065" calcext:value-type="float">
            <text:p>40.009065</text:p>
          </table:table-cell>
          <table:table-cell office:value-type="float" office:value="-79.582129" calcext:value-type="float">
            <text:p>-79.582129</text:p>
          </table:table-cell>
          <table:table-cell office:value-type="float" office:value="312.1" calcext:value-type="float">
            <text:p>312.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39:45Z</text:p>
          </table:table-cell>
          <table:table-cell office:value-type="float" office:value="40.009032" calcext:value-type="float">
            <text:p>40.009032</text:p>
          </table:table-cell>
          <table:table-cell office:value-type="float" office:value="-79.582099" calcext:value-type="float">
            <text:p>-79.582099</text:p>
          </table:table-cell>
          <table:table-cell office:value-type="float" office:value="312.3" calcext:value-type="float">
            <text:p>312.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9:47Z</text:p>
          </table:table-cell>
          <table:table-cell office:value-type="float" office:value="40.008995" calcext:value-type="float">
            <text:p>40.008995</text:p>
          </table:table-cell>
          <table:table-cell office:value-type="float" office:value="-79.582065" calcext:value-type="float">
            <text:p>-79.582065</text:p>
          </table:table-cell>
          <table:table-cell office:value-type="float" office:value="312.6" calcext:value-type="float">
            <text:p>312.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39:49Z</text:p>
          </table:table-cell>
          <table:table-cell office:value-type="float" office:value="40.00896" calcext:value-type="float">
            <text:p>40.00896</text:p>
          </table:table-cell>
          <table:table-cell office:value-type="float" office:value="-79.58203" calcext:value-type="float">
            <text:p>-79.58203</text:p>
          </table:table-cell>
          <table:table-cell office:value-type="float" office:value="312.8" calcext:value-type="float">
            <text:p>312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39:51Z</text:p>
          </table:table-cell>
          <table:table-cell office:value-type="float" office:value="40.008926" calcext:value-type="float">
            <text:p>40.008926</text:p>
          </table:table-cell>
          <table:table-cell office:value-type="float" office:value="-79.581998" calcext:value-type="float">
            <text:p>-79.581998</text:p>
          </table:table-cell>
          <table:table-cell office:value-type="float" office:value="313" calcext:value-type="float">
            <text:p>31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39:53Z</text:p>
          </table:table-cell>
          <table:table-cell office:value-type="float" office:value="40.00889" calcext:value-type="float">
            <text:p>40.00889</text:p>
          </table:table-cell>
          <table:table-cell office:value-type="float" office:value="-79.581961" calcext:value-type="float">
            <text:p>-79.581961</text:p>
          </table:table-cell>
          <table:table-cell office:value-type="float" office:value="313.1" calcext:value-type="float">
            <text:p>313.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39:55Z</text:p>
          </table:table-cell>
          <table:table-cell office:value-type="float" office:value="40.008862" calcext:value-type="float">
            <text:p>40.008862</text:p>
          </table:table-cell>
          <table:table-cell office:value-type="float" office:value="-79.581932" calcext:value-type="float">
            <text:p>-79.581932</text:p>
          </table:table-cell>
          <table:table-cell office:value-type="float" office:value="313.3" calcext:value-type="float">
            <text:p>313.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39:58Z</text:p>
          </table:table-cell>
          <table:table-cell office:value-type="float" office:value="40.008837" calcext:value-type="float">
            <text:p>40.008837</text:p>
          </table:table-cell>
          <table:table-cell office:value-type="float" office:value="-79.581892" calcext:value-type="float">
            <text:p>-79.581892</text:p>
          </table:table-cell>
          <table:table-cell office:value-type="float" office:value="313.3" calcext:value-type="float">
            <text:p>313.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40:01Z</text:p>
          </table:table-cell>
          <table:table-cell office:value-type="float" office:value="40.008815" calcext:value-type="float">
            <text:p>40.008815</text:p>
          </table:table-cell>
          <table:table-cell office:value-type="float" office:value="-79.581852" calcext:value-type="float">
            <text:p>-79.581852</text:p>
          </table:table-cell>
          <table:table-cell office:value-type="float" office:value="313.4" calcext:value-type="float">
            <text:p>313.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0:03Z</text:p>
          </table:table-cell>
          <table:table-cell office:value-type="float" office:value="40.008772" calcext:value-type="float">
            <text:p>40.008772</text:p>
          </table:table-cell>
          <table:table-cell office:value-type="float" office:value="-79.581817" calcext:value-type="float">
            <text:p>-79.581817</text:p>
          </table:table-cell>
          <table:table-cell office:value-type="float" office:value="313.4" calcext:value-type="float">
            <text:p>313.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40:05Z</text:p>
          </table:table-cell>
          <table:table-cell office:value-type="float" office:value="40.008731" calcext:value-type="float">
            <text:p>40.008731</text:p>
          </table:table-cell>
          <table:table-cell office:value-type="float" office:value="-79.581791" calcext:value-type="float">
            <text:p>-79.581791</text:p>
          </table:table-cell>
          <table:table-cell office:value-type="float" office:value="313.5" calcext:value-type="float">
            <text:p>313.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40:07Z</text:p>
          </table:table-cell>
          <table:table-cell office:value-type="float" office:value="40.008693" calcext:value-type="float">
            <text:p>40.008693</text:p>
          </table:table-cell>
          <table:table-cell office:value-type="float" office:value="-79.581763" calcext:value-type="float">
            <text:p>-79.581763</text:p>
          </table:table-cell>
          <table:table-cell office:value-type="float" office:value="313.6" calcext:value-type="float">
            <text:p>313.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40:09Z</text:p>
          </table:table-cell>
          <table:table-cell office:value-type="float" office:value="40.008659" calcext:value-type="float">
            <text:p>40.008659</text:p>
          </table:table-cell>
          <table:table-cell office:value-type="float" office:value="-79.581736" calcext:value-type="float">
            <text:p>-79.581736</text:p>
          </table:table-cell>
          <table:table-cell office:value-type="float" office:value="313.6" calcext:value-type="float">
            <text:p>313.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0:11Z</text:p>
          </table:table-cell>
          <table:table-cell office:value-type="float" office:value="40.008622" calcext:value-type="float">
            <text:p>40.008622</text:p>
          </table:table-cell>
          <table:table-cell office:value-type="float" office:value="-79.581706" calcext:value-type="float">
            <text:p>-79.581706</text:p>
          </table:table-cell>
          <table:table-cell office:value-type="float" office:value="313.7" calcext:value-type="float">
            <text:p>313.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40:13Z</text:p>
          </table:table-cell>
          <table:table-cell office:value-type="float" office:value="40.008585" calcext:value-type="float">
            <text:p>40.008585</text:p>
          </table:table-cell>
          <table:table-cell office:value-type="float" office:value="-79.581673" calcext:value-type="float">
            <text:p>-79.581673</text:p>
          </table:table-cell>
          <table:table-cell office:value-type="float" office:value="313.7" calcext:value-type="float">
            <text:p>313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0:15Z</text:p>
          </table:table-cell>
          <table:table-cell office:value-type="float" office:value="40.008552" calcext:value-type="float">
            <text:p>40.008552</text:p>
          </table:table-cell>
          <table:table-cell office:value-type="float" office:value="-79.581641" calcext:value-type="float">
            <text:p>-79.581641</text:p>
          </table:table-cell>
          <table:table-cell office:value-type="float" office:value="313.8" calcext:value-type="float">
            <text:p>313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40:17Z</text:p>
          </table:table-cell>
          <table:table-cell office:value-type="float" office:value="40.008517" calcext:value-type="float">
            <text:p>40.008517</text:p>
          </table:table-cell>
          <table:table-cell office:value-type="float" office:value="-79.581612" calcext:value-type="float">
            <text:p>-79.581612</text:p>
          </table:table-cell>
          <table:table-cell office:value-type="float" office:value="313.9" calcext:value-type="float">
            <text:p>313.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40:19Z</text:p>
          </table:table-cell>
          <table:table-cell office:value-type="float" office:value="40.008481" calcext:value-type="float">
            <text:p>40.008481</text:p>
          </table:table-cell>
          <table:table-cell office:value-type="float" office:value="-79.58158" calcext:value-type="float">
            <text:p>-79.58158</text:p>
          </table:table-cell>
          <table:table-cell office:value-type="float" office:value="314.3" calcext:value-type="float">
            <text:p>314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40:21Z</text:p>
          </table:table-cell>
          <table:table-cell office:value-type="float" office:value="40.008441" calcext:value-type="float">
            <text:p>40.008441</text:p>
          </table:table-cell>
          <table:table-cell office:value-type="float" office:value="-79.581548" calcext:value-type="float">
            <text:p>-79.581548</text:p>
          </table:table-cell>
          <table:table-cell office:value-type="float" office:value="314.7" calcext:value-type="float">
            <text:p>314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40:23Z</text:p>
          </table:table-cell>
          <table:table-cell office:value-type="float" office:value="40.008409" calcext:value-type="float">
            <text:p>40.008409</text:p>
          </table:table-cell>
          <table:table-cell office:value-type="float" office:value="-79.581509" calcext:value-type="float">
            <text:p>-79.581509</text:p>
          </table:table-cell>
          <table:table-cell office:value-type="float" office:value="315.2" calcext:value-type="float">
            <text:p>315.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0:25Z</text:p>
          </table:table-cell>
          <table:table-cell office:value-type="float" office:value="40.008388" calcext:value-type="float">
            <text:p>40.008388</text:p>
          </table:table-cell>
          <table:table-cell office:value-type="float" office:value="-79.581478" calcext:value-type="float">
            <text:p>-79.581478</text:p>
          </table:table-cell>
          <table:table-cell office:value-type="float" office:value="315.4" calcext:value-type="float">
            <text:p>315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0:27Z</text:p>
          </table:table-cell>
          <table:table-cell office:value-type="float" office:value="40.008366" calcext:value-type="float">
            <text:p>40.008366</text:p>
          </table:table-cell>
          <table:table-cell office:value-type="float" office:value="-79.581442" calcext:value-type="float">
            <text:p>-79.581442</text:p>
          </table:table-cell>
          <table:table-cell office:value-type="float" office:value="315.8" calcext:value-type="float">
            <text:p>315.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9T10:40:30Z</text:p>
          </table:table-cell>
          <table:table-cell office:value-type="float" office:value="40.008343" calcext:value-type="float">
            <text:p>40.008343</text:p>
          </table:table-cell>
          <table:table-cell office:value-type="float" office:value="-79.581404" calcext:value-type="float">
            <text:p>-79.581404</text:p>
          </table:table-cell>
          <table:table-cell office:value-type="float" office:value="316.1" calcext:value-type="float">
            <text:p>316.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40:32Z</text:p>
          </table:table-cell>
          <table:table-cell office:value-type="float" office:value="40.008319" calcext:value-type="float">
            <text:p>40.008319</text:p>
          </table:table-cell>
          <table:table-cell office:value-type="float" office:value="-79.581376" calcext:value-type="float">
            <text:p>-79.581376</text:p>
          </table:table-cell>
          <table:table-cell office:value-type="float" office:value="316.4" calcext:value-type="float">
            <text:p>316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40:35Z</text:p>
          </table:table-cell>
          <table:table-cell office:value-type="float" office:value="40.008291" calcext:value-type="float">
            <text:p>40.008291</text:p>
          </table:table-cell>
          <table:table-cell office:value-type="float" office:value="-79.581344" calcext:value-type="float">
            <text:p>-79.581344</text:p>
          </table:table-cell>
          <table:table-cell office:value-type="float" office:value="316.8" calcext:value-type="float">
            <text:p>316.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40:38Z</text:p>
          </table:table-cell>
          <table:table-cell office:value-type="float" office:value="40.00827" calcext:value-type="float">
            <text:p>40.00827</text:p>
          </table:table-cell>
          <table:table-cell office:value-type="float" office:value="-79.581309" calcext:value-type="float">
            <text:p>-79.581309</text:p>
          </table:table-cell>
          <table:table-cell office:value-type="float" office:value="317.1" calcext:value-type="float">
            <text:p>317.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0:41Z</text:p>
          </table:table-cell>
          <table:table-cell office:value-type="float" office:value="40.008235" calcext:value-type="float">
            <text:p>40.008235</text:p>
          </table:table-cell>
          <table:table-cell office:value-type="float" office:value="-79.581295" calcext:value-type="float">
            <text:p>-79.581295</text:p>
          </table:table-cell>
          <table:table-cell office:value-type="float" office:value="317.5" calcext:value-type="float">
            <text:p>317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0:43Z</text:p>
          </table:table-cell>
          <table:table-cell office:value-type="float" office:value="40.008212" calcext:value-type="float">
            <text:p>40.008212</text:p>
          </table:table-cell>
          <table:table-cell office:value-type="float" office:value="-79.581276" calcext:value-type="float">
            <text:p>-79.581276</text:p>
          </table:table-cell>
          <table:table-cell office:value-type="float" office:value="317.7" calcext:value-type="float">
            <text:p>317.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0:46Z</text:p>
          </table:table-cell>
          <table:table-cell office:value-type="float" office:value="40.00819" calcext:value-type="float">
            <text:p>40.00819</text:p>
          </table:table-cell>
          <table:table-cell office:value-type="float" office:value="-79.581255" calcext:value-type="float">
            <text:p>-79.581255</text:p>
          </table:table-cell>
          <table:table-cell office:value-type="float" office:value="318" calcext:value-type="float">
            <text:p>3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40:49Z</text:p>
          </table:table-cell>
          <table:table-cell office:value-type="float" office:value="40.008162" calcext:value-type="float">
            <text:p>40.008162</text:p>
          </table:table-cell>
          <table:table-cell office:value-type="float" office:value="-79.581237" calcext:value-type="float">
            <text:p>-79.581237</text:p>
          </table:table-cell>
          <table:table-cell office:value-type="float" office:value="318.3" calcext:value-type="float">
            <text:p>318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0:52Z</text:p>
          </table:table-cell>
          <table:table-cell office:value-type="float" office:value="40.008138" calcext:value-type="float">
            <text:p>40.008138</text:p>
          </table:table-cell>
          <table:table-cell office:value-type="float" office:value="-79.581209" calcext:value-type="float">
            <text:p>-79.581209</text:p>
          </table:table-cell>
          <table:table-cell office:value-type="float" office:value="318.6" calcext:value-type="float">
            <text:p>318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40:54Z</text:p>
          </table:table-cell>
          <table:table-cell office:value-type="float" office:value="40.008108" calcext:value-type="float">
            <text:p>40.008108</text:p>
          </table:table-cell>
          <table:table-cell office:value-type="float" office:value="-79.581189" calcext:value-type="float">
            <text:p>-79.581189</text:p>
          </table:table-cell>
          <table:table-cell office:value-type="float" office:value="318.9" calcext:value-type="float">
            <text:p>318.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0:56Z</text:p>
          </table:table-cell>
          <table:table-cell office:value-type="float" office:value="40.008086" calcext:value-type="float">
            <text:p>40.008086</text:p>
          </table:table-cell>
          <table:table-cell office:value-type="float" office:value="-79.581162" calcext:value-type="float">
            <text:p>-79.581162</text:p>
          </table:table-cell>
          <table:table-cell office:value-type="float" office:value="319.1" calcext:value-type="float">
            <text:p>319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0:58Z</text:p>
          </table:table-cell>
          <table:table-cell office:value-type="float" office:value="40.008066" calcext:value-type="float">
            <text:p>40.008066</text:p>
          </table:table-cell>
          <table:table-cell office:value-type="float" office:value="-79.581134" calcext:value-type="float">
            <text:p>-79.581134</text:p>
          </table:table-cell>
          <table:table-cell office:value-type="float" office:value="319.3" calcext:value-type="float">
            <text:p>319.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1:02Z</text:p>
          </table:table-cell>
          <table:table-cell office:value-type="float" office:value="40.008042" calcext:value-type="float">
            <text:p>40.008042</text:p>
          </table:table-cell>
          <table:table-cell office:value-type="float" office:value="-79.581094" calcext:value-type="float">
            <text:p>-79.581094</text:p>
          </table:table-cell>
          <table:table-cell office:value-type="float" office:value="319.5" calcext:value-type="float">
            <text:p>319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41:04Z</text:p>
          </table:table-cell>
          <table:table-cell office:value-type="float" office:value="40.008008" calcext:value-type="float">
            <text:p>40.008008</text:p>
          </table:table-cell>
          <table:table-cell office:value-type="float" office:value="-79.581065" calcext:value-type="float">
            <text:p>-79.581065</text:p>
          </table:table-cell>
          <table:table-cell office:value-type="float" office:value="319.7" calcext:value-type="float">
            <text:p>319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41:06Z</text:p>
          </table:table-cell>
          <table:table-cell office:value-type="float" office:value="40.007972" calcext:value-type="float">
            <text:p>40.007972</text:p>
          </table:table-cell>
          <table:table-cell office:value-type="float" office:value="-79.581032" calcext:value-type="float">
            <text:p>-79.581032</text:p>
          </table:table-cell>
          <table:table-cell office:value-type="float" office:value="319.9" calcext:value-type="float">
            <text:p>319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1:08Z</text:p>
          </table:table-cell>
          <table:table-cell office:value-type="float" office:value="40.007938" calcext:value-type="float">
            <text:p>40.007938</text:p>
          </table:table-cell>
          <table:table-cell office:value-type="float" office:value="-79.581002" calcext:value-type="float">
            <text:p>-79.581002</text:p>
          </table:table-cell>
          <table:table-cell office:value-type="float" office:value="320.1" calcext:value-type="float">
            <text:p>320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41:11Z</text:p>
          </table:table-cell>
          <table:table-cell office:value-type="float" office:value="40.007907" calcext:value-type="float">
            <text:p>40.007907</text:p>
          </table:table-cell>
          <table:table-cell office:value-type="float" office:value="-79.580971" calcext:value-type="float">
            <text:p>-79.580971</text:p>
          </table:table-cell>
          <table:table-cell office:value-type="float" office:value="320.2" calcext:value-type="float">
            <text:p>320.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1:13Z</text:p>
          </table:table-cell>
          <table:table-cell office:value-type="float" office:value="40.007879" calcext:value-type="float">
            <text:p>40.007879</text:p>
          </table:table-cell>
          <table:table-cell office:value-type="float" office:value="-79.580949" calcext:value-type="float">
            <text:p>-79.580949</text:p>
          </table:table-cell>
          <table:table-cell office:value-type="float" office:value="320.4" calcext:value-type="float">
            <text:p>320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1:15Z</text:p>
          </table:table-cell>
          <table:table-cell office:value-type="float" office:value="40.007846" calcext:value-type="float">
            <text:p>40.007846</text:p>
          </table:table-cell>
          <table:table-cell office:value-type="float" office:value="-79.580923" calcext:value-type="float">
            <text:p>-79.580923</text:p>
          </table:table-cell>
          <table:table-cell office:value-type="float" office:value="320.5" calcext:value-type="float">
            <text:p>320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1:18Z</text:p>
          </table:table-cell>
          <table:table-cell office:value-type="float" office:value="40.007823" calcext:value-type="float">
            <text:p>40.007823</text:p>
          </table:table-cell>
          <table:table-cell office:value-type="float" office:value="-79.580892" calcext:value-type="float">
            <text:p>-79.580892</text:p>
          </table:table-cell>
          <table:table-cell office:value-type="float" office:value="320.6" calcext:value-type="float">
            <text:p>320.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1:20Z</text:p>
          </table:table-cell>
          <table:table-cell office:value-type="float" office:value="40.007796" calcext:value-type="float">
            <text:p>40.007796</text:p>
          </table:table-cell>
          <table:table-cell office:value-type="float" office:value="-79.580859" calcext:value-type="float">
            <text:p>-79.580859</text:p>
          </table:table-cell>
          <table:table-cell office:value-type="float" office:value="320.8" calcext:value-type="float">
            <text:p>320.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1:23Z</text:p>
          </table:table-cell>
          <table:table-cell office:value-type="float" office:value="40.007766" calcext:value-type="float">
            <text:p>40.007766</text:p>
          </table:table-cell>
          <table:table-cell office:value-type="float" office:value="-79.580828" calcext:value-type="float">
            <text:p>-79.580828</text:p>
          </table:table-cell>
          <table:table-cell office:value-type="float" office:value="320.9" calcext:value-type="float">
            <text:p>320.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41:26Z</text:p>
          </table:table-cell>
          <table:table-cell office:value-type="float" office:value="40.007734" calcext:value-type="float">
            <text:p>40.007734</text:p>
          </table:table-cell>
          <table:table-cell office:value-type="float" office:value="-79.580801" calcext:value-type="float">
            <text:p>-79.580801</text:p>
          </table:table-cell>
          <table:table-cell office:value-type="float" office:value="321" calcext:value-type="float">
            <text:p>32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1:28Z</text:p>
          </table:table-cell>
          <table:table-cell office:value-type="float" office:value="40.007707" calcext:value-type="float">
            <text:p>40.007707</text:p>
          </table:table-cell>
          <table:table-cell office:value-type="float" office:value="-79.580783" calcext:value-type="float">
            <text:p>-79.580783</text:p>
          </table:table-cell>
          <table:table-cell office:value-type="float" office:value="321" calcext:value-type="float">
            <text:p>32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41:31Z</text:p>
          </table:table-cell>
          <table:table-cell office:value-type="float" office:value="40.007683" calcext:value-type="float">
            <text:p>40.007683</text:p>
          </table:table-cell>
          <table:table-cell office:value-type="float" office:value="-79.58075" calcext:value-type="float">
            <text:p>-79.58075</text:p>
          </table:table-cell>
          <table:table-cell office:value-type="float" office:value="321.1" calcext:value-type="float">
            <text:p>321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1:34Z</text:p>
          </table:table-cell>
          <table:table-cell office:value-type="float" office:value="40.00766" calcext:value-type="float">
            <text:p>40.00766</text:p>
          </table:table-cell>
          <table:table-cell office:value-type="float" office:value="-79.580716" calcext:value-type="float">
            <text:p>-79.580716</text:p>
          </table:table-cell>
          <table:table-cell office:value-type="float" office:value="321.2" calcext:value-type="float">
            <text:p>321.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41:37Z</text:p>
          </table:table-cell>
          <table:table-cell office:value-type="float" office:value="40.007628" calcext:value-type="float">
            <text:p>40.007628</text:p>
          </table:table-cell>
          <table:table-cell office:value-type="float" office:value="-79.580686" calcext:value-type="float">
            <text:p>-79.580686</text:p>
          </table:table-cell>
          <table:table-cell office:value-type="float" office:value="321.3" calcext:value-type="float">
            <text:p>321.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41:39Z</text:p>
          </table:table-cell>
          <table:table-cell office:value-type="float" office:value="40.007602" calcext:value-type="float">
            <text:p>40.007602</text:p>
          </table:table-cell>
          <table:table-cell office:value-type="float" office:value="-79.58067" calcext:value-type="float">
            <text:p>-79.58067</text:p>
          </table:table-cell>
          <table:table-cell office:value-type="float" office:value="321.3" calcext:value-type="float">
            <text:p>321.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41:41Z</text:p>
          </table:table-cell>
          <table:table-cell office:value-type="float" office:value="40.007576" calcext:value-type="float">
            <text:p>40.007576</text:p>
          </table:table-cell>
          <table:table-cell office:value-type="float" office:value="-79.58065" calcext:value-type="float">
            <text:p>-79.58065</text:p>
          </table:table-cell>
          <table:table-cell office:value-type="float" office:value="321.4" calcext:value-type="float">
            <text:p>321.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41:44Z</text:p>
          </table:table-cell>
          <table:table-cell office:value-type="float" office:value="40.00755" calcext:value-type="float">
            <text:p>40.00755</text:p>
          </table:table-cell>
          <table:table-cell office:value-type="float" office:value="-79.580628" calcext:value-type="float">
            <text:p>-79.580628</text:p>
          </table:table-cell>
          <table:table-cell office:value-type="float" office:value="321.5" calcext:value-type="float">
            <text:p>321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41:47Z</text:p>
          </table:table-cell>
          <table:table-cell office:value-type="float" office:value="40.007521" calcext:value-type="float">
            <text:p>40.007521</text:p>
          </table:table-cell>
          <table:table-cell office:value-type="float" office:value="-79.580621" calcext:value-type="float">
            <text:p>-79.580621</text:p>
          </table:table-cell>
          <table:table-cell office:value-type="float" office:value="321.5" calcext:value-type="float">
            <text:p>321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1:50Z</text:p>
          </table:table-cell>
          <table:table-cell office:value-type="float" office:value="40.007484" calcext:value-type="float">
            <text:p>40.007484</text:p>
          </table:table-cell>
          <table:table-cell office:value-type="float" office:value="-79.580609" calcext:value-type="float">
            <text:p>-79.580609</text:p>
          </table:table-cell>
          <table:table-cell office:value-type="float" office:value="321.6" calcext:value-type="float">
            <text:p>321.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1:52Z</text:p>
          </table:table-cell>
          <table:table-cell office:value-type="float" office:value="40.007453" calcext:value-type="float">
            <text:p>40.007453</text:p>
          </table:table-cell>
          <table:table-cell office:value-type="float" office:value="-79.580591" calcext:value-type="float">
            <text:p>-79.580591</text:p>
          </table:table-cell>
          <table:table-cell office:value-type="float" office:value="321.7" calcext:value-type="float">
            <text:p>321.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41:54Z</text:p>
          </table:table-cell>
          <table:table-cell office:value-type="float" office:value="40.007425" calcext:value-type="float">
            <text:p>40.007425</text:p>
          </table:table-cell>
          <table:table-cell office:value-type="float" office:value="-79.580565" calcext:value-type="float">
            <text:p>-79.580565</text:p>
          </table:table-cell>
          <table:table-cell office:value-type="float" office:value="321.8" calcext:value-type="float">
            <text:p>321.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41:56Z</text:p>
          </table:table-cell>
          <table:table-cell office:value-type="float" office:value="40.00739" calcext:value-type="float">
            <text:p>40.00739</text:p>
          </table:table-cell>
          <table:table-cell office:value-type="float" office:value="-79.580535" calcext:value-type="float">
            <text:p>-79.580535</text:p>
          </table:table-cell>
          <table:table-cell office:value-type="float" office:value="322" calcext:value-type="float">
            <text:p>32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41:58Z</text:p>
          </table:table-cell>
          <table:table-cell office:value-type="float" office:value="40.007359" calcext:value-type="float">
            <text:p>40.007359</text:p>
          </table:table-cell>
          <table:table-cell office:value-type="float" office:value="-79.580505" calcext:value-type="float">
            <text:p>-79.580505</text:p>
          </table:table-cell>
          <table:table-cell office:value-type="float" office:value="322.1" calcext:value-type="float">
            <text:p>322.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42:02Z</text:p>
          </table:table-cell>
          <table:table-cell office:value-type="float" office:value="40.007341" calcext:value-type="float">
            <text:p>40.007341</text:p>
          </table:table-cell>
          <table:table-cell office:value-type="float" office:value="-79.580465" calcext:value-type="float">
            <text:p>-79.580465</text:p>
          </table:table-cell>
          <table:table-cell office:value-type="float" office:value="322.2" calcext:value-type="float">
            <text:p>322.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2:04Z</text:p>
          </table:table-cell>
          <table:table-cell office:value-type="float" office:value="40.007317" calcext:value-type="float">
            <text:p>40.007317</text:p>
          </table:table-cell>
          <table:table-cell office:value-type="float" office:value="-79.580442" calcext:value-type="float">
            <text:p>-79.580442</text:p>
          </table:table-cell>
          <table:table-cell office:value-type="float" office:value="322.3" calcext:value-type="float">
            <text:p>322.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2:07Z</text:p>
          </table:table-cell>
          <table:table-cell office:value-type="float" office:value="40.007287" calcext:value-type="float">
            <text:p>40.007287</text:p>
          </table:table-cell>
          <table:table-cell office:value-type="float" office:value="-79.580424" calcext:value-type="float">
            <text:p>-79.580424</text:p>
          </table:table-cell>
          <table:table-cell office:value-type="float" office:value="322.5" calcext:value-type="float">
            <text:p>322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2:09Z</text:p>
          </table:table-cell>
          <table:table-cell office:value-type="float" office:value="40.007256" calcext:value-type="float">
            <text:p>40.007256</text:p>
          </table:table-cell>
          <table:table-cell office:value-type="float" office:value="-79.580412" calcext:value-type="float">
            <text:p>-79.580412</text:p>
          </table:table-cell>
          <table:table-cell office:value-type="float" office:value="322.6" calcext:value-type="float">
            <text:p>322.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2:11Z</text:p>
          </table:table-cell>
          <table:table-cell office:value-type="float" office:value="40.007228" calcext:value-type="float">
            <text:p>40.007228</text:p>
          </table:table-cell>
          <table:table-cell office:value-type="float" office:value="-79.580392" calcext:value-type="float">
            <text:p>-79.580392</text:p>
          </table:table-cell>
          <table:table-cell office:value-type="float" office:value="322.7" calcext:value-type="float">
            <text:p>322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2:13Z</text:p>
          </table:table-cell>
          <table:table-cell office:value-type="float" office:value="40.007205" calcext:value-type="float">
            <text:p>40.007205</text:p>
          </table:table-cell>
          <table:table-cell office:value-type="float" office:value="-79.580366" calcext:value-type="float">
            <text:p>-79.580366</text:p>
          </table:table-cell>
          <table:table-cell office:value-type="float" office:value="322.8" calcext:value-type="float">
            <text:p>322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2:17Z</text:p>
          </table:table-cell>
          <table:table-cell office:value-type="float" office:value="40.00718" calcext:value-type="float">
            <text:p>40.00718</text:p>
          </table:table-cell>
          <table:table-cell office:value-type="float" office:value="-79.580331" calcext:value-type="float">
            <text:p>-79.580331</text:p>
          </table:table-cell>
          <table:table-cell office:value-type="float" office:value="323" calcext:value-type="float">
            <text:p>32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2:19Z</text:p>
          </table:table-cell>
          <table:table-cell office:value-type="float" office:value="40.007159" calcext:value-type="float">
            <text:p>40.007159</text:p>
          </table:table-cell>
          <table:table-cell office:value-type="float" office:value="-79.580306" calcext:value-type="float">
            <text:p>-79.580306</text:p>
          </table:table-cell>
          <table:table-cell office:value-type="float" office:value="323.1" calcext:value-type="float">
            <text:p>323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2:22Z</text:p>
          </table:table-cell>
          <table:table-cell office:value-type="float" office:value="40.007127" calcext:value-type="float">
            <text:p>40.007127</text:p>
          </table:table-cell>
          <table:table-cell office:value-type="float" office:value="-79.580269" calcext:value-type="float">
            <text:p>-79.580269</text:p>
          </table:table-cell>
          <table:table-cell office:value-type="float" office:value="323.2" calcext:value-type="float">
            <text:p>323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2:25Z</text:p>
          </table:table-cell>
          <table:table-cell office:value-type="float" office:value="40.007096" calcext:value-type="float">
            <text:p>40.007096</text:p>
          </table:table-cell>
          <table:table-cell office:value-type="float" office:value="-79.580249" calcext:value-type="float">
            <text:p>-79.580249</text:p>
          </table:table-cell>
          <table:table-cell office:value-type="float" office:value="323.4" calcext:value-type="float">
            <text:p>323.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42:28Z</text:p>
          </table:table-cell>
          <table:table-cell office:value-type="float" office:value="40.007061" calcext:value-type="float">
            <text:p>40.007061</text:p>
          </table:table-cell>
          <table:table-cell office:value-type="float" office:value="-79.580229" calcext:value-type="float">
            <text:p>-79.580229</text:p>
          </table:table-cell>
          <table:table-cell office:value-type="float" office:value="323.5" calcext:value-type="float">
            <text:p>323.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42:30Z</text:p>
          </table:table-cell>
          <table:table-cell office:value-type="float" office:value="40.007022" calcext:value-type="float">
            <text:p>40.007022</text:p>
          </table:table-cell>
          <table:table-cell office:value-type="float" office:value="-79.58019" calcext:value-type="float">
            <text:p>-79.58019</text:p>
          </table:table-cell>
          <table:table-cell office:value-type="float" office:value="323.7" calcext:value-type="float">
            <text:p>323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2:31Z</text:p>
          </table:table-cell>
          <table:table-cell office:value-type="float" office:value="40.006999" calcext:value-type="float">
            <text:p>40.006999</text:p>
          </table:table-cell>
          <table:table-cell office:value-type="float" office:value="-79.580169" calcext:value-type="float">
            <text:p>-79.580169</text:p>
          </table:table-cell>
          <table:table-cell office:value-type="float" office:value="323.8" calcext:value-type="float">
            <text:p>323.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42:32Z</text:p>
          </table:table-cell>
          <table:table-cell office:value-type="float" office:value="40.006977" calcext:value-type="float">
            <text:p>40.006977</text:p>
          </table:table-cell>
          <table:table-cell office:value-type="float" office:value="-79.580148" calcext:value-type="float">
            <text:p>-79.580148</text:p>
          </table:table-cell>
          <table:table-cell office:value-type="float" office:value="323.9" calcext:value-type="float">
            <text:p>323.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42:34Z</text:p>
          </table:table-cell>
          <table:table-cell office:value-type="float" office:value="40.006941" calcext:value-type="float">
            <text:p>40.006941</text:p>
          </table:table-cell>
          <table:table-cell office:value-type="float" office:value="-79.580107" calcext:value-type="float">
            <text:p>-79.580107</text:p>
          </table:table-cell>
          <table:table-cell office:value-type="float" office:value="324.2" calcext:value-type="float">
            <text:p>324.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42:36Z</text:p>
          </table:table-cell>
          <table:table-cell office:value-type="float" office:value="40.006923" calcext:value-type="float">
            <text:p>40.006923</text:p>
          </table:table-cell>
          <table:table-cell office:value-type="float" office:value="-79.580077" calcext:value-type="float">
            <text:p>-79.580077</text:p>
          </table:table-cell>
          <table:table-cell office:value-type="float" office:value="324.3" calcext:value-type="float">
            <text:p>324.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2:38Z</text:p>
          </table:table-cell>
          <table:table-cell office:value-type="float" office:value="40.006898" calcext:value-type="float">
            <text:p>40.006898</text:p>
          </table:table-cell>
          <table:table-cell office:value-type="float" office:value="-79.580055" calcext:value-type="float">
            <text:p>-79.580055</text:p>
          </table:table-cell>
          <table:table-cell office:value-type="float" office:value="324.5" calcext:value-type="float">
            <text:p>324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2:40Z</text:p>
          </table:table-cell>
          <table:table-cell office:value-type="float" office:value="40.006864" calcext:value-type="float">
            <text:p>40.006864</text:p>
          </table:table-cell>
          <table:table-cell office:value-type="float" office:value="-79.580015" calcext:value-type="float">
            <text:p>-79.580015</text:p>
          </table:table-cell>
          <table:table-cell office:value-type="float" office:value="324.7" calcext:value-type="float">
            <text:p>324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42:42Z</text:p>
          </table:table-cell>
          <table:table-cell office:value-type="float" office:value="40.006835" calcext:value-type="float">
            <text:p>40.006835</text:p>
          </table:table-cell>
          <table:table-cell office:value-type="float" office:value="-79.579968" calcext:value-type="float">
            <text:p>-79.579968</text:p>
          </table:table-cell>
          <table:table-cell office:value-type="float" office:value="324.9" calcext:value-type="float">
            <text:p>324.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42:44Z</text:p>
          </table:table-cell>
          <table:table-cell office:value-type="float" office:value="40.006802" calcext:value-type="float">
            <text:p>40.006802</text:p>
          </table:table-cell>
          <table:table-cell office:value-type="float" office:value="-79.579923" calcext:value-type="float">
            <text:p>-79.579923</text:p>
          </table:table-cell>
          <table:table-cell office:value-type="float" office:value="325.2" calcext:value-type="float">
            <text:p>325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2:46Z</text:p>
          </table:table-cell>
          <table:table-cell office:value-type="float" office:value="40.006762" calcext:value-type="float">
            <text:p>40.006762</text:p>
          </table:table-cell>
          <table:table-cell office:value-type="float" office:value="-79.579899" calcext:value-type="float">
            <text:p>-79.579899</text:p>
          </table:table-cell>
          <table:table-cell office:value-type="float" office:value="325.5" calcext:value-type="float">
            <text:p>325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42:48Z</text:p>
          </table:table-cell>
          <table:table-cell office:value-type="float" office:value="40.006723" calcext:value-type="float">
            <text:p>40.006723</text:p>
          </table:table-cell>
          <table:table-cell office:value-type="float" office:value="-79.579886" calcext:value-type="float">
            <text:p>-79.579886</text:p>
          </table:table-cell>
          <table:table-cell office:value-type="float" office:value="325.7" calcext:value-type="float">
            <text:p>325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42:49Z</text:p>
          </table:table-cell>
          <table:table-cell office:value-type="float" office:value="40.006697" calcext:value-type="float">
            <text:p>40.006697</text:p>
          </table:table-cell>
          <table:table-cell office:value-type="float" office:value="-79.579879" calcext:value-type="float">
            <text:p>-79.579879</text:p>
          </table:table-cell>
          <table:table-cell office:value-type="float" office:value="325.8" calcext:value-type="float">
            <text:p>325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42:50Z</text:p>
          </table:table-cell>
          <table:table-cell office:value-type="float" office:value="40.006666" calcext:value-type="float">
            <text:p>40.006666</text:p>
          </table:table-cell>
          <table:table-cell office:value-type="float" office:value="-79.57987" calcext:value-type="float">
            <text:p>-79.57987</text:p>
          </table:table-cell>
          <table:table-cell office:value-type="float" office:value="326" calcext:value-type="float">
            <text:p>32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42:52Z</text:p>
          </table:table-cell>
          <table:table-cell office:value-type="float" office:value="40.00663" calcext:value-type="float">
            <text:p>40.00663</text:p>
          </table:table-cell>
          <table:table-cell office:value-type="float" office:value="-79.579868" calcext:value-type="float">
            <text:p>-79.579868</text:p>
          </table:table-cell>
          <table:table-cell office:value-type="float" office:value="326" calcext:value-type="float">
            <text:p>32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42:55Z</text:p>
          </table:table-cell>
          <table:table-cell office:value-type="float" office:value="40.006592" calcext:value-type="float">
            <text:p>40.006592</text:p>
          </table:table-cell>
          <table:table-cell office:value-type="float" office:value="-79.579848" calcext:value-type="float">
            <text:p>-79.579848</text:p>
          </table:table-cell>
          <table:table-cell office:value-type="float" office:value="326" calcext:value-type="float">
            <text:p>32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42:57Z</text:p>
          </table:table-cell>
          <table:table-cell office:value-type="float" office:value="40.006571" calcext:value-type="float">
            <text:p>40.006571</text:p>
          </table:table-cell>
          <table:table-cell office:value-type="float" office:value="-79.579814" calcext:value-type="float">
            <text:p>-79.579814</text:p>
          </table:table-cell>
          <table:table-cell office:value-type="float" office:value="326" calcext:value-type="float">
            <text:p>32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43:00Z</text:p>
          </table:table-cell>
          <table:table-cell office:value-type="float" office:value="40.00655" calcext:value-type="float">
            <text:p>40.00655</text:p>
          </table:table-cell>
          <table:table-cell office:value-type="float" office:value="-79.579766" calcext:value-type="float">
            <text:p>-79.579766</text:p>
          </table:table-cell>
          <table:table-cell office:value-type="float" office:value="326" calcext:value-type="float">
            <text:p>32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43:02Z</text:p>
          </table:table-cell>
          <table:table-cell office:value-type="float" office:value="40.006525" calcext:value-type="float">
            <text:p>40.006525</text:p>
          </table:table-cell>
          <table:table-cell office:value-type="float" office:value="-79.579738" calcext:value-type="float">
            <text:p>-79.579738</text:p>
          </table:table-cell>
          <table:table-cell office:value-type="float" office:value="326" calcext:value-type="float">
            <text:p>32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43:05Z</text:p>
          </table:table-cell>
          <table:table-cell office:value-type="float" office:value="40.006504" calcext:value-type="float">
            <text:p>40.006504</text:p>
          </table:table-cell>
          <table:table-cell office:value-type="float" office:value="-79.57971" calcext:value-type="float">
            <text:p>-79.57971</text:p>
          </table:table-cell>
          <table:table-cell office:value-type="float" office:value="326" calcext:value-type="float">
            <text:p>32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3:07Z</text:p>
          </table:table-cell>
          <table:table-cell office:value-type="float" office:value="40.00648" calcext:value-type="float">
            <text:p>40.00648</text:p>
          </table:table-cell>
          <table:table-cell office:value-type="float" office:value="-79.579688" calcext:value-type="float">
            <text:p>-79.579688</text:p>
          </table:table-cell>
          <table:table-cell office:value-type="float" office:value="326" calcext:value-type="float">
            <text:p>32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43:10Z</text:p>
          </table:table-cell>
          <table:table-cell office:value-type="float" office:value="40.006449" calcext:value-type="float">
            <text:p>40.006449</text:p>
          </table:table-cell>
          <table:table-cell office:value-type="float" office:value="-79.579658" calcext:value-type="float">
            <text:p>-79.579658</text:p>
          </table:table-cell>
          <table:table-cell office:value-type="float" office:value="326" calcext:value-type="float">
            <text:p>32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3:12Z</text:p>
          </table:table-cell>
          <table:table-cell office:value-type="float" office:value="40.006424" calcext:value-type="float">
            <text:p>40.006424</text:p>
          </table:table-cell>
          <table:table-cell office:value-type="float" office:value="-79.57963" calcext:value-type="float">
            <text:p>-79.57963</text:p>
          </table:table-cell>
          <table:table-cell office:value-type="float" office:value="326" calcext:value-type="float">
            <text:p>32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3:14Z</text:p>
          </table:table-cell>
          <table:table-cell office:value-type="float" office:value="40.006397" calcext:value-type="float">
            <text:p>40.006397</text:p>
          </table:table-cell>
          <table:table-cell office:value-type="float" office:value="-79.5796" calcext:value-type="float">
            <text:p>-79.5796</text:p>
          </table:table-cell>
          <table:table-cell office:value-type="float" office:value="326" calcext:value-type="float">
            <text:p>32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3:16Z</text:p>
          </table:table-cell>
          <table:table-cell office:value-type="float" office:value="40.006373" calcext:value-type="float">
            <text:p>40.006373</text:p>
          </table:table-cell>
          <table:table-cell office:value-type="float" office:value="-79.579571" calcext:value-type="float">
            <text:p>-79.579571</text:p>
          </table:table-cell>
          <table:table-cell office:value-type="float" office:value="326" calcext:value-type="float">
            <text:p>3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3:19Z</text:p>
          </table:table-cell>
          <table:table-cell office:value-type="float" office:value="40.006353" calcext:value-type="float">
            <text:p>40.006353</text:p>
          </table:table-cell>
          <table:table-cell office:value-type="float" office:value="-79.579541" calcext:value-type="float">
            <text:p>-79.579541</text:p>
          </table:table-cell>
          <table:table-cell office:value-type="float" office:value="326" calcext:value-type="float">
            <text:p>32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3:23Z</text:p>
          </table:table-cell>
          <table:table-cell office:value-type="float" office:value="40.006322" calcext:value-type="float">
            <text:p>40.006322</text:p>
          </table:table-cell>
          <table:table-cell office:value-type="float" office:value="-79.579524" calcext:value-type="float">
            <text:p>-79.579524</text:p>
          </table:table-cell>
          <table:table-cell office:value-type="float" office:value="326" calcext:value-type="float">
            <text:p>32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43:26Z</text:p>
          </table:table-cell>
          <table:table-cell office:value-type="float" office:value="40.006292" calcext:value-type="float">
            <text:p>40.006292</text:p>
          </table:table-cell>
          <table:table-cell office:value-type="float" office:value="-79.579496" calcext:value-type="float">
            <text:p>-79.579496</text:p>
          </table:table-cell>
          <table:table-cell office:value-type="float" office:value="326" calcext:value-type="float">
            <text:p>32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43:29Z</text:p>
          </table:table-cell>
          <table:table-cell office:value-type="float" office:value="40.006263" calcext:value-type="float">
            <text:p>40.006263</text:p>
          </table:table-cell>
          <table:table-cell office:value-type="float" office:value="-79.579472" calcext:value-type="float">
            <text:p>-79.579472</text:p>
          </table:table-cell>
          <table:table-cell office:value-type="float" office:value="326" calcext:value-type="float">
            <text:p>32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43:31Z</text:p>
          </table:table-cell>
          <table:table-cell office:value-type="float" office:value="40.006217" calcext:value-type="float">
            <text:p>40.006217</text:p>
          </table:table-cell>
          <table:table-cell office:value-type="float" office:value="-79.579441" calcext:value-type="float">
            <text:p>-79.579441</text:p>
          </table:table-cell>
          <table:table-cell office:value-type="float" office:value="326.1" calcext:value-type="float">
            <text:p>326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43:32Z</text:p>
          </table:table-cell>
          <table:table-cell office:value-type="float" office:value="40.006195" calcext:value-type="float">
            <text:p>40.006195</text:p>
          </table:table-cell>
          <table:table-cell office:value-type="float" office:value="-79.579417" calcext:value-type="float">
            <text:p>-79.579417</text:p>
          </table:table-cell>
          <table:table-cell office:value-type="float" office:value="326.1" calcext:value-type="float">
            <text:p>326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43:33Z</text:p>
          </table:table-cell>
          <table:table-cell office:value-type="float" office:value="40.006173" calcext:value-type="float">
            <text:p>40.006173</text:p>
          </table:table-cell>
          <table:table-cell office:value-type="float" office:value="-79.579389" calcext:value-type="float">
            <text:p>-79.579389</text:p>
          </table:table-cell>
          <table:table-cell office:value-type="float" office:value="326.1" calcext:value-type="float">
            <text:p>326.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3:34Z</text:p>
          </table:table-cell>
          <table:table-cell office:value-type="float" office:value="40.006151" calcext:value-type="float">
            <text:p>40.006151</text:p>
          </table:table-cell>
          <table:table-cell office:value-type="float" office:value="-79.579362" calcext:value-type="float">
            <text:p>-79.579362</text:p>
          </table:table-cell>
          <table:table-cell office:value-type="float" office:value="326.1" calcext:value-type="float">
            <text:p>326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3:36Z</text:p>
          </table:table-cell>
          <table:table-cell office:value-type="float" office:value="40.006125" calcext:value-type="float">
            <text:p>40.006125</text:p>
          </table:table-cell>
          <table:table-cell office:value-type="float" office:value="-79.579331" calcext:value-type="float">
            <text:p>-79.579331</text:p>
          </table:table-cell>
          <table:table-cell office:value-type="float" office:value="326.2" calcext:value-type="float">
            <text:p>326.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3:38Z</text:p>
          </table:table-cell>
          <table:table-cell office:value-type="float" office:value="40.006092" calcext:value-type="float">
            <text:p>40.006092</text:p>
          </table:table-cell>
          <table:table-cell office:value-type="float" office:value="-79.579299" calcext:value-type="float">
            <text:p>-79.579299</text:p>
          </table:table-cell>
          <table:table-cell office:value-type="float" office:value="326.2" calcext:value-type="float">
            <text:p>326.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43:40Z</text:p>
          </table:table-cell>
          <table:table-cell office:value-type="float" office:value="40.00605" calcext:value-type="float">
            <text:p>40.00605</text:p>
          </table:table-cell>
          <table:table-cell office:value-type="float" office:value="-79.579264" calcext:value-type="float">
            <text:p>-79.579264</text:p>
          </table:table-cell>
          <table:table-cell office:value-type="float" office:value="326.3" calcext:value-type="float">
            <text:p>326.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3:42Z</text:p>
          </table:table-cell>
          <table:table-cell office:value-type="float" office:value="40.006015" calcext:value-type="float">
            <text:p>40.006015</text:p>
          </table:table-cell>
          <table:table-cell office:value-type="float" office:value="-79.579231" calcext:value-type="float">
            <text:p>-79.579231</text:p>
          </table:table-cell>
          <table:table-cell office:value-type="float" office:value="326.3" calcext:value-type="float">
            <text:p>326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43:44Z</text:p>
          </table:table-cell>
          <table:table-cell office:value-type="float" office:value="40.005985" calcext:value-type="float">
            <text:p>40.005985</text:p>
          </table:table-cell>
          <table:table-cell office:value-type="float" office:value="-79.579197" calcext:value-type="float">
            <text:p>-79.579197</text:p>
          </table:table-cell>
          <table:table-cell office:value-type="float" office:value="326.4" calcext:value-type="float">
            <text:p>326.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43:45Z</text:p>
          </table:table-cell>
          <table:table-cell office:value-type="float" office:value="40.005962" calcext:value-type="float">
            <text:p>40.005962</text:p>
          </table:table-cell>
          <table:table-cell office:value-type="float" office:value="-79.579176" calcext:value-type="float">
            <text:p>-79.579176</text:p>
          </table:table-cell>
          <table:table-cell office:value-type="float" office:value="326.5" calcext:value-type="float">
            <text:p>326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43:47Z</text:p>
          </table:table-cell>
          <table:table-cell office:value-type="float" office:value="40.005924" calcext:value-type="float">
            <text:p>40.005924</text:p>
          </table:table-cell>
          <table:table-cell office:value-type="float" office:value="-79.579145" calcext:value-type="float">
            <text:p>-79.579145</text:p>
          </table:table-cell>
          <table:table-cell office:value-type="float" office:value="326.6" calcext:value-type="float">
            <text:p>326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3:49Z</text:p>
          </table:table-cell>
          <table:table-cell office:value-type="float" office:value="40.005887" calcext:value-type="float">
            <text:p>40.005887</text:p>
          </table:table-cell>
          <table:table-cell office:value-type="float" office:value="-79.579102" calcext:value-type="float">
            <text:p>-79.579102</text:p>
          </table:table-cell>
          <table:table-cell office:value-type="float" office:value="326.8" calcext:value-type="float">
            <text:p>326.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3:51Z</text:p>
          </table:table-cell>
          <table:table-cell office:value-type="float" office:value="40.005855" calcext:value-type="float">
            <text:p>40.005855</text:p>
          </table:table-cell>
          <table:table-cell office:value-type="float" office:value="-79.579057" calcext:value-type="float">
            <text:p>-79.579057</text:p>
          </table:table-cell>
          <table:table-cell office:value-type="float" office:value="326.9" calcext:value-type="float">
            <text:p>326.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43:53Z</text:p>
          </table:table-cell>
          <table:table-cell office:value-type="float" office:value="40.005827" calcext:value-type="float">
            <text:p>40.005827</text:p>
          </table:table-cell>
          <table:table-cell office:value-type="float" office:value="-79.579028" calcext:value-type="float">
            <text:p>-79.579028</text:p>
          </table:table-cell>
          <table:table-cell office:value-type="float" office:value="327.1" calcext:value-type="float">
            <text:p>327.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43:55Z</text:p>
          </table:table-cell>
          <table:table-cell office:value-type="float" office:value="40.0058" calcext:value-type="float">
            <text:p>40.0058</text:p>
          </table:table-cell>
          <table:table-cell office:value-type="float" office:value="-79.579003" calcext:value-type="float">
            <text:p>-79.579003</text:p>
          </table:table-cell>
          <table:table-cell office:value-type="float" office:value="327.3" calcext:value-type="float">
            <text:p>327.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3:58Z</text:p>
          </table:table-cell>
          <table:table-cell office:value-type="float" office:value="40.005777" calcext:value-type="float">
            <text:p>40.005777</text:p>
          </table:table-cell>
          <table:table-cell office:value-type="float" office:value="-79.578973" calcext:value-type="float">
            <text:p>-79.578973</text:p>
          </table:table-cell>
          <table:table-cell office:value-type="float" office:value="327.5" calcext:value-type="float">
            <text:p>327.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44:00Z</text:p>
          </table:table-cell>
          <table:table-cell office:value-type="float" office:value="40.005754" calcext:value-type="float">
            <text:p>40.005754</text:p>
          </table:table-cell>
          <table:table-cell office:value-type="float" office:value="-79.578942" calcext:value-type="float">
            <text:p>-79.578942</text:p>
          </table:table-cell>
          <table:table-cell office:value-type="float" office:value="327.6" calcext:value-type="float">
            <text:p>327.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4:02Z</text:p>
          </table:table-cell>
          <table:table-cell office:value-type="float" office:value="40.005726" calcext:value-type="float">
            <text:p>40.005726</text:p>
          </table:table-cell>
          <table:table-cell office:value-type="float" office:value="-79.578916" calcext:value-type="float">
            <text:p>-79.578916</text:p>
          </table:table-cell>
          <table:table-cell office:value-type="float" office:value="327.8" calcext:value-type="float">
            <text:p>327.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4:06Z</text:p>
          </table:table-cell>
          <table:table-cell office:value-type="float" office:value="40.005691" calcext:value-type="float">
            <text:p>40.005691</text:p>
          </table:table-cell>
          <table:table-cell office:value-type="float" office:value="-79.578897" calcext:value-type="float">
            <text:p>-79.578897</text:p>
          </table:table-cell>
          <table:table-cell office:value-type="float" office:value="328.1" calcext:value-type="float">
            <text:p>328.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44:08Z</text:p>
          </table:table-cell>
          <table:table-cell office:value-type="float" office:value="40.005658" calcext:value-type="float">
            <text:p>40.005658</text:p>
          </table:table-cell>
          <table:table-cell office:value-type="float" office:value="-79.578871" calcext:value-type="float">
            <text:p>-79.578871</text:p>
          </table:table-cell>
          <table:table-cell office:value-type="float" office:value="328.3" calcext:value-type="float">
            <text:p>328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44:10Z</text:p>
          </table:table-cell>
          <table:table-cell office:value-type="float" office:value="40.005627" calcext:value-type="float">
            <text:p>40.005627</text:p>
          </table:table-cell>
          <table:table-cell office:value-type="float" office:value="-79.578842" calcext:value-type="float">
            <text:p>-79.578842</text:p>
          </table:table-cell>
          <table:table-cell office:value-type="float" office:value="328.5" calcext:value-type="float">
            <text:p>328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4:13Z</text:p>
          </table:table-cell>
          <table:table-cell office:value-type="float" office:value="40.005602" calcext:value-type="float">
            <text:p>40.005602</text:p>
          </table:table-cell>
          <table:table-cell office:value-type="float" office:value="-79.578818" calcext:value-type="float">
            <text:p>-79.578818</text:p>
          </table:table-cell>
          <table:table-cell office:value-type="float" office:value="328.7" calcext:value-type="float">
            <text:p>328.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44:16Z</text:p>
          </table:table-cell>
          <table:table-cell office:value-type="float" office:value="40.005583" calcext:value-type="float">
            <text:p>40.005583</text:p>
          </table:table-cell>
          <table:table-cell office:value-type="float" office:value="-79.578788" calcext:value-type="float">
            <text:p>-79.578788</text:p>
          </table:table-cell>
          <table:table-cell office:value-type="float" office:value="328.8" calcext:value-type="float">
            <text:p>328.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4:19Z</text:p>
          </table:table-cell>
          <table:table-cell office:value-type="float" office:value="40.005544" calcext:value-type="float">
            <text:p>40.005544</text:p>
          </table:table-cell>
          <table:table-cell office:value-type="float" office:value="-79.57876" calcext:value-type="float">
            <text:p>-79.57876</text:p>
          </table:table-cell>
          <table:table-cell office:value-type="float" office:value="329.1" calcext:value-type="float">
            <text:p>329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4:21Z</text:p>
          </table:table-cell>
          <table:table-cell office:value-type="float" office:value="40.005519" calcext:value-type="float">
            <text:p>40.005519</text:p>
          </table:table-cell>
          <table:table-cell office:value-type="float" office:value="-79.578736" calcext:value-type="float">
            <text:p>-79.578736</text:p>
          </table:table-cell>
          <table:table-cell office:value-type="float" office:value="329.3" calcext:value-type="float">
            <text:p>32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4:23Z</text:p>
          </table:table-cell>
          <table:table-cell office:value-type="float" office:value="40.005488" calcext:value-type="float">
            <text:p>40.005488</text:p>
          </table:table-cell>
          <table:table-cell office:value-type="float" office:value="-79.578712" calcext:value-type="float">
            <text:p>-79.578712</text:p>
          </table:table-cell>
          <table:table-cell office:value-type="float" office:value="329.5" calcext:value-type="float">
            <text:p>329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4:25Z</text:p>
          </table:table-cell>
          <table:table-cell office:value-type="float" office:value="40.005457" calcext:value-type="float">
            <text:p>40.005457</text:p>
          </table:table-cell>
          <table:table-cell office:value-type="float" office:value="-79.578689" calcext:value-type="float">
            <text:p>-79.578689</text:p>
          </table:table-cell>
          <table:table-cell office:value-type="float" office:value="329.7" calcext:value-type="float">
            <text:p>329.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4:27Z</text:p>
          </table:table-cell>
          <table:table-cell office:value-type="float" office:value="40.005434" calcext:value-type="float">
            <text:p>40.005434</text:p>
          </table:table-cell>
          <table:table-cell office:value-type="float" office:value="-79.578665" calcext:value-type="float">
            <text:p>-79.578665</text:p>
          </table:table-cell>
          <table:table-cell office:value-type="float" office:value="329.8" calcext:value-type="float">
            <text:p>329.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4:30Z</text:p>
          </table:table-cell>
          <table:table-cell office:value-type="float" office:value="40.005412" calcext:value-type="float">
            <text:p>40.005412</text:p>
          </table:table-cell>
          <table:table-cell office:value-type="float" office:value="-79.578645" calcext:value-type="float">
            <text:p>-79.578645</text:p>
          </table:table-cell>
          <table:table-cell office:value-type="float" office:value="330" calcext:value-type="float">
            <text:p>33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44:32Z</text:p>
          </table:table-cell>
          <table:table-cell office:value-type="float" office:value="40.005385" calcext:value-type="float">
            <text:p>40.005385</text:p>
          </table:table-cell>
          <table:table-cell office:value-type="float" office:value="-79.578626" calcext:value-type="float">
            <text:p>-79.578626</text:p>
          </table:table-cell>
          <table:table-cell office:value-type="float" office:value="330.2" calcext:value-type="float">
            <text:p>330.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44:34Z</text:p>
          </table:table-cell>
          <table:table-cell office:value-type="float" office:value="40.005365" calcext:value-type="float">
            <text:p>40.005365</text:p>
          </table:table-cell>
          <table:table-cell office:value-type="float" office:value="-79.578602" calcext:value-type="float">
            <text:p>-79.578602</text:p>
          </table:table-cell>
          <table:table-cell office:value-type="float" office:value="330.3" calcext:value-type="float">
            <text:p>330.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44:36Z</text:p>
          </table:table-cell>
          <table:table-cell office:value-type="float" office:value="40.005342" calcext:value-type="float">
            <text:p>40.005342</text:p>
          </table:table-cell>
          <table:table-cell office:value-type="float" office:value="-79.578569" calcext:value-type="float">
            <text:p>-79.578569</text:p>
          </table:table-cell>
          <table:table-cell office:value-type="float" office:value="330.5" calcext:value-type="float">
            <text:p>330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4:39Z</text:p>
          </table:table-cell>
          <table:table-cell office:value-type="float" office:value="40.00532" calcext:value-type="float">
            <text:p>40.00532</text:p>
          </table:table-cell>
          <table:table-cell office:value-type="float" office:value="-79.578532" calcext:value-type="float">
            <text:p>-79.578532</text:p>
          </table:table-cell>
          <table:table-cell office:value-type="float" office:value="330.7" calcext:value-type="float">
            <text:p>330.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4:42Z</text:p>
          </table:table-cell>
          <table:table-cell office:value-type="float" office:value="40.005297" calcext:value-type="float">
            <text:p>40.005297</text:p>
          </table:table-cell>
          <table:table-cell office:value-type="float" office:value="-79.578498" calcext:value-type="float">
            <text:p>-79.578498</text:p>
          </table:table-cell>
          <table:table-cell office:value-type="float" office:value="331" calcext:value-type="float">
            <text:p>33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4:44Z</text:p>
          </table:table-cell>
          <table:table-cell office:value-type="float" office:value="40.005275" calcext:value-type="float">
            <text:p>40.005275</text:p>
          </table:table-cell>
          <table:table-cell office:value-type="float" office:value="-79.578474" calcext:value-type="float">
            <text:p>-79.578474</text:p>
          </table:table-cell>
          <table:table-cell office:value-type="float" office:value="331.1" calcext:value-type="float">
            <text:p>331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4:46Z</text:p>
          </table:table-cell>
          <table:table-cell office:value-type="float" office:value="40.005248" calcext:value-type="float">
            <text:p>40.005248</text:p>
          </table:table-cell>
          <table:table-cell office:value-type="float" office:value="-79.578449" calcext:value-type="float">
            <text:p>-79.578449</text:p>
          </table:table-cell>
          <table:table-cell office:value-type="float" office:value="331.3" calcext:value-type="float">
            <text:p>331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4:48Z</text:p>
          </table:table-cell>
          <table:table-cell office:value-type="float" office:value="40.005217" calcext:value-type="float">
            <text:p>40.005217</text:p>
          </table:table-cell>
          <table:table-cell office:value-type="float" office:value="-79.578426" calcext:value-type="float">
            <text:p>-79.578426</text:p>
          </table:table-cell>
          <table:table-cell office:value-type="float" office:value="331.6" calcext:value-type="float">
            <text:p>331.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4:51Z</text:p>
          </table:table-cell>
          <table:table-cell office:value-type="float" office:value="40.005193" calcext:value-type="float">
            <text:p>40.005193</text:p>
          </table:table-cell>
          <table:table-cell office:value-type="float" office:value="-79.578405" calcext:value-type="float">
            <text:p>-79.578405</text:p>
          </table:table-cell>
          <table:table-cell office:value-type="float" office:value="331.7" calcext:value-type="float">
            <text:p>331.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4:54Z</text:p>
          </table:table-cell>
          <table:table-cell office:value-type="float" office:value="40.005163" calcext:value-type="float">
            <text:p>40.005163</text:p>
          </table:table-cell>
          <table:table-cell office:value-type="float" office:value="-79.578395" calcext:value-type="float">
            <text:p>-79.578395</text:p>
          </table:table-cell>
          <table:table-cell office:value-type="float" office:value="331.9" calcext:value-type="float">
            <text:p>331.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4:56Z</text:p>
          </table:table-cell>
          <table:table-cell office:value-type="float" office:value="40.005139" calcext:value-type="float">
            <text:p>40.005139</text:p>
          </table:table-cell>
          <table:table-cell office:value-type="float" office:value="-79.578367" calcext:value-type="float">
            <text:p>-79.578367</text:p>
          </table:table-cell>
          <table:table-cell office:value-type="float" office:value="332.1" calcext:value-type="float">
            <text:p>332.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4:58Z</text:p>
          </table:table-cell>
          <table:table-cell office:value-type="float" office:value="40.005112" calcext:value-type="float">
            <text:p>40.005112</text:p>
          </table:table-cell>
          <table:table-cell office:value-type="float" office:value="-79.57833" calcext:value-type="float">
            <text:p>-79.57833</text:p>
          </table:table-cell>
          <table:table-cell office:value-type="float" office:value="332.4" calcext:value-type="float">
            <text:p>332.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5:00Z</text:p>
          </table:table-cell>
          <table:table-cell office:value-type="float" office:value="40.005065" calcext:value-type="float">
            <text:p>40.005065</text:p>
          </table:table-cell>
          <table:table-cell office:value-type="float" office:value="-79.578304" calcext:value-type="float">
            <text:p>-79.578304</text:p>
          </table:table-cell>
          <table:table-cell office:value-type="float" office:value="332.7" calcext:value-type="float">
            <text:p>332.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5:02Z</text:p>
          </table:table-cell>
          <table:table-cell office:value-type="float" office:value="40.005031" calcext:value-type="float">
            <text:p>40.005031</text:p>
          </table:table-cell>
          <table:table-cell office:value-type="float" office:value="-79.57829" calcext:value-type="float">
            <text:p>-79.57829</text:p>
          </table:table-cell>
          <table:table-cell office:value-type="float" office:value="333" calcext:value-type="float">
            <text:p>33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5:05Z</text:p>
          </table:table-cell>
          <table:table-cell office:value-type="float" office:value="40.004997" calcext:value-type="float">
            <text:p>40.004997</text:p>
          </table:table-cell>
          <table:table-cell office:value-type="float" office:value="-79.578263" calcext:value-type="float">
            <text:p>-79.578263</text:p>
          </table:table-cell>
          <table:table-cell office:value-type="float" office:value="333.2" calcext:value-type="float">
            <text:p>333.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45:07Z</text:p>
          </table:table-cell>
          <table:table-cell office:value-type="float" office:value="40.004969" calcext:value-type="float">
            <text:p>40.004969</text:p>
          </table:table-cell>
          <table:table-cell office:value-type="float" office:value="-79.578238" calcext:value-type="float">
            <text:p>-79.578238</text:p>
          </table:table-cell>
          <table:table-cell office:value-type="float" office:value="333.4" calcext:value-type="float">
            <text:p>333.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45:09Z</text:p>
          </table:table-cell>
          <table:table-cell office:value-type="float" office:value="40.004942" calcext:value-type="float">
            <text:p>40.004942</text:p>
          </table:table-cell>
          <table:table-cell office:value-type="float" office:value="-79.578214" calcext:value-type="float">
            <text:p>-79.578214</text:p>
          </table:table-cell>
          <table:table-cell office:value-type="float" office:value="333.6" calcext:value-type="float">
            <text:p>333.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45:11Z</text:p>
          </table:table-cell>
          <table:table-cell office:value-type="float" office:value="40.004913" calcext:value-type="float">
            <text:p>40.004913</text:p>
          </table:table-cell>
          <table:table-cell office:value-type="float" office:value="-79.57819" calcext:value-type="float">
            <text:p>-79.57819</text:p>
          </table:table-cell>
          <table:table-cell office:value-type="float" office:value="333.9" calcext:value-type="float">
            <text:p>333.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5:14Z</text:p>
          </table:table-cell>
          <table:table-cell office:value-type="float" office:value="40.004886" calcext:value-type="float">
            <text:p>40.004886</text:p>
          </table:table-cell>
          <table:table-cell office:value-type="float" office:value="-79.57816" calcext:value-type="float">
            <text:p>-79.57816</text:p>
          </table:table-cell>
          <table:table-cell office:value-type="float" office:value="334.1" calcext:value-type="float">
            <text:p>334.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45:17Z</text:p>
          </table:table-cell>
          <table:table-cell office:value-type="float" office:value="40.004851" calcext:value-type="float">
            <text:p>40.004851</text:p>
          </table:table-cell>
          <table:table-cell office:value-type="float" office:value="-79.578129" calcext:value-type="float">
            <text:p>-79.578129</text:p>
          </table:table-cell>
          <table:table-cell office:value-type="float" office:value="334.3" calcext:value-type="float">
            <text:p>334.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45:19Z</text:p>
          </table:table-cell>
          <table:table-cell office:value-type="float" office:value="40.004828" calcext:value-type="float">
            <text:p>40.004828</text:p>
          </table:table-cell>
          <table:table-cell office:value-type="float" office:value="-79.578107" calcext:value-type="float">
            <text:p>-79.578107</text:p>
          </table:table-cell>
          <table:table-cell office:value-type="float" office:value="334.5" calcext:value-type="float">
            <text:p>334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45:21Z</text:p>
          </table:table-cell>
          <table:table-cell office:value-type="float" office:value="40.004809" calcext:value-type="float">
            <text:p>40.004809</text:p>
          </table:table-cell>
          <table:table-cell office:value-type="float" office:value="-79.578073" calcext:value-type="float">
            <text:p>-79.578073</text:p>
          </table:table-cell>
          <table:table-cell office:value-type="float" office:value="334.7" calcext:value-type="float">
            <text:p>334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5:24Z</text:p>
          </table:table-cell>
          <table:table-cell office:value-type="float" office:value="40.004776" calcext:value-type="float">
            <text:p>40.004776</text:p>
          </table:table-cell>
          <table:table-cell office:value-type="float" office:value="-79.578037" calcext:value-type="float">
            <text:p>-79.578037</text:p>
          </table:table-cell>
          <table:table-cell office:value-type="float" office:value="335" calcext:value-type="float">
            <text:p>33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45:27Z</text:p>
          </table:table-cell>
          <table:table-cell office:value-type="float" office:value="40.004745" calcext:value-type="float">
            <text:p>40.004745</text:p>
          </table:table-cell>
          <table:table-cell office:value-type="float" office:value="-79.57801" calcext:value-type="float">
            <text:p>-79.57801</text:p>
          </table:table-cell>
          <table:table-cell office:value-type="float" office:value="335.2" calcext:value-type="float">
            <text:p>335.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45:29Z</text:p>
          </table:table-cell>
          <table:table-cell office:value-type="float" office:value="40.004725" calcext:value-type="float">
            <text:p>40.004725</text:p>
          </table:table-cell>
          <table:table-cell office:value-type="float" office:value="-79.577985" calcext:value-type="float">
            <text:p>-79.577985</text:p>
          </table:table-cell>
          <table:table-cell office:value-type="float" office:value="335.4" calcext:value-type="float">
            <text:p>335.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5:31Z</text:p>
          </table:table-cell>
          <table:table-cell office:value-type="float" office:value="40.004702" calcext:value-type="float">
            <text:p>40.004702</text:p>
          </table:table-cell>
          <table:table-cell office:value-type="float" office:value="-79.577955" calcext:value-type="float">
            <text:p>-79.577955</text:p>
          </table:table-cell>
          <table:table-cell office:value-type="float" office:value="335.6" calcext:value-type="float">
            <text:p>335.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5:34Z</text:p>
          </table:table-cell>
          <table:table-cell office:value-type="float" office:value="40.00467" calcext:value-type="float">
            <text:p>40.00467</text:p>
          </table:table-cell>
          <table:table-cell office:value-type="float" office:value="-79.577932" calcext:value-type="float">
            <text:p>-79.577932</text:p>
          </table:table-cell>
          <table:table-cell office:value-type="float" office:value="335.8" calcext:value-type="float">
            <text:p>335.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5:37Z</text:p>
          </table:table-cell>
          <table:table-cell office:value-type="float" office:value="40.004634" calcext:value-type="float">
            <text:p>40.004634</text:p>
          </table:table-cell>
          <table:table-cell office:value-type="float" office:value="-79.577919" calcext:value-type="float">
            <text:p>-79.577919</text:p>
          </table:table-cell>
          <table:table-cell office:value-type="float" office:value="336" calcext:value-type="float">
            <text:p>3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5:40Z</text:p>
          </table:table-cell>
          <table:table-cell office:value-type="float" office:value="40.004603" calcext:value-type="float">
            <text:p>40.004603</text:p>
          </table:table-cell>
          <table:table-cell office:value-type="float" office:value="-79.577889" calcext:value-type="float">
            <text:p>-79.577889</text:p>
          </table:table-cell>
          <table:table-cell office:value-type="float" office:value="336.3" calcext:value-type="float">
            <text:p>336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45:43Z</text:p>
          </table:table-cell>
          <table:table-cell office:value-type="float" office:value="40.004576" calcext:value-type="float">
            <text:p>40.004576</text:p>
          </table:table-cell>
          <table:table-cell office:value-type="float" office:value="-79.577862" calcext:value-type="float">
            <text:p>-79.577862</text:p>
          </table:table-cell>
          <table:table-cell office:value-type="float" office:value="336.5" calcext:value-type="float">
            <text:p>336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5:45Z</text:p>
          </table:table-cell>
          <table:table-cell office:value-type="float" office:value="40.004548" calcext:value-type="float">
            <text:p>40.004548</text:p>
          </table:table-cell>
          <table:table-cell office:value-type="float" office:value="-79.577854" calcext:value-type="float">
            <text:p>-79.577854</text:p>
          </table:table-cell>
          <table:table-cell office:value-type="float" office:value="336.7" calcext:value-type="float">
            <text:p>336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5:47Z</text:p>
          </table:table-cell>
          <table:table-cell office:value-type="float" office:value="40.00452" calcext:value-type="float">
            <text:p>40.00452</text:p>
          </table:table-cell>
          <table:table-cell office:value-type="float" office:value="-79.577858" calcext:value-type="float">
            <text:p>-79.577858</text:p>
          </table:table-cell>
          <table:table-cell office:value-type="float" office:value="336.9" calcext:value-type="float">
            <text:p>336.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45:49Z</text:p>
          </table:table-cell>
          <table:table-cell office:value-type="float" office:value="40.004484" calcext:value-type="float">
            <text:p>40.004484</text:p>
          </table:table-cell>
          <table:table-cell office:value-type="float" office:value="-79.577858" calcext:value-type="float">
            <text:p>-79.577858</text:p>
          </table:table-cell>
          <table:table-cell office:value-type="float" office:value="337.1" calcext:value-type="float">
            <text:p>337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5:51Z</text:p>
          </table:table-cell>
          <table:table-cell office:value-type="float" office:value="40.004446" calcext:value-type="float">
            <text:p>40.004446</text:p>
          </table:table-cell>
          <table:table-cell office:value-type="float" office:value="-79.577864" calcext:value-type="float">
            <text:p>-79.577864</text:p>
          </table:table-cell>
          <table:table-cell office:value-type="float" office:value="337.4" calcext:value-type="float">
            <text:p>337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5:53Z</text:p>
          </table:table-cell>
          <table:table-cell office:value-type="float" office:value="40.004399" calcext:value-type="float">
            <text:p>40.004399</text:p>
          </table:table-cell>
          <table:table-cell office:value-type="float" office:value="-79.577851" calcext:value-type="float">
            <text:p>-79.577851</text:p>
          </table:table-cell>
          <table:table-cell office:value-type="float" office:value="337.7" calcext:value-type="float">
            <text:p>337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45:55Z</text:p>
          </table:table-cell>
          <table:table-cell office:value-type="float" office:value="40.004368" calcext:value-type="float">
            <text:p>40.004368</text:p>
          </table:table-cell>
          <table:table-cell office:value-type="float" office:value="-79.577845" calcext:value-type="float">
            <text:p>-79.577845</text:p>
          </table:table-cell>
          <table:table-cell office:value-type="float" office:value="337.9" calcext:value-type="float">
            <text:p>337.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5:57Z</text:p>
          </table:table-cell>
          <table:table-cell office:value-type="float" office:value="40.004325" calcext:value-type="float">
            <text:p>40.004325</text:p>
          </table:table-cell>
          <table:table-cell office:value-type="float" office:value="-79.577845" calcext:value-type="float">
            <text:p>-79.577845</text:p>
          </table:table-cell>
          <table:table-cell office:value-type="float" office:value="338.2" calcext:value-type="float">
            <text:p>338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6:00Z</text:p>
          </table:table-cell>
          <table:table-cell office:value-type="float" office:value="40.004298" calcext:value-type="float">
            <text:p>40.004298</text:p>
          </table:table-cell>
          <table:table-cell office:value-type="float" office:value="-79.577839" calcext:value-type="float">
            <text:p>-79.577839</text:p>
          </table:table-cell>
          <table:table-cell office:value-type="float" office:value="338.4" calcext:value-type="float">
            <text:p>338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46:02Z</text:p>
          </table:table-cell>
          <table:table-cell office:value-type="float" office:value="40.004273" calcext:value-type="float">
            <text:p>40.004273</text:p>
          </table:table-cell>
          <table:table-cell office:value-type="float" office:value="-79.577824" calcext:value-type="float">
            <text:p>-79.577824</text:p>
          </table:table-cell>
          <table:table-cell office:value-type="float" office:value="338.6" calcext:value-type="float">
            <text:p>338.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46:04Z</text:p>
          </table:table-cell>
          <table:table-cell office:value-type="float" office:value="40.004235" calcext:value-type="float">
            <text:p>40.004235</text:p>
          </table:table-cell>
          <table:table-cell office:value-type="float" office:value="-79.577814" calcext:value-type="float">
            <text:p>-79.577814</text:p>
          </table:table-cell>
          <table:table-cell office:value-type="float" office:value="338.9" calcext:value-type="float">
            <text:p>338.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46:07Z</text:p>
          </table:table-cell>
          <table:table-cell office:value-type="float" office:value="40.004203" calcext:value-type="float">
            <text:p>40.004203</text:p>
          </table:table-cell>
          <table:table-cell office:value-type="float" office:value="-79.577802" calcext:value-type="float">
            <text:p>-79.577802</text:p>
          </table:table-cell>
          <table:table-cell office:value-type="float" office:value="339.1" calcext:value-type="float">
            <text:p>339.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46:10Z</text:p>
          </table:table-cell>
          <table:table-cell office:value-type="float" office:value="40.00417" calcext:value-type="float">
            <text:p>40.00417</text:p>
          </table:table-cell>
          <table:table-cell office:value-type="float" office:value="-79.577779" calcext:value-type="float">
            <text:p>-79.577779</text:p>
          </table:table-cell>
          <table:table-cell office:value-type="float" office:value="339.4" calcext:value-type="float">
            <text:p>339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46:12Z</text:p>
          </table:table-cell>
          <table:table-cell office:value-type="float" office:value="40.00413" calcext:value-type="float">
            <text:p>40.00413</text:p>
          </table:table-cell>
          <table:table-cell office:value-type="float" office:value="-79.577771" calcext:value-type="float">
            <text:p>-79.577771</text:p>
          </table:table-cell>
          <table:table-cell office:value-type="float" office:value="339.7" calcext:value-type="float">
            <text:p>339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9T10:46:14Z</text:p>
          </table:table-cell>
          <table:table-cell office:value-type="float" office:value="40.004096" calcext:value-type="float">
            <text:p>40.004096</text:p>
          </table:table-cell>
          <table:table-cell office:value-type="float" office:value="-79.577752" calcext:value-type="float">
            <text:p>-79.577752</text:p>
          </table:table-cell>
          <table:table-cell office:value-type="float" office:value="340" calcext:value-type="float">
            <text:p>34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9T10:46:16Z</text:p>
          </table:table-cell>
          <table:table-cell office:value-type="float" office:value="40.004061" calcext:value-type="float">
            <text:p>40.004061</text:p>
          </table:table-cell>
          <table:table-cell office:value-type="float" office:value="-79.577736" calcext:value-type="float">
            <text:p>-79.577736</text:p>
          </table:table-cell>
          <table:table-cell office:value-type="float" office:value="340.4" calcext:value-type="float">
            <text:p>340.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9T10:46:19Z</text:p>
          </table:table-cell>
          <table:table-cell office:value-type="float" office:value="40.00403" calcext:value-type="float">
            <text:p>40.00403</text:p>
          </table:table-cell>
          <table:table-cell office:value-type="float" office:value="-79.577723" calcext:value-type="float">
            <text:p>-79.577723</text:p>
          </table:table-cell>
          <table:table-cell office:value-type="float" office:value="340.7" calcext:value-type="float">
            <text:p>340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9T10:46:21Z</text:p>
          </table:table-cell>
          <table:table-cell office:value-type="float" office:value="40.004003" calcext:value-type="float">
            <text:p>40.004003</text:p>
          </table:table-cell>
          <table:table-cell office:value-type="float" office:value="-79.577711" calcext:value-type="float">
            <text:p>-79.577711</text:p>
          </table:table-cell>
          <table:table-cell office:value-type="float" office:value="341" calcext:value-type="float">
            <text:p>34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6:23Z</text:p>
          </table:table-cell>
          <table:table-cell office:value-type="float" office:value="40.003973" calcext:value-type="float">
            <text:p>40.003973</text:p>
          </table:table-cell>
          <table:table-cell office:value-type="float" office:value="-79.5777" calcext:value-type="float">
            <text:p>-79.5777</text:p>
          </table:table-cell>
          <table:table-cell office:value-type="float" office:value="341.3" calcext:value-type="float">
            <text:p>341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6:27Z</text:p>
          </table:table-cell>
          <table:table-cell office:value-type="float" office:value="40.003942" calcext:value-type="float">
            <text:p>40.003942</text:p>
          </table:table-cell>
          <table:table-cell office:value-type="float" office:value="-79.577691" calcext:value-type="float">
            <text:p>-79.577691</text:p>
          </table:table-cell>
          <table:table-cell office:value-type="float" office:value="341.6" calcext:value-type="float">
            <text:p>341.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6:29Z</text:p>
          </table:table-cell>
          <table:table-cell office:value-type="float" office:value="40.003912" calcext:value-type="float">
            <text:p>40.003912</text:p>
          </table:table-cell>
          <table:table-cell office:value-type="float" office:value="-79.577683" calcext:value-type="float">
            <text:p>-79.577683</text:p>
          </table:table-cell>
          <table:table-cell office:value-type="float" office:value="341.8" calcext:value-type="float">
            <text:p>341.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6:32Z</text:p>
          </table:table-cell>
          <table:table-cell office:value-type="float" office:value="40.003876" calcext:value-type="float">
            <text:p>40.003876</text:p>
          </table:table-cell>
          <table:table-cell office:value-type="float" office:value="-79.577692" calcext:value-type="float">
            <text:p>-79.577692</text:p>
          </table:table-cell>
          <table:table-cell office:value-type="float" office:value="342.2" calcext:value-type="float">
            <text:p>342.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6:35Z</text:p>
          </table:table-cell>
          <table:table-cell office:value-type="float" office:value="40.003842" calcext:value-type="float">
            <text:p>40.003842</text:p>
          </table:table-cell>
          <table:table-cell office:value-type="float" office:value="-79.577684" calcext:value-type="float">
            <text:p>-79.577684</text:p>
          </table:table-cell>
          <table:table-cell office:value-type="float" office:value="342.5" calcext:value-type="float">
            <text:p>342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6:38Z</text:p>
          </table:table-cell>
          <table:table-cell office:value-type="float" office:value="40.003811" calcext:value-type="float">
            <text:p>40.003811</text:p>
          </table:table-cell>
          <table:table-cell office:value-type="float" office:value="-79.577668" calcext:value-type="float">
            <text:p>-79.577668</text:p>
          </table:table-cell>
          <table:table-cell office:value-type="float" office:value="342.8" calcext:value-type="float">
            <text:p>342.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6:40Z</text:p>
          </table:table-cell>
          <table:table-cell office:value-type="float" office:value="40.003781" calcext:value-type="float">
            <text:p>40.003781</text:p>
          </table:table-cell>
          <table:table-cell office:value-type="float" office:value="-79.577663" calcext:value-type="float">
            <text:p>-79.577663</text:p>
          </table:table-cell>
          <table:table-cell office:value-type="float" office:value="343.1" calcext:value-type="float">
            <text:p>343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6:42Z</text:p>
          </table:table-cell>
          <table:table-cell office:value-type="float" office:value="40.003754" calcext:value-type="float">
            <text:p>40.003754</text:p>
          </table:table-cell>
          <table:table-cell office:value-type="float" office:value="-79.577664" calcext:value-type="float">
            <text:p>-79.577664</text:p>
          </table:table-cell>
          <table:table-cell office:value-type="float" office:value="343.4" calcext:value-type="float">
            <text:p>343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6:45Z</text:p>
          </table:table-cell>
          <table:table-cell office:value-type="float" office:value="40.003721" calcext:value-type="float">
            <text:p>40.003721</text:p>
          </table:table-cell>
          <table:table-cell office:value-type="float" office:value="-79.577656" calcext:value-type="float">
            <text:p>-79.577656</text:p>
          </table:table-cell>
          <table:table-cell office:value-type="float" office:value="343.7" calcext:value-type="float">
            <text:p>343.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6:47Z</text:p>
          </table:table-cell>
          <table:table-cell office:value-type="float" office:value="40.003692" calcext:value-type="float">
            <text:p>40.003692</text:p>
          </table:table-cell>
          <table:table-cell office:value-type="float" office:value="-79.57765" calcext:value-type="float">
            <text:p>-79.57765</text:p>
          </table:table-cell>
          <table:table-cell office:value-type="float" office:value="344.1" calcext:value-type="float">
            <text:p>344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6:52Z</text:p>
          </table:table-cell>
          <table:table-cell office:value-type="float" office:value="40.003655" calcext:value-type="float">
            <text:p>40.003655</text:p>
          </table:table-cell>
          <table:table-cell office:value-type="float" office:value="-79.577632" calcext:value-type="float">
            <text:p>-79.577632</text:p>
          </table:table-cell>
          <table:table-cell office:value-type="float" office:value="344.5" calcext:value-type="float">
            <text:p>344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6:54Z</text:p>
          </table:table-cell>
          <table:table-cell office:value-type="float" office:value="40.003623" calcext:value-type="float">
            <text:p>40.003623</text:p>
          </table:table-cell>
          <table:table-cell office:value-type="float" office:value="-79.577621" calcext:value-type="float">
            <text:p>-79.577621</text:p>
          </table:table-cell>
          <table:table-cell office:value-type="float" office:value="344.9" calcext:value-type="float">
            <text:p>344.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6:57Z</text:p>
          </table:table-cell>
          <table:table-cell office:value-type="float" office:value="40.003584" calcext:value-type="float">
            <text:p>40.003584</text:p>
          </table:table-cell>
          <table:table-cell office:value-type="float" office:value="-79.577612" calcext:value-type="float">
            <text:p>-79.577612</text:p>
          </table:table-cell>
          <table:table-cell office:value-type="float" office:value="345.4" calcext:value-type="float">
            <text:p>345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6:59Z</text:p>
          </table:table-cell>
          <table:table-cell office:value-type="float" office:value="40.003548" calcext:value-type="float">
            <text:p>40.003548</text:p>
          </table:table-cell>
          <table:table-cell office:value-type="float" office:value="-79.577601" calcext:value-type="float">
            <text:p>-79.577601</text:p>
          </table:table-cell>
          <table:table-cell office:value-type="float" office:value="345.9" calcext:value-type="float">
            <text:p>345.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7:02Z</text:p>
          </table:table-cell>
          <table:table-cell office:value-type="float" office:value="40.003511" calcext:value-type="float">
            <text:p>40.003511</text:p>
          </table:table-cell>
          <table:table-cell office:value-type="float" office:value="-79.577589" calcext:value-type="float">
            <text:p>-79.577589</text:p>
          </table:table-cell>
          <table:table-cell office:value-type="float" office:value="346.3" calcext:value-type="float">
            <text:p>346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7:04Z</text:p>
          </table:table-cell>
          <table:table-cell office:value-type="float" office:value="40.003482" calcext:value-type="float">
            <text:p>40.003482</text:p>
          </table:table-cell>
          <table:table-cell office:value-type="float" office:value="-79.57758" calcext:value-type="float">
            <text:p>-79.57758</text:p>
          </table:table-cell>
          <table:table-cell office:value-type="float" office:value="346.7" calcext:value-type="float">
            <text:p>346.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7:07Z</text:p>
          </table:table-cell>
          <table:table-cell office:value-type="float" office:value="40.003456" calcext:value-type="float">
            <text:p>40.003456</text:p>
          </table:table-cell>
          <table:table-cell office:value-type="float" office:value="-79.577558" calcext:value-type="float">
            <text:p>-79.577558</text:p>
          </table:table-cell>
          <table:table-cell office:value-type="float" office:value="347" calcext:value-type="float">
            <text:p>34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7:10Z</text:p>
          </table:table-cell>
          <table:table-cell office:value-type="float" office:value="40.003432" calcext:value-type="float">
            <text:p>40.003432</text:p>
          </table:table-cell>
          <table:table-cell office:value-type="float" office:value="-79.577538" calcext:value-type="float">
            <text:p>-79.577538</text:p>
          </table:table-cell>
          <table:table-cell office:value-type="float" office:value="346.6" calcext:value-type="float">
            <text:p>346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7:13Z</text:p>
          </table:table-cell>
          <table:table-cell office:value-type="float" office:value="40.003403" calcext:value-type="float">
            <text:p>40.003403</text:p>
          </table:table-cell>
          <table:table-cell office:value-type="float" office:value="-79.577499" calcext:value-type="float">
            <text:p>-79.577499</text:p>
          </table:table-cell>
          <table:table-cell office:value-type="float" office:value="346.2" calcext:value-type="float">
            <text:p>346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47:15Z</text:p>
          </table:table-cell>
          <table:table-cell office:value-type="float" office:value="40.003381" calcext:value-type="float">
            <text:p>40.003381</text:p>
          </table:table-cell>
          <table:table-cell office:value-type="float" office:value="-79.577468" calcext:value-type="float">
            <text:p>-79.577468</text:p>
          </table:table-cell>
          <table:table-cell office:value-type="float" office:value="345.8" calcext:value-type="float">
            <text:p>345.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47:17Z</text:p>
          </table:table-cell>
          <table:table-cell office:value-type="float" office:value="40.003357" calcext:value-type="float">
            <text:p>40.003357</text:p>
          </table:table-cell>
          <table:table-cell office:value-type="float" office:value="-79.577423" calcext:value-type="float">
            <text:p>-79.577423</text:p>
          </table:table-cell>
          <table:table-cell office:value-type="float" office:value="345.6" calcext:value-type="float">
            <text:p>345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47:19Z</text:p>
          </table:table-cell>
          <table:table-cell office:value-type="float" office:value="40.003338" calcext:value-type="float">
            <text:p>40.003338</text:p>
          </table:table-cell>
          <table:table-cell office:value-type="float" office:value="-79.577382" calcext:value-type="float">
            <text:p>-79.577382</text:p>
          </table:table-cell>
          <table:table-cell office:value-type="float" office:value="345.4" calcext:value-type="float">
            <text:p>345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7:21Z</text:p>
          </table:table-cell>
          <table:table-cell office:value-type="float" office:value="40.003327" calcext:value-type="float">
            <text:p>40.003327</text:p>
          </table:table-cell>
          <table:table-cell office:value-type="float" office:value="-79.577339" calcext:value-type="float">
            <text:p>-79.577339</text:p>
          </table:table-cell>
          <table:table-cell office:value-type="float" office:value="345.3" calcext:value-type="float">
            <text:p>345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7:23Z</text:p>
          </table:table-cell>
          <table:table-cell office:value-type="float" office:value="40.003319" calcext:value-type="float">
            <text:p>40.003319</text:p>
          </table:table-cell>
          <table:table-cell office:value-type="float" office:value="-79.577301" calcext:value-type="float">
            <text:p>-79.577301</text:p>
          </table:table-cell>
          <table:table-cell office:value-type="float" office:value="345.1" calcext:value-type="float">
            <text:p>345.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7:25Z</text:p>
          </table:table-cell>
          <table:table-cell office:value-type="float" office:value="40.003305" calcext:value-type="float">
            <text:p>40.003305</text:p>
          </table:table-cell>
          <table:table-cell office:value-type="float" office:value="-79.577268" calcext:value-type="float">
            <text:p>-79.577268</text:p>
          </table:table-cell>
          <table:table-cell office:value-type="float" office:value="345" calcext:value-type="float">
            <text:p>34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7:27Z</text:p>
          </table:table-cell>
          <table:table-cell office:value-type="float" office:value="40.003285" calcext:value-type="float">
            <text:p>40.003285</text:p>
          </table:table-cell>
          <table:table-cell office:value-type="float" office:value="-79.577244" calcext:value-type="float">
            <text:p>-79.577244</text:p>
          </table:table-cell>
          <table:table-cell office:value-type="float" office:value="344.8" calcext:value-type="float">
            <text:p>344.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7:29Z</text:p>
          </table:table-cell>
          <table:table-cell office:value-type="float" office:value="40.003259" calcext:value-type="float">
            <text:p>40.003259</text:p>
          </table:table-cell>
          <table:table-cell office:value-type="float" office:value="-79.577212" calcext:value-type="float">
            <text:p>-79.577212</text:p>
          </table:table-cell>
          <table:table-cell office:value-type="float" office:value="344.3" calcext:value-type="float">
            <text:p>344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7:31Z</text:p>
          </table:table-cell>
          <table:table-cell office:value-type="float" office:value="40.003245" calcext:value-type="float">
            <text:p>40.003245</text:p>
          </table:table-cell>
          <table:table-cell office:value-type="float" office:value="-79.577157" calcext:value-type="float">
            <text:p>-79.577157</text:p>
          </table:table-cell>
          <table:table-cell office:value-type="float" office:value="343.8" calcext:value-type="float">
            <text:p>343.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47:33Z</text:p>
          </table:table-cell>
          <table:table-cell office:value-type="float" office:value="40.003237" calcext:value-type="float">
            <text:p>40.003237</text:p>
          </table:table-cell>
          <table:table-cell office:value-type="float" office:value="-79.577108" calcext:value-type="float">
            <text:p>-79.577108</text:p>
          </table:table-cell>
          <table:table-cell office:value-type="float" office:value="343.4" calcext:value-type="float">
            <text:p>343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47:35Z</text:p>
          </table:table-cell>
          <table:table-cell office:value-type="float" office:value="40.003214" calcext:value-type="float">
            <text:p>40.003214</text:p>
          </table:table-cell>
          <table:table-cell office:value-type="float" office:value="-79.577062" calcext:value-type="float">
            <text:p>-79.577062</text:p>
          </table:table-cell>
          <table:table-cell office:value-type="float" office:value="343" calcext:value-type="float">
            <text:p>34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47:37Z</text:p>
          </table:table-cell>
          <table:table-cell office:value-type="float" office:value="40.003188" calcext:value-type="float">
            <text:p>40.003188</text:p>
          </table:table-cell>
          <table:table-cell office:value-type="float" office:value="-79.577026" calcext:value-type="float">
            <text:p>-79.577026</text:p>
          </table:table-cell>
          <table:table-cell office:value-type="float" office:value="342.7" calcext:value-type="float">
            <text:p>342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7:39Z</text:p>
          </table:table-cell>
          <table:table-cell office:value-type="float" office:value="40.003175" calcext:value-type="float">
            <text:p>40.003175</text:p>
          </table:table-cell>
          <table:table-cell office:value-type="float" office:value="-79.57699" calcext:value-type="float">
            <text:p>-79.57699</text:p>
          </table:table-cell>
          <table:table-cell office:value-type="float" office:value="342.5" calcext:value-type="float">
            <text:p>342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7:42Z</text:p>
          </table:table-cell>
          <table:table-cell office:value-type="float" office:value="40.003173" calcext:value-type="float">
            <text:p>40.003173</text:p>
          </table:table-cell>
          <table:table-cell office:value-type="float" office:value="-79.576937" calcext:value-type="float">
            <text:p>-79.576937</text:p>
          </table:table-cell>
          <table:table-cell office:value-type="float" office:value="342.2" calcext:value-type="float">
            <text:p>342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7:44Z</text:p>
          </table:table-cell>
          <table:table-cell office:value-type="float" office:value="40.003168" calcext:value-type="float">
            <text:p>40.003168</text:p>
          </table:table-cell>
          <table:table-cell office:value-type="float" office:value="-79.576882" calcext:value-type="float">
            <text:p>-79.576882</text:p>
          </table:table-cell>
          <table:table-cell office:value-type="float" office:value="341.7" calcext:value-type="float">
            <text:p>341.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47:46Z</text:p>
          </table:table-cell>
          <table:table-cell office:value-type="float" office:value="40.003159" calcext:value-type="float">
            <text:p>40.003159</text:p>
          </table:table-cell>
          <table:table-cell office:value-type="float" office:value="-79.576846" calcext:value-type="float">
            <text:p>-79.576846</text:p>
          </table:table-cell>
          <table:table-cell office:value-type="float" office:value="341.3" calcext:value-type="float">
            <text:p>341.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47:48Z</text:p>
          </table:table-cell>
          <table:table-cell office:value-type="float" office:value="40.003155" calcext:value-type="float">
            <text:p>40.003155</text:p>
          </table:table-cell>
          <table:table-cell office:value-type="float" office:value="-79.576803" calcext:value-type="float">
            <text:p>-79.576803</text:p>
          </table:table-cell>
          <table:table-cell office:value-type="float" office:value="340.9" calcext:value-type="float">
            <text:p>340.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7:50Z</text:p>
          </table:table-cell>
          <table:table-cell office:value-type="float" office:value="40.003156" calcext:value-type="float">
            <text:p>40.003156</text:p>
          </table:table-cell>
          <table:table-cell office:value-type="float" office:value="-79.576747" calcext:value-type="float">
            <text:p>-79.576747</text:p>
          </table:table-cell>
          <table:table-cell office:value-type="float" office:value="340.6" calcext:value-type="float">
            <text:p>340.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47:52Z</text:p>
          </table:table-cell>
          <table:table-cell office:value-type="float" office:value="40.003154" calcext:value-type="float">
            <text:p>40.003154</text:p>
          </table:table-cell>
          <table:table-cell office:value-type="float" office:value="-79.5767" calcext:value-type="float">
            <text:p>-79.5767</text:p>
          </table:table-cell>
          <table:table-cell office:value-type="float" office:value="340.4" calcext:value-type="float">
            <text:p>340.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47:54Z</text:p>
          </table:table-cell>
          <table:table-cell office:value-type="float" office:value="40.003144" calcext:value-type="float">
            <text:p>40.003144</text:p>
          </table:table-cell>
          <table:table-cell office:value-type="float" office:value="-79.576658" calcext:value-type="float">
            <text:p>-79.576658</text:p>
          </table:table-cell>
          <table:table-cell office:value-type="float" office:value="340.1" calcext:value-type="float">
            <text:p>340.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47:56Z</text:p>
          </table:table-cell>
          <table:table-cell office:value-type="float" office:value="40.003134" calcext:value-type="float">
            <text:p>40.003134</text:p>
          </table:table-cell>
          <table:table-cell office:value-type="float" office:value="-79.576625" calcext:value-type="float">
            <text:p>-79.576625</text:p>
          </table:table-cell>
          <table:table-cell office:value-type="float" office:value="339.9" calcext:value-type="float">
            <text:p>339.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7:59Z</text:p>
          </table:table-cell>
          <table:table-cell office:value-type="float" office:value="40.003115" calcext:value-type="float">
            <text:p>40.003115</text:p>
          </table:table-cell>
          <table:table-cell office:value-type="float" office:value="-79.576585" calcext:value-type="float">
            <text:p>-79.576585</text:p>
          </table:table-cell>
          <table:table-cell office:value-type="float" office:value="339.5" calcext:value-type="float">
            <text:p>339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8:01Z</text:p>
          </table:table-cell>
          <table:table-cell office:value-type="float" office:value="40.003099" calcext:value-type="float">
            <text:p>40.003099</text:p>
          </table:table-cell>
          <table:table-cell office:value-type="float" office:value="-79.576552" calcext:value-type="float">
            <text:p>-79.576552</text:p>
          </table:table-cell>
          <table:table-cell office:value-type="float" office:value="339.1" calcext:value-type="float">
            <text:p>339.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8:03Z</text:p>
          </table:table-cell>
          <table:table-cell office:value-type="float" office:value="40.003086" calcext:value-type="float">
            <text:p>40.003086</text:p>
          </table:table-cell>
          <table:table-cell office:value-type="float" office:value="-79.576501" calcext:value-type="float">
            <text:p>-79.576501</text:p>
          </table:table-cell>
          <table:table-cell office:value-type="float" office:value="338.6" calcext:value-type="float">
            <text:p>338.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8:05Z</text:p>
          </table:table-cell>
          <table:table-cell office:value-type="float" office:value="40.003079" calcext:value-type="float">
            <text:p>40.003079</text:p>
          </table:table-cell>
          <table:table-cell office:value-type="float" office:value="-79.576459" calcext:value-type="float">
            <text:p>-79.576459</text:p>
          </table:table-cell>
          <table:table-cell office:value-type="float" office:value="338.4" calcext:value-type="float">
            <text:p>338.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8:07Z</text:p>
          </table:table-cell>
          <table:table-cell office:value-type="float" office:value="40.003067" calcext:value-type="float">
            <text:p>40.003067</text:p>
          </table:table-cell>
          <table:table-cell office:value-type="float" office:value="-79.576407" calcext:value-type="float">
            <text:p>-79.576407</text:p>
          </table:table-cell>
          <table:table-cell office:value-type="float" office:value="338.2" calcext:value-type="float">
            <text:p>338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8:09Z</text:p>
          </table:table-cell>
          <table:table-cell office:value-type="float" office:value="40.003052" calcext:value-type="float">
            <text:p>40.003052</text:p>
          </table:table-cell>
          <table:table-cell office:value-type="float" office:value="-79.576358" calcext:value-type="float">
            <text:p>-79.576358</text:p>
          </table:table-cell>
          <table:table-cell office:value-type="float" office:value="338.1" calcext:value-type="float">
            <text:p>338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8:11Z</text:p>
          </table:table-cell>
          <table:table-cell office:value-type="float" office:value="40.003042" calcext:value-type="float">
            <text:p>40.003042</text:p>
          </table:table-cell>
          <table:table-cell office:value-type="float" office:value="-79.576313" calcext:value-type="float">
            <text:p>-79.576313</text:p>
          </table:table-cell>
          <table:table-cell office:value-type="float" office:value="337.9" calcext:value-type="float">
            <text:p>337.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8:13Z</text:p>
          </table:table-cell>
          <table:table-cell office:value-type="float" office:value="40.003032" calcext:value-type="float">
            <text:p>40.003032</text:p>
          </table:table-cell>
          <table:table-cell office:value-type="float" office:value="-79.576261" calcext:value-type="float">
            <text:p>-79.576261</text:p>
          </table:table-cell>
          <table:table-cell office:value-type="float" office:value="337.8" calcext:value-type="float">
            <text:p>337.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8:15Z</text:p>
          </table:table-cell>
          <table:table-cell office:value-type="float" office:value="40.003022" calcext:value-type="float">
            <text:p>40.003022</text:p>
          </table:table-cell>
          <table:table-cell office:value-type="float" office:value="-79.576219" calcext:value-type="float">
            <text:p>-79.576219</text:p>
          </table:table-cell>
          <table:table-cell office:value-type="float" office:value="337.6" calcext:value-type="float">
            <text:p>337.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8:17Z</text:p>
          </table:table-cell>
          <table:table-cell office:value-type="float" office:value="40.003009" calcext:value-type="float">
            <text:p>40.003009</text:p>
          </table:table-cell>
          <table:table-cell office:value-type="float" office:value="-79.576176" calcext:value-type="float">
            <text:p>-79.576176</text:p>
          </table:table-cell>
          <table:table-cell office:value-type="float" office:value="337.3" calcext:value-type="float">
            <text:p>33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8:19Z</text:p>
          </table:table-cell>
          <table:table-cell office:value-type="float" office:value="40.002993" calcext:value-type="float">
            <text:p>40.002993</text:p>
          </table:table-cell>
          <table:table-cell office:value-type="float" office:value="-79.576137" calcext:value-type="float">
            <text:p>-79.576137</text:p>
          </table:table-cell>
          <table:table-cell office:value-type="float" office:value="336.9" calcext:value-type="float">
            <text:p>336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8:21Z</text:p>
          </table:table-cell>
          <table:table-cell office:value-type="float" office:value="40.002984" calcext:value-type="float">
            <text:p>40.002984</text:p>
          </table:table-cell>
          <table:table-cell office:value-type="float" office:value="-79.576089" calcext:value-type="float">
            <text:p>-79.576089</text:p>
          </table:table-cell>
          <table:table-cell office:value-type="float" office:value="336.6" calcext:value-type="float">
            <text:p>336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8:23Z</text:p>
          </table:table-cell>
          <table:table-cell office:value-type="float" office:value="40.002978" calcext:value-type="float">
            <text:p>40.002978</text:p>
          </table:table-cell>
          <table:table-cell office:value-type="float" office:value="-79.576047" calcext:value-type="float">
            <text:p>-79.576047</text:p>
          </table:table-cell>
          <table:table-cell office:value-type="float" office:value="336.2" calcext:value-type="float">
            <text:p>336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8:25Z</text:p>
          </table:table-cell>
          <table:table-cell office:value-type="float" office:value="40.002967" calcext:value-type="float">
            <text:p>40.002967</text:p>
          </table:table-cell>
          <table:table-cell office:value-type="float" office:value="-79.576011" calcext:value-type="float">
            <text:p>-79.576011</text:p>
          </table:table-cell>
          <table:table-cell office:value-type="float" office:value="334.6" calcext:value-type="float">
            <text:p>334.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8:31Z</text:p>
          </table:table-cell>
          <table:table-cell office:value-type="float" office:value="40.002937" calcext:value-type="float">
            <text:p>40.002937</text:p>
          </table:table-cell>
          <table:table-cell office:value-type="float" office:value="-79.576006" calcext:value-type="float">
            <text:p>-79.576006</text:p>
          </table:table-cell>
          <table:table-cell office:value-type="float" office:value="334.6" calcext:value-type="float">
            <text:p>334.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8:35Z</text:p>
          </table:table-cell>
          <table:table-cell office:value-type="float" office:value="40.002926" calcext:value-type="float">
            <text:p>40.002926</text:p>
          </table:table-cell>
          <table:table-cell office:value-type="float" office:value="-79.576041" calcext:value-type="float">
            <text:p>-79.576041</text:p>
          </table:table-cell>
          <table:table-cell office:value-type="float" office:value="334.5" calcext:value-type="float">
            <text:p>334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8:38Z</text:p>
          </table:table-cell>
          <table:table-cell office:value-type="float" office:value="40.002924" calcext:value-type="float">
            <text:p>40.002924</text:p>
          </table:table-cell>
          <table:table-cell office:value-type="float" office:value="-79.576084" calcext:value-type="float">
            <text:p>-79.576084</text:p>
          </table:table-cell>
          <table:table-cell office:value-type="float" office:value="334.4" calcext:value-type="float">
            <text:p>334.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8:41Z</text:p>
          </table:table-cell>
          <table:table-cell office:value-type="float" office:value="40.002924" calcext:value-type="float">
            <text:p>40.002924</text:p>
          </table:table-cell>
          <table:table-cell office:value-type="float" office:value="-79.576132" calcext:value-type="float">
            <text:p>-79.576132</text:p>
          </table:table-cell>
          <table:table-cell office:value-type="float" office:value="334.3" calcext:value-type="float">
            <text:p>334.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8:43Z</text:p>
          </table:table-cell>
          <table:table-cell office:value-type="float" office:value="40.002929" calcext:value-type="float">
            <text:p>40.002929</text:p>
          </table:table-cell>
          <table:table-cell office:value-type="float" office:value="-79.576178" calcext:value-type="float">
            <text:p>-79.576178</text:p>
          </table:table-cell>
          <table:table-cell office:value-type="float" office:value="334.2" calcext:value-type="float">
            <text:p>334.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48:45Z</text:p>
          </table:table-cell>
          <table:table-cell office:value-type="float" office:value="40.002927" calcext:value-type="float">
            <text:p>40.002927</text:p>
          </table:table-cell>
          <table:table-cell office:value-type="float" office:value="-79.576219" calcext:value-type="float">
            <text:p>-79.576219</text:p>
          </table:table-cell>
          <table:table-cell office:value-type="float" office:value="334.2" calcext:value-type="float">
            <text:p>334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48:47Z</text:p>
          </table:table-cell>
          <table:table-cell office:value-type="float" office:value="40.00292" calcext:value-type="float">
            <text:p>40.00292</text:p>
          </table:table-cell>
          <table:table-cell office:value-type="float" office:value="-79.576254" calcext:value-type="float">
            <text:p>-79.576254</text:p>
          </table:table-cell>
          <table:table-cell office:value-type="float" office:value="334.1" calcext:value-type="float">
            <text:p>334.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48:50Z</text:p>
          </table:table-cell>
          <table:table-cell office:value-type="float" office:value="40.002912" calcext:value-type="float">
            <text:p>40.002912</text:p>
          </table:table-cell>
          <table:table-cell office:value-type="float" office:value="-79.576296" calcext:value-type="float">
            <text:p>-79.576296</text:p>
          </table:table-cell>
          <table:table-cell office:value-type="float" office:value="334" calcext:value-type="float">
            <text:p>33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48:53Z</text:p>
          </table:table-cell>
          <table:table-cell office:value-type="float" office:value="40.002915" calcext:value-type="float">
            <text:p>40.002915</text:p>
          </table:table-cell>
          <table:table-cell office:value-type="float" office:value="-79.576346" calcext:value-type="float">
            <text:p>-79.576346</text:p>
          </table:table-cell>
          <table:table-cell office:value-type="float" office:value="333.9" calcext:value-type="float">
            <text:p>333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48:55Z</text:p>
          </table:table-cell>
          <table:table-cell office:value-type="float" office:value="40.002917" calcext:value-type="float">
            <text:p>40.002917</text:p>
          </table:table-cell>
          <table:table-cell office:value-type="float" office:value="-79.57639" calcext:value-type="float">
            <text:p>-79.57639</text:p>
          </table:table-cell>
          <table:table-cell office:value-type="float" office:value="333.8" calcext:value-type="float">
            <text:p>333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48:57Z</text:p>
          </table:table-cell>
          <table:table-cell office:value-type="float" office:value="40.002906" calcext:value-type="float">
            <text:p>40.002906</text:p>
          </table:table-cell>
          <table:table-cell office:value-type="float" office:value="-79.576432" calcext:value-type="float">
            <text:p>-79.576432</text:p>
          </table:table-cell>
          <table:table-cell office:value-type="float" office:value="333.6" calcext:value-type="float">
            <text:p>333.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48:59Z</text:p>
          </table:table-cell>
          <table:table-cell office:value-type="float" office:value="40.002889" calcext:value-type="float">
            <text:p>40.002889</text:p>
          </table:table-cell>
          <table:table-cell office:value-type="float" office:value="-79.576464" calcext:value-type="float">
            <text:p>-79.576464</text:p>
          </table:table-cell>
          <table:table-cell office:value-type="float" office:value="333.5" calcext:value-type="float">
            <text:p>333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49:02Z</text:p>
          </table:table-cell>
          <table:table-cell office:value-type="float" office:value="40.002869" calcext:value-type="float">
            <text:p>40.002869</text:p>
          </table:table-cell>
          <table:table-cell office:value-type="float" office:value="-79.576504" calcext:value-type="float">
            <text:p>-79.576504</text:p>
          </table:table-cell>
          <table:table-cell office:value-type="float" office:value="333.3" calcext:value-type="float">
            <text:p>333.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49:05Z</text:p>
          </table:table-cell>
          <table:table-cell office:value-type="float" office:value="40.002856" calcext:value-type="float">
            <text:p>40.002856</text:p>
          </table:table-cell>
          <table:table-cell office:value-type="float" office:value="-79.576547" calcext:value-type="float">
            <text:p>-79.576547</text:p>
          </table:table-cell>
          <table:table-cell office:value-type="float" office:value="333.2" calcext:value-type="float">
            <text:p>333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49:07Z</text:p>
          </table:table-cell>
          <table:table-cell office:value-type="float" office:value="40.002851" calcext:value-type="float">
            <text:p>40.002851</text:p>
          </table:table-cell>
          <table:table-cell office:value-type="float" office:value="-79.576588" calcext:value-type="float">
            <text:p>-79.576588</text:p>
          </table:table-cell>
          <table:table-cell office:value-type="float" office:value="333.1" calcext:value-type="float">
            <text:p>333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49:09Z</text:p>
          </table:table-cell>
          <table:table-cell office:value-type="float" office:value="40.002846" calcext:value-type="float">
            <text:p>40.002846</text:p>
          </table:table-cell>
          <table:table-cell office:value-type="float" office:value="-79.576625" calcext:value-type="float">
            <text:p>-79.576625</text:p>
          </table:table-cell>
          <table:table-cell office:value-type="float" office:value="332.8" calcext:value-type="float">
            <text:p>332.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49:12Z</text:p>
          </table:table-cell>
          <table:table-cell office:value-type="float" office:value="40.002845" calcext:value-type="float">
            <text:p>40.002845</text:p>
          </table:table-cell>
          <table:table-cell office:value-type="float" office:value="-79.576671" calcext:value-type="float">
            <text:p>-79.576671</text:p>
          </table:table-cell>
          <table:table-cell office:value-type="float" office:value="332.5" calcext:value-type="float">
            <text:p>332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49:15Z</text:p>
          </table:table-cell>
          <table:table-cell office:value-type="float" office:value="40.002845" calcext:value-type="float">
            <text:p>40.002845</text:p>
          </table:table-cell>
          <table:table-cell office:value-type="float" office:value="-79.576719" calcext:value-type="float">
            <text:p>-79.576719</text:p>
          </table:table-cell>
          <table:table-cell office:value-type="float" office:value="332" calcext:value-type="float">
            <text:p>33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49:17Z</text:p>
          </table:table-cell>
          <table:table-cell office:value-type="float" office:value="40.002837" calcext:value-type="float">
            <text:p>40.002837</text:p>
          </table:table-cell>
          <table:table-cell office:value-type="float" office:value="-79.576753" calcext:value-type="float">
            <text:p>-79.576753</text:p>
          </table:table-cell>
          <table:table-cell office:value-type="float" office:value="331.8" calcext:value-type="float">
            <text:p>331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49:20Z</text:p>
          </table:table-cell>
          <table:table-cell office:value-type="float" office:value="40.002823" calcext:value-type="float">
            <text:p>40.002823</text:p>
          </table:table-cell>
          <table:table-cell office:value-type="float" office:value="-79.576799" calcext:value-type="float">
            <text:p>-79.576799</text:p>
          </table:table-cell>
          <table:table-cell office:value-type="float" office:value="331.4" calcext:value-type="float">
            <text:p>331.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49:23Z</text:p>
          </table:table-cell>
          <table:table-cell office:value-type="float" office:value="40.002806" calcext:value-type="float">
            <text:p>40.002806</text:p>
          </table:table-cell>
          <table:table-cell office:value-type="float" office:value="-79.576845" calcext:value-type="float">
            <text:p>-79.576845</text:p>
          </table:table-cell>
          <table:table-cell office:value-type="float" office:value="331" calcext:value-type="float">
            <text:p>33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49:27Z</text:p>
          </table:table-cell>
          <table:table-cell office:value-type="float" office:value="40.002794" calcext:value-type="float">
            <text:p>40.002794</text:p>
          </table:table-cell>
          <table:table-cell office:value-type="float" office:value="-79.576886" calcext:value-type="float">
            <text:p>-79.576886</text:p>
          </table:table-cell>
          <table:table-cell office:value-type="float" office:value="330.6" calcext:value-type="float">
            <text:p>330.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49:29Z</text:p>
          </table:table-cell>
          <table:table-cell office:value-type="float" office:value="40.002806" calcext:value-type="float">
            <text:p>40.002806</text:p>
          </table:table-cell>
          <table:table-cell office:value-type="float" office:value="-79.576931" calcext:value-type="float">
            <text:p>-79.576931</text:p>
          </table:table-cell>
          <table:table-cell office:value-type="float" office:value="330.4" calcext:value-type="float">
            <text:p>330.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49:32Z</text:p>
          </table:table-cell>
          <table:table-cell office:value-type="float" office:value="40.002811" calcext:value-type="float">
            <text:p>40.002811</text:p>
          </table:table-cell>
          <table:table-cell office:value-type="float" office:value="-79.576978" calcext:value-type="float">
            <text:p>-79.576978</text:p>
          </table:table-cell>
          <table:table-cell office:value-type="float" office:value="330.3" calcext:value-type="float">
            <text:p>330.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49:34Z</text:p>
          </table:table-cell>
          <table:table-cell office:value-type="float" office:value="40.002799" calcext:value-type="float">
            <text:p>40.002799</text:p>
          </table:table-cell>
          <table:table-cell office:value-type="float" office:value="-79.577025" calcext:value-type="float">
            <text:p>-79.577025</text:p>
          </table:table-cell>
          <table:table-cell office:value-type="float" office:value="330.1" calcext:value-type="float">
            <text:p>330.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49:36Z</text:p>
          </table:table-cell>
          <table:table-cell office:value-type="float" office:value="40.002794" calcext:value-type="float">
            <text:p>40.002794</text:p>
          </table:table-cell>
          <table:table-cell office:value-type="float" office:value="-79.577088" calcext:value-type="float">
            <text:p>-79.577088</text:p>
          </table:table-cell>
          <table:table-cell office:value-type="float" office:value="329.9" calcext:value-type="float">
            <text:p>329.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49:38Z</text:p>
          </table:table-cell>
          <table:table-cell office:value-type="float" office:value="40.002793" calcext:value-type="float">
            <text:p>40.002793</text:p>
          </table:table-cell>
          <table:table-cell office:value-type="float" office:value="-79.577147" calcext:value-type="float">
            <text:p>-79.577147</text:p>
          </table:table-cell>
          <table:table-cell office:value-type="float" office:value="329.8" calcext:value-type="float">
            <text:p>329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49:40Z</text:p>
          </table:table-cell>
          <table:table-cell office:value-type="float" office:value="40.002788" calcext:value-type="float">
            <text:p>40.002788</text:p>
          </table:table-cell>
          <table:table-cell office:value-type="float" office:value="-79.577208" calcext:value-type="float">
            <text:p>-79.577208</text:p>
          </table:table-cell>
          <table:table-cell office:value-type="float" office:value="329.5" calcext:value-type="float">
            <text:p>329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49:42Z</text:p>
          </table:table-cell>
          <table:table-cell office:value-type="float" office:value="40.002786" calcext:value-type="float">
            <text:p>40.002786</text:p>
          </table:table-cell>
          <table:table-cell office:value-type="float" office:value="-79.577268" calcext:value-type="float">
            <text:p>-79.577268</text:p>
          </table:table-cell>
          <table:table-cell office:value-type="float" office:value="329.1" calcext:value-type="float">
            <text:p>329.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49:44Z</text:p>
          </table:table-cell>
          <table:table-cell office:value-type="float" office:value="40.002789" calcext:value-type="float">
            <text:p>40.002789</text:p>
          </table:table-cell>
          <table:table-cell office:value-type="float" office:value="-79.577324" calcext:value-type="float">
            <text:p>-79.577324</text:p>
          </table:table-cell>
          <table:table-cell office:value-type="float" office:value="328.7" calcext:value-type="float">
            <text:p>328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49:46Z</text:p>
          </table:table-cell>
          <table:table-cell office:value-type="float" office:value="40.002785" calcext:value-type="float">
            <text:p>40.002785</text:p>
          </table:table-cell>
          <table:table-cell office:value-type="float" office:value="-79.577383" calcext:value-type="float">
            <text:p>-79.577383</text:p>
          </table:table-cell>
          <table:table-cell office:value-type="float" office:value="328.3" calcext:value-type="float">
            <text:p>328.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49:48Z</text:p>
          </table:table-cell>
          <table:table-cell office:value-type="float" office:value="40.002779" calcext:value-type="float">
            <text:p>40.002779</text:p>
          </table:table-cell>
          <table:table-cell office:value-type="float" office:value="-79.577446" calcext:value-type="float">
            <text:p>-79.577446</text:p>
          </table:table-cell>
          <table:table-cell office:value-type="float" office:value="328.2" calcext:value-type="float">
            <text:p>328.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9:49Z</text:p>
          </table:table-cell>
          <table:table-cell office:value-type="float" office:value="40.002779" calcext:value-type="float">
            <text:p>40.002779</text:p>
          </table:table-cell>
          <table:table-cell office:value-type="float" office:value="-79.577486" calcext:value-type="float">
            <text:p>-79.577486</text:p>
          </table:table-cell>
          <table:table-cell office:value-type="float" office:value="328.1" calcext:value-type="float">
            <text:p>328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9:50Z</text:p>
          </table:table-cell>
          <table:table-cell office:value-type="float" office:value="40.002779" calcext:value-type="float">
            <text:p>40.002779</text:p>
          </table:table-cell>
          <table:table-cell office:value-type="float" office:value="-79.577524" calcext:value-type="float">
            <text:p>-79.577524</text:p>
          </table:table-cell>
          <table:table-cell office:value-type="float" office:value="328" calcext:value-type="float">
            <text:p>3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9:52Z</text:p>
          </table:table-cell>
          <table:table-cell office:value-type="float" office:value="40.002782" calcext:value-type="float">
            <text:p>40.002782</text:p>
          </table:table-cell>
          <table:table-cell office:value-type="float" office:value="-79.577587" calcext:value-type="float">
            <text:p>-79.577587</text:p>
          </table:table-cell>
          <table:table-cell office:value-type="float" office:value="327.8" calcext:value-type="float">
            <text:p>327.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49:54Z</text:p>
          </table:table-cell>
          <table:table-cell office:value-type="float" office:value="40.002781" calcext:value-type="float">
            <text:p>40.002781</text:p>
          </table:table-cell>
          <table:table-cell office:value-type="float" office:value="-79.577648" calcext:value-type="float">
            <text:p>-79.577648</text:p>
          </table:table-cell>
          <table:table-cell office:value-type="float" office:value="327.7" calcext:value-type="float">
            <text:p>327.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49:56Z</text:p>
          </table:table-cell>
          <table:table-cell office:value-type="float" office:value="40.00278" calcext:value-type="float">
            <text:p>40.00278</text:p>
          </table:table-cell>
          <table:table-cell office:value-type="float" office:value="-79.577722" calcext:value-type="float">
            <text:p>-79.577722</text:p>
          </table:table-cell>
          <table:table-cell office:value-type="float" office:value="327.5" calcext:value-type="float">
            <text:p>327.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49:57Z</text:p>
          </table:table-cell>
          <table:table-cell office:value-type="float" office:value="40.002777" calcext:value-type="float">
            <text:p>40.002777</text:p>
          </table:table-cell>
          <table:table-cell office:value-type="float" office:value="-79.57776" calcext:value-type="float">
            <text:p>-79.57776</text:p>
          </table:table-cell>
          <table:table-cell office:value-type="float" office:value="327.3" calcext:value-type="float">
            <text:p>327.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9:58Z</text:p>
          </table:table-cell>
          <table:table-cell office:value-type="float" office:value="40.002776" calcext:value-type="float">
            <text:p>40.002776</text:p>
          </table:table-cell>
          <table:table-cell office:value-type="float" office:value="-79.577803" calcext:value-type="float">
            <text:p>-79.577803</text:p>
          </table:table-cell>
          <table:table-cell office:value-type="float" office:value="327.1" calcext:value-type="float">
            <text:p>327.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00Z</text:p>
          </table:table-cell>
          <table:table-cell office:value-type="float" office:value="40.002775" calcext:value-type="float">
            <text:p>40.002775</text:p>
          </table:table-cell>
          <table:table-cell office:value-type="float" office:value="-79.577863" calcext:value-type="float">
            <text:p>-79.577863</text:p>
          </table:table-cell>
          <table:table-cell office:value-type="float" office:value="326.7" calcext:value-type="float">
            <text:p>326.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02Z</text:p>
          </table:table-cell>
          <table:table-cell office:value-type="float" office:value="40.002773" calcext:value-type="float">
            <text:p>40.002773</text:p>
          </table:table-cell>
          <table:table-cell office:value-type="float" office:value="-79.57791" calcext:value-type="float">
            <text:p>-79.57791</text:p>
          </table:table-cell>
          <table:table-cell office:value-type="float" office:value="326.4" calcext:value-type="float">
            <text:p>326.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0:05Z</text:p>
          </table:table-cell>
          <table:table-cell office:value-type="float" office:value="40.002769" calcext:value-type="float">
            <text:p>40.002769</text:p>
          </table:table-cell>
          <table:table-cell office:value-type="float" office:value="-79.577956" calcext:value-type="float">
            <text:p>-79.577956</text:p>
          </table:table-cell>
          <table:table-cell office:value-type="float" office:value="326.1" calcext:value-type="float">
            <text:p>326.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07Z</text:p>
          </table:table-cell>
          <table:table-cell office:value-type="float" office:value="40.002764" calcext:value-type="float">
            <text:p>40.002764</text:p>
          </table:table-cell>
          <table:table-cell office:value-type="float" office:value="-79.578002" calcext:value-type="float">
            <text:p>-79.578002</text:p>
          </table:table-cell>
          <table:table-cell office:value-type="float" office:value="325.9" calcext:value-type="float">
            <text:p>325.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0:09Z</text:p>
          </table:table-cell>
          <table:table-cell office:value-type="float" office:value="40.002763" calcext:value-type="float">
            <text:p>40.002763</text:p>
          </table:table-cell>
          <table:table-cell office:value-type="float" office:value="-79.578054" calcext:value-type="float">
            <text:p>-79.578054</text:p>
          </table:table-cell>
          <table:table-cell office:value-type="float" office:value="325.7" calcext:value-type="float">
            <text:p>325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0:11Z</text:p>
          </table:table-cell>
          <table:table-cell office:value-type="float" office:value="40.002761" calcext:value-type="float">
            <text:p>40.002761</text:p>
          </table:table-cell>
          <table:table-cell office:value-type="float" office:value="-79.578109" calcext:value-type="float">
            <text:p>-79.578109</text:p>
          </table:table-cell>
          <table:table-cell office:value-type="float" office:value="325.5" calcext:value-type="float">
            <text:p>325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0:13Z</text:p>
          </table:table-cell>
          <table:table-cell office:value-type="float" office:value="40.002756" calcext:value-type="float">
            <text:p>40.002756</text:p>
          </table:table-cell>
          <table:table-cell office:value-type="float" office:value="-79.578157" calcext:value-type="float">
            <text:p>-79.578157</text:p>
          </table:table-cell>
          <table:table-cell office:value-type="float" office:value="325.3" calcext:value-type="float">
            <text:p>325.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0:15Z</text:p>
          </table:table-cell>
          <table:table-cell office:value-type="float" office:value="40.002747" calcext:value-type="float">
            <text:p>40.002747</text:p>
          </table:table-cell>
          <table:table-cell office:value-type="float" office:value="-79.578206" calcext:value-type="float">
            <text:p>-79.578206</text:p>
          </table:table-cell>
          <table:table-cell office:value-type="float" office:value="325.2" calcext:value-type="float">
            <text:p>325.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0:17Z</text:p>
          </table:table-cell>
          <table:table-cell office:value-type="float" office:value="40.002736" calcext:value-type="float">
            <text:p>40.002736</text:p>
          </table:table-cell>
          <table:table-cell office:value-type="float" office:value="-79.578265" calcext:value-type="float">
            <text:p>-79.578265</text:p>
          </table:table-cell>
          <table:table-cell office:value-type="float" office:value="324.9" calcext:value-type="float">
            <text:p>324.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18Z</text:p>
          </table:table-cell>
          <table:table-cell office:value-type="float" office:value="40.002734" calcext:value-type="float">
            <text:p>40.002734</text:p>
          </table:table-cell>
          <table:table-cell office:value-type="float" office:value="-79.578301" calcext:value-type="float">
            <text:p>-79.578301</text:p>
          </table:table-cell>
          <table:table-cell office:value-type="float" office:value="324.6" calcext:value-type="float">
            <text:p>324.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19Z</text:p>
          </table:table-cell>
          <table:table-cell office:value-type="float" office:value="40.002733" calcext:value-type="float">
            <text:p>40.002733</text:p>
          </table:table-cell>
          <table:table-cell office:value-type="float" office:value="-79.578339" calcext:value-type="float">
            <text:p>-79.578339</text:p>
          </table:table-cell>
          <table:table-cell office:value-type="float" office:value="324.3" calcext:value-type="float">
            <text:p>324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21Z</text:p>
          </table:table-cell>
          <table:table-cell office:value-type="float" office:value="40.002731" calcext:value-type="float">
            <text:p>40.002731</text:p>
          </table:table-cell>
          <table:table-cell office:value-type="float" office:value="-79.578392" calcext:value-type="float">
            <text:p>-79.578392</text:p>
          </table:table-cell>
          <table:table-cell office:value-type="float" office:value="323.9" calcext:value-type="float">
            <text:p>323.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0:23Z</text:p>
          </table:table-cell>
          <table:table-cell office:value-type="float" office:value="40.002733" calcext:value-type="float">
            <text:p>40.002733</text:p>
          </table:table-cell>
          <table:table-cell office:value-type="float" office:value="-79.578457" calcext:value-type="float">
            <text:p>-79.578457</text:p>
          </table:table-cell>
          <table:table-cell office:value-type="float" office:value="323.8" calcext:value-type="float">
            <text:p>323.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0:24Z</text:p>
          </table:table-cell>
          <table:table-cell office:value-type="float" office:value="40.002736" calcext:value-type="float">
            <text:p>40.002736</text:p>
          </table:table-cell>
          <table:table-cell office:value-type="float" office:value="-79.578492" calcext:value-type="float">
            <text:p>-79.578492</text:p>
          </table:table-cell>
          <table:table-cell office:value-type="float" office:value="323.7" calcext:value-type="float">
            <text:p>323.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0:25Z</text:p>
          </table:table-cell>
          <table:table-cell office:value-type="float" office:value="40.00274" calcext:value-type="float">
            <text:p>40.00274</text:p>
          </table:table-cell>
          <table:table-cell office:value-type="float" office:value="-79.578528" calcext:value-type="float">
            <text:p>-79.578528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0:27Z</text:p>
          </table:table-cell>
          <table:table-cell office:value-type="float" office:value="40.002745" calcext:value-type="float">
            <text:p>40.002745</text:p>
          </table:table-cell>
          <table:table-cell office:value-type="float" office:value="-79.578572" calcext:value-type="float">
            <text:p>-79.578572</text:p>
          </table:table-cell>
          <table:table-cell office:value-type="float" office:value="323.5" calcext:value-type="float">
            <text:p>323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0:29Z</text:p>
          </table:table-cell>
          <table:table-cell office:value-type="float" office:value="40.002743" calcext:value-type="float">
            <text:p>40.002743</text:p>
          </table:table-cell>
          <table:table-cell office:value-type="float" office:value="-79.578608" calcext:value-type="float">
            <text:p>-79.578608</text:p>
          </table:table-cell>
          <table:table-cell office:value-type="float" office:value="323.4" calcext:value-type="float">
            <text:p>323.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0:31Z</text:p>
          </table:table-cell>
          <table:table-cell office:value-type="float" office:value="40.00274" calcext:value-type="float">
            <text:p>40.00274</text:p>
          </table:table-cell>
          <table:table-cell office:value-type="float" office:value="-79.578646" calcext:value-type="float">
            <text:p>-79.578646</text:p>
          </table:table-cell>
          <table:table-cell office:value-type="float" office:value="323.3" calcext:value-type="float">
            <text:p>323.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0:33Z</text:p>
          </table:table-cell>
          <table:table-cell office:value-type="float" office:value="40.002739" calcext:value-type="float">
            <text:p>40.002739</text:p>
          </table:table-cell>
          <table:table-cell office:value-type="float" office:value="-79.578694" calcext:value-type="float">
            <text:p>-79.578694</text:p>
          </table:table-cell>
          <table:table-cell office:value-type="float" office:value="323.2" calcext:value-type="float">
            <text:p>323.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0:35Z</text:p>
          </table:table-cell>
          <table:table-cell office:value-type="float" office:value="40.002741" calcext:value-type="float">
            <text:p>40.002741</text:p>
          </table:table-cell>
          <table:table-cell office:value-type="float" office:value="-79.57875" calcext:value-type="float">
            <text:p>-79.57875</text:p>
          </table:table-cell>
          <table:table-cell office:value-type="float" office:value="322.9" calcext:value-type="float">
            <text:p>322.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0:37Z</text:p>
          </table:table-cell>
          <table:table-cell office:value-type="float" office:value="40.002752" calcext:value-type="float">
            <text:p>40.002752</text:p>
          </table:table-cell>
          <table:table-cell office:value-type="float" office:value="-79.578815" calcext:value-type="float">
            <text:p>-79.578815</text:p>
          </table:table-cell>
          <table:table-cell office:value-type="float" office:value="322.5" calcext:value-type="float">
            <text:p>322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0:39Z</text:p>
          </table:table-cell>
          <table:table-cell office:value-type="float" office:value="40.002759" calcext:value-type="float">
            <text:p>40.002759</text:p>
          </table:table-cell>
          <table:table-cell office:value-type="float" office:value="-79.578879" calcext:value-type="float">
            <text:p>-79.578879</text:p>
          </table:table-cell>
          <table:table-cell office:value-type="float" office:value="322" calcext:value-type="float">
            <text:p>32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0:41Z</text:p>
          </table:table-cell>
          <table:table-cell office:value-type="float" office:value="40.002759" calcext:value-type="float">
            <text:p>40.002759</text:p>
          </table:table-cell>
          <table:table-cell office:value-type="float" office:value="-79.578939" calcext:value-type="float">
            <text:p>-79.578939</text:p>
          </table:table-cell>
          <table:table-cell office:value-type="float" office:value="321.6" calcext:value-type="float">
            <text:p>321.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43Z</text:p>
          </table:table-cell>
          <table:table-cell office:value-type="float" office:value="40.002757" calcext:value-type="float">
            <text:p>40.002757</text:p>
          </table:table-cell>
          <table:table-cell office:value-type="float" office:value="-79.579001" calcext:value-type="float">
            <text:p>-79.579001</text:p>
          </table:table-cell>
          <table:table-cell office:value-type="float" office:value="321.2" calcext:value-type="float">
            <text:p>321.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45Z</text:p>
          </table:table-cell>
          <table:table-cell office:value-type="float" office:value="40.002759" calcext:value-type="float">
            <text:p>40.002759</text:p>
          </table:table-cell>
          <table:table-cell office:value-type="float" office:value="-79.579064" calcext:value-type="float">
            <text:p>-79.579064</text:p>
          </table:table-cell>
          <table:table-cell office:value-type="float" office:value="320.8" calcext:value-type="float">
            <text:p>320.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47Z</text:p>
          </table:table-cell>
          <table:table-cell office:value-type="float" office:value="40.002764" calcext:value-type="float">
            <text:p>40.002764</text:p>
          </table:table-cell>
          <table:table-cell office:value-type="float" office:value="-79.579116" calcext:value-type="float">
            <text:p>-79.579116</text:p>
          </table:table-cell>
          <table:table-cell office:value-type="float" office:value="320.4" calcext:value-type="float">
            <text:p>320.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0:49Z</text:p>
          </table:table-cell>
          <table:table-cell office:value-type="float" office:value="40.002764" calcext:value-type="float">
            <text:p>40.002764</text:p>
          </table:table-cell>
          <table:table-cell office:value-type="float" office:value="-79.579166" calcext:value-type="float">
            <text:p>-79.579166</text:p>
          </table:table-cell>
          <table:table-cell office:value-type="float" office:value="320" calcext:value-type="float">
            <text:p>32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0:51Z</text:p>
          </table:table-cell>
          <table:table-cell office:value-type="float" office:value="40.002758" calcext:value-type="float">
            <text:p>40.002758</text:p>
          </table:table-cell>
          <table:table-cell office:value-type="float" office:value="-79.57921" calcext:value-type="float">
            <text:p>-79.57921</text:p>
          </table:table-cell>
          <table:table-cell office:value-type="float" office:value="319.6" calcext:value-type="float">
            <text:p>319.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53Z</text:p>
          </table:table-cell>
          <table:table-cell office:value-type="float" office:value="40.002752" calcext:value-type="float">
            <text:p>40.002752</text:p>
          </table:table-cell>
          <table:table-cell office:value-type="float" office:value="-79.579248" calcext:value-type="float">
            <text:p>-79.579248</text:p>
          </table:table-cell>
          <table:table-cell office:value-type="float" office:value="319.4" calcext:value-type="float">
            <text:p>319.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55Z</text:p>
          </table:table-cell>
          <table:table-cell office:value-type="float" office:value="40.002751" calcext:value-type="float">
            <text:p>40.002751</text:p>
          </table:table-cell>
          <table:table-cell office:value-type="float" office:value="-79.579295" calcext:value-type="float">
            <text:p>-79.579295</text:p>
          </table:table-cell>
          <table:table-cell office:value-type="float" office:value="319.2" calcext:value-type="float">
            <text:p>319.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0:57Z</text:p>
          </table:table-cell>
          <table:table-cell office:value-type="float" office:value="40.002754" calcext:value-type="float">
            <text:p>40.002754</text:p>
          </table:table-cell>
          <table:table-cell office:value-type="float" office:value="-79.579336" calcext:value-type="float">
            <text:p>-79.579336</text:p>
          </table:table-cell>
          <table:table-cell office:value-type="float" office:value="319" calcext:value-type="float">
            <text:p>31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0:59Z</text:p>
          </table:table-cell>
          <table:table-cell office:value-type="float" office:value="40.002757" calcext:value-type="float">
            <text:p>40.002757</text:p>
          </table:table-cell>
          <table:table-cell office:value-type="float" office:value="-79.579387" calcext:value-type="float">
            <text:p>-79.579387</text:p>
          </table:table-cell>
          <table:table-cell office:value-type="float" office:value="318.8" calcext:value-type="float">
            <text:p>318.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1:01Z</text:p>
          </table:table-cell>
          <table:table-cell office:value-type="float" office:value="40.002765" calcext:value-type="float">
            <text:p>40.002765</text:p>
          </table:table-cell>
          <table:table-cell office:value-type="float" office:value="-79.579435" calcext:value-type="float">
            <text:p>-79.579435</text:p>
          </table:table-cell>
          <table:table-cell office:value-type="float" office:value="318.6" calcext:value-type="float">
            <text:p>318.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1:03Z</text:p>
          </table:table-cell>
          <table:table-cell office:value-type="float" office:value="40.002771" calcext:value-type="float">
            <text:p>40.002771</text:p>
          </table:table-cell>
          <table:table-cell office:value-type="float" office:value="-79.579477" calcext:value-type="float">
            <text:p>-79.579477</text:p>
          </table:table-cell>
          <table:table-cell office:value-type="float" office:value="318.4" calcext:value-type="float">
            <text:p>318.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1:05Z</text:p>
          </table:table-cell>
          <table:table-cell office:value-type="float" office:value="40.002772" calcext:value-type="float">
            <text:p>40.002772</text:p>
          </table:table-cell>
          <table:table-cell office:value-type="float" office:value="-79.579514" calcext:value-type="float">
            <text:p>-79.579514</text:p>
          </table:table-cell>
          <table:table-cell office:value-type="float" office:value="318.2" calcext:value-type="float">
            <text:p>318.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1:07Z</text:p>
          </table:table-cell>
          <table:table-cell office:value-type="float" office:value="40.002769" calcext:value-type="float">
            <text:p>40.002769</text:p>
          </table:table-cell>
          <table:table-cell office:value-type="float" office:value="-79.579566" calcext:value-type="float">
            <text:p>-79.579566</text:p>
          </table:table-cell>
          <table:table-cell office:value-type="float" office:value="317.9" calcext:value-type="float">
            <text:p>317.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1:08Z</text:p>
          </table:table-cell>
          <table:table-cell office:value-type="float" office:value="40.002762" calcext:value-type="float">
            <text:p>40.002762</text:p>
          </table:table-cell>
          <table:table-cell office:value-type="float" office:value="-79.579602" calcext:value-type="float">
            <text:p>-79.579602</text:p>
          </table:table-cell>
          <table:table-cell office:value-type="float" office:value="317.6" calcext:value-type="float">
            <text:p>317.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1:09Z</text:p>
          </table:table-cell>
          <table:table-cell office:value-type="float" office:value="40.002754" calcext:value-type="float">
            <text:p>40.002754</text:p>
          </table:table-cell>
          <table:table-cell office:value-type="float" office:value="-79.57964" calcext:value-type="float">
            <text:p>-79.57964</text:p>
          </table:table-cell>
          <table:table-cell office:value-type="float" office:value="317.3" calcext:value-type="float">
            <text:p>317.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1:10Z</text:p>
          </table:table-cell>
          <table:table-cell office:value-type="float" office:value="40.002749" calcext:value-type="float">
            <text:p>40.002749</text:p>
          </table:table-cell>
          <table:table-cell office:value-type="float" office:value="-79.57968" calcext:value-type="float">
            <text:p>-79.57968</text:p>
          </table:table-cell>
          <table:table-cell office:value-type="float" office:value="317" calcext:value-type="float">
            <text:p>31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1:11Z</text:p>
          </table:table-cell>
          <table:table-cell office:value-type="float" office:value="40.002747" calcext:value-type="float">
            <text:p>40.002747</text:p>
          </table:table-cell>
          <table:table-cell office:value-type="float" office:value="-79.579716" calcext:value-type="float">
            <text:p>-79.579716</text:p>
          </table:table-cell>
          <table:table-cell office:value-type="float" office:value="316.7" calcext:value-type="float">
            <text:p>316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1:12Z</text:p>
          </table:table-cell>
          <table:table-cell office:value-type="float" office:value="40.002744" calcext:value-type="float">
            <text:p>40.002744</text:p>
          </table:table-cell>
          <table:table-cell office:value-type="float" office:value="-79.579751" calcext:value-type="float">
            <text:p>-79.579751</text:p>
          </table:table-cell>
          <table:table-cell office:value-type="float" office:value="316.4" calcext:value-type="float">
            <text:p>316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1:13Z</text:p>
          </table:table-cell>
          <table:table-cell office:value-type="float" office:value="40.002738" calcext:value-type="float">
            <text:p>40.002738</text:p>
          </table:table-cell>
          <table:table-cell office:value-type="float" office:value="-79.579788" calcext:value-type="float">
            <text:p>-79.579788</text:p>
          </table:table-cell>
          <table:table-cell office:value-type="float" office:value="316" calcext:value-type="float">
            <text:p>31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1:14Z</text:p>
          </table:table-cell>
          <table:table-cell office:value-type="float" office:value="40.002732" calcext:value-type="float">
            <text:p>40.002732</text:p>
          </table:table-cell>
          <table:table-cell office:value-type="float" office:value="-79.579823" calcext:value-type="float">
            <text:p>-79.579823</text:p>
          </table:table-cell>
          <table:table-cell office:value-type="float" office:value="315.7" calcext:value-type="float">
            <text:p>315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1:15Z</text:p>
          </table:table-cell>
          <table:table-cell office:value-type="float" office:value="40.002729" calcext:value-type="float">
            <text:p>40.002729</text:p>
          </table:table-cell>
          <table:table-cell office:value-type="float" office:value="-79.579861" calcext:value-type="float">
            <text:p>-79.579861</text:p>
          </table:table-cell>
          <table:table-cell office:value-type="float" office:value="315.5" calcext:value-type="float">
            <text:p>315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1:16Z</text:p>
          </table:table-cell>
          <table:table-cell office:value-type="float" office:value="40.002731" calcext:value-type="float">
            <text:p>40.002731</text:p>
          </table:table-cell>
          <table:table-cell office:value-type="float" office:value="-79.579899" calcext:value-type="float">
            <text:p>-79.579899</text:p>
          </table:table-cell>
          <table:table-cell office:value-type="float" office:value="315.3" calcext:value-type="float">
            <text:p>315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51:18Z</text:p>
          </table:table-cell>
          <table:table-cell office:value-type="float" office:value="40.00273" calcext:value-type="float">
            <text:p>40.00273</text:p>
          </table:table-cell>
          <table:table-cell office:value-type="float" office:value="-79.579948" calcext:value-type="float">
            <text:p>-79.579948</text:p>
          </table:table-cell>
          <table:table-cell office:value-type="float" office:value="315.1" calcext:value-type="float">
            <text:p>315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51:20Z</text:p>
          </table:table-cell>
          <table:table-cell office:value-type="float" office:value="40.002723" calcext:value-type="float">
            <text:p>40.002723</text:p>
          </table:table-cell>
          <table:table-cell office:value-type="float" office:value="-79.580007" calcext:value-type="float">
            <text:p>-79.580007</text:p>
          </table:table-cell>
          <table:table-cell office:value-type="float" office:value="314.8" calcext:value-type="float">
            <text:p>314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51:22Z</text:p>
          </table:table-cell>
          <table:table-cell office:value-type="float" office:value="40.002718" calcext:value-type="float">
            <text:p>40.002718</text:p>
          </table:table-cell>
          <table:table-cell office:value-type="float" office:value="-79.580052" calcext:value-type="float">
            <text:p>-79.580052</text:p>
          </table:table-cell>
          <table:table-cell office:value-type="float" office:value="314.5" calcext:value-type="float">
            <text:p>314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1:24Z</text:p>
          </table:table-cell>
          <table:table-cell office:value-type="float" office:value="40.002716" calcext:value-type="float">
            <text:p>40.002716</text:p>
          </table:table-cell>
          <table:table-cell office:value-type="float" office:value="-79.5801" calcext:value-type="float">
            <text:p>-79.5801</text:p>
          </table:table-cell>
          <table:table-cell office:value-type="float" office:value="314.1" calcext:value-type="float">
            <text:p>314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1:26Z</text:p>
          </table:table-cell>
          <table:table-cell office:value-type="float" office:value="40.002707" calcext:value-type="float">
            <text:p>40.002707</text:p>
          </table:table-cell>
          <table:table-cell office:value-type="float" office:value="-79.580162" calcext:value-type="float">
            <text:p>-79.580162</text:p>
          </table:table-cell>
          <table:table-cell office:value-type="float" office:value="313.4" calcext:value-type="float">
            <text:p>313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1:28Z</text:p>
          </table:table-cell>
          <table:table-cell office:value-type="float" office:value="40.002701" calcext:value-type="float">
            <text:p>40.002701</text:p>
          </table:table-cell>
          <table:table-cell office:value-type="float" office:value="-79.580208" calcext:value-type="float">
            <text:p>-79.580208</text:p>
          </table:table-cell>
          <table:table-cell office:value-type="float" office:value="313" calcext:value-type="float">
            <text:p>31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1:30Z</text:p>
          </table:table-cell>
          <table:table-cell office:value-type="float" office:value="40.002703" calcext:value-type="float">
            <text:p>40.002703</text:p>
          </table:table-cell>
          <table:table-cell office:value-type="float" office:value="-79.580259" calcext:value-type="float">
            <text:p>-79.580259</text:p>
          </table:table-cell>
          <table:table-cell office:value-type="float" office:value="312.5" calcext:value-type="float">
            <text:p>312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1:32Z</text:p>
          </table:table-cell>
          <table:table-cell office:value-type="float" office:value="40.002693" calcext:value-type="float">
            <text:p>40.002693</text:p>
          </table:table-cell>
          <table:table-cell office:value-type="float" office:value="-79.580315" calcext:value-type="float">
            <text:p>-79.580315</text:p>
          </table:table-cell>
          <table:table-cell office:value-type="float" office:value="312" calcext:value-type="float">
            <text:p>3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1:34Z</text:p>
          </table:table-cell>
          <table:table-cell office:value-type="float" office:value="40.002687" calcext:value-type="float">
            <text:p>40.002687</text:p>
          </table:table-cell>
          <table:table-cell office:value-type="float" office:value="-79.580375" calcext:value-type="float">
            <text:p>-79.580375</text:p>
          </table:table-cell>
          <table:table-cell office:value-type="float" office:value="311.5" calcext:value-type="float">
            <text:p>311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1:36Z</text:p>
          </table:table-cell>
          <table:table-cell office:value-type="float" office:value="40.002689" calcext:value-type="float">
            <text:p>40.002689</text:p>
          </table:table-cell>
          <table:table-cell office:value-type="float" office:value="-79.580434" calcext:value-type="float">
            <text:p>-79.580434</text:p>
          </table:table-cell>
          <table:table-cell office:value-type="float" office:value="311.2" calcext:value-type="float">
            <text:p>311.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1:38Z</text:p>
          </table:table-cell>
          <table:table-cell office:value-type="float" office:value="40.002686" calcext:value-type="float">
            <text:p>40.002686</text:p>
          </table:table-cell>
          <table:table-cell office:value-type="float" office:value="-79.580492" calcext:value-type="float">
            <text:p>-79.580492</text:p>
          </table:table-cell>
          <table:table-cell office:value-type="float" office:value="310.8" calcext:value-type="float">
            <text:p>310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1:40Z</text:p>
          </table:table-cell>
          <table:table-cell office:value-type="float" office:value="40.00268" calcext:value-type="float">
            <text:p>40.00268</text:p>
          </table:table-cell>
          <table:table-cell office:value-type="float" office:value="-79.580546" calcext:value-type="float">
            <text:p>-79.580546</text:p>
          </table:table-cell>
          <table:table-cell office:value-type="float" office:value="310.5" calcext:value-type="float">
            <text:p>310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1:42Z</text:p>
          </table:table-cell>
          <table:table-cell office:value-type="float" office:value="40.002671" calcext:value-type="float">
            <text:p>40.002671</text:p>
          </table:table-cell>
          <table:table-cell office:value-type="float" office:value="-79.580582" calcext:value-type="float">
            <text:p>-79.580582</text:p>
          </table:table-cell>
          <table:table-cell office:value-type="float" office:value="310.2" calcext:value-type="float">
            <text:p>310.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1:44Z</text:p>
          </table:table-cell>
          <table:table-cell office:value-type="float" office:value="40.002659" calcext:value-type="float">
            <text:p>40.002659</text:p>
          </table:table-cell>
          <table:table-cell office:value-type="float" office:value="-79.58063" calcext:value-type="float">
            <text:p>-79.58063</text:p>
          </table:table-cell>
          <table:table-cell office:value-type="float" office:value="309.9" calcext:value-type="float">
            <text:p>309.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1:46Z</text:p>
          </table:table-cell>
          <table:table-cell office:value-type="float" office:value="40.002647" calcext:value-type="float">
            <text:p>40.002647</text:p>
          </table:table-cell>
          <table:table-cell office:value-type="float" office:value="-79.580683" calcext:value-type="float">
            <text:p>-79.580683</text:p>
          </table:table-cell>
          <table:table-cell office:value-type="float" office:value="309.6" calcext:value-type="float">
            <text:p>309.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1:48Z</text:p>
          </table:table-cell>
          <table:table-cell office:value-type="float" office:value="40.00264" calcext:value-type="float">
            <text:p>40.00264</text:p>
          </table:table-cell>
          <table:table-cell office:value-type="float" office:value="-79.580732" calcext:value-type="float">
            <text:p>-79.580732</text:p>
          </table:table-cell>
          <table:table-cell office:value-type="float" office:value="309.3" calcext:value-type="float">
            <text:p>309.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1:50Z</text:p>
          </table:table-cell>
          <table:table-cell office:value-type="float" office:value="40.002638" calcext:value-type="float">
            <text:p>40.002638</text:p>
          </table:table-cell>
          <table:table-cell office:value-type="float" office:value="-79.580773" calcext:value-type="float">
            <text:p>-79.580773</text:p>
          </table:table-cell>
          <table:table-cell office:value-type="float" office:value="309" calcext:value-type="float">
            <text:p>30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51:52Z</text:p>
          </table:table-cell>
          <table:table-cell office:value-type="float" office:value="40.002645" calcext:value-type="float">
            <text:p>40.002645</text:p>
          </table:table-cell>
          <table:table-cell office:value-type="float" office:value="-79.580816" calcext:value-type="float">
            <text:p>-79.580816</text:p>
          </table:table-cell>
          <table:table-cell office:value-type="float" office:value="309" calcext:value-type="float">
            <text:p>30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51:54Z</text:p>
          </table:table-cell>
          <table:table-cell office:value-type="float" office:value="40.002654" calcext:value-type="float">
            <text:p>40.002654</text:p>
          </table:table-cell>
          <table:table-cell office:value-type="float" office:value="-79.580861" calcext:value-type="float">
            <text:p>-79.580861</text:p>
          </table:table-cell>
          <table:table-cell office:value-type="float" office:value="309.1" calcext:value-type="float">
            <text:p>309.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51:56Z</text:p>
          </table:table-cell>
          <table:table-cell office:value-type="float" office:value="40.002659" calcext:value-type="float">
            <text:p>40.002659</text:p>
          </table:table-cell>
          <table:table-cell office:value-type="float" office:value="-79.580909" calcext:value-type="float">
            <text:p>-79.580909</text:p>
          </table:table-cell>
          <table:table-cell office:value-type="float" office:value="309.1" calcext:value-type="float">
            <text:p>309.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51:58Z</text:p>
          </table:table-cell>
          <table:table-cell office:value-type="float" office:value="40.002663" calcext:value-type="float">
            <text:p>40.002663</text:p>
          </table:table-cell>
          <table:table-cell office:value-type="float" office:value="-79.580965" calcext:value-type="float">
            <text:p>-79.580965</text:p>
          </table:table-cell>
          <table:table-cell office:value-type="float" office:value="309.1" calcext:value-type="float">
            <text:p>309.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2:00Z</text:p>
          </table:table-cell>
          <table:table-cell office:value-type="float" office:value="40.002659" calcext:value-type="float">
            <text:p>40.002659</text:p>
          </table:table-cell>
          <table:table-cell office:value-type="float" office:value="-79.581012" calcext:value-type="float">
            <text:p>-79.581012</text:p>
          </table:table-cell>
          <table:table-cell office:value-type="float" office:value="309.1" calcext:value-type="float">
            <text:p>309.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2:03Z</text:p>
          </table:table-cell>
          <table:table-cell office:value-type="float" office:value="40.002647" calcext:value-type="float">
            <text:p>40.002647</text:p>
          </table:table-cell>
          <table:table-cell office:value-type="float" office:value="-79.581054" calcext:value-type="float">
            <text:p>-79.581054</text:p>
          </table:table-cell>
          <table:table-cell office:value-type="float" office:value="309.2" calcext:value-type="float">
            <text:p>309.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2:07Z</text:p>
          </table:table-cell>
          <table:table-cell office:value-type="float" office:value="40.002658" calcext:value-type="float">
            <text:p>40.002658</text:p>
          </table:table-cell>
          <table:table-cell office:value-type="float" office:value="-79.581092" calcext:value-type="float">
            <text:p>-79.581092</text:p>
          </table:table-cell>
          <table:table-cell office:value-type="float" office:value="309.2" calcext:value-type="float">
            <text:p>309.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2:10Z</text:p>
          </table:table-cell>
          <table:table-cell office:value-type="float" office:value="40.00267" calcext:value-type="float">
            <text:p>40.00267</text:p>
          </table:table-cell>
          <table:table-cell office:value-type="float" office:value="-79.581129" calcext:value-type="float">
            <text:p>-79.581129</text:p>
          </table:table-cell>
          <table:table-cell office:value-type="float" office:value="309.2" calcext:value-type="float">
            <text:p>309.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2:13Z</text:p>
          </table:table-cell>
          <table:table-cell office:value-type="float" office:value="40.002681" calcext:value-type="float">
            <text:p>40.002681</text:p>
          </table:table-cell>
          <table:table-cell office:value-type="float" office:value="-79.581165" calcext:value-type="float">
            <text:p>-79.581165</text:p>
          </table:table-cell>
          <table:table-cell office:value-type="float" office:value="309.2" calcext:value-type="float">
            <text:p>309.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2:16Z</text:p>
          </table:table-cell>
          <table:table-cell office:value-type="float" office:value="40.002684" calcext:value-type="float">
            <text:p>40.002684</text:p>
          </table:table-cell>
          <table:table-cell office:value-type="float" office:value="-79.581214" calcext:value-type="float">
            <text:p>-79.581214</text:p>
          </table:table-cell>
          <table:table-cell office:value-type="float" office:value="309.3" calcext:value-type="float">
            <text:p>309.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2:19Z</text:p>
          </table:table-cell>
          <table:table-cell office:value-type="float" office:value="40.002683" calcext:value-type="float">
            <text:p>40.002683</text:p>
          </table:table-cell>
          <table:table-cell office:value-type="float" office:value="-79.581262" calcext:value-type="float">
            <text:p>-79.581262</text:p>
          </table:table-cell>
          <table:table-cell office:value-type="float" office:value="309.3" calcext:value-type="float">
            <text:p>309.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52:22Z</text:p>
          </table:table-cell>
          <table:table-cell office:value-type="float" office:value="40.002669" calcext:value-type="float">
            <text:p>40.002669</text:p>
          </table:table-cell>
          <table:table-cell office:value-type="float" office:value="-79.581313" calcext:value-type="float">
            <text:p>-79.581313</text:p>
          </table:table-cell>
          <table:table-cell office:value-type="float" office:value="309.3" calcext:value-type="float">
            <text:p>309.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52:24Z</text:p>
          </table:table-cell>
          <table:table-cell office:value-type="float" office:value="40.002663" calcext:value-type="float">
            <text:p>40.002663</text:p>
          </table:table-cell>
          <table:table-cell office:value-type="float" office:value="-79.581357" calcext:value-type="float">
            <text:p>-79.581357</text:p>
          </table:table-cell>
          <table:table-cell office:value-type="float" office:value="309.4" calcext:value-type="float">
            <text:p>30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2:26Z</text:p>
          </table:table-cell>
          <table:table-cell office:value-type="float" office:value="40.002665" calcext:value-type="float">
            <text:p>40.002665</text:p>
          </table:table-cell>
          <table:table-cell office:value-type="float" office:value="-79.581411" calcext:value-type="float">
            <text:p>-79.581411</text:p>
          </table:table-cell>
          <table:table-cell office:value-type="float" office:value="309.5" calcext:value-type="float">
            <text:p>309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2:28Z</text:p>
          </table:table-cell>
          <table:table-cell office:value-type="float" office:value="40.00267" calcext:value-type="float">
            <text:p>40.00267</text:p>
          </table:table-cell>
          <table:table-cell office:value-type="float" office:value="-79.581461" calcext:value-type="float">
            <text:p>-79.581461</text:p>
          </table:table-cell>
          <table:table-cell office:value-type="float" office:value="309.7" calcext:value-type="float">
            <text:p>309.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2:30Z</text:p>
          </table:table-cell>
          <table:table-cell office:value-type="float" office:value="40.002666" calcext:value-type="float">
            <text:p>40.002666</text:p>
          </table:table-cell>
          <table:table-cell office:value-type="float" office:value="-79.581501" calcext:value-type="float">
            <text:p>-79.581501</text:p>
          </table:table-cell>
          <table:table-cell office:value-type="float" office:value="309.8" calcext:value-type="float">
            <text:p>309.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2:32Z</text:p>
          </table:table-cell>
          <table:table-cell office:value-type="float" office:value="40.002661" calcext:value-type="float">
            <text:p>40.002661</text:p>
          </table:table-cell>
          <table:table-cell office:value-type="float" office:value="-79.58155" calcext:value-type="float">
            <text:p>-79.58155</text:p>
          </table:table-cell>
          <table:table-cell office:value-type="float" office:value="309.9" calcext:value-type="float">
            <text:p>309.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52:34Z</text:p>
          </table:table-cell>
          <table:table-cell office:value-type="float" office:value="40.002659" calcext:value-type="float">
            <text:p>40.002659</text:p>
          </table:table-cell>
          <table:table-cell office:value-type="float" office:value="-79.5816" calcext:value-type="float">
            <text:p>-79.5816</text:p>
          </table:table-cell>
          <table:table-cell office:value-type="float" office:value="310" calcext:value-type="float">
            <text:p>31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52:36Z</text:p>
          </table:table-cell>
          <table:table-cell office:value-type="float" office:value="40.002654" calcext:value-type="float">
            <text:p>40.002654</text:p>
          </table:table-cell>
          <table:table-cell office:value-type="float" office:value="-79.581655" calcext:value-type="float">
            <text:p>-79.581655</text:p>
          </table:table-cell>
          <table:table-cell office:value-type="float" office:value="310.2" calcext:value-type="float">
            <text:p>310.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52:38Z</text:p>
          </table:table-cell>
          <table:table-cell office:value-type="float" office:value="40.002647" calcext:value-type="float">
            <text:p>40.002647</text:p>
          </table:table-cell>
          <table:table-cell office:value-type="float" office:value="-79.581699" calcext:value-type="float">
            <text:p>-79.581699</text:p>
          </table:table-cell>
          <table:table-cell office:value-type="float" office:value="310.3" calcext:value-type="float">
            <text:p>310.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2:41Z</text:p>
          </table:table-cell>
          <table:table-cell office:value-type="float" office:value="40.002634" calcext:value-type="float">
            <text:p>40.002634</text:p>
          </table:table-cell>
          <table:table-cell office:value-type="float" office:value="-79.581742" calcext:value-type="float">
            <text:p>-79.581742</text:p>
          </table:table-cell>
          <table:table-cell office:value-type="float" office:value="310.4" calcext:value-type="float">
            <text:p>310.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52:44Z</text:p>
          </table:table-cell>
          <table:table-cell office:value-type="float" office:value="40.002617" calcext:value-type="float">
            <text:p>40.002617</text:p>
          </table:table-cell>
          <table:table-cell office:value-type="float" office:value="-79.581788" calcext:value-type="float">
            <text:p>-79.581788</text:p>
          </table:table-cell>
          <table:table-cell office:value-type="float" office:value="310.4" calcext:value-type="float">
            <text:p>310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2:46Z</text:p>
          </table:table-cell>
          <table:table-cell office:value-type="float" office:value="40.002599" calcext:value-type="float">
            <text:p>40.002599</text:p>
          </table:table-cell>
          <table:table-cell office:value-type="float" office:value="-79.581831" calcext:value-type="float">
            <text:p>-79.581831</text:p>
          </table:table-cell>
          <table:table-cell office:value-type="float" office:value="310.5" calcext:value-type="float">
            <text:p>310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2:48Z</text:p>
          </table:table-cell>
          <table:table-cell office:value-type="float" office:value="40.00259" calcext:value-type="float">
            <text:p>40.00259</text:p>
          </table:table-cell>
          <table:table-cell office:value-type="float" office:value="-79.581865" calcext:value-type="float">
            <text:p>-79.581865</text:p>
          </table:table-cell>
          <table:table-cell office:value-type="float" office:value="310.5" calcext:value-type="float">
            <text:p>310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2:50Z</text:p>
          </table:table-cell>
          <table:table-cell office:value-type="float" office:value="40.002584" calcext:value-type="float">
            <text:p>40.002584</text:p>
          </table:table-cell>
          <table:table-cell office:value-type="float" office:value="-79.581905" calcext:value-type="float">
            <text:p>-79.581905</text:p>
          </table:table-cell>
          <table:table-cell office:value-type="float" office:value="310.6" calcext:value-type="float">
            <text:p>310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2:52Z</text:p>
          </table:table-cell>
          <table:table-cell office:value-type="float" office:value="40.002578" calcext:value-type="float">
            <text:p>40.002578</text:p>
          </table:table-cell>
          <table:table-cell office:value-type="float" office:value="-79.581961" calcext:value-type="float">
            <text:p>-79.581961</text:p>
          </table:table-cell>
          <table:table-cell office:value-type="float" office:value="310.6" calcext:value-type="float">
            <text:p>310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2:54Z</text:p>
          </table:table-cell>
          <table:table-cell office:value-type="float" office:value="40.002562" calcext:value-type="float">
            <text:p>40.002562</text:p>
          </table:table-cell>
          <table:table-cell office:value-type="float" office:value="-79.58202" calcext:value-type="float">
            <text:p>-79.58202</text:p>
          </table:table-cell>
          <table:table-cell office:value-type="float" office:value="310.7" calcext:value-type="float">
            <text:p>310.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52:56Z</text:p>
          </table:table-cell>
          <table:table-cell office:value-type="float" office:value="40.002545" calcext:value-type="float">
            <text:p>40.002545</text:p>
          </table:table-cell>
          <table:table-cell office:value-type="float" office:value="-79.582083" calcext:value-type="float">
            <text:p>-79.582083</text:p>
          </table:table-cell>
          <table:table-cell office:value-type="float" office:value="310.7" calcext:value-type="float">
            <text:p>310.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52:58Z</text:p>
          </table:table-cell>
          <table:table-cell office:value-type="float" office:value="40.002537" calcext:value-type="float">
            <text:p>40.002537</text:p>
          </table:table-cell>
          <table:table-cell office:value-type="float" office:value="-79.582134" calcext:value-type="float">
            <text:p>-79.582134</text:p>
          </table:table-cell>
          <table:table-cell office:value-type="float" office:value="310.7" calcext:value-type="float">
            <text:p>310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3:00Z</text:p>
          </table:table-cell>
          <table:table-cell office:value-type="float" office:value="40.002538" calcext:value-type="float">
            <text:p>40.002538</text:p>
          </table:table-cell>
          <table:table-cell office:value-type="float" office:value="-79.582193" calcext:value-type="float">
            <text:p>-79.582193</text:p>
          </table:table-cell>
          <table:table-cell office:value-type="float" office:value="310.8" calcext:value-type="float">
            <text:p>310.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3:01Z</text:p>
          </table:table-cell>
          <table:table-cell office:value-type="float" office:value="40.002536" calcext:value-type="float">
            <text:p>40.002536</text:p>
          </table:table-cell>
          <table:table-cell office:value-type="float" office:value="-79.582228" calcext:value-type="float">
            <text:p>-79.582228</text:p>
          </table:table-cell>
          <table:table-cell office:value-type="float" office:value="310.8" calcext:value-type="float">
            <text:p>310.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3:03Z</text:p>
          </table:table-cell>
          <table:table-cell office:value-type="float" office:value="40.002516" calcext:value-type="float">
            <text:p>40.002516</text:p>
          </table:table-cell>
          <table:table-cell office:value-type="float" office:value="-79.582286" calcext:value-type="float">
            <text:p>-79.582286</text:p>
          </table:table-cell>
          <table:table-cell office:value-type="float" office:value="310.8" calcext:value-type="float">
            <text:p>310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3:05Z</text:p>
          </table:table-cell>
          <table:table-cell office:value-type="float" office:value="40.002492" calcext:value-type="float">
            <text:p>40.002492</text:p>
          </table:table-cell>
          <table:table-cell office:value-type="float" office:value="-79.582344" calcext:value-type="float">
            <text:p>-79.582344</text:p>
          </table:table-cell>
          <table:table-cell office:value-type="float" office:value="310.8" calcext:value-type="float">
            <text:p>310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3:07Z</text:p>
          </table:table-cell>
          <table:table-cell office:value-type="float" office:value="40.002474" calcext:value-type="float">
            <text:p>40.002474</text:p>
          </table:table-cell>
          <table:table-cell office:value-type="float" office:value="-79.582403" calcext:value-type="float">
            <text:p>-79.582403</text:p>
          </table:table-cell>
          <table:table-cell office:value-type="float" office:value="310.9" calcext:value-type="float">
            <text:p>310.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3:09Z</text:p>
          </table:table-cell>
          <table:table-cell office:value-type="float" office:value="40.002457" calcext:value-type="float">
            <text:p>40.002457</text:p>
          </table:table-cell>
          <table:table-cell office:value-type="float" office:value="-79.582459" calcext:value-type="float">
            <text:p>-79.582459</text:p>
          </table:table-cell>
          <table:table-cell office:value-type="float" office:value="310.9" calcext:value-type="float">
            <text:p>310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53:12Z</text:p>
          </table:table-cell>
          <table:table-cell office:value-type="float" office:value="40.002432" calcext:value-type="float">
            <text:p>40.002432</text:p>
          </table:table-cell>
          <table:table-cell office:value-type="float" office:value="-79.582498" calcext:value-type="float">
            <text:p>-79.582498</text:p>
          </table:table-cell>
          <table:table-cell office:value-type="float" office:value="310.9" calcext:value-type="float">
            <text:p>310.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53:14Z</text:p>
          </table:table-cell>
          <table:table-cell office:value-type="float" office:value="40.002415" calcext:value-type="float">
            <text:p>40.002415</text:p>
          </table:table-cell>
          <table:table-cell office:value-type="float" office:value="-79.582532" calcext:value-type="float">
            <text:p>-79.582532</text:p>
          </table:table-cell>
          <table:table-cell office:value-type="float" office:value="310.9" calcext:value-type="float">
            <text:p>310.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53:16Z</text:p>
          </table:table-cell>
          <table:table-cell office:value-type="float" office:value="40.002393" calcext:value-type="float">
            <text:p>40.002393</text:p>
          </table:table-cell>
          <table:table-cell office:value-type="float" office:value="-79.582577" calcext:value-type="float">
            <text:p>-79.582577</text:p>
          </table:table-cell>
          <table:table-cell office:value-type="float" office:value="310.9" calcext:value-type="float">
            <text:p>310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53:18Z</text:p>
          </table:table-cell>
          <table:table-cell office:value-type="float" office:value="40.002373" calcext:value-type="float">
            <text:p>40.002373</text:p>
          </table:table-cell>
          <table:table-cell office:value-type="float" office:value="-79.582608" calcext:value-type="float">
            <text:p>-79.582608</text:p>
          </table:table-cell>
          <table:table-cell office:value-type="float" office:value="310.9" calcext:value-type="float">
            <text:p>310.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3:20Z</text:p>
          </table:table-cell>
          <table:table-cell office:value-type="float" office:value="40.002346" calcext:value-type="float">
            <text:p>40.002346</text:p>
          </table:table-cell>
          <table:table-cell office:value-type="float" office:value="-79.582635" calcext:value-type="float">
            <text:p>-79.582635</text:p>
          </table:table-cell>
          <table:table-cell office:value-type="float" office:value="310.9" calcext:value-type="float">
            <text:p>310.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3:22Z</text:p>
          </table:table-cell>
          <table:table-cell office:value-type="float" office:value="40.002317" calcext:value-type="float">
            <text:p>40.002317</text:p>
          </table:table-cell>
          <table:table-cell office:value-type="float" office:value="-79.582669" calcext:value-type="float">
            <text:p>-79.582669</text:p>
          </table:table-cell>
          <table:table-cell office:value-type="float" office:value="310.9" calcext:value-type="float">
            <text:p>310.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3:24Z</text:p>
          </table:table-cell>
          <table:table-cell office:value-type="float" office:value="40.002293" calcext:value-type="float">
            <text:p>40.002293</text:p>
          </table:table-cell>
          <table:table-cell office:value-type="float" office:value="-79.582703" calcext:value-type="float">
            <text:p>-79.582703</text:p>
          </table:table-cell>
          <table:table-cell office:value-type="float" office:value="310.9" calcext:value-type="float">
            <text:p>310.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3:26Z</text:p>
          </table:table-cell>
          <table:table-cell office:value-type="float" office:value="40.00227" calcext:value-type="float">
            <text:p>40.00227</text:p>
          </table:table-cell>
          <table:table-cell office:value-type="float" office:value="-79.582731" calcext:value-type="float">
            <text:p>-79.582731</text:p>
          </table:table-cell>
          <table:table-cell office:value-type="float" office:value="311" calcext:value-type="float">
            <text:p>31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3:29Z</text:p>
          </table:table-cell>
          <table:table-cell office:value-type="float" office:value="40.00225" calcext:value-type="float">
            <text:p>40.00225</text:p>
          </table:table-cell>
          <table:table-cell office:value-type="float" office:value="-79.582755" calcext:value-type="float">
            <text:p>-79.582755</text:p>
          </table:table-cell>
          <table:table-cell office:value-type="float" office:value="311" calcext:value-type="float">
            <text:p>31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3:32Z</text:p>
          </table:table-cell>
          <table:table-cell office:value-type="float" office:value="40.002237" calcext:value-type="float">
            <text:p>40.002237</text:p>
          </table:table-cell>
          <table:table-cell office:value-type="float" office:value="-79.582786" calcext:value-type="float">
            <text:p>-79.582786</text:p>
          </table:table-cell>
          <table:table-cell office:value-type="float" office:value="311" calcext:value-type="float">
            <text:p>31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3:34Z</text:p>
          </table:table-cell>
          <table:table-cell office:value-type="float" office:value="40.00223" calcext:value-type="float">
            <text:p>40.00223</text:p>
          </table:table-cell>
          <table:table-cell office:value-type="float" office:value="-79.582823" calcext:value-type="float">
            <text:p>-79.582823</text:p>
          </table:table-cell>
          <table:table-cell office:value-type="float" office:value="311" calcext:value-type="float">
            <text:p>3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3:36Z</text:p>
          </table:table-cell>
          <table:table-cell office:value-type="float" office:value="40.002217" calcext:value-type="float">
            <text:p>40.002217</text:p>
          </table:table-cell>
          <table:table-cell office:value-type="float" office:value="-79.582868" calcext:value-type="float">
            <text:p>-79.582868</text:p>
          </table:table-cell>
          <table:table-cell office:value-type="float" office:value="311" calcext:value-type="float">
            <text:p>3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3:38Z</text:p>
          </table:table-cell>
          <table:table-cell office:value-type="float" office:value="40.002196" calcext:value-type="float">
            <text:p>40.002196</text:p>
          </table:table-cell>
          <table:table-cell office:value-type="float" office:value="-79.582895" calcext:value-type="float">
            <text:p>-79.582895</text:p>
          </table:table-cell>
          <table:table-cell office:value-type="float" office:value="311" calcext:value-type="float">
            <text:p>3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3:41Z</text:p>
          </table:table-cell>
          <table:table-cell office:value-type="float" office:value="40.002166" calcext:value-type="float">
            <text:p>40.002166</text:p>
          </table:table-cell>
          <table:table-cell office:value-type="float" office:value="-79.582932" calcext:value-type="float">
            <text:p>-79.582932</text:p>
          </table:table-cell>
          <table:table-cell office:value-type="float" office:value="311" calcext:value-type="float">
            <text:p>31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3:43Z</text:p>
          </table:table-cell>
          <table:table-cell office:value-type="float" office:value="40.002143" calcext:value-type="float">
            <text:p>40.002143</text:p>
          </table:table-cell>
          <table:table-cell office:value-type="float" office:value="-79.582952" calcext:value-type="float">
            <text:p>-79.582952</text:p>
          </table:table-cell>
          <table:table-cell office:value-type="float" office:value="311" calcext:value-type="float">
            <text:p>31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3:45Z</text:p>
          </table:table-cell>
          <table:table-cell office:value-type="float" office:value="40.002115" calcext:value-type="float">
            <text:p>40.002115</text:p>
          </table:table-cell>
          <table:table-cell office:value-type="float" office:value="-79.582968" calcext:value-type="float">
            <text:p>-79.582968</text:p>
          </table:table-cell>
          <table:table-cell office:value-type="float" office:value="311" calcext:value-type="float">
            <text:p>31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3:47Z</text:p>
          </table:table-cell>
          <table:table-cell office:value-type="float" office:value="40.002084" calcext:value-type="float">
            <text:p>40.002084</text:p>
          </table:table-cell>
          <table:table-cell office:value-type="float" office:value="-79.582987" calcext:value-type="float">
            <text:p>-79.582987</text:p>
          </table:table-cell>
          <table:table-cell office:value-type="float" office:value="311" calcext:value-type="float">
            <text:p>31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53:49Z</text:p>
          </table:table-cell>
          <table:table-cell office:value-type="float" office:value="40.002052" calcext:value-type="float">
            <text:p>40.002052</text:p>
          </table:table-cell>
          <table:table-cell office:value-type="float" office:value="-79.583009" calcext:value-type="float">
            <text:p>-79.583009</text:p>
          </table:table-cell>
          <table:table-cell office:value-type="float" office:value="311" calcext:value-type="float">
            <text:p>31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53:51Z</text:p>
          </table:table-cell>
          <table:table-cell office:value-type="float" office:value="40.002016" calcext:value-type="float">
            <text:p>40.002016</text:p>
          </table:table-cell>
          <table:table-cell office:value-type="float" office:value="-79.583024" calcext:value-type="float">
            <text:p>-79.583024</text:p>
          </table:table-cell>
          <table:table-cell office:value-type="float" office:value="311.1" calcext:value-type="float">
            <text:p>311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3:53Z</text:p>
          </table:table-cell>
          <table:table-cell office:value-type="float" office:value="40.001985" calcext:value-type="float">
            <text:p>40.001985</text:p>
          </table:table-cell>
          <table:table-cell office:value-type="float" office:value="-79.583039" calcext:value-type="float">
            <text:p>-79.583039</text:p>
          </table:table-cell>
          <table:table-cell office:value-type="float" office:value="311.3" calcext:value-type="float">
            <text:p>311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3:55Z</text:p>
          </table:table-cell>
          <table:table-cell office:value-type="float" office:value="40.001957" calcext:value-type="float">
            <text:p>40.001957</text:p>
          </table:table-cell>
          <table:table-cell office:value-type="float" office:value="-79.583047" calcext:value-type="float">
            <text:p>-79.583047</text:p>
          </table:table-cell>
          <table:table-cell office:value-type="float" office:value="311.5" calcext:value-type="float">
            <text:p>311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3:57Z</text:p>
          </table:table-cell>
          <table:table-cell office:value-type="float" office:value="40.00193" calcext:value-type="float">
            <text:p>40.00193</text:p>
          </table:table-cell>
          <table:table-cell office:value-type="float" office:value="-79.583053" calcext:value-type="float">
            <text:p>-79.583053</text:p>
          </table:table-cell>
          <table:table-cell office:value-type="float" office:value="311.7" calcext:value-type="float">
            <text:p>311.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3:59Z</text:p>
          </table:table-cell>
          <table:table-cell office:value-type="float" office:value="40.001903" calcext:value-type="float">
            <text:p>40.001903</text:p>
          </table:table-cell>
          <table:table-cell office:value-type="float" office:value="-79.583065" calcext:value-type="float">
            <text:p>-79.583065</text:p>
          </table:table-cell>
          <table:table-cell office:value-type="float" office:value="311.9" calcext:value-type="float">
            <text:p>311.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4:01Z</text:p>
          </table:table-cell>
          <table:table-cell office:value-type="float" office:value="40.001876" calcext:value-type="float">
            <text:p>40.001876</text:p>
          </table:table-cell>
          <table:table-cell office:value-type="float" office:value="-79.583074" calcext:value-type="float">
            <text:p>-79.583074</text:p>
          </table:table-cell>
          <table:table-cell office:value-type="float" office:value="312.1" calcext:value-type="float">
            <text:p>312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4:04Z</text:p>
          </table:table-cell>
          <table:table-cell office:value-type="float" office:value="40.001838" calcext:value-type="float">
            <text:p>40.001838</text:p>
          </table:table-cell>
          <table:table-cell office:value-type="float" office:value="-79.583081" calcext:value-type="float">
            <text:p>-79.583081</text:p>
          </table:table-cell>
          <table:table-cell office:value-type="float" office:value="312.3" calcext:value-type="float">
            <text:p>312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4:06Z</text:p>
          </table:table-cell>
          <table:table-cell office:value-type="float" office:value="40.001809" calcext:value-type="float">
            <text:p>40.001809</text:p>
          </table:table-cell>
          <table:table-cell office:value-type="float" office:value="-79.58308" calcext:value-type="float">
            <text:p>-79.58308</text:p>
          </table:table-cell>
          <table:table-cell office:value-type="float" office:value="312.5" calcext:value-type="float">
            <text:p>312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4:08Z</text:p>
          </table:table-cell>
          <table:table-cell office:value-type="float" office:value="40.001779" calcext:value-type="float">
            <text:p>40.001779</text:p>
          </table:table-cell>
          <table:table-cell office:value-type="float" office:value="-79.58308" calcext:value-type="float">
            <text:p>-79.58308</text:p>
          </table:table-cell>
          <table:table-cell office:value-type="float" office:value="312.7" calcext:value-type="float">
            <text:p>312.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4:11Z</text:p>
          </table:table-cell>
          <table:table-cell office:value-type="float" office:value="40.001755" calcext:value-type="float">
            <text:p>40.001755</text:p>
          </table:table-cell>
          <table:table-cell office:value-type="float" office:value="-79.58312" calcext:value-type="float">
            <text:p>-79.58312</text:p>
          </table:table-cell>
          <table:table-cell office:value-type="float" office:value="312.1" calcext:value-type="float">
            <text:p>312.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54:13Z</text:p>
          </table:table-cell>
          <table:table-cell office:value-type="float" office:value="40.00175" calcext:value-type="float">
            <text:p>40.00175</text:p>
          </table:table-cell>
          <table:table-cell office:value-type="float" office:value="-79.583157" calcext:value-type="float">
            <text:p>-79.583157</text:p>
          </table:table-cell>
          <table:table-cell office:value-type="float" office:value="311.8" calcext:value-type="float">
            <text:p>311.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54:16Z</text:p>
          </table:table-cell>
          <table:table-cell office:value-type="float" office:value="40.001745" calcext:value-type="float">
            <text:p>40.001745</text:p>
          </table:table-cell>
          <table:table-cell office:value-type="float" office:value="-79.583198" calcext:value-type="float">
            <text:p>-79.583198</text:p>
          </table:table-cell>
          <table:table-cell office:value-type="float" office:value="311.4" calcext:value-type="float">
            <text:p>311.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4:19Z</text:p>
          </table:table-cell>
          <table:table-cell office:value-type="float" office:value="40.001753" calcext:value-type="float">
            <text:p>40.001753</text:p>
          </table:table-cell>
          <table:table-cell office:value-type="float" office:value="-79.58324" calcext:value-type="float">
            <text:p>-79.58324</text:p>
          </table:table-cell>
          <table:table-cell office:value-type="float" office:value="311.1" calcext:value-type="float">
            <text:p>311.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4:21Z</text:p>
          </table:table-cell>
          <table:table-cell office:value-type="float" office:value="40.001762" calcext:value-type="float">
            <text:p>40.001762</text:p>
          </table:table-cell>
          <table:table-cell office:value-type="float" office:value="-79.583276" calcext:value-type="float">
            <text:p>-79.583276</text:p>
          </table:table-cell>
          <table:table-cell office:value-type="float" office:value="311" calcext:value-type="float">
            <text:p>31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54:23Z</text:p>
          </table:table-cell>
          <table:table-cell office:value-type="float" office:value="40.001765" calcext:value-type="float">
            <text:p>40.001765</text:p>
          </table:table-cell>
          <table:table-cell office:value-type="float" office:value="-79.583317" calcext:value-type="float">
            <text:p>-79.583317</text:p>
          </table:table-cell>
          <table:table-cell office:value-type="float" office:value="310.8" calcext:value-type="float">
            <text:p>310.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54:25Z</text:p>
          </table:table-cell>
          <table:table-cell office:value-type="float" office:value="40.00178" calcext:value-type="float">
            <text:p>40.00178</text:p>
          </table:table-cell>
          <table:table-cell office:value-type="float" office:value="-79.583366" calcext:value-type="float">
            <text:p>-79.583366</text:p>
          </table:table-cell>
          <table:table-cell office:value-type="float" office:value="310.6" calcext:value-type="float">
            <text:p>310.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4:26Z</text:p>
          </table:table-cell>
          <table:table-cell office:value-type="float" office:value="40.001794" calcext:value-type="float">
            <text:p>40.001794</text:p>
          </table:table-cell>
          <table:table-cell office:value-type="float" office:value="-79.583406" calcext:value-type="float">
            <text:p>-79.583406</text:p>
          </table:table-cell>
          <table:table-cell office:value-type="float" office:value="310.5" calcext:value-type="float">
            <text:p>310.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54:27Z</text:p>
          </table:table-cell>
          <table:table-cell office:value-type="float" office:value="40.001804" calcext:value-type="float">
            <text:p>40.001804</text:p>
          </table:table-cell>
          <table:table-cell office:value-type="float" office:value="-79.583439" calcext:value-type="float">
            <text:p>-79.583439</text:p>
          </table:table-cell>
          <table:table-cell office:value-type="float" office:value="310.3" calcext:value-type="float">
            <text:p>310.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54:29Z</text:p>
          </table:table-cell>
          <table:table-cell office:value-type="float" office:value="40.001816" calcext:value-type="float">
            <text:p>40.001816</text:p>
          </table:table-cell>
          <table:table-cell office:value-type="float" office:value="-79.583487" calcext:value-type="float">
            <text:p>-79.583487</text:p>
          </table:table-cell>
          <table:table-cell office:value-type="float" office:value="310.1" calcext:value-type="float">
            <text:p>31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4:31Z</text:p>
          </table:table-cell>
          <table:table-cell office:value-type="float" office:value="40.001822" calcext:value-type="float">
            <text:p>40.001822</text:p>
          </table:table-cell>
          <table:table-cell office:value-type="float" office:value="-79.583548" calcext:value-type="float">
            <text:p>-79.583548</text:p>
          </table:table-cell>
          <table:table-cell office:value-type="float" office:value="309.7" calcext:value-type="float">
            <text:p>309.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54:33Z</text:p>
          </table:table-cell>
          <table:table-cell office:value-type="float" office:value="40.001829" calcext:value-type="float">
            <text:p>40.001829</text:p>
          </table:table-cell>
          <table:table-cell office:value-type="float" office:value="-79.5836" calcext:value-type="float">
            <text:p>-79.5836</text:p>
          </table:table-cell>
          <table:table-cell office:value-type="float" office:value="309.2" calcext:value-type="float">
            <text:p>309.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54:35Z</text:p>
          </table:table-cell>
          <table:table-cell office:value-type="float" office:value="40.001842" calcext:value-type="float">
            <text:p>40.001842</text:p>
          </table:table-cell>
          <table:table-cell office:value-type="float" office:value="-79.583655" calcext:value-type="float">
            <text:p>-79.583655</text:p>
          </table:table-cell>
          <table:table-cell office:value-type="float" office:value="308.6" calcext:value-type="float">
            <text:p>308.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4:37Z</text:p>
          </table:table-cell>
          <table:table-cell office:value-type="float" office:value="40.001857" calcext:value-type="float">
            <text:p>40.001857</text:p>
          </table:table-cell>
          <table:table-cell office:value-type="float" office:value="-79.583711" calcext:value-type="float">
            <text:p>-79.583711</text:p>
          </table:table-cell>
          <table:table-cell office:value-type="float" office:value="308" calcext:value-type="float">
            <text:p>30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4:39Z</text:p>
          </table:table-cell>
          <table:table-cell office:value-type="float" office:value="40.001865" calcext:value-type="float">
            <text:p>40.001865</text:p>
          </table:table-cell>
          <table:table-cell office:value-type="float" office:value="-79.583771" calcext:value-type="float">
            <text:p>-79.583771</text:p>
          </table:table-cell>
          <table:table-cell office:value-type="float" office:value="307.7" calcext:value-type="float">
            <text:p>307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4:41Z</text:p>
          </table:table-cell>
          <table:table-cell office:value-type="float" office:value="40.001873" calcext:value-type="float">
            <text:p>40.001873</text:p>
          </table:table-cell>
          <table:table-cell office:value-type="float" office:value="-79.583827" calcext:value-type="float">
            <text:p>-79.583827</text:p>
          </table:table-cell>
          <table:table-cell office:value-type="float" office:value="307.5" calcext:value-type="float">
            <text:p>307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4:44Z</text:p>
          </table:table-cell>
          <table:table-cell office:value-type="float" office:value="40.001877" calcext:value-type="float">
            <text:p>40.001877</text:p>
          </table:table-cell>
          <table:table-cell office:value-type="float" office:value="-79.583881" calcext:value-type="float">
            <text:p>-79.583881</text:p>
          </table:table-cell>
          <table:table-cell office:value-type="float" office:value="307.3" calcext:value-type="float">
            <text:p>307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4:46Z</text:p>
          </table:table-cell>
          <table:table-cell office:value-type="float" office:value="40.001877" calcext:value-type="float">
            <text:p>40.001877</text:p>
          </table:table-cell>
          <table:table-cell office:value-type="float" office:value="-79.583944" calcext:value-type="float">
            <text:p>-79.583944</text:p>
          </table:table-cell>
          <table:table-cell office:value-type="float" office:value="307" calcext:value-type="float">
            <text:p>30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4:48Z</text:p>
          </table:table-cell>
          <table:table-cell office:value-type="float" office:value="40.001884" calcext:value-type="float">
            <text:p>40.001884</text:p>
          </table:table-cell>
          <table:table-cell office:value-type="float" office:value="-79.584002" calcext:value-type="float">
            <text:p>-79.584002</text:p>
          </table:table-cell>
          <table:table-cell office:value-type="float" office:value="306.8" calcext:value-type="float">
            <text:p>306.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4:50Z</text:p>
          </table:table-cell>
          <table:table-cell office:value-type="float" office:value="40.001896" calcext:value-type="float">
            <text:p>40.001896</text:p>
          </table:table-cell>
          <table:table-cell office:value-type="float" office:value="-79.584052" calcext:value-type="float">
            <text:p>-79.584052</text:p>
          </table:table-cell>
          <table:table-cell office:value-type="float" office:value="306.6" calcext:value-type="float">
            <text:p>306.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4:52Z</text:p>
          </table:table-cell>
          <table:table-cell office:value-type="float" office:value="40.0019" calcext:value-type="float">
            <text:p>40.0019</text:p>
          </table:table-cell>
          <table:table-cell office:value-type="float" office:value="-79.584094" calcext:value-type="float">
            <text:p>-79.584094</text:p>
          </table:table-cell>
          <table:table-cell office:value-type="float" office:value="306.4" calcext:value-type="float">
            <text:p>306.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54:56Z</text:p>
          </table:table-cell>
          <table:table-cell office:value-type="float" office:value="40.0019" calcext:value-type="float">
            <text:p>40.0019</text:p>
          </table:table-cell>
          <table:table-cell office:value-type="float" office:value="-79.584137" calcext:value-type="float">
            <text:p>-79.584137</text:p>
          </table:table-cell>
          <table:table-cell office:value-type="float" office:value="306.2" calcext:value-type="float">
            <text:p>306.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55:00Z</text:p>
          </table:table-cell>
          <table:table-cell office:value-type="float" office:value="40.001903" calcext:value-type="float">
            <text:p>40.001903</text:p>
          </table:table-cell>
          <table:table-cell office:value-type="float" office:value="-79.58419" calcext:value-type="float">
            <text:p>-79.58419</text:p>
          </table:table-cell>
          <table:table-cell office:value-type="float" office:value="306" calcext:value-type="float">
            <text:p>30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5:02Z</text:p>
          </table:table-cell>
          <table:table-cell office:value-type="float" office:value="40.001913" calcext:value-type="float">
            <text:p>40.001913</text:p>
          </table:table-cell>
          <table:table-cell office:value-type="float" office:value="-79.584248" calcext:value-type="float">
            <text:p>-79.584248</text:p>
          </table:table-cell>
          <table:table-cell office:value-type="float" office:value="306" calcext:value-type="float">
            <text:p>30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5:04Z</text:p>
          </table:table-cell>
          <table:table-cell office:value-type="float" office:value="40.001918" calcext:value-type="float">
            <text:p>40.001918</text:p>
          </table:table-cell>
          <table:table-cell office:value-type="float" office:value="-79.584306" calcext:value-type="float">
            <text:p>-79.584306</text:p>
          </table:table-cell>
          <table:table-cell office:value-type="float" office:value="305.9" calcext:value-type="float">
            <text:p>305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5:06Z</text:p>
          </table:table-cell>
          <table:table-cell office:value-type="float" office:value="40.001931" calcext:value-type="float">
            <text:p>40.001931</text:p>
          </table:table-cell>
          <table:table-cell office:value-type="float" office:value="-79.584375" calcext:value-type="float">
            <text:p>-79.584375</text:p>
          </table:table-cell>
          <table:table-cell office:value-type="float" office:value="305.9" calcext:value-type="float">
            <text:p>305.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55:07Z</text:p>
          </table:table-cell>
          <table:table-cell office:value-type="float" office:value="40.001939" calcext:value-type="float">
            <text:p>40.001939</text:p>
          </table:table-cell>
          <table:table-cell office:value-type="float" office:value="-79.584411" calcext:value-type="float">
            <text:p>-79.584411</text:p>
          </table:table-cell>
          <table:table-cell office:value-type="float" office:value="305.8" calcext:value-type="float">
            <text:p>305.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55:08Z</text:p>
          </table:table-cell>
          <table:table-cell office:value-type="float" office:value="40.001944" calcext:value-type="float">
            <text:p>40.001944</text:p>
          </table:table-cell>
          <table:table-cell office:value-type="float" office:value="-79.584447" calcext:value-type="float">
            <text:p>-79.584447</text:p>
          </table:table-cell>
          <table:table-cell office:value-type="float" office:value="305.8" calcext:value-type="float">
            <text:p>305.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55:09Z</text:p>
          </table:table-cell>
          <table:table-cell office:value-type="float" office:value="40.00195" calcext:value-type="float">
            <text:p>40.00195</text:p>
          </table:table-cell>
          <table:table-cell office:value-type="float" office:value="-79.584484" calcext:value-type="float">
            <text:p>-79.584484</text:p>
          </table:table-cell>
          <table:table-cell office:value-type="float" office:value="305.8" calcext:value-type="float">
            <text:p>305.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5:10Z</text:p>
          </table:table-cell>
          <table:table-cell office:value-type="float" office:value="40.001954" calcext:value-type="float">
            <text:p>40.001954</text:p>
          </table:table-cell>
          <table:table-cell office:value-type="float" office:value="-79.584522" calcext:value-type="float">
            <text:p>-79.584522</text:p>
          </table:table-cell>
          <table:table-cell office:value-type="float" office:value="305.7" calcext:value-type="float">
            <text:p>305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5:12Z</text:p>
          </table:table-cell>
          <table:table-cell office:value-type="float" office:value="40.001961" calcext:value-type="float">
            <text:p>40.001961</text:p>
          </table:table-cell>
          <table:table-cell office:value-type="float" office:value="-79.584586" calcext:value-type="float">
            <text:p>-79.584586</text:p>
          </table:table-cell>
          <table:table-cell office:value-type="float" office:value="305.7" calcext:value-type="float">
            <text:p>305.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5:14Z</text:p>
          </table:table-cell>
          <table:table-cell office:value-type="float" office:value="40.001971" calcext:value-type="float">
            <text:p>40.001971</text:p>
          </table:table-cell>
          <table:table-cell office:value-type="float" office:value="-79.584638" calcext:value-type="float">
            <text:p>-79.584638</text:p>
          </table:table-cell>
          <table:table-cell office:value-type="float" office:value="305.6" calcext:value-type="float">
            <text:p>305.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5:16Z</text:p>
          </table:table-cell>
          <table:table-cell office:value-type="float" office:value="40.001977" calcext:value-type="float">
            <text:p>40.001977</text:p>
          </table:table-cell>
          <table:table-cell office:value-type="float" office:value="-79.584705" calcext:value-type="float">
            <text:p>-79.584705</text:p>
          </table:table-cell>
          <table:table-cell office:value-type="float" office:value="305.6" calcext:value-type="float">
            <text:p>305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5:18Z</text:p>
          </table:table-cell>
          <table:table-cell office:value-type="float" office:value="40.001985" calcext:value-type="float">
            <text:p>40.001985</text:p>
          </table:table-cell>
          <table:table-cell office:value-type="float" office:value="-79.584768" calcext:value-type="float">
            <text:p>-79.584768</text:p>
          </table:table-cell>
          <table:table-cell office:value-type="float" office:value="305.5" calcext:value-type="float">
            <text:p>305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5:19Z</text:p>
          </table:table-cell>
          <table:table-cell office:value-type="float" office:value="40.001993" calcext:value-type="float">
            <text:p>40.001993</text:p>
          </table:table-cell>
          <table:table-cell office:value-type="float" office:value="-79.584808" calcext:value-type="float">
            <text:p>-79.584808</text:p>
          </table:table-cell>
          <table:table-cell office:value-type="float" office:value="305.5" calcext:value-type="float">
            <text:p>305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5:20Z</text:p>
          </table:table-cell>
          <table:table-cell office:value-type="float" office:value="40.002004" calcext:value-type="float">
            <text:p>40.002004</text:p>
          </table:table-cell>
          <table:table-cell office:value-type="float" office:value="-79.584847" calcext:value-type="float">
            <text:p>-79.584847</text:p>
          </table:table-cell>
          <table:table-cell office:value-type="float" office:value="305.4" calcext:value-type="float">
            <text:p>305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5:21Z</text:p>
          </table:table-cell>
          <table:table-cell office:value-type="float" office:value="40.002015" calcext:value-type="float">
            <text:p>40.002015</text:p>
          </table:table-cell>
          <table:table-cell office:value-type="float" office:value="-79.584884" calcext:value-type="float">
            <text:p>-79.584884</text:p>
          </table:table-cell>
          <table:table-cell office:value-type="float" office:value="305.4" calcext:value-type="float">
            <text:p>305.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5:22Z</text:p>
          </table:table-cell>
          <table:table-cell office:value-type="float" office:value="40.002026" calcext:value-type="float">
            <text:p>40.002026</text:p>
          </table:table-cell>
          <table:table-cell office:value-type="float" office:value="-79.584919" calcext:value-type="float">
            <text:p>-79.584919</text:p>
          </table:table-cell>
          <table:table-cell office:value-type="float" office:value="305.3" calcext:value-type="float">
            <text:p>305.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5:23Z</text:p>
          </table:table-cell>
          <table:table-cell office:value-type="float" office:value="40.002034" calcext:value-type="float">
            <text:p>40.002034</text:p>
          </table:table-cell>
          <table:table-cell office:value-type="float" office:value="-79.584954" calcext:value-type="float">
            <text:p>-79.584954</text:p>
          </table:table-cell>
          <table:table-cell office:value-type="float" office:value="305.3" calcext:value-type="float">
            <text:p>305.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5:24Z</text:p>
          </table:table-cell>
          <table:table-cell office:value-type="float" office:value="40.002044" calcext:value-type="float">
            <text:p>40.002044</text:p>
          </table:table-cell>
          <table:table-cell office:value-type="float" office:value="-79.58499" calcext:value-type="float">
            <text:p>-79.58499</text:p>
          </table:table-cell>
          <table:table-cell office:value-type="float" office:value="305.3" calcext:value-type="float">
            <text:p>305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55:25Z</text:p>
          </table:table-cell>
          <table:table-cell office:value-type="float" office:value="40.002052" calcext:value-type="float">
            <text:p>40.002052</text:p>
          </table:table-cell>
          <table:table-cell office:value-type="float" office:value="-79.585026" calcext:value-type="float">
            <text:p>-79.585026</text:p>
          </table:table-cell>
          <table:table-cell office:value-type="float" office:value="305.2" calcext:value-type="float">
            <text:p>305.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55:27Z</text:p>
          </table:table-cell>
          <table:table-cell office:value-type="float" office:value="40.002067" calcext:value-type="float">
            <text:p>40.002067</text:p>
          </table:table-cell>
          <table:table-cell office:value-type="float" office:value="-79.585096" calcext:value-type="float">
            <text:p>-79.585096</text:p>
          </table:table-cell>
          <table:table-cell office:value-type="float" office:value="304.9" calcext:value-type="float">
            <text:p>304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55:28Z</text:p>
          </table:table-cell>
          <table:table-cell office:value-type="float" office:value="40.00207" calcext:value-type="float">
            <text:p>40.00207</text:p>
          </table:table-cell>
          <table:table-cell office:value-type="float" office:value="-79.585133" calcext:value-type="float">
            <text:p>-79.585133</text:p>
          </table:table-cell>
          <table:table-cell office:value-type="float" office:value="304.7" calcext:value-type="float">
            <text:p>304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55:29Z</text:p>
          </table:table-cell>
          <table:table-cell office:value-type="float" office:value="40.002071" calcext:value-type="float">
            <text:p>40.002071</text:p>
          </table:table-cell>
          <table:table-cell office:value-type="float" office:value="-79.585172" calcext:value-type="float">
            <text:p>-79.585172</text:p>
          </table:table-cell>
          <table:table-cell office:value-type="float" office:value="304.4" calcext:value-type="float">
            <text:p>304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55:30Z</text:p>
          </table:table-cell>
          <table:table-cell office:value-type="float" office:value="40.002073" calcext:value-type="float">
            <text:p>40.002073</text:p>
          </table:table-cell>
          <table:table-cell office:value-type="float" office:value="-79.585209" calcext:value-type="float">
            <text:p>-79.585209</text:p>
          </table:table-cell>
          <table:table-cell office:value-type="float" office:value="304.2" calcext:value-type="float">
            <text:p>304.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55:31Z</text:p>
          </table:table-cell>
          <table:table-cell office:value-type="float" office:value="40.002073" calcext:value-type="float">
            <text:p>40.002073</text:p>
          </table:table-cell>
          <table:table-cell office:value-type="float" office:value="-79.585247" calcext:value-type="float">
            <text:p>-79.585247</text:p>
          </table:table-cell>
          <table:table-cell office:value-type="float" office:value="303.9" calcext:value-type="float">
            <text:p>303.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55:33Z</text:p>
          </table:table-cell>
          <table:table-cell office:value-type="float" office:value="40.00208" calcext:value-type="float">
            <text:p>40.00208</text:p>
          </table:table-cell>
          <table:table-cell office:value-type="float" office:value="-79.585305" calcext:value-type="float">
            <text:p>-79.585305</text:p>
          </table:table-cell>
          <table:table-cell office:value-type="float" office:value="303.5" calcext:value-type="float">
            <text:p>30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5:36Z</text:p>
          </table:table-cell>
          <table:table-cell office:value-type="float" office:value="40.002094" calcext:value-type="float">
            <text:p>40.002094</text:p>
          </table:table-cell>
          <table:table-cell office:value-type="float" office:value="-79.585351" calcext:value-type="float">
            <text:p>-79.585351</text:p>
          </table:table-cell>
          <table:table-cell office:value-type="float" office:value="303.1" calcext:value-type="float">
            <text:p>303.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55:39Z</text:p>
          </table:table-cell>
          <table:table-cell office:value-type="float" office:value="40.002112" calcext:value-type="float">
            <text:p>40.002112</text:p>
          </table:table-cell>
          <table:table-cell office:value-type="float" office:value="-79.585401" calcext:value-type="float">
            <text:p>-79.585401</text:p>
          </table:table-cell>
          <table:table-cell office:value-type="float" office:value="303" calcext:value-type="float">
            <text:p>30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55:42Z</text:p>
          </table:table-cell>
          <table:table-cell office:value-type="float" office:value="40.002111" calcext:value-type="float">
            <text:p>40.002111</text:p>
          </table:table-cell>
          <table:table-cell office:value-type="float" office:value="-79.585457" calcext:value-type="float">
            <text:p>-79.585457</text:p>
          </table:table-cell>
          <table:table-cell office:value-type="float" office:value="302.9" calcext:value-type="float">
            <text:p>302.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5:44Z</text:p>
          </table:table-cell>
          <table:table-cell office:value-type="float" office:value="40.002113" calcext:value-type="float">
            <text:p>40.002113</text:p>
          </table:table-cell>
          <table:table-cell office:value-type="float" office:value="-79.585503" calcext:value-type="float">
            <text:p>-79.585503</text:p>
          </table:table-cell>
          <table:table-cell office:value-type="float" office:value="302.8" calcext:value-type="float">
            <text:p>302.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5:46Z</text:p>
          </table:table-cell>
          <table:table-cell office:value-type="float" office:value="40.002119" calcext:value-type="float">
            <text:p>40.002119</text:p>
          </table:table-cell>
          <table:table-cell office:value-type="float" office:value="-79.58556" calcext:value-type="float">
            <text:p>-79.58556</text:p>
          </table:table-cell>
          <table:table-cell office:value-type="float" office:value="302.8" calcext:value-type="float">
            <text:p>302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5:48Z</text:p>
          </table:table-cell>
          <table:table-cell office:value-type="float" office:value="40.002125" calcext:value-type="float">
            <text:p>40.002125</text:p>
          </table:table-cell>
          <table:table-cell office:value-type="float" office:value="-79.58562" calcext:value-type="float">
            <text:p>-79.58562</text:p>
          </table:table-cell>
          <table:table-cell office:value-type="float" office:value="302.7" calcext:value-type="float">
            <text:p>302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5:50Z</text:p>
          </table:table-cell>
          <table:table-cell office:value-type="float" office:value="40.002133" calcext:value-type="float">
            <text:p>40.002133</text:p>
          </table:table-cell>
          <table:table-cell office:value-type="float" office:value="-79.585676" calcext:value-type="float">
            <text:p>-79.585676</text:p>
          </table:table-cell>
          <table:table-cell office:value-type="float" office:value="302.7" calcext:value-type="float">
            <text:p>302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5:52Z</text:p>
          </table:table-cell>
          <table:table-cell office:value-type="float" office:value="40.002136" calcext:value-type="float">
            <text:p>40.002136</text:p>
          </table:table-cell>
          <table:table-cell office:value-type="float" office:value="-79.585727" calcext:value-type="float">
            <text:p>-79.585727</text:p>
          </table:table-cell>
          <table:table-cell office:value-type="float" office:value="302.6" calcext:value-type="float">
            <text:p>302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5:54Z</text:p>
          </table:table-cell>
          <table:table-cell office:value-type="float" office:value="40.00214" calcext:value-type="float">
            <text:p>40.00214</text:p>
          </table:table-cell>
          <table:table-cell office:value-type="float" office:value="-79.585771" calcext:value-type="float">
            <text:p>-79.585771</text:p>
          </table:table-cell>
          <table:table-cell office:value-type="float" office:value="302.6" calcext:value-type="float">
            <text:p>302.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5:56Z</text:p>
          </table:table-cell>
          <table:table-cell office:value-type="float" office:value="40.002146" calcext:value-type="float">
            <text:p>40.002146</text:p>
          </table:table-cell>
          <table:table-cell office:value-type="float" office:value="-79.585807" calcext:value-type="float">
            <text:p>-79.585807</text:p>
          </table:table-cell>
          <table:table-cell office:value-type="float" office:value="302.5" calcext:value-type="float">
            <text:p>302.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5:58Z</text:p>
          </table:table-cell>
          <table:table-cell office:value-type="float" office:value="40.002155" calcext:value-type="float">
            <text:p>40.002155</text:p>
          </table:table-cell>
          <table:table-cell office:value-type="float" office:value="-79.585851" calcext:value-type="float">
            <text:p>-79.585851</text:p>
          </table:table-cell>
          <table:table-cell office:value-type="float" office:value="302.3" calcext:value-type="float">
            <text:p>302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6:01Z</text:p>
          </table:table-cell>
          <table:table-cell office:value-type="float" office:value="40.002159" calcext:value-type="float">
            <text:p>40.002159</text:p>
          </table:table-cell>
          <table:table-cell office:value-type="float" office:value="-79.58589" calcext:value-type="float">
            <text:p>-79.58589</text:p>
          </table:table-cell>
          <table:table-cell office:value-type="float" office:value="302.2" calcext:value-type="float">
            <text:p>302.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6:04Z</text:p>
          </table:table-cell>
          <table:table-cell office:value-type="float" office:value="40.002159" calcext:value-type="float">
            <text:p>40.002159</text:p>
          </table:table-cell>
          <table:table-cell office:value-type="float" office:value="-79.585928" calcext:value-type="float">
            <text:p>-79.585928</text:p>
          </table:table-cell>
          <table:table-cell office:value-type="float" office:value="302.1" calcext:value-type="float">
            <text:p>302.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6:07Z</text:p>
          </table:table-cell>
          <table:table-cell office:value-type="float" office:value="40.002152" calcext:value-type="float">
            <text:p>40.002152</text:p>
          </table:table-cell>
          <table:table-cell office:value-type="float" office:value="-79.585966" calcext:value-type="float">
            <text:p>-79.585966</text:p>
          </table:table-cell>
          <table:table-cell office:value-type="float" office:value="302" calcext:value-type="float">
            <text:p>30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6:10Z</text:p>
          </table:table-cell>
          <table:table-cell office:value-type="float" office:value="40.002153" calcext:value-type="float">
            <text:p>40.002153</text:p>
          </table:table-cell>
          <table:table-cell office:value-type="float" office:value="-79.586004" calcext:value-type="float">
            <text:p>-79.586004</text:p>
          </table:table-cell>
          <table:table-cell office:value-type="float" office:value="301.9" calcext:value-type="float">
            <text:p>301.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56:13Z</text:p>
          </table:table-cell>
          <table:table-cell office:value-type="float" office:value="40.002163" calcext:value-type="float">
            <text:p>40.002163</text:p>
          </table:table-cell>
          <table:table-cell office:value-type="float" office:value="-79.586054" calcext:value-type="float">
            <text:p>-79.586054</text:p>
          </table:table-cell>
          <table:table-cell office:value-type="float" office:value="301.8" calcext:value-type="float">
            <text:p>301.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56:16Z</text:p>
          </table:table-cell>
          <table:table-cell office:value-type="float" office:value="40.002165" calcext:value-type="float">
            <text:p>40.002165</text:p>
          </table:table-cell>
          <table:table-cell office:value-type="float" office:value="-79.586105" calcext:value-type="float">
            <text:p>-79.586105</text:p>
          </table:table-cell>
          <table:table-cell office:value-type="float" office:value="301.7" calcext:value-type="float">
            <text:p>301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6:18Z</text:p>
          </table:table-cell>
          <table:table-cell office:value-type="float" office:value="40.002168" calcext:value-type="float">
            <text:p>40.002168</text:p>
          </table:table-cell>
          <table:table-cell office:value-type="float" office:value="-79.586147" calcext:value-type="float">
            <text:p>-79.586147</text:p>
          </table:table-cell>
          <table:table-cell office:value-type="float" office:value="301.6" calcext:value-type="float">
            <text:p>301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6:20Z</text:p>
          </table:table-cell>
          <table:table-cell office:value-type="float" office:value="40.002175" calcext:value-type="float">
            <text:p>40.002175</text:p>
          </table:table-cell>
          <table:table-cell office:value-type="float" office:value="-79.586187" calcext:value-type="float">
            <text:p>-79.586187</text:p>
          </table:table-cell>
          <table:table-cell office:value-type="float" office:value="301.5" calcext:value-type="float">
            <text:p>301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6:22Z</text:p>
          </table:table-cell>
          <table:table-cell office:value-type="float" office:value="40.002178" calcext:value-type="float">
            <text:p>40.002178</text:p>
          </table:table-cell>
          <table:table-cell office:value-type="float" office:value="-79.586223" calcext:value-type="float">
            <text:p>-79.586223</text:p>
          </table:table-cell>
          <table:table-cell office:value-type="float" office:value="301.5" calcext:value-type="float">
            <text:p>301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6:25Z</text:p>
          </table:table-cell>
          <table:table-cell office:value-type="float" office:value="40.002177" calcext:value-type="float">
            <text:p>40.002177</text:p>
          </table:table-cell>
          <table:table-cell office:value-type="float" office:value="-79.586268" calcext:value-type="float">
            <text:p>-79.586268</text:p>
          </table:table-cell>
          <table:table-cell office:value-type="float" office:value="301.4" calcext:value-type="float">
            <text:p>301.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56:28Z</text:p>
          </table:table-cell>
          <table:table-cell office:value-type="float" office:value="40.002178" calcext:value-type="float">
            <text:p>40.002178</text:p>
          </table:table-cell>
          <table:table-cell office:value-type="float" office:value="-79.586313" calcext:value-type="float">
            <text:p>-79.586313</text:p>
          </table:table-cell>
          <table:table-cell office:value-type="float" office:value="301.4" calcext:value-type="float">
            <text:p>301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56:30Z</text:p>
          </table:table-cell>
          <table:table-cell office:value-type="float" office:value="40.002178" calcext:value-type="float">
            <text:p>40.002178</text:p>
          </table:table-cell>
          <table:table-cell office:value-type="float" office:value="-79.586351" calcext:value-type="float">
            <text:p>-79.586351</text:p>
          </table:table-cell>
          <table:table-cell office:value-type="float" office:value="301.3" calcext:value-type="float">
            <text:p>301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56:33Z</text:p>
          </table:table-cell>
          <table:table-cell office:value-type="float" office:value="40.002179" calcext:value-type="float">
            <text:p>40.002179</text:p>
          </table:table-cell>
          <table:table-cell office:value-type="float" office:value="-79.586404" calcext:value-type="float">
            <text:p>-79.586404</text:p>
          </table:table-cell>
          <table:table-cell office:value-type="float" office:value="301.2" calcext:value-type="float">
            <text:p>301.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56:36Z</text:p>
          </table:table-cell>
          <table:table-cell office:value-type="float" office:value="40.00219" calcext:value-type="float">
            <text:p>40.00219</text:p>
          </table:table-cell>
          <table:table-cell office:value-type="float" office:value="-79.586455" calcext:value-type="float">
            <text:p>-79.586455</text:p>
          </table:table-cell>
          <table:table-cell office:value-type="float" office:value="301.2" calcext:value-type="float">
            <text:p>301.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56:38Z</text:p>
          </table:table-cell>
          <table:table-cell office:value-type="float" office:value="40.002209" calcext:value-type="float">
            <text:p>40.002209</text:p>
          </table:table-cell>
          <table:table-cell office:value-type="float" office:value="-79.58649" calcext:value-type="float">
            <text:p>-79.58649</text:p>
          </table:table-cell>
          <table:table-cell office:value-type="float" office:value="301.1" calcext:value-type="float">
            <text:p>301.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0:56:41Z</text:p>
          </table:table-cell>
          <table:table-cell office:value-type="float" office:value="40.002215" calcext:value-type="float">
            <text:p>40.002215</text:p>
          </table:table-cell>
          <table:table-cell office:value-type="float" office:value="-79.586537" calcext:value-type="float">
            <text:p>-79.586537</text:p>
          </table:table-cell>
          <table:table-cell office:value-type="float" office:value="301" calcext:value-type="float">
            <text:p>3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56:43Z</text:p>
          </table:table-cell>
          <table:table-cell office:value-type="float" office:value="40.002224" calcext:value-type="float">
            <text:p>40.002224</text:p>
          </table:table-cell>
          <table:table-cell office:value-type="float" office:value="-79.586571" calcext:value-type="float">
            <text:p>-79.586571</text:p>
          </table:table-cell>
          <table:table-cell office:value-type="float" office:value="300.9" calcext:value-type="float">
            <text:p>300.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0:56:45Z</text:p>
          </table:table-cell>
          <table:table-cell office:value-type="float" office:value="40.002236" calcext:value-type="float">
            <text:p>40.002236</text:p>
          </table:table-cell>
          <table:table-cell office:value-type="float" office:value="-79.586615" calcext:value-type="float">
            <text:p>-79.586615</text:p>
          </table:table-cell>
          <table:table-cell office:value-type="float" office:value="300.7" calcext:value-type="float">
            <text:p>300.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56:47Z</text:p>
          </table:table-cell>
          <table:table-cell office:value-type="float" office:value="40.002248" calcext:value-type="float">
            <text:p>40.002248</text:p>
          </table:table-cell>
          <table:table-cell office:value-type="float" office:value="-79.586661" calcext:value-type="float">
            <text:p>-79.586661</text:p>
          </table:table-cell>
          <table:table-cell office:value-type="float" office:value="300.5" calcext:value-type="float">
            <text:p>300.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56:49Z</text:p>
          </table:table-cell>
          <table:table-cell office:value-type="float" office:value="40.002255" calcext:value-type="float">
            <text:p>40.002255</text:p>
          </table:table-cell>
          <table:table-cell office:value-type="float" office:value="-79.586696" calcext:value-type="float">
            <text:p>-79.586696</text:p>
          </table:table-cell>
          <table:table-cell office:value-type="float" office:value="300.3" calcext:value-type="float">
            <text:p>300.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56:54Z</text:p>
          </table:table-cell>
          <table:table-cell office:value-type="float" office:value="40.002263" calcext:value-type="float">
            <text:p>40.002263</text:p>
          </table:table-cell>
          <table:table-cell office:value-type="float" office:value="-79.586738" calcext:value-type="float">
            <text:p>-79.586738</text:p>
          </table:table-cell>
          <table:table-cell office:value-type="float" office:value="300.1" calcext:value-type="float">
            <text:p>300.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56:57Z</text:p>
          </table:table-cell>
          <table:table-cell office:value-type="float" office:value="40.00227" calcext:value-type="float">
            <text:p>40.00227</text:p>
          </table:table-cell>
          <table:table-cell office:value-type="float" office:value="-79.586773" calcext:value-type="float">
            <text:p>-79.586773</text:p>
          </table:table-cell>
          <table:table-cell office:value-type="float" office:value="299.9" calcext:value-type="float">
            <text:p>299.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56:59Z</text:p>
          </table:table-cell>
          <table:table-cell office:value-type="float" office:value="40.002278" calcext:value-type="float">
            <text:p>40.002278</text:p>
          </table:table-cell>
          <table:table-cell office:value-type="float" office:value="-79.586814" calcext:value-type="float">
            <text:p>-79.586814</text:p>
          </table:table-cell>
          <table:table-cell office:value-type="float" office:value="299.8" calcext:value-type="float">
            <text:p>299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57:01Z</text:p>
          </table:table-cell>
          <table:table-cell office:value-type="float" office:value="40.002281" calcext:value-type="float">
            <text:p>40.002281</text:p>
          </table:table-cell>
          <table:table-cell office:value-type="float" office:value="-79.58685" calcext:value-type="float">
            <text:p>-79.58685</text:p>
          </table:table-cell>
          <table:table-cell office:value-type="float" office:value="299.6" calcext:value-type="float">
            <text:p>299.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57:03Z</text:p>
          </table:table-cell>
          <table:table-cell office:value-type="float" office:value="40.002284" calcext:value-type="float">
            <text:p>40.002284</text:p>
          </table:table-cell>
          <table:table-cell office:value-type="float" office:value="-79.586892" calcext:value-type="float">
            <text:p>-79.586892</text:p>
          </table:table-cell>
          <table:table-cell office:value-type="float" office:value="299.4" calcext:value-type="float">
            <text:p>299.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57:05Z</text:p>
          </table:table-cell>
          <table:table-cell office:value-type="float" office:value="40.002277" calcext:value-type="float">
            <text:p>40.002277</text:p>
          </table:table-cell>
          <table:table-cell office:value-type="float" office:value="-79.586942" calcext:value-type="float">
            <text:p>-79.586942</text:p>
          </table:table-cell>
          <table:table-cell office:value-type="float" office:value="299" calcext:value-type="float">
            <text:p>2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57:07Z</text:p>
          </table:table-cell>
          <table:table-cell office:value-type="float" office:value="40.002236" calcext:value-type="float">
            <text:p>40.002236</text:p>
          </table:table-cell>
          <table:table-cell office:value-type="float" office:value="-79.586981" calcext:value-type="float">
            <text:p>-79.586981</text:p>
          </table:table-cell>
          <table:table-cell office:value-type="float" office:value="299" calcext:value-type="float">
            <text:p>29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0:57:09Z</text:p>
          </table:table-cell>
          <table:table-cell office:value-type="float" office:value="40.002184" calcext:value-type="float">
            <text:p>40.002184</text:p>
          </table:table-cell>
          <table:table-cell office:value-type="float" office:value="-79.586994" calcext:value-type="float">
            <text:p>-79.586994</text:p>
          </table:table-cell>
          <table:table-cell office:value-type="float" office:value="299" calcext:value-type="float">
            <text:p>29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57:10Z</text:p>
          </table:table-cell>
          <table:table-cell office:value-type="float" office:value="40.002157" calcext:value-type="float">
            <text:p>40.002157</text:p>
          </table:table-cell>
          <table:table-cell office:value-type="float" office:value="-79.587004" calcext:value-type="float">
            <text:p>-79.587004</text:p>
          </table:table-cell>
          <table:table-cell office:value-type="float" office:value="299" calcext:value-type="float">
            <text:p>29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57:11Z</text:p>
          </table:table-cell>
          <table:table-cell office:value-type="float" office:value="40.002131" calcext:value-type="float">
            <text:p>40.002131</text:p>
          </table:table-cell>
          <table:table-cell office:value-type="float" office:value="-79.587014" calcext:value-type="float">
            <text:p>-79.587014</text:p>
          </table:table-cell>
          <table:table-cell office:value-type="float" office:value="299" calcext:value-type="float">
            <text:p>29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7:13Z</text:p>
          </table:table-cell>
          <table:table-cell office:value-type="float" office:value="40.002093" calcext:value-type="float">
            <text:p>40.002093</text:p>
          </table:table-cell>
          <table:table-cell office:value-type="float" office:value="-79.587025" calcext:value-type="float">
            <text:p>-79.587025</text:p>
          </table:table-cell>
          <table:table-cell office:value-type="float" office:value="299" calcext:value-type="float">
            <text:p>2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7:15Z</text:p>
          </table:table-cell>
          <table:table-cell office:value-type="float" office:value="40.002066" calcext:value-type="float">
            <text:p>40.002066</text:p>
          </table:table-cell>
          <table:table-cell office:value-type="float" office:value="-79.587031" calcext:value-type="float">
            <text:p>-79.587031</text:p>
          </table:table-cell>
          <table:table-cell office:value-type="float" office:value="299" calcext:value-type="float">
            <text:p>2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7:18Z</text:p>
          </table:table-cell>
          <table:table-cell office:value-type="float" office:value="40.002036" calcext:value-type="float">
            <text:p>40.002036</text:p>
          </table:table-cell>
          <table:table-cell office:value-type="float" office:value="-79.587047" calcext:value-type="float">
            <text:p>-79.587047</text:p>
          </table:table-cell>
          <table:table-cell office:value-type="float" office:value="299" calcext:value-type="float">
            <text:p>2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7:20Z</text:p>
          </table:table-cell>
          <table:table-cell office:value-type="float" office:value="40.001995" calcext:value-type="float">
            <text:p>40.001995</text:p>
          </table:table-cell>
          <table:table-cell office:value-type="float" office:value="-79.587059" calcext:value-type="float">
            <text:p>-79.587059</text:p>
          </table:table-cell>
          <table:table-cell office:value-type="float" office:value="299" calcext:value-type="float">
            <text:p>2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57:22Z</text:p>
          </table:table-cell>
          <table:table-cell office:value-type="float" office:value="40.001954" calcext:value-type="float">
            <text:p>40.001954</text:p>
          </table:table-cell>
          <table:table-cell office:value-type="float" office:value="-79.587071" calcext:value-type="float">
            <text:p>-79.587071</text:p>
          </table:table-cell>
          <table:table-cell office:value-type="float" office:value="299" calcext:value-type="float">
            <text:p>2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7:24Z</text:p>
          </table:table-cell>
          <table:table-cell office:value-type="float" office:value="40.001914" calcext:value-type="float">
            <text:p>40.001914</text:p>
          </table:table-cell>
          <table:table-cell office:value-type="float" office:value="-79.587076" calcext:value-type="float">
            <text:p>-79.587076</text:p>
          </table:table-cell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7:26Z</text:p>
          </table:table-cell>
          <table:table-cell office:value-type="float" office:value="40.001873" calcext:value-type="float">
            <text:p>40.001873</text:p>
          </table:table-cell>
          <table:table-cell office:value-type="float" office:value="-79.587071" calcext:value-type="float">
            <text:p>-79.587071</text:p>
          </table:table-cell>
          <table:table-cell office:value-type="float" office:value="298.9" calcext:value-type="float">
            <text:p>298.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57:28Z</text:p>
          </table:table-cell>
          <table:table-cell office:value-type="float" office:value="40.001828" calcext:value-type="float">
            <text:p>40.001828</text:p>
          </table:table-cell>
          <table:table-cell office:value-type="float" office:value="-79.587067" calcext:value-type="float">
            <text:p>-79.587067</text:p>
          </table:table-cell>
          <table:table-cell office:value-type="float" office:value="298.8" calcext:value-type="float">
            <text:p>298.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7:30Z</text:p>
          </table:table-cell>
          <table:table-cell office:value-type="float" office:value="40.001782" calcext:value-type="float">
            <text:p>40.001782</text:p>
          </table:table-cell>
          <table:table-cell office:value-type="float" office:value="-79.587065" calcext:value-type="float">
            <text:p>-79.587065</text:p>
          </table:table-cell>
          <table:table-cell office:value-type="float" office:value="298.7" calcext:value-type="float">
            <text:p>298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7:32Z</text:p>
          </table:table-cell>
          <table:table-cell office:value-type="float" office:value="40.001742" calcext:value-type="float">
            <text:p>40.001742</text:p>
          </table:table-cell>
          <table:table-cell office:value-type="float" office:value="-79.587071" calcext:value-type="float">
            <text:p>-79.587071</text:p>
          </table:table-cell>
          <table:table-cell office:value-type="float" office:value="298.6" calcext:value-type="float">
            <text:p>298.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7:34Z</text:p>
          </table:table-cell>
          <table:table-cell office:value-type="float" office:value="40.001705" calcext:value-type="float">
            <text:p>40.001705</text:p>
          </table:table-cell>
          <table:table-cell office:value-type="float" office:value="-79.587082" calcext:value-type="float">
            <text:p>-79.587082</text:p>
          </table:table-cell>
          <table:table-cell office:value-type="float" office:value="298.5" calcext:value-type="float">
            <text:p>298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7:36Z</text:p>
          </table:table-cell>
          <table:table-cell office:value-type="float" office:value="40.001656" calcext:value-type="float">
            <text:p>40.001656</text:p>
          </table:table-cell>
          <table:table-cell office:value-type="float" office:value="-79.587075" calcext:value-type="float">
            <text:p>-79.587075</text:p>
          </table:table-cell>
          <table:table-cell office:value-type="float" office:value="298.4" calcext:value-type="float">
            <text:p>298.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7:37Z</text:p>
          </table:table-cell>
          <table:table-cell office:value-type="float" office:value="40.001628" calcext:value-type="float">
            <text:p>40.001628</text:p>
          </table:table-cell>
          <table:table-cell office:value-type="float" office:value="-79.587063" calcext:value-type="float">
            <text:p>-79.587063</text:p>
          </table:table-cell>
          <table:table-cell office:value-type="float" office:value="298.3" calcext:value-type="float">
            <text:p>298.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7:39Z</text:p>
          </table:table-cell>
          <table:table-cell office:value-type="float" office:value="40.001599" calcext:value-type="float">
            <text:p>40.001599</text:p>
          </table:table-cell>
          <table:table-cell office:value-type="float" office:value="-79.587041" calcext:value-type="float">
            <text:p>-79.587041</text:p>
          </table:table-cell>
          <table:table-cell office:value-type="float" office:value="298.3" calcext:value-type="float">
            <text:p>298.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7:41Z</text:p>
          </table:table-cell>
          <table:table-cell office:value-type="float" office:value="40.001553" calcext:value-type="float">
            <text:p>40.001553</text:p>
          </table:table-cell>
          <table:table-cell office:value-type="float" office:value="-79.587044" calcext:value-type="float">
            <text:p>-79.587044</text:p>
          </table:table-cell>
          <table:table-cell office:value-type="float" office:value="298.2" calcext:value-type="float">
            <text:p>298.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7:43Z</text:p>
          </table:table-cell>
          <table:table-cell office:value-type="float" office:value="40.001516" calcext:value-type="float">
            <text:p>40.001516</text:p>
          </table:table-cell>
          <table:table-cell office:value-type="float" office:value="-79.587066" calcext:value-type="float">
            <text:p>-79.587066</text:p>
          </table:table-cell>
          <table:table-cell office:value-type="float" office:value="298.1" calcext:value-type="float">
            <text:p>298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7:45Z</text:p>
          </table:table-cell>
          <table:table-cell office:value-type="float" office:value="40.00148" calcext:value-type="float">
            <text:p>40.00148</text:p>
          </table:table-cell>
          <table:table-cell office:value-type="float" office:value="-79.587095" calcext:value-type="float">
            <text:p>-79.587095</text:p>
          </table:table-cell>
          <table:table-cell office:value-type="float" office:value="298" calcext:value-type="float">
            <text:p>29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57:47Z</text:p>
          </table:table-cell>
          <table:table-cell office:value-type="float" office:value="40.00144" calcext:value-type="float">
            <text:p>40.00144</text:p>
          </table:table-cell>
          <table:table-cell office:value-type="float" office:value="-79.58712" calcext:value-type="float">
            <text:p>-79.58712</text:p>
          </table:table-cell>
          <table:table-cell office:value-type="float" office:value="298.1" calcext:value-type="float">
            <text:p>298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57:49Z</text:p>
          </table:table-cell>
          <table:table-cell office:value-type="float" office:value="40.001398" calcext:value-type="float">
            <text:p>40.001398</text:p>
          </table:table-cell>
          <table:table-cell office:value-type="float" office:value="-79.587131" calcext:value-type="float">
            <text:p>-79.587131</text:p>
          </table:table-cell>
          <table:table-cell office:value-type="float" office:value="298.1" calcext:value-type="float">
            <text:p>298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57:52Z</text:p>
          </table:table-cell>
          <table:table-cell office:value-type="float" office:value="40.001371" calcext:value-type="float">
            <text:p>40.001371</text:p>
          </table:table-cell>
          <table:table-cell office:value-type="float" office:value="-79.587134" calcext:value-type="float">
            <text:p>-79.587134</text:p>
          </table:table-cell>
          <table:table-cell office:value-type="float" office:value="298.2" calcext:value-type="float">
            <text:p>298.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57:54Z</text:p>
          </table:table-cell>
          <table:table-cell office:value-type="float" office:value="40.001338" calcext:value-type="float">
            <text:p>40.001338</text:p>
          </table:table-cell>
          <table:table-cell office:value-type="float" office:value="-79.587142" calcext:value-type="float">
            <text:p>-79.587142</text:p>
          </table:table-cell>
          <table:table-cell office:value-type="float" office:value="298.2" calcext:value-type="float">
            <text:p>298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7:56Z</text:p>
          </table:table-cell>
          <table:table-cell office:value-type="float" office:value="40.001307" calcext:value-type="float">
            <text:p>40.001307</text:p>
          </table:table-cell>
          <table:table-cell office:value-type="float" office:value="-79.587154" calcext:value-type="float">
            <text:p>-79.587154</text:p>
          </table:table-cell>
          <table:table-cell office:value-type="float" office:value="298.3" calcext:value-type="float">
            <text:p>298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7:58Z</text:p>
          </table:table-cell>
          <table:table-cell office:value-type="float" office:value="40.00127" calcext:value-type="float">
            <text:p>40.00127</text:p>
          </table:table-cell>
          <table:table-cell office:value-type="float" office:value="-79.587167" calcext:value-type="float">
            <text:p>-79.587167</text:p>
          </table:table-cell>
          <table:table-cell office:value-type="float" office:value="298.3" calcext:value-type="float">
            <text:p>298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8:00Z</text:p>
          </table:table-cell>
          <table:table-cell office:value-type="float" office:value="40.001231" calcext:value-type="float">
            <text:p>40.001231</text:p>
          </table:table-cell>
          <table:table-cell office:value-type="float" office:value="-79.587186" calcext:value-type="float">
            <text:p>-79.587186</text:p>
          </table:table-cell>
          <table:table-cell office:value-type="float" office:value="298.4" calcext:value-type="float">
            <text:p>298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8:02Z</text:p>
          </table:table-cell>
          <table:table-cell office:value-type="float" office:value="40.001191" calcext:value-type="float">
            <text:p>40.001191</text:p>
          </table:table-cell>
          <table:table-cell office:value-type="float" office:value="-79.587206" calcext:value-type="float">
            <text:p>-79.587206</text:p>
          </table:table-cell>
          <table:table-cell office:value-type="float" office:value="298.4" calcext:value-type="float">
            <text:p>298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8:04Z</text:p>
          </table:table-cell>
          <table:table-cell office:value-type="float" office:value="40.001143" calcext:value-type="float">
            <text:p>40.001143</text:p>
          </table:table-cell>
          <table:table-cell office:value-type="float" office:value="-79.587217" calcext:value-type="float">
            <text:p>-79.587217</text:p>
          </table:table-cell>
          <table:table-cell office:value-type="float" office:value="298.5" calcext:value-type="float">
            <text:p>298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58:06Z</text:p>
          </table:table-cell>
          <table:table-cell office:value-type="float" office:value="40.001094" calcext:value-type="float">
            <text:p>40.001094</text:p>
          </table:table-cell>
          <table:table-cell office:value-type="float" office:value="-79.587231" calcext:value-type="float">
            <text:p>-79.587231</text:p>
          </table:table-cell>
          <table:table-cell office:value-type="float" office:value="298.6" calcext:value-type="float">
            <text:p>298.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58:08Z</text:p>
          </table:table-cell>
          <table:table-cell office:value-type="float" office:value="40.001047" calcext:value-type="float">
            <text:p>40.001047</text:p>
          </table:table-cell>
          <table:table-cell office:value-type="float" office:value="-79.58725" calcext:value-type="float">
            <text:p>-79.58725</text:p>
          </table:table-cell>
          <table:table-cell office:value-type="float" office:value="298.7" calcext:value-type="float">
            <text:p>298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9T10:58:09Z</text:p>
          </table:table-cell>
          <table:table-cell office:value-type="float" office:value="40.001021" calcext:value-type="float">
            <text:p>40.001021</text:p>
          </table:table-cell>
          <table:table-cell office:value-type="float" office:value="-79.587259" calcext:value-type="float">
            <text:p>-79.587259</text:p>
          </table:table-cell>
          <table:table-cell office:value-type="float" office:value="298.7" calcext:value-type="float">
            <text:p>298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9T10:58:10Z</text:p>
          </table:table-cell>
          <table:table-cell office:value-type="float" office:value="40.000994" calcext:value-type="float">
            <text:p>40.000994</text:p>
          </table:table-cell>
          <table:table-cell office:value-type="float" office:value="-79.587266" calcext:value-type="float">
            <text:p>-79.587266</text:p>
          </table:table-cell>
          <table:table-cell office:value-type="float" office:value="298.7" calcext:value-type="float">
            <text:p>298.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58:11Z</text:p>
          </table:table-cell>
          <table:table-cell office:value-type="float" office:value="40.000962" calcext:value-type="float">
            <text:p>40.000962</text:p>
          </table:table-cell>
          <table:table-cell office:value-type="float" office:value="-79.587273" calcext:value-type="float">
            <text:p>-79.587273</text:p>
          </table:table-cell>
          <table:table-cell office:value-type="float" office:value="298.8" calcext:value-type="float">
            <text:p>298.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58:12Z</text:p>
          </table:table-cell>
          <table:table-cell office:value-type="float" office:value="40.000932" calcext:value-type="float">
            <text:p>40.000932</text:p>
          </table:table-cell>
          <table:table-cell office:value-type="float" office:value="-79.587278" calcext:value-type="float">
            <text:p>-79.587278</text:p>
          </table:table-cell>
          <table:table-cell office:value-type="float" office:value="298.8" calcext:value-type="float">
            <text:p>298.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9T10:58:13Z</text:p>
          </table:table-cell>
          <table:table-cell office:value-type="float" office:value="40.000904" calcext:value-type="float">
            <text:p>40.000904</text:p>
          </table:table-cell>
          <table:table-cell office:value-type="float" office:value="-79.587284" calcext:value-type="float">
            <text:p>-79.587284</text:p>
          </table:table-cell>
          <table:table-cell office:value-type="float" office:value="298.9" calcext:value-type="float">
            <text:p>298.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9T10:58:14Z</text:p>
          </table:table-cell>
          <table:table-cell office:value-type="float" office:value="40.000877" calcext:value-type="float">
            <text:p>40.000877</text:p>
          </table:table-cell>
          <table:table-cell office:value-type="float" office:value="-79.587289" calcext:value-type="float">
            <text:p>-79.587289</text:p>
          </table:table-cell>
          <table:table-cell office:value-type="float" office:value="298.9" calcext:value-type="float">
            <text:p>298.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9T10:58:15Z</text:p>
          </table:table-cell>
          <table:table-cell office:value-type="float" office:value="40.00085" calcext:value-type="float">
            <text:p>40.00085</text:p>
          </table:table-cell>
          <table:table-cell office:value-type="float" office:value="-79.587294" calcext:value-type="float">
            <text:p>-79.587294</text:p>
          </table:table-cell>
          <table:table-cell office:value-type="float" office:value="299" calcext:value-type="float">
            <text:p>29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0:58:17Z</text:p>
          </table:table-cell>
          <table:table-cell office:value-type="float" office:value="40.000803" calcext:value-type="float">
            <text:p>40.000803</text:p>
          </table:table-cell>
          <table:table-cell office:value-type="float" office:value="-79.587302" calcext:value-type="float">
            <text:p>-79.587302</text:p>
          </table:table-cell>
          <table:table-cell office:value-type="float" office:value="299" calcext:value-type="float">
            <text:p>29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9T10:58:19Z</text:p>
          </table:table-cell>
          <table:table-cell office:value-type="float" office:value="40.000765" calcext:value-type="float">
            <text:p>40.000765</text:p>
          </table:table-cell>
          <table:table-cell office:value-type="float" office:value="-79.587311" calcext:value-type="float">
            <text:p>-79.587311</text:p>
          </table:table-cell>
          <table:table-cell office:value-type="float" office:value="299.1" calcext:value-type="float">
            <text:p>299.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29T10:58:21Z</text:p>
          </table:table-cell>
          <table:table-cell office:value-type="float" office:value="40.000737" calcext:value-type="float">
            <text:p>40.000737</text:p>
          </table:table-cell>
          <table:table-cell office:value-type="float" office:value="-79.587325" calcext:value-type="float">
            <text:p>-79.587325</text:p>
          </table:table-cell>
          <table:table-cell office:value-type="float" office:value="299.1" calcext:value-type="float">
            <text:p>299.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9T10:58:24Z</text:p>
          </table:table-cell>
          <table:table-cell office:value-type="float" office:value="40.000707" calcext:value-type="float">
            <text:p>40.000707</text:p>
          </table:table-cell>
          <table:table-cell office:value-type="float" office:value="-79.587333" calcext:value-type="float">
            <text:p>-79.587333</text:p>
          </table:table-cell>
          <table:table-cell office:value-type="float" office:value="299.2" calcext:value-type="float">
            <text:p>299.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29T10:58:28Z</text:p>
          </table:table-cell>
          <table:table-cell office:value-type="float" office:value="40.000674" calcext:value-type="float">
            <text:p>40.000674</text:p>
          </table:table-cell>
          <table:table-cell office:value-type="float" office:value="-79.587341" calcext:value-type="float">
            <text:p>-79.587341</text:p>
          </table:table-cell>
          <table:table-cell office:value-type="float" office:value="299.2" calcext:value-type="float">
            <text:p>299.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9T10:58:30Z</text:p>
          </table:table-cell>
          <table:table-cell office:value-type="float" office:value="40.000645" calcext:value-type="float">
            <text:p>40.000645</text:p>
          </table:table-cell>
          <table:table-cell office:value-type="float" office:value="-79.587343" calcext:value-type="float">
            <text:p>-79.587343</text:p>
          </table:table-cell>
          <table:table-cell office:value-type="float" office:value="299.2" calcext:value-type="float">
            <text:p>299.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9T10:58:32Z</text:p>
          </table:table-cell>
          <table:table-cell office:value-type="float" office:value="40.000611" calcext:value-type="float">
            <text:p>40.000611</text:p>
          </table:table-cell>
          <table:table-cell office:value-type="float" office:value="-79.587341" calcext:value-type="float">
            <text:p>-79.587341</text:p>
          </table:table-cell>
          <table:table-cell office:value-type="float" office:value="299.2" calcext:value-type="float">
            <text:p>299.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9T10:58:34Z</text:p>
          </table:table-cell>
          <table:table-cell office:value-type="float" office:value="40.000571" calcext:value-type="float">
            <text:p>40.000571</text:p>
          </table:table-cell>
          <table:table-cell office:value-type="float" office:value="-79.587342" calcext:value-type="float">
            <text:p>-79.587342</text:p>
          </table:table-cell>
          <table:table-cell office:value-type="float" office:value="299.4" calcext:value-type="float">
            <text:p>299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58:36Z</text:p>
          </table:table-cell>
          <table:table-cell office:value-type="float" office:value="40.000536" calcext:value-type="float">
            <text:p>40.000536</text:p>
          </table:table-cell>
          <table:table-cell office:value-type="float" office:value="-79.587344" calcext:value-type="float">
            <text:p>-79.587344</text:p>
          </table:table-cell>
          <table:table-cell office:value-type="float" office:value="299.7" calcext:value-type="float">
            <text:p>299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9T10:58:38Z</text:p>
          </table:table-cell>
          <table:table-cell office:value-type="float" office:value="40.000509" calcext:value-type="float">
            <text:p>40.000509</text:p>
          </table:table-cell>
          <table:table-cell office:value-type="float" office:value="-79.587343" calcext:value-type="float">
            <text:p>-79.587343</text:p>
          </table:table-cell>
          <table:table-cell office:value-type="float" office:value="299.7" calcext:value-type="float">
            <text:p>299.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58:42Z</text:p>
          </table:table-cell>
          <table:table-cell office:value-type="float" office:value="40.000472" calcext:value-type="float">
            <text:p>40.000472</text:p>
          </table:table-cell>
          <table:table-cell office:value-type="float" office:value="-79.587346" calcext:value-type="float">
            <text:p>-79.587346</text:p>
          </table:table-cell>
          <table:table-cell office:value-type="float" office:value="299.8" calcext:value-type="float">
            <text:p>299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58:44Z</text:p>
          </table:table-cell>
          <table:table-cell office:value-type="float" office:value="40.000434" calcext:value-type="float">
            <text:p>40.000434</text:p>
          </table:table-cell>
          <table:table-cell office:value-type="float" office:value="-79.587353" calcext:value-type="float">
            <text:p>-79.587353</text:p>
          </table:table-cell>
          <table:table-cell office:value-type="float" office:value="299.8" calcext:value-type="float">
            <text:p>299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58:46Z</text:p>
          </table:table-cell>
          <table:table-cell office:value-type="float" office:value="40.000403" calcext:value-type="float">
            <text:p>40.000403</text:p>
          </table:table-cell>
          <table:table-cell office:value-type="float" office:value="-79.587353" calcext:value-type="float">
            <text:p>-79.587353</text:p>
          </table:table-cell>
          <table:table-cell office:value-type="float" office:value="299.9" calcext:value-type="float">
            <text:p>299.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8:48Z</text:p>
          </table:table-cell>
          <table:table-cell office:value-type="float" office:value="40.000368" calcext:value-type="float">
            <text:p>40.000368</text:p>
          </table:table-cell>
          <table:table-cell office:value-type="float" office:value="-79.587352" calcext:value-type="float">
            <text:p>-79.587352</text:p>
          </table:table-cell>
          <table:table-cell office:value-type="float" office:value="299.9" calcext:value-type="float">
            <text:p>299.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8:50Z</text:p>
          </table:table-cell>
          <table:table-cell office:value-type="float" office:value="40.000324" calcext:value-type="float">
            <text:p>40.000324</text:p>
          </table:table-cell>
          <table:table-cell office:value-type="float" office:value="-79.587349" calcext:value-type="float">
            <text:p>-79.587349</text:p>
          </table:table-cell>
          <table:table-cell office:value-type="float" office:value="300" calcext:value-type="float">
            <text:p>3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8:52Z</text:p>
          </table:table-cell>
          <table:table-cell office:value-type="float" office:value="40.000293" calcext:value-type="float">
            <text:p>40.000293</text:p>
          </table:table-cell>
          <table:table-cell office:value-type="float" office:value="-79.587344" calcext:value-type="float">
            <text:p>-79.587344</text:p>
          </table:table-cell>
          <table:table-cell office:value-type="float" office:value="300" calcext:value-type="float">
            <text:p>3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8:56Z</text:p>
          </table:table-cell>
          <table:table-cell office:value-type="float" office:value="40.000256" calcext:value-type="float">
            <text:p>40.000256</text:p>
          </table:table-cell>
          <table:table-cell office:value-type="float" office:value="-79.587342" calcext:value-type="float">
            <text:p>-79.587342</text:p>
          </table:table-cell>
          <table:table-cell office:value-type="float" office:value="300.1" calcext:value-type="float">
            <text:p>300.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8:58Z</text:p>
          </table:table-cell>
          <table:table-cell office:value-type="float" office:value="40.000222" calcext:value-type="float">
            <text:p>40.000222</text:p>
          </table:table-cell>
          <table:table-cell office:value-type="float" office:value="-79.587341" calcext:value-type="float">
            <text:p>-79.587341</text:p>
          </table:table-cell>
          <table:table-cell office:value-type="float" office:value="300.1" calcext:value-type="float">
            <text:p>300.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9:00Z</text:p>
          </table:table-cell>
          <table:table-cell office:value-type="float" office:value="40.000194" calcext:value-type="float">
            <text:p>40.000194</text:p>
          </table:table-cell>
          <table:table-cell office:value-type="float" office:value="-79.58734" calcext:value-type="float">
            <text:p>-79.58734</text:p>
          </table:table-cell>
          <table:table-cell office:value-type="float" office:value="300.2" calcext:value-type="float">
            <text:p>300.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9:02Z</text:p>
          </table:table-cell>
          <table:table-cell office:value-type="float" office:value="40.000165" calcext:value-type="float">
            <text:p>40.000165</text:p>
          </table:table-cell>
          <table:table-cell office:value-type="float" office:value="-79.587342" calcext:value-type="float">
            <text:p>-79.587342</text:p>
          </table:table-cell>
          <table:table-cell office:value-type="float" office:value="300.2" calcext:value-type="float">
            <text:p>300.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9:04Z</text:p>
          </table:table-cell>
          <table:table-cell office:value-type="float" office:value="40.000132" calcext:value-type="float">
            <text:p>40.000132</text:p>
          </table:table-cell>
          <table:table-cell office:value-type="float" office:value="-79.58734" calcext:value-type="float">
            <text:p>-79.58734</text:p>
          </table:table-cell>
          <table:table-cell office:value-type="float" office:value="300.3" calcext:value-type="float">
            <text:p>300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9:06Z</text:p>
          </table:table-cell>
          <table:table-cell office:value-type="float" office:value="40.000097" calcext:value-type="float">
            <text:p>40.000097</text:p>
          </table:table-cell>
          <table:table-cell office:value-type="float" office:value="-79.587333" calcext:value-type="float">
            <text:p>-79.587333</text:p>
          </table:table-cell>
          <table:table-cell office:value-type="float" office:value="300.4" calcext:value-type="float">
            <text:p>300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9:08Z</text:p>
          </table:table-cell>
          <table:table-cell office:value-type="float" office:value="40.000051" calcext:value-type="float">
            <text:p>40.000051</text:p>
          </table:table-cell>
          <table:table-cell office:value-type="float" office:value="-79.587322" calcext:value-type="float">
            <text:p>-79.587322</text:p>
          </table:table-cell>
          <table:table-cell office:value-type="float" office:value="300.5" calcext:value-type="float">
            <text:p>300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9:09Z</text:p>
          </table:table-cell>
          <table:table-cell office:value-type="float" office:value="40.000024" calcext:value-type="float">
            <text:p>40.000024</text:p>
          </table:table-cell>
          <table:table-cell office:value-type="float" office:value="-79.587316" calcext:value-type="float">
            <text:p>-79.587316</text:p>
          </table:table-cell>
          <table:table-cell office:value-type="float" office:value="300.6" calcext:value-type="float">
            <text:p>300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9:11Z</text:p>
          </table:table-cell>
          <table:table-cell office:value-type="float" office:value="39.999977" calcext:value-type="float">
            <text:p>39.999977</text:p>
          </table:table-cell>
          <table:table-cell office:value-type="float" office:value="-79.587305" calcext:value-type="float">
            <text:p>-79.587305</text:p>
          </table:table-cell>
          <table:table-cell office:value-type="float" office:value="300.7" calcext:value-type="float">
            <text:p>300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59:13Z</text:p>
          </table:table-cell>
          <table:table-cell office:value-type="float" office:value="39.999933" calcext:value-type="float">
            <text:p>39.999933</text:p>
          </table:table-cell>
          <table:table-cell office:value-type="float" office:value="-79.587295" calcext:value-type="float">
            <text:p>-79.587295</text:p>
          </table:table-cell>
          <table:table-cell office:value-type="float" office:value="300.9" calcext:value-type="float">
            <text:p>300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59:15Z</text:p>
          </table:table-cell>
          <table:table-cell office:value-type="float" office:value="39.999888" calcext:value-type="float">
            <text:p>39.999888</text:p>
          </table:table-cell>
          <table:table-cell office:value-type="float" office:value="-79.587288" calcext:value-type="float">
            <text:p>-79.587288</text:p>
          </table:table-cell>
          <table:table-cell office:value-type="float" office:value="301" calcext:value-type="float">
            <text:p>30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9:17Z</text:p>
          </table:table-cell>
          <table:table-cell office:value-type="float" office:value="39.999842" calcext:value-type="float">
            <text:p>39.999842</text:p>
          </table:table-cell>
          <table:table-cell office:value-type="float" office:value="-79.587286" calcext:value-type="float">
            <text:p>-79.587286</text:p>
          </table:table-cell>
          <table:table-cell office:value-type="float" office:value="301" calcext:value-type="float">
            <text:p>30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59:19Z</text:p>
          </table:table-cell>
          <table:table-cell office:value-type="float" office:value="39.999798" calcext:value-type="float">
            <text:p>39.999798</text:p>
          </table:table-cell>
          <table:table-cell office:value-type="float" office:value="-79.587281" calcext:value-type="float">
            <text:p>-79.587281</text:p>
          </table:table-cell>
          <table:table-cell office:value-type="float" office:value="301.1" calcext:value-type="float">
            <text:p>301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59:21Z</text:p>
          </table:table-cell>
          <table:table-cell office:value-type="float" office:value="39.99976" calcext:value-type="float">
            <text:p>39.99976</text:p>
          </table:table-cell>
          <table:table-cell office:value-type="float" office:value="-79.587271" calcext:value-type="float">
            <text:p>-79.587271</text:p>
          </table:table-cell>
          <table:table-cell office:value-type="float" office:value="301.2" calcext:value-type="float">
            <text:p>301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59:23Z</text:p>
          </table:table-cell>
          <table:table-cell office:value-type="float" office:value="39.999718" calcext:value-type="float">
            <text:p>39.999718</text:p>
          </table:table-cell>
          <table:table-cell office:value-type="float" office:value="-79.587267" calcext:value-type="float">
            <text:p>-79.587267</text:p>
          </table:table-cell>
          <table:table-cell office:value-type="float" office:value="301.4" calcext:value-type="float">
            <text:p>301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59:25Z</text:p>
          </table:table-cell>
          <table:table-cell office:value-type="float" office:value="39.999679" calcext:value-type="float">
            <text:p>39.999679</text:p>
          </table:table-cell>
          <table:table-cell office:value-type="float" office:value="-79.587263" calcext:value-type="float">
            <text:p>-79.587263</text:p>
          </table:table-cell>
          <table:table-cell office:value-type="float" office:value="301.5" calcext:value-type="float">
            <text:p>301.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59:27Z</text:p>
          </table:table-cell>
          <table:table-cell office:value-type="float" office:value="39.999638" calcext:value-type="float">
            <text:p>39.999638</text:p>
          </table:table-cell>
          <table:table-cell office:value-type="float" office:value="-79.587249" calcext:value-type="float">
            <text:p>-79.587249</text:p>
          </table:table-cell>
          <table:table-cell office:value-type="float" office:value="301.6" calcext:value-type="float">
            <text:p>301.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9T10:59:29Z</text:p>
          </table:table-cell>
          <table:table-cell office:value-type="float" office:value="39.999587" calcext:value-type="float">
            <text:p>39.999587</text:p>
          </table:table-cell>
          <table:table-cell office:value-type="float" office:value="-79.587235" calcext:value-type="float">
            <text:p>-79.587235</text:p>
          </table:table-cell>
          <table:table-cell office:value-type="float" office:value="301.8" calcext:value-type="float">
            <text:p>301.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9T10:59:30Z</text:p>
          </table:table-cell>
          <table:table-cell office:value-type="float" office:value="39.999561" calcext:value-type="float">
            <text:p>39.999561</text:p>
          </table:table-cell>
          <table:table-cell office:value-type="float" office:value="-79.58723" calcext:value-type="float">
            <text:p>-79.58723</text:p>
          </table:table-cell>
          <table:table-cell office:value-type="float" office:value="301.9" calcext:value-type="float">
            <text:p>301.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9T10:59:32Z</text:p>
          </table:table-cell>
          <table:table-cell office:value-type="float" office:value="39.999514" calcext:value-type="float">
            <text:p>39.999514</text:p>
          </table:table-cell>
          <table:table-cell office:value-type="float" office:value="-79.587216" calcext:value-type="float">
            <text:p>-79.587216</text:p>
          </table:table-cell>
          <table:table-cell office:value-type="float" office:value="302.1" calcext:value-type="float">
            <text:p>302.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9T10:59:34Z</text:p>
          </table:table-cell>
          <table:table-cell office:value-type="float" office:value="39.999466" calcext:value-type="float">
            <text:p>39.999466</text:p>
          </table:table-cell>
          <table:table-cell office:value-type="float" office:value="-79.587193" calcext:value-type="float">
            <text:p>-79.587193</text:p>
          </table:table-cell>
          <table:table-cell office:value-type="float" office:value="302.3" calcext:value-type="float">
            <text:p>302.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29T10:59:36Z</text:p>
          </table:table-cell>
          <table:table-cell office:value-type="float" office:value="39.999427" calcext:value-type="float">
            <text:p>39.999427</text:p>
          </table:table-cell>
          <table:table-cell office:value-type="float" office:value="-79.587173" calcext:value-type="float">
            <text:p>-79.587173</text:p>
          </table:table-cell>
          <table:table-cell office:value-type="float" office:value="302.4" calcext:value-type="float">
            <text:p>302.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9T10:59:39Z</text:p>
          </table:table-cell>
          <table:table-cell office:value-type="float" office:value="39.999401" calcext:value-type="float">
            <text:p>39.999401</text:p>
          </table:table-cell>
          <table:table-cell office:value-type="float" office:value="-79.587158" calcext:value-type="float">
            <text:p>-79.587158</text:p>
          </table:table-cell>
          <table:table-cell office:value-type="float" office:value="302.5" calcext:value-type="float">
            <text:p>302.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7-29T10:59:41Z</text:p>
          </table:table-cell>
          <table:table-cell office:value-type="float" office:value="39.999375" calcext:value-type="float">
            <text:p>39.999375</text:p>
          </table:table-cell>
          <table:table-cell office:value-type="float" office:value="-79.58714" calcext:value-type="float">
            <text:p>-79.58714</text:p>
          </table:table-cell>
          <table:table-cell office:value-type="float" office:value="302.5" calcext:value-type="float">
            <text:p>302.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7-29T10:59:43Z</text:p>
          </table:table-cell>
          <table:table-cell office:value-type="float" office:value="39.99934" calcext:value-type="float">
            <text:p>39.99934</text:p>
          </table:table-cell>
          <table:table-cell office:value-type="float" office:value="-79.587112" calcext:value-type="float">
            <text:p>-79.587112</text:p>
          </table:table-cell>
          <table:table-cell office:value-type="float" office:value="302.7" calcext:value-type="float">
            <text:p>302.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9T10:59:45Z</text:p>
          </table:table-cell>
          <table:table-cell office:value-type="float" office:value="39.999315" calcext:value-type="float">
            <text:p>39.999315</text:p>
          </table:table-cell>
          <table:table-cell office:value-type="float" office:value="-79.587084" calcext:value-type="float">
            <text:p>-79.587084</text:p>
          </table:table-cell>
          <table:table-cell office:value-type="float" office:value="302.8" calcext:value-type="float">
            <text:p>302.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9T10:59:48Z</text:p>
          </table:table-cell>
          <table:table-cell office:value-type="float" office:value="39.999294" calcext:value-type="float">
            <text:p>39.999294</text:p>
          </table:table-cell>
          <table:table-cell office:value-type="float" office:value="-79.58705" calcext:value-type="float">
            <text:p>-79.58705</text:p>
          </table:table-cell>
          <table:table-cell office:value-type="float" office:value="302.9" calcext:value-type="float">
            <text:p>302.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0:59:50Z</text:p>
          </table:table-cell>
          <table:table-cell office:value-type="float" office:value="39.99928" calcext:value-type="float">
            <text:p>39.99928</text:p>
          </table:table-cell>
          <table:table-cell office:value-type="float" office:value="-79.58702" calcext:value-type="float">
            <text:p>-79.58702</text:p>
          </table:table-cell>
          <table:table-cell office:value-type="float" office:value="303.1" calcext:value-type="float">
            <text:p>303.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9T10:59:52Z</text:p>
          </table:table-cell>
          <table:table-cell office:value-type="float" office:value="39.999265" calcext:value-type="float">
            <text:p>39.999265</text:p>
          </table:table-cell>
          <table:table-cell office:value-type="float" office:value="-79.586982" calcext:value-type="float">
            <text:p>-79.586982</text:p>
          </table:table-cell>
          <table:table-cell office:value-type="float" office:value="303.2" calcext:value-type="float">
            <text:p>303.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9T10:59:54Z</text:p>
          </table:table-cell>
          <table:table-cell office:value-type="float" office:value="39.999254" calcext:value-type="float">
            <text:p>39.999254</text:p>
          </table:table-cell>
          <table:table-cell office:value-type="float" office:value="-79.586939" calcext:value-type="float">
            <text:p>-79.586939</text:p>
          </table:table-cell>
          <table:table-cell office:value-type="float" office:value="303.3" calcext:value-type="float">
            <text:p>303.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9T10:59:57Z</text:p>
          </table:table-cell>
          <table:table-cell office:value-type="float" office:value="39.999245" calcext:value-type="float">
            <text:p>39.999245</text:p>
          </table:table-cell>
          <table:table-cell office:value-type="float" office:value="-79.586903" calcext:value-type="float">
            <text:p>-79.586903</text:p>
          </table:table-cell>
          <table:table-cell office:value-type="float" office:value="303.3" calcext:value-type="float">
            <text:p>303.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59:59Z</text:p>
          </table:table-cell>
          <table:table-cell office:value-type="float" office:value="39.999232" calcext:value-type="float">
            <text:p>39.999232</text:p>
          </table:table-cell>
          <table:table-cell office:value-type="float" office:value="-79.586868" calcext:value-type="float">
            <text:p>-79.586868</text:p>
          </table:table-cell>
          <table:table-cell office:value-type="float" office:value="303.5" calcext:value-type="float">
            <text:p>303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1:00:02Z</text:p>
          </table:table-cell>
          <table:table-cell office:value-type="float" office:value="39.999232" calcext:value-type="float">
            <text:p>39.999232</text:p>
          </table:table-cell>
          <table:table-cell office:value-type="float" office:value="-79.586818" calcext:value-type="float">
            <text:p>-79.586818</text:p>
          </table:table-cell>
          <table:table-cell office:value-type="float" office:value="303.8" calcext:value-type="float">
            <text:p>303.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1:00:04Z</text:p>
          </table:table-cell>
          <table:table-cell office:value-type="float" office:value="39.999244" calcext:value-type="float">
            <text:p>39.999244</text:p>
          </table:table-cell>
          <table:table-cell office:value-type="float" office:value="-79.586766" calcext:value-type="float">
            <text:p>-79.586766</text:p>
          </table:table-cell>
          <table:table-cell office:value-type="float" office:value="304" calcext:value-type="float">
            <text:p>30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1:00:06Z</text:p>
          </table:table-cell>
          <table:table-cell office:value-type="float" office:value="39.999272" calcext:value-type="float">
            <text:p>39.999272</text:p>
          </table:table-cell>
          <table:table-cell office:value-type="float" office:value="-79.586735" calcext:value-type="float">
            <text:p>-79.586735</text:p>
          </table:table-cell>
          <table:table-cell office:value-type="float" office:value="304" calcext:value-type="float">
            <text:p>30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1:00:09Z</text:p>
          </table:table-cell>
          <table:table-cell office:value-type="float" office:value="39.999304" calcext:value-type="float">
            <text:p>39.999304</text:p>
          </table:table-cell>
          <table:table-cell office:value-type="float" office:value="-79.586709" calcext:value-type="float">
            <text:p>-79.586709</text:p>
          </table:table-cell>
          <table:table-cell office:value-type="float" office:value="303.7" calcext:value-type="float">
            <text:p>303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1:00:12Z</text:p>
          </table:table-cell>
          <table:table-cell office:value-type="float" office:value="39.99934" calcext:value-type="float">
            <text:p>39.99934</text:p>
          </table:table-cell>
          <table:table-cell office:value-type="float" office:value="-79.586687" calcext:value-type="float">
            <text:p>-79.586687</text:p>
          </table:table-cell>
          <table:table-cell office:value-type="float" office:value="303.5" calcext:value-type="float">
            <text:p>30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1:00:14Z</text:p>
          </table:table-cell>
          <table:table-cell office:value-type="float" office:value="39.999369" calcext:value-type="float">
            <text:p>39.999369</text:p>
          </table:table-cell>
          <table:table-cell office:value-type="float" office:value="-79.586661" calcext:value-type="float">
            <text:p>-79.586661</text:p>
          </table:table-cell>
          <table:table-cell office:value-type="float" office:value="303.4" calcext:value-type="float">
            <text:p>303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1:00:16Z</text:p>
          </table:table-cell>
          <table:table-cell office:value-type="float" office:value="39.999405" calcext:value-type="float">
            <text:p>39.999405</text:p>
          </table:table-cell>
          <table:table-cell office:value-type="float" office:value="-79.586638" calcext:value-type="float">
            <text:p>-79.586638</text:p>
          </table:table-cell>
          <table:table-cell office:value-type="float" office:value="303.4" calcext:value-type="float">
            <text:p>303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1:00:18Z</text:p>
          </table:table-cell>
          <table:table-cell office:value-type="float" office:value="39.99943" calcext:value-type="float">
            <text:p>39.99943</text:p>
          </table:table-cell>
          <table:table-cell office:value-type="float" office:value="-79.586624" calcext:value-type="float">
            <text:p>-79.586624</text:p>
          </table:table-cell>
          <table:table-cell office:value-type="float" office:value="303.3" calcext:value-type="float">
            <text:p>303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1:00:21Z</text:p>
          </table:table-cell>
          <table:table-cell office:value-type="float" office:value="39.999467" calcext:value-type="float">
            <text:p>39.999467</text:p>
          </table:table-cell>
          <table:table-cell office:value-type="float" office:value="-79.586603" calcext:value-type="float">
            <text:p>-79.586603</text:p>
          </table:table-cell>
          <table:table-cell office:value-type="float" office:value="303.1" calcext:value-type="float">
            <text:p>303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1:00:24Z</text:p>
          </table:table-cell>
          <table:table-cell office:value-type="float" office:value="39.999505" calcext:value-type="float">
            <text:p>39.999505</text:p>
          </table:table-cell>
          <table:table-cell office:value-type="float" office:value="-79.586584" calcext:value-type="float">
            <text:p>-79.586584</text:p>
          </table:table-cell>
          <table:table-cell office:value-type="float" office:value="303" calcext:value-type="float">
            <text:p>30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1:00:26Z</text:p>
          </table:table-cell>
          <table:table-cell office:value-type="float" office:value="39.999544" calcext:value-type="float">
            <text:p>39.999544</text:p>
          </table:table-cell>
          <table:table-cell office:value-type="float" office:value="-79.586573" calcext:value-type="float">
            <text:p>-79.586573</text:p>
          </table:table-cell>
          <table:table-cell office:value-type="float" office:value="302.9" calcext:value-type="float">
            <text:p>302.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00:28Z</text:p>
          </table:table-cell>
          <table:table-cell office:value-type="float" office:value="39.999575" calcext:value-type="float">
            <text:p>39.999575</text:p>
          </table:table-cell>
          <table:table-cell office:value-type="float" office:value="-79.586576" calcext:value-type="float">
            <text:p>-79.586576</text:p>
          </table:table-cell>
          <table:table-cell office:value-type="float" office:value="302.8" calcext:value-type="float">
            <text:p>302.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1:00:30Z</text:p>
          </table:table-cell>
          <table:table-cell office:value-type="float" office:value="39.99961" calcext:value-type="float">
            <text:p>39.99961</text:p>
          </table:table-cell>
          <table:table-cell office:value-type="float" office:value="-79.586584" calcext:value-type="float">
            <text:p>-79.586584</text:p>
          </table:table-cell>
          <table:table-cell office:value-type="float" office:value="302.7" calcext:value-type="float">
            <text:p>302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1:00:32Z</text:p>
          </table:table-cell>
          <table:table-cell office:value-type="float" office:value="39.999638" calcext:value-type="float">
            <text:p>39.999638</text:p>
          </table:table-cell>
          <table:table-cell office:value-type="float" office:value="-79.586589" calcext:value-type="float">
            <text:p>-79.586589</text:p>
          </table:table-cell>
          <table:table-cell office:value-type="float" office:value="302.5" calcext:value-type="float">
            <text:p>302.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1:00:34Z</text:p>
          </table:table-cell>
          <table:table-cell office:value-type="float" office:value="39.999667" calcext:value-type="float">
            <text:p>39.999667</text:p>
          </table:table-cell>
          <table:table-cell office:value-type="float" office:value="-79.586588" calcext:value-type="float">
            <text:p>-79.586588</text:p>
          </table:table-cell>
          <table:table-cell office:value-type="float" office:value="302.4" calcext:value-type="float">
            <text:p>302.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1:00:36Z</text:p>
          </table:table-cell>
          <table:table-cell office:value-type="float" office:value="39.999698" calcext:value-type="float">
            <text:p>39.999698</text:p>
          </table:table-cell>
          <table:table-cell office:value-type="float" office:value="-79.586581" calcext:value-type="float">
            <text:p>-79.586581</text:p>
          </table:table-cell>
          <table:table-cell office:value-type="float" office:value="302.4" calcext:value-type="float">
            <text:p>302.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00:38Z</text:p>
          </table:table-cell>
          <table:table-cell office:value-type="float" office:value="39.999732" calcext:value-type="float">
            <text:p>39.999732</text:p>
          </table:table-cell>
          <table:table-cell office:value-type="float" office:value="-79.586569" calcext:value-type="float">
            <text:p>-79.586569</text:p>
          </table:table-cell>
          <table:table-cell office:value-type="float" office:value="302.4" calcext:value-type="float">
            <text:p>302.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1:00:40Z</text:p>
          </table:table-cell>
          <table:table-cell office:value-type="float" office:value="39.999761" calcext:value-type="float">
            <text:p>39.999761</text:p>
          </table:table-cell>
          <table:table-cell office:value-type="float" office:value="-79.58656" calcext:value-type="float">
            <text:p>-79.58656</text:p>
          </table:table-cell>
          <table:table-cell office:value-type="float" office:value="302.4" calcext:value-type="float">
            <text:p>302.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1:00:43Z</text:p>
          </table:table-cell>
          <table:table-cell office:value-type="float" office:value="39.999798" calcext:value-type="float">
            <text:p>39.999798</text:p>
          </table:table-cell>
          <table:table-cell office:value-type="float" office:value="-79.586554" calcext:value-type="float">
            <text:p>-79.586554</text:p>
          </table:table-cell>
          <table:table-cell office:value-type="float" office:value="302.2" calcext:value-type="float">
            <text:p>302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1:00:46Z</text:p>
          </table:table-cell>
          <table:table-cell office:value-type="float" office:value="39.999838" calcext:value-type="float">
            <text:p>39.999838</text:p>
          </table:table-cell>
          <table:table-cell office:value-type="float" office:value="-79.586552" calcext:value-type="float">
            <text:p>-79.586552</text:p>
          </table:table-cell>
          <table:table-cell office:value-type="float" office:value="301.9" calcext:value-type="float">
            <text:p>301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1:00:49Z</text:p>
          </table:table-cell>
          <table:table-cell office:value-type="float" office:value="39.999867" calcext:value-type="float">
            <text:p>39.999867</text:p>
          </table:table-cell>
          <table:table-cell office:value-type="float" office:value="-79.586543" calcext:value-type="float">
            <text:p>-79.586543</text:p>
          </table:table-cell>
          <table:table-cell office:value-type="float" office:value="301.8" calcext:value-type="float">
            <text:p>301.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1:00:52Z</text:p>
          </table:table-cell>
          <table:table-cell office:value-type="float" office:value="39.999899" calcext:value-type="float">
            <text:p>39.999899</text:p>
          </table:table-cell>
          <table:table-cell office:value-type="float" office:value="-79.586531" calcext:value-type="float">
            <text:p>-79.586531</text:p>
          </table:table-cell>
          <table:table-cell office:value-type="float" office:value="301.7" calcext:value-type="float">
            <text:p>301.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1:00:55Z</text:p>
          </table:table-cell>
          <table:table-cell office:value-type="float" office:value="39.999933" calcext:value-type="float">
            <text:p>39.999933</text:p>
          </table:table-cell>
          <table:table-cell office:value-type="float" office:value="-79.586518" calcext:value-type="float">
            <text:p>-79.586518</text:p>
          </table:table-cell>
          <table:table-cell office:value-type="float" office:value="301.7" calcext:value-type="float">
            <text:p>301.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1:00:58Z</text:p>
          </table:table-cell>
          <table:table-cell office:value-type="float" office:value="39.999968" calcext:value-type="float">
            <text:p>39.999968</text:p>
          </table:table-cell>
          <table:table-cell office:value-type="float" office:value="-79.586502" calcext:value-type="float">
            <text:p>-79.586502</text:p>
          </table:table-cell>
          <table:table-cell office:value-type="float" office:value="301.6" calcext:value-type="float">
            <text:p>301.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1:01:00Z</text:p>
          </table:table-cell>
          <table:table-cell office:value-type="float" office:value="40.000005" calcext:value-type="float">
            <text:p>40.000005</text:p>
          </table:table-cell>
          <table:table-cell office:value-type="float" office:value="-79.586495" calcext:value-type="float">
            <text:p>-79.586495</text:p>
          </table:table-cell>
          <table:table-cell office:value-type="float" office:value="301.5" calcext:value-type="float">
            <text:p>301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1:01:03Z</text:p>
          </table:table-cell>
          <table:table-cell office:value-type="float" office:value="40.000036" calcext:value-type="float">
            <text:p>40.000036</text:p>
          </table:table-cell>
          <table:table-cell office:value-type="float" office:value="-79.586493" calcext:value-type="float">
            <text:p>-79.586493</text:p>
          </table:table-cell>
          <table:table-cell office:value-type="float" office:value="301.5" calcext:value-type="float">
            <text:p>301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1:01:07Z</text:p>
          </table:table-cell>
          <table:table-cell office:value-type="float" office:value="40.000068" calcext:value-type="float">
            <text:p>40.000068</text:p>
          </table:table-cell>
          <table:table-cell office:value-type="float" office:value="-79.58648" calcext:value-type="float">
            <text:p>-79.58648</text:p>
          </table:table-cell>
          <table:table-cell office:value-type="float" office:value="301.4" calcext:value-type="float">
            <text:p>301.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1:09Z</text:p>
          </table:table-cell>
          <table:table-cell office:value-type="float" office:value="40.000097" calcext:value-type="float">
            <text:p>40.000097</text:p>
          </table:table-cell>
          <table:table-cell office:value-type="float" office:value="-79.58647" calcext:value-type="float">
            <text:p>-79.58647</text:p>
          </table:table-cell>
          <table:table-cell office:value-type="float" office:value="301.3" calcext:value-type="float">
            <text:p>301.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1:11Z</text:p>
          </table:table-cell>
          <table:table-cell office:value-type="float" office:value="40.000128" calcext:value-type="float">
            <text:p>40.000128</text:p>
          </table:table-cell>
          <table:table-cell office:value-type="float" office:value="-79.586462" calcext:value-type="float">
            <text:p>-79.586462</text:p>
          </table:table-cell>
          <table:table-cell office:value-type="float" office:value="301.2" calcext:value-type="float">
            <text:p>301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1:01:14Z</text:p>
          </table:table-cell>
          <table:table-cell office:value-type="float" office:value="40.000164" calcext:value-type="float">
            <text:p>40.000164</text:p>
          </table:table-cell>
          <table:table-cell office:value-type="float" office:value="-79.586449" calcext:value-type="float">
            <text:p>-79.586449</text:p>
          </table:table-cell>
          <table:table-cell office:value-type="float" office:value="301.1" calcext:value-type="float">
            <text:p>301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1:01:16Z</text:p>
          </table:table-cell>
          <table:table-cell office:value-type="float" office:value="40.000198" calcext:value-type="float">
            <text:p>40.000198</text:p>
          </table:table-cell>
          <table:table-cell office:value-type="float" office:value="-79.586438" calcext:value-type="float">
            <text:p>-79.586438</text:p>
          </table:table-cell>
          <table:table-cell office:value-type="float" office:value="301" calcext:value-type="float">
            <text:p>3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1:18Z</text:p>
          </table:table-cell>
          <table:table-cell office:value-type="float" office:value="40.00024" calcext:value-type="float">
            <text:p>40.00024</text:p>
          </table:table-cell>
          <table:table-cell office:value-type="float" office:value="-79.586424" calcext:value-type="float">
            <text:p>-79.586424</text:p>
          </table:table-cell>
          <table:table-cell office:value-type="float" office:value="301" calcext:value-type="float">
            <text:p>30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1:20Z</text:p>
          </table:table-cell>
          <table:table-cell office:value-type="float" office:value="40.000277" calcext:value-type="float">
            <text:p>40.000277</text:p>
          </table:table-cell>
          <table:table-cell office:value-type="float" office:value="-79.586415" calcext:value-type="float">
            <text:p>-79.586415</text:p>
          </table:table-cell>
          <table:table-cell office:value-type="float" office:value="301" calcext:value-type="float">
            <text:p>3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1:23Z</text:p>
          </table:table-cell>
          <table:table-cell office:value-type="float" office:value="40.000304" calcext:value-type="float">
            <text:p>40.000304</text:p>
          </table:table-cell>
          <table:table-cell office:value-type="float" office:value="-79.586409" calcext:value-type="float">
            <text:p>-79.586409</text:p>
          </table:table-cell>
          <table:table-cell office:value-type="float" office:value="301.1" calcext:value-type="float">
            <text:p>301.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1:28Z</text:p>
          </table:table-cell>
          <table:table-cell office:value-type="float" office:value="40.000337" calcext:value-type="float">
            <text:p>40.000337</text:p>
          </table:table-cell>
          <table:table-cell office:value-type="float" office:value="-79.586393" calcext:value-type="float">
            <text:p>-79.586393</text:p>
          </table:table-cell>
          <table:table-cell office:value-type="float" office:value="301.1" calcext:value-type="float">
            <text:p>301.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30Z</text:p>
          </table:table-cell>
          <table:table-cell office:value-type="float" office:value="40.000363" calcext:value-type="float">
            <text:p>40.000363</text:p>
          </table:table-cell>
          <table:table-cell office:value-type="float" office:value="-79.586384" calcext:value-type="float">
            <text:p>-79.586384</text:p>
          </table:table-cell>
          <table:table-cell office:value-type="float" office:value="301.2" calcext:value-type="float">
            <text:p>301.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32Z</text:p>
          </table:table-cell>
          <table:table-cell office:value-type="float" office:value="40.00039" calcext:value-type="float">
            <text:p>40.00039</text:p>
          </table:table-cell>
          <table:table-cell office:value-type="float" office:value="-79.58637" calcext:value-type="float">
            <text:p>-79.58637</text:p>
          </table:table-cell>
          <table:table-cell office:value-type="float" office:value="301.2" calcext:value-type="float">
            <text:p>301.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35Z</text:p>
          </table:table-cell>
          <table:table-cell office:value-type="float" office:value="40.000426" calcext:value-type="float">
            <text:p>40.000426</text:p>
          </table:table-cell>
          <table:table-cell office:value-type="float" office:value="-79.58635" calcext:value-type="float">
            <text:p>-79.58635</text:p>
          </table:table-cell>
          <table:table-cell office:value-type="float" office:value="301.1" calcext:value-type="float">
            <text:p>301.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39Z</text:p>
          </table:table-cell>
          <table:table-cell office:value-type="float" office:value="40.000471" calcext:value-type="float">
            <text:p>40.000471</text:p>
          </table:table-cell>
          <table:table-cell office:value-type="float" office:value="-79.586356" calcext:value-type="float">
            <text:p>-79.586356</text:p>
          </table:table-cell>
          <table:table-cell office:value-type="float" office:value="301" calcext:value-type="float">
            <text:p>3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40Z</text:p>
          </table:table-cell>
          <table:table-cell office:value-type="float" office:value="40.0005" calcext:value-type="float">
            <text:p>40.0005</text:p>
          </table:table-cell>
          <table:table-cell office:value-type="float" office:value="-79.586356" calcext:value-type="float">
            <text:p>-79.586356</text:p>
          </table:table-cell>
          <table:table-cell office:value-type="float" office:value="300.9" calcext:value-type="float">
            <text:p>300.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42Z</text:p>
          </table:table-cell>
          <table:table-cell office:value-type="float" office:value="40.000529" calcext:value-type="float">
            <text:p>40.000529</text:p>
          </table:table-cell>
          <table:table-cell office:value-type="float" office:value="-79.586353" calcext:value-type="float">
            <text:p>-79.586353</text:p>
          </table:table-cell>
          <table:table-cell office:value-type="float" office:value="300.8" calcext:value-type="float">
            <text:p>300.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1:46Z</text:p>
          </table:table-cell>
          <table:table-cell office:value-type="float" office:value="40.000556" calcext:value-type="float">
            <text:p>40.000556</text:p>
          </table:table-cell>
          <table:table-cell office:value-type="float" office:value="-79.586349" calcext:value-type="float">
            <text:p>-79.586349</text:p>
          </table:table-cell>
          <table:table-cell office:value-type="float" office:value="300.7" calcext:value-type="float">
            <text:p>300.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49Z</text:p>
          </table:table-cell>
          <table:table-cell office:value-type="float" office:value="40.000594" calcext:value-type="float">
            <text:p>40.000594</text:p>
          </table:table-cell>
          <table:table-cell office:value-type="float" office:value="-79.586327" calcext:value-type="float">
            <text:p>-79.586327</text:p>
          </table:table-cell>
          <table:table-cell office:value-type="float" office:value="300.6" calcext:value-type="float">
            <text:p>300.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51Z</text:p>
          </table:table-cell>
          <table:table-cell office:value-type="float" office:value="40.000627" calcext:value-type="float">
            <text:p>40.000627</text:p>
          </table:table-cell>
          <table:table-cell office:value-type="float" office:value="-79.586319" calcext:value-type="float">
            <text:p>-79.586319</text:p>
          </table:table-cell>
          <table:table-cell office:value-type="float" office:value="300.6" calcext:value-type="float">
            <text:p>300.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54Z</text:p>
          </table:table-cell>
          <table:table-cell office:value-type="float" office:value="40.000662" calcext:value-type="float">
            <text:p>40.000662</text:p>
          </table:table-cell>
          <table:table-cell office:value-type="float" office:value="-79.586311" calcext:value-type="float">
            <text:p>-79.586311</text:p>
          </table:table-cell>
          <table:table-cell office:value-type="float" office:value="300.5" calcext:value-type="float">
            <text:p>300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57Z</text:p>
          </table:table-cell>
          <table:table-cell office:value-type="float" office:value="40.000702" calcext:value-type="float">
            <text:p>40.000702</text:p>
          </table:table-cell>
          <table:table-cell office:value-type="float" office:value="-79.586293" calcext:value-type="float">
            <text:p>-79.586293</text:p>
          </table:table-cell>
          <table:table-cell office:value-type="float" office:value="300.5" calcext:value-type="float">
            <text:p>300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58Z</text:p>
          </table:table-cell>
          <table:table-cell office:value-type="float" office:value="40.000729" calcext:value-type="float">
            <text:p>40.000729</text:p>
          </table:table-cell>
          <table:table-cell office:value-type="float" office:value="-79.586291" calcext:value-type="float">
            <text:p>-79.586291</text:p>
          </table:table-cell>
          <table:table-cell office:value-type="float" office:value="300.5" calcext:value-type="float">
            <text:p>300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2:00Z</text:p>
          </table:table-cell>
          <table:table-cell office:value-type="float" office:value="40.000777" calcext:value-type="float">
            <text:p>40.000777</text:p>
          </table:table-cell>
          <table:table-cell office:value-type="float" office:value="-79.586289" calcext:value-type="float">
            <text:p>-79.586289</text:p>
          </table:table-cell>
          <table:table-cell office:value-type="float" office:value="300.4" calcext:value-type="float">
            <text:p>300.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2:02Z</text:p>
          </table:table-cell>
          <table:table-cell office:value-type="float" office:value="40.000819" calcext:value-type="float">
            <text:p>40.000819</text:p>
          </table:table-cell>
          <table:table-cell office:value-type="float" office:value="-79.586285" calcext:value-type="float">
            <text:p>-79.586285</text:p>
          </table:table-cell>
          <table:table-cell office:value-type="float" office:value="300.3" calcext:value-type="float">
            <text:p>300.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2:04Z</text:p>
          </table:table-cell>
          <table:table-cell office:value-type="float" office:value="40.000851" calcext:value-type="float">
            <text:p>40.000851</text:p>
          </table:table-cell>
          <table:table-cell office:value-type="float" office:value="-79.586286" calcext:value-type="float">
            <text:p>-79.586286</text:p>
          </table:table-cell>
          <table:table-cell office:value-type="float" office:value="300.3" calcext:value-type="float">
            <text:p>300.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2:06Z</text:p>
          </table:table-cell>
          <table:table-cell office:value-type="float" office:value="40.000886" calcext:value-type="float">
            <text:p>40.000886</text:p>
          </table:table-cell>
          <table:table-cell office:value-type="float" office:value="-79.586278" calcext:value-type="float">
            <text:p>-79.586278</text:p>
          </table:table-cell>
          <table:table-cell office:value-type="float" office:value="300.3" calcext:value-type="float">
            <text:p>300.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2:08Z</text:p>
          </table:table-cell>
          <table:table-cell office:value-type="float" office:value="40.000923" calcext:value-type="float">
            <text:p>40.000923</text:p>
          </table:table-cell>
          <table:table-cell office:value-type="float" office:value="-79.586271" calcext:value-type="float">
            <text:p>-79.586271</text:p>
          </table:table-cell>
          <table:table-cell office:value-type="float" office:value="300.3" calcext:value-type="float">
            <text:p>300.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2:11Z</text:p>
          </table:table-cell>
          <table:table-cell office:value-type="float" office:value="40.00096" calcext:value-type="float">
            <text:p>40.00096</text:p>
          </table:table-cell>
          <table:table-cell office:value-type="float" office:value="-79.586265" calcext:value-type="float">
            <text:p>-79.586265</text:p>
          </table:table-cell>
          <table:table-cell office:value-type="float" office:value="300.3" calcext:value-type="float">
            <text:p>300.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2:13Z</text:p>
          </table:table-cell>
          <table:table-cell office:value-type="float" office:value="40.00099" calcext:value-type="float">
            <text:p>40.00099</text:p>
          </table:table-cell>
          <table:table-cell office:value-type="float" office:value="-79.58627" calcext:value-type="float">
            <text:p>-79.58627</text:p>
          </table:table-cell>
          <table:table-cell office:value-type="float" office:value="300.3" calcext:value-type="float">
            <text:p>300.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2:15Z</text:p>
          </table:table-cell>
          <table:table-cell office:value-type="float" office:value="40.00102" calcext:value-type="float">
            <text:p>40.00102</text:p>
          </table:table-cell>
          <table:table-cell office:value-type="float" office:value="-79.586273" calcext:value-type="float">
            <text:p>-79.586273</text:p>
          </table:table-cell>
          <table:table-cell office:value-type="float" office:value="300.3" calcext:value-type="float">
            <text:p>300.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2:18Z</text:p>
          </table:table-cell>
          <table:table-cell office:value-type="float" office:value="40.001054" calcext:value-type="float">
            <text:p>40.001054</text:p>
          </table:table-cell>
          <table:table-cell office:value-type="float" office:value="-79.586261" calcext:value-type="float">
            <text:p>-79.586261</text:p>
          </table:table-cell>
          <table:table-cell office:value-type="float" office:value="300.3" calcext:value-type="float">
            <text:p>300.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2:20Z</text:p>
          </table:table-cell>
          <table:table-cell office:value-type="float" office:value="40.001082" calcext:value-type="float">
            <text:p>40.001082</text:p>
          </table:table-cell>
          <table:table-cell office:value-type="float" office:value="-79.586249" calcext:value-type="float">
            <text:p>-79.586249</text:p>
          </table:table-cell>
          <table:table-cell office:value-type="float" office:value="300.3" calcext:value-type="float">
            <text:p>300.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2:22Z</text:p>
          </table:table-cell>
          <table:table-cell office:value-type="float" office:value="40.001109" calcext:value-type="float">
            <text:p>40.001109</text:p>
          </table:table-cell>
          <table:table-cell office:value-type="float" office:value="-79.586239" calcext:value-type="float">
            <text:p>-79.586239</text:p>
          </table:table-cell>
          <table:table-cell office:value-type="float" office:value="300.3" calcext:value-type="float">
            <text:p>300.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2:24Z</text:p>
          </table:table-cell>
          <table:table-cell office:value-type="float" office:value="40.001138" calcext:value-type="float">
            <text:p>40.001138</text:p>
          </table:table-cell>
          <table:table-cell office:value-type="float" office:value="-79.58624" calcext:value-type="float">
            <text:p>-79.58624</text:p>
          </table:table-cell>
          <table:table-cell office:value-type="float" office:value="300.4" calcext:value-type="float">
            <text:p>300.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2:26Z</text:p>
          </table:table-cell>
          <table:table-cell office:value-type="float" office:value="40.001168" calcext:value-type="float">
            <text:p>40.001168</text:p>
          </table:table-cell>
          <table:table-cell office:value-type="float" office:value="-79.586241" calcext:value-type="float">
            <text:p>-79.586241</text:p>
          </table:table-cell>
          <table:table-cell office:value-type="float" office:value="300.5" calcext:value-type="float">
            <text:p>300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2:29Z</text:p>
          </table:table-cell>
          <table:table-cell office:value-type="float" office:value="40.001199" calcext:value-type="float">
            <text:p>40.001199</text:p>
          </table:table-cell>
          <table:table-cell office:value-type="float" office:value="-79.586224" calcext:value-type="float">
            <text:p>-79.586224</text:p>
          </table:table-cell>
          <table:table-cell office:value-type="float" office:value="300.6" calcext:value-type="float">
            <text:p>300.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2:31Z</text:p>
          </table:table-cell>
          <table:table-cell office:value-type="float" office:value="40.001227" calcext:value-type="float">
            <text:p>40.001227</text:p>
          </table:table-cell>
          <table:table-cell office:value-type="float" office:value="-79.586212" calcext:value-type="float">
            <text:p>-79.586212</text:p>
          </table:table-cell>
          <table:table-cell office:value-type="float" office:value="300.5" calcext:value-type="float">
            <text:p>300.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2:33Z</text:p>
          </table:table-cell>
          <table:table-cell office:value-type="float" office:value="40.001254" calcext:value-type="float">
            <text:p>40.001254</text:p>
          </table:table-cell>
          <table:table-cell office:value-type="float" office:value="-79.586208" calcext:value-type="float">
            <text:p>-79.586208</text:p>
          </table:table-cell>
          <table:table-cell office:value-type="float" office:value="300.4" calcext:value-type="float">
            <text:p>300.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2:36Z</text:p>
          </table:table-cell>
          <table:table-cell office:value-type="float" office:value="40.001293" calcext:value-type="float">
            <text:p>40.001293</text:p>
          </table:table-cell>
          <table:table-cell office:value-type="float" office:value="-79.586203" calcext:value-type="float">
            <text:p>-79.586203</text:p>
          </table:table-cell>
          <table:table-cell office:value-type="float" office:value="300.4" calcext:value-type="float">
            <text:p>300.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2:38Z</text:p>
          </table:table-cell>
          <table:table-cell office:value-type="float" office:value="40.001327" calcext:value-type="float">
            <text:p>40.001327</text:p>
          </table:table-cell>
          <table:table-cell office:value-type="float" office:value="-79.586186" calcext:value-type="float">
            <text:p>-79.586186</text:p>
          </table:table-cell>
          <table:table-cell office:value-type="float" office:value="300.3" calcext:value-type="float">
            <text:p>300.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2:40Z</text:p>
          </table:table-cell>
          <table:table-cell office:value-type="float" office:value="40.001349" calcext:value-type="float">
            <text:p>40.001349</text:p>
          </table:table-cell>
          <table:table-cell office:value-type="float" office:value="-79.586158" calcext:value-type="float">
            <text:p>-79.586158</text:p>
          </table:table-cell>
          <table:table-cell office:value-type="float" office:value="300.3" calcext:value-type="float">
            <text:p>300.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2:44Z</text:p>
          </table:table-cell>
          <table:table-cell office:value-type="float" office:value="40.001379" calcext:value-type="float">
            <text:p>40.001379</text:p>
          </table:table-cell>
          <table:table-cell office:value-type="float" office:value="-79.586148" calcext:value-type="float">
            <text:p>-79.586148</text:p>
          </table:table-cell>
          <table:table-cell office:value-type="float" office:value="300.4" calcext:value-type="float">
            <text:p>300.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2:48Z</text:p>
          </table:table-cell>
          <table:table-cell office:value-type="float" office:value="40.001407" calcext:value-type="float">
            <text:p>40.001407</text:p>
          </table:table-cell>
          <table:table-cell office:value-type="float" office:value="-79.586144" calcext:value-type="float">
            <text:p>-79.586144</text:p>
          </table:table-cell>
          <table:table-cell office:value-type="float" office:value="300.4" calcext:value-type="float">
            <text:p>300.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2:50Z</text:p>
          </table:table-cell>
          <table:table-cell office:value-type="float" office:value="40.001448" calcext:value-type="float">
            <text:p>40.001448</text:p>
          </table:table-cell>
          <table:table-cell office:value-type="float" office:value="-79.586127" calcext:value-type="float">
            <text:p>-79.586127</text:p>
          </table:table-cell>
          <table:table-cell office:value-type="float" office:value="300.6" calcext:value-type="float">
            <text:p>300.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2:52Z</text:p>
          </table:table-cell>
          <table:table-cell office:value-type="float" office:value="40.001487" calcext:value-type="float">
            <text:p>40.001487</text:p>
          </table:table-cell>
          <table:table-cell office:value-type="float" office:value="-79.586109" calcext:value-type="float">
            <text:p>-79.586109</text:p>
          </table:table-cell>
          <table:table-cell office:value-type="float" office:value="300.5" calcext:value-type="float">
            <text:p>300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1:02:54Z</text:p>
          </table:table-cell>
          <table:table-cell office:value-type="float" office:value="40.001527" calcext:value-type="float">
            <text:p>40.001527</text:p>
          </table:table-cell>
          <table:table-cell office:value-type="float" office:value="-79.586088" calcext:value-type="float">
            <text:p>-79.586088</text:p>
          </table:table-cell>
          <table:table-cell office:value-type="float" office:value="300.5" calcext:value-type="float">
            <text:p>300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1:02:56Z</text:p>
          </table:table-cell>
          <table:table-cell office:value-type="float" office:value="40.001563" calcext:value-type="float">
            <text:p>40.001563</text:p>
          </table:table-cell>
          <table:table-cell office:value-type="float" office:value="-79.586072" calcext:value-type="float">
            <text:p>-79.586072</text:p>
          </table:table-cell>
          <table:table-cell office:value-type="float" office:value="300.5" calcext:value-type="float">
            <text:p>300.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1:02:58Z</text:p>
          </table:table-cell>
          <table:table-cell office:value-type="float" office:value="40.001602" calcext:value-type="float">
            <text:p>40.001602</text:p>
          </table:table-cell>
          <table:table-cell office:value-type="float" office:value="-79.586054" calcext:value-type="float">
            <text:p>-79.586054</text:p>
          </table:table-cell>
          <table:table-cell office:value-type="float" office:value="300.3" calcext:value-type="float">
            <text:p>300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1:03:00Z</text:p>
          </table:table-cell>
          <table:table-cell office:value-type="float" office:value="40.00165" calcext:value-type="float">
            <text:p>40.00165</text:p>
          </table:table-cell>
          <table:table-cell office:value-type="float" office:value="-79.586033" calcext:value-type="float">
            <text:p>-79.586033</text:p>
          </table:table-cell>
          <table:table-cell office:value-type="float" office:value="300.4" calcext:value-type="float">
            <text:p>300.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1:03:02Z</text:p>
          </table:table-cell>
          <table:table-cell office:value-type="float" office:value="40.001692" calcext:value-type="float">
            <text:p>40.001692</text:p>
          </table:table-cell>
          <table:table-cell office:value-type="float" office:value="-79.586011" calcext:value-type="float">
            <text:p>-79.586011</text:p>
          </table:table-cell>
          <table:table-cell office:value-type="float" office:value="300.4" calcext:value-type="float">
            <text:p>300.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03:04Z</text:p>
          </table:table-cell>
          <table:table-cell office:value-type="float" office:value="40.001736" calcext:value-type="float">
            <text:p>40.001736</text:p>
          </table:table-cell>
          <table:table-cell office:value-type="float" office:value="-79.585984" calcext:value-type="float">
            <text:p>-79.585984</text:p>
          </table:table-cell>
          <table:table-cell office:value-type="float" office:value="300.4" calcext:value-type="float">
            <text:p>300.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1:03:06Z</text:p>
          </table:table-cell>
          <table:table-cell office:value-type="float" office:value="40.001788" calcext:value-type="float">
            <text:p>40.001788</text:p>
          </table:table-cell>
          <table:table-cell office:value-type="float" office:value="-79.585989" calcext:value-type="float">
            <text:p>-79.585989</text:p>
          </table:table-cell>
          <table:table-cell office:value-type="float" office:value="300.4" calcext:value-type="float">
            <text:p>300.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3:07Z</text:p>
          </table:table-cell>
          <table:table-cell office:value-type="float" office:value="40.001813" calcext:value-type="float">
            <text:p>40.001813</text:p>
          </table:table-cell>
          <table:table-cell office:value-type="float" office:value="-79.586011" calcext:value-type="float">
            <text:p>-79.586011</text:p>
          </table:table-cell>
          <table:table-cell office:value-type="float" office:value="300.3" calcext:value-type="float">
            <text:p>300.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1:03:08Z</text:p>
          </table:table-cell>
          <table:table-cell office:value-type="float" office:value="40.001835" calcext:value-type="float">
            <text:p>40.001835</text:p>
          </table:table-cell>
          <table:table-cell office:value-type="float" office:value="-79.586045" calcext:value-type="float">
            <text:p>-79.586045</text:p>
          </table:table-cell>
          <table:table-cell office:value-type="float" office:value="300.2" calcext:value-type="float">
            <text:p>300.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3:09Z</text:p>
          </table:table-cell>
          <table:table-cell office:value-type="float" office:value="40.001851" calcext:value-type="float">
            <text:p>40.001851</text:p>
          </table:table-cell>
          <table:table-cell office:value-type="float" office:value="-79.586081" calcext:value-type="float">
            <text:p>-79.586081</text:p>
          </table:table-cell>
          <table:table-cell office:value-type="float" office:value="300" calcext:value-type="float">
            <text:p>3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3:10Z</text:p>
          </table:table-cell>
          <table:table-cell office:value-type="float" office:value="40.001866" calcext:value-type="float">
            <text:p>40.001866</text:p>
          </table:table-cell>
          <table:table-cell office:value-type="float" office:value="-79.586121" calcext:value-type="float">
            <text:p>-79.586121</text:p>
          </table:table-cell>
          <table:table-cell office:value-type="float" office:value="300" calcext:value-type="float">
            <text:p>3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1:03:11Z</text:p>
          </table:table-cell>
          <table:table-cell office:value-type="float" office:value="40.001876" calcext:value-type="float">
            <text:p>40.001876</text:p>
          </table:table-cell>
          <table:table-cell office:value-type="float" office:value="-79.58616" calcext:value-type="float">
            <text:p>-79.58616</text:p>
          </table:table-cell>
          <table:table-cell office:value-type="float" office:value="299.9" calcext:value-type="float">
            <text:p>299.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1:03:13Z</text:p>
          </table:table-cell>
          <table:table-cell office:value-type="float" office:value="40.001882" calcext:value-type="float">
            <text:p>40.001882</text:p>
          </table:table-cell>
          <table:table-cell office:value-type="float" office:value="-79.586207" calcext:value-type="float">
            <text:p>-79.586207</text:p>
          </table:table-cell>
          <table:table-cell office:value-type="float" office:value="299.7" calcext:value-type="float">
            <text:p>299.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1:03:15Z</text:p>
          </table:table-cell>
          <table:table-cell office:value-type="float" office:value="40.00188" calcext:value-type="float">
            <text:p>40.00188</text:p>
          </table:table-cell>
          <table:table-cell office:value-type="float" office:value="-79.586262" calcext:value-type="float">
            <text:p>-79.586262</text:p>
          </table:table-cell>
          <table:table-cell office:value-type="float" office:value="299.6" calcext:value-type="float">
            <text:p>299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1:03:17Z</text:p>
          </table:table-cell>
          <table:table-cell office:value-type="float" office:value="40.001877" calcext:value-type="float">
            <text:p>40.001877</text:p>
          </table:table-cell>
          <table:table-cell office:value-type="float" office:value="-79.586321" calcext:value-type="float">
            <text:p>-79.586321</text:p>
          </table:table-cell>
          <table:table-cell office:value-type="float" office:value="299.5" calcext:value-type="float">
            <text:p>299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3:19Z</text:p>
          </table:table-cell>
          <table:table-cell office:value-type="float" office:value="40.001874" calcext:value-type="float">
            <text:p>40.001874</text:p>
          </table:table-cell>
          <table:table-cell office:value-type="float" office:value="-79.586376" calcext:value-type="float">
            <text:p>-79.586376</text:p>
          </table:table-cell>
          <table:table-cell office:value-type="float" office:value="299.4" calcext:value-type="float">
            <text:p>299.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1:03:21Z</text:p>
          </table:table-cell>
          <table:table-cell office:value-type="float" office:value="40.001868" calcext:value-type="float">
            <text:p>40.001868</text:p>
          </table:table-cell>
          <table:table-cell office:value-type="float" office:value="-79.586415" calcext:value-type="float">
            <text:p>-79.586415</text:p>
          </table:table-cell>
          <table:table-cell office:value-type="float" office:value="299.3" calcext:value-type="float">
            <text:p>299.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1:03:24Z</text:p>
          </table:table-cell>
          <table:table-cell office:value-type="float" office:value="40.001862" calcext:value-type="float">
            <text:p>40.001862</text:p>
          </table:table-cell>
          <table:table-cell office:value-type="float" office:value="-79.586453" calcext:value-type="float">
            <text:p>-79.586453</text:p>
          </table:table-cell>
          <table:table-cell office:value-type="float" office:value="299.3" calcext:value-type="float">
            <text:p>299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1:03:28Z</text:p>
          </table:table-cell>
          <table:table-cell office:value-type="float" office:value="40.001848" calcext:value-type="float">
            <text:p>40.001848</text:p>
          </table:table-cell>
          <table:table-cell office:value-type="float" office:value="-79.586495" calcext:value-type="float">
            <text:p>-79.586495</text:p>
          </table:table-cell>
          <table:table-cell office:value-type="float" office:value="299.2" calcext:value-type="float">
            <text:p>299.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1:03:31Z</text:p>
          </table:table-cell>
          <table:table-cell office:value-type="float" office:value="40.001855" calcext:value-type="float">
            <text:p>40.001855</text:p>
          </table:table-cell>
          <table:table-cell office:value-type="float" office:value="-79.586546" calcext:value-type="float">
            <text:p>-79.586546</text:p>
          </table:table-cell>
          <table:table-cell office:value-type="float" office:value="299.1" calcext:value-type="float">
            <text:p>299.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03:33Z</text:p>
          </table:table-cell>
          <table:table-cell office:value-type="float" office:value="40.001858" calcext:value-type="float">
            <text:p>40.001858</text:p>
          </table:table-cell>
          <table:table-cell office:value-type="float" office:value="-79.586589" calcext:value-type="float">
            <text:p>-79.586589</text:p>
          </table:table-cell>
          <table:table-cell office:value-type="float" office:value="299" calcext:value-type="float">
            <text:p>29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03:35Z</text:p>
          </table:table-cell>
          <table:table-cell office:value-type="float" office:value="40.001857" calcext:value-type="float">
            <text:p>40.001857</text:p>
          </table:table-cell>
          <table:table-cell office:value-type="float" office:value="-79.586634" calcext:value-type="float">
            <text:p>-79.586634</text:p>
          </table:table-cell>
          <table:table-cell office:value-type="float" office:value="298.8" calcext:value-type="float">
            <text:p>298.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1:03:38Z</text:p>
          </table:table-cell>
          <table:table-cell office:value-type="float" office:value="40.001864" calcext:value-type="float">
            <text:p>40.001864</text:p>
          </table:table-cell>
          <table:table-cell office:value-type="float" office:value="-79.58668" calcext:value-type="float">
            <text:p>-79.58668</text:p>
          </table:table-cell>
          <table:table-cell office:value-type="float" office:value="298.7" calcext:value-type="float">
            <text:p>298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1:03:40Z</text:p>
          </table:table-cell>
          <table:table-cell office:value-type="float" office:value="40.001875" calcext:value-type="float">
            <text:p>40.001875</text:p>
          </table:table-cell>
          <table:table-cell office:value-type="float" office:value="-79.586717" calcext:value-type="float">
            <text:p>-79.586717</text:p>
          </table:table-cell>
          <table:table-cell office:value-type="float" office:value="298.6" calcext:value-type="float">
            <text:p>298.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1:03:42Z</text:p>
          </table:table-cell>
          <table:table-cell office:value-type="float" office:value="40.001883" calcext:value-type="float">
            <text:p>40.001883</text:p>
          </table:table-cell>
          <table:table-cell office:value-type="float" office:value="-79.586757" calcext:value-type="float">
            <text:p>-79.586757</text:p>
          </table:table-cell>
          <table:table-cell office:value-type="float" office:value="298.5" calcext:value-type="float">
            <text:p>298.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1:03:44Z</text:p>
          </table:table-cell>
          <table:table-cell office:value-type="float" office:value="40.001886" calcext:value-type="float">
            <text:p>40.001886</text:p>
          </table:table-cell>
          <table:table-cell office:value-type="float" office:value="-79.58681" calcext:value-type="float">
            <text:p>-79.58681</text:p>
          </table:table-cell>
          <table:table-cell office:value-type="float" office:value="298.4" calcext:value-type="float">
            <text:p>298.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1:03:46Z</text:p>
          </table:table-cell>
          <table:table-cell office:value-type="float" office:value="40.001887" calcext:value-type="float">
            <text:p>40.001887</text:p>
          </table:table-cell>
          <table:table-cell office:value-type="float" office:value="-79.586858" calcext:value-type="float">
            <text:p>-79.586858</text:p>
          </table:table-cell>
          <table:table-cell office:value-type="float" office:value="298.3" calcext:value-type="float">
            <text:p>298.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1:03:49Z</text:p>
          </table:table-cell>
          <table:table-cell office:value-type="float" office:value="40.001879" calcext:value-type="float">
            <text:p>40.001879</text:p>
          </table:table-cell>
          <table:table-cell office:value-type="float" office:value="-79.586899" calcext:value-type="float">
            <text:p>-79.586899</text:p>
          </table:table-cell>
          <table:table-cell office:value-type="float" office:value="298.3" calcext:value-type="float">
            <text:p>298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1:03:51Z</text:p>
          </table:table-cell>
          <table:table-cell office:value-type="float" office:value="40.001855" calcext:value-type="float">
            <text:p>40.001855</text:p>
          </table:table-cell>
          <table:table-cell office:value-type="float" office:value="-79.586941" calcext:value-type="float">
            <text:p>-79.586941</text:p>
          </table:table-cell>
          <table:table-cell office:value-type="float" office:value="298.4" calcext:value-type="float">
            <text:p>298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1:03:53Z</text:p>
          </table:table-cell>
          <table:table-cell office:value-type="float" office:value="40.001809" calcext:value-type="float">
            <text:p>40.001809</text:p>
          </table:table-cell>
          <table:table-cell office:value-type="float" office:value="-79.586967" calcext:value-type="float">
            <text:p>-79.586967</text:p>
          </table:table-cell>
          <table:table-cell office:value-type="float" office:value="298.5" calcext:value-type="float">
            <text:p>298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1:03:55Z</text:p>
          </table:table-cell>
          <table:table-cell office:value-type="float" office:value="40.001761" calcext:value-type="float">
            <text:p>40.001761</text:p>
          </table:table-cell>
          <table:table-cell office:value-type="float" office:value="-79.586977" calcext:value-type="float">
            <text:p>-79.586977</text:p>
          </table:table-cell>
          <table:table-cell office:value-type="float" office:value="298.5" calcext:value-type="float">
            <text:p>298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1:03:57Z</text:p>
          </table:table-cell>
          <table:table-cell office:value-type="float" office:value="40.001713" calcext:value-type="float">
            <text:p>40.001713</text:p>
          </table:table-cell>
          <table:table-cell office:value-type="float" office:value="-79.586985" calcext:value-type="float">
            <text:p>-79.586985</text:p>
          </table:table-cell>
          <table:table-cell office:value-type="float" office:value="298.4" calcext:value-type="float">
            <text:p>298.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1:03:59Z</text:p>
          </table:table-cell>
          <table:table-cell office:value-type="float" office:value="40.001672" calcext:value-type="float">
            <text:p>40.001672</text:p>
          </table:table-cell>
          <table:table-cell office:value-type="float" office:value="-79.586998" calcext:value-type="float">
            <text:p>-79.586998</text:p>
          </table:table-cell>
          <table:table-cell office:value-type="float" office:value="298.3" calcext:value-type="float">
            <text:p>298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1:04:01Z</text:p>
          </table:table-cell>
          <table:table-cell office:value-type="float" office:value="40.001629" calcext:value-type="float">
            <text:p>40.001629</text:p>
          </table:table-cell>
          <table:table-cell office:value-type="float" office:value="-79.587013" calcext:value-type="float">
            <text:p>-79.587013</text:p>
          </table:table-cell>
          <table:table-cell office:value-type="float" office:value="298.2" calcext:value-type="float">
            <text:p>298.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1:04:03Z</text:p>
          </table:table-cell>
          <table:table-cell office:value-type="float" office:value="40.001588" calcext:value-type="float">
            <text:p>40.001588</text:p>
          </table:table-cell>
          <table:table-cell office:value-type="float" office:value="-79.587029" calcext:value-type="float">
            <text:p>-79.587029</text:p>
          </table:table-cell>
          <table:table-cell office:value-type="float" office:value="298.1" calcext:value-type="float">
            <text:p>298.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1:04:05Z</text:p>
          </table:table-cell>
          <table:table-cell office:value-type="float" office:value="40.001551" calcext:value-type="float">
            <text:p>40.001551</text:p>
          </table:table-cell>
          <table:table-cell office:value-type="float" office:value="-79.587058" calcext:value-type="float">
            <text:p>-79.587058</text:p>
          </table:table-cell>
          <table:table-cell office:value-type="float" office:value="298" calcext:value-type="float">
            <text:p>29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1:04:07Z</text:p>
          </table:table-cell>
          <table:table-cell office:value-type="float" office:value="40.001519" calcext:value-type="float">
            <text:p>40.001519</text:p>
          </table:table-cell>
          <table:table-cell office:value-type="float" office:value="-79.587097" calcext:value-type="float">
            <text:p>-79.587097</text:p>
          </table:table-cell>
          <table:table-cell office:value-type="float" office:value="297.9" calcext:value-type="float">
            <text:p>297.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1:04:09Z</text:p>
          </table:table-cell>
          <table:table-cell office:value-type="float" office:value="40.00149" calcext:value-type="float">
            <text:p>40.00149</text:p>
          </table:table-cell>
          <table:table-cell office:value-type="float" office:value="-79.587125" calcext:value-type="float">
            <text:p>-79.587125</text:p>
          </table:table-cell>
          <table:table-cell office:value-type="float" office:value="298" calcext:value-type="float">
            <text:p>29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4:11Z</text:p>
          </table:table-cell>
          <table:table-cell office:value-type="float" office:value="40.001452" calcext:value-type="float">
            <text:p>40.001452</text:p>
          </table:table-cell>
          <table:table-cell office:value-type="float" office:value="-79.587138" calcext:value-type="float">
            <text:p>-79.587138</text:p>
          </table:table-cell>
          <table:table-cell office:value-type="float" office:value="298" calcext:value-type="float">
            <text:p>29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1:04:13Z</text:p>
          </table:table-cell>
          <table:table-cell office:value-type="float" office:value="40.001421" calcext:value-type="float">
            <text:p>40.001421</text:p>
          </table:table-cell>
          <table:table-cell office:value-type="float" office:value="-79.587146" calcext:value-type="float">
            <text:p>-79.587146</text:p>
          </table:table-cell>
          <table:table-cell office:value-type="float" office:value="298.1" calcext:value-type="float">
            <text:p>298.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4:16Z</text:p>
          </table:table-cell>
          <table:table-cell office:value-type="float" office:value="40.00139" calcext:value-type="float">
            <text:p>40.00139</text:p>
          </table:table-cell>
          <table:table-cell office:value-type="float" office:value="-79.587151" calcext:value-type="float">
            <text:p>-79.587151</text:p>
          </table:table-cell>
          <table:table-cell office:value-type="float" office:value="298.2" calcext:value-type="float">
            <text:p>298.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1:04:18Z</text:p>
          </table:table-cell>
          <table:table-cell office:value-type="float" office:value="40.001362" calcext:value-type="float">
            <text:p>40.001362</text:p>
          </table:table-cell>
          <table:table-cell office:value-type="float" office:value="-79.587164" calcext:value-type="float">
            <text:p>-79.587164</text:p>
          </table:table-cell>
          <table:table-cell office:value-type="float" office:value="298.2" calcext:value-type="float">
            <text:p>298.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4:20Z</text:p>
          </table:table-cell>
          <table:table-cell office:value-type="float" office:value="40.001324" calcext:value-type="float">
            <text:p>40.001324</text:p>
          </table:table-cell>
          <table:table-cell office:value-type="float" office:value="-79.587175" calcext:value-type="float">
            <text:p>-79.587175</text:p>
          </table:table-cell>
          <table:table-cell office:value-type="float" office:value="298.3" calcext:value-type="float">
            <text:p>298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1:04:22Z</text:p>
          </table:table-cell>
          <table:table-cell office:value-type="float" office:value="40.001277" calcext:value-type="float">
            <text:p>40.001277</text:p>
          </table:table-cell>
          <table:table-cell office:value-type="float" office:value="-79.587185" calcext:value-type="float">
            <text:p>-79.587185</text:p>
          </table:table-cell>
          <table:table-cell office:value-type="float" office:value="298.4" calcext:value-type="float">
            <text:p>298.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1:04:24Z</text:p>
          </table:table-cell>
          <table:table-cell office:value-type="float" office:value="40.001232" calcext:value-type="float">
            <text:p>40.001232</text:p>
          </table:table-cell>
          <table:table-cell office:value-type="float" office:value="-79.587202" calcext:value-type="float">
            <text:p>-79.587202</text:p>
          </table:table-cell>
          <table:table-cell office:value-type="float" office:value="298.5" calcext:value-type="float">
            <text:p>298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4:26Z</text:p>
          </table:table-cell>
          <table:table-cell office:value-type="float" office:value="40.001189" calcext:value-type="float">
            <text:p>40.001189</text:p>
          </table:table-cell>
          <table:table-cell office:value-type="float" office:value="-79.587221" calcext:value-type="float">
            <text:p>-79.587221</text:p>
          </table:table-cell>
          <table:table-cell office:value-type="float" office:value="298.5" calcext:value-type="float">
            <text:p>298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4:28Z</text:p>
          </table:table-cell>
          <table:table-cell office:value-type="float" office:value="40.001143" calcext:value-type="float">
            <text:p>40.001143</text:p>
          </table:table-cell>
          <table:table-cell office:value-type="float" office:value="-79.587244" calcext:value-type="float">
            <text:p>-79.587244</text:p>
          </table:table-cell>
          <table:table-cell office:value-type="float" office:value="298.6" calcext:value-type="float">
            <text:p>298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04:30Z</text:p>
          </table:table-cell>
          <table:table-cell office:value-type="float" office:value="40.001113" calcext:value-type="float">
            <text:p>40.001113</text:p>
          </table:table-cell>
          <table:table-cell office:value-type="float" office:value="-79.587253" calcext:value-type="float">
            <text:p>-79.587253</text:p>
          </table:table-cell>
          <table:table-cell office:value-type="float" office:value="298.7" calcext:value-type="float">
            <text:p>298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1:04:32Z</text:p>
          </table:table-cell>
          <table:table-cell office:value-type="float" office:value="40.001066" calcext:value-type="float">
            <text:p>40.001066</text:p>
          </table:table-cell>
          <table:table-cell office:value-type="float" office:value="-79.587262" calcext:value-type="float">
            <text:p>-79.587262</text:p>
          </table:table-cell>
          <table:table-cell office:value-type="float" office:value="298.8" calcext:value-type="float">
            <text:p>298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1:04:33Z</text:p>
          </table:table-cell>
          <table:table-cell office:value-type="float" office:value="40.001037" calcext:value-type="float">
            <text:p>40.001037</text:p>
          </table:table-cell>
          <table:table-cell office:value-type="float" office:value="-79.587268" calcext:value-type="float">
            <text:p>-79.587268</text:p>
          </table:table-cell>
          <table:table-cell office:value-type="float" office:value="298.8" calcext:value-type="float">
            <text:p>298.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1:04:35Z</text:p>
          </table:table-cell>
          <table:table-cell office:value-type="float" office:value="40.000982" calcext:value-type="float">
            <text:p>40.000982</text:p>
          </table:table-cell>
          <table:table-cell office:value-type="float" office:value="-79.58728" calcext:value-type="float">
            <text:p>-79.58728</text:p>
          </table:table-cell>
          <table:table-cell office:value-type="float" office:value="298.9" calcext:value-type="float">
            <text:p>298.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1:04:36Z</text:p>
          </table:table-cell>
          <table:table-cell office:value-type="float" office:value="40.000954" calcext:value-type="float">
            <text:p>40.000954</text:p>
          </table:table-cell>
          <table:table-cell office:value-type="float" office:value="-79.587287" calcext:value-type="float">
            <text:p>-79.587287</text:p>
          </table:table-cell>
          <table:table-cell office:value-type="float" office:value="299" calcext:value-type="float">
            <text:p>29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1:04:38Z</text:p>
          </table:table-cell>
          <table:table-cell office:value-type="float" office:value="40.0009" calcext:value-type="float">
            <text:p>40.0009</text:p>
          </table:table-cell>
          <table:table-cell office:value-type="float" office:value="-79.587293" calcext:value-type="float">
            <text:p>-79.587293</text:p>
          </table:table-cell>
          <table:table-cell office:value-type="float" office:value="299.1" calcext:value-type="float">
            <text:p>299.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1:04:39Z</text:p>
          </table:table-cell>
          <table:table-cell office:value-type="float" office:value="40.000868" calcext:value-type="float">
            <text:p>40.000868</text:p>
          </table:table-cell>
          <table:table-cell office:value-type="float" office:value="-79.587295" calcext:value-type="float">
            <text:p>-79.587295</text:p>
          </table:table-cell>
          <table:table-cell office:value-type="float" office:value="299.2" calcext:value-type="float">
            <text:p>299.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9T11:04:41Z</text:p>
          </table:table-cell>
          <table:table-cell office:value-type="float" office:value="40.000817" calcext:value-type="float">
            <text:p>40.000817</text:p>
          </table:table-cell>
          <table:table-cell office:value-type="float" office:value="-79.587299" calcext:value-type="float">
            <text:p>-79.587299</text:p>
          </table:table-cell>
          <table:table-cell office:value-type="float" office:value="299.3" calcext:value-type="float">
            <text:p>299.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1:04:43Z</text:p>
          </table:table-cell>
          <table:table-cell office:value-type="float" office:value="40.000781" calcext:value-type="float">
            <text:p>40.000781</text:p>
          </table:table-cell>
          <table:table-cell office:value-type="float" office:value="-79.587304" calcext:value-type="float">
            <text:p>-79.587304</text:p>
          </table:table-cell>
          <table:table-cell office:value-type="float" office:value="299.3" calcext:value-type="float">
            <text:p>299.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1:04:46Z</text:p>
          </table:table-cell>
          <table:table-cell office:value-type="float" office:value="40.000737" calcext:value-type="float">
            <text:p>40.000737</text:p>
          </table:table-cell>
          <table:table-cell office:value-type="float" office:value="-79.587312" calcext:value-type="float">
            <text:p>-79.587312</text:p>
          </table:table-cell>
          <table:table-cell office:value-type="float" office:value="299.4" calcext:value-type="float">
            <text:p>299.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1:04:49Z</text:p>
          </table:table-cell>
          <table:table-cell office:value-type="float" office:value="40.000706" calcext:value-type="float">
            <text:p>40.000706</text:p>
          </table:table-cell>
          <table:table-cell office:value-type="float" office:value="-79.587315" calcext:value-type="float">
            <text:p>-79.587315</text:p>
          </table:table-cell>
          <table:table-cell office:value-type="float" office:value="299.5" calcext:value-type="float">
            <text:p>299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9T11:04:52Z</text:p>
          </table:table-cell>
          <table:table-cell office:value-type="float" office:value="40.000673" calcext:value-type="float">
            <text:p>40.000673</text:p>
          </table:table-cell>
          <table:table-cell office:value-type="float" office:value="-79.587327" calcext:value-type="float">
            <text:p>-79.587327</text:p>
          </table:table-cell>
          <table:table-cell office:value-type="float" office:value="299.5" calcext:value-type="float">
            <text:p>299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1:04:54Z</text:p>
          </table:table-cell>
          <table:table-cell office:value-type="float" office:value="40.000646" calcext:value-type="float">
            <text:p>40.000646</text:p>
          </table:table-cell>
          <table:table-cell office:value-type="float" office:value="-79.587335" calcext:value-type="float">
            <text:p>-79.587335</text:p>
          </table:table-cell>
          <table:table-cell office:value-type="float" office:value="299.5" calcext:value-type="float">
            <text:p>299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1:04:56Z</text:p>
          </table:table-cell>
          <table:table-cell office:value-type="float" office:value="40.000617" calcext:value-type="float">
            <text:p>40.000617</text:p>
          </table:table-cell>
          <table:table-cell office:value-type="float" office:value="-79.587339" calcext:value-type="float">
            <text:p>-79.587339</text:p>
          </table:table-cell>
          <table:table-cell office:value-type="float" office:value="299.6" calcext:value-type="float">
            <text:p>299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1:04:58Z</text:p>
          </table:table-cell>
          <table:table-cell office:value-type="float" office:value="40.000584" calcext:value-type="float">
            <text:p>40.000584</text:p>
          </table:table-cell>
          <table:table-cell office:value-type="float" office:value="-79.587346" calcext:value-type="float">
            <text:p>-79.587346</text:p>
          </table:table-cell>
          <table:table-cell office:value-type="float" office:value="299.6" calcext:value-type="float">
            <text:p>299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1:05:00Z</text:p>
          </table:table-cell>
          <table:table-cell office:value-type="float" office:value="40.000553" calcext:value-type="float">
            <text:p>40.000553</text:p>
          </table:table-cell>
          <table:table-cell office:value-type="float" office:value="-79.587348" calcext:value-type="float">
            <text:p>-79.587348</text:p>
          </table:table-cell>
          <table:table-cell office:value-type="float" office:value="299.7" calcext:value-type="float">
            <text:p>299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1:05:02Z</text:p>
          </table:table-cell>
          <table:table-cell office:value-type="float" office:value="40.000521" calcext:value-type="float">
            <text:p>40.000521</text:p>
          </table:table-cell>
          <table:table-cell office:value-type="float" office:value="-79.587343" calcext:value-type="float">
            <text:p>-79.587343</text:p>
          </table:table-cell>
          <table:table-cell office:value-type="float" office:value="299.7" calcext:value-type="float">
            <text:p>299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1:05:04Z</text:p>
          </table:table-cell>
          <table:table-cell office:value-type="float" office:value="40.000492" calcext:value-type="float">
            <text:p>40.000492</text:p>
          </table:table-cell>
          <table:table-cell office:value-type="float" office:value="-79.587352" calcext:value-type="float">
            <text:p>-79.587352</text:p>
          </table:table-cell>
          <table:table-cell office:value-type="float" office:value="299.8" calcext:value-type="float">
            <text:p>299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05:06Z</text:p>
          </table:table-cell>
          <table:table-cell office:value-type="float" office:value="40.000463" calcext:value-type="float">
            <text:p>40.000463</text:p>
          </table:table-cell>
          <table:table-cell office:value-type="float" office:value="-79.587361" calcext:value-type="float">
            <text:p>-79.587361</text:p>
          </table:table-cell>
          <table:table-cell office:value-type="float" office:value="299.8" calcext:value-type="float">
            <text:p>299.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1:05:09Z</text:p>
          </table:table-cell>
          <table:table-cell office:value-type="float" office:value="40.000424" calcext:value-type="float">
            <text:p>40.000424</text:p>
          </table:table-cell>
          <table:table-cell office:value-type="float" office:value="-79.587357" calcext:value-type="float">
            <text:p>-79.587357</text:p>
          </table:table-cell>
          <table:table-cell office:value-type="float" office:value="299.8" calcext:value-type="float">
            <text:p>299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5:11Z</text:p>
          </table:table-cell>
          <table:table-cell office:value-type="float" office:value="40.000394" calcext:value-type="float">
            <text:p>40.000394</text:p>
          </table:table-cell>
          <table:table-cell office:value-type="float" office:value="-79.587356" calcext:value-type="float">
            <text:p>-79.587356</text:p>
          </table:table-cell>
          <table:table-cell office:value-type="float" office:value="299.9" calcext:value-type="float">
            <text:p>299.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1:05:13Z</text:p>
          </table:table-cell>
          <table:table-cell office:value-type="float" office:value="40.000367" calcext:value-type="float">
            <text:p>40.000367</text:p>
          </table:table-cell>
          <table:table-cell office:value-type="float" office:value="-79.587358" calcext:value-type="float">
            <text:p>-79.587358</text:p>
          </table:table-cell>
          <table:table-cell office:value-type="float" office:value="299.9" calcext:value-type="float">
            <text:p>299.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1:05:16Z</text:p>
          </table:table-cell>
          <table:table-cell office:value-type="float" office:value="40.000333" calcext:value-type="float">
            <text:p>40.000333</text:p>
          </table:table-cell>
          <table:table-cell office:value-type="float" office:value="-79.587355" calcext:value-type="float">
            <text:p>-79.587355</text:p>
          </table:table-cell>
          <table:table-cell office:value-type="float" office:value="300" calcext:value-type="float">
            <text:p>3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1:05:19Z</text:p>
          </table:table-cell>
          <table:table-cell office:value-type="float" office:value="40.000303" calcext:value-type="float">
            <text:p>40.000303</text:p>
          </table:table-cell>
          <table:table-cell office:value-type="float" office:value="-79.587344" calcext:value-type="float">
            <text:p>-79.587344</text:p>
          </table:table-cell>
          <table:table-cell office:value-type="float" office:value="300" calcext:value-type="float">
            <text:p>3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1:05:22Z</text:p>
          </table:table-cell>
          <table:table-cell office:value-type="float" office:value="40.000272" calcext:value-type="float">
            <text:p>40.000272</text:p>
          </table:table-cell>
          <table:table-cell office:value-type="float" office:value="-79.587357" calcext:value-type="float">
            <text:p>-79.587357</text:p>
          </table:table-cell>
          <table:table-cell office:value-type="float" office:value="300" calcext:value-type="float">
            <text:p>3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1:05:25Z</text:p>
          </table:table-cell>
          <table:table-cell office:value-type="float" office:value="40.000233" calcext:value-type="float">
            <text:p>40.000233</text:p>
          </table:table-cell>
          <table:table-cell office:value-type="float" office:value="-79.587358" calcext:value-type="float">
            <text:p>-79.587358</text:p>
          </table:table-cell>
          <table:table-cell office:value-type="float" office:value="300.1" calcext:value-type="float">
            <text:p>300.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1:05:27Z</text:p>
          </table:table-cell>
          <table:table-cell office:value-type="float" office:value="40.000201" calcext:value-type="float">
            <text:p>40.000201</text:p>
          </table:table-cell>
          <table:table-cell office:value-type="float" office:value="-79.587354" calcext:value-type="float">
            <text:p>-79.587354</text:p>
          </table:table-cell>
          <table:table-cell office:value-type="float" office:value="300.2" calcext:value-type="float">
            <text:p>300.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1:05:31Z</text:p>
          </table:table-cell>
          <table:table-cell office:value-type="float" office:value="40.000167" calcext:value-type="float">
            <text:p>40.000167</text:p>
          </table:table-cell>
          <table:table-cell office:value-type="float" office:value="-79.587353" calcext:value-type="float">
            <text:p>-79.587353</text:p>
          </table:table-cell>
          <table:table-cell office:value-type="float" office:value="300.2" calcext:value-type="float">
            <text:p>300.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1:05:33Z</text:p>
          </table:table-cell>
          <table:table-cell office:value-type="float" office:value="40.000133" calcext:value-type="float">
            <text:p>40.000133</text:p>
          </table:table-cell>
          <table:table-cell office:value-type="float" office:value="-79.587355" calcext:value-type="float">
            <text:p>-79.587355</text:p>
          </table:table-cell>
          <table:table-cell office:value-type="float" office:value="300.3" calcext:value-type="float">
            <text:p>300.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05:36Z</text:p>
          </table:table-cell>
          <table:table-cell office:value-type="float" office:value="40.000093" calcext:value-type="float">
            <text:p>40.000093</text:p>
          </table:table-cell>
          <table:table-cell office:value-type="float" office:value="-79.58735" calcext:value-type="float">
            <text:p>-79.58735</text:p>
          </table:table-cell>
          <table:table-cell office:value-type="float" office:value="300.4" calcext:value-type="float">
            <text:p>300.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1:05:38Z</text:p>
          </table:table-cell>
          <table:table-cell office:value-type="float" office:value="40.000055" calcext:value-type="float">
            <text:p>40.000055</text:p>
          </table:table-cell>
          <table:table-cell office:value-type="float" office:value="-79.587341" calcext:value-type="float">
            <text:p>-79.587341</text:p>
          </table:table-cell>
          <table:table-cell office:value-type="float" office:value="300.5" calcext:value-type="float">
            <text:p>300.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1:05:42Z</text:p>
          </table:table-cell>
          <table:table-cell office:value-type="float" office:value="40.000028" calcext:value-type="float">
            <text:p>40.000028</text:p>
          </table:table-cell>
          <table:table-cell office:value-type="float" office:value="-79.587334" calcext:value-type="float">
            <text:p>-79.587334</text:p>
          </table:table-cell>
          <table:table-cell office:value-type="float" office:value="300.6" calcext:value-type="float">
            <text:p>300.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1:05:45Z</text:p>
          </table:table-cell>
          <table:table-cell office:value-type="float" office:value="39.999989" calcext:value-type="float">
            <text:p>39.999989</text:p>
          </table:table-cell>
          <table:table-cell office:value-type="float" office:value="-79.58733" calcext:value-type="float">
            <text:p>-79.58733</text:p>
          </table:table-cell>
          <table:table-cell office:value-type="float" office:value="300.7" calcext:value-type="float">
            <text:p>300.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1:05:47Z</text:p>
          </table:table-cell>
          <table:table-cell office:value-type="float" office:value="39.999957" calcext:value-type="float">
            <text:p>39.999957</text:p>
          </table:table-cell>
          <table:table-cell office:value-type="float" office:value="-79.587329" calcext:value-type="float">
            <text:p>-79.587329</text:p>
          </table:table-cell>
          <table:table-cell office:value-type="float" office:value="300.8" calcext:value-type="float">
            <text:p>300.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1:05:51Z</text:p>
          </table:table-cell>
          <table:table-cell office:value-type="float" office:value="39.999929" calcext:value-type="float">
            <text:p>39.999929</text:p>
          </table:table-cell>
          <table:table-cell office:value-type="float" office:value="-79.587338" calcext:value-type="float">
            <text:p>-79.587338</text:p>
          </table:table-cell>
          <table:table-cell office:value-type="float" office:value="300.6" calcext:value-type="float">
            <text:p>300.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1:05:54Z</text:p>
          </table:table-cell>
          <table:table-cell office:value-type="float" office:value="39.999934" calcext:value-type="float">
            <text:p>39.999934</text:p>
          </table:table-cell>
          <table:table-cell office:value-type="float" office:value="-79.587379" calcext:value-type="float">
            <text:p>-79.587379</text:p>
          </table:table-cell>
          <table:table-cell office:value-type="float" office:value="300.4" calcext:value-type="float">
            <text:p>300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1:05:56Z</text:p>
          </table:table-cell>
          <table:table-cell office:value-type="float" office:value="39.999943" calcext:value-type="float">
            <text:p>39.999943</text:p>
          </table:table-cell>
          <table:table-cell office:value-type="float" office:value="-79.587418" calcext:value-type="float">
            <text:p>-79.587418</text:p>
          </table:table-cell>
          <table:table-cell office:value-type="float" office:value="300.3" calcext:value-type="float">
            <text:p>300.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1:06:00Z</text:p>
          </table:table-cell>
          <table:table-cell office:value-type="float" office:value="39.999936" calcext:value-type="float">
            <text:p>39.999936</text:p>
          </table:table-cell>
          <table:table-cell office:value-type="float" office:value="-79.587454" calcext:value-type="float">
            <text:p>-79.587454</text:p>
          </table:table-cell>
          <table:table-cell office:value-type="float" office:value="300.1" calcext:value-type="float">
            <text:p>300.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1:06:03Z</text:p>
          </table:table-cell>
          <table:table-cell office:value-type="float" office:value="39.999921" calcext:value-type="float">
            <text:p>39.999921</text:p>
          </table:table-cell>
          <table:table-cell office:value-type="float" office:value="-79.587487" calcext:value-type="float">
            <text:p>-79.587487</text:p>
          </table:table-cell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1:06:05Z</text:p>
          </table:table-cell>
          <table:table-cell office:value-type="float" office:value="39.999894" calcext:value-type="float">
            <text:p>39.999894</text:p>
          </table:table-cell>
          <table:table-cell office:value-type="float" office:value="-79.587495" calcext:value-type="float">
            <text:p>-79.587495</text:p>
          </table:table-cell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1:06:08Z</text:p>
          </table:table-cell>
          <table:table-cell office:value-type="float" office:value="39.999859" calcext:value-type="float">
            <text:p>39.999859</text:p>
          </table:table-cell>
          <table:table-cell office:value-type="float" office:value="-79.587479" calcext:value-type="float">
            <text:p>-79.587479</text:p>
          </table:table-cell>
          <table:table-cell office:value-type="float" office:value="299.9" calcext:value-type="float">
            <text:p>299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1:06:11Z</text:p>
          </table:table-cell>
          <table:table-cell office:value-type="float" office:value="39.999822" calcext:value-type="float">
            <text:p>39.999822</text:p>
          </table:table-cell>
          <table:table-cell office:value-type="float" office:value="-79.587476" calcext:value-type="float">
            <text:p>-79.587476</text:p>
          </table:table-cell>
          <table:table-cell office:value-type="float" office:value="299.8" calcext:value-type="float">
            <text:p>299.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6:13Z</text:p>
          </table:table-cell>
          <table:table-cell office:value-type="float" office:value="39.999789" calcext:value-type="float">
            <text:p>39.999789</text:p>
          </table:table-cell>
          <table:table-cell office:value-type="float" office:value="-79.587482" calcext:value-type="float">
            <text:p>-79.587482</text:p>
          </table:table-cell>
          <table:table-cell office:value-type="float" office:value="299.8" calcext:value-type="float">
            <text:p>299.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6:15Z</text:p>
          </table:table-cell>
          <table:table-cell office:value-type="float" office:value="39.999747" calcext:value-type="float">
            <text:p>39.999747</text:p>
          </table:table-cell>
          <table:table-cell office:value-type="float" office:value="-79.587486" calcext:value-type="float">
            <text:p>-79.587486</text:p>
          </table:table-cell>
          <table:table-cell office:value-type="float" office:value="299.7" calcext:value-type="float">
            <text:p>299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6:18Z</text:p>
          </table:table-cell>
          <table:table-cell office:value-type="float" office:value="39.999718" calcext:value-type="float">
            <text:p>39.999718</text:p>
          </table:table-cell>
          <table:table-cell office:value-type="float" office:value="-79.587486" calcext:value-type="float">
            <text:p>-79.587486</text:p>
          </table:table-cell>
          <table:table-cell office:value-type="float" office:value="299.7" calcext:value-type="float">
            <text:p>299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6:22Z</text:p>
          </table:table-cell>
          <table:table-cell office:value-type="float" office:value="39.999687" calcext:value-type="float">
            <text:p>39.999687</text:p>
          </table:table-cell>
          <table:table-cell office:value-type="float" office:value="-79.587496" calcext:value-type="float">
            <text:p>-79.587496</text:p>
          </table:table-cell>
          <table:table-cell office:value-type="float" office:value="299.7" calcext:value-type="float">
            <text:p>299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6:24Z</text:p>
          </table:table-cell>
          <table:table-cell office:value-type="float" office:value="39.999658" calcext:value-type="float">
            <text:p>39.999658</text:p>
          </table:table-cell>
          <table:table-cell office:value-type="float" office:value="-79.587512" calcext:value-type="float">
            <text:p>-79.587512</text:p>
          </table:table-cell>
          <table:table-cell office:value-type="float" office:value="299.6" calcext:value-type="float">
            <text:p>299.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6:27Z</text:p>
          </table:table-cell>
          <table:table-cell office:value-type="float" office:value="39.999622" calcext:value-type="float">
            <text:p>39.999622</text:p>
          </table:table-cell>
          <table:table-cell office:value-type="float" office:value="-79.587523" calcext:value-type="float">
            <text:p>-79.587523</text:p>
          </table:table-cell>
          <table:table-cell office:value-type="float" office:value="299.6" calcext:value-type="float">
            <text:p>299.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6:30Z</text:p>
          </table:table-cell>
          <table:table-cell office:value-type="float" office:value="39.999593" calcext:value-type="float">
            <text:p>39.999593</text:p>
          </table:table-cell>
          <table:table-cell office:value-type="float" office:value="-79.587544" calcext:value-type="float">
            <text:p>-79.587544</text:p>
          </table:table-cell>
          <table:table-cell office:value-type="float" office:value="299.5" calcext:value-type="float">
            <text:p>299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6:35Z</text:p>
          </table:table-cell>
          <table:table-cell office:value-type="float" office:value="39.999574" calcext:value-type="float">
            <text:p>39.999574</text:p>
          </table:table-cell>
          <table:table-cell office:value-type="float" office:value="-79.587572" calcext:value-type="float">
            <text:p>-79.587572</text:p>
          </table:table-cell>
          <table:table-cell office:value-type="float" office:value="299.5" calcext:value-type="float">
            <text:p>299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6:38Z</text:p>
          </table:table-cell>
          <table:table-cell office:value-type="float" office:value="39.999548" calcext:value-type="float">
            <text:p>39.999548</text:p>
          </table:table-cell>
          <table:table-cell office:value-type="float" office:value="-79.587608" calcext:value-type="float">
            <text:p>-79.587608</text:p>
          </table:table-cell>
          <table:table-cell office:value-type="float" office:value="299.5" calcext:value-type="float">
            <text:p>299.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6:41Z</text:p>
          </table:table-cell>
          <table:table-cell office:value-type="float" office:value="39.99951" calcext:value-type="float">
            <text:p>39.99951</text:p>
          </table:table-cell>
          <table:table-cell office:value-type="float" office:value="-79.587626" calcext:value-type="float">
            <text:p>-79.587626</text:p>
          </table:table-cell>
          <table:table-cell office:value-type="float" office:value="299.4" calcext:value-type="float">
            <text:p>299.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6:43Z</text:p>
          </table:table-cell>
          <table:table-cell office:value-type="float" office:value="39.999481" calcext:value-type="float">
            <text:p>39.999481</text:p>
          </table:table-cell>
          <table:table-cell office:value-type="float" office:value="-79.587641" calcext:value-type="float">
            <text:p>-79.587641</text:p>
          </table:table-cell>
          <table:table-cell office:value-type="float" office:value="299.4" calcext:value-type="float">
            <text:p>299.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6:45Z</text:p>
          </table:table-cell>
          <table:table-cell office:value-type="float" office:value="39.999448" calcext:value-type="float">
            <text:p>39.999448</text:p>
          </table:table-cell>
          <table:table-cell office:value-type="float" office:value="-79.587672" calcext:value-type="float">
            <text:p>-79.587672</text:p>
          </table:table-cell>
          <table:table-cell office:value-type="float" office:value="299.4" calcext:value-type="float">
            <text:p>299.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6:47Z</text:p>
          </table:table-cell>
          <table:table-cell office:value-type="float" office:value="39.999419" calcext:value-type="float">
            <text:p>39.999419</text:p>
          </table:table-cell>
          <table:table-cell office:value-type="float" office:value="-79.587689" calcext:value-type="float">
            <text:p>-79.587689</text:p>
          </table:table-cell>
          <table:table-cell office:value-type="float" office:value="299.4" calcext:value-type="float">
            <text:p>299.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6:51Z</text:p>
          </table:table-cell>
          <table:table-cell office:value-type="float" office:value="39.99939" calcext:value-type="float">
            <text:p>39.99939</text:p>
          </table:table-cell>
          <table:table-cell office:value-type="float" office:value="-79.587707" calcext:value-type="float">
            <text:p>-79.587707</text:p>
          </table:table-cell>
          <table:table-cell office:value-type="float" office:value="299.3" calcext:value-type="float">
            <text:p>299.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6:54Z</text:p>
          </table:table-cell>
          <table:table-cell office:value-type="float" office:value="39.999371" calcext:value-type="float">
            <text:p>39.999371</text:p>
          </table:table-cell>
          <table:table-cell office:value-type="float" office:value="-79.587745" calcext:value-type="float">
            <text:p>-79.587745</text:p>
          </table:table-cell>
          <table:table-cell office:value-type="float" office:value="299.3" calcext:value-type="float">
            <text:p>299.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6:57Z</text:p>
          </table:table-cell>
          <table:table-cell office:value-type="float" office:value="39.999344" calcext:value-type="float">
            <text:p>39.999344</text:p>
          </table:table-cell>
          <table:table-cell office:value-type="float" office:value="-79.587776" calcext:value-type="float">
            <text:p>-79.587776</text:p>
          </table:table-cell>
          <table:table-cell office:value-type="float" office:value="299.3" calcext:value-type="float">
            <text:p>299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1:07:00Z</text:p>
          </table:table-cell>
          <table:table-cell office:value-type="float" office:value="39.999318" calcext:value-type="float">
            <text:p>39.999318</text:p>
          </table:table-cell>
          <table:table-cell office:value-type="float" office:value="-79.587815" calcext:value-type="float">
            <text:p>-79.587815</text:p>
          </table:table-cell>
          <table:table-cell office:value-type="float" office:value="299.2" calcext:value-type="float">
            <text:p>299.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07:02Z</text:p>
          </table:table-cell>
          <table:table-cell office:value-type="float" office:value="39.999286" calcext:value-type="float">
            <text:p>39.999286</text:p>
          </table:table-cell>
          <table:table-cell office:value-type="float" office:value="-79.587845" calcext:value-type="float">
            <text:p>-79.587845</text:p>
          </table:table-cell>
          <table:table-cell office:value-type="float" office:value="299.2" calcext:value-type="float">
            <text:p>299.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07:05Z</text:p>
          </table:table-cell>
          <table:table-cell office:value-type="float" office:value="39.999259" calcext:value-type="float">
            <text:p>39.999259</text:p>
          </table:table-cell>
          <table:table-cell office:value-type="float" office:value="-79.587865" calcext:value-type="float">
            <text:p>-79.587865</text:p>
          </table:table-cell>
          <table:table-cell office:value-type="float" office:value="299.2" calcext:value-type="float">
            <text:p>299.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07:08Z</text:p>
          </table:table-cell>
          <table:table-cell office:value-type="float" office:value="39.999231" calcext:value-type="float">
            <text:p>39.999231</text:p>
          </table:table-cell>
          <table:table-cell office:value-type="float" office:value="-79.587887" calcext:value-type="float">
            <text:p>-79.587887</text:p>
          </table:table-cell>
          <table:table-cell office:value-type="float" office:value="299.2" calcext:value-type="float">
            <text:p>299.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07:11Z</text:p>
          </table:table-cell>
          <table:table-cell office:value-type="float" office:value="39.999219" calcext:value-type="float">
            <text:p>39.999219</text:p>
          </table:table-cell>
          <table:table-cell office:value-type="float" office:value="-79.587932" calcext:value-type="float">
            <text:p>-79.587932</text:p>
          </table:table-cell>
          <table:table-cell office:value-type="float" office:value="299.1" calcext:value-type="float">
            <text:p>299.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07:13Z</text:p>
          </table:table-cell>
          <table:table-cell office:value-type="float" office:value="39.999218" calcext:value-type="float">
            <text:p>39.999218</text:p>
          </table:table-cell>
          <table:table-cell office:value-type="float" office:value="-79.587972" calcext:value-type="float">
            <text:p>-79.587972</text:p>
          </table:table-cell>
          <table:table-cell office:value-type="float" office:value="299.1" calcext:value-type="float">
            <text:p>299.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07:16Z</text:p>
          </table:table-cell>
          <table:table-cell office:value-type="float" office:value="39.999195" calcext:value-type="float">
            <text:p>39.999195</text:p>
          </table:table-cell>
          <table:table-cell office:value-type="float" office:value="-79.588005" calcext:value-type="float">
            <text:p>-79.588005</text:p>
          </table:table-cell>
          <table:table-cell office:value-type="float" office:value="299" calcext:value-type="float">
            <text:p>29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07:18Z</text:p>
          </table:table-cell>
          <table:table-cell office:value-type="float" office:value="39.999168" calcext:value-type="float">
            <text:p>39.999168</text:p>
          </table:table-cell>
          <table:table-cell office:value-type="float" office:value="-79.588029" calcext:value-type="float">
            <text:p>-79.588029</text:p>
          </table:table-cell>
          <table:table-cell office:value-type="float" office:value="298.9" calcext:value-type="float">
            <text:p>298.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07:20Z</text:p>
          </table:table-cell>
          <table:table-cell office:value-type="float" office:value="39.999144" calcext:value-type="float">
            <text:p>39.999144</text:p>
          </table:table-cell>
          <table:table-cell office:value-type="float" office:value="-79.588054" calcext:value-type="float">
            <text:p>-79.588054</text:p>
          </table:table-cell>
          <table:table-cell office:value-type="float" office:value="298.9" calcext:value-type="float">
            <text:p>298.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07:22Z</text:p>
          </table:table-cell>
          <table:table-cell office:value-type="float" office:value="39.999123" calcext:value-type="float">
            <text:p>39.999123</text:p>
          </table:table-cell>
          <table:table-cell office:value-type="float" office:value="-79.588087" calcext:value-type="float">
            <text:p>-79.588087</text:p>
          </table:table-cell>
          <table:table-cell office:value-type="float" office:value="298.8" calcext:value-type="float">
            <text:p>298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07:24Z</text:p>
          </table:table-cell>
          <table:table-cell office:value-type="float" office:value="39.999103" calcext:value-type="float">
            <text:p>39.999103</text:p>
          </table:table-cell>
          <table:table-cell office:value-type="float" office:value="-79.588132" calcext:value-type="float">
            <text:p>-79.588132</text:p>
          </table:table-cell>
          <table:table-cell office:value-type="float" office:value="298.7" calcext:value-type="float">
            <text:p>298.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07:26Z</text:p>
          </table:table-cell>
          <table:table-cell office:value-type="float" office:value="39.999085" calcext:value-type="float">
            <text:p>39.999085</text:p>
          </table:table-cell>
          <table:table-cell office:value-type="float" office:value="-79.588163" calcext:value-type="float">
            <text:p>-79.588163</text:p>
          </table:table-cell>
          <table:table-cell office:value-type="float" office:value="298.6" calcext:value-type="float">
            <text:p>298.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07:30Z</text:p>
          </table:table-cell>
          <table:table-cell office:value-type="float" office:value="39.999065" calcext:value-type="float">
            <text:p>39.999065</text:p>
          </table:table-cell>
          <table:table-cell office:value-type="float" office:value="-79.588189" calcext:value-type="float">
            <text:p>-79.588189</text:p>
          </table:table-cell>
          <table:table-cell office:value-type="float" office:value="298.6" calcext:value-type="float">
            <text:p>298.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07:33Z</text:p>
          </table:table-cell>
          <table:table-cell office:value-type="float" office:value="39.999044" calcext:value-type="float">
            <text:p>39.999044</text:p>
          </table:table-cell>
          <table:table-cell office:value-type="float" office:value="-79.588229" calcext:value-type="float">
            <text:p>-79.588229</text:p>
          </table:table-cell>
          <table:table-cell office:value-type="float" office:value="298.5" calcext:value-type="float">
            <text:p>298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07:35Z</text:p>
          </table:table-cell>
          <table:table-cell office:value-type="float" office:value="39.999039" calcext:value-type="float">
            <text:p>39.999039</text:p>
          </table:table-cell>
          <table:table-cell office:value-type="float" office:value="-79.588266" calcext:value-type="float">
            <text:p>-79.588266</text:p>
          </table:table-cell>
          <table:table-cell office:value-type="float" office:value="298.4" calcext:value-type="float">
            <text:p>298.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07:38Z</text:p>
          </table:table-cell>
          <table:table-cell office:value-type="float" office:value="39.99903" calcext:value-type="float">
            <text:p>39.99903</text:p>
          </table:table-cell>
          <table:table-cell office:value-type="float" office:value="-79.588306" calcext:value-type="float">
            <text:p>-79.588306</text:p>
          </table:table-cell>
          <table:table-cell office:value-type="float" office:value="298.3" calcext:value-type="float">
            <text:p>298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7:40Z</text:p>
          </table:table-cell>
          <table:table-cell office:value-type="float" office:value="39.999023" calcext:value-type="float">
            <text:p>39.999023</text:p>
          </table:table-cell>
          <table:table-cell office:value-type="float" office:value="-79.588341" calcext:value-type="float">
            <text:p>-79.588341</text:p>
          </table:table-cell>
          <table:table-cell office:value-type="float" office:value="298.3" calcext:value-type="float">
            <text:p>298.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07:42Z</text:p>
          </table:table-cell>
          <table:table-cell office:value-type="float" office:value="39.999019" calcext:value-type="float">
            <text:p>39.999019</text:p>
          </table:table-cell>
          <table:table-cell office:value-type="float" office:value="-79.588383" calcext:value-type="float">
            <text:p>-79.588383</text:p>
          </table:table-cell>
          <table:table-cell office:value-type="float" office:value="298.2" calcext:value-type="float">
            <text:p>298.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07:47Z</text:p>
          </table:table-cell>
          <table:table-cell office:value-type="float" office:value="39.999031" calcext:value-type="float">
            <text:p>39.999031</text:p>
          </table:table-cell>
          <table:table-cell office:value-type="float" office:value="-79.588416" calcext:value-type="float">
            <text:p>-79.588416</text:p>
          </table:table-cell>
          <table:table-cell office:value-type="float" office:value="297.7" calcext:value-type="float">
            <text:p>297.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07:52Z</text:p>
          </table:table-cell>
          <table:table-cell office:value-type="float" office:value="39.99906" calcext:value-type="float">
            <text:p>39.99906</text:p>
          </table:table-cell>
          <table:table-cell office:value-type="float" office:value="-79.588435" calcext:value-type="float">
            <text:p>-79.588435</text:p>
          </table:table-cell>
          <table:table-cell office:value-type="float" office:value="297.6" calcext:value-type="float">
            <text:p>297.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7:54Z</text:p>
          </table:table-cell>
          <table:table-cell office:value-type="float" office:value="39.999085" calcext:value-type="float">
            <text:p>39.999085</text:p>
          </table:table-cell>
          <table:table-cell office:value-type="float" office:value="-79.588458" calcext:value-type="float">
            <text:p>-79.588458</text:p>
          </table:table-cell>
          <table:table-cell office:value-type="float" office:value="297.5" calcext:value-type="float">
            <text:p>297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07:56Z</text:p>
          </table:table-cell>
          <table:table-cell office:value-type="float" office:value="39.999109" calcext:value-type="float">
            <text:p>39.999109</text:p>
          </table:table-cell>
          <table:table-cell office:value-type="float" office:value="-79.588482" calcext:value-type="float">
            <text:p>-79.588482</text:p>
          </table:table-cell>
          <table:table-cell office:value-type="float" office:value="297.4" calcext:value-type="float">
            <text:p>297.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08:00Z</text:p>
          </table:table-cell>
          <table:table-cell office:value-type="float" office:value="39.999145" calcext:value-type="float">
            <text:p>39.999145</text:p>
          </table:table-cell>
          <table:table-cell office:value-type="float" office:value="-79.588489" calcext:value-type="float">
            <text:p>-79.588489</text:p>
          </table:table-cell>
          <table:table-cell office:value-type="float" office:value="297.3" calcext:value-type="float">
            <text:p>297.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08:03Z</text:p>
          </table:table-cell>
          <table:table-cell office:value-type="float" office:value="39.999178" calcext:value-type="float">
            <text:p>39.999178</text:p>
          </table:table-cell>
          <table:table-cell office:value-type="float" office:value="-79.588507" calcext:value-type="float">
            <text:p>-79.588507</text:p>
          </table:table-cell>
          <table:table-cell office:value-type="float" office:value="297.1" calcext:value-type="float">
            <text:p>297.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08:06Z</text:p>
          </table:table-cell>
          <table:table-cell office:value-type="float" office:value="39.999205" calcext:value-type="float">
            <text:p>39.999205</text:p>
          </table:table-cell>
          <table:table-cell office:value-type="float" office:value="-79.588538" calcext:value-type="float">
            <text:p>-79.588538</text:p>
          </table:table-cell>
          <table:table-cell office:value-type="float" office:value="297" calcext:value-type="float">
            <text:p>2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08:08Z</text:p>
          </table:table-cell>
          <table:table-cell office:value-type="float" office:value="39.999231" calcext:value-type="float">
            <text:p>39.999231</text:p>
          </table:table-cell>
          <table:table-cell office:value-type="float" office:value="-79.588565" calcext:value-type="float">
            <text:p>-79.588565</text:p>
          </table:table-cell>
          <table:table-cell office:value-type="float" office:value="296.9" calcext:value-type="float">
            <text:p>296.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08:12Z</text:p>
          </table:table-cell>
          <table:table-cell office:value-type="float" office:value="39.999255" calcext:value-type="float">
            <text:p>39.999255</text:p>
          </table:table-cell>
          <table:table-cell office:value-type="float" office:value="-79.58859" calcext:value-type="float">
            <text:p>-79.58859</text:p>
          </table:table-cell>
          <table:table-cell office:value-type="float" office:value="296.8" calcext:value-type="float">
            <text:p>296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08:15Z</text:p>
          </table:table-cell>
          <table:table-cell office:value-type="float" office:value="39.99928" calcext:value-type="float">
            <text:p>39.99928</text:p>
          </table:table-cell>
          <table:table-cell office:value-type="float" office:value="-79.588605" calcext:value-type="float">
            <text:p>-79.588605</text:p>
          </table:table-cell>
          <table:table-cell office:value-type="float" office:value="296.8" calcext:value-type="float">
            <text:p>296.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08:18Z</text:p>
          </table:table-cell>
          <table:table-cell office:value-type="float" office:value="39.999308" calcext:value-type="float">
            <text:p>39.999308</text:p>
          </table:table-cell>
          <table:table-cell office:value-type="float" office:value="-79.588614" calcext:value-type="float">
            <text:p>-79.588614</text:p>
          </table:table-cell>
          <table:table-cell office:value-type="float" office:value="296.7" calcext:value-type="float">
            <text:p>296.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8:21Z</text:p>
          </table:table-cell>
          <table:table-cell office:value-type="float" office:value="39.999344" calcext:value-type="float">
            <text:p>39.999344</text:p>
          </table:table-cell>
          <table:table-cell office:value-type="float" office:value="-79.58863" calcext:value-type="float">
            <text:p>-79.58863</text:p>
          </table:table-cell>
          <table:table-cell office:value-type="float" office:value="296.6" calcext:value-type="float">
            <text:p>296.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8:24Z</text:p>
          </table:table-cell>
          <table:table-cell office:value-type="float" office:value="39.99939" calcext:value-type="float">
            <text:p>39.99939</text:p>
          </table:table-cell>
          <table:table-cell office:value-type="float" office:value="-79.588661" calcext:value-type="float">
            <text:p>-79.588661</text:p>
          </table:table-cell>
          <table:table-cell office:value-type="float" office:value="296.5" calcext:value-type="float">
            <text:p>296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08:26Z</text:p>
          </table:table-cell>
          <table:table-cell office:value-type="float" office:value="39.999424" calcext:value-type="float">
            <text:p>39.999424</text:p>
          </table:table-cell>
          <table:table-cell office:value-type="float" office:value="-79.588694" calcext:value-type="float">
            <text:p>-79.588694</text:p>
          </table:table-cell>
          <table:table-cell office:value-type="float" office:value="296.4" calcext:value-type="float">
            <text:p>296.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08:29Z</text:p>
          </table:table-cell>
          <table:table-cell office:value-type="float" office:value="39.999449" calcext:value-type="float">
            <text:p>39.999449</text:p>
          </table:table-cell>
          <table:table-cell office:value-type="float" office:value="-79.588728" calcext:value-type="float">
            <text:p>-79.588728</text:p>
          </table:table-cell>
          <table:table-cell office:value-type="float" office:value="296.4" calcext:value-type="float">
            <text:p>296.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08:32Z</text:p>
          </table:table-cell>
          <table:table-cell office:value-type="float" office:value="39.999478" calcext:value-type="float">
            <text:p>39.999478</text:p>
          </table:table-cell>
          <table:table-cell office:value-type="float" office:value="-79.588761" calcext:value-type="float">
            <text:p>-79.588761</text:p>
          </table:table-cell>
          <table:table-cell office:value-type="float" office:value="296.3" calcext:value-type="float">
            <text:p>296.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08:35Z</text:p>
          </table:table-cell>
          <table:table-cell office:value-type="float" office:value="39.999515" calcext:value-type="float">
            <text:p>39.999515</text:p>
          </table:table-cell>
          <table:table-cell office:value-type="float" office:value="-79.588777" calcext:value-type="float">
            <text:p>-79.588777</text:p>
          </table:table-cell>
          <table:table-cell office:value-type="float" office:value="296.2" calcext:value-type="float">
            <text:p>296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8:38Z</text:p>
          </table:table-cell>
          <table:table-cell office:value-type="float" office:value="39.999543" calcext:value-type="float">
            <text:p>39.999543</text:p>
          </table:table-cell>
          <table:table-cell office:value-type="float" office:value="-79.588793" calcext:value-type="float">
            <text:p>-79.588793</text:p>
          </table:table-cell>
          <table:table-cell office:value-type="float" office:value="296.2" calcext:value-type="float">
            <text:p>296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8:41Z</text:p>
          </table:table-cell>
          <table:table-cell office:value-type="float" office:value="39.999578" calcext:value-type="float">
            <text:p>39.999578</text:p>
          </table:table-cell>
          <table:table-cell office:value-type="float" office:value="-79.588812" calcext:value-type="float">
            <text:p>-79.588812</text:p>
          </table:table-cell>
          <table:table-cell office:value-type="float" office:value="296.1" calcext:value-type="float">
            <text:p>296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8:43Z</text:p>
          </table:table-cell>
          <table:table-cell office:value-type="float" office:value="39.999611" calcext:value-type="float">
            <text:p>39.999611</text:p>
          </table:table-cell>
          <table:table-cell office:value-type="float" office:value="-79.588826" calcext:value-type="float">
            <text:p>-79.588826</text:p>
          </table:table-cell>
          <table:table-cell office:value-type="float" office:value="296.1" calcext:value-type="float">
            <text:p>296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8:45Z</text:p>
          </table:table-cell>
          <table:table-cell office:value-type="float" office:value="39.999637" calcext:value-type="float">
            <text:p>39.999637</text:p>
          </table:table-cell>
          <table:table-cell office:value-type="float" office:value="-79.588839" calcext:value-type="float">
            <text:p>-79.588839</text:p>
          </table:table-cell>
          <table:table-cell office:value-type="float" office:value="296" calcext:value-type="float">
            <text:p>29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8:47Z</text:p>
          </table:table-cell>
          <table:table-cell office:value-type="float" office:value="39.999664" calcext:value-type="float">
            <text:p>39.999664</text:p>
          </table:table-cell>
          <table:table-cell office:value-type="float" office:value="-79.588866" calcext:value-type="float">
            <text:p>-79.588866</text:p>
          </table:table-cell>
          <table:table-cell office:value-type="float" office:value="296" calcext:value-type="float">
            <text:p>29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8:50Z</text:p>
          </table:table-cell>
          <table:table-cell office:value-type="float" office:value="39.999684" calcext:value-type="float">
            <text:p>39.999684</text:p>
          </table:table-cell>
          <table:table-cell office:value-type="float" office:value="-79.588903" calcext:value-type="float">
            <text:p>-79.588903</text:p>
          </table:table-cell>
          <table:table-cell office:value-type="float" office:value="296" calcext:value-type="float">
            <text:p>29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8:55Z</text:p>
          </table:table-cell>
          <table:table-cell office:value-type="float" office:value="39.999714" calcext:value-type="float">
            <text:p>39.999714</text:p>
          </table:table-cell>
          <table:table-cell office:value-type="float" office:value="-79.588922" calcext:value-type="float">
            <text:p>-79.588922</text:p>
          </table:table-cell>
          <table:table-cell office:value-type="float" office:value="295.9" calcext:value-type="float">
            <text:p>295.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8:57Z</text:p>
          </table:table-cell>
          <table:table-cell office:value-type="float" office:value="39.99974" calcext:value-type="float">
            <text:p>39.99974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5.9" calcext:value-type="float">
            <text:p>295.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8:59Z</text:p>
          </table:table-cell>
          <table:table-cell office:value-type="float" office:value="39.999775" calcext:value-type="float">
            <text:p>39.999775</text:p>
          </table:table-cell>
          <table:table-cell office:value-type="float" office:value="-79.588957" calcext:value-type="float">
            <text:p>-79.588957</text:p>
          </table:table-cell>
          <table:table-cell office:value-type="float" office:value="295.8" calcext:value-type="float">
            <text:p>295.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9:01Z</text:p>
          </table:table-cell>
          <table:table-cell office:value-type="float" office:value="39.999799" calcext:value-type="float">
            <text:p>39.999799</text:p>
          </table:table-cell>
          <table:table-cell office:value-type="float" office:value="-79.588979" calcext:value-type="float">
            <text:p>-79.588979</text:p>
          </table:table-cell>
          <table:table-cell office:value-type="float" office:value="295.8" calcext:value-type="float">
            <text:p>295.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9:03Z</text:p>
          </table:table-cell>
          <table:table-cell office:value-type="float" office:value="39.999822" calcext:value-type="float">
            <text:p>39.999822</text:p>
          </table:table-cell>
          <table:table-cell office:value-type="float" office:value="-79.589" calcext:value-type="float">
            <text:p>-79.589</text:p>
          </table:table-cell>
          <table:table-cell office:value-type="float" office:value="295.7" calcext:value-type="float">
            <text:p>295.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09:06Z</text:p>
          </table:table-cell>
          <table:table-cell office:value-type="float" office:value="39.999849" calcext:value-type="float">
            <text:p>39.999849</text:p>
          </table:table-cell>
          <table:table-cell office:value-type="float" office:value="-79.589026" calcext:value-type="float">
            <text:p>-79.589026</text:p>
          </table:table-cell>
          <table:table-cell office:value-type="float" office:value="295.7" calcext:value-type="float">
            <text:p>295.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09:09Z</text:p>
          </table:table-cell>
          <table:table-cell office:value-type="float" office:value="39.999886" calcext:value-type="float">
            <text:p>39.999886</text:p>
          </table:table-cell>
          <table:table-cell office:value-type="float" office:value="-79.589047" calcext:value-type="float">
            <text:p>-79.589047</text:p>
          </table:table-cell>
          <table:table-cell office:value-type="float" office:value="295.6" calcext:value-type="float">
            <text:p>295.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9:11Z</text:p>
          </table:table-cell>
          <table:table-cell office:value-type="float" office:value="39.999919" calcext:value-type="float">
            <text:p>39.999919</text:p>
          </table:table-cell>
          <table:table-cell office:value-type="float" office:value="-79.589062" calcext:value-type="float">
            <text:p>-79.589062</text:p>
          </table:table-cell>
          <table:table-cell office:value-type="float" office:value="295.5" calcext:value-type="float">
            <text:p>295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9:13Z</text:p>
          </table:table-cell>
          <table:table-cell office:value-type="float" office:value="39.99995" calcext:value-type="float">
            <text:p>39.99995</text:p>
          </table:table-cell>
          <table:table-cell office:value-type="float" office:value="-79.589096" calcext:value-type="float">
            <text:p>-79.589096</text:p>
          </table:table-cell>
          <table:table-cell office:value-type="float" office:value="295.5" calcext:value-type="float">
            <text:p>295.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15Z</text:p>
          </table:table-cell>
          <table:table-cell office:value-type="float" office:value="39.999978" calcext:value-type="float">
            <text:p>39.999978</text:p>
          </table:table-cell>
          <table:table-cell office:value-type="float" office:value="-79.589133" calcext:value-type="float">
            <text:p>-79.589133</text:p>
          </table:table-cell>
          <table:table-cell office:value-type="float" office:value="295.4" calcext:value-type="float">
            <text:p>295.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17Z</text:p>
          </table:table-cell>
          <table:table-cell office:value-type="float" office:value="40.000009" calcext:value-type="float">
            <text:p>40.000009</text:p>
          </table:table-cell>
          <table:table-cell office:value-type="float" office:value="-79.589162" calcext:value-type="float">
            <text:p>-79.589162</text:p>
          </table:table-cell>
          <table:table-cell office:value-type="float" office:value="295.4" calcext:value-type="float">
            <text:p>295.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19Z</text:p>
          </table:table-cell>
          <table:table-cell office:value-type="float" office:value="40.000039" calcext:value-type="float">
            <text:p>40.000039</text:p>
          </table:table-cell>
          <table:table-cell office:value-type="float" office:value="-79.589192" calcext:value-type="float">
            <text:p>-79.589192</text:p>
          </table:table-cell>
          <table:table-cell office:value-type="float" office:value="295.3" calcext:value-type="float">
            <text:p>295.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21Z</text:p>
          </table:table-cell>
          <table:table-cell office:value-type="float" office:value="40.000069" calcext:value-type="float">
            <text:p>40.000069</text:p>
          </table:table-cell>
          <table:table-cell office:value-type="float" office:value="-79.589229" calcext:value-type="float">
            <text:p>-79.589229</text:p>
          </table:table-cell>
          <table:table-cell office:value-type="float" office:value="295.3" calcext:value-type="float">
            <text:p>295.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23Z</text:p>
          </table:table-cell>
          <table:table-cell office:value-type="float" office:value="40.000095" calcext:value-type="float">
            <text:p>40.000095</text:p>
          </table:table-cell>
          <table:table-cell office:value-type="float" office:value="-79.589256" calcext:value-type="float">
            <text:p>-79.589256</text:p>
          </table:table-cell>
          <table:table-cell office:value-type="float" office:value="295.2" calcext:value-type="float">
            <text:p>295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25Z</text:p>
          </table:table-cell>
          <table:table-cell office:value-type="float" office:value="40.000118" calcext:value-type="float">
            <text:p>40.000118</text:p>
          </table:table-cell>
          <table:table-cell office:value-type="float" office:value="-79.589275" calcext:value-type="float">
            <text:p>-79.589275</text:p>
          </table:table-cell>
          <table:table-cell office:value-type="float" office:value="295.2" calcext:value-type="float">
            <text:p>295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27Z</text:p>
          </table:table-cell>
          <table:table-cell office:value-type="float" office:value="40.000144" calcext:value-type="float">
            <text:p>40.000144</text:p>
          </table:table-cell>
          <table:table-cell office:value-type="float" office:value="-79.589285" calcext:value-type="float">
            <text:p>-79.589285</text:p>
          </table:table-cell>
          <table:table-cell office:value-type="float" office:value="295.1" calcext:value-type="float">
            <text:p>295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29Z</text:p>
          </table:table-cell>
          <table:table-cell office:value-type="float" office:value="40.000172" calcext:value-type="float">
            <text:p>40.000172</text:p>
          </table:table-cell>
          <table:table-cell office:value-type="float" office:value="-79.589287" calcext:value-type="float">
            <text:p>-79.589287</text:p>
          </table:table-cell>
          <table:table-cell office:value-type="float" office:value="295.1" calcext:value-type="float">
            <text:p>295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31Z</text:p>
          </table:table-cell>
          <table:table-cell office:value-type="float" office:value="40.000199" calcext:value-type="float">
            <text:p>40.000199</text:p>
          </table:table-cell>
          <table:table-cell office:value-type="float" office:value="-79.589283" calcext:value-type="float">
            <text:p>-79.589283</text:p>
          </table:table-cell>
          <table:table-cell office:value-type="float" office:value="295.1" calcext:value-type="float">
            <text:p>295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34Z</text:p>
          </table:table-cell>
          <table:table-cell office:value-type="float" office:value="40.000235" calcext:value-type="float">
            <text:p>40.000235</text:p>
          </table:table-cell>
          <table:table-cell office:value-type="float" office:value="-79.589289" calcext:value-type="float">
            <text:p>-79.589289</text:p>
          </table:table-cell>
          <table:table-cell office:value-type="float" office:value="295" calcext:value-type="float">
            <text:p>2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37Z</text:p>
          </table:table-cell>
          <table:table-cell office:value-type="float" office:value="40.000271" calcext:value-type="float">
            <text:p>40.000271</text:p>
          </table:table-cell>
          <table:table-cell office:value-type="float" office:value="-79.589301" calcext:value-type="float">
            <text:p>-79.589301</text:p>
          </table:table-cell>
          <table:table-cell office:value-type="float" office:value="295" calcext:value-type="float">
            <text:p>29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9:41Z</text:p>
          </table:table-cell>
          <table:table-cell office:value-type="float" office:value="40.000309" calcext:value-type="float">
            <text:p>40.000309</text:p>
          </table:table-cell>
          <table:table-cell office:value-type="float" office:value="-79.589306" calcext:value-type="float">
            <text:p>-79.589306</text:p>
          </table:table-cell>
          <table:table-cell office:value-type="float" office:value="295" calcext:value-type="float">
            <text:p>29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9:44Z</text:p>
          </table:table-cell>
          <table:table-cell office:value-type="float" office:value="40.000343" calcext:value-type="float">
            <text:p>40.000343</text:p>
          </table:table-cell>
          <table:table-cell office:value-type="float" office:value="-79.58929" calcext:value-type="float">
            <text:p>-79.58929</text:p>
          </table:table-cell>
          <table:table-cell office:value-type="float" office:value="295" calcext:value-type="float">
            <text:p>29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9:47Z</text:p>
          </table:table-cell>
          <table:table-cell office:value-type="float" office:value="40.000368" calcext:value-type="float">
            <text:p>40.000368</text:p>
          </table:table-cell>
          <table:table-cell office:value-type="float" office:value="-79.589274" calcext:value-type="float">
            <text:p>-79.589274</text:p>
          </table:table-cell>
          <table:table-cell office:value-type="float" office:value="295" calcext:value-type="float">
            <text:p>2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49Z</text:p>
          </table:table-cell>
          <table:table-cell office:value-type="float" office:value="40.000396" calcext:value-type="float">
            <text:p>40.000396</text:p>
          </table:table-cell>
          <table:table-cell office:value-type="float" office:value="-79.589265" calcext:value-type="float">
            <text:p>-79.589265</text:p>
          </table:table-cell>
          <table:table-cell office:value-type="float" office:value="295" calcext:value-type="float">
            <text:p>2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52Z</text:p>
          </table:table-cell>
          <table:table-cell office:value-type="float" office:value="40.000428" calcext:value-type="float">
            <text:p>40.000428</text:p>
          </table:table-cell>
          <table:table-cell office:value-type="float" office:value="-79.589258" calcext:value-type="float">
            <text:p>-79.589258</text:p>
          </table:table-cell>
          <table:table-cell office:value-type="float" office:value="295" calcext:value-type="float">
            <text:p>2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54Z</text:p>
          </table:table-cell>
          <table:table-cell office:value-type="float" office:value="40.000454" calcext:value-type="float">
            <text:p>40.000454</text:p>
          </table:table-cell>
          <table:table-cell office:value-type="float" office:value="-79.589246" calcext:value-type="float">
            <text:p>-79.589246</text:p>
          </table:table-cell>
          <table:table-cell office:value-type="float" office:value="295" calcext:value-type="float">
            <text:p>2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56Z</text:p>
          </table:table-cell>
          <table:table-cell office:value-type="float" office:value="40.000484" calcext:value-type="float">
            <text:p>40.000484</text:p>
          </table:table-cell>
          <table:table-cell office:value-type="float" office:value="-79.589233" calcext:value-type="float">
            <text:p>-79.589233</text:p>
          </table:table-cell>
          <table:table-cell office:value-type="float" office:value="295" calcext:value-type="float">
            <text:p>2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59Z</text:p>
          </table:table-cell>
          <table:table-cell office:value-type="float" office:value="40.000519" calcext:value-type="float">
            <text:p>40.000519</text:p>
          </table:table-cell>
          <table:table-cell office:value-type="float" office:value="-79.589213" calcext:value-type="float">
            <text:p>-79.589213</text:p>
          </table:table-cell>
          <table:table-cell office:value-type="float" office:value="295" calcext:value-type="float">
            <text:p>29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10:01Z</text:p>
          </table:table-cell>
          <table:table-cell office:value-type="float" office:value="40.000548" calcext:value-type="float">
            <text:p>40.000548</text:p>
          </table:table-cell>
          <table:table-cell office:value-type="float" office:value="-79.589195" calcext:value-type="float">
            <text:p>-79.589195</text:p>
          </table:table-cell>
          <table:table-cell office:value-type="float" office:value="295" calcext:value-type="float">
            <text:p>29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10:03Z</text:p>
          </table:table-cell>
          <table:table-cell office:value-type="float" office:value="40.000578" calcext:value-type="float">
            <text:p>40.000578</text:p>
          </table:table-cell>
          <table:table-cell office:value-type="float" office:value="-79.589181" calcext:value-type="float">
            <text:p>-79.589181</text:p>
          </table:table-cell>
          <table:table-cell office:value-type="float" office:value="295" calcext:value-type="float">
            <text:p>29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10:06Z</text:p>
          </table:table-cell>
          <table:table-cell office:value-type="float" office:value="40.000614" calcext:value-type="float">
            <text:p>40.000614</text:p>
          </table:table-cell>
          <table:table-cell office:value-type="float" office:value="-79.589175" calcext:value-type="float">
            <text:p>-79.589175</text:p>
          </table:table-cell>
          <table:table-cell office:value-type="float" office:value="295" calcext:value-type="float">
            <text:p>29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10:10Z</text:p>
          </table:table-cell>
          <table:table-cell office:value-type="float" office:value="40.000642" calcext:value-type="float">
            <text:p>40.000642</text:p>
          </table:table-cell>
          <table:table-cell office:value-type="float" office:value="-79.589181" calcext:value-type="float">
            <text:p>-79.589181</text:p>
          </table:table-cell>
          <table:table-cell office:value-type="float" office:value="295" calcext:value-type="float">
            <text:p>29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10:13Z</text:p>
          </table:table-cell>
          <table:table-cell office:value-type="float" office:value="40.000669" calcext:value-type="float">
            <text:p>40.000669</text:p>
          </table:table-cell>
          <table:table-cell office:value-type="float" office:value="-79.589178" calcext:value-type="float">
            <text:p>-79.589178</text:p>
          </table:table-cell>
          <table:table-cell office:value-type="float" office:value="295" calcext:value-type="float">
            <text:p>2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0:15Z</text:p>
          </table:table-cell>
          <table:table-cell office:value-type="float" office:value="40.0007" calcext:value-type="float">
            <text:p>40.0007</text:p>
          </table:table-cell>
          <table:table-cell office:value-type="float" office:value="-79.589161" calcext:value-type="float">
            <text:p>-79.589161</text:p>
          </table:table-cell>
          <table:table-cell office:value-type="float" office:value="295" calcext:value-type="float">
            <text:p>29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10:17Z</text:p>
          </table:table-cell>
          <table:table-cell office:value-type="float" office:value="40.00073" calcext:value-type="float">
            <text:p>40.00073</text:p>
          </table:table-cell>
          <table:table-cell office:value-type="float" office:value="-79.589155" calcext:value-type="float">
            <text:p>-79.589155</text:p>
          </table:table-cell>
          <table:table-cell office:value-type="float" office:value="295" calcext:value-type="float">
            <text:p>29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10:19Z</text:p>
          </table:table-cell>
          <table:table-cell office:value-type="float" office:value="40.000759" calcext:value-type="float">
            <text:p>40.000759</text:p>
          </table:table-cell>
          <table:table-cell office:value-type="float" office:value="-79.589157" calcext:value-type="float">
            <text:p>-79.589157</text:p>
          </table:table-cell>
          <table:table-cell office:value-type="float" office:value="295" calcext:value-type="float">
            <text:p>29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10:21Z</text:p>
          </table:table-cell>
          <table:table-cell office:value-type="float" office:value="40.000799" calcext:value-type="float">
            <text:p>40.000799</text:p>
          </table:table-cell>
          <table:table-cell office:value-type="float" office:value="-79.589153" calcext:value-type="float">
            <text:p>-79.589153</text:p>
          </table:table-cell>
          <table:table-cell office:value-type="float" office:value="295" calcext:value-type="float">
            <text:p>29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10:24Z</text:p>
          </table:table-cell>
          <table:table-cell office:value-type="float" office:value="40.00083" calcext:value-type="float">
            <text:p>40.00083</text:p>
          </table:table-cell>
          <table:table-cell office:value-type="float" office:value="-79.589149" calcext:value-type="float">
            <text:p>-79.589149</text:p>
          </table:table-cell>
          <table:table-cell office:value-type="float" office:value="295" calcext:value-type="float">
            <text:p>29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0:27Z</text:p>
          </table:table-cell>
          <table:table-cell office:value-type="float" office:value="40.000849" calcext:value-type="float">
            <text:p>40.000849</text:p>
          </table:table-cell>
          <table:table-cell office:value-type="float" office:value="-79.589111" calcext:value-type="float">
            <text:p>-79.589111</text:p>
          </table:table-cell>
          <table:table-cell office:value-type="float" office:value="295" calcext:value-type="float">
            <text:p>29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0:29Z</text:p>
          </table:table-cell>
          <table:table-cell office:value-type="float" office:value="40.000875" calcext:value-type="float">
            <text:p>40.000875</text:p>
          </table:table-cell>
          <table:table-cell office:value-type="float" office:value="-79.589089" calcext:value-type="float">
            <text:p>-79.589089</text:p>
          </table:table-cell>
          <table:table-cell office:value-type="float" office:value="295" calcext:value-type="float">
            <text:p>29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0:31Z</text:p>
          </table:table-cell>
          <table:table-cell office:value-type="float" office:value="40.000907" calcext:value-type="float">
            <text:p>40.000907</text:p>
          </table:table-cell>
          <table:table-cell office:value-type="float" office:value="-79.58909" calcext:value-type="float">
            <text:p>-79.58909</text:p>
          </table:table-cell>
          <table:table-cell office:value-type="float" office:value="295" calcext:value-type="float">
            <text:p>29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0:34Z</text:p>
          </table:table-cell>
          <table:table-cell office:value-type="float" office:value="40.000931" calcext:value-type="float">
            <text:p>40.000931</text:p>
          </table:table-cell>
          <table:table-cell office:value-type="float" office:value="-79.589071" calcext:value-type="float">
            <text:p>-79.589071</text:p>
          </table:table-cell>
          <table:table-cell office:value-type="float" office:value="294.9" calcext:value-type="float">
            <text:p>294.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0:37Z</text:p>
          </table:table-cell>
          <table:table-cell office:value-type="float" office:value="40.000953" calcext:value-type="float">
            <text:p>40.000953</text:p>
          </table:table-cell>
          <table:table-cell office:value-type="float" office:value="-79.589047" calcext:value-type="float">
            <text:p>-79.589047</text:p>
          </table:table-cell>
          <table:table-cell office:value-type="float" office:value="294.8" calcext:value-type="float">
            <text:p>294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0:40Z</text:p>
          </table:table-cell>
          <table:table-cell office:value-type="float" office:value="40.00098" calcext:value-type="float">
            <text:p>40.00098</text:p>
          </table:table-cell>
          <table:table-cell office:value-type="float" office:value="-79.589024" calcext:value-type="float">
            <text:p>-79.589024</text:p>
          </table:table-cell>
          <table:table-cell office:value-type="float" office:value="294.7" calcext:value-type="float">
            <text:p>294.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10:43Z</text:p>
          </table:table-cell>
          <table:table-cell office:value-type="float" office:value="40.001004" calcext:value-type="float">
            <text:p>40.001004</text:p>
          </table:table-cell>
          <table:table-cell office:value-type="float" office:value="-79.588975" calcext:value-type="float">
            <text:p>-79.588975</text:p>
          </table:table-cell>
          <table:table-cell office:value-type="float" office:value="294.7" calcext:value-type="float">
            <text:p>294.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0:45Z</text:p>
          </table:table-cell>
          <table:table-cell office:value-type="float" office:value="40.001021" calcext:value-type="float">
            <text:p>40.001021</text:p>
          </table:table-cell>
          <table:table-cell office:value-type="float" office:value="-79.588941" calcext:value-type="float">
            <text:p>-79.588941</text:p>
          </table:table-cell>
          <table:table-cell office:value-type="float" office:value="294.8" calcext:value-type="float">
            <text:p>294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0:49Z</text:p>
          </table:table-cell>
          <table:table-cell office:value-type="float" office:value="40.001049" calcext:value-type="float">
            <text:p>40.001049</text:p>
          </table:table-cell>
          <table:table-cell office:value-type="float" office:value="-79.588915" calcext:value-type="float">
            <text:p>-79.588915</text:p>
          </table:table-cell>
          <table:table-cell office:value-type="float" office:value="294.8" calcext:value-type="float">
            <text:p>294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0:52Z</text:p>
          </table:table-cell>
          <table:table-cell office:value-type="float" office:value="40.001055" calcext:value-type="float">
            <text:p>40.001055</text:p>
          </table:table-cell>
          <table:table-cell office:value-type="float" office:value="-79.588871" calcext:value-type="float">
            <text:p>-79.588871</text:p>
          </table:table-cell>
          <table:table-cell office:value-type="float" office:value="294.9" calcext:value-type="float">
            <text:p>294.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0:55Z</text:p>
          </table:table-cell>
          <table:table-cell office:value-type="float" office:value="40.001058" calcext:value-type="float">
            <text:p>40.001058</text:p>
          </table:table-cell>
          <table:table-cell office:value-type="float" office:value="-79.588827" calcext:value-type="float">
            <text:p>-79.588827</text:p>
          </table:table-cell>
          <table:table-cell office:value-type="float" office:value="294.9" calcext:value-type="float">
            <text:p>294.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0:58Z</text:p>
          </table:table-cell>
          <table:table-cell office:value-type="float" office:value="40.001068" calcext:value-type="float">
            <text:p>40.001068</text:p>
          </table:table-cell>
          <table:table-cell office:value-type="float" office:value="-79.588788" calcext:value-type="float">
            <text:p>-79.588788</text:p>
          </table:table-cell>
          <table:table-cell office:value-type="float" office:value="295" calcext:value-type="float">
            <text:p>2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1:00Z</text:p>
          </table:table-cell>
          <table:table-cell office:value-type="float" office:value="40.001081" calcext:value-type="float">
            <text:p>40.001081</text:p>
          </table:table-cell>
          <table:table-cell office:value-type="float" office:value="-79.588752" calcext:value-type="float">
            <text:p>-79.588752</text:p>
          </table:table-cell>
          <table:table-cell office:value-type="float" office:value="295" calcext:value-type="float">
            <text:p>2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1:11Z</text:p>
          </table:table-cell>
          <table:table-cell office:value-type="float" office:value="40.001109" calcext:value-type="float">
            <text:p>40.001109</text:p>
          </table:table-cell>
          <table:table-cell office:value-type="float" office:value="-79.588766" calcext:value-type="float">
            <text:p>-79.588766</text:p>
          </table:table-cell>
          <table:table-cell office:value-type="float" office:value="295.1" calcext:value-type="float">
            <text:p>295.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11:17Z</text:p>
          </table:table-cell>
          <table:table-cell office:value-type="float" office:value="40.001128" calcext:value-type="float">
            <text:p>40.001128</text:p>
          </table:table-cell>
          <table:table-cell office:value-type="float" office:value="-79.588793" calcext:value-type="float">
            <text:p>-79.588793</text:p>
          </table:table-cell>
          <table:table-cell office:value-type="float" office:value="295" calcext:value-type="float">
            <text:p>29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11:28Z</text:p>
          </table:table-cell>
          <table:table-cell office:value-type="float" office:value="40.001148" calcext:value-type="float">
            <text:p>40.001148</text:p>
          </table:table-cell>
          <table:table-cell office:value-type="float" office:value="-79.588768" calcext:value-type="float">
            <text:p>-79.588768</text:p>
          </table:table-cell>
          <table:table-cell office:value-type="float" office:value="295.2" calcext:value-type="float">
            <text:p>295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1:42Z</text:p>
          </table:table-cell>
          <table:table-cell office:value-type="float" office:value="40.00114" calcext:value-type="float">
            <text:p>40.00114</text:p>
          </table:table-cell>
          <table:table-cell office:value-type="float" office:value="-79.588805" calcext:value-type="float">
            <text:p>-79.588805</text:p>
          </table:table-cell>
          <table:table-cell office:value-type="float" office:value="295" calcext:value-type="float">
            <text:p>29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11:47Z</text:p>
          </table:table-cell>
          <table:table-cell office:value-type="float" office:value="40.001132" calcext:value-type="float">
            <text:p>40.001132</text:p>
          </table:table-cell>
          <table:table-cell office:value-type="float" office:value="-79.588847" calcext:value-type="float">
            <text:p>-79.588847</text:p>
          </table:table-cell>
          <table:table-cell office:value-type="float" office:value="294.8" calcext:value-type="float">
            <text:p>294.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11:51Z</text:p>
          </table:table-cell>
          <table:table-cell office:value-type="float" office:value="40.001156" calcext:value-type="float">
            <text:p>40.001156</text:p>
          </table:table-cell>
          <table:table-cell office:value-type="float" office:value="-79.588829" calcext:value-type="float">
            <text:p>-79.588829</text:p>
          </table:table-cell>
          <table:table-cell office:value-type="float" office:value="294.8" calcext:value-type="float">
            <text:p>294.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11:54Z</text:p>
          </table:table-cell>
          <table:table-cell office:value-type="float" office:value="40.001162" calcext:value-type="float">
            <text:p>40.001162</text:p>
          </table:table-cell>
          <table:table-cell office:value-type="float" office:value="-79.588794" calcext:value-type="float">
            <text:p>-79.588794</text:p>
          </table:table-cell>
          <table:table-cell office:value-type="float" office:value="295" calcext:value-type="float">
            <text:p>29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12:01Z</text:p>
          </table:table-cell>
          <table:table-cell office:value-type="float" office:value="40.001187" calcext:value-type="float">
            <text:p>40.001187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5" calcext:value-type="float">
            <text:p>2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2:03Z</text:p>
          </table:table-cell>
          <table:table-cell office:value-type="float" office:value="40.001205" calcext:value-type="float">
            <text:p>40.001205</text:p>
          </table:table-cell>
          <table:table-cell office:value-type="float" office:value="-79.588839" calcext:value-type="float">
            <text:p>-79.588839</text:p>
          </table:table-cell>
          <table:table-cell office:value-type="float" office:value="294.9" calcext:value-type="float">
            <text:p>294.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2:06Z</text:p>
          </table:table-cell>
          <table:table-cell office:value-type="float" office:value="40.00121" calcext:value-type="float">
            <text:p>40.00121</text:p>
          </table:table-cell>
          <table:table-cell office:value-type="float" office:value="-79.588876" calcext:value-type="float">
            <text:p>-79.588876</text:p>
          </table:table-cell>
          <table:table-cell office:value-type="float" office:value="294.8" calcext:value-type="float">
            <text:p>294.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2:09Z</text:p>
          </table:table-cell>
          <table:table-cell office:value-type="float" office:value="40.001223" calcext:value-type="float">
            <text:p>40.001223</text:p>
          </table:table-cell>
          <table:table-cell office:value-type="float" office:value="-79.588909" calcext:value-type="float">
            <text:p>-79.588909</text:p>
          </table:table-cell>
          <table:table-cell office:value-type="float" office:value="294.8" calcext:value-type="float">
            <text:p>294.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2:11Z</text:p>
          </table:table-cell>
          <table:table-cell office:value-type="float" office:value="40.001241" calcext:value-type="float">
            <text:p>40.001241</text:p>
          </table:table-cell>
          <table:table-cell office:value-type="float" office:value="-79.588944" calcext:value-type="float">
            <text:p>-79.588944</text:p>
          </table:table-cell>
          <table:table-cell office:value-type="float" office:value="294.8" calcext:value-type="float">
            <text:p>294.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2:13Z</text:p>
          </table:table-cell>
          <table:table-cell office:value-type="float" office:value="40.001275" calcext:value-type="float">
            <text:p>40.001275</text:p>
          </table:table-cell>
          <table:table-cell office:value-type="float" office:value="-79.58897" calcext:value-type="float">
            <text:p>-79.58897</text:p>
          </table:table-cell>
          <table:table-cell office:value-type="float" office:value="294.8" calcext:value-type="float">
            <text:p>294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2:15Z</text:p>
          </table:table-cell>
          <table:table-cell office:value-type="float" office:value="40.001309" calcext:value-type="float">
            <text:p>40.001309</text:p>
          </table:table-cell>
          <table:table-cell office:value-type="float" office:value="-79.588983" calcext:value-type="float">
            <text:p>-79.588983</text:p>
          </table:table-cell>
          <table:table-cell office:value-type="float" office:value="294.7" calcext:value-type="float">
            <text:p>294.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2:19Z</text:p>
          </table:table-cell>
          <table:table-cell office:value-type="float" office:value="40.001345" calcext:value-type="float">
            <text:p>40.001345</text:p>
          </table:table-cell>
          <table:table-cell office:value-type="float" office:value="-79.588981" calcext:value-type="float">
            <text:p>-79.588981</text:p>
          </table:table-cell>
          <table:table-cell office:value-type="float" office:value="294.9" calcext:value-type="float">
            <text:p>294.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2:21Z</text:p>
          </table:table-cell>
          <table:table-cell office:value-type="float" office:value="40.001376" calcext:value-type="float">
            <text:p>40.001376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95" calcext:value-type="float">
            <text:p>29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2:23Z</text:p>
          </table:table-cell>
          <table:table-cell office:value-type="float" office:value="40.001406" calcext:value-type="float">
            <text:p>40.001406</text:p>
          </table:table-cell>
          <table:table-cell office:value-type="float" office:value="-79.588979" calcext:value-type="float">
            <text:p>-79.588979</text:p>
          </table:table-cell>
          <table:table-cell office:value-type="float" office:value="295.1" calcext:value-type="float">
            <text:p>295.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2:25Z</text:p>
          </table:table-cell>
          <table:table-cell office:value-type="float" office:value="40.001435" calcext:value-type="float">
            <text:p>40.001435</text:p>
          </table:table-cell>
          <table:table-cell office:value-type="float" office:value="-79.588988" calcext:value-type="float">
            <text:p>-79.588988</text:p>
          </table:table-cell>
          <table:table-cell office:value-type="float" office:value="294.9" calcext:value-type="float">
            <text:p>294.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2:29Z</text:p>
          </table:table-cell>
          <table:table-cell office:value-type="float" office:value="40.001468" calcext:value-type="float">
            <text:p>40.001468</text:p>
          </table:table-cell>
          <table:table-cell office:value-type="float" office:value="-79.588986" calcext:value-type="float">
            <text:p>-79.588986</text:p>
          </table:table-cell>
          <table:table-cell office:value-type="float" office:value="294.8" calcext:value-type="float">
            <text:p>294.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2:31Z</text:p>
          </table:table-cell>
          <table:table-cell office:value-type="float" office:value="40.001491" calcext:value-type="float">
            <text:p>40.001491</text:p>
          </table:table-cell>
          <table:table-cell office:value-type="float" office:value="-79.588963" calcext:value-type="float">
            <text:p>-79.588963</text:p>
          </table:table-cell>
          <table:table-cell office:value-type="float" office:value="294.7" calcext:value-type="float">
            <text:p>294.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2:33Z</text:p>
          </table:table-cell>
          <table:table-cell office:value-type="float" office:value="40.001521" calcext:value-type="float">
            <text:p>40.001521</text:p>
          </table:table-cell>
          <table:table-cell office:value-type="float" office:value="-79.588958" calcext:value-type="float">
            <text:p>-79.588958</text:p>
          </table:table-cell>
          <table:table-cell office:value-type="float" office:value="294.7" calcext:value-type="float">
            <text:p>294.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2:35Z</text:p>
          </table:table-cell>
          <table:table-cell office:value-type="float" office:value="40.001558" calcext:value-type="float">
            <text:p>40.001558</text:p>
          </table:table-cell>
          <table:table-cell office:value-type="float" office:value="-79.588961" calcext:value-type="float">
            <text:p>-79.588961</text:p>
          </table:table-cell>
          <table:table-cell office:value-type="float" office:value="294.8" calcext:value-type="float">
            <text:p>294.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1:12:38Z</text:p>
          </table:table-cell>
          <table:table-cell office:value-type="float" office:value="40.001588" calcext:value-type="float">
            <text:p>40.001588</text:p>
          </table:table-cell>
          <table:table-cell office:value-type="float" office:value="-79.588955" calcext:value-type="float">
            <text:p>-79.588955</text:p>
          </table:table-cell>
          <table:table-cell office:value-type="float" office:value="294.9" calcext:value-type="float">
            <text:p>294.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1:12:41Z</text:p>
          </table:table-cell>
          <table:table-cell office:value-type="float" office:value="40.001617" calcext:value-type="float">
            <text:p>40.001617</text:p>
          </table:table-cell>
          <table:table-cell office:value-type="float" office:value="-79.588932" calcext:value-type="float">
            <text:p>-79.588932</text:p>
          </table:table-cell>
          <table:table-cell office:value-type="float" office:value="294.9" calcext:value-type="float">
            <text:p>294.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1:12:44Z</text:p>
          </table:table-cell>
          <table:table-cell office:value-type="float" office:value="40.001653" calcext:value-type="float">
            <text:p>40.001653</text:p>
          </table:table-cell>
          <table:table-cell office:value-type="float" office:value="-79.588924" calcext:value-type="float">
            <text:p>-79.588924</text:p>
          </table:table-cell>
          <table:table-cell office:value-type="float" office:value="295" calcext:value-type="float">
            <text:p>29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2:47Z</text:p>
          </table:table-cell>
          <table:table-cell office:value-type="float" office:value="40.001681" calcext:value-type="float">
            <text:p>40.001681</text:p>
          </table:table-cell>
          <table:table-cell office:value-type="float" office:value="-79.588927" calcext:value-type="float">
            <text:p>-79.588927</text:p>
          </table:table-cell>
          <table:table-cell office:value-type="float" office:value="295" calcext:value-type="float">
            <text:p>29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2:51Z</text:p>
          </table:table-cell>
          <table:table-cell office:value-type="float" office:value="40.001713" calcext:value-type="float">
            <text:p>40.001713</text:p>
          </table:table-cell>
          <table:table-cell office:value-type="float" office:value="-79.588916" calcext:value-type="float">
            <text:p>-79.588916</text:p>
          </table:table-cell>
          <table:table-cell office:value-type="float" office:value="295" calcext:value-type="float">
            <text:p>29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2:53Z</text:p>
          </table:table-cell>
          <table:table-cell office:value-type="float" office:value="40.001752" calcext:value-type="float">
            <text:p>40.001752</text:p>
          </table:table-cell>
          <table:table-cell office:value-type="float" office:value="-79.588915" calcext:value-type="float">
            <text:p>-79.588915</text:p>
          </table:table-cell>
          <table:table-cell office:value-type="float" office:value="295" calcext:value-type="float">
            <text:p>29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2:56Z</text:p>
          </table:table-cell>
          <table:table-cell office:value-type="float" office:value="40.001786" calcext:value-type="float">
            <text:p>40.001786</text:p>
          </table:table-cell>
          <table:table-cell office:value-type="float" office:value="-79.588912" calcext:value-type="float">
            <text:p>-79.588912</text:p>
          </table:table-cell>
          <table:table-cell office:value-type="float" office:value="295" calcext:value-type="float">
            <text:p>29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2:59Z</text:p>
          </table:table-cell>
          <table:table-cell office:value-type="float" office:value="40.001825" calcext:value-type="float">
            <text:p>40.001825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95" calcext:value-type="float">
            <text:p>2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3:02Z</text:p>
          </table:table-cell>
          <table:table-cell office:value-type="float" office:value="40.001855" calcext:value-type="float">
            <text:p>40.001855</text:p>
          </table:table-cell>
          <table:table-cell office:value-type="float" office:value="-79.588886" calcext:value-type="float">
            <text:p>-79.588886</text:p>
          </table:table-cell>
          <table:table-cell office:value-type="float" office:value="295" calcext:value-type="float">
            <text:p>29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3:05Z</text:p>
          </table:table-cell>
          <table:table-cell office:value-type="float" office:value="40.001876" calcext:value-type="float">
            <text:p>40.001876</text:p>
          </table:table-cell>
          <table:table-cell office:value-type="float" office:value="-79.588863" calcext:value-type="float">
            <text:p>-79.588863</text:p>
          </table:table-cell>
          <table:table-cell office:value-type="float" office:value="295" calcext:value-type="float">
            <text:p>29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13:12Z</text:p>
          </table:table-cell>
          <table:table-cell office:value-type="float" office:value="40.001912" calcext:value-type="float">
            <text:p>40.001912</text:p>
          </table:table-cell>
          <table:table-cell office:value-type="float" office:value="-79.58887" calcext:value-type="float">
            <text:p>-79.58887</text:p>
          </table:table-cell>
          <table:table-cell office:value-type="float" office:value="295" calcext:value-type="float">
            <text:p>29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13:15Z</text:p>
          </table:table-cell>
          <table:table-cell office:value-type="float" office:value="40.001939" calcext:value-type="float">
            <text:p>40.001939</text:p>
          </table:table-cell>
          <table:table-cell office:value-type="float" office:value="-79.588865" calcext:value-type="float">
            <text:p>-79.588865</text:p>
          </table:table-cell>
          <table:table-cell office:value-type="float" office:value="295" calcext:value-type="float">
            <text:p>29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13:17Z</text:p>
          </table:table-cell>
          <table:table-cell office:value-type="float" office:value="40.001969" calcext:value-type="float">
            <text:p>40.001969</text:p>
          </table:table-cell>
          <table:table-cell office:value-type="float" office:value="-79.588854" calcext:value-type="float">
            <text:p>-79.588854</text:p>
          </table:table-cell>
          <table:table-cell office:value-type="float" office:value="295" calcext:value-type="float">
            <text:p>29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13:19Z</text:p>
          </table:table-cell>
          <table:table-cell office:value-type="float" office:value="40.001998" calcext:value-type="float">
            <text:p>40.001998</text:p>
          </table:table-cell>
          <table:table-cell office:value-type="float" office:value="-79.588857" calcext:value-type="float">
            <text:p>-79.588857</text:p>
          </table:table-cell>
          <table:table-cell office:value-type="float" office:value="295" calcext:value-type="float">
            <text:p>29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13:21Z</text:p>
          </table:table-cell>
          <table:table-cell office:value-type="float" office:value="40.002033" calcext:value-type="float">
            <text:p>40.002033</text:p>
          </table:table-cell>
          <table:table-cell office:value-type="float" office:value="-79.588859" calcext:value-type="float">
            <text:p>-79.588859</text:p>
          </table:table-cell>
          <table:table-cell office:value-type="float" office:value="295" calcext:value-type="float">
            <text:p>2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3:23Z</text:p>
          </table:table-cell>
          <table:table-cell office:value-type="float" office:value="40.002067" calcext:value-type="float">
            <text:p>40.002067</text:p>
          </table:table-cell>
          <table:table-cell office:value-type="float" office:value="-79.588851" calcext:value-type="float">
            <text:p>-79.588851</text:p>
          </table:table-cell>
          <table:table-cell office:value-type="float" office:value="295" calcext:value-type="float">
            <text:p>29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13:25Z</text:p>
          </table:table-cell>
          <table:table-cell office:value-type="float" office:value="40.002099" calcext:value-type="float">
            <text:p>40.002099</text:p>
          </table:table-cell>
          <table:table-cell office:value-type="float" office:value="-79.588835" calcext:value-type="float">
            <text:p>-79.588835</text:p>
          </table:table-cell>
          <table:table-cell office:value-type="float" office:value="295" calcext:value-type="float">
            <text:p>29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3:28Z</text:p>
          </table:table-cell>
          <table:table-cell office:value-type="float" office:value="40.002128" calcext:value-type="float">
            <text:p>40.002128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95" calcext:value-type="float">
            <text:p>2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3:30Z</text:p>
          </table:table-cell>
          <table:table-cell office:value-type="float" office:value="40.002158" calcext:value-type="float">
            <text:p>40.002158</text:p>
          </table:table-cell>
          <table:table-cell office:value-type="float" office:value="-79.588834" calcext:value-type="float">
            <text:p>-79.588834</text:p>
          </table:table-cell>
          <table:table-cell office:value-type="float" office:value="295" calcext:value-type="float">
            <text:p>29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3:32Z</text:p>
          </table:table-cell>
          <table:table-cell office:value-type="float" office:value="40.002185" calcext:value-type="float">
            <text:p>40.002185</text:p>
          </table:table-cell>
          <table:table-cell office:value-type="float" office:value="-79.588828" calcext:value-type="float">
            <text:p>-79.588828</text:p>
          </table:table-cell>
          <table:table-cell office:value-type="float" office:value="295.1" calcext:value-type="float">
            <text:p>295.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3:34Z</text:p>
          </table:table-cell>
          <table:table-cell office:value-type="float" office:value="40.002226" calcext:value-type="float">
            <text:p>40.002226</text:p>
          </table:table-cell>
          <table:table-cell office:value-type="float" office:value="-79.588819" calcext:value-type="float">
            <text:p>-79.588819</text:p>
          </table:table-cell>
          <table:table-cell office:value-type="float" office:value="295.2" calcext:value-type="float">
            <text:p>295.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3:36Z</text:p>
          </table:table-cell>
          <table:table-cell office:value-type="float" office:value="40.002253" calcext:value-type="float">
            <text:p>40.002253</text:p>
          </table:table-cell>
          <table:table-cell office:value-type="float" office:value="-79.588814" calcext:value-type="float">
            <text:p>-79.588814</text:p>
          </table:table-cell>
          <table:table-cell office:value-type="float" office:value="295.2" calcext:value-type="float">
            <text:p>295.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3:39Z</text:p>
          </table:table-cell>
          <table:table-cell office:value-type="float" office:value="40.002294" calcext:value-type="float">
            <text:p>40.002294</text:p>
          </table:table-cell>
          <table:table-cell office:value-type="float" office:value="-79.588803" calcext:value-type="float">
            <text:p>-79.588803</text:p>
          </table:table-cell>
          <table:table-cell office:value-type="float" office:value="295.3" calcext:value-type="float">
            <text:p>295.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3:41Z</text:p>
          </table:table-cell>
          <table:table-cell office:value-type="float" office:value="40.002323" calcext:value-type="float">
            <text:p>40.002323</text:p>
          </table:table-cell>
          <table:table-cell office:value-type="float" office:value="-79.588792" calcext:value-type="float">
            <text:p>-79.588792</text:p>
          </table:table-cell>
          <table:table-cell office:value-type="float" office:value="295.4" calcext:value-type="float">
            <text:p>295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3:43Z</text:p>
          </table:table-cell>
          <table:table-cell office:value-type="float" office:value="40.002361" calcext:value-type="float">
            <text:p>40.002361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95.5" calcext:value-type="float">
            <text:p>295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3:45Z</text:p>
          </table:table-cell>
          <table:table-cell office:value-type="float" office:value="40.00239" calcext:value-type="float">
            <text:p>40.00239</text:p>
          </table:table-cell>
          <table:table-cell office:value-type="float" office:value="-79.588784" calcext:value-type="float">
            <text:p>-79.588784</text:p>
          </table:table-cell>
          <table:table-cell office:value-type="float" office:value="295.6" calcext:value-type="float">
            <text:p>295.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3:49Z</text:p>
          </table:table-cell>
          <table:table-cell office:value-type="float" office:value="40.002414" calcext:value-type="float">
            <text:p>40.002414</text:p>
          </table:table-cell>
          <table:table-cell office:value-type="float" office:value="-79.58876" calcext:value-type="float">
            <text:p>-79.58876</text:p>
          </table:table-cell>
          <table:table-cell office:value-type="float" office:value="295.6" calcext:value-type="float">
            <text:p>295.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3:52Z</text:p>
          </table:table-cell>
          <table:table-cell office:value-type="float" office:value="40.002441" calcext:value-type="float">
            <text:p>40.002441</text:p>
          </table:table-cell>
          <table:table-cell office:value-type="float" office:value="-79.588736" calcext:value-type="float">
            <text:p>-79.588736</text:p>
          </table:table-cell>
          <table:table-cell office:value-type="float" office:value="295.7" calcext:value-type="float">
            <text:p>295.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3:54Z</text:p>
          </table:table-cell>
          <table:table-cell office:value-type="float" office:value="40.002474" calcext:value-type="float">
            <text:p>40.002474</text:p>
          </table:table-cell>
          <table:table-cell office:value-type="float" office:value="-79.588724" calcext:value-type="float">
            <text:p>-79.588724</text:p>
          </table:table-cell>
          <table:table-cell office:value-type="float" office:value="295.8" calcext:value-type="float">
            <text:p>295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3:57Z</text:p>
          </table:table-cell>
          <table:table-cell office:value-type="float" office:value="40.002505" calcext:value-type="float">
            <text:p>40.002505</text:p>
          </table:table-cell>
          <table:table-cell office:value-type="float" office:value="-79.588719" calcext:value-type="float">
            <text:p>-79.588719</text:p>
          </table:table-cell>
          <table:table-cell office:value-type="float" office:value="295.9" calcext:value-type="float">
            <text:p>295.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4:00Z</text:p>
          </table:table-cell>
          <table:table-cell office:value-type="float" office:value="40.002533" calcext:value-type="float">
            <text:p>40.002533</text:p>
          </table:table-cell>
          <table:table-cell office:value-type="float" office:value="-79.588709" calcext:value-type="float">
            <text:p>-79.588709</text:p>
          </table:table-cell>
          <table:table-cell office:value-type="float" office:value="295.9" calcext:value-type="float">
            <text:p>295.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03Z</text:p>
          </table:table-cell>
          <table:table-cell office:value-type="float" office:value="40.002566" calcext:value-type="float">
            <text:p>40.002566</text:p>
          </table:table-cell>
          <table:table-cell office:value-type="float" office:value="-79.588697" calcext:value-type="float">
            <text:p>-79.588697</text:p>
          </table:table-cell>
          <table:table-cell office:value-type="float" office:value="296" calcext:value-type="float">
            <text:p>29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05Z</text:p>
          </table:table-cell>
          <table:table-cell office:value-type="float" office:value="40.002594" calcext:value-type="float">
            <text:p>40.002594</text:p>
          </table:table-cell>
          <table:table-cell office:value-type="float" office:value="-79.588701" calcext:value-type="float">
            <text:p>-79.588701</text:p>
          </table:table-cell>
          <table:table-cell office:value-type="float" office:value="295.8" calcext:value-type="float">
            <text:p>295.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08Z</text:p>
          </table:table-cell>
          <table:table-cell office:value-type="float" office:value="40.002625" calcext:value-type="float">
            <text:p>40.002625</text:p>
          </table:table-cell>
          <table:table-cell office:value-type="float" office:value="-79.588698" calcext:value-type="float">
            <text:p>-79.588698</text:p>
          </table:table-cell>
          <table:table-cell office:value-type="float" office:value="295.6" calcext:value-type="float">
            <text:p>295.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11Z</text:p>
          </table:table-cell>
          <table:table-cell office:value-type="float" office:value="40.00266" calcext:value-type="float">
            <text:p>40.00266</text:p>
          </table:table-cell>
          <table:table-cell office:value-type="float" office:value="-79.588693" calcext:value-type="float">
            <text:p>-79.588693</text:p>
          </table:table-cell>
          <table:table-cell office:value-type="float" office:value="295.5" calcext:value-type="float">
            <text:p>295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14Z</text:p>
          </table:table-cell>
          <table:table-cell office:value-type="float" office:value="40.002689" calcext:value-type="float">
            <text:p>40.002689</text:p>
          </table:table-cell>
          <table:table-cell office:value-type="float" office:value="-79.588705" calcext:value-type="float">
            <text:p>-79.588705</text:p>
          </table:table-cell>
          <table:table-cell office:value-type="float" office:value="295.3" calcext:value-type="float">
            <text:p>295.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18Z</text:p>
          </table:table-cell>
          <table:table-cell office:value-type="float" office:value="40.002707" calcext:value-type="float">
            <text:p>40.002707</text:p>
          </table:table-cell>
          <table:table-cell office:value-type="float" office:value="-79.588735" calcext:value-type="float">
            <text:p>-79.588735</text:p>
          </table:table-cell>
          <table:table-cell office:value-type="float" office:value="295.2" calcext:value-type="float">
            <text:p>295.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4:21Z</text:p>
          </table:table-cell>
          <table:table-cell office:value-type="float" office:value="40.002736" calcext:value-type="float">
            <text:p>40.002736</text:p>
          </table:table-cell>
          <table:table-cell office:value-type="float" office:value="-79.588777" calcext:value-type="float">
            <text:p>-79.588777</text:p>
          </table:table-cell>
          <table:table-cell office:value-type="float" office:value="295.3" calcext:value-type="float">
            <text:p>295.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4:23Z</text:p>
          </table:table-cell>
          <table:table-cell office:value-type="float" office:value="40.00276" calcext:value-type="float">
            <text:p>40.00276</text:p>
          </table:table-cell>
          <table:table-cell office:value-type="float" office:value="-79.588803" calcext:value-type="float">
            <text:p>-79.588803</text:p>
          </table:table-cell>
          <table:table-cell office:value-type="float" office:value="295.3" calcext:value-type="float">
            <text:p>295.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4:26Z</text:p>
          </table:table-cell>
          <table:table-cell office:value-type="float" office:value="40.00279" calcext:value-type="float">
            <text:p>40.00279</text:p>
          </table:table-cell>
          <table:table-cell office:value-type="float" office:value="-79.588812" calcext:value-type="float">
            <text:p>-79.588812</text:p>
          </table:table-cell>
          <table:table-cell office:value-type="float" office:value="295.4" calcext:value-type="float">
            <text:p>295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28Z</text:p>
          </table:table-cell>
          <table:table-cell office:value-type="float" office:value="40.002819" calcext:value-type="float">
            <text:p>40.002819</text:p>
          </table:table-cell>
          <table:table-cell office:value-type="float" office:value="-79.588814" calcext:value-type="float">
            <text:p>-79.588814</text:p>
          </table:table-cell>
          <table:table-cell office:value-type="float" office:value="295.3" calcext:value-type="float">
            <text:p>295.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4:30Z</text:p>
          </table:table-cell>
          <table:table-cell office:value-type="float" office:value="40.002846" calcext:value-type="float">
            <text:p>40.002846</text:p>
          </table:table-cell>
          <table:table-cell office:value-type="float" office:value="-79.588819" calcext:value-type="float">
            <text:p>-79.588819</text:p>
          </table:table-cell>
          <table:table-cell office:value-type="float" office:value="295.2" calcext:value-type="float">
            <text:p>295.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4:33Z</text:p>
          </table:table-cell>
          <table:table-cell office:value-type="float" office:value="40.002881" calcext:value-type="float">
            <text:p>40.002881</text:p>
          </table:table-cell>
          <table:table-cell office:value-type="float" office:value="-79.588822" calcext:value-type="float">
            <text:p>-79.588822</text:p>
          </table:table-cell>
          <table:table-cell office:value-type="float" office:value="295.1" calcext:value-type="float">
            <text:p>295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14:35Z</text:p>
          </table:table-cell>
          <table:table-cell office:value-type="float" office:value="40.002908" calcext:value-type="float">
            <text:p>40.002908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95" calcext:value-type="float">
            <text:p>29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4:37Z</text:p>
          </table:table-cell>
          <table:table-cell office:value-type="float" office:value="40.002946" calcext:value-type="float">
            <text:p>40.002946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5" calcext:value-type="float">
            <text:p>2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39Z</text:p>
          </table:table-cell>
          <table:table-cell office:value-type="float" office:value="40.002976" calcext:value-type="float">
            <text:p>40.002976</text:p>
          </table:table-cell>
          <table:table-cell office:value-type="float" office:value="-79.588854" calcext:value-type="float">
            <text:p>-79.588854</text:p>
          </table:table-cell>
          <table:table-cell office:value-type="float" office:value="295" calcext:value-type="float">
            <text:p>2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41Z</text:p>
          </table:table-cell>
          <table:table-cell office:value-type="float" office:value="40.003005" calcext:value-type="float">
            <text:p>40.003005</text:p>
          </table:table-cell>
          <table:table-cell office:value-type="float" office:value="-79.588857" calcext:value-type="float">
            <text:p>-79.588857</text:p>
          </table:table-cell>
          <table:table-cell office:value-type="float" office:value="295" calcext:value-type="float">
            <text:p>29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4:44Z</text:p>
          </table:table-cell>
          <table:table-cell office:value-type="float" office:value="40.003041" calcext:value-type="float">
            <text:p>40.003041</text:p>
          </table:table-cell>
          <table:table-cell office:value-type="float" office:value="-79.588862" calcext:value-type="float">
            <text:p>-79.588862</text:p>
          </table:table-cell>
          <table:table-cell office:value-type="float" office:value="295" calcext:value-type="float">
            <text:p>29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4:47Z</text:p>
          </table:table-cell>
          <table:table-cell office:value-type="float" office:value="40.003078" calcext:value-type="float">
            <text:p>40.003078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95" calcext:value-type="float">
            <text:p>29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4:50Z</text:p>
          </table:table-cell>
          <table:table-cell office:value-type="float" office:value="40.003116" calcext:value-type="float">
            <text:p>40.003116</text:p>
          </table:table-cell>
          <table:table-cell office:value-type="float" office:value="-79.588861" calcext:value-type="float">
            <text:p>-79.588861</text:p>
          </table:table-cell>
          <table:table-cell office:value-type="float" office:value="294.9" calcext:value-type="float">
            <text:p>294.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53Z</text:p>
          </table:table-cell>
          <table:table-cell office:value-type="float" office:value="40.003146" calcext:value-type="float">
            <text:p>40.003146</text:p>
          </table:table-cell>
          <table:table-cell office:value-type="float" office:value="-79.588852" calcext:value-type="float">
            <text:p>-79.588852</text:p>
          </table:table-cell>
          <table:table-cell office:value-type="float" office:value="294.9" calcext:value-type="float">
            <text:p>294.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56Z</text:p>
          </table:table-cell>
          <table:table-cell office:value-type="float" office:value="40.003181" calcext:value-type="float">
            <text:p>40.003181</text:p>
          </table:table-cell>
          <table:table-cell office:value-type="float" office:value="-79.588829" calcext:value-type="float">
            <text:p>-79.588829</text:p>
          </table:table-cell>
          <table:table-cell office:value-type="float" office:value="294.8" calcext:value-type="float">
            <text:p>294.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5:00Z</text:p>
          </table:table-cell>
          <table:table-cell office:value-type="float" office:value="40.003212" calcext:value-type="float">
            <text:p>40.003212</text:p>
          </table:table-cell>
          <table:table-cell office:value-type="float" office:value="-79.588813" calcext:value-type="float">
            <text:p>-79.588813</text:p>
          </table:table-cell>
          <table:table-cell office:value-type="float" office:value="294.8" calcext:value-type="float">
            <text:p>294.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5:03Z</text:p>
          </table:table-cell>
          <table:table-cell office:value-type="float" office:value="40.003242" calcext:value-type="float">
            <text:p>40.003242</text:p>
          </table:table-cell>
          <table:table-cell office:value-type="float" office:value="-79.588798" calcext:value-type="float">
            <text:p>-79.588798</text:p>
          </table:table-cell>
          <table:table-cell office:value-type="float" office:value="294.7" calcext:value-type="float">
            <text:p>294.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5:06Z</text:p>
          </table:table-cell>
          <table:table-cell office:value-type="float" office:value="40.003284" calcext:value-type="float">
            <text:p>40.003284</text:p>
          </table:table-cell>
          <table:table-cell office:value-type="float" office:value="-79.588802" calcext:value-type="float">
            <text:p>-79.588802</text:p>
          </table:table-cell>
          <table:table-cell office:value-type="float" office:value="294.7" calcext:value-type="float">
            <text:p>294.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5:09Z</text:p>
          </table:table-cell>
          <table:table-cell office:value-type="float" office:value="40.003317" calcext:value-type="float">
            <text:p>40.003317</text:p>
          </table:table-cell>
          <table:table-cell office:value-type="float" office:value="-79.5888" calcext:value-type="float">
            <text:p>-79.5888</text:p>
          </table:table-cell>
          <table:table-cell office:value-type="float" office:value="294.6" calcext:value-type="float">
            <text:p>294.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5:13Z</text:p>
          </table:table-cell>
          <table:table-cell office:value-type="float" office:value="40.003349" calcext:value-type="float">
            <text:p>40.003349</text:p>
          </table:table-cell>
          <table:table-cell office:value-type="float" office:value="-79.588797" calcext:value-type="float">
            <text:p>-79.588797</text:p>
          </table:table-cell>
          <table:table-cell office:value-type="float" office:value="294.6" calcext:value-type="float">
            <text:p>294.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5:15Z</text:p>
          </table:table-cell>
          <table:table-cell office:value-type="float" office:value="40.003378" calcext:value-type="float">
            <text:p>40.003378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94.5" calcext:value-type="float">
            <text:p>294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5:18Z</text:p>
          </table:table-cell>
          <table:table-cell office:value-type="float" office:value="40.003417" calcext:value-type="float">
            <text:p>40.003417</text:p>
          </table:table-cell>
          <table:table-cell office:value-type="float" office:value="-79.588786" calcext:value-type="float">
            <text:p>-79.588786</text:p>
          </table:table-cell>
          <table:table-cell office:value-type="float" office:value="294.5" calcext:value-type="float">
            <text:p>29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20Z</text:p>
          </table:table-cell>
          <table:table-cell office:value-type="float" office:value="40.00346" calcext:value-type="float">
            <text:p>40.00346</text:p>
          </table:table-cell>
          <table:table-cell office:value-type="float" office:value="-79.588791" calcext:value-type="float">
            <text:p>-79.588791</text:p>
          </table:table-cell>
          <table:table-cell office:value-type="float" office:value="294.4" calcext:value-type="float">
            <text:p>294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23Z</text:p>
          </table:table-cell>
          <table:table-cell office:value-type="float" office:value="40.003492" calcext:value-type="float">
            <text:p>40.003492</text:p>
          </table:table-cell>
          <table:table-cell office:value-type="float" office:value="-79.588799" calcext:value-type="float">
            <text:p>-79.588799</text:p>
          </table:table-cell>
          <table:table-cell office:value-type="float" office:value="294.3" calcext:value-type="float">
            <text:p>294.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26Z</text:p>
          </table:table-cell>
          <table:table-cell office:value-type="float" office:value="40.00352" calcext:value-type="float">
            <text:p>40.00352</text:p>
          </table:table-cell>
          <table:table-cell office:value-type="float" office:value="-79.5888" calcext:value-type="float">
            <text:p>-79.5888</text:p>
          </table:table-cell>
          <table:table-cell office:value-type="float" office:value="294.3" calcext:value-type="float">
            <text:p>294.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28Z</text:p>
          </table:table-cell>
          <table:table-cell office:value-type="float" office:value="40.003551" calcext:value-type="float">
            <text:p>40.003551</text:p>
          </table:table-cell>
          <table:table-cell office:value-type="float" office:value="-79.588797" calcext:value-type="float">
            <text:p>-79.588797</text:p>
          </table:table-cell>
          <table:table-cell office:value-type="float" office:value="294.3" calcext:value-type="float">
            <text:p>294.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31Z</text:p>
          </table:table-cell>
          <table:table-cell office:value-type="float" office:value="40.003586" calcext:value-type="float">
            <text:p>40.003586</text:p>
          </table:table-cell>
          <table:table-cell office:value-type="float" office:value="-79.588797" calcext:value-type="float">
            <text:p>-79.588797</text:p>
          </table:table-cell>
          <table:table-cell office:value-type="float" office:value="294.2" calcext:value-type="float">
            <text:p>294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33Z</text:p>
          </table:table-cell>
          <table:table-cell office:value-type="float" office:value="40.003626" calcext:value-type="float">
            <text:p>40.003626</text:p>
          </table:table-cell>
          <table:table-cell office:value-type="float" office:value="-79.588812" calcext:value-type="float">
            <text:p>-79.588812</text:p>
          </table:table-cell>
          <table:table-cell office:value-type="float" office:value="294.1" calcext:value-type="float">
            <text:p>294.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35Z</text:p>
          </table:table-cell>
          <table:table-cell office:value-type="float" office:value="40.003658" calcext:value-type="float">
            <text:p>40.003658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94" calcext:value-type="float">
            <text:p>29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39Z</text:p>
          </table:table-cell>
          <table:table-cell office:value-type="float" office:value="40.003691" calcext:value-type="float">
            <text:p>40.003691</text:p>
          </table:table-cell>
          <table:table-cell office:value-type="float" office:value="-79.588826" calcext:value-type="float">
            <text:p>-79.588826</text:p>
          </table:table-cell>
          <table:table-cell office:value-type="float" office:value="293.8" calcext:value-type="float">
            <text:p>293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41Z</text:p>
          </table:table-cell>
          <table:table-cell office:value-type="float" office:value="40.00372" calcext:value-type="float">
            <text:p>40.00372</text:p>
          </table:table-cell>
          <table:table-cell office:value-type="float" office:value="-79.588826" calcext:value-type="float">
            <text:p>-79.588826</text:p>
          </table:table-cell>
          <table:table-cell office:value-type="float" office:value="293.6" calcext:value-type="float">
            <text:p>293.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43Z</text:p>
          </table:table-cell>
          <table:table-cell office:value-type="float" office:value="40.003749" calcext:value-type="float">
            <text:p>40.003749</text:p>
          </table:table-cell>
          <table:table-cell office:value-type="float" office:value="-79.588823" calcext:value-type="float">
            <text:p>-79.588823</text:p>
          </table:table-cell>
          <table:table-cell office:value-type="float" office:value="293.5" calcext:value-type="float">
            <text:p>29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46Z</text:p>
          </table:table-cell>
          <table:table-cell office:value-type="float" office:value="40.003784" calcext:value-type="float">
            <text:p>40.003784</text:p>
          </table:table-cell>
          <table:table-cell office:value-type="float" office:value="-79.588818" calcext:value-type="float">
            <text:p>-79.588818</text:p>
          </table:table-cell>
          <table:table-cell office:value-type="float" office:value="293.3" calcext:value-type="float">
            <text:p>293.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5:48Z</text:p>
          </table:table-cell>
          <table:table-cell office:value-type="float" office:value="40.003818" calcext:value-type="float">
            <text:p>40.003818</text:p>
          </table:table-cell>
          <table:table-cell office:value-type="float" office:value="-79.588814" calcext:value-type="float">
            <text:p>-79.588814</text:p>
          </table:table-cell>
          <table:table-cell office:value-type="float" office:value="293.1" calcext:value-type="float">
            <text:p>293.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5:50Z</text:p>
          </table:table-cell>
          <table:table-cell office:value-type="float" office:value="40.003847" calcext:value-type="float">
            <text:p>40.003847</text:p>
          </table:table-cell>
          <table:table-cell office:value-type="float" office:value="-79.588812" calcext:value-type="float">
            <text:p>-79.588812</text:p>
          </table:table-cell>
          <table:table-cell office:value-type="float" office:value="292.9" calcext:value-type="float">
            <text:p>292.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5:54Z</text:p>
          </table:table-cell>
          <table:table-cell office:value-type="float" office:value="40.003876" calcext:value-type="float">
            <text:p>40.003876</text:p>
          </table:table-cell>
          <table:table-cell office:value-type="float" office:value="-79.588813" calcext:value-type="float">
            <text:p>-79.588813</text:p>
          </table:table-cell>
          <table:table-cell office:value-type="float" office:value="292.7" calcext:value-type="float">
            <text:p>292.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5:57Z</text:p>
          </table:table-cell>
          <table:table-cell office:value-type="float" office:value="40.003904" calcext:value-type="float">
            <text:p>40.003904</text:p>
          </table:table-cell>
          <table:table-cell office:value-type="float" office:value="-79.588812" calcext:value-type="float">
            <text:p>-79.588812</text:p>
          </table:table-cell>
          <table:table-cell office:value-type="float" office:value="292.5" calcext:value-type="float">
            <text:p>292.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6:00Z</text:p>
          </table:table-cell>
          <table:table-cell office:value-type="float" office:value="40.003944" calcext:value-type="float">
            <text:p>40.003944</text:p>
          </table:table-cell>
          <table:table-cell office:value-type="float" office:value="-79.588816" calcext:value-type="float">
            <text:p>-79.588816</text:p>
          </table:table-cell>
          <table:table-cell office:value-type="float" office:value="292.3" calcext:value-type="float">
            <text:p>292.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03Z</text:p>
          </table:table-cell>
          <table:table-cell office:value-type="float" office:value="40.003977" calcext:value-type="float">
            <text:p>40.003977</text:p>
          </table:table-cell>
          <table:table-cell office:value-type="float" office:value="-79.588823" calcext:value-type="float">
            <text:p>-79.588823</text:p>
          </table:table-cell>
          <table:table-cell office:value-type="float" office:value="292.1" calcext:value-type="float">
            <text:p>292.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06Z</text:p>
          </table:table-cell>
          <table:table-cell office:value-type="float" office:value="40.00401" calcext:value-type="float">
            <text:p>40.00401</text:p>
          </table:table-cell>
          <table:table-cell office:value-type="float" office:value="-79.588817" calcext:value-type="float">
            <text:p>-79.588817</text:p>
          </table:table-cell>
          <table:table-cell office:value-type="float" office:value="291.9" calcext:value-type="float">
            <text:p>291.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09Z</text:p>
          </table:table-cell>
          <table:table-cell office:value-type="float" office:value="40.004041" calcext:value-type="float">
            <text:p>40.004041</text:p>
          </table:table-cell>
          <table:table-cell office:value-type="float" office:value="-79.588807" calcext:value-type="float">
            <text:p>-79.588807</text:p>
          </table:table-cell>
          <table:table-cell office:value-type="float" office:value="291.8" calcext:value-type="float">
            <text:p>291.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11Z</text:p>
          </table:table-cell>
          <table:table-cell office:value-type="float" office:value="40.004077" calcext:value-type="float">
            <text:p>40.004077</text:p>
          </table:table-cell>
          <table:table-cell office:value-type="float" office:value="-79.588808" calcext:value-type="float">
            <text:p>-79.588808</text:p>
          </table:table-cell>
          <table:table-cell office:value-type="float" office:value="291.6" calcext:value-type="float">
            <text:p>291.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13Z</text:p>
          </table:table-cell>
          <table:table-cell office:value-type="float" office:value="40.004105" calcext:value-type="float">
            <text:p>40.004105</text:p>
          </table:table-cell>
          <table:table-cell office:value-type="float" office:value="-79.588816" calcext:value-type="float">
            <text:p>-79.588816</text:p>
          </table:table-cell>
          <table:table-cell office:value-type="float" office:value="291.4" calcext:value-type="float">
            <text:p>291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16Z</text:p>
          </table:table-cell>
          <table:table-cell office:value-type="float" office:value="40.004141" calcext:value-type="float">
            <text:p>40.004141</text:p>
          </table:table-cell>
          <table:table-cell office:value-type="float" office:value="-79.588833" calcext:value-type="float">
            <text:p>-79.588833</text:p>
          </table:table-cell>
          <table:table-cell office:value-type="float" office:value="291.2" calcext:value-type="float">
            <text:p>291.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6:18Z</text:p>
          </table:table-cell>
          <table:table-cell office:value-type="float" office:value="40.00417" calcext:value-type="float">
            <text:p>40.00417</text:p>
          </table:table-cell>
          <table:table-cell office:value-type="float" office:value="-79.588839" calcext:value-type="float">
            <text:p>-79.588839</text:p>
          </table:table-cell>
          <table:table-cell office:value-type="float" office:value="291" calcext:value-type="float">
            <text:p>29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6:21Z</text:p>
          </table:table-cell>
          <table:table-cell office:value-type="float" office:value="40.004207" calcext:value-type="float">
            <text:p>40.004207</text:p>
          </table:table-cell>
          <table:table-cell office:value-type="float" office:value="-79.588835" calcext:value-type="float">
            <text:p>-79.588835</text:p>
          </table:table-cell>
          <table:table-cell office:value-type="float" office:value="290.8" calcext:value-type="float">
            <text:p>290.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24Z</text:p>
          </table:table-cell>
          <table:table-cell office:value-type="float" office:value="40.004243" calcext:value-type="float">
            <text:p>40.004243</text:p>
          </table:table-cell>
          <table:table-cell office:value-type="float" office:value="-79.588835" calcext:value-type="float">
            <text:p>-79.588835</text:p>
          </table:table-cell>
          <table:table-cell office:value-type="float" office:value="290.5" calcext:value-type="float">
            <text:p>290.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1:16:27Z</text:p>
          </table:table-cell>
          <table:table-cell office:value-type="float" office:value="40.004279" calcext:value-type="float">
            <text:p>40.004279</text:p>
          </table:table-cell>
          <table:table-cell office:value-type="float" office:value="-79.588838" calcext:value-type="float">
            <text:p>-79.588838</text:p>
          </table:table-cell>
          <table:table-cell office:value-type="float" office:value="290.2" calcext:value-type="float">
            <text:p>290.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9T11:16:29Z</text:p>
          </table:table-cell>
          <table:table-cell office:value-type="float" office:value="40.004309" calcext:value-type="float">
            <text:p>40.004309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90" calcext:value-type="float">
            <text:p>29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1:16:31Z</text:p>
          </table:table-cell>
          <table:table-cell office:value-type="float" office:value="40.00434" calcext:value-type="float">
            <text:p>40.00434</text:p>
          </table:table-cell>
          <table:table-cell office:value-type="float" office:value="-79.588838" calcext:value-type="float">
            <text:p>-79.588838</text:p>
          </table:table-cell>
          <table:table-cell office:value-type="float" office:value="289.8" calcext:value-type="float">
            <text:p>289.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6:34Z</text:p>
          </table:table-cell>
          <table:table-cell office:value-type="float" office:value="40.004368" calcext:value-type="float">
            <text:p>40.004368</text:p>
          </table:table-cell>
          <table:table-cell office:value-type="float" office:value="-79.588834" calcext:value-type="float">
            <text:p>-79.588834</text:p>
          </table:table-cell>
          <table:table-cell office:value-type="float" office:value="289.6" calcext:value-type="float">
            <text:p>289.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6:36Z</text:p>
          </table:table-cell>
          <table:table-cell office:value-type="float" office:value="40.004401" calcext:value-type="float">
            <text:p>40.004401</text:p>
          </table:table-cell>
          <table:table-cell office:value-type="float" office:value="-79.588832" calcext:value-type="float">
            <text:p>-79.588832</text:p>
          </table:table-cell>
          <table:table-cell office:value-type="float" office:value="289.4" calcext:value-type="float">
            <text:p>289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39Z</text:p>
          </table:table-cell>
          <table:table-cell office:value-type="float" office:value="40.004432" calcext:value-type="float">
            <text:p>40.004432</text:p>
          </table:table-cell>
          <table:table-cell office:value-type="float" office:value="-79.588848" calcext:value-type="float">
            <text:p>-79.588848</text:p>
          </table:table-cell>
          <table:table-cell office:value-type="float" office:value="289.2" calcext:value-type="float">
            <text:p>289.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1:16:44Z</text:p>
          </table:table-cell>
          <table:table-cell office:value-type="float" office:value="40.004467" calcext:value-type="float">
            <text:p>40.004467</text:p>
          </table:table-cell>
          <table:table-cell office:value-type="float" office:value="-79.588834" calcext:value-type="float">
            <text:p>-79.588834</text:p>
          </table:table-cell>
          <table:table-cell office:value-type="float" office:value="289" calcext:value-type="float">
            <text:p>28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1:16:46Z</text:p>
          </table:table-cell>
          <table:table-cell office:value-type="float" office:value="40.0045" calcext:value-type="float">
            <text:p>40.0045</text:p>
          </table:table-cell>
          <table:table-cell office:value-type="float" office:value="-79.588826" calcext:value-type="float">
            <text:p>-79.588826</text:p>
          </table:table-cell>
          <table:table-cell office:value-type="float" office:value="288.8" calcext:value-type="float">
            <text:p>288.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49Z</text:p>
          </table:table-cell>
          <table:table-cell office:value-type="float" office:value="40.004538" calcext:value-type="float">
            <text:p>40.004538</text:p>
          </table:table-cell>
          <table:table-cell office:value-type="float" office:value="-79.588824" calcext:value-type="float">
            <text:p>-79.588824</text:p>
          </table:table-cell>
          <table:table-cell office:value-type="float" office:value="288.7" calcext:value-type="float">
            <text:p>288.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51Z</text:p>
          </table:table-cell>
          <table:table-cell office:value-type="float" office:value="40.004568" calcext:value-type="float">
            <text:p>40.004568</text:p>
          </table:table-cell>
          <table:table-cell office:value-type="float" office:value="-79.588825" calcext:value-type="float">
            <text:p>-79.588825</text:p>
          </table:table-cell>
          <table:table-cell office:value-type="float" office:value="288.7" calcext:value-type="float">
            <text:p>288.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53Z</text:p>
          </table:table-cell>
          <table:table-cell office:value-type="float" office:value="40.004605" calcext:value-type="float">
            <text:p>40.004605</text:p>
          </table:table-cell>
          <table:table-cell office:value-type="float" office:value="-79.588823" calcext:value-type="float">
            <text:p>-79.588823</text:p>
          </table:table-cell>
          <table:table-cell office:value-type="float" office:value="288.6" calcext:value-type="float">
            <text:p>288.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55Z</text:p>
          </table:table-cell>
          <table:table-cell office:value-type="float" office:value="40.004633" calcext:value-type="float">
            <text:p>40.004633</text:p>
          </table:table-cell>
          <table:table-cell office:value-type="float" office:value="-79.588827" calcext:value-type="float">
            <text:p>-79.588827</text:p>
          </table:table-cell>
          <table:table-cell office:value-type="float" office:value="288.5" calcext:value-type="float">
            <text:p>288.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59Z</text:p>
          </table:table-cell>
          <table:table-cell office:value-type="float" office:value="40.004662" calcext:value-type="float">
            <text:p>40.004662</text:p>
          </table:table-cell>
          <table:table-cell office:value-type="float" office:value="-79.588833" calcext:value-type="float">
            <text:p>-79.588833</text:p>
          </table:table-cell>
          <table:table-cell office:value-type="float" office:value="288.5" calcext:value-type="float">
            <text:p>288.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7:01Z</text:p>
          </table:table-cell>
          <table:table-cell office:value-type="float" office:value="40.004692" calcext:value-type="float">
            <text:p>40.004692</text:p>
          </table:table-cell>
          <table:table-cell office:value-type="float" office:value="-79.588825" calcext:value-type="float">
            <text:p>-79.588825</text:p>
          </table:table-cell>
          <table:table-cell office:value-type="float" office:value="288.4" calcext:value-type="float">
            <text:p>288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7:03Z</text:p>
          </table:table-cell>
          <table:table-cell office:value-type="float" office:value="40.004722" calcext:value-type="float">
            <text:p>40.004722</text:p>
          </table:table-cell>
          <table:table-cell office:value-type="float" office:value="-79.588821" calcext:value-type="float">
            <text:p>-79.588821</text:p>
          </table:table-cell>
          <table:table-cell office:value-type="float" office:value="288.3" calcext:value-type="float">
            <text:p>288.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7:06Z</text:p>
          </table:table-cell>
          <table:table-cell office:value-type="float" office:value="40.004759" calcext:value-type="float">
            <text:p>40.004759</text:p>
          </table:table-cell>
          <table:table-cell office:value-type="float" office:value="-79.588817" calcext:value-type="float">
            <text:p>-79.588817</text:p>
          </table:table-cell>
          <table:table-cell office:value-type="float" office:value="288.2" calcext:value-type="float">
            <text:p>288.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7:08Z</text:p>
          </table:table-cell>
          <table:table-cell office:value-type="float" office:value="40.004798" calcext:value-type="float">
            <text:p>40.004798</text:p>
          </table:table-cell>
          <table:table-cell office:value-type="float" office:value="-79.588819" calcext:value-type="float">
            <text:p>-79.588819</text:p>
          </table:table-cell>
          <table:table-cell office:value-type="float" office:value="288.1" calcext:value-type="float">
            <text:p>288.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7:10Z</text:p>
          </table:table-cell>
          <table:table-cell office:value-type="float" office:value="40.004833" calcext:value-type="float">
            <text:p>40.004833</text:p>
          </table:table-cell>
          <table:table-cell office:value-type="float" office:value="-79.588823" calcext:value-type="float">
            <text:p>-79.588823</text:p>
          </table:table-cell>
          <table:table-cell office:value-type="float" office:value="288.1" calcext:value-type="float">
            <text:p>288.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7:12Z</text:p>
          </table:table-cell>
          <table:table-cell office:value-type="float" office:value="40.004861" calcext:value-type="float">
            <text:p>40.004861</text:p>
          </table:table-cell>
          <table:table-cell office:value-type="float" office:value="-79.588829" calcext:value-type="float">
            <text:p>-79.588829</text:p>
          </table:table-cell>
          <table:table-cell office:value-type="float" office:value="288" calcext:value-type="float">
            <text:p>28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7:16Z</text:p>
          </table:table-cell>
          <table:table-cell office:value-type="float" office:value="40.004891" calcext:value-type="float">
            <text:p>40.004891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88" calcext:value-type="float">
            <text:p>28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7:19Z</text:p>
          </table:table-cell>
          <table:table-cell office:value-type="float" office:value="40.004933" calcext:value-type="float">
            <text:p>40.004933</text:p>
          </table:table-cell>
          <table:table-cell office:value-type="float" office:value="-79.588829" calcext:value-type="float">
            <text:p>-79.588829</text:p>
          </table:table-cell>
          <table:table-cell office:value-type="float" office:value="288" calcext:value-type="float">
            <text:p>28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7:22Z</text:p>
          </table:table-cell>
          <table:table-cell office:value-type="float" office:value="40.004974" calcext:value-type="float">
            <text:p>40.004974</text:p>
          </table:table-cell>
          <table:table-cell office:value-type="float" office:value="-79.588821" calcext:value-type="float">
            <text:p>-79.588821</text:p>
          </table:table-cell>
          <table:table-cell office:value-type="float" office:value="288" calcext:value-type="float">
            <text:p>28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7:24Z</text:p>
          </table:table-cell>
          <table:table-cell office:value-type="float" office:value="40.005012" calcext:value-type="float">
            <text:p>40.005012</text:p>
          </table:table-cell>
          <table:table-cell office:value-type="float" office:value="-79.588825" calcext:value-type="float">
            <text:p>-79.588825</text:p>
          </table:table-cell>
          <table:table-cell office:value-type="float" office:value="288" calcext:value-type="float">
            <text:p>28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7:26Z</text:p>
          </table:table-cell>
          <table:table-cell office:value-type="float" office:value="40.005049" calcext:value-type="float">
            <text:p>40.005049</text:p>
          </table:table-cell>
          <table:table-cell office:value-type="float" office:value="-79.588832" calcext:value-type="float">
            <text:p>-79.588832</text:p>
          </table:table-cell>
          <table:table-cell office:value-type="float" office:value="288" calcext:value-type="float">
            <text:p>28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7:28Z</text:p>
          </table:table-cell>
          <table:table-cell office:value-type="float" office:value="40.00509" calcext:value-type="float">
            <text:p>40.00509</text:p>
          </table:table-cell>
          <table:table-cell office:value-type="float" office:value="-79.588836" calcext:value-type="float">
            <text:p>-79.588836</text:p>
          </table:table-cell>
          <table:table-cell office:value-type="float" office:value="287.9" calcext:value-type="float">
            <text:p>287.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7:30Z</text:p>
          </table:table-cell>
          <table:table-cell office:value-type="float" office:value="40.005128" calcext:value-type="float">
            <text:p>40.005128</text:p>
          </table:table-cell>
          <table:table-cell office:value-type="float" office:value="-79.588837" calcext:value-type="float">
            <text:p>-79.588837</text:p>
          </table:table-cell>
          <table:table-cell office:value-type="float" office:value="287.9" calcext:value-type="float">
            <text:p>287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7:35Z</text:p>
          </table:table-cell>
          <table:table-cell office:value-type="float" office:value="40.005155" calcext:value-type="float">
            <text:p>40.005155</text:p>
          </table:table-cell>
          <table:table-cell office:value-type="float" office:value="-79.588839" calcext:value-type="float">
            <text:p>-79.588839</text:p>
          </table:table-cell>
          <table:table-cell office:value-type="float" office:value="287.9" calcext:value-type="float">
            <text:p>287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7:38Z</text:p>
          </table:table-cell>
          <table:table-cell office:value-type="float" office:value="40.005191" calcext:value-type="float">
            <text:p>40.005191</text:p>
          </table:table-cell>
          <table:table-cell office:value-type="float" office:value="-79.588831" calcext:value-type="float">
            <text:p>-79.588831</text:p>
          </table:table-cell>
          <table:table-cell office:value-type="float" office:value="287.9" calcext:value-type="float">
            <text:p>287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7:41Z</text:p>
          </table:table-cell>
          <table:table-cell office:value-type="float" office:value="40.00523" calcext:value-type="float">
            <text:p>40.00523</text:p>
          </table:table-cell>
          <table:table-cell office:value-type="float" office:value="-79.588829" calcext:value-type="float">
            <text:p>-79.588829</text:p>
          </table:table-cell>
          <table:table-cell office:value-type="float" office:value="287.9" calcext:value-type="float">
            <text:p>287.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7:43Z</text:p>
          </table:table-cell>
          <table:table-cell office:value-type="float" office:value="40.005261" calcext:value-type="float">
            <text:p>40.005261</text:p>
          </table:table-cell>
          <table:table-cell office:value-type="float" office:value="-79.588835" calcext:value-type="float">
            <text:p>-79.588835</text:p>
          </table:table-cell>
          <table:table-cell office:value-type="float" office:value="287.9" calcext:value-type="float">
            <text:p>287.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7:45Z</text:p>
          </table:table-cell>
          <table:table-cell office:value-type="float" office:value="40.005295" calcext:value-type="float">
            <text:p>40.005295</text:p>
          </table:table-cell>
          <table:table-cell office:value-type="float" office:value="-79.588841" calcext:value-type="float">
            <text:p>-79.588841</text:p>
          </table:table-cell>
          <table:table-cell office:value-type="float" office:value="287.9" calcext:value-type="float">
            <text:p>287.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7:49Z</text:p>
          </table:table-cell>
          <table:table-cell office:value-type="float" office:value="40.005323" calcext:value-type="float">
            <text:p>40.005323</text:p>
          </table:table-cell>
          <table:table-cell office:value-type="float" office:value="-79.588847" calcext:value-type="float">
            <text:p>-79.588847</text:p>
          </table:table-cell>
          <table:table-cell office:value-type="float" office:value="287.9" calcext:value-type="float">
            <text:p>287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7:52Z</text:p>
          </table:table-cell>
          <table:table-cell office:value-type="float" office:value="40.005354" calcext:value-type="float">
            <text:p>40.005354</text:p>
          </table:table-cell>
          <table:table-cell office:value-type="float" office:value="-79.588832" calcext:value-type="float">
            <text:p>-79.588832</text:p>
          </table:table-cell>
          <table:table-cell office:value-type="float" office:value="287.9" calcext:value-type="float">
            <text:p>287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7:55Z</text:p>
          </table:table-cell>
          <table:table-cell office:value-type="float" office:value="40.005391" calcext:value-type="float">
            <text:p>40.005391</text:p>
          </table:table-cell>
          <table:table-cell office:value-type="float" office:value="-79.588819" calcext:value-type="float">
            <text:p>-79.588819</text:p>
          </table:table-cell>
          <table:table-cell office:value-type="float" office:value="287.8" calcext:value-type="float">
            <text:p>287.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7:57Z</text:p>
          </table:table-cell>
          <table:table-cell office:value-type="float" office:value="40.005424" calcext:value-type="float">
            <text:p>40.005424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87.8" calcext:value-type="float">
            <text:p>287.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7:59Z</text:p>
          </table:table-cell>
          <table:table-cell office:value-type="float" office:value="40.005453" calcext:value-type="float">
            <text:p>40.005453</text:p>
          </table:table-cell>
          <table:table-cell office:value-type="float" office:value="-79.588824" calcext:value-type="float">
            <text:p>-79.588824</text:p>
          </table:table-cell>
          <table:table-cell office:value-type="float" office:value="287.8" calcext:value-type="float">
            <text:p>287.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8:02Z</text:p>
          </table:table-cell>
          <table:table-cell office:value-type="float" office:value="40.005486" calcext:value-type="float">
            <text:p>40.005486</text:p>
          </table:table-cell>
          <table:table-cell office:value-type="float" office:value="-79.588831" calcext:value-type="float">
            <text:p>-79.588831</text:p>
          </table:table-cell>
          <table:table-cell office:value-type="float" office:value="287.8" calcext:value-type="float">
            <text:p>287.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8:04Z</text:p>
          </table:table-cell>
          <table:table-cell office:value-type="float" office:value="40.005515" calcext:value-type="float">
            <text:p>40.005515</text:p>
          </table:table-cell>
          <table:table-cell office:value-type="float" office:value="-79.588832" calcext:value-type="float">
            <text:p>-79.588832</text:p>
          </table:table-cell>
          <table:table-cell office:value-type="float" office:value="287.8" calcext:value-type="float">
            <text:p>287.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8:06Z</text:p>
          </table:table-cell>
          <table:table-cell office:value-type="float" office:value="40.005545" calcext:value-type="float">
            <text:p>40.005545</text:p>
          </table:table-cell>
          <table:table-cell office:value-type="float" office:value="-79.588835" calcext:value-type="float">
            <text:p>-79.588835</text:p>
          </table:table-cell>
          <table:table-cell office:value-type="float" office:value="287.7" calcext:value-type="float">
            <text:p>287.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8:08Z</text:p>
          </table:table-cell>
          <table:table-cell office:value-type="float" office:value="40.005584" calcext:value-type="float">
            <text:p>40.005584</text:p>
          </table:table-cell>
          <table:table-cell office:value-type="float" office:value="-79.588837" calcext:value-type="float">
            <text:p>-79.588837</text:p>
          </table:table-cell>
          <table:table-cell office:value-type="float" office:value="287.7" calcext:value-type="float">
            <text:p>287.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8:11Z</text:p>
          </table:table-cell>
          <table:table-cell office:value-type="float" office:value="40.005615" calcext:value-type="float">
            <text:p>40.005615</text:p>
          </table:table-cell>
          <table:table-cell office:value-type="float" office:value="-79.588843" calcext:value-type="float">
            <text:p>-79.588843</text:p>
          </table:table-cell>
          <table:table-cell office:value-type="float" office:value="287.7" calcext:value-type="float">
            <text:p>287.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8:15Z</text:p>
          </table:table-cell>
          <table:table-cell office:value-type="float" office:value="40.005648" calcext:value-type="float">
            <text:p>40.005648</text:p>
          </table:table-cell>
          <table:table-cell office:value-type="float" office:value="-79.588832" calcext:value-type="float">
            <text:p>-79.588832</text:p>
          </table:table-cell>
          <table:table-cell office:value-type="float" office:value="287.7" calcext:value-type="float">
            <text:p>287.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8:17Z</text:p>
          </table:table-cell>
          <table:table-cell office:value-type="float" office:value="40.005676" calcext:value-type="float">
            <text:p>40.005676</text:p>
          </table:table-cell>
          <table:table-cell office:value-type="float" office:value="-79.588831" calcext:value-type="float">
            <text:p>-79.588831</text:p>
          </table:table-cell>
          <table:table-cell office:value-type="float" office:value="287.7" calcext:value-type="float">
            <text:p>287.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8:22Z</text:p>
          </table:table-cell>
          <table:table-cell office:value-type="float" office:value="40.005705" calcext:value-type="float">
            <text:p>40.005705</text:p>
          </table:table-cell>
          <table:table-cell office:value-type="float" office:value="-79.588818" calcext:value-type="float">
            <text:p>-79.588818</text:p>
          </table:table-cell>
          <table:table-cell office:value-type="float" office:value="287.7" calcext:value-type="float">
            <text:p>287.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8:25Z</text:p>
          </table:table-cell>
          <table:table-cell office:value-type="float" office:value="40.00574" calcext:value-type="float">
            <text:p>40.00574</text:p>
          </table:table-cell>
          <table:table-cell office:value-type="float" office:value="-79.588813" calcext:value-type="float">
            <text:p>-79.588813</text:p>
          </table:table-cell>
          <table:table-cell office:value-type="float" office:value="287.7" calcext:value-type="float">
            <text:p>287.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8:28Z</text:p>
          </table:table-cell>
          <table:table-cell office:value-type="float" office:value="40.005769" calcext:value-type="float">
            <text:p>40.005769</text:p>
          </table:table-cell>
          <table:table-cell office:value-type="float" office:value="-79.588801" calcext:value-type="float">
            <text:p>-79.588801</text:p>
          </table:table-cell>
          <table:table-cell office:value-type="float" office:value="287.7" calcext:value-type="float">
            <text:p>287.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8:30Z</text:p>
          </table:table-cell>
          <table:table-cell office:value-type="float" office:value="40.005803" calcext:value-type="float">
            <text:p>40.005803</text:p>
          </table:table-cell>
          <table:table-cell office:value-type="float" office:value="-79.588799" calcext:value-type="float">
            <text:p>-79.588799</text:p>
          </table:table-cell>
          <table:table-cell office:value-type="float" office:value="287.8" calcext:value-type="float">
            <text:p>287.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8:33Z</text:p>
          </table:table-cell>
          <table:table-cell office:value-type="float" office:value="40.00583" calcext:value-type="float">
            <text:p>40.00583</text:p>
          </table:table-cell>
          <table:table-cell office:value-type="float" office:value="-79.588797" calcext:value-type="float">
            <text:p>-79.588797</text:p>
          </table:table-cell>
          <table:table-cell office:value-type="float" office:value="287.8" calcext:value-type="float">
            <text:p>287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8:36Z</text:p>
          </table:table-cell>
          <table:table-cell office:value-type="float" office:value="40.005867" calcext:value-type="float">
            <text:p>40.005867</text:p>
          </table:table-cell>
          <table:table-cell office:value-type="float" office:value="-79.588779" calcext:value-type="float">
            <text:p>-79.588779</text:p>
          </table:table-cell>
          <table:table-cell office:value-type="float" office:value="287.8" calcext:value-type="float">
            <text:p>287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8:39Z</text:p>
          </table:table-cell>
          <table:table-cell office:value-type="float" office:value="40.005895" calcext:value-type="float">
            <text:p>40.005895</text:p>
          </table:table-cell>
          <table:table-cell office:value-type="float" office:value="-79.588776" calcext:value-type="float">
            <text:p>-79.588776</text:p>
          </table:table-cell>
          <table:table-cell office:value-type="float" office:value="287.9" calcext:value-type="float">
            <text:p>287.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18:41Z</text:p>
          </table:table-cell>
          <table:table-cell office:value-type="float" office:value="40.005923" calcext:value-type="float">
            <text:p>40.005923</text:p>
          </table:table-cell>
          <table:table-cell office:value-type="float" office:value="-79.588775" calcext:value-type="float">
            <text:p>-79.588775</text:p>
          </table:table-cell>
          <table:table-cell office:value-type="float" office:value="287.9" calcext:value-type="float">
            <text:p>287.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18:43Z</text:p>
          </table:table-cell>
          <table:table-cell office:value-type="float" office:value="40.005953" calcext:value-type="float">
            <text:p>40.005953</text:p>
          </table:table-cell>
          <table:table-cell office:value-type="float" office:value="-79.588784" calcext:value-type="float">
            <text:p>-79.588784</text:p>
          </table:table-cell>
          <table:table-cell office:value-type="float" office:value="287.9" calcext:value-type="float">
            <text:p>287.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18:46Z</text:p>
          </table:table-cell>
          <table:table-cell office:value-type="float" office:value="40.005983" calcext:value-type="float">
            <text:p>40.005983</text:p>
          </table:table-cell>
          <table:table-cell office:value-type="float" office:value="-79.588804" calcext:value-type="float">
            <text:p>-79.588804</text:p>
          </table:table-cell>
          <table:table-cell office:value-type="float" office:value="288" calcext:value-type="float">
            <text:p>28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18:49Z</text:p>
          </table:table-cell>
          <table:table-cell office:value-type="float" office:value="40.006015" calcext:value-type="float">
            <text:p>40.006015</text:p>
          </table:table-cell>
          <table:table-cell office:value-type="float" office:value="-79.588803" calcext:value-type="float">
            <text:p>-79.588803</text:p>
          </table:table-cell>
          <table:table-cell office:value-type="float" office:value="288" calcext:value-type="float">
            <text:p>28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18:52Z</text:p>
          </table:table-cell>
          <table:table-cell office:value-type="float" office:value="40.006047" calcext:value-type="float">
            <text:p>40.006047</text:p>
          </table:table-cell>
          <table:table-cell office:value-type="float" office:value="-79.588792" calcext:value-type="float">
            <text:p>-79.588792</text:p>
          </table:table-cell>
          <table:table-cell office:value-type="float" office:value="288" calcext:value-type="float">
            <text:p>28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18:55Z</text:p>
          </table:table-cell>
          <table:table-cell office:value-type="float" office:value="40.006088" calcext:value-type="float">
            <text:p>40.006088</text:p>
          </table:table-cell>
          <table:table-cell office:value-type="float" office:value="-79.588803" calcext:value-type="float">
            <text:p>-79.588803</text:p>
          </table:table-cell>
          <table:table-cell office:value-type="float" office:value="288.1" calcext:value-type="float">
            <text:p>288.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18:58Z</text:p>
          </table:table-cell>
          <table:table-cell office:value-type="float" office:value="40.00612" calcext:value-type="float">
            <text:p>40.00612</text:p>
          </table:table-cell>
          <table:table-cell office:value-type="float" office:value="-79.588809" calcext:value-type="float">
            <text:p>-79.588809</text:p>
          </table:table-cell>
          <table:table-cell office:value-type="float" office:value="288.2" calcext:value-type="float">
            <text:p>288.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19:00Z</text:p>
          </table:table-cell>
          <table:table-cell office:value-type="float" office:value="40.006147" calcext:value-type="float">
            <text:p>40.006147</text:p>
          </table:table-cell>
          <table:table-cell office:value-type="float" office:value="-79.588809" calcext:value-type="float">
            <text:p>-79.588809</text:p>
          </table:table-cell>
          <table:table-cell office:value-type="float" office:value="288.2" calcext:value-type="float">
            <text:p>288.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19:02Z</text:p>
          </table:table-cell>
          <table:table-cell office:value-type="float" office:value="40.006178" calcext:value-type="float">
            <text:p>40.006178</text:p>
          </table:table-cell>
          <table:table-cell office:value-type="float" office:value="-79.588812" calcext:value-type="float">
            <text:p>-79.588812</text:p>
          </table:table-cell>
          <table:table-cell office:value-type="float" office:value="288.3" calcext:value-type="float">
            <text:p>288.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19:05Z</text:p>
          </table:table-cell>
          <table:table-cell office:value-type="float" office:value="40.006213" calcext:value-type="float">
            <text:p>40.006213</text:p>
          </table:table-cell>
          <table:table-cell office:value-type="float" office:value="-79.588816" calcext:value-type="float">
            <text:p>-79.588816</text:p>
          </table:table-cell>
          <table:table-cell office:value-type="float" office:value="288.4" calcext:value-type="float">
            <text:p>288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1:19:07Z</text:p>
          </table:table-cell>
          <table:table-cell office:value-type="float" office:value="40.006248" calcext:value-type="float">
            <text:p>40.006248</text:p>
          </table:table-cell>
          <table:table-cell office:value-type="float" office:value="-79.588819" calcext:value-type="float">
            <text:p>-79.588819</text:p>
          </table:table-cell>
          <table:table-cell office:value-type="float" office:value="288.5" calcext:value-type="float">
            <text:p>288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19:10Z</text:p>
          </table:table-cell>
          <table:table-cell office:value-type="float" office:value="40.006277" calcext:value-type="float">
            <text:p>40.006277</text:p>
          </table:table-cell>
          <table:table-cell office:value-type="float" office:value="-79.588813" calcext:value-type="float">
            <text:p>-79.588813</text:p>
          </table:table-cell>
          <table:table-cell office:value-type="float" office:value="288.5" calcext:value-type="float">
            <text:p>288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1:19:13Z</text:p>
          </table:table-cell>
          <table:table-cell office:value-type="float" office:value="40.006308" calcext:value-type="float">
            <text:p>40.006308</text:p>
          </table:table-cell>
          <table:table-cell office:value-type="float" office:value="-79.588803" calcext:value-type="float">
            <text:p>-79.588803</text:p>
          </table:table-cell>
          <table:table-cell office:value-type="float" office:value="288.6" calcext:value-type="float">
            <text:p>288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1:19:16Z</text:p>
          </table:table-cell>
          <table:table-cell office:value-type="float" office:value="40.006344" calcext:value-type="float">
            <text:p>40.006344</text:p>
          </table:table-cell>
          <table:table-cell office:value-type="float" office:value="-79.588807" calcext:value-type="float">
            <text:p>-79.588807</text:p>
          </table:table-cell>
          <table:table-cell office:value-type="float" office:value="288.7" calcext:value-type="float">
            <text:p>288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1:19:19Z</text:p>
          </table:table-cell>
          <table:table-cell office:value-type="float" office:value="40.006381" calcext:value-type="float">
            <text:p>40.006381</text:p>
          </table:table-cell>
          <table:table-cell office:value-type="float" office:value="-79.588807" calcext:value-type="float">
            <text:p>-79.588807</text:p>
          </table:table-cell>
          <table:table-cell office:value-type="float" office:value="288.8" calcext:value-type="float">
            <text:p>288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1:19:21Z</text:p>
          </table:table-cell>
          <table:table-cell office:value-type="float" office:value="40.006408" calcext:value-type="float">
            <text:p>40.006408</text:p>
          </table:table-cell>
          <table:table-cell office:value-type="float" office:value="-79.588797" calcext:value-type="float">
            <text:p>-79.588797</text:p>
          </table:table-cell>
          <table:table-cell office:value-type="float" office:value="289" calcext:value-type="float">
            <text:p>2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1:19:25Z</text:p>
          </table:table-cell>
          <table:table-cell office:value-type="float" office:value="40.006441" calcext:value-type="float">
            <text:p>40.006441</text:p>
          </table:table-cell>
          <table:table-cell office:value-type="float" office:value="-79.588783" calcext:value-type="float">
            <text:p>-79.588783</text:p>
          </table:table-cell>
          <table:table-cell office:value-type="float" office:value="289.2" calcext:value-type="float">
            <text:p>289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1:19:28Z</text:p>
          </table:table-cell>
          <table:table-cell office:value-type="float" office:value="40.006481" calcext:value-type="float">
            <text:p>40.006481</text:p>
          </table:table-cell>
          <table:table-cell office:value-type="float" office:value="-79.588784" calcext:value-type="float">
            <text:p>-79.588784</text:p>
          </table:table-cell>
          <table:table-cell office:value-type="float" office:value="289.5" calcext:value-type="float">
            <text:p>289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19:31Z</text:p>
          </table:table-cell>
          <table:table-cell office:value-type="float" office:value="40.006515" calcext:value-type="float">
            <text:p>40.006515</text:p>
          </table:table-cell>
          <table:table-cell office:value-type="float" office:value="-79.588791" calcext:value-type="float">
            <text:p>-79.588791</text:p>
          </table:table-cell>
          <table:table-cell office:value-type="float" office:value="289.7" calcext:value-type="float">
            <text:p>289.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19:33Z</text:p>
          </table:table-cell>
          <table:table-cell office:value-type="float" office:value="40.006546" calcext:value-type="float">
            <text:p>40.006546</text:p>
          </table:table-cell>
          <table:table-cell office:value-type="float" office:value="-79.588798" calcext:value-type="float">
            <text:p>-79.588798</text:p>
          </table:table-cell>
          <table:table-cell office:value-type="float" office:value="290" calcext:value-type="float">
            <text:p>2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19:35Z</text:p>
          </table:table-cell>
          <table:table-cell office:value-type="float" office:value="40.006573" calcext:value-type="float">
            <text:p>40.006573</text:p>
          </table:table-cell>
          <table:table-cell office:value-type="float" office:value="-79.588812" calcext:value-type="float">
            <text:p>-79.588812</text:p>
          </table:table-cell>
          <table:table-cell office:value-type="float" office:value="290.2" calcext:value-type="float">
            <text:p>290.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19:39Z</text:p>
          </table:table-cell>
          <table:table-cell office:value-type="float" office:value="40.006612" calcext:value-type="float">
            <text:p>40.006612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0.6" calcext:value-type="float">
            <text:p>290.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19:41Z</text:p>
          </table:table-cell>
          <table:table-cell office:value-type="float" office:value="40.006646" calcext:value-type="float">
            <text:p>40.006646</text:p>
          </table:table-cell>
          <table:table-cell office:value-type="float" office:value="-79.588813" calcext:value-type="float">
            <text:p>-79.588813</text:p>
          </table:table-cell>
          <table:table-cell office:value-type="float" office:value="290.9" calcext:value-type="float">
            <text:p>290.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9:44Z</text:p>
          </table:table-cell>
          <table:table-cell office:value-type="float" office:value="40.006681" calcext:value-type="float">
            <text:p>40.006681</text:p>
          </table:table-cell>
          <table:table-cell office:value-type="float" office:value="-79.588825" calcext:value-type="float">
            <text:p>-79.588825</text:p>
          </table:table-cell>
          <table:table-cell office:value-type="float" office:value="291" calcext:value-type="float">
            <text:p>29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9:47Z</text:p>
          </table:table-cell>
          <table:table-cell office:value-type="float" office:value="40.006723" calcext:value-type="float">
            <text:p>40.006723</text:p>
          </table:table-cell>
          <table:table-cell office:value-type="float" office:value="-79.588829" calcext:value-type="float">
            <text:p>-79.588829</text:p>
          </table:table-cell>
          <table:table-cell office:value-type="float" office:value="290.9" calcext:value-type="float">
            <text:p>290.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19:50Z</text:p>
          </table:table-cell>
          <table:table-cell office:value-type="float" office:value="40.006754" calcext:value-type="float">
            <text:p>40.006754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90.9" calcext:value-type="float">
            <text:p>290.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19:52Z</text:p>
          </table:table-cell>
          <table:table-cell office:value-type="float" office:value="40.006781" calcext:value-type="float">
            <text:p>40.006781</text:p>
          </table:table-cell>
          <table:table-cell office:value-type="float" office:value="-79.588831" calcext:value-type="float">
            <text:p>-79.588831</text:p>
          </table:table-cell>
          <table:table-cell office:value-type="float" office:value="290.9" calcext:value-type="float">
            <text:p>290.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19:54Z</text:p>
          </table:table-cell>
          <table:table-cell office:value-type="float" office:value="40.006807" calcext:value-type="float">
            <text:p>40.006807</text:p>
          </table:table-cell>
          <table:table-cell office:value-type="float" office:value="-79.588838" calcext:value-type="float">
            <text:p>-79.588838</text:p>
          </table:table-cell>
          <table:table-cell office:value-type="float" office:value="290.8" calcext:value-type="float">
            <text:p>290.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19:56Z</text:p>
          </table:table-cell>
          <table:table-cell office:value-type="float" office:value="40.006835" calcext:value-type="float">
            <text:p>40.006835</text:p>
          </table:table-cell>
          <table:table-cell office:value-type="float" office:value="-79.588842" calcext:value-type="float">
            <text:p>-79.588842</text:p>
          </table:table-cell>
          <table:table-cell office:value-type="float" office:value="290.8" calcext:value-type="float">
            <text:p>290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20:00Z</text:p>
          </table:table-cell>
          <table:table-cell office:value-type="float" office:value="40.006876" calcext:value-type="float">
            <text:p>40.006876</text:p>
          </table:table-cell>
          <table:table-cell office:value-type="float" office:value="-79.588842" calcext:value-type="float">
            <text:p>-79.588842</text:p>
          </table:table-cell>
          <table:table-cell office:value-type="float" office:value="290.8" calcext:value-type="float">
            <text:p>290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20:02Z</text:p>
          </table:table-cell>
          <table:table-cell office:value-type="float" office:value="40.006904" calcext:value-type="float">
            <text:p>40.006904</text:p>
          </table:table-cell>
          <table:table-cell office:value-type="float" office:value="-79.588839" calcext:value-type="float">
            <text:p>-79.588839</text:p>
          </table:table-cell>
          <table:table-cell office:value-type="float" office:value="290.8" calcext:value-type="float">
            <text:p>290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20:04Z</text:p>
          </table:table-cell>
          <table:table-cell office:value-type="float" office:value="40.006933" calcext:value-type="float">
            <text:p>40.006933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0.7" calcext:value-type="float">
            <text:p>290.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20:07Z</text:p>
          </table:table-cell>
          <table:table-cell office:value-type="float" office:value="40.006963" calcext:value-type="float">
            <text:p>40.006963</text:p>
          </table:table-cell>
          <table:table-cell office:value-type="float" office:value="-79.588842" calcext:value-type="float">
            <text:p>-79.588842</text:p>
          </table:table-cell>
          <table:table-cell office:value-type="float" office:value="290.7" calcext:value-type="float">
            <text:p>290.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20:10Z</text:p>
          </table:table-cell>
          <table:table-cell office:value-type="float" office:value="40.006999" calcext:value-type="float">
            <text:p>40.006999</text:p>
          </table:table-cell>
          <table:table-cell office:value-type="float" office:value="-79.588836" calcext:value-type="float">
            <text:p>-79.588836</text:p>
          </table:table-cell>
          <table:table-cell office:value-type="float" office:value="290.7" calcext:value-type="float">
            <text:p>290.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20:14Z</text:p>
          </table:table-cell>
          <table:table-cell office:value-type="float" office:value="40.007035" calcext:value-type="float">
            <text:p>40.007035</text:p>
          </table:table-cell>
          <table:table-cell office:value-type="float" office:value="-79.588833" calcext:value-type="float">
            <text:p>-79.588833</text:p>
          </table:table-cell>
          <table:table-cell office:value-type="float" office:value="290.6" calcext:value-type="float">
            <text:p>290.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20:17Z</text:p>
          </table:table-cell>
          <table:table-cell office:value-type="float" office:value="40.00707" calcext:value-type="float">
            <text:p>40.00707</text:p>
          </table:table-cell>
          <table:table-cell office:value-type="float" office:value="-79.588836" calcext:value-type="float">
            <text:p>-79.588836</text:p>
          </table:table-cell>
          <table:table-cell office:value-type="float" office:value="290.6" calcext:value-type="float">
            <text:p>290.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20:21Z</text:p>
          </table:table-cell>
          <table:table-cell office:value-type="float" office:value="40.007084" calcext:value-type="float">
            <text:p>40.007084</text:p>
          </table:table-cell>
          <table:table-cell office:value-type="float" office:value="-79.588874" calcext:value-type="float">
            <text:p>-79.588874</text:p>
          </table:table-cell>
          <table:table-cell office:value-type="float" office:value="290.5" calcext:value-type="float">
            <text:p>290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20:36Z</text:p>
          </table:table-cell>
          <table:table-cell office:value-type="float" office:value="40.007084" calcext:value-type="float">
            <text:p>40.007084</text:p>
          </table:table-cell>
          <table:table-cell office:value-type="float" office:value="-79.588916" calcext:value-type="float">
            <text:p>-79.588916</text:p>
          </table:table-cell>
          <table:table-cell office:value-type="float" office:value="290.5" calcext:value-type="float">
            <text:p>290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20:38Z</text:p>
          </table:table-cell>
          <table:table-cell office:value-type="float" office:value="40.007093" calcext:value-type="float">
            <text:p>40.007093</text:p>
          </table:table-cell>
          <table:table-cell office:value-type="float" office:value="-79.588949" calcext:value-type="float">
            <text:p>-79.588949</text:p>
          </table:table-cell>
          <table:table-cell office:value-type="float" office:value="290.5" calcext:value-type="float">
            <text:p>290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20:40Z</text:p>
          </table:table-cell>
          <table:table-cell office:value-type="float" office:value="40.007105" calcext:value-type="float">
            <text:p>40.007105</text:p>
          </table:table-cell>
          <table:table-cell office:value-type="float" office:value="-79.588983" calcext:value-type="float">
            <text:p>-79.588983</text:p>
          </table:table-cell>
          <table:table-cell office:value-type="float" office:value="290.4" calcext:value-type="float">
            <text:p>290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20:46Z</text:p>
          </table:table-cell>
          <table:table-cell office:value-type="float" office:value="40.007122" calcext:value-type="float">
            <text:p>40.007122</text:p>
          </table:table-cell>
          <table:table-cell office:value-type="float" office:value="-79.589013" calcext:value-type="float">
            <text:p>-79.589013</text:p>
          </table:table-cell>
          <table:table-cell office:value-type="float" office:value="290.4" calcext:value-type="float">
            <text:p>290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20:51Z</text:p>
          </table:table-cell>
          <table:table-cell office:value-type="float" office:value="40.007114" calcext:value-type="float">
            <text:p>40.007114</text:p>
          </table:table-cell>
          <table:table-cell office:value-type="float" office:value="-79.589052" calcext:value-type="float">
            <text:p>-79.589052</text:p>
          </table:table-cell>
          <table:table-cell office:value-type="float" office:value="290.3" calcext:value-type="float">
            <text:p>290.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21:04Z</text:p>
          </table:table-cell>
          <table:table-cell office:value-type="float" office:value="40.007105" calcext:value-type="float">
            <text:p>40.007105</text:p>
          </table:table-cell>
          <table:table-cell office:value-type="float" office:value="-79.589019" calcext:value-type="float">
            <text:p>-79.589019</text:p>
          </table:table-cell>
          <table:table-cell office:value-type="float" office:value="290.3" calcext:value-type="float">
            <text:p>290.3</text:p>
          </table:table-cell>
          <table:table-cell office:value-type="float" office:value="81" calcext:value-type="float">
            <text:p>81</text:p>
          </table:table-cell>
        </table:table-row>
      </table:table>
      <table:table table:name="Sheet2" table:style-name="ta1">
        <table:shapes>
          <draw:frame draw:z-index="0" draw:style-name="gr1" draw:text-style-name="P1" svg:width="701.43pt" svg:height="553.41pt" svg:x="433.64pt" svg:y="3pt">
            <draw:object draw:notify-on-update-of-ranges="Sheet2.A1:Sheet2.A1 Sheet2.A2:Sheet2.A470 Sheet2.E1:Sheet2.E1 Sheet2.E2:Sheet2.E470 Sheet2.G1:Sheet2.G1 Sheet2.G2:Sheet2.G47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_Time(1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HR_Watch</text:p>
          </table:table-cell>
          <table:table-cell office:value-type="string" calcext:value-type="string">
            <text:p>Date_Time(2)</text:p>
          </table:table-cell>
          <table:table-cell office:value-type="string" calcext:value-type="string">
            <text:p>HR_Chest</text:p>
          </table:table-cell>
        </table:table-row>
        <table:table-row table:style-name="ro1">
          <table:table-cell office:value-type="string" calcext:value-type="string">
            <text:p>2018-07-29T10:39:37Z</text:p>
          </table:table-cell>
          <table:table-cell office:value-type="float" office:value="40.009182" calcext:value-type="float">
            <text:p>40.009182</text:p>
          </table:table-cell>
          <table:table-cell office:value-type="float" office:value="-79.582214" calcext:value-type="float">
            <text:p>-79.582214</text:p>
          </table:table-cell>
          <table:table-cell office:value-type="float" office:value="311.3" calcext:value-type="float">
            <text:p>311.3</text:p>
          </table:table-cell>
          <table:table-cell office:value-type="float" office:value="106" calcext:value-type="float">
            <text:p>106</text:p>
          </table:table-cell>
          <table:table-cell table:formula="of:=VLOOKUP([.$A2];[MAF_walk_5K_ish_Polar__Crunch.$A$2:.$E$1471];1;1)" office:value-type="string" office:string-value="2018-07-29T10:39:37Z" calcext:value-type="string">
            <text:p>2018-07-29T10:39:37Z</text:p>
          </table:table-cell>
          <table:table-cell table:formula="of:=VLOOKUP([.$A2];[MAF_walk_5K_ish_Polar__Crunch.$A$2:.$E$147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9:37Z</text:p>
          </table:table-cell>
          <table:table-cell office:value-type="float" office:value="40.009182" calcext:value-type="float">
            <text:p>40.009182</text:p>
          </table:table-cell>
          <table:table-cell office:value-type="float" office:value="-79.582214" calcext:value-type="float">
            <text:p>-79.582214</text:p>
          </table:table-cell>
          <table:table-cell office:value-type="float" office:value="311.3" calcext:value-type="float">
            <text:p>311.3</text:p>
          </table:table-cell>
          <table:table-cell office:value-type="float" office:value="106" calcext:value-type="float">
            <text:p>106</text:p>
          </table:table-cell>
          <table:table-cell table:formula="of:=VLOOKUP([.$A3];[MAF_walk_5K_ish_Polar__Crunch.$A$2:.$E$1471];1;1)" office:value-type="string" office:string-value="2018-07-29T10:39:37Z" calcext:value-type="string">
            <text:p>2018-07-29T10:39:37Z</text:p>
          </table:table-cell>
          <table:table-cell table:formula="of:=VLOOKUP([.$A3];[MAF_walk_5K_ish_Polar__Crunch.$A$2:.$E$147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9:42Z</text:p>
          </table:table-cell>
          <table:table-cell office:value-type="float" office:value="40.009083" calcext:value-type="float">
            <text:p>40.009083</text:p>
          </table:table-cell>
          <table:table-cell office:value-type="float" office:value="-79.582146" calcext:value-type="float">
            <text:p>-79.582146</text:p>
          </table:table-cell>
          <table:table-cell office:value-type="float" office:value="312" calcext:value-type="float">
            <text:p>312</text:p>
          </table:table-cell>
          <table:table-cell office:value-type="float" office:value="106" calcext:value-type="float">
            <text:p>106</text:p>
          </table:table-cell>
          <table:table-cell table:formula="of:=VLOOKUP([.$A4];[MAF_walk_5K_ish_Polar__Crunch.$A$2:.$E$1471];1;1)" office:value-type="string" office:string-value="2018-07-29T10:39:41Z" calcext:value-type="string">
            <text:p>2018-07-29T10:39:41Z</text:p>
          </table:table-cell>
          <table:table-cell table:formula="of:=VLOOKUP([.$A4];[MAF_walk_5K_ish_Polar__Crunch.$A$2:.$E$147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9:47Z</text:p>
          </table:table-cell>
          <table:table-cell office:value-type="float" office:value="40.009014" calcext:value-type="float">
            <text:p>40.009014</text:p>
          </table:table-cell>
          <table:table-cell office:value-type="float" office:value="-79.582085" calcext:value-type="float">
            <text:p>-79.582085</text:p>
          </table:table-cell>
          <table:table-cell office:value-type="float" office:value="312.4" calcext:value-type="float">
            <text:p>312.4</text:p>
          </table:table-cell>
          <table:table-cell office:value-type="float" office:value="106" calcext:value-type="float">
            <text:p>106</text:p>
          </table:table-cell>
          <table:table-cell table:formula="of:=VLOOKUP([.$A5];[MAF_walk_5K_ish_Polar__Crunch.$A$2:.$E$1471];1;1)" office:value-type="string" office:string-value="2018-07-29T10:39:47Z" calcext:value-type="string">
            <text:p>2018-07-29T10:39:47Z</text:p>
          </table:table-cell>
          <table:table-cell table:formula="of:=VLOOKUP([.$A5];[MAF_walk_5K_ish_Polar__Crunch.$A$2:.$E$147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39:52Z</text:p>
          </table:table-cell>
          <table:table-cell office:value-type="float" office:value="40.008907" calcext:value-type="float">
            <text:p>40.008907</text:p>
          </table:table-cell>
          <table:table-cell office:value-type="float" office:value="-79.58198" calcext:value-type="float">
            <text:p>-79.58198</text:p>
          </table:table-cell>
          <table:table-cell office:value-type="float" office:value="313" calcext:value-type="float">
            <text:p>313</text:p>
          </table:table-cell>
          <table:table-cell office:value-type="float" office:value="106" calcext:value-type="float">
            <text:p>106</text:p>
          </table:table-cell>
          <table:table-cell table:formula="of:=VLOOKUP([.$A6];[MAF_walk_5K_ish_Polar__Crunch.$A$2:.$E$1471];1;1)" office:value-type="string" office:string-value="2018-07-29T10:39:51Z" calcext:value-type="string">
            <text:p>2018-07-29T10:39:51Z</text:p>
          </table:table-cell>
          <table:table-cell table:formula="of:=VLOOKUP([.$A6];[MAF_walk_5K_ish_Polar__Crunch.$A$2:.$E$147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39:54Z</text:p>
          </table:table-cell>
          <table:table-cell office:value-type="float" office:value="40.008907" calcext:value-type="float">
            <text:p>40.008907</text:p>
          </table:table-cell>
          <table:table-cell office:value-type="float" office:value="-79.58198" calcext:value-type="float">
            <text:p>-79.58198</text:p>
          </table:table-cell>
          <table:table-cell office:value-type="float" office:value="313" calcext:value-type="float">
            <text:p>313</text:p>
          </table:table-cell>
          <table:table-cell office:value-type="float" office:value="106" calcext:value-type="float">
            <text:p>106</text:p>
          </table:table-cell>
          <table:table-cell table:formula="of:=VLOOKUP([.$A7];[MAF_walk_5K_ish_Polar__Crunch.$A$2:.$E$1471];1;1)" office:value-type="string" office:string-value="2018-07-29T10:39:53Z" calcext:value-type="string">
            <text:p>2018-07-29T10:39:53Z</text:p>
          </table:table-cell>
          <table:table-cell table:formula="of:=VLOOKUP([.$A7];[MAF_walk_5K_ish_Polar__Crunch.$A$2:.$E$147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39:57Z</text:p>
          </table:table-cell>
          <table:table-cell office:value-type="float" office:value="40.008842" calcext:value-type="float">
            <text:p>40.008842</text:p>
          </table:table-cell>
          <table:table-cell office:value-type="float" office:value="-79.58191" calcext:value-type="float">
            <text:p>-79.58191</text:p>
          </table:table-cell>
          <table:table-cell office:value-type="float" office:value="313.3" calcext:value-type="float">
            <text:p>313.3</text:p>
          </table:table-cell>
          <table:table-cell office:value-type="float" office:value="106" calcext:value-type="float">
            <text:p>106</text:p>
          </table:table-cell>
          <table:table-cell table:formula="of:=VLOOKUP([.$A8];[MAF_walk_5K_ish_Polar__Crunch.$A$2:.$E$1471];1;1)" office:value-type="string" office:string-value="2018-07-29T10:39:55Z" calcext:value-type="string">
            <text:p>2018-07-29T10:39:55Z</text:p>
          </table:table-cell>
          <table:table-cell table:formula="of:=VLOOKUP([.$A8];[MAF_walk_5K_ish_Polar__Crunch.$A$2:.$E$147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40:04Z</text:p>
          </table:table-cell>
          <table:table-cell office:value-type="float" office:value="40.00875" calcext:value-type="float">
            <text:p>40.00875</text:p>
          </table:table-cell>
          <table:table-cell office:value-type="float" office:value="-79.5818" calcext:value-type="float">
            <text:p>-79.5818</text:p>
          </table:table-cell>
          <table:table-cell office:value-type="float" office:value="313.5" calcext:value-type="float">
            <text:p>313.5</text:p>
          </table:table-cell>
          <table:table-cell office:value-type="float" office:value="106" calcext:value-type="float">
            <text:p>106</text:p>
          </table:table-cell>
          <table:table-cell table:formula="of:=VLOOKUP([.$A9];[MAF_walk_5K_ish_Polar__Crunch.$A$2:.$E$1471];1;1)" office:value-type="string" office:string-value="2018-07-29T10:40:03Z" calcext:value-type="string">
            <text:p>2018-07-29T10:40:03Z</text:p>
          </table:table-cell>
          <table:table-cell table:formula="of:=VLOOKUP([.$A9];[MAF_walk_5K_ish_Polar__Crunch.$A$2:.$E$147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40:09Z</text:p>
          </table:table-cell>
          <table:table-cell office:value-type="float" office:value="40.00866" calcext:value-type="float">
            <text:p>40.00866</text:p>
          </table:table-cell>
          <table:table-cell office:value-type="float" office:value="-79.58173" calcext:value-type="float">
            <text:p>-79.58173</text:p>
          </table:table-cell>
          <table:table-cell office:value-type="float" office:value="313.6" calcext:value-type="float">
            <text:p>313.6</text:p>
          </table:table-cell>
          <table:table-cell office:value-type="float" office:value="106" calcext:value-type="float">
            <text:p>106</text:p>
          </table:table-cell>
          <table:table-cell table:formula="of:=VLOOKUP([.$A10];[MAF_walk_5K_ish_Polar__Crunch.$A$2:.$E$1471];1;1)" office:value-type="string" office:string-value="2018-07-29T10:40:09Z" calcext:value-type="string">
            <text:p>2018-07-29T10:40:09Z</text:p>
          </table:table-cell>
          <table:table-cell table:formula="of:=VLOOKUP([.$A10];[MAF_walk_5K_ish_Polar__Crunch.$A$2:.$E$147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0:13Z</text:p>
          </table:table-cell>
          <table:table-cell office:value-type="float" office:value="40.008564" calcext:value-type="float">
            <text:p>40.008564</text:p>
          </table:table-cell>
          <table:table-cell office:value-type="float" office:value="-79.58166" calcext:value-type="float">
            <text:p>-79.58166</text:p>
          </table:table-cell>
          <table:table-cell office:value-type="float" office:value="313.8" calcext:value-type="float">
            <text:p>313.8</text:p>
          </table:table-cell>
          <table:table-cell office:value-type="float" office:value="106" calcext:value-type="float">
            <text:p>106</text:p>
          </table:table-cell>
          <table:table-cell table:formula="of:=VLOOKUP([.$A11];[MAF_walk_5K_ish_Polar__Crunch.$A$2:.$E$1471];1;1)" office:value-type="string" office:string-value="2018-07-29T10:40:13Z" calcext:value-type="string">
            <text:p>2018-07-29T10:40:13Z</text:p>
          </table:table-cell>
          <table:table-cell table:formula="of:=VLOOKUP([.$A11];[MAF_walk_5K_ish_Polar__Crunch.$A$2:.$E$1471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0:18Z</text:p>
          </table:table-cell>
          <table:table-cell office:value-type="float" office:value="40.00848" calcext:value-type="float">
            <text:p>40.00848</text:p>
          </table:table-cell>
          <table:table-cell office:value-type="float" office:value="-79.58158" calcext:value-type="float">
            <text:p>-79.58158</text:p>
          </table:table-cell>
          <table:table-cell office:value-type="float" office:value="314.3" calcext:value-type="float">
            <text:p>314.3</text:p>
          </table:table-cell>
          <table:table-cell office:value-type="float" office:value="106" calcext:value-type="float">
            <text:p>106</text:p>
          </table:table-cell>
          <table:table-cell table:formula="of:=VLOOKUP([.$A12];[MAF_walk_5K_ish_Polar__Crunch.$A$2:.$E$1471];1;1)" office:value-type="string" office:string-value="2018-07-29T10:40:17Z" calcext:value-type="string">
            <text:p>2018-07-29T10:40:17Z</text:p>
          </table:table-cell>
          <table:table-cell table:formula="of:=VLOOKUP([.$A12];[MAF_walk_5K_ish_Polar__Crunch.$A$2:.$E$147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40:25Z</text:p>
          </table:table-cell>
          <table:table-cell office:value-type="float" office:value="40.008377" calcext:value-type="float">
            <text:p>40.008377</text:p>
          </table:table-cell>
          <table:table-cell office:value-type="float" office:value="-79.58146" calcext:value-type="float">
            <text:p>-79.58146</text:p>
          </table:table-cell>
          <table:table-cell office:value-type="float" office:value="315.6" calcext:value-type="float">
            <text:p>315.6</text:p>
          </table:table-cell>
          <table:table-cell office:value-type="float" office:value="106" calcext:value-type="float">
            <text:p>106</text:p>
          </table:table-cell>
          <table:table-cell table:formula="of:=VLOOKUP([.$A13];[MAF_walk_5K_ish_Polar__Crunch.$A$2:.$E$1471];1;1)" office:value-type="string" office:string-value="2018-07-29T10:40:25Z" calcext:value-type="string">
            <text:p>2018-07-29T10:40:25Z</text:p>
          </table:table-cell>
          <table:table-cell table:formula="of:=VLOOKUP([.$A13];[MAF_walk_5K_ish_Polar__Crunch.$A$2:.$E$147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0:34Z</text:p>
          </table:table-cell>
          <table:table-cell office:value-type="float" office:value="40.008297" calcext:value-type="float">
            <text:p>40.008297</text:p>
          </table:table-cell>
          <table:table-cell office:value-type="float" office:value="-79.58135" calcext:value-type="float">
            <text:p>-79.58135</text:p>
          </table:table-cell>
          <table:table-cell office:value-type="float" office:value="316.7" calcext:value-type="float">
            <text:p>316.7</text:p>
          </table:table-cell>
          <table:table-cell office:value-type="float" office:value="106" calcext:value-type="float">
            <text:p>106</text:p>
          </table:table-cell>
          <table:table-cell table:formula="of:=VLOOKUP([.$A14];[MAF_walk_5K_ish_Polar__Crunch.$A$2:.$E$1471];1;1)" office:value-type="string" office:string-value="2018-07-29T10:40:32Z" calcext:value-type="string">
            <text:p>2018-07-29T10:40:32Z</text:p>
          </table:table-cell>
          <table:table-cell table:formula="of:=VLOOKUP([.$A14];[MAF_walk_5K_ish_Polar__Crunch.$A$2:.$E$147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40:36Z</text:p>
          </table:table-cell>
          <table:table-cell office:value-type="float" office:value="40.008297" calcext:value-type="float">
            <text:p>40.008297</text:p>
          </table:table-cell>
          <table:table-cell office:value-type="float" office:value="-79.58135" calcext:value-type="float">
            <text:p>-79.58135</text:p>
          </table:table-cell>
          <table:table-cell office:value-type="float" office:value="316.7" calcext:value-type="float">
            <text:p>316.7</text:p>
          </table:table-cell>
          <table:table-cell office:value-type="float" office:value="119" calcext:value-type="float">
            <text:p>119</text:p>
          </table:table-cell>
          <table:table-cell table:formula="of:=VLOOKUP([.$A15];[MAF_walk_5K_ish_Polar__Crunch.$A$2:.$E$1471];1;1)" office:value-type="string" office:string-value="2018-07-29T10:40:35Z" calcext:value-type="string">
            <text:p>2018-07-29T10:40:35Z</text:p>
          </table:table-cell>
          <table:table-cell table:formula="of:=VLOOKUP([.$A15];[MAF_walk_5K_ish_Polar__Crunch.$A$2:.$E$147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40:39Z</text:p>
          </table:table-cell>
          <table:table-cell office:value-type="float" office:value="40.008263" calcext:value-type="float">
            <text:p>40.008263</text:p>
          </table:table-cell>
          <table:table-cell office:value-type="float" office:value="-79.58131" calcext:value-type="float">
            <text:p>-79.58131</text:p>
          </table:table-cell>
          <table:table-cell office:value-type="float" office:value="317.2" calcext:value-type="float">
            <text:p>317.2</text:p>
          </table:table-cell>
          <table:table-cell office:value-type="float" office:value="119" calcext:value-type="float">
            <text:p>119</text:p>
          </table:table-cell>
          <table:table-cell table:formula="of:=VLOOKUP([.$A16];[MAF_walk_5K_ish_Polar__Crunch.$A$2:.$E$1471];1;1)" office:value-type="string" office:string-value="2018-07-29T10:40:38Z" calcext:value-type="string">
            <text:p>2018-07-29T10:40:38Z</text:p>
          </table:table-cell>
          <table:table-cell table:formula="of:=VLOOKUP([.$A16];[MAF_walk_5K_ish_Polar__Crunch.$A$2:.$E$147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0:44Z</text:p>
          </table:table-cell>
          <table:table-cell office:value-type="float" office:value="40.0082" calcext:value-type="float">
            <text:p>40.0082</text:p>
          </table:table-cell>
          <table:table-cell office:value-type="float" office:value="-79.58127" calcext:value-type="float">
            <text:p>-79.58127</text:p>
          </table:table-cell>
          <table:table-cell office:value-type="float" office:value="317.8" calcext:value-type="float">
            <text:p>317.8</text:p>
          </table:table-cell>
          <table:table-cell office:value-type="float" office:value="119" calcext:value-type="float">
            <text:p>119</text:p>
          </table:table-cell>
          <table:table-cell table:formula="of:=VLOOKUP([.$A17];[MAF_walk_5K_ish_Polar__Crunch.$A$2:.$E$1471];1;1)" office:value-type="string" office:string-value="2018-07-29T10:40:43Z" calcext:value-type="string">
            <text:p>2018-07-29T10:40:43Z</text:p>
          </table:table-cell>
          <table:table-cell table:formula="of:=VLOOKUP([.$A17];[MAF_walk_5K_ish_Polar__Crunch.$A$2:.$E$147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0:54Z</text:p>
          </table:table-cell>
          <table:table-cell office:value-type="float" office:value="40.00811" calcext:value-type="float">
            <text:p>40.00811</text:p>
          </table:table-cell>
          <table:table-cell office:value-type="float" office:value="-79.58119" calcext:value-type="float">
            <text:p>-79.58119</text:p>
          </table:table-cell>
          <table:table-cell office:value-type="float" office:value="318.9" calcext:value-type="float">
            <text:p>318.9</text:p>
          </table:table-cell>
          <table:table-cell office:value-type="float" office:value="119" calcext:value-type="float">
            <text:p>119</text:p>
          </table:table-cell>
          <table:table-cell table:formula="of:=VLOOKUP([.$A18];[MAF_walk_5K_ish_Polar__Crunch.$A$2:.$E$1471];1;1)" office:value-type="string" office:string-value="2018-07-29T10:40:54Z" calcext:value-type="string">
            <text:p>2018-07-29T10:40:54Z</text:p>
          </table:table-cell>
          <table:table-cell table:formula="of:=VLOOKUP([.$A18];[MAF_walk_5K_ish_Polar__Crunch.$A$2:.$E$147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0:59Z</text:p>
          </table:table-cell>
          <table:table-cell office:value-type="float" office:value="40.00806" calcext:value-type="float">
            <text:p>40.00806</text:p>
          </table:table-cell>
          <table:table-cell office:value-type="float" office:value="-79.58112" calcext:value-type="float">
            <text:p>-79.58112</text:p>
          </table:table-cell>
          <table:table-cell office:value-type="float" office:value="319.3" calcext:value-type="float">
            <text:p>319.3</text:p>
          </table:table-cell>
          <table:table-cell office:value-type="float" office:value="119" calcext:value-type="float">
            <text:p>119</text:p>
          </table:table-cell>
          <table:table-cell table:formula="of:=VLOOKUP([.$A19];[MAF_walk_5K_ish_Polar__Crunch.$A$2:.$E$1471];1;1)" office:value-type="string" office:string-value="2018-07-29T10:40:58Z" calcext:value-type="string">
            <text:p>2018-07-29T10:40:58Z</text:p>
          </table:table-cell>
          <table:table-cell table:formula="of:=VLOOKUP([.$A19];[MAF_walk_5K_ish_Polar__Crunch.$A$2:.$E$147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1:04Z</text:p>
          </table:table-cell>
          <table:table-cell office:value-type="float" office:value="40.008007" calcext:value-type="float">
            <text:p>40.008007</text:p>
          </table:table-cell>
          <table:table-cell office:value-type="float" office:value="-79.58106" calcext:value-type="float">
            <text:p>-79.58106</text:p>
          </table:table-cell>
          <table:table-cell office:value-type="float" office:value="319.7" calcext:value-type="float">
            <text:p>319.7</text:p>
          </table:table-cell>
          <table:table-cell office:value-type="float" office:value="119" calcext:value-type="float">
            <text:p>119</text:p>
          </table:table-cell>
          <table:table-cell table:formula="of:=VLOOKUP([.$A20];[MAF_walk_5K_ish_Polar__Crunch.$A$2:.$E$1471];1;1)" office:value-type="string" office:string-value="2018-07-29T10:41:04Z" calcext:value-type="string">
            <text:p>2018-07-29T10:41:04Z</text:p>
          </table:table-cell>
          <table:table-cell table:formula="of:=VLOOKUP([.$A20];[MAF_walk_5K_ish_Polar__Crunch.$A$2:.$E$147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41:09Z</text:p>
          </table:table-cell>
          <table:table-cell office:value-type="float" office:value="40.00793" calcext:value-type="float">
            <text:p>40.00793</text:p>
          </table:table-cell>
          <table:table-cell office:value-type="float" office:value="-79.58099" calcext:value-type="float">
            <text:p>-79.58099</text:p>
          </table:table-cell>
          <table:table-cell office:value-type="float" office:value="320.1" calcext:value-type="float">
            <text:p>320.1</text:p>
          </table:table-cell>
          <table:table-cell office:value-type="float" office:value="119" calcext:value-type="float">
            <text:p>119</text:p>
          </table:table-cell>
          <table:table-cell table:formula="of:=VLOOKUP([.$A21];[MAF_walk_5K_ish_Polar__Crunch.$A$2:.$E$1471];1;1)" office:value-type="string" office:string-value="2018-07-29T10:41:08Z" calcext:value-type="string">
            <text:p>2018-07-29T10:41:08Z</text:p>
          </table:table-cell>
          <table:table-cell table:formula="of:=VLOOKUP([.$A21];[MAF_walk_5K_ish_Polar__Crunch.$A$2:.$E$147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41:14Z</text:p>
          </table:table-cell>
          <table:table-cell office:value-type="float" office:value="40.00786" calcext:value-type="float">
            <text:p>40.00786</text:p>
          </table:table-cell>
          <table:table-cell office:value-type="float" office:value="-79.58093" calcext:value-type="float">
            <text:p>-79.58093</text:p>
          </table:table-cell>
          <table:table-cell office:value-type="float" office:value="320.5" calcext:value-type="float">
            <text:p>320.5</text:p>
          </table:table-cell>
          <table:table-cell office:value-type="float" office:value="119" calcext:value-type="float">
            <text:p>119</text:p>
          </table:table-cell>
          <table:table-cell table:formula="of:=VLOOKUP([.$A22];[MAF_walk_5K_ish_Polar__Crunch.$A$2:.$E$1471];1;1)" office:value-type="string" office:string-value="2018-07-29T10:41:13Z" calcext:value-type="string">
            <text:p>2018-07-29T10:41:13Z</text:p>
          </table:table-cell>
          <table:table-cell table:formula="of:=VLOOKUP([.$A22];[MAF_walk_5K_ish_Polar__Crunch.$A$2:.$E$147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1:19Z</text:p>
          </table:table-cell>
          <table:table-cell office:value-type="float" office:value="40.00781" calcext:value-type="float">
            <text:p>40.00781</text:p>
          </table:table-cell>
          <table:table-cell office:value-type="float" office:value="-79.58087" calcext:value-type="float">
            <text:p>-79.58087</text:p>
          </table:table-cell>
          <table:table-cell office:value-type="float" office:value="320.7" calcext:value-type="float">
            <text:p>320.7</text:p>
          </table:table-cell>
          <table:table-cell office:value-type="float" office:value="119" calcext:value-type="float">
            <text:p>119</text:p>
          </table:table-cell>
          <table:table-cell table:formula="of:=VLOOKUP([.$A23];[MAF_walk_5K_ish_Polar__Crunch.$A$2:.$E$1471];1;1)" office:value-type="string" office:string-value="2018-07-29T10:41:18Z" calcext:value-type="string">
            <text:p>2018-07-29T10:41:18Z</text:p>
          </table:table-cell>
          <table:table-cell table:formula="of:=VLOOKUP([.$A23];[MAF_walk_5K_ish_Polar__Crunch.$A$2:.$E$147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1:24Z</text:p>
          </table:table-cell>
          <table:table-cell office:value-type="float" office:value="40.007755" calcext:value-type="float">
            <text:p>40.007755</text:p>
          </table:table-cell>
          <table:table-cell office:value-type="float" office:value="-79.58082" calcext:value-type="float">
            <text:p>-79.58082</text:p>
          </table:table-cell>
          <table:table-cell office:value-type="float" office:value="320.9" calcext:value-type="float">
            <text:p>320.9</text:p>
          </table:table-cell>
          <table:table-cell office:value-type="float" office:value="119" calcext:value-type="float">
            <text:p>119</text:p>
          </table:table-cell>
          <table:table-cell table:formula="of:=VLOOKUP([.$A24];[MAF_walk_5K_ish_Polar__Crunch.$A$2:.$E$1471];1;1)" office:value-type="string" office:string-value="2018-07-29T10:41:23Z" calcext:value-type="string">
            <text:p>2018-07-29T10:41:23Z</text:p>
          </table:table-cell>
          <table:table-cell table:formula="of:=VLOOKUP([.$A24];[MAF_walk_5K_ish_Polar__Crunch.$A$2:.$E$147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41:27Z</text:p>
          </table:table-cell>
          <table:table-cell office:value-type="float" office:value="40.007755" calcext:value-type="float">
            <text:p>40.007755</text:p>
          </table:table-cell>
          <table:table-cell office:value-type="float" office:value="-79.58082" calcext:value-type="float">
            <text:p>-79.58082</text:p>
          </table:table-cell>
          <table:table-cell office:value-type="float" office:value="320.9" calcext:value-type="float">
            <text:p>320.9</text:p>
          </table:table-cell>
          <table:table-cell office:value-type="float" office:value="119" calcext:value-type="float">
            <text:p>119</text:p>
          </table:table-cell>
          <table:table-cell table:formula="of:=VLOOKUP([.$A25];[MAF_walk_5K_ish_Polar__Crunch.$A$2:.$E$1471];1;1)" office:value-type="string" office:string-value="2018-07-29T10:41:26Z" calcext:value-type="string">
            <text:p>2018-07-29T10:41:26Z</text:p>
          </table:table-cell>
          <table:table-cell table:formula="of:=VLOOKUP([.$A25];[MAF_walk_5K_ish_Polar__Crunch.$A$2:.$E$147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1:29Z</text:p>
          </table:table-cell>
          <table:table-cell office:value-type="float" office:value="40.007687" calcext:value-type="float">
            <text:p>40.007687</text:p>
          </table:table-cell>
          <table:table-cell office:value-type="float" office:value="-79.58076" calcext:value-type="float">
            <text:p>-79.58076</text:p>
          </table:table-cell>
          <table:table-cell office:value-type="float" office:value="321.1" calcext:value-type="float">
            <text:p>321.1</text:p>
          </table:table-cell>
          <table:table-cell office:value-type="float" office:value="119" calcext:value-type="float">
            <text:p>119</text:p>
          </table:table-cell>
          <table:table-cell table:formula="of:=VLOOKUP([.$A26];[MAF_walk_5K_ish_Polar__Crunch.$A$2:.$E$1471];1;1)" office:value-type="string" office:string-value="2018-07-29T10:41:28Z" calcext:value-type="string">
            <text:p>2018-07-29T10:41:28Z</text:p>
          </table:table-cell>
          <table:table-cell table:formula="of:=VLOOKUP([.$A26];[MAF_walk_5K_ish_Polar__Crunch.$A$2:.$E$147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41:35Z</text:p>
          </table:table-cell>
          <table:table-cell office:value-type="float" office:value="40.007687" calcext:value-type="float">
            <text:p>40.007687</text:p>
          </table:table-cell>
          <table:table-cell office:value-type="float" office:value="-79.58076" calcext:value-type="float">
            <text:p>-79.58076</text:p>
          </table:table-cell>
          <table:table-cell office:value-type="float" office:value="321.1" calcext:value-type="float">
            <text:p>321.1</text:p>
          </table:table-cell>
          <table:table-cell office:value-type="float" office:value="119" calcext:value-type="float">
            <text:p>119</text:p>
          </table:table-cell>
          <table:table-cell table:formula="of:=VLOOKUP([.$A27];[MAF_walk_5K_ish_Polar__Crunch.$A$2:.$E$1471];1;1)" office:value-type="string" office:string-value="2018-07-29T10:41:34Z" calcext:value-type="string">
            <text:p>2018-07-29T10:41:34Z</text:p>
          </table:table-cell>
          <table:table-cell table:formula="of:=VLOOKUP([.$A27];[MAF_walk_5K_ish_Polar__Crunch.$A$2:.$E$147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41:35Z</text:p>
          </table:table-cell>
          <table:table-cell office:value-type="float" office:value="40.007687" calcext:value-type="float">
            <text:p>40.007687</text:p>
          </table:table-cell>
          <table:table-cell office:value-type="float" office:value="-79.58076" calcext:value-type="float">
            <text:p>-79.58076</text:p>
          </table:table-cell>
          <table:table-cell office:value-type="float" office:value="321.1" calcext:value-type="float">
            <text:p>321.1</text:p>
          </table:table-cell>
          <table:table-cell office:value-type="float" office:value="122" calcext:value-type="float">
            <text:p>122</text:p>
          </table:table-cell>
          <table:table-cell table:formula="of:=VLOOKUP([.$A28];[MAF_walk_5K_ish_Polar__Crunch.$A$2:.$E$1471];1;1)" office:value-type="string" office:string-value="2018-07-29T10:41:34Z" calcext:value-type="string">
            <text:p>2018-07-29T10:41:34Z</text:p>
          </table:table-cell>
          <table:table-cell table:formula="of:=VLOOKUP([.$A28];[MAF_walk_5K_ish_Polar__Crunch.$A$2:.$E$147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41:40Z</text:p>
          </table:table-cell>
          <table:table-cell office:value-type="float" office:value="40.00759" calcext:value-type="float">
            <text:p>40.00759</text:p>
          </table:table-cell>
          <table:table-cell office:value-type="float" office:value="-79.58066" calcext:value-type="float">
            <text:p>-79.58066</text:p>
          </table:table-cell>
          <table:table-cell office:value-type="float" office:value="321.3" calcext:value-type="float">
            <text:p>321.3</text:p>
          </table:table-cell>
          <table:table-cell office:value-type="float" office:value="122" calcext:value-type="float">
            <text:p>122</text:p>
          </table:table-cell>
          <table:table-cell table:formula="of:=VLOOKUP([.$A29];[MAF_walk_5K_ish_Polar__Crunch.$A$2:.$E$1471];1;1)" office:value-type="string" office:string-value="2018-07-29T10:41:39Z" calcext:value-type="string">
            <text:p>2018-07-29T10:41:39Z</text:p>
          </table:table-cell>
          <table:table-cell table:formula="of:=VLOOKUP([.$A29];[MAF_walk_5K_ish_Polar__Crunch.$A$2:.$E$1471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41:45Z</text:p>
          </table:table-cell>
          <table:table-cell office:value-type="float" office:value="40.00754" calcext:value-type="float">
            <text:p>40.00754</text:p>
          </table:table-cell>
          <table:table-cell office:value-type="float" office:value="-79.58063" calcext:value-type="float">
            <text:p>-79.58063</text:p>
          </table:table-cell>
          <table:table-cell office:value-type="float" office:value="321.5" calcext:value-type="float">
            <text:p>321.5</text:p>
          </table:table-cell>
          <table:table-cell office:value-type="float" office:value="122" calcext:value-type="float">
            <text:p>122</text:p>
          </table:table-cell>
          <table:table-cell table:formula="of:=VLOOKUP([.$A30];[MAF_walk_5K_ish_Polar__Crunch.$A$2:.$E$1471];1;1)" office:value-type="string" office:string-value="2018-07-29T10:41:44Z" calcext:value-type="string">
            <text:p>2018-07-29T10:41:44Z</text:p>
          </table:table-cell>
          <table:table-cell table:formula="of:=VLOOKUP([.$A30];[MAF_walk_5K_ish_Polar__Crunch.$A$2:.$E$147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41:55Z</text:p>
          </table:table-cell>
          <table:table-cell office:value-type="float" office:value="40.00741" calcext:value-type="float">
            <text:p>40.00741</text:p>
          </table:table-cell>
          <table:table-cell office:value-type="float" office:value="-79.58055" calcext:value-type="float">
            <text:p>-79.58055</text:p>
          </table:table-cell>
          <table:table-cell office:value-type="float" office:value="321.9" calcext:value-type="float">
            <text:p>321.9</text:p>
          </table:table-cell>
          <table:table-cell office:value-type="float" office:value="122" calcext:value-type="float">
            <text:p>122</text:p>
          </table:table-cell>
          <table:table-cell table:formula="of:=VLOOKUP([.$A31];[MAF_walk_5K_ish_Polar__Crunch.$A$2:.$E$1471];1;1)" office:value-type="string" office:string-value="2018-07-29T10:41:54Z" calcext:value-type="string">
            <text:p>2018-07-29T10:41:54Z</text:p>
          </table:table-cell>
          <table:table-cell table:formula="of:=VLOOKUP([.$A31];[MAF_walk_5K_ish_Polar__Crunch.$A$2:.$E$1471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42:00Z</text:p>
          </table:table-cell>
          <table:table-cell office:value-type="float" office:value="40.00735" calcext:value-type="float">
            <text:p>40.00735</text:p>
          </table:table-cell>
          <table:table-cell office:value-type="float" office:value="-79.58048" calcext:value-type="float">
            <text:p>-79.58048</text:p>
          </table:table-cell>
          <table:table-cell office:value-type="float" office:value="322.2" calcext:value-type="float">
            <text:p>322.2</text:p>
          </table:table-cell>
          <table:table-cell office:value-type="float" office:value="122" calcext:value-type="float">
            <text:p>122</text:p>
          </table:table-cell>
          <table:table-cell table:formula="of:=VLOOKUP([.$A32];[MAF_walk_5K_ish_Polar__Crunch.$A$2:.$E$1471];1;1)" office:value-type="string" office:string-value="2018-07-29T10:41:58Z" calcext:value-type="string">
            <text:p>2018-07-29T10:41:58Z</text:p>
          </table:table-cell>
          <table:table-cell table:formula="of:=VLOOKUP([.$A32];[MAF_walk_5K_ish_Polar__Crunch.$A$2:.$E$147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42:05Z</text:p>
          </table:table-cell>
          <table:table-cell office:value-type="float" office:value="40.0073" calcext:value-type="float">
            <text:p>40.0073</text:p>
          </table:table-cell>
          <table:table-cell office:value-type="float" office:value="-79.58043" calcext:value-type="float">
            <text:p>-79.58043</text:p>
          </table:table-cell>
          <table:table-cell office:value-type="float" office:value="322.4" calcext:value-type="float">
            <text:p>322.4</text:p>
          </table:table-cell>
          <table:table-cell office:value-type="float" office:value="122" calcext:value-type="float">
            <text:p>122</text:p>
          </table:table-cell>
          <table:table-cell table:formula="of:=VLOOKUP([.$A33];[MAF_walk_5K_ish_Polar__Crunch.$A$2:.$E$1471];1;1)" office:value-type="string" office:string-value="2018-07-29T10:42:04Z" calcext:value-type="string">
            <text:p>2018-07-29T10:42:04Z</text:p>
          </table:table-cell>
          <table:table-cell table:formula="of:=VLOOKUP([.$A33];[MAF_walk_5K_ish_Polar__Crunch.$A$2:.$E$147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2:10Z</text:p>
          </table:table-cell>
          <table:table-cell office:value-type="float" office:value="40.00724" calcext:value-type="float">
            <text:p>40.00724</text:p>
          </table:table-cell>
          <table:table-cell office:value-type="float" office:value="-79.58041" calcext:value-type="float">
            <text:p>-79.58041</text:p>
          </table:table-cell>
          <table:table-cell office:value-type="float" office:value="322.6" calcext:value-type="float">
            <text:p>322.6</text:p>
          </table:table-cell>
          <table:table-cell office:value-type="float" office:value="122" calcext:value-type="float">
            <text:p>122</text:p>
          </table:table-cell>
          <table:table-cell table:formula="of:=VLOOKUP([.$A34];[MAF_walk_5K_ish_Polar__Crunch.$A$2:.$E$1471];1;1)" office:value-type="string" office:string-value="2018-07-29T10:42:09Z" calcext:value-type="string">
            <text:p>2018-07-29T10:42:09Z</text:p>
          </table:table-cell>
          <table:table-cell table:formula="of:=VLOOKUP([.$A34];[MAF_walk_5K_ish_Polar__Crunch.$A$2:.$E$147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2:15Z</text:p>
          </table:table-cell>
          <table:table-cell office:value-type="float" office:value="40.007195" calcext:value-type="float">
            <text:p>40.007195</text:p>
          </table:table-cell>
          <table:table-cell office:value-type="float" office:value="-79.580345" calcext:value-type="float">
            <text:p>-79.580345</text:p>
          </table:table-cell>
          <table:table-cell office:value-type="float" office:value="322.9" calcext:value-type="float">
            <text:p>322.9</text:p>
          </table:table-cell>
          <table:table-cell office:value-type="float" office:value="122" calcext:value-type="float">
            <text:p>122</text:p>
          </table:table-cell>
          <table:table-cell table:formula="of:=VLOOKUP([.$A35];[MAF_walk_5K_ish_Polar__Crunch.$A$2:.$E$1471];1;1)" office:value-type="string" office:string-value="2018-07-29T10:42:13Z" calcext:value-type="string">
            <text:p>2018-07-29T10:42:13Z</text:p>
          </table:table-cell>
          <table:table-cell table:formula="of:=VLOOKUP([.$A35];[MAF_walk_5K_ish_Polar__Crunch.$A$2:.$E$147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2:20Z</text:p>
          </table:table-cell>
          <table:table-cell office:value-type="float" office:value="40.00714" calcext:value-type="float">
            <text:p>40.00714</text:p>
          </table:table-cell>
          <table:table-cell office:value-type="float" office:value="-79.580284" calcext:value-type="float">
            <text:p>-79.580284</text:p>
          </table:table-cell>
          <table:table-cell office:value-type="float" office:value="323.2" calcext:value-type="float">
            <text:p>323.2</text:p>
          </table:table-cell>
          <table:table-cell office:value-type="float" office:value="122" calcext:value-type="float">
            <text:p>122</text:p>
          </table:table-cell>
          <table:table-cell table:formula="of:=VLOOKUP([.$A36];[MAF_walk_5K_ish_Polar__Crunch.$A$2:.$E$1471];1;1)" office:value-type="string" office:string-value="2018-07-29T10:42:19Z" calcext:value-type="string">
            <text:p>2018-07-29T10:42:19Z</text:p>
          </table:table-cell>
          <table:table-cell table:formula="of:=VLOOKUP([.$A36];[MAF_walk_5K_ish_Polar__Crunch.$A$2:.$E$147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2:25Z</text:p>
          </table:table-cell>
          <table:table-cell office:value-type="float" office:value="40.007088" calcext:value-type="float">
            <text:p>40.007088</text:p>
          </table:table-cell>
          <table:table-cell office:value-type="float" office:value="-79.580246" calcext:value-type="float">
            <text:p>-79.580246</text:p>
          </table:table-cell>
          <table:table-cell office:value-type="float" office:value="323.4" calcext:value-type="float">
            <text:p>323.4</text:p>
          </table:table-cell>
          <table:table-cell office:value-type="float" office:value="122" calcext:value-type="float">
            <text:p>122</text:p>
          </table:table-cell>
          <table:table-cell table:formula="of:=VLOOKUP([.$A37];[MAF_walk_5K_ish_Polar__Crunch.$A$2:.$E$1471];1;1)" office:value-type="string" office:string-value="2018-07-29T10:42:25Z" calcext:value-type="string">
            <text:p>2018-07-29T10:42:25Z</text:p>
          </table:table-cell>
          <table:table-cell table:formula="of:=VLOOKUP([.$A37];[MAF_walk_5K_ish_Polar__Crunch.$A$2:.$E$147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42:30Z</text:p>
          </table:table-cell>
          <table:table-cell office:value-type="float" office:value="40.007" calcext:value-type="float">
            <text:p>40.007</text:p>
          </table:table-cell>
          <table:table-cell office:value-type="float" office:value="-79.58017" calcext:value-type="float">
            <text:p>-79.58017</text:p>
          </table:table-cell>
          <table:table-cell office:value-type="float" office:value="323.8" calcext:value-type="float">
            <text:p>323.8</text:p>
          </table:table-cell>
          <table:table-cell office:value-type="float" office:value="122" calcext:value-type="float">
            <text:p>122</text:p>
          </table:table-cell>
          <table:table-cell table:formula="of:=VLOOKUP([.$A38];[MAF_walk_5K_ish_Polar__Crunch.$A$2:.$E$1471];1;1)" office:value-type="string" office:string-value="2018-07-29T10:42:30Z" calcext:value-type="string">
            <text:p>2018-07-29T10:42:30Z</text:p>
          </table:table-cell>
          <table:table-cell table:formula="of:=VLOOKUP([.$A38];[MAF_walk_5K_ish_Polar__Crunch.$A$2:.$E$147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2:35Z</text:p>
          </table:table-cell>
          <table:table-cell office:value-type="float" office:value="40.006962" calcext:value-type="float">
            <text:p>40.006962</text:p>
          </table:table-cell>
          <table:table-cell office:value-type="float" office:value="-79.580125" calcext:value-type="float">
            <text:p>-79.580125</text:p>
          </table:table-cell>
          <table:table-cell office:value-type="float" office:value="324.1" calcext:value-type="float">
            <text:p>324.1</text:p>
          </table:table-cell>
          <table:table-cell office:value-type="float" office:value="115" calcext:value-type="float">
            <text:p>115</text:p>
          </table:table-cell>
          <table:table-cell table:formula="of:=VLOOKUP([.$A39];[MAF_walk_5K_ish_Polar__Crunch.$A$2:.$E$1471];1;1)" office:value-type="string" office:string-value="2018-07-29T10:42:34Z" calcext:value-type="string">
            <text:p>2018-07-29T10:42:34Z</text:p>
          </table:table-cell>
          <table:table-cell table:formula="of:=VLOOKUP([.$A39];[MAF_walk_5K_ish_Polar__Crunch.$A$2:.$E$147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42:35Z</text:p>
          </table:table-cell>
          <table:table-cell office:value-type="float" office:value="40.006924" calcext:value-type="float">
            <text:p>40.006924</text:p>
          </table:table-cell>
          <table:table-cell office:value-type="float" office:value="-79.58008" calcext:value-type="float">
            <text:p>-79.58008</text:p>
          </table:table-cell>
          <table:table-cell office:value-type="float" office:value="324.3" calcext:value-type="float">
            <text:p>324.3</text:p>
          </table:table-cell>
          <table:table-cell office:value-type="float" office:value="115" calcext:value-type="float">
            <text:p>115</text:p>
          </table:table-cell>
          <table:table-cell table:formula="of:=VLOOKUP([.$A40];[MAF_walk_5K_ish_Polar__Crunch.$A$2:.$E$1471];1;1)" office:value-type="string" office:string-value="2018-07-29T10:42:34Z" calcext:value-type="string">
            <text:p>2018-07-29T10:42:34Z</text:p>
          </table:table-cell>
          <table:table-cell table:formula="of:=VLOOKUP([.$A40];[MAF_walk_5K_ish_Polar__Crunch.$A$2:.$E$147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42:35Z</text:p>
          </table:table-cell>
          <table:table-cell office:value-type="float" office:value="40.006924" calcext:value-type="float">
            <text:p>40.006924</text:p>
          </table:table-cell>
          <table:table-cell office:value-type="float" office:value="-79.58008" calcext:value-type="float">
            <text:p>-79.58008</text:p>
          </table:table-cell>
          <table:table-cell office:value-type="float" office:value="324.3" calcext:value-type="float">
            <text:p>324.3</text:p>
          </table:table-cell>
          <table:table-cell office:value-type="float" office:value="115" calcext:value-type="float">
            <text:p>115</text:p>
          </table:table-cell>
          <table:table-cell table:formula="of:=VLOOKUP([.$A41];[MAF_walk_5K_ish_Polar__Crunch.$A$2:.$E$1471];1;1)" office:value-type="string" office:string-value="2018-07-29T10:42:34Z" calcext:value-type="string">
            <text:p>2018-07-29T10:42:34Z</text:p>
          </table:table-cell>
          <table:table-cell table:formula="of:=VLOOKUP([.$A41];[MAF_walk_5K_ish_Polar__Crunch.$A$2:.$E$147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42:40Z</text:p>
          </table:table-cell>
          <table:table-cell office:value-type="float" office:value="40.006847" calcext:value-type="float">
            <text:p>40.006847</text:p>
          </table:table-cell>
          <table:table-cell office:value-type="float" office:value="-79.57999" calcext:value-type="float">
            <text:p>-79.57999</text:p>
          </table:table-cell>
          <table:table-cell office:value-type="float" office:value="324.9" calcext:value-type="float">
            <text:p>324.9</text:p>
          </table:table-cell>
          <table:table-cell office:value-type="float" office:value="115" calcext:value-type="float">
            <text:p>115</text:p>
          </table:table-cell>
          <table:table-cell table:formula="of:=VLOOKUP([.$A42];[MAF_walk_5K_ish_Polar__Crunch.$A$2:.$E$1471];1;1)" office:value-type="string" office:string-value="2018-07-29T10:42:40Z" calcext:value-type="string">
            <text:p>2018-07-29T10:42:40Z</text:p>
          </table:table-cell>
          <table:table-cell table:formula="of:=VLOOKUP([.$A42];[MAF_walk_5K_ish_Polar__Crunch.$A$2:.$E$147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42:46Z</text:p>
          </table:table-cell>
          <table:table-cell office:value-type="float" office:value="40.006763" calcext:value-type="float">
            <text:p>40.006763</text:p>
          </table:table-cell>
          <table:table-cell office:value-type="float" office:value="-79.5799" calcext:value-type="float">
            <text:p>-79.5799</text:p>
          </table:table-cell>
          <table:table-cell office:value-type="float" office:value="325.5" calcext:value-type="float">
            <text:p>325.5</text:p>
          </table:table-cell>
          <table:table-cell office:value-type="float" office:value="115" calcext:value-type="float">
            <text:p>115</text:p>
          </table:table-cell>
          <table:table-cell table:formula="of:=VLOOKUP([.$A43];[MAF_walk_5K_ish_Polar__Crunch.$A$2:.$E$1471];1;1)" office:value-type="string" office:string-value="2018-07-29T10:42:46Z" calcext:value-type="string">
            <text:p>2018-07-29T10:42:46Z</text:p>
          </table:table-cell>
          <table:table-cell table:formula="of:=VLOOKUP([.$A43];[MAF_walk_5K_ish_Polar__Crunch.$A$2:.$E$147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42:51Z</text:p>
          </table:table-cell>
          <table:table-cell office:value-type="float" office:value="40.006645" calcext:value-type="float">
            <text:p>40.006645</text:p>
          </table:table-cell>
          <table:table-cell office:value-type="float" office:value="-79.579865" calcext:value-type="float">
            <text:p>-79.579865</text:p>
          </table:table-cell>
          <table:table-cell office:value-type="float" office:value="326" calcext:value-type="float">
            <text:p>326</text:p>
          </table:table-cell>
          <table:table-cell office:value-type="float" office:value="115" calcext:value-type="float">
            <text:p>115</text:p>
          </table:table-cell>
          <table:table-cell table:formula="of:=VLOOKUP([.$A44];[MAF_walk_5K_ish_Polar__Crunch.$A$2:.$E$1471];1;1)" office:value-type="string" office:string-value="2018-07-29T10:42:50Z" calcext:value-type="string">
            <text:p>2018-07-29T10:42:50Z</text:p>
          </table:table-cell>
          <table:table-cell table:formula="of:=VLOOKUP([.$A44];[MAF_walk_5K_ish_Polar__Crunch.$A$2:.$E$147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42:55Z</text:p>
          </table:table-cell>
          <table:table-cell office:value-type="float" office:value="40.00658" calcext:value-type="float">
            <text:p>40.00658</text:p>
          </table:table-cell>
          <table:table-cell office:value-type="float" office:value="-79.579834" calcext:value-type="float">
            <text:p>-79.579834</text:p>
          </table:table-cell>
          <table:table-cell office:value-type="float" office:value="326" calcext:value-type="float">
            <text:p>326</text:p>
          </table:table-cell>
          <table:table-cell office:value-type="float" office:value="115" calcext:value-type="float">
            <text:p>115</text:p>
          </table:table-cell>
          <table:table-cell table:formula="of:=VLOOKUP([.$A45];[MAF_walk_5K_ish_Polar__Crunch.$A$2:.$E$1471];1;1)" office:value-type="string" office:string-value="2018-07-29T10:42:55Z" calcext:value-type="string">
            <text:p>2018-07-29T10:42:55Z</text:p>
          </table:table-cell>
          <table:table-cell table:formula="of:=VLOOKUP([.$A45];[MAF_walk_5K_ish_Polar__Crunch.$A$2:.$E$147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43:03Z</text:p>
          </table:table-cell>
          <table:table-cell office:value-type="float" office:value="40.006527" calcext:value-type="float">
            <text:p>40.006527</text:p>
          </table:table-cell>
          <table:table-cell office:value-type="float" office:value="-79.579735" calcext:value-type="float">
            <text:p>-79.579735</text:p>
          </table:table-cell>
          <table:table-cell office:value-type="float" office:value="326" calcext:value-type="float">
            <text:p>326</text:p>
          </table:table-cell>
          <table:table-cell office:value-type="float" office:value="115" calcext:value-type="float">
            <text:p>115</text:p>
          </table:table-cell>
          <table:table-cell table:formula="of:=VLOOKUP([.$A46];[MAF_walk_5K_ish_Polar__Crunch.$A$2:.$E$1471];1;1)" office:value-type="string" office:string-value="2018-07-29T10:43:02Z" calcext:value-type="string">
            <text:p>2018-07-29T10:43:02Z</text:p>
          </table:table-cell>
          <table:table-cell table:formula="of:=VLOOKUP([.$A46];[MAF_walk_5K_ish_Polar__Crunch.$A$2:.$E$147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43:08Z</text:p>
          </table:table-cell>
          <table:table-cell office:value-type="float" office:value="40.00648" calcext:value-type="float">
            <text:p>40.00648</text:p>
          </table:table-cell>
          <table:table-cell office:value-type="float" office:value="-79.57969" calcext:value-type="float">
            <text:p>-79.57969</text:p>
          </table:table-cell>
          <table:table-cell office:value-type="float" office:value="326" calcext:value-type="float">
            <text:p>326</text:p>
          </table:table-cell>
          <table:table-cell office:value-type="float" office:value="115" calcext:value-type="float">
            <text:p>115</text:p>
          </table:table-cell>
          <table:table-cell table:formula="of:=VLOOKUP([.$A47];[MAF_walk_5K_ish_Polar__Crunch.$A$2:.$E$1471];1;1)" office:value-type="string" office:string-value="2018-07-29T10:43:07Z" calcext:value-type="string">
            <text:p>2018-07-29T10:43:07Z</text:p>
          </table:table-cell>
          <table:table-cell table:formula="of:=VLOOKUP([.$A47];[MAF_walk_5K_ish_Polar__Crunch.$A$2:.$E$147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43:13Z</text:p>
          </table:table-cell>
          <table:table-cell office:value-type="float" office:value="40.006424" calcext:value-type="float">
            <text:p>40.006424</text:p>
          </table:table-cell>
          <table:table-cell office:value-type="float" office:value="-79.57963" calcext:value-type="float">
            <text:p>-79.57963</text:p>
          </table:table-cell>
          <table:table-cell office:value-type="float" office:value="326" calcext:value-type="float">
            <text:p>326</text:p>
          </table:table-cell>
          <table:table-cell office:value-type="float" office:value="115" calcext:value-type="float">
            <text:p>115</text:p>
          </table:table-cell>
          <table:table-cell table:formula="of:=VLOOKUP([.$A48];[MAF_walk_5K_ish_Polar__Crunch.$A$2:.$E$1471];1;1)" office:value-type="string" office:string-value="2018-07-29T10:43:12Z" calcext:value-type="string">
            <text:p>2018-07-29T10:43:12Z</text:p>
          </table:table-cell>
          <table:table-cell table:formula="of:=VLOOKUP([.$A48];[MAF_walk_5K_ish_Polar__Crunch.$A$2:.$E$147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3:18Z</text:p>
          </table:table-cell>
          <table:table-cell office:value-type="float" office:value="40.006367" calcext:value-type="float">
            <text:p>40.006367</text:p>
          </table:table-cell>
          <table:table-cell office:value-type="float" office:value="-79.57956" calcext:value-type="float">
            <text:p>-79.57956</text:p>
          </table:table-cell>
          <table:table-cell office:value-type="float" office:value="326" calcext:value-type="float">
            <text:p>326</text:p>
          </table:table-cell>
          <table:table-cell office:value-type="float" office:value="115" calcext:value-type="float">
            <text:p>115</text:p>
          </table:table-cell>
          <table:table-cell table:formula="of:=VLOOKUP([.$A49];[MAF_walk_5K_ish_Polar__Crunch.$A$2:.$E$1471];1;1)" office:value-type="string" office:string-value="2018-07-29T10:43:16Z" calcext:value-type="string">
            <text:p>2018-07-29T10:43:16Z</text:p>
          </table:table-cell>
          <table:table-cell table:formula="of:=VLOOKUP([.$A49];[MAF_walk_5K_ish_Polar__Crunch.$A$2:.$E$147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3:26Z</text:p>
          </table:table-cell>
          <table:table-cell office:value-type="float" office:value="40.0063" calcext:value-type="float">
            <text:p>40.0063</text:p>
          </table:table-cell>
          <table:table-cell office:value-type="float" office:value="-79.579506" calcext:value-type="float">
            <text:p>-79.579506</text:p>
          </table:table-cell>
          <table:table-cell office:value-type="float" office:value="326" calcext:value-type="float">
            <text:p>326</text:p>
          </table:table-cell>
          <table:table-cell office:value-type="float" office:value="115" calcext:value-type="float">
            <text:p>115</text:p>
          </table:table-cell>
          <table:table-cell table:formula="of:=VLOOKUP([.$A50];[MAF_walk_5K_ish_Polar__Crunch.$A$2:.$E$1471];1;1)" office:value-type="string" office:string-value="2018-07-29T10:43:26Z" calcext:value-type="string">
            <text:p>2018-07-29T10:43:26Z</text:p>
          </table:table-cell>
          <table:table-cell table:formula="of:=VLOOKUP([.$A50];[MAF_walk_5K_ish_Polar__Crunch.$A$2:.$E$147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43:32Z</text:p>
          </table:table-cell>
          <table:table-cell office:value-type="float" office:value="40.006195" calcext:value-type="float">
            <text:p>40.006195</text:p>
          </table:table-cell>
          <table:table-cell office:value-type="float" office:value="-79.579414" calcext:value-type="float">
            <text:p>-79.579414</text:p>
          </table:table-cell>
          <table:table-cell office:value-type="float" office:value="326.1" calcext:value-type="float">
            <text:p>326.1</text:p>
          </table:table-cell>
          <table:table-cell office:value-type="float" office:value="115" calcext:value-type="float">
            <text:p>115</text:p>
          </table:table-cell>
          <table:table-cell table:formula="of:=VLOOKUP([.$A51];[MAF_walk_5K_ish_Polar__Crunch.$A$2:.$E$1471];1;1)" office:value-type="string" office:string-value="2018-07-29T10:43:32Z" calcext:value-type="string">
            <text:p>2018-07-29T10:43:32Z</text:p>
          </table:table-cell>
          <table:table-cell table:formula="of:=VLOOKUP([.$A51];[MAF_walk_5K_ish_Polar__Crunch.$A$2:.$E$147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43:35Z</text:p>
          </table:table-cell>
          <table:table-cell office:value-type="float" office:value="40.006195" calcext:value-type="float">
            <text:p>40.006195</text:p>
          </table:table-cell>
          <table:table-cell office:value-type="float" office:value="-79.579414" calcext:value-type="float">
            <text:p>-79.579414</text:p>
          </table:table-cell>
          <table:table-cell office:value-type="float" office:value="326.1" calcext:value-type="float">
            <text:p>326.1</text:p>
          </table:table-cell>
          <table:table-cell office:value-type="float" office:value="101" calcext:value-type="float">
            <text:p>101</text:p>
          </table:table-cell>
          <table:table-cell table:formula="of:=VLOOKUP([.$A52];[MAF_walk_5K_ish_Polar__Crunch.$A$2:.$E$1471];1;1)" office:value-type="string" office:string-value="2018-07-29T10:43:34Z" calcext:value-type="string">
            <text:p>2018-07-29T10:43:34Z</text:p>
          </table:table-cell>
          <table:table-cell table:formula="of:=VLOOKUP([.$A52];[MAF_walk_5K_ish_Polar__Crunch.$A$2:.$E$147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3:37Z</text:p>
          </table:table-cell>
          <table:table-cell office:value-type="float" office:value="40.00611" calcext:value-type="float">
            <text:p>40.00611</text:p>
          </table:table-cell>
          <table:table-cell office:value-type="float" office:value="-79.579315" calcext:value-type="float">
            <text:p>-79.579315</text:p>
          </table:table-cell>
          <table:table-cell office:value-type="float" office:value="326.2" calcext:value-type="float">
            <text:p>326.2</text:p>
          </table:table-cell>
          <table:table-cell office:value-type="float" office:value="101" calcext:value-type="float">
            <text:p>101</text:p>
          </table:table-cell>
          <table:table-cell table:formula="of:=VLOOKUP([.$A53];[MAF_walk_5K_ish_Polar__Crunch.$A$2:.$E$1471];1;1)" office:value-type="string" office:string-value="2018-07-29T10:43:36Z" calcext:value-type="string">
            <text:p>2018-07-29T10:43:36Z</text:p>
          </table:table-cell>
          <table:table-cell table:formula="of:=VLOOKUP([.$A53];[MAF_walk_5K_ish_Polar__Crunch.$A$2:.$E$147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3:46Z</text:p>
          </table:table-cell>
          <table:table-cell office:value-type="float" office:value="40.00594" calcext:value-type="float">
            <text:p>40.00594</text:p>
          </table:table-cell>
          <table:table-cell office:value-type="float" office:value="-79.579155" calcext:value-type="float">
            <text:p>-79.579155</text:p>
          </table:table-cell>
          <table:table-cell office:value-type="float" office:value="326.6" calcext:value-type="float">
            <text:p>326.6</text:p>
          </table:table-cell>
          <table:table-cell office:value-type="float" office:value="101" calcext:value-type="float">
            <text:p>101</text:p>
          </table:table-cell>
          <table:table-cell table:formula="of:=VLOOKUP([.$A54];[MAF_walk_5K_ish_Polar__Crunch.$A$2:.$E$1471];1;1)" office:value-type="string" office:string-value="2018-07-29T10:43:45Z" calcext:value-type="string">
            <text:p>2018-07-29T10:43:45Z</text:p>
          </table:table-cell>
          <table:table-cell table:formula="of:=VLOOKUP([.$A54];[MAF_walk_5K_ish_Polar__Crunch.$A$2:.$E$147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43:51Z</text:p>
          </table:table-cell>
          <table:table-cell office:value-type="float" office:value="40.005856" calcext:value-type="float">
            <text:p>40.005856</text:p>
          </table:table-cell>
          <table:table-cell office:value-type="float" office:value="-79.579056" calcext:value-type="float">
            <text:p>-79.579056</text:p>
          </table:table-cell>
          <table:table-cell office:value-type="float" office:value="326.9" calcext:value-type="float">
            <text:p>326.9</text:p>
          </table:table-cell>
          <table:table-cell office:value-type="float" office:value="101" calcext:value-type="float">
            <text:p>101</text:p>
          </table:table-cell>
          <table:table-cell table:formula="of:=VLOOKUP([.$A55];[MAF_walk_5K_ish_Polar__Crunch.$A$2:.$E$1471];1;1)" office:value-type="string" office:string-value="2018-07-29T10:43:51Z" calcext:value-type="string">
            <text:p>2018-07-29T10:43:51Z</text:p>
          </table:table-cell>
          <table:table-cell table:formula="of:=VLOOKUP([.$A55];[MAF_walk_5K_ish_Polar__Crunch.$A$2:.$E$147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43:56Z</text:p>
          </table:table-cell>
          <table:table-cell office:value-type="float" office:value="40.005783" calcext:value-type="float">
            <text:p>40.005783</text:p>
          </table:table-cell>
          <table:table-cell office:value-type="float" office:value="-79.57898" calcext:value-type="float">
            <text:p>-79.57898</text:p>
          </table:table-cell>
          <table:table-cell office:value-type="float" office:value="327.4" calcext:value-type="float">
            <text:p>327.4</text:p>
          </table:table-cell>
          <table:table-cell office:value-type="float" office:value="101" calcext:value-type="float">
            <text:p>101</text:p>
          </table:table-cell>
          <table:table-cell table:formula="of:=VLOOKUP([.$A56];[MAF_walk_5K_ish_Polar__Crunch.$A$2:.$E$1471];1;1)" office:value-type="string" office:string-value="2018-07-29T10:43:55Z" calcext:value-type="string">
            <text:p>2018-07-29T10:43:55Z</text:p>
          </table:table-cell>
          <table:table-cell table:formula="of:=VLOOKUP([.$A56];[MAF_walk_5K_ish_Polar__Crunch.$A$2:.$E$1471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4:03Z</text:p>
          </table:table-cell>
          <table:table-cell office:value-type="float" office:value="40.005673" calcext:value-type="float">
            <text:p>40.005673</text:p>
          </table:table-cell>
          <table:table-cell office:value-type="float" office:value="-79.578867" calcext:value-type="float">
            <text:p>-79.578867</text:p>
          </table:table-cell>
          <table:table-cell office:value-type="float" office:value="328.2" calcext:value-type="float">
            <text:p>328.2</text:p>
          </table:table-cell>
          <table:table-cell office:value-type="float" office:value="101" calcext:value-type="float">
            <text:p>101</text:p>
          </table:table-cell>
          <table:table-cell table:formula="of:=VLOOKUP([.$A57];[MAF_walk_5K_ish_Polar__Crunch.$A$2:.$E$1471];1;1)" office:value-type="string" office:string-value="2018-07-29T10:44:02Z" calcext:value-type="string">
            <text:p>2018-07-29T10:44:02Z</text:p>
          </table:table-cell>
          <table:table-cell table:formula="of:=VLOOKUP([.$A57];[MAF_walk_5K_ish_Polar__Crunch.$A$2:.$E$147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4:12Z</text:p>
          </table:table-cell>
          <table:table-cell office:value-type="float" office:value="40.005625" calcext:value-type="float">
            <text:p>40.005625</text:p>
          </table:table-cell>
          <table:table-cell office:value-type="float" office:value="-79.578825" calcext:value-type="float">
            <text:p>-79.578825</text:p>
          </table:table-cell>
          <table:table-cell office:value-type="float" office:value="328.5" calcext:value-type="float">
            <text:p>328.5</text:p>
          </table:table-cell>
          <table:table-cell office:value-type="float" office:value="101" calcext:value-type="float">
            <text:p>101</text:p>
          </table:table-cell>
          <table:table-cell table:formula="of:=VLOOKUP([.$A58];[MAF_walk_5K_ish_Polar__Crunch.$A$2:.$E$1471];1;1)" office:value-type="string" office:string-value="2018-07-29T10:44:10Z" calcext:value-type="string">
            <text:p>2018-07-29T10:44:10Z</text:p>
          </table:table-cell>
          <table:table-cell table:formula="of:=VLOOKUP([.$A58];[MAF_walk_5K_ish_Polar__Crunch.$A$2:.$E$147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4:17Z</text:p>
          </table:table-cell>
          <table:table-cell office:value-type="float" office:value="40.005578" calcext:value-type="float">
            <text:p>40.005578</text:p>
          </table:table-cell>
          <table:table-cell office:value-type="float" office:value="-79.578782" calcext:value-type="float">
            <text:p>-79.578782</text:p>
          </table:table-cell>
          <table:table-cell office:value-type="float" office:value="328.9" calcext:value-type="float">
            <text:p>328.9</text:p>
          </table:table-cell>
          <table:table-cell office:value-type="float" office:value="101" calcext:value-type="float">
            <text:p>101</text:p>
          </table:table-cell>
          <table:table-cell table:formula="of:=VLOOKUP([.$A59];[MAF_walk_5K_ish_Polar__Crunch.$A$2:.$E$1471];1;1)" office:value-type="string" office:string-value="2018-07-29T10:44:16Z" calcext:value-type="string">
            <text:p>2018-07-29T10:44:16Z</text:p>
          </table:table-cell>
          <table:table-cell table:formula="of:=VLOOKUP([.$A59];[MAF_walk_5K_ish_Polar__Crunch.$A$2:.$E$147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4:22Z</text:p>
          </table:table-cell>
          <table:table-cell office:value-type="float" office:value="40.00553" calcext:value-type="float">
            <text:p>40.00553</text:p>
          </table:table-cell>
          <table:table-cell office:value-type="float" office:value="-79.57874" calcext:value-type="float">
            <text:p>-79.57874</text:p>
          </table:table-cell>
          <table:table-cell office:value-type="float" office:value="329.2" calcext:value-type="float">
            <text:p>329.2</text:p>
          </table:table-cell>
          <table:table-cell office:value-type="float" office:value="101" calcext:value-type="float">
            <text:p>101</text:p>
          </table:table-cell>
          <table:table-cell table:formula="of:=VLOOKUP([.$A60];[MAF_walk_5K_ish_Polar__Crunch.$A$2:.$E$1471];1;1)" office:value-type="string" office:string-value="2018-07-29T10:44:21Z" calcext:value-type="string">
            <text:p>2018-07-29T10:44:21Z</text:p>
          </table:table-cell>
          <table:table-cell table:formula="of:=VLOOKUP([.$A60];[MAF_walk_5K_ish_Polar__Crunch.$A$2:.$E$147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4:27Z</text:p>
          </table:table-cell>
          <table:table-cell office:value-type="float" office:value="40.005483" calcext:value-type="float">
            <text:p>40.005483</text:p>
          </table:table-cell>
          <table:table-cell office:value-type="float" office:value="-79.578697" calcext:value-type="float">
            <text:p>-79.578697</text:p>
          </table:table-cell>
          <table:table-cell office:value-type="float" office:value="329.5" calcext:value-type="float">
            <text:p>329.5</text:p>
          </table:table-cell>
          <table:table-cell office:value-type="float" office:value="101" calcext:value-type="float">
            <text:p>101</text:p>
          </table:table-cell>
          <table:table-cell table:formula="of:=VLOOKUP([.$A61];[MAF_walk_5K_ish_Polar__Crunch.$A$2:.$E$1471];1;1)" office:value-type="string" office:string-value="2018-07-29T10:44:27Z" calcext:value-type="string">
            <text:p>2018-07-29T10:44:27Z</text:p>
          </table:table-cell>
          <table:table-cell table:formula="of:=VLOOKUP([.$A61];[MAF_walk_5K_ish_Polar__Crunch.$A$2:.$E$147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4:32Z</text:p>
          </table:table-cell>
          <table:table-cell office:value-type="float" office:value="40.005435" calcext:value-type="float">
            <text:p>40.005435</text:p>
          </table:table-cell>
          <table:table-cell office:value-type="float" office:value="-79.578655" calcext:value-type="float">
            <text:p>-79.578655</text:p>
          </table:table-cell>
          <table:table-cell office:value-type="float" office:value="329.9" calcext:value-type="float">
            <text:p>329.9</text:p>
          </table:table-cell>
          <table:table-cell office:value-type="float" office:value="101" calcext:value-type="float">
            <text:p>101</text:p>
          </table:table-cell>
          <table:table-cell table:formula="of:=VLOOKUP([.$A62];[MAF_walk_5K_ish_Polar__Crunch.$A$2:.$E$1471];1;1)" office:value-type="string" office:string-value="2018-07-29T10:44:32Z" calcext:value-type="string">
            <text:p>2018-07-29T10:44:32Z</text:p>
          </table:table-cell>
          <table:table-cell table:formula="of:=VLOOKUP([.$A62];[MAF_walk_5K_ish_Polar__Crunch.$A$2:.$E$147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44:36Z</text:p>
          </table:table-cell>
          <table:table-cell office:value-type="float" office:value="40.005388" calcext:value-type="float">
            <text:p>40.005388</text:p>
          </table:table-cell>
          <table:table-cell office:value-type="float" office:value="-79.578612" calcext:value-type="float">
            <text:p>-79.578612</text:p>
          </table:table-cell>
          <table:table-cell office:value-type="float" office:value="330.2" calcext:value-type="float">
            <text:p>330.2</text:p>
          </table:table-cell>
          <table:table-cell office:value-type="float" office:value="113" calcext:value-type="float">
            <text:p>113</text:p>
          </table:table-cell>
          <table:table-cell table:formula="of:=VLOOKUP([.$A63];[MAF_walk_5K_ish_Polar__Crunch.$A$2:.$E$1471];1;1)" office:value-type="string" office:string-value="2018-07-29T10:44:36Z" calcext:value-type="string">
            <text:p>2018-07-29T10:44:36Z</text:p>
          </table:table-cell>
          <table:table-cell table:formula="of:=VLOOKUP([.$A63];[MAF_walk_5K_ish_Polar__Crunch.$A$2:.$E$147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4:37Z</text:p>
          </table:table-cell>
          <table:table-cell office:value-type="float" office:value="40.00534" calcext:value-type="float">
            <text:p>40.00534</text:p>
          </table:table-cell>
          <table:table-cell office:value-type="float" office:value="-79.57857" calcext:value-type="float">
            <text:p>-79.57857</text:p>
          </table:table-cell>
          <table:table-cell office:value-type="float" office:value="330.5" calcext:value-type="float">
            <text:p>330.5</text:p>
          </table:table-cell>
          <table:table-cell office:value-type="float" office:value="113" calcext:value-type="float">
            <text:p>113</text:p>
          </table:table-cell>
          <table:table-cell table:formula="of:=VLOOKUP([.$A64];[MAF_walk_5K_ish_Polar__Crunch.$A$2:.$E$1471];1;1)" office:value-type="string" office:string-value="2018-07-29T10:44:36Z" calcext:value-type="string">
            <text:p>2018-07-29T10:44:36Z</text:p>
          </table:table-cell>
          <table:table-cell table:formula="of:=VLOOKUP([.$A64];[MAF_walk_5K_ish_Polar__Crunch.$A$2:.$E$147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4:47Z</text:p>
          </table:table-cell>
          <table:table-cell office:value-type="float" office:value="40.00525" calcext:value-type="float">
            <text:p>40.00525</text:p>
          </table:table-cell>
          <table:table-cell office:value-type="float" office:value="-79.578445" calcext:value-type="float">
            <text:p>-79.578445</text:p>
          </table:table-cell>
          <table:table-cell office:value-type="float" office:value="331.4" calcext:value-type="float">
            <text:p>331.4</text:p>
          </table:table-cell>
          <table:table-cell office:value-type="float" office:value="113" calcext:value-type="float">
            <text:p>113</text:p>
          </table:table-cell>
          <table:table-cell table:formula="of:=VLOOKUP([.$A65];[MAF_walk_5K_ish_Polar__Crunch.$A$2:.$E$1471];1;1)" office:value-type="string" office:string-value="2018-07-29T10:44:46Z" calcext:value-type="string">
            <text:p>2018-07-29T10:44:46Z</text:p>
          </table:table-cell>
          <table:table-cell table:formula="of:=VLOOKUP([.$A65];[MAF_walk_5K_ish_Polar__Crunch.$A$2:.$E$147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4:52Z</text:p>
          </table:table-cell>
          <table:table-cell office:value-type="float" office:value="40.005184" calcext:value-type="float">
            <text:p>40.005184</text:p>
          </table:table-cell>
          <table:table-cell office:value-type="float" office:value="-79.5784" calcext:value-type="float">
            <text:p>-79.5784</text:p>
          </table:table-cell>
          <table:table-cell office:value-type="float" office:value="331.8" calcext:value-type="float">
            <text:p>331.8</text:p>
          </table:table-cell>
          <table:table-cell office:value-type="float" office:value="113" calcext:value-type="float">
            <text:p>113</text:p>
          </table:table-cell>
          <table:table-cell table:formula="of:=VLOOKUP([.$A66];[MAF_walk_5K_ish_Polar__Crunch.$A$2:.$E$1471];1;1)" office:value-type="string" office:string-value="2018-07-29T10:44:51Z" calcext:value-type="string">
            <text:p>2018-07-29T10:44:51Z</text:p>
          </table:table-cell>
          <table:table-cell table:formula="of:=VLOOKUP([.$A66];[MAF_walk_5K_ish_Polar__Crunch.$A$2:.$E$147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4:59Z</text:p>
          </table:table-cell>
          <table:table-cell office:value-type="float" office:value="40.005066" calcext:value-type="float">
            <text:p>40.005066</text:p>
          </table:table-cell>
          <table:table-cell office:value-type="float" office:value="-79.5783" calcext:value-type="float">
            <text:p>-79.5783</text:p>
          </table:table-cell>
          <table:table-cell office:value-type="float" office:value="332.7" calcext:value-type="float">
            <text:p>332.7</text:p>
          </table:table-cell>
          <table:table-cell office:value-type="float" office:value="113" calcext:value-type="float">
            <text:p>113</text:p>
          </table:table-cell>
          <table:table-cell table:formula="of:=VLOOKUP([.$A67];[MAF_walk_5K_ish_Polar__Crunch.$A$2:.$E$1471];1;1)" office:value-type="string" office:string-value="2018-07-29T10:44:58Z" calcext:value-type="string">
            <text:p>2018-07-29T10:44:58Z</text:p>
          </table:table-cell>
          <table:table-cell table:formula="of:=VLOOKUP([.$A67];[MAF_walk_5K_ish_Polar__Crunch.$A$2:.$E$147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5:04Z</text:p>
          </table:table-cell>
          <table:table-cell office:value-type="float" office:value="40.004997" calcext:value-type="float">
            <text:p>40.004997</text:p>
          </table:table-cell>
          <table:table-cell office:value-type="float" office:value="-79.57826" calcext:value-type="float">
            <text:p>-79.57826</text:p>
          </table:table-cell>
          <table:table-cell office:value-type="float" office:value="333.2" calcext:value-type="float">
            <text:p>333.2</text:p>
          </table:table-cell>
          <table:table-cell office:value-type="float" office:value="113" calcext:value-type="float">
            <text:p>113</text:p>
          </table:table-cell>
          <table:table-cell table:formula="of:=VLOOKUP([.$A68];[MAF_walk_5K_ish_Polar__Crunch.$A$2:.$E$1471];1;1)" office:value-type="string" office:string-value="2018-07-29T10:45:02Z" calcext:value-type="string">
            <text:p>2018-07-29T10:45:02Z</text:p>
          </table:table-cell>
          <table:table-cell table:formula="of:=VLOOKUP([.$A68];[MAF_walk_5K_ish_Polar__Crunch.$A$2:.$E$147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5:09Z</text:p>
          </table:table-cell>
          <table:table-cell office:value-type="float" office:value="40.004925" calcext:value-type="float">
            <text:p>40.004925</text:p>
          </table:table-cell>
          <table:table-cell office:value-type="float" office:value="-79.5782" calcext:value-type="float">
            <text:p>-79.5782</text:p>
          </table:table-cell>
          <table:table-cell office:value-type="float" office:value="333.8" calcext:value-type="float">
            <text:p>333.8</text:p>
          </table:table-cell>
          <table:table-cell office:value-type="float" office:value="113" calcext:value-type="float">
            <text:p>113</text:p>
          </table:table-cell>
          <table:table-cell table:formula="of:=VLOOKUP([.$A69];[MAF_walk_5K_ish_Polar__Crunch.$A$2:.$E$1471];1;1)" office:value-type="string" office:string-value="2018-07-29T10:45:09Z" calcext:value-type="string">
            <text:p>2018-07-29T10:45:09Z</text:p>
          </table:table-cell>
          <table:table-cell table:formula="of:=VLOOKUP([.$A69];[MAF_walk_5K_ish_Polar__Crunch.$A$2:.$E$147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45:15Z</text:p>
          </table:table-cell>
          <table:table-cell office:value-type="float" office:value="40.004887" calcext:value-type="float">
            <text:p>40.004887</text:p>
          </table:table-cell>
          <table:table-cell office:value-type="float" office:value="-79.57816" calcext:value-type="float">
            <text:p>-79.57816</text:p>
          </table:table-cell>
          <table:table-cell office:value-type="float" office:value="334.1" calcext:value-type="float">
            <text:p>334.1</text:p>
          </table:table-cell>
          <table:table-cell office:value-type="float" office:value="113" calcext:value-type="float">
            <text:p>113</text:p>
          </table:table-cell>
          <table:table-cell table:formula="of:=VLOOKUP([.$A70];[MAF_walk_5K_ish_Polar__Crunch.$A$2:.$E$1471];1;1)" office:value-type="string" office:string-value="2018-07-29T10:45:14Z" calcext:value-type="string">
            <text:p>2018-07-29T10:45:14Z</text:p>
          </table:table-cell>
          <table:table-cell table:formula="of:=VLOOKUP([.$A70];[MAF_walk_5K_ish_Polar__Crunch.$A$2:.$E$1471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45:20Z</text:p>
          </table:table-cell>
          <table:table-cell office:value-type="float" office:value="40.00483" calcext:value-type="float">
            <text:p>40.00483</text:p>
          </table:table-cell>
          <table:table-cell office:value-type="float" office:value="-79.57811" calcext:value-type="float">
            <text:p>-79.57811</text:p>
          </table:table-cell>
          <table:table-cell office:value-type="float" office:value="334.5" calcext:value-type="float">
            <text:p>334.5</text:p>
          </table:table-cell>
          <table:table-cell office:value-type="float" office:value="113" calcext:value-type="float">
            <text:p>113</text:p>
          </table:table-cell>
          <table:table-cell table:formula="of:=VLOOKUP([.$A71];[MAF_walk_5K_ish_Polar__Crunch.$A$2:.$E$1471];1;1)" office:value-type="string" office:string-value="2018-07-29T10:45:19Z" calcext:value-type="string">
            <text:p>2018-07-29T10:45:19Z</text:p>
          </table:table-cell>
          <table:table-cell table:formula="of:=VLOOKUP([.$A71];[MAF_walk_5K_ish_Polar__Crunch.$A$2:.$E$147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45:25Z</text:p>
          </table:table-cell>
          <table:table-cell office:value-type="float" office:value="40.004776" calcext:value-type="float">
            <text:p>40.004776</text:p>
          </table:table-cell>
          <table:table-cell office:value-type="float" office:value="-79.57803" calcext:value-type="float">
            <text:p>-79.57803</text:p>
          </table:table-cell>
          <table:table-cell office:value-type="float" office:value="335" calcext:value-type="float">
            <text:p>335</text:p>
          </table:table-cell>
          <table:table-cell office:value-type="float" office:value="113" calcext:value-type="float">
            <text:p>113</text:p>
          </table:table-cell>
          <table:table-cell table:formula="of:=VLOOKUP([.$A72];[MAF_walk_5K_ish_Polar__Crunch.$A$2:.$E$1471];1;1)" office:value-type="string" office:string-value="2018-07-29T10:45:24Z" calcext:value-type="string">
            <text:p>2018-07-29T10:45:24Z</text:p>
          </table:table-cell>
          <table:table-cell table:formula="of:=VLOOKUP([.$A72];[MAF_walk_5K_ish_Polar__Crunch.$A$2:.$E$147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45:30Z</text:p>
          </table:table-cell>
          <table:table-cell office:value-type="float" office:value="40.004726" calcext:value-type="float">
            <text:p>40.004726</text:p>
          </table:table-cell>
          <table:table-cell office:value-type="float" office:value="-79.57799" calcext:value-type="float">
            <text:p>-79.57799</text:p>
          </table:table-cell>
          <table:table-cell office:value-type="float" office:value="335.4" calcext:value-type="float">
            <text:p>335.4</text:p>
          </table:table-cell>
          <table:table-cell office:value-type="float" office:value="113" calcext:value-type="float">
            <text:p>113</text:p>
          </table:table-cell>
          <table:table-cell table:formula="of:=VLOOKUP([.$A73];[MAF_walk_5K_ish_Polar__Crunch.$A$2:.$E$1471];1;1)" office:value-type="string" office:string-value="2018-07-29T10:45:29Z" calcext:value-type="string">
            <text:p>2018-07-29T10:45:29Z</text:p>
          </table:table-cell>
          <table:table-cell table:formula="of:=VLOOKUP([.$A73];[MAF_walk_5K_ish_Polar__Crunch.$A$2:.$E$147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5:35Z</text:p>
          </table:table-cell>
          <table:table-cell office:value-type="float" office:value="40.00467" calcext:value-type="float">
            <text:p>40.00467</text:p>
          </table:table-cell>
          <table:table-cell office:value-type="float" office:value="-79.577934" calcext:value-type="float">
            <text:p>-79.577934</text:p>
          </table:table-cell>
          <table:table-cell office:value-type="float" office:value="335.8" calcext:value-type="float">
            <text:p>335.8</text:p>
          </table:table-cell>
          <table:table-cell office:value-type="float" office:value="113" calcext:value-type="float">
            <text:p>113</text:p>
          </table:table-cell>
          <table:table-cell table:formula="of:=VLOOKUP([.$A74];[MAF_walk_5K_ish_Polar__Crunch.$A$2:.$E$1471];1;1)" office:value-type="string" office:string-value="2018-07-29T10:45:34Z" calcext:value-type="string">
            <text:p>2018-07-29T10:45:34Z</text:p>
          </table:table-cell>
          <table:table-cell table:formula="of:=VLOOKUP([.$A74];[MAF_walk_5K_ish_Polar__Crunch.$A$2:.$E$147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5:35Z</text:p>
          </table:table-cell>
          <table:table-cell office:value-type="float" office:value="40.00467" calcext:value-type="float">
            <text:p>40.00467</text:p>
          </table:table-cell>
          <table:table-cell office:value-type="float" office:value="-79.577934" calcext:value-type="float">
            <text:p>-79.577934</text:p>
          </table:table-cell>
          <table:table-cell office:value-type="float" office:value="335.8" calcext:value-type="float">
            <text:p>335.8</text:p>
          </table:table-cell>
          <table:table-cell office:value-type="float" office:value="105" calcext:value-type="float">
            <text:p>105</text:p>
          </table:table-cell>
          <table:table-cell table:formula="of:=VLOOKUP([.$A75];[MAF_walk_5K_ish_Polar__Crunch.$A$2:.$E$1471];1;1)" office:value-type="string" office:string-value="2018-07-29T10:45:34Z" calcext:value-type="string">
            <text:p>2018-07-29T10:45:34Z</text:p>
          </table:table-cell>
          <table:table-cell table:formula="of:=VLOOKUP([.$A75];[MAF_walk_5K_ish_Polar__Crunch.$A$2:.$E$147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5:40Z</text:p>
          </table:table-cell>
          <table:table-cell office:value-type="float" office:value="40.004612" calcext:value-type="float">
            <text:p>40.004612</text:p>
          </table:table-cell>
          <table:table-cell office:value-type="float" office:value="-79.577896" calcext:value-type="float">
            <text:p>-79.577896</text:p>
          </table:table-cell>
          <table:table-cell office:value-type="float" office:value="336.2" calcext:value-type="float">
            <text:p>336.2</text:p>
          </table:table-cell>
          <table:table-cell office:value-type="float" office:value="105" calcext:value-type="float">
            <text:p>105</text:p>
          </table:table-cell>
          <table:table-cell table:formula="of:=VLOOKUP([.$A76];[MAF_walk_5K_ish_Polar__Crunch.$A$2:.$E$1471];1;1)" office:value-type="string" office:string-value="2018-07-29T10:45:40Z" calcext:value-type="string">
            <text:p>2018-07-29T10:45:40Z</text:p>
          </table:table-cell>
          <table:table-cell table:formula="of:=VLOOKUP([.$A76];[MAF_walk_5K_ish_Polar__Crunch.$A$2:.$E$147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45:48Z</text:p>
          </table:table-cell>
          <table:table-cell office:value-type="float" office:value="40.0045" calcext:value-type="float">
            <text:p>40.0045</text:p>
          </table:table-cell>
          <table:table-cell office:value-type="float" office:value="-79.57786" calcext:value-type="float">
            <text:p>-79.57786</text:p>
          </table:table-cell>
          <table:table-cell office:value-type="float" office:value="337" calcext:value-type="float">
            <text:p>337</text:p>
          </table:table-cell>
          <table:table-cell office:value-type="float" office:value="105" calcext:value-type="float">
            <text:p>105</text:p>
          </table:table-cell>
          <table:table-cell table:formula="of:=VLOOKUP([.$A77];[MAF_walk_5K_ish_Polar__Crunch.$A$2:.$E$1471];1;1)" office:value-type="string" office:string-value="2018-07-29T10:45:47Z" calcext:value-type="string">
            <text:p>2018-07-29T10:45:47Z</text:p>
          </table:table-cell>
          <table:table-cell table:formula="of:=VLOOKUP([.$A77];[MAF_walk_5K_ish_Polar__Crunch.$A$2:.$E$1471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45:53Z</text:p>
          </table:table-cell>
          <table:table-cell office:value-type="float" office:value="40.0044" calcext:value-type="float">
            <text:p>40.0044</text:p>
          </table:table-cell>
          <table:table-cell office:value-type="float" office:value="-79.57785" calcext:value-type="float">
            <text:p>-79.57785</text:p>
          </table:table-cell>
          <table:table-cell office:value-type="float" office:value="337.7" calcext:value-type="float">
            <text:p>337.7</text:p>
          </table:table-cell>
          <table:table-cell office:value-type="float" office:value="105" calcext:value-type="float">
            <text:p>105</text:p>
          </table:table-cell>
          <table:table-cell table:formula="of:=VLOOKUP([.$A78];[MAF_walk_5K_ish_Polar__Crunch.$A$2:.$E$1471];1;1)" office:value-type="string" office:string-value="2018-07-29T10:45:53Z" calcext:value-type="string">
            <text:p>2018-07-29T10:45:53Z</text:p>
          </table:table-cell>
          <table:table-cell table:formula="of:=VLOOKUP([.$A78];[MAF_walk_5K_ish_Polar__Crunch.$A$2:.$E$147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45:58Z</text:p>
          </table:table-cell>
          <table:table-cell office:value-type="float" office:value="40.004314" calcext:value-type="float">
            <text:p>40.004314</text:p>
          </table:table-cell>
          <table:table-cell office:value-type="float" office:value="-79.57784" calcext:value-type="float">
            <text:p>-79.57784</text:p>
          </table:table-cell>
          <table:table-cell office:value-type="float" office:value="338.3" calcext:value-type="float">
            <text:p>338.3</text:p>
          </table:table-cell>
          <table:table-cell office:value-type="float" office:value="105" calcext:value-type="float">
            <text:p>105</text:p>
          </table:table-cell>
          <table:table-cell table:formula="of:=VLOOKUP([.$A79];[MAF_walk_5K_ish_Polar__Crunch.$A$2:.$E$1471];1;1)" office:value-type="string" office:string-value="2018-07-29T10:45:57Z" calcext:value-type="string">
            <text:p>2018-07-29T10:45:57Z</text:p>
          </table:table-cell>
          <table:table-cell table:formula="of:=VLOOKUP([.$A79];[MAF_walk_5K_ish_Polar__Crunch.$A$2:.$E$147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6:04Z</text:p>
          </table:table-cell>
          <table:table-cell office:value-type="float" office:value="40.004234" calcext:value-type="float">
            <text:p>40.004234</text:p>
          </table:table-cell>
          <table:table-cell office:value-type="float" office:value="-79.57781" calcext:value-type="float">
            <text:p>-79.57781</text:p>
          </table:table-cell>
          <table:table-cell office:value-type="float" office:value="338.9" calcext:value-type="float">
            <text:p>338.9</text:p>
          </table:table-cell>
          <table:table-cell office:value-type="float" office:value="105" calcext:value-type="float">
            <text:p>105</text:p>
          </table:table-cell>
          <table:table-cell table:formula="of:=VLOOKUP([.$A80];[MAF_walk_5K_ish_Polar__Crunch.$A$2:.$E$1471];1;1)" office:value-type="string" office:string-value="2018-07-29T10:46:04Z" calcext:value-type="string">
            <text:p>2018-07-29T10:46:04Z</text:p>
          </table:table-cell>
          <table:table-cell table:formula="of:=VLOOKUP([.$A80];[MAF_walk_5K_ish_Polar__Crunch.$A$2:.$E$1471];5;1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46:11Z</text:p>
          </table:table-cell>
          <table:table-cell office:value-type="float" office:value="40.00417" calcext:value-type="float">
            <text:p>40.00417</text:p>
          </table:table-cell>
          <table:table-cell office:value-type="float" office:value="-79.57778" calcext:value-type="float">
            <text:p>-79.57778</text:p>
          </table:table-cell>
          <table:table-cell office:value-type="float" office:value="339.4" calcext:value-type="float">
            <text:p>339.4</text:p>
          </table:table-cell>
          <table:table-cell office:value-type="float" office:value="105" calcext:value-type="float">
            <text:p>105</text:p>
          </table:table-cell>
          <table:table-cell table:formula="of:=VLOOKUP([.$A81];[MAF_walk_5K_ish_Polar__Crunch.$A$2:.$E$1471];1;1)" office:value-type="string" office:string-value="2018-07-29T10:46:10Z" calcext:value-type="string">
            <text:p>2018-07-29T10:46:10Z</text:p>
          </table:table-cell>
          <table:table-cell table:formula="of:=VLOOKUP([.$A81];[MAF_walk_5K_ish_Polar__Crunch.$A$2:.$E$147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46:16Z</text:p>
          </table:table-cell>
          <table:table-cell office:value-type="float" office:value="40.004074" calcext:value-type="float">
            <text:p>40.004074</text:p>
          </table:table-cell>
          <table:table-cell office:value-type="float" office:value="-79.57774" calcext:value-type="float">
            <text:p>-79.57774</text:p>
          </table:table-cell>
          <table:table-cell office:value-type="float" office:value="340.3" calcext:value-type="float">
            <text:p>340.3</text:p>
          </table:table-cell>
          <table:table-cell office:value-type="float" office:value="105" calcext:value-type="float">
            <text:p>105</text:p>
          </table:table-cell>
          <table:table-cell table:formula="of:=VLOOKUP([.$A82];[MAF_walk_5K_ish_Polar__Crunch.$A$2:.$E$1471];1;1)" office:value-type="string" office:string-value="2018-07-29T10:46:16Z" calcext:value-type="string">
            <text:p>2018-07-29T10:46:16Z</text:p>
          </table:table-cell>
          <table:table-cell table:formula="of:=VLOOKUP([.$A82];[MAF_walk_5K_ish_Polar__Crunch.$A$2:.$E$147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9T10:46:21Z</text:p>
          </table:table-cell>
          <table:table-cell office:value-type="float" office:value="40.003975" calcext:value-type="float">
            <text:p>40.003975</text:p>
          </table:table-cell>
          <table:table-cell office:value-type="float" office:value="-79.57771" calcext:value-type="float">
            <text:p>-79.57771</text:p>
          </table:table-cell>
          <table:table-cell office:value-type="float" office:value="341.2" calcext:value-type="float">
            <text:p>341.2</text:p>
          </table:table-cell>
          <table:table-cell office:value-type="float" office:value="105" calcext:value-type="float">
            <text:p>105</text:p>
          </table:table-cell>
          <table:table-cell table:formula="of:=VLOOKUP([.$A83];[MAF_walk_5K_ish_Polar__Crunch.$A$2:.$E$1471];1;1)" office:value-type="string" office:string-value="2018-07-29T10:46:21Z" calcext:value-type="string">
            <text:p>2018-07-29T10:46:21Z</text:p>
          </table:table-cell>
          <table:table-cell table:formula="of:=VLOOKUP([.$A83];[MAF_walk_5K_ish_Polar__Crunch.$A$2:.$E$147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6:26Z</text:p>
          </table:table-cell>
          <table:table-cell office:value-type="float" office:value="40.00393" calcext:value-type="float">
            <text:p>40.00393</text:p>
          </table:table-cell>
          <table:table-cell office:value-type="float" office:value="-79.5777" calcext:value-type="float">
            <text:p>-79.5777</text:p>
          </table:table-cell>
          <table:table-cell office:value-type="float" office:value="341.7" calcext:value-type="float">
            <text:p>341.7</text:p>
          </table:table-cell>
          <table:table-cell office:value-type="float" office:value="105" calcext:value-type="float">
            <text:p>105</text:p>
          </table:table-cell>
          <table:table-cell table:formula="of:=VLOOKUP([.$A84];[MAF_walk_5K_ish_Polar__Crunch.$A$2:.$E$1471];1;1)" office:value-type="string" office:string-value="2018-07-29T10:46:23Z" calcext:value-type="string">
            <text:p>2018-07-29T10:46:23Z</text:p>
          </table:table-cell>
          <table:table-cell table:formula="of:=VLOOKUP([.$A84];[MAF_walk_5K_ish_Polar__Crunch.$A$2:.$E$147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6:36Z</text:p>
          </table:table-cell>
          <table:table-cell office:value-type="float" office:value="40.003885" calcext:value-type="float">
            <text:p>40.003885</text:p>
          </table:table-cell>
          <table:table-cell office:value-type="float" office:value="-79.57769" calcext:value-type="float">
            <text:p>-79.57769</text:p>
          </table:table-cell>
          <table:table-cell office:value-type="float" office:value="342.1" calcext:value-type="float">
            <text:p>342.1</text:p>
          </table:table-cell>
          <table:table-cell office:value-type="float" office:value="119" calcext:value-type="float">
            <text:p>119</text:p>
          </table:table-cell>
          <table:table-cell table:formula="of:=VLOOKUP([.$A85];[MAF_walk_5K_ish_Polar__Crunch.$A$2:.$E$1471];1;1)" office:value-type="string" office:string-value="2018-07-29T10:46:35Z" calcext:value-type="string">
            <text:p>2018-07-29T10:46:35Z</text:p>
          </table:table-cell>
          <table:table-cell table:formula="of:=VLOOKUP([.$A85];[MAF_walk_5K_ish_Polar__Crunch.$A$2:.$E$147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6:36Z</text:p>
          </table:table-cell>
          <table:table-cell office:value-type="float" office:value="40.00384" calcext:value-type="float">
            <text:p>40.00384</text:p>
          </table:table-cell>
          <table:table-cell office:value-type="float" office:value="-79.57768" calcext:value-type="float">
            <text:p>-79.57768</text:p>
          </table:table-cell>
          <table:table-cell office:value-type="float" office:value="342.5" calcext:value-type="float">
            <text:p>342.5</text:p>
          </table:table-cell>
          <table:table-cell office:value-type="float" office:value="119" calcext:value-type="float">
            <text:p>119</text:p>
          </table:table-cell>
          <table:table-cell table:formula="of:=VLOOKUP([.$A86];[MAF_walk_5K_ish_Polar__Crunch.$A$2:.$E$1471];1;1)" office:value-type="string" office:string-value="2018-07-29T10:46:35Z" calcext:value-type="string">
            <text:p>2018-07-29T10:46:35Z</text:p>
          </table:table-cell>
          <table:table-cell table:formula="of:=VLOOKUP([.$A86];[MAF_walk_5K_ish_Polar__Crunch.$A$2:.$E$147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6:41Z</text:p>
          </table:table-cell>
          <table:table-cell office:value-type="float" office:value="40.00378" calcext:value-type="float">
            <text:p>40.00378</text:p>
          </table:table-cell>
          <table:table-cell office:value-type="float" office:value="-79.57766" calcext:value-type="float">
            <text:p>-79.57766</text:p>
          </table:table-cell>
          <table:table-cell office:value-type="float" office:value="343.1" calcext:value-type="float">
            <text:p>343.1</text:p>
          </table:table-cell>
          <table:table-cell office:value-type="float" office:value="119" calcext:value-type="float">
            <text:p>119</text:p>
          </table:table-cell>
          <table:table-cell table:formula="of:=VLOOKUP([.$A87];[MAF_walk_5K_ish_Polar__Crunch.$A$2:.$E$1471];1;1)" office:value-type="string" office:string-value="2018-07-29T10:46:40Z" calcext:value-type="string">
            <text:p>2018-07-29T10:46:40Z</text:p>
          </table:table-cell>
          <table:table-cell table:formula="of:=VLOOKUP([.$A87];[MAF_walk_5K_ish_Polar__Crunch.$A$2:.$E$147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6:46Z</text:p>
          </table:table-cell>
          <table:table-cell office:value-type="float" office:value="40.00372" calcext:value-type="float">
            <text:p>40.00372</text:p>
          </table:table-cell>
          <table:table-cell office:value-type="float" office:value="-79.57766" calcext:value-type="float">
            <text:p>-79.57766</text:p>
          </table:table-cell>
          <table:table-cell office:value-type="float" office:value="343.7" calcext:value-type="float">
            <text:p>343.7</text:p>
          </table:table-cell>
          <table:table-cell office:value-type="float" office:value="119" calcext:value-type="float">
            <text:p>119</text:p>
          </table:table-cell>
          <table:table-cell table:formula="of:=VLOOKUP([.$A88];[MAF_walk_5K_ish_Polar__Crunch.$A$2:.$E$1471];1;1)" office:value-type="string" office:string-value="2018-07-29T10:46:45Z" calcext:value-type="string">
            <text:p>2018-07-29T10:46:45Z</text:p>
          </table:table-cell>
          <table:table-cell table:formula="of:=VLOOKUP([.$A88];[MAF_walk_5K_ish_Polar__Crunch.$A$2:.$E$147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6:51Z</text:p>
          </table:table-cell>
          <table:table-cell office:value-type="float" office:value="40.00367" calcext:value-type="float">
            <text:p>40.00367</text:p>
          </table:table-cell>
          <table:table-cell office:value-type="float" office:value="-79.57764" calcext:value-type="float">
            <text:p>-79.57764</text:p>
          </table:table-cell>
          <table:table-cell office:value-type="float" office:value="344.3" calcext:value-type="float">
            <text:p>344.3</text:p>
          </table:table-cell>
          <table:table-cell office:value-type="float" office:value="119" calcext:value-type="float">
            <text:p>119</text:p>
          </table:table-cell>
          <table:table-cell table:formula="of:=VLOOKUP([.$A89];[MAF_walk_5K_ish_Polar__Crunch.$A$2:.$E$1471];1;1)" office:value-type="string" office:string-value="2018-07-29T10:46:47Z" calcext:value-type="string">
            <text:p>2018-07-29T10:46:47Z</text:p>
          </table:table-cell>
          <table:table-cell table:formula="of:=VLOOKUP([.$A89];[MAF_walk_5K_ish_Polar__Crunch.$A$2:.$E$147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6:56Z</text:p>
          </table:table-cell>
          <table:table-cell office:value-type="float" office:value="40.003597" calcext:value-type="float">
            <text:p>40.003597</text:p>
          </table:table-cell>
          <table:table-cell office:value-type="float" office:value="-79.577614" calcext:value-type="float">
            <text:p>-79.577614</text:p>
          </table:table-cell>
          <table:table-cell office:value-type="float" office:value="345.3" calcext:value-type="float">
            <text:p>345.3</text:p>
          </table:table-cell>
          <table:table-cell office:value-type="float" office:value="119" calcext:value-type="float">
            <text:p>119</text:p>
          </table:table-cell>
          <table:table-cell table:formula="of:=VLOOKUP([.$A90];[MAF_walk_5K_ish_Polar__Crunch.$A$2:.$E$1471];1;1)" office:value-type="string" office:string-value="2018-07-29T10:46:54Z" calcext:value-type="string">
            <text:p>2018-07-29T10:46:54Z</text:p>
          </table:table-cell>
          <table:table-cell table:formula="of:=VLOOKUP([.$A90];[MAF_walk_5K_ish_Polar__Crunch.$A$2:.$E$147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7:05Z</text:p>
          </table:table-cell>
          <table:table-cell office:value-type="float" office:value="40.003483" calcext:value-type="float">
            <text:p>40.003483</text:p>
          </table:table-cell>
          <table:table-cell office:value-type="float" office:value="-79.57758" calcext:value-type="float">
            <text:p>-79.57758</text:p>
          </table:table-cell>
          <table:table-cell office:value-type="float" office:value="346.7" calcext:value-type="float">
            <text:p>346.7</text:p>
          </table:table-cell>
          <table:table-cell office:value-type="float" office:value="119" calcext:value-type="float">
            <text:p>119</text:p>
          </table:table-cell>
          <table:table-cell table:formula="of:=VLOOKUP([.$A91];[MAF_walk_5K_ish_Polar__Crunch.$A$2:.$E$1471];1;1)" office:value-type="string" office:string-value="2018-07-29T10:47:04Z" calcext:value-type="string">
            <text:p>2018-07-29T10:47:04Z</text:p>
          </table:table-cell>
          <table:table-cell table:formula="of:=VLOOKUP([.$A91];[MAF_walk_5K_ish_Polar__Crunch.$A$2:.$E$147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7:10Z</text:p>
          </table:table-cell>
          <table:table-cell office:value-type="float" office:value="40.003437" calcext:value-type="float">
            <text:p>40.003437</text:p>
          </table:table-cell>
          <table:table-cell office:value-type="float" office:value="-79.577545" calcext:value-type="float">
            <text:p>-79.577545</text:p>
          </table:table-cell>
          <table:table-cell office:value-type="float" office:value="346.9" calcext:value-type="float">
            <text:p>346.9</text:p>
          </table:table-cell>
          <table:table-cell office:value-type="float" office:value="119" calcext:value-type="float">
            <text:p>119</text:p>
          </table:table-cell>
          <table:table-cell table:formula="of:=VLOOKUP([.$A92];[MAF_walk_5K_ish_Polar__Crunch.$A$2:.$E$1471];1;1)" office:value-type="string" office:string-value="2018-07-29T10:47:10Z" calcext:value-type="string">
            <text:p>2018-07-29T10:47:10Z</text:p>
          </table:table-cell>
          <table:table-cell table:formula="of:=VLOOKUP([.$A92];[MAF_walk_5K_ish_Polar__Crunch.$A$2:.$E$147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7:15Z</text:p>
          </table:table-cell>
          <table:table-cell office:value-type="float" office:value="40.00339" calcext:value-type="float">
            <text:p>40.00339</text:p>
          </table:table-cell>
          <table:table-cell office:value-type="float" office:value="-79.577484" calcext:value-type="float">
            <text:p>-79.577484</text:p>
          </table:table-cell>
          <table:table-cell office:value-type="float" office:value="346.1" calcext:value-type="float">
            <text:p>346.1</text:p>
          </table:table-cell>
          <table:table-cell office:value-type="float" office:value="119" calcext:value-type="float">
            <text:p>119</text:p>
          </table:table-cell>
          <table:table-cell table:formula="of:=VLOOKUP([.$A93];[MAF_walk_5K_ish_Polar__Crunch.$A$2:.$E$1471];1;1)" office:value-type="string" office:string-value="2018-07-29T10:47:15Z" calcext:value-type="string">
            <text:p>2018-07-29T10:47:15Z</text:p>
          </table:table-cell>
          <table:table-cell table:formula="of:=VLOOKUP([.$A93];[MAF_walk_5K_ish_Polar__Crunch.$A$2:.$E$147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47:20Z</text:p>
          </table:table-cell>
          <table:table-cell office:value-type="float" office:value="40.003338" calcext:value-type="float">
            <text:p>40.003338</text:p>
          </table:table-cell>
          <table:table-cell office:value-type="float" office:value="-79.577385" calcext:value-type="float">
            <text:p>-79.577385</text:p>
          </table:table-cell>
          <table:table-cell office:value-type="float" office:value="345.5" calcext:value-type="float">
            <text:p>345.5</text:p>
          </table:table-cell>
          <table:table-cell office:value-type="float" office:value="119" calcext:value-type="float">
            <text:p>119</text:p>
          </table:table-cell>
          <table:table-cell table:formula="of:=VLOOKUP([.$A94];[MAF_walk_5K_ish_Polar__Crunch.$A$2:.$E$1471];1;1)" office:value-type="string" office:string-value="2018-07-29T10:47:19Z" calcext:value-type="string">
            <text:p>2018-07-29T10:47:19Z</text:p>
          </table:table-cell>
          <table:table-cell table:formula="of:=VLOOKUP([.$A94];[MAF_walk_5K_ish_Polar__Crunch.$A$2:.$E$147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7:25Z</text:p>
          </table:table-cell>
          <table:table-cell office:value-type="float" office:value="40.003315" calcext:value-type="float">
            <text:p>40.003315</text:p>
          </table:table-cell>
          <table:table-cell office:value-type="float" office:value="-79.577286" calcext:value-type="float">
            <text:p>-79.577286</text:p>
          </table:table-cell>
          <table:table-cell office:value-type="float" office:value="345.1" calcext:value-type="float">
            <text:p>345.1</text:p>
          </table:table-cell>
          <table:table-cell office:value-type="float" office:value="119" calcext:value-type="float">
            <text:p>119</text:p>
          </table:table-cell>
          <table:table-cell table:formula="of:=VLOOKUP([.$A95];[MAF_walk_5K_ish_Polar__Crunch.$A$2:.$E$1471];1;1)" office:value-type="string" office:string-value="2018-07-29T10:47:25Z" calcext:value-type="string">
            <text:p>2018-07-29T10:47:25Z</text:p>
          </table:table-cell>
          <table:table-cell table:formula="of:=VLOOKUP([.$A95];[MAF_walk_5K_ish_Polar__Crunch.$A$2:.$E$147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7:30Z</text:p>
          </table:table-cell>
          <table:table-cell office:value-type="float" office:value="40.00325" calcext:value-type="float">
            <text:p>40.00325</text:p>
          </table:table-cell>
          <table:table-cell office:value-type="float" office:value="-79.57719" calcext:value-type="float">
            <text:p>-79.57719</text:p>
          </table:table-cell>
          <table:table-cell office:value-type="float" office:value="344.2" calcext:value-type="float">
            <text:p>344.2</text:p>
          </table:table-cell>
          <table:table-cell office:value-type="float" office:value="119" calcext:value-type="float">
            <text:p>119</text:p>
          </table:table-cell>
          <table:table-cell table:formula="of:=VLOOKUP([.$A96];[MAF_walk_5K_ish_Polar__Crunch.$A$2:.$E$1471];1;1)" office:value-type="string" office:string-value="2018-07-29T10:47:29Z" calcext:value-type="string">
            <text:p>2018-07-29T10:47:29Z</text:p>
          </table:table-cell>
          <table:table-cell table:formula="of:=VLOOKUP([.$A96];[MAF_walk_5K_ish_Polar__Crunch.$A$2:.$E$147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7:35Z</text:p>
          </table:table-cell>
          <table:table-cell office:value-type="float" office:value="40.003225" calcext:value-type="float">
            <text:p>40.003225</text:p>
          </table:table-cell>
          <table:table-cell office:value-type="float" office:value="-79.577115" calcext:value-type="float">
            <text:p>-79.577115</text:p>
          </table:table-cell>
          <table:table-cell office:value-type="float" office:value="343.5" calcext:value-type="float">
            <text:p>343.5</text:p>
          </table:table-cell>
          <table:table-cell office:value-type="float" office:value="123" calcext:value-type="float">
            <text:p>123</text:p>
          </table:table-cell>
          <table:table-cell table:formula="of:=VLOOKUP([.$A97];[MAF_walk_5K_ish_Polar__Crunch.$A$2:.$E$1471];1;1)" office:value-type="string" office:string-value="2018-07-29T10:47:35Z" calcext:value-type="string">
            <text:p>2018-07-29T10:47:35Z</text:p>
          </table:table-cell>
          <table:table-cell table:formula="of:=VLOOKUP([.$A97];[MAF_walk_5K_ish_Polar__Crunch.$A$2:.$E$147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47:36Z</text:p>
          </table:table-cell>
          <table:table-cell office:value-type="float" office:value="40.0032" calcext:value-type="float">
            <text:p>40.0032</text:p>
          </table:table-cell>
          <table:table-cell office:value-type="float" office:value="-79.57704" calcext:value-type="float">
            <text:p>-79.57704</text:p>
          </table:table-cell>
          <table:table-cell office:value-type="float" office:value="342.9" calcext:value-type="float">
            <text:p>342.9</text:p>
          </table:table-cell>
          <table:table-cell office:value-type="float" office:value="123" calcext:value-type="float">
            <text:p>123</text:p>
          </table:table-cell>
          <table:table-cell table:formula="of:=VLOOKUP([.$A98];[MAF_walk_5K_ish_Polar__Crunch.$A$2:.$E$1471];1;1)" office:value-type="string" office:string-value="2018-07-29T10:47:35Z" calcext:value-type="string">
            <text:p>2018-07-29T10:47:35Z</text:p>
          </table:table-cell>
          <table:table-cell table:formula="of:=VLOOKUP([.$A98];[MAF_walk_5K_ish_Polar__Crunch.$A$2:.$E$147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47:36Z</text:p>
          </table:table-cell>
          <table:table-cell office:value-type="float" office:value="40.0032" calcext:value-type="float">
            <text:p>40.0032</text:p>
          </table:table-cell>
          <table:table-cell office:value-type="float" office:value="-79.57704" calcext:value-type="float">
            <text:p>-79.57704</text:p>
          </table:table-cell>
          <table:table-cell office:value-type="float" office:value="342.9" calcext:value-type="float">
            <text:p>342.9</text:p>
          </table:table-cell>
          <table:table-cell office:value-type="float" office:value="123" calcext:value-type="float">
            <text:p>123</text:p>
          </table:table-cell>
          <table:table-cell table:formula="of:=VLOOKUP([.$A99];[MAF_walk_5K_ish_Polar__Crunch.$A$2:.$E$1471];1;1)" office:value-type="string" office:string-value="2018-07-29T10:47:35Z" calcext:value-type="string">
            <text:p>2018-07-29T10:47:35Z</text:p>
          </table:table-cell>
          <table:table-cell table:formula="of:=VLOOKUP([.$A99];[MAF_walk_5K_ish_Polar__Crunch.$A$2:.$E$147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47:44Z</text:p>
          </table:table-cell>
          <table:table-cell office:value-type="float" office:value="40.00317" calcext:value-type="float">
            <text:p>40.00317</text:p>
          </table:table-cell>
          <table:table-cell office:value-type="float" office:value="-79.57688" calcext:value-type="float">
            <text:p>-79.57688</text:p>
          </table:table-cell>
          <table:table-cell office:value-type="float" office:value="341.8" calcext:value-type="float">
            <text:p>341.8</text:p>
          </table:table-cell>
          <table:table-cell office:value-type="float" office:value="123" calcext:value-type="float">
            <text:p>123</text:p>
          </table:table-cell>
          <table:table-cell table:formula="of:=VLOOKUP([.$A100];[MAF_walk_5K_ish_Polar__Crunch.$A$2:.$E$1471];1;1)" office:value-type="string" office:string-value="2018-07-29T10:47:44Z" calcext:value-type="string">
            <text:p>2018-07-29T10:47:44Z</text:p>
          </table:table-cell>
          <table:table-cell table:formula="of:=VLOOKUP([.$A100];[MAF_walk_5K_ish_Polar__Crunch.$A$2:.$E$1471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47:49Z</text:p>
          </table:table-cell>
          <table:table-cell office:value-type="float" office:value="40.003155" calcext:value-type="float">
            <text:p>40.003155</text:p>
          </table:table-cell>
          <table:table-cell office:value-type="float" office:value="-79.576775" calcext:value-type="float">
            <text:p>-79.576775</text:p>
          </table:table-cell>
          <table:table-cell office:value-type="float" office:value="340.8" calcext:value-type="float">
            <text:p>340.8</text:p>
          </table:table-cell>
          <table:table-cell office:value-type="float" office:value="123" calcext:value-type="float">
            <text:p>123</text:p>
          </table:table-cell>
          <table:table-cell table:formula="of:=VLOOKUP([.$A101];[MAF_walk_5K_ish_Polar__Crunch.$A$2:.$E$1471];1;1)" office:value-type="string" office:string-value="2018-07-29T10:47:48Z" calcext:value-type="string">
            <text:p>2018-07-29T10:47:48Z</text:p>
          </table:table-cell>
          <table:table-cell table:formula="of:=VLOOKUP([.$A101];[MAF_walk_5K_ish_Polar__Crunch.$A$2:.$E$1471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7:54Z</text:p>
          </table:table-cell>
          <table:table-cell office:value-type="float" office:value="40.003143" calcext:value-type="float">
            <text:p>40.003143</text:p>
          </table:table-cell>
          <table:table-cell office:value-type="float" office:value="-79.57666" calcext:value-type="float">
            <text:p>-79.57666</text:p>
          </table:table-cell>
          <table:table-cell office:value-type="float" office:value="340.2" calcext:value-type="float">
            <text:p>340.2</text:p>
          </table:table-cell>
          <table:table-cell office:value-type="float" office:value="123" calcext:value-type="float">
            <text:p>123</text:p>
          </table:table-cell>
          <table:table-cell table:formula="of:=VLOOKUP([.$A102];[MAF_walk_5K_ish_Polar__Crunch.$A$2:.$E$1471];1;1)" office:value-type="string" office:string-value="2018-07-29T10:47:54Z" calcext:value-type="string">
            <text:p>2018-07-29T10:47:54Z</text:p>
          </table:table-cell>
          <table:table-cell table:formula="of:=VLOOKUP([.$A102];[MAF_walk_5K_ish_Polar__Crunch.$A$2:.$E$147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47:59Z</text:p>
          </table:table-cell>
          <table:table-cell office:value-type="float" office:value="40.003117" calcext:value-type="float">
            <text:p>40.003117</text:p>
          </table:table-cell>
          <table:table-cell office:value-type="float" office:value="-79.576584" calcext:value-type="float">
            <text:p>-79.576584</text:p>
          </table:table-cell>
          <table:table-cell office:value-type="float" office:value="339.6" calcext:value-type="float">
            <text:p>339.6</text:p>
          </table:table-cell>
          <table:table-cell office:value-type="float" office:value="123" calcext:value-type="float">
            <text:p>123</text:p>
          </table:table-cell>
          <table:table-cell table:formula="of:=VLOOKUP([.$A103];[MAF_walk_5K_ish_Polar__Crunch.$A$2:.$E$1471];1;1)" office:value-type="string" office:string-value="2018-07-29T10:47:59Z" calcext:value-type="string">
            <text:p>2018-07-29T10:47:59Z</text:p>
          </table:table-cell>
          <table:table-cell table:formula="of:=VLOOKUP([.$A103];[MAF_walk_5K_ish_Polar__Crunch.$A$2:.$E$147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8:04Z</text:p>
          </table:table-cell>
          <table:table-cell office:value-type="float" office:value="40.003082" calcext:value-type="float">
            <text:p>40.003082</text:p>
          </table:table-cell>
          <table:table-cell office:value-type="float" office:value="-79.576485" calcext:value-type="float">
            <text:p>-79.576485</text:p>
          </table:table-cell>
          <table:table-cell office:value-type="float" office:value="338.5" calcext:value-type="float">
            <text:p>338.5</text:p>
          </table:table-cell>
          <table:table-cell office:value-type="float" office:value="123" calcext:value-type="float">
            <text:p>123</text:p>
          </table:table-cell>
          <table:table-cell table:formula="of:=VLOOKUP([.$A104];[MAF_walk_5K_ish_Polar__Crunch.$A$2:.$E$1471];1;1)" office:value-type="string" office:string-value="2018-07-29T10:48:03Z" calcext:value-type="string">
            <text:p>2018-07-29T10:48:03Z</text:p>
          </table:table-cell>
          <table:table-cell table:formula="of:=VLOOKUP([.$A104];[MAF_walk_5K_ish_Polar__Crunch.$A$2:.$E$147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8:09Z</text:p>
          </table:table-cell>
          <table:table-cell office:value-type="float" office:value="40.00305" calcext:value-type="float">
            <text:p>40.00305</text:p>
          </table:table-cell>
          <table:table-cell office:value-type="float" office:value="-79.576355" calcext:value-type="float">
            <text:p>-79.576355</text:p>
          </table:table-cell>
          <table:table-cell office:value-type="float" office:value="338.1" calcext:value-type="float">
            <text:p>338.1</text:p>
          </table:table-cell>
          <table:table-cell office:value-type="float" office:value="123" calcext:value-type="float">
            <text:p>123</text:p>
          </table:table-cell>
          <table:table-cell table:formula="of:=VLOOKUP([.$A105];[MAF_walk_5K_ish_Polar__Crunch.$A$2:.$E$1471];1;1)" office:value-type="string" office:string-value="2018-07-29T10:48:09Z" calcext:value-type="string">
            <text:p>2018-07-29T10:48:09Z</text:p>
          </table:table-cell>
          <table:table-cell table:formula="of:=VLOOKUP([.$A105];[MAF_walk_5K_ish_Polar__Crunch.$A$2:.$E$147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8:14Z</text:p>
          </table:table-cell>
          <table:table-cell office:value-type="float" office:value="40.00303" calcext:value-type="float">
            <text:p>40.00303</text:p>
          </table:table-cell>
          <table:table-cell office:value-type="float" office:value="-79.57624" calcext:value-type="float">
            <text:p>-79.57624</text:p>
          </table:table-cell>
          <table:table-cell office:value-type="float" office:value="337.7" calcext:value-type="float">
            <text:p>337.7</text:p>
          </table:table-cell>
          <table:table-cell office:value-type="float" office:value="123" calcext:value-type="float">
            <text:p>123</text:p>
          </table:table-cell>
          <table:table-cell table:formula="of:=VLOOKUP([.$A106];[MAF_walk_5K_ish_Polar__Crunch.$A$2:.$E$1471];1;1)" office:value-type="string" office:string-value="2018-07-29T10:48:13Z" calcext:value-type="string">
            <text:p>2018-07-29T10:48:13Z</text:p>
          </table:table-cell>
          <table:table-cell table:formula="of:=VLOOKUP([.$A106];[MAF_walk_5K_ish_Polar__Crunch.$A$2:.$E$147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8:19Z</text:p>
          </table:table-cell>
          <table:table-cell office:value-type="float" office:value="40.002995" calcext:value-type="float">
            <text:p>40.002995</text:p>
          </table:table-cell>
          <table:table-cell office:value-type="float" office:value="-79.57613" calcext:value-type="float">
            <text:p>-79.57613</text:p>
          </table:table-cell>
          <table:table-cell office:value-type="float" office:value="336.9" calcext:value-type="float">
            <text:p>336.9</text:p>
          </table:table-cell>
          <table:table-cell office:value-type="float" office:value="123" calcext:value-type="float">
            <text:p>123</text:p>
          </table:table-cell>
          <table:table-cell table:formula="of:=VLOOKUP([.$A107];[MAF_walk_5K_ish_Polar__Crunch.$A$2:.$E$1471];1;1)" office:value-type="string" office:string-value="2018-07-29T10:48:19Z" calcext:value-type="string">
            <text:p>2018-07-29T10:48:19Z</text:p>
          </table:table-cell>
          <table:table-cell table:formula="of:=VLOOKUP([.$A107];[MAF_walk_5K_ish_Polar__Crunch.$A$2:.$E$147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8:24Z</text:p>
          </table:table-cell>
          <table:table-cell office:value-type="float" office:value="40.00297" calcext:value-type="float">
            <text:p>40.00297</text:p>
          </table:table-cell>
          <table:table-cell office:value-type="float" office:value="-79.57603" calcext:value-type="float">
            <text:p>-79.57603</text:p>
          </table:table-cell>
          <table:table-cell office:value-type="float" office:value="336.1" calcext:value-type="float">
            <text:p>336.1</text:p>
          </table:table-cell>
          <table:table-cell office:value-type="float" office:value="123" calcext:value-type="float">
            <text:p>123</text:p>
          </table:table-cell>
          <table:table-cell table:formula="of:=VLOOKUP([.$A108];[MAF_walk_5K_ish_Polar__Crunch.$A$2:.$E$1471];1;1)" office:value-type="string" office:string-value="2018-07-29T10:48:23Z" calcext:value-type="string">
            <text:p>2018-07-29T10:48:23Z</text:p>
          </table:table-cell>
          <table:table-cell table:formula="of:=VLOOKUP([.$A108];[MAF_walk_5K_ish_Polar__Crunch.$A$2:.$E$147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8:33Z</text:p>
          </table:table-cell>
          <table:table-cell office:value-type="float" office:value="40.00293" calcext:value-type="float">
            <text:p>40.00293</text:p>
          </table:table-cell>
          <table:table-cell office:value-type="float" office:value="-79.57602" calcext:value-type="float">
            <text:p>-79.57602</text:p>
          </table:table-cell>
          <table:table-cell office:value-type="float" office:value="334.6" calcext:value-type="float">
            <text:p>334.6</text:p>
          </table:table-cell>
          <table:table-cell office:value-type="float" office:value="123" calcext:value-type="float">
            <text:p>123</text:p>
          </table:table-cell>
          <table:table-cell table:formula="of:=VLOOKUP([.$A109];[MAF_walk_5K_ish_Polar__Crunch.$A$2:.$E$1471];1;1)" office:value-type="string" office:string-value="2018-07-29T10:48:31Z" calcext:value-type="string">
            <text:p>2018-07-29T10:48:31Z</text:p>
          </table:table-cell>
          <table:table-cell table:formula="of:=VLOOKUP([.$A109];[MAF_walk_5K_ish_Polar__Crunch.$A$2:.$E$147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8:38Z</text:p>
          </table:table-cell>
          <table:table-cell office:value-type="float" office:value="40.00293" calcext:value-type="float">
            <text:p>40.00293</text:p>
          </table:table-cell>
          <table:table-cell office:value-type="float" office:value="-79.57602" calcext:value-type="float">
            <text:p>-79.57602</text:p>
          </table:table-cell>
          <table:table-cell office:value-type="float" office:value="334.6" calcext:value-type="float">
            <text:p>334.6</text:p>
          </table:table-cell>
          <table:table-cell office:value-type="float" office:value="123" calcext:value-type="float">
            <text:p>123</text:p>
          </table:table-cell>
          <table:table-cell table:formula="of:=VLOOKUP([.$A110];[MAF_walk_5K_ish_Polar__Crunch.$A$2:.$E$1471];1;1)" office:value-type="string" office:string-value="2018-07-29T10:48:38Z" calcext:value-type="string">
            <text:p>2018-07-29T10:48:38Z</text:p>
          </table:table-cell>
          <table:table-cell table:formula="of:=VLOOKUP([.$A110];[MAF_walk_5K_ish_Polar__Crunch.$A$2:.$E$147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8:43Z</text:p>
          </table:table-cell>
          <table:table-cell office:value-type="float" office:value="40.00293" calcext:value-type="float">
            <text:p>40.00293</text:p>
          </table:table-cell>
          <table:table-cell office:value-type="float" office:value="-79.57618" calcext:value-type="float">
            <text:p>-79.57618</text:p>
          </table:table-cell>
          <table:table-cell office:value-type="float" office:value="334.3" calcext:value-type="float">
            <text:p>334.3</text:p>
          </table:table-cell>
          <table:table-cell office:value-type="float" office:value="123" calcext:value-type="float">
            <text:p>123</text:p>
          </table:table-cell>
          <table:table-cell table:formula="of:=VLOOKUP([.$A111];[MAF_walk_5K_ish_Polar__Crunch.$A$2:.$E$1471];1;1)" office:value-type="string" office:string-value="2018-07-29T10:48:43Z" calcext:value-type="string">
            <text:p>2018-07-29T10:48:43Z</text:p>
          </table:table-cell>
          <table:table-cell table:formula="of:=VLOOKUP([.$A111];[MAF_walk_5K_ish_Polar__Crunch.$A$2:.$E$147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48:48Z</text:p>
          </table:table-cell>
          <table:table-cell office:value-type="float" office:value="40.002906" calcext:value-type="float">
            <text:p>40.002906</text:p>
          </table:table-cell>
          <table:table-cell office:value-type="float" office:value="-79.576331" calcext:value-type="float">
            <text:p>-79.576331</text:p>
          </table:table-cell>
          <table:table-cell office:value-type="float" office:value="334" calcext:value-type="float">
            <text:p>334</text:p>
          </table:table-cell>
          <table:table-cell office:value-type="float" office:value="123" calcext:value-type="float">
            <text:p>123</text:p>
          </table:table-cell>
          <table:table-cell table:formula="of:=VLOOKUP([.$A112];[MAF_walk_5K_ish_Polar__Crunch.$A$2:.$E$1471];1;1)" office:value-type="string" office:string-value="2018-07-29T10:48:47Z" calcext:value-type="string">
            <text:p>2018-07-29T10:48:47Z</text:p>
          </table:table-cell>
          <table:table-cell table:formula="of:=VLOOKUP([.$A112];[MAF_walk_5K_ish_Polar__Crunch.$A$2:.$E$147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48:58Z</text:p>
          </table:table-cell>
          <table:table-cell office:value-type="float" office:value="40.002893" calcext:value-type="float">
            <text:p>40.002893</text:p>
          </table:table-cell>
          <table:table-cell office:value-type="float" office:value="-79.576393" calcext:value-type="float">
            <text:p>-79.576393</text:p>
          </table:table-cell>
          <table:table-cell office:value-type="float" office:value="333.8" calcext:value-type="float">
            <text:p>333.8</text:p>
          </table:table-cell>
          <table:table-cell office:value-type="float" office:value="123" calcext:value-type="float">
            <text:p>123</text:p>
          </table:table-cell>
          <table:table-cell table:formula="of:=VLOOKUP([.$A113];[MAF_walk_5K_ish_Polar__Crunch.$A$2:.$E$1471];1;1)" office:value-type="string" office:string-value="2018-07-29T10:48:57Z" calcext:value-type="string">
            <text:p>2018-07-29T10:48:57Z</text:p>
          </table:table-cell>
          <table:table-cell table:formula="of:=VLOOKUP([.$A113];[MAF_walk_5K_ish_Polar__Crunch.$A$2:.$E$147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49:02Z</text:p>
          </table:table-cell>
          <table:table-cell office:value-type="float" office:value="40.002879" calcext:value-type="float">
            <text:p>40.002879</text:p>
          </table:table-cell>
          <table:table-cell office:value-type="float" office:value="-79.576454" calcext:value-type="float">
            <text:p>-79.576454</text:p>
          </table:table-cell>
          <table:table-cell office:value-type="float" office:value="333.6" calcext:value-type="float">
            <text:p>333.6</text:p>
          </table:table-cell>
          <table:table-cell office:value-type="float" office:value="151" calcext:value-type="float">
            <text:p>151</text:p>
          </table:table-cell>
          <table:table-cell table:formula="of:=VLOOKUP([.$A114];[MAF_walk_5K_ish_Polar__Crunch.$A$2:.$E$1471];1;1)" office:value-type="string" office:string-value="2018-07-29T10:49:02Z" calcext:value-type="string">
            <text:p>2018-07-29T10:49:02Z</text:p>
          </table:table-cell>
          <table:table-cell table:formula="of:=VLOOKUP([.$A114];[MAF_walk_5K_ish_Polar__Crunch.$A$2:.$E$147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49:03Z</text:p>
          </table:table-cell>
          <table:table-cell office:value-type="float" office:value="40.002865" calcext:value-type="float">
            <text:p>40.002865</text:p>
          </table:table-cell>
          <table:table-cell office:value-type="float" office:value="-79.576515" calcext:value-type="float">
            <text:p>-79.576515</text:p>
          </table:table-cell>
          <table:table-cell office:value-type="float" office:value="333.4" calcext:value-type="float">
            <text:p>333.4</text:p>
          </table:table-cell>
          <table:table-cell office:value-type="float" office:value="151" calcext:value-type="float">
            <text:p>151</text:p>
          </table:table-cell>
          <table:table-cell table:formula="of:=VLOOKUP([.$A115];[MAF_walk_5K_ish_Polar__Crunch.$A$2:.$E$1471];1;1)" office:value-type="string" office:string-value="2018-07-29T10:49:02Z" calcext:value-type="string">
            <text:p>2018-07-29T10:49:02Z</text:p>
          </table:table-cell>
          <table:table-cell table:formula="of:=VLOOKUP([.$A115];[MAF_walk_5K_ish_Polar__Crunch.$A$2:.$E$147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49:08Z</text:p>
          </table:table-cell>
          <table:table-cell office:value-type="float" office:value="40.00285" calcext:value-type="float">
            <text:p>40.00285</text:p>
          </table:table-cell>
          <table:table-cell office:value-type="float" office:value="-79.57661" calcext:value-type="float">
            <text:p>-79.57661</text:p>
          </table:table-cell>
          <table:table-cell office:value-type="float" office:value="333" calcext:value-type="float">
            <text:p>333</text:p>
          </table:table-cell>
          <table:table-cell office:value-type="float" office:value="151" calcext:value-type="float">
            <text:p>151</text:p>
          </table:table-cell>
          <table:table-cell table:formula="of:=VLOOKUP([.$A116];[MAF_walk_5K_ish_Polar__Crunch.$A$2:.$E$1471];1;1)" office:value-type="string" office:string-value="2018-07-29T10:49:07Z" calcext:value-type="string">
            <text:p>2018-07-29T10:49:07Z</text:p>
          </table:table-cell>
          <table:table-cell table:formula="of:=VLOOKUP([.$A116];[MAF_walk_5K_ish_Polar__Crunch.$A$2:.$E$147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49:13Z</text:p>
          </table:table-cell>
          <table:table-cell office:value-type="float" office:value="40.002846" calcext:value-type="float">
            <text:p>40.002846</text:p>
          </table:table-cell>
          <table:table-cell office:value-type="float" office:value="-79.57668" calcext:value-type="float">
            <text:p>-79.57668</text:p>
          </table:table-cell>
          <table:table-cell office:value-type="float" office:value="332.4" calcext:value-type="float">
            <text:p>332.4</text:p>
          </table:table-cell>
          <table:table-cell office:value-type="float" office:value="151" calcext:value-type="float">
            <text:p>151</text:p>
          </table:table-cell>
          <table:table-cell table:formula="of:=VLOOKUP([.$A117];[MAF_walk_5K_ish_Polar__Crunch.$A$2:.$E$1471];1;1)" office:value-type="string" office:string-value="2018-07-29T10:49:12Z" calcext:value-type="string">
            <text:p>2018-07-29T10:49:12Z</text:p>
          </table:table-cell>
          <table:table-cell table:formula="of:=VLOOKUP([.$A117];[MAF_walk_5K_ish_Polar__Crunch.$A$2:.$E$147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49:18Z</text:p>
          </table:table-cell>
          <table:table-cell office:value-type="float" office:value="40.002827" calcext:value-type="float">
            <text:p>40.002827</text:p>
          </table:table-cell>
          <table:table-cell office:value-type="float" office:value="-79.57678" calcext:value-type="float">
            <text:p>-79.57678</text:p>
          </table:table-cell>
          <table:table-cell office:value-type="float" office:value="331.5" calcext:value-type="float">
            <text:p>331.5</text:p>
          </table:table-cell>
          <table:table-cell office:value-type="float" office:value="151" calcext:value-type="float">
            <text:p>151</text:p>
          </table:table-cell>
          <table:table-cell table:formula="of:=VLOOKUP([.$A118];[MAF_walk_5K_ish_Polar__Crunch.$A$2:.$E$1471];1;1)" office:value-type="string" office:string-value="2018-07-29T10:49:17Z" calcext:value-type="string">
            <text:p>2018-07-29T10:49:17Z</text:p>
          </table:table-cell>
          <table:table-cell table:formula="of:=VLOOKUP([.$A118];[MAF_walk_5K_ish_Polar__Crunch.$A$2:.$E$147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49:26Z</text:p>
          </table:table-cell>
          <table:table-cell office:value-type="float" office:value="40.0028" calcext:value-type="float">
            <text:p>40.0028</text:p>
          </table:table-cell>
          <table:table-cell office:value-type="float" office:value="-79.576866" calcext:value-type="float">
            <text:p>-79.576866</text:p>
          </table:table-cell>
          <table:table-cell office:value-type="float" office:value="330.8" calcext:value-type="float">
            <text:p>330.8</text:p>
          </table:table-cell>
          <table:table-cell office:value-type="float" office:value="151" calcext:value-type="float">
            <text:p>151</text:p>
          </table:table-cell>
          <table:table-cell table:formula="of:=VLOOKUP([.$A119];[MAF_walk_5K_ish_Polar__Crunch.$A$2:.$E$1471];1;1)" office:value-type="string" office:string-value="2018-07-29T10:49:23Z" calcext:value-type="string">
            <text:p>2018-07-29T10:49:23Z</text:p>
          </table:table-cell>
          <table:table-cell table:formula="of:=VLOOKUP([.$A119];[MAF_walk_5K_ish_Polar__Crunch.$A$2:.$E$147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49:32Z</text:p>
          </table:table-cell>
          <table:table-cell office:value-type="float" office:value="40.00281" calcext:value-type="float">
            <text:p>40.00281</text:p>
          </table:table-cell>
          <table:table-cell office:value-type="float" office:value="-79.57698" calcext:value-type="float">
            <text:p>-79.57698</text:p>
          </table:table-cell>
          <table:table-cell office:value-type="float" office:value="330.3" calcext:value-type="float">
            <text:p>330.3</text:p>
          </table:table-cell>
          <table:table-cell office:value-type="float" office:value="151" calcext:value-type="float">
            <text:p>151</text:p>
          </table:table-cell>
          <table:table-cell table:formula="of:=VLOOKUP([.$A120];[MAF_walk_5K_ish_Polar__Crunch.$A$2:.$E$1471];1;1)" office:value-type="string" office:string-value="2018-07-29T10:49:32Z" calcext:value-type="string">
            <text:p>2018-07-29T10:49:32Z</text:p>
          </table:table-cell>
          <table:table-cell table:formula="of:=VLOOKUP([.$A120];[MAF_walk_5K_ish_Polar__Crunch.$A$2:.$E$147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49:37Z</text:p>
          </table:table-cell>
          <table:table-cell office:value-type="float" office:value="40.002792" calcext:value-type="float">
            <text:p>40.002792</text:p>
          </table:table-cell>
          <table:table-cell office:value-type="float" office:value="-79.57712" calcext:value-type="float">
            <text:p>-79.57712</text:p>
          </table:table-cell>
          <table:table-cell office:value-type="float" office:value="329.9" calcext:value-type="float">
            <text:p>329.9</text:p>
          </table:table-cell>
          <table:table-cell office:value-type="float" office:value="151" calcext:value-type="float">
            <text:p>151</text:p>
          </table:table-cell>
          <table:table-cell table:formula="of:=VLOOKUP([.$A121];[MAF_walk_5K_ish_Polar__Crunch.$A$2:.$E$1471];1;1)" office:value-type="string" office:string-value="2018-07-29T10:49:36Z" calcext:value-type="string">
            <text:p>2018-07-29T10:49:36Z</text:p>
          </table:table-cell>
          <table:table-cell table:formula="of:=VLOOKUP([.$A121];[MAF_walk_5K_ish_Polar__Crunch.$A$2:.$E$147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49:37Z</text:p>
          </table:table-cell>
          <table:table-cell office:value-type="float" office:value="40.002792" calcext:value-type="float">
            <text:p>40.002792</text:p>
          </table:table-cell>
          <table:table-cell office:value-type="float" office:value="-79.57712" calcext:value-type="float">
            <text:p>-79.57712</text:p>
          </table:table-cell>
          <table:table-cell office:value-type="float" office:value="329.9" calcext:value-type="float">
            <text:p>329.9</text:p>
          </table:table-cell>
          <table:table-cell office:value-type="float" office:value="151" calcext:value-type="float">
            <text:p>151</text:p>
          </table:table-cell>
          <table:table-cell table:formula="of:=VLOOKUP([.$A122];[MAF_walk_5K_ish_Polar__Crunch.$A$2:.$E$1471];1;1)" office:value-type="string" office:string-value="2018-07-29T10:49:36Z" calcext:value-type="string">
            <text:p>2018-07-29T10:49:36Z</text:p>
          </table:table-cell>
          <table:table-cell table:formula="of:=VLOOKUP([.$A122];[MAF_walk_5K_ish_Polar__Crunch.$A$2:.$E$147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49:42Z</text:p>
          </table:table-cell>
          <table:table-cell office:value-type="float" office:value="40.002785" calcext:value-type="float">
            <text:p>40.002785</text:p>
          </table:table-cell>
          <table:table-cell office:value-type="float" office:value="-79.57727" calcext:value-type="float">
            <text:p>-79.57727</text:p>
          </table:table-cell>
          <table:table-cell office:value-type="float" office:value="329.1" calcext:value-type="float">
            <text:p>329.1</text:p>
          </table:table-cell>
          <table:table-cell office:value-type="float" office:value="151" calcext:value-type="float">
            <text:p>151</text:p>
          </table:table-cell>
          <table:table-cell table:formula="of:=VLOOKUP([.$A123];[MAF_walk_5K_ish_Polar__Crunch.$A$2:.$E$1471];1;1)" office:value-type="string" office:string-value="2018-07-29T10:49:42Z" calcext:value-type="string">
            <text:p>2018-07-29T10:49:42Z</text:p>
          </table:table-cell>
          <table:table-cell table:formula="of:=VLOOKUP([.$A123];[MAF_walk_5K_ish_Polar__Crunch.$A$2:.$E$147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49:45Z</text:p>
          </table:table-cell>
          <table:table-cell office:value-type="float" office:value="40.002785" calcext:value-type="float">
            <text:p>40.002785</text:p>
          </table:table-cell>
          <table:table-cell office:value-type="float" office:value="-79.57727" calcext:value-type="float">
            <text:p>-79.57727</text:p>
          </table:table-cell>
          <table:table-cell office:value-type="float" office:value="329.1" calcext:value-type="float">
            <text:p>329.1</text:p>
          </table:table-cell>
          <table:table-cell office:value-type="float" office:value="100" calcext:value-type="float">
            <text:p>100</text:p>
          </table:table-cell>
          <table:table-cell table:formula="of:=VLOOKUP([.$A124];[MAF_walk_5K_ish_Polar__Crunch.$A$2:.$E$1471];1;1)" office:value-type="string" office:string-value="2018-07-29T10:49:44Z" calcext:value-type="string">
            <text:p>2018-07-29T10:49:44Z</text:p>
          </table:table-cell>
          <table:table-cell table:formula="of:=VLOOKUP([.$A124];[MAF_walk_5K_ish_Polar__Crunch.$A$2:.$E$147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49:47Z</text:p>
          </table:table-cell>
          <table:table-cell office:value-type="float" office:value="40.00278" calcext:value-type="float">
            <text:p>40.00278</text:p>
          </table:table-cell>
          <table:table-cell office:value-type="float" office:value="-79.57741" calcext:value-type="float">
            <text:p>-79.57741</text:p>
          </table:table-cell>
          <table:table-cell office:value-type="float" office:value="328.2" calcext:value-type="float">
            <text:p>328.2</text:p>
          </table:table-cell>
          <table:table-cell office:value-type="float" office:value="100" calcext:value-type="float">
            <text:p>100</text:p>
          </table:table-cell>
          <table:table-cell table:formula="of:=VLOOKUP([.$A125];[MAF_walk_5K_ish_Polar__Crunch.$A$2:.$E$1471];1;1)" office:value-type="string" office:string-value="2018-07-29T10:49:46Z" calcext:value-type="string">
            <text:p>2018-07-29T10:49:46Z</text:p>
          </table:table-cell>
          <table:table-cell table:formula="of:=VLOOKUP([.$A125];[MAF_walk_5K_ish_Polar__Crunch.$A$2:.$E$147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49:52Z</text:p>
          </table:table-cell>
          <table:table-cell office:value-type="float" office:value="40.00278" calcext:value-type="float">
            <text:p>40.00278</text:p>
          </table:table-cell>
          <table:table-cell office:value-type="float" office:value="-79.57758" calcext:value-type="float">
            <text:p>-79.57758</text:p>
          </table:table-cell>
          <table:table-cell office:value-type="float" office:value="327.9" calcext:value-type="float">
            <text:p>327.9</text:p>
          </table:table-cell>
          <table:table-cell office:value-type="float" office:value="100" calcext:value-type="float">
            <text:p>100</text:p>
          </table:table-cell>
          <table:table-cell table:formula="of:=VLOOKUP([.$A126];[MAF_walk_5K_ish_Polar__Crunch.$A$2:.$E$1471];1;1)" office:value-type="string" office:string-value="2018-07-29T10:49:52Z" calcext:value-type="string">
            <text:p>2018-07-29T10:49:52Z</text:p>
          </table:table-cell>
          <table:table-cell table:formula="of:=VLOOKUP([.$A126];[MAF_walk_5K_ish_Polar__Crunch.$A$2:.$E$147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49:57Z</text:p>
          </table:table-cell>
          <table:table-cell office:value-type="float" office:value="40.002777" calcext:value-type="float">
            <text:p>40.002777</text:p>
          </table:table-cell>
          <table:table-cell office:value-type="float" office:value="-79.57776" calcext:value-type="float">
            <text:p>-79.57776</text:p>
          </table:table-cell>
          <table:table-cell office:value-type="float" office:value="327.3" calcext:value-type="float">
            <text:p>327.3</text:p>
          </table:table-cell>
          <table:table-cell office:value-type="float" office:value="100" calcext:value-type="float">
            <text:p>100</text:p>
          </table:table-cell>
          <table:table-cell table:formula="of:=VLOOKUP([.$A127];[MAF_walk_5K_ish_Polar__Crunch.$A$2:.$E$1471];1;1)" office:value-type="string" office:string-value="2018-07-29T10:49:57Z" calcext:value-type="string">
            <text:p>2018-07-29T10:49:57Z</text:p>
          </table:table-cell>
          <table:table-cell table:formula="of:=VLOOKUP([.$A127];[MAF_walk_5K_ish_Polar__Crunch.$A$2:.$E$147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0:02Z</text:p>
          </table:table-cell>
          <table:table-cell office:value-type="float" office:value="40.002773" calcext:value-type="float">
            <text:p>40.002773</text:p>
          </table:table-cell>
          <table:table-cell office:value-type="float" office:value="-79.57791" calcext:value-type="float">
            <text:p>-79.57791</text:p>
          </table:table-cell>
          <table:table-cell office:value-type="float" office:value="326.4" calcext:value-type="float">
            <text:p>326.4</text:p>
          </table:table-cell>
          <table:table-cell office:value-type="float" office:value="100" calcext:value-type="float">
            <text:p>100</text:p>
          </table:table-cell>
          <table:table-cell table:formula="of:=VLOOKUP([.$A128];[MAF_walk_5K_ish_Polar__Crunch.$A$2:.$E$1471];1;1)" office:value-type="string" office:string-value="2018-07-29T10:50:02Z" calcext:value-type="string">
            <text:p>2018-07-29T10:50:02Z</text:p>
          </table:table-cell>
          <table:table-cell table:formula="of:=VLOOKUP([.$A128];[MAF_walk_5K_ish_Polar__Crunch.$A$2:.$E$147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0:08Z</text:p>
          </table:table-cell>
          <table:table-cell office:value-type="float" office:value="40.00276" calcext:value-type="float">
            <text:p>40.00276</text:p>
          </table:table-cell>
          <table:table-cell office:value-type="float" office:value="-79.578026" calcext:value-type="float">
            <text:p>-79.578026</text:p>
          </table:table-cell>
          <table:table-cell office:value-type="float" office:value="325.8" calcext:value-type="float">
            <text:p>325.8</text:p>
          </table:table-cell>
          <table:table-cell office:value-type="float" office:value="100" calcext:value-type="float">
            <text:p>100</text:p>
          </table:table-cell>
          <table:table-cell table:formula="of:=VLOOKUP([.$A129];[MAF_walk_5K_ish_Polar__Crunch.$A$2:.$E$1471];1;1)" office:value-type="string" office:string-value="2018-07-29T10:50:07Z" calcext:value-type="string">
            <text:p>2018-07-29T10:50:07Z</text:p>
          </table:table-cell>
          <table:table-cell table:formula="of:=VLOOKUP([.$A129];[MAF_walk_5K_ish_Polar__Crunch.$A$2:.$E$147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0:13Z</text:p>
          </table:table-cell>
          <table:table-cell office:value-type="float" office:value="40.002754" calcext:value-type="float">
            <text:p>40.002754</text:p>
          </table:table-cell>
          <table:table-cell office:value-type="float" office:value="-79.578156" calcext:value-type="float">
            <text:p>-79.578156</text:p>
          </table:table-cell>
          <table:table-cell office:value-type="float" office:value="325.3" calcext:value-type="float">
            <text:p>325.3</text:p>
          </table:table-cell>
          <table:table-cell office:value-type="float" office:value="100" calcext:value-type="float">
            <text:p>100</text:p>
          </table:table-cell>
          <table:table-cell table:formula="of:=VLOOKUP([.$A130];[MAF_walk_5K_ish_Polar__Crunch.$A$2:.$E$1471];1;1)" office:value-type="string" office:string-value="2018-07-29T10:50:13Z" calcext:value-type="string">
            <text:p>2018-07-29T10:50:13Z</text:p>
          </table:table-cell>
          <table:table-cell table:formula="of:=VLOOKUP([.$A130];[MAF_walk_5K_ish_Polar__Crunch.$A$2:.$E$147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0:18Z</text:p>
          </table:table-cell>
          <table:table-cell office:value-type="float" office:value="40.002735" calcext:value-type="float">
            <text:p>40.002735</text:p>
          </table:table-cell>
          <table:table-cell office:value-type="float" office:value="-79.5783" calcext:value-type="float">
            <text:p>-79.5783</text:p>
          </table:table-cell>
          <table:table-cell office:value-type="float" office:value="324.6" calcext:value-type="float">
            <text:p>324.6</text:p>
          </table:table-cell>
          <table:table-cell office:value-type="float" office:value="100" calcext:value-type="float">
            <text:p>100</text:p>
          </table:table-cell>
          <table:table-cell table:formula="of:=VLOOKUP([.$A131];[MAF_walk_5K_ish_Polar__Crunch.$A$2:.$E$1471];1;1)" office:value-type="string" office:string-value="2018-07-29T10:50:18Z" calcext:value-type="string">
            <text:p>2018-07-29T10:50:18Z</text:p>
          </table:table-cell>
          <table:table-cell table:formula="of:=VLOOKUP([.$A131];[MAF_walk_5K_ish_Polar__Crunch.$A$2:.$E$147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23Z</text:p>
          </table:table-cell>
          <table:table-cell office:value-type="float" office:value="40.00273" calcext:value-type="float">
            <text:p>40.00273</text:p>
          </table:table-cell>
          <table:table-cell office:value-type="float" office:value="-79.57845" calcext:value-type="float">
            <text:p>-79.57845</text:p>
          </table:table-cell>
          <table:table-cell office:value-type="float" office:value="323.8" calcext:value-type="float">
            <text:p>323.8</text:p>
          </table:table-cell>
          <table:table-cell office:value-type="float" office:value="100" calcext:value-type="float">
            <text:p>100</text:p>
          </table:table-cell>
          <table:table-cell table:formula="of:=VLOOKUP([.$A132];[MAF_walk_5K_ish_Polar__Crunch.$A$2:.$E$1471];1;1)" office:value-type="string" office:string-value="2018-07-29T10:50:23Z" calcext:value-type="string">
            <text:p>2018-07-29T10:50:23Z</text:p>
          </table:table-cell>
          <table:table-cell table:formula="of:=VLOOKUP([.$A132];[MAF_walk_5K_ish_Polar__Crunch.$A$2:.$E$147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0:27Z</text:p>
          </table:table-cell>
          <table:table-cell office:value-type="float" office:value="40.002747" calcext:value-type="float">
            <text:p>40.002747</text:p>
          </table:table-cell>
          <table:table-cell office:value-type="float" office:value="-79.57859" calcext:value-type="float">
            <text:p>-79.57859</text:p>
          </table:table-cell>
          <table:table-cell office:value-type="float" office:value="323.4" calcext:value-type="float">
            <text:p>323.4</text:p>
          </table:table-cell>
          <table:table-cell office:value-type="float" office:value="100" calcext:value-type="float">
            <text:p>100</text:p>
          </table:table-cell>
          <table:table-cell table:formula="of:=VLOOKUP([.$A133];[MAF_walk_5K_ish_Polar__Crunch.$A$2:.$E$1471];1;1)" office:value-type="string" office:string-value="2018-07-29T10:50:27Z" calcext:value-type="string">
            <text:p>2018-07-29T10:50:27Z</text:p>
          </table:table-cell>
          <table:table-cell table:formula="of:=VLOOKUP([.$A133];[MAF_walk_5K_ish_Polar__Crunch.$A$2:.$E$147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0:36Z</text:p>
          </table:table-cell>
          <table:table-cell office:value-type="float" office:value="40.002748" calcext:value-type="float">
            <text:p>40.002748</text:p>
          </table:table-cell>
          <table:table-cell office:value-type="float" office:value="-79.578619" calcext:value-type="float">
            <text:p>-79.578619</text:p>
          </table:table-cell>
          <table:table-cell office:value-type="float" office:value="323.4" calcext:value-type="float">
            <text:p>323.4</text:p>
          </table:table-cell>
          <table:table-cell office:value-type="float" office:value="112" calcext:value-type="float">
            <text:p>112</text:p>
          </table:table-cell>
          <table:table-cell table:formula="of:=VLOOKUP([.$A134];[MAF_walk_5K_ish_Polar__Crunch.$A$2:.$E$1471];1;1)" office:value-type="string" office:string-value="2018-07-29T10:50:35Z" calcext:value-type="string">
            <text:p>2018-07-29T10:50:35Z</text:p>
          </table:table-cell>
          <table:table-cell table:formula="of:=VLOOKUP([.$A134];[MAF_walk_5K_ish_Polar__Crunch.$A$2:.$E$147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0:37Z</text:p>
          </table:table-cell>
          <table:table-cell office:value-type="float" office:value="40.002749" calcext:value-type="float">
            <text:p>40.002749</text:p>
          </table:table-cell>
          <table:table-cell office:value-type="float" office:value="-79.578648" calcext:value-type="float">
            <text:p>-79.578648</text:p>
          </table:table-cell>
          <table:table-cell office:value-type="float" office:value="323.3" calcext:value-type="float">
            <text:p>323.3</text:p>
          </table:table-cell>
          <table:table-cell office:value-type="float" office:value="112" calcext:value-type="float">
            <text:p>112</text:p>
          </table:table-cell>
          <table:table-cell table:formula="of:=VLOOKUP([.$A135];[MAF_walk_5K_ish_Polar__Crunch.$A$2:.$E$1471];1;1)" office:value-type="string" office:string-value="2018-07-29T10:50:37Z" calcext:value-type="string">
            <text:p>2018-07-29T10:50:37Z</text:p>
          </table:table-cell>
          <table:table-cell table:formula="of:=VLOOKUP([.$A135];[MAF_walk_5K_ish_Polar__Crunch.$A$2:.$E$147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0:42Z</text:p>
          </table:table-cell>
          <table:table-cell office:value-type="float" office:value="40.002758" calcext:value-type="float">
            <text:p>40.002758</text:p>
          </table:table-cell>
          <table:table-cell office:value-type="float" office:value="-79.57894" calcext:value-type="float">
            <text:p>-79.57894</text:p>
          </table:table-cell>
          <table:table-cell office:value-type="float" office:value="321.6" calcext:value-type="float">
            <text:p>321.6</text:p>
          </table:table-cell>
          <table:table-cell office:value-type="float" office:value="112" calcext:value-type="float">
            <text:p>112</text:p>
          </table:table-cell>
          <table:table-cell table:formula="of:=VLOOKUP([.$A136];[MAF_walk_5K_ish_Polar__Crunch.$A$2:.$E$1471];1;1)" office:value-type="string" office:string-value="2018-07-29T10:50:41Z" calcext:value-type="string">
            <text:p>2018-07-29T10:50:41Z</text:p>
          </table:table-cell>
          <table:table-cell table:formula="of:=VLOOKUP([.$A136];[MAF_walk_5K_ish_Polar__Crunch.$A$2:.$E$147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47Z</text:p>
          </table:table-cell>
          <table:table-cell office:value-type="float" office:value="40.00276" calcext:value-type="float">
            <text:p>40.00276</text:p>
          </table:table-cell>
          <table:table-cell office:value-type="float" office:value="-79.579094" calcext:value-type="float">
            <text:p>-79.579094</text:p>
          </table:table-cell>
          <table:table-cell office:value-type="float" office:value="320.5" calcext:value-type="float">
            <text:p>320.5</text:p>
          </table:table-cell>
          <table:table-cell office:value-type="float" office:value="112" calcext:value-type="float">
            <text:p>112</text:p>
          </table:table-cell>
          <table:table-cell table:formula="of:=VLOOKUP([.$A137];[MAF_walk_5K_ish_Polar__Crunch.$A$2:.$E$1471];1;1)" office:value-type="string" office:string-value="2018-07-29T10:50:47Z" calcext:value-type="string">
            <text:p>2018-07-29T10:50:47Z</text:p>
          </table:table-cell>
          <table:table-cell table:formula="of:=VLOOKUP([.$A137];[MAF_walk_5K_ish_Polar__Crunch.$A$2:.$E$147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0:52Z</text:p>
          </table:table-cell>
          <table:table-cell office:value-type="float" office:value="40.002754" calcext:value-type="float">
            <text:p>40.002754</text:p>
          </table:table-cell>
          <table:table-cell office:value-type="float" office:value="-79.57923" calcext:value-type="float">
            <text:p>-79.57923</text:p>
          </table:table-cell>
          <table:table-cell office:value-type="float" office:value="319.4" calcext:value-type="float">
            <text:p>319.4</text:p>
          </table:table-cell>
          <table:table-cell office:value-type="float" office:value="112" calcext:value-type="float">
            <text:p>112</text:p>
          </table:table-cell>
          <table:table-cell table:formula="of:=VLOOKUP([.$A138];[MAF_walk_5K_ish_Polar__Crunch.$A$2:.$E$1471];1;1)" office:value-type="string" office:string-value="2018-07-29T10:50:51Z" calcext:value-type="string">
            <text:p>2018-07-29T10:50:51Z</text:p>
          </table:table-cell>
          <table:table-cell table:formula="of:=VLOOKUP([.$A138];[MAF_walk_5K_ish_Polar__Crunch.$A$2:.$E$147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58Z</text:p>
          </table:table-cell>
          <table:table-cell office:value-type="float" office:value="40.002754" calcext:value-type="float">
            <text:p>40.002754</text:p>
          </table:table-cell>
          <table:table-cell office:value-type="float" office:value="-79.57936" calcext:value-type="float">
            <text:p>-79.57936</text:p>
          </table:table-cell>
          <table:table-cell office:value-type="float" office:value="318.9" calcext:value-type="float">
            <text:p>318.9</text:p>
          </table:table-cell>
          <table:table-cell office:value-type="float" office:value="112" calcext:value-type="float">
            <text:p>112</text:p>
          </table:table-cell>
          <table:table-cell table:formula="of:=VLOOKUP([.$A139];[MAF_walk_5K_ish_Polar__Crunch.$A$2:.$E$1471];1;1)" office:value-type="string" office:string-value="2018-07-29T10:50:57Z" calcext:value-type="string">
            <text:p>2018-07-29T10:50:57Z</text:p>
          </table:table-cell>
          <table:table-cell table:formula="of:=VLOOKUP([.$A139];[MAF_walk_5K_ish_Polar__Crunch.$A$2:.$E$147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1:03Z</text:p>
          </table:table-cell>
          <table:table-cell office:value-type="float" office:value="40.00277" calcext:value-type="float">
            <text:p>40.00277</text:p>
          </table:table-cell>
          <table:table-cell office:value-type="float" office:value="-79.579475" calcext:value-type="float">
            <text:p>-79.579475</text:p>
          </table:table-cell>
          <table:table-cell office:value-type="float" office:value="318.4" calcext:value-type="float">
            <text:p>318.4</text:p>
          </table:table-cell>
          <table:table-cell office:value-type="float" office:value="112" calcext:value-type="float">
            <text:p>112</text:p>
          </table:table-cell>
          <table:table-cell table:formula="of:=VLOOKUP([.$A140];[MAF_walk_5K_ish_Polar__Crunch.$A$2:.$E$1471];1;1)" office:value-type="string" office:string-value="2018-07-29T10:51:03Z" calcext:value-type="string">
            <text:p>2018-07-29T10:51:03Z</text:p>
          </table:table-cell>
          <table:table-cell table:formula="of:=VLOOKUP([.$A140];[MAF_walk_5K_ish_Polar__Crunch.$A$2:.$E$147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1:08Z</text:p>
          </table:table-cell>
          <table:table-cell office:value-type="float" office:value="40.00276" calcext:value-type="float">
            <text:p>40.00276</text:p>
          </table:table-cell>
          <table:table-cell office:value-type="float" office:value="-79.579605" calcext:value-type="float">
            <text:p>-79.579605</text:p>
          </table:table-cell>
          <table:table-cell office:value-type="float" office:value="317.6" calcext:value-type="float">
            <text:p>317.6</text:p>
          </table:table-cell>
          <table:table-cell office:value-type="float" office:value="112" calcext:value-type="float">
            <text:p>112</text:p>
          </table:table-cell>
          <table:table-cell table:formula="of:=VLOOKUP([.$A141];[MAF_walk_5K_ish_Polar__Crunch.$A$2:.$E$1471];1;1)" office:value-type="string" office:string-value="2018-07-29T10:51:08Z" calcext:value-type="string">
            <text:p>2018-07-29T10:51:08Z</text:p>
          </table:table-cell>
          <table:table-cell table:formula="of:=VLOOKUP([.$A141];[MAF_walk_5K_ish_Polar__Crunch.$A$2:.$E$147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1:13Z</text:p>
          </table:table-cell>
          <table:table-cell office:value-type="float" office:value="40.00274" calcext:value-type="float">
            <text:p>40.00274</text:p>
          </table:table-cell>
          <table:table-cell office:value-type="float" office:value="-79.57979" calcext:value-type="float">
            <text:p>-79.57979</text:p>
          </table:table-cell>
          <table:table-cell office:value-type="float" office:value="316" calcext:value-type="float">
            <text:p>316</text:p>
          </table:table-cell>
          <table:table-cell office:value-type="float" office:value="112" calcext:value-type="float">
            <text:p>112</text:p>
          </table:table-cell>
          <table:table-cell table:formula="of:=VLOOKUP([.$A142];[MAF_walk_5K_ish_Polar__Crunch.$A$2:.$E$1471];1;1)" office:value-type="string" office:string-value="2018-07-29T10:51:13Z" calcext:value-type="string">
            <text:p>2018-07-29T10:51:13Z</text:p>
          </table:table-cell>
          <table:table-cell table:formula="of:=VLOOKUP([.$A142];[MAF_walk_5K_ish_Polar__Crunch.$A$2:.$E$147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1:18Z</text:p>
          </table:table-cell>
          <table:table-cell office:value-type="float" office:value="40.00273" calcext:value-type="float">
            <text:p>40.00273</text:p>
          </table:table-cell>
          <table:table-cell office:value-type="float" office:value="-79.57995" calcext:value-type="float">
            <text:p>-79.57995</text:p>
          </table:table-cell>
          <table:table-cell office:value-type="float" office:value="315.1" calcext:value-type="float">
            <text:p>315.1</text:p>
          </table:table-cell>
          <table:table-cell office:value-type="float" office:value="112" calcext:value-type="float">
            <text:p>112</text:p>
          </table:table-cell>
          <table:table-cell table:formula="of:=VLOOKUP([.$A143];[MAF_walk_5K_ish_Polar__Crunch.$A$2:.$E$1471];1;1)" office:value-type="string" office:string-value="2018-07-29T10:51:18Z" calcext:value-type="string">
            <text:p>2018-07-29T10:51:18Z</text:p>
          </table:table-cell>
          <table:table-cell table:formula="of:=VLOOKUP([.$A143];[MAF_walk_5K_ish_Polar__Crunch.$A$2:.$E$147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51:25Z</text:p>
          </table:table-cell>
          <table:table-cell office:value-type="float" office:value="40.002712" calcext:value-type="float">
            <text:p>40.002712</text:p>
          </table:table-cell>
          <table:table-cell office:value-type="float" office:value="-79.58013" calcext:value-type="float">
            <text:p>-79.58013</text:p>
          </table:table-cell>
          <table:table-cell office:value-type="float" office:value="313.8" calcext:value-type="float">
            <text:p>313.8</text:p>
          </table:table-cell>
          <table:table-cell office:value-type="float" office:value="112" calcext:value-type="float">
            <text:p>112</text:p>
          </table:table-cell>
          <table:table-cell table:formula="of:=VLOOKUP([.$A144];[MAF_walk_5K_ish_Polar__Crunch.$A$2:.$E$1471];1;1)" office:value-type="string" office:string-value="2018-07-29T10:51:24Z" calcext:value-type="string">
            <text:p>2018-07-29T10:51:24Z</text:p>
          </table:table-cell>
          <table:table-cell table:formula="of:=VLOOKUP([.$A144];[MAF_walk_5K_ish_Polar__Crunch.$A$2:.$E$147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1:30Z</text:p>
          </table:table-cell>
          <table:table-cell office:value-type="float" office:value="40.0027" calcext:value-type="float">
            <text:p>40.0027</text:p>
          </table:table-cell>
          <table:table-cell office:value-type="float" office:value="-79.58026" calcext:value-type="float">
            <text:p>-79.58026</text:p>
          </table:table-cell>
          <table:table-cell office:value-type="float" office:value="312.5" calcext:value-type="float">
            <text:p>312.5</text:p>
          </table:table-cell>
          <table:table-cell office:value-type="float" office:value="112" calcext:value-type="float">
            <text:p>112</text:p>
          </table:table-cell>
          <table:table-cell table:formula="of:=VLOOKUP([.$A145];[MAF_walk_5K_ish_Polar__Crunch.$A$2:.$E$1471];1;1)" office:value-type="string" office:string-value="2018-07-29T10:51:30Z" calcext:value-type="string">
            <text:p>2018-07-29T10:51:30Z</text:p>
          </table:table-cell>
          <table:table-cell table:formula="of:=VLOOKUP([.$A145];[MAF_walk_5K_ish_Polar__Crunch.$A$2:.$E$1471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1:35Z</text:p>
          </table:table-cell>
          <table:table-cell office:value-type="float" office:value="40.00269" calcext:value-type="float">
            <text:p>40.00269</text:p>
          </table:table-cell>
          <table:table-cell office:value-type="float" office:value="-79.58041" calcext:value-type="float">
            <text:p>-79.58041</text:p>
          </table:table-cell>
          <table:table-cell office:value-type="float" office:value="311.3" calcext:value-type="float">
            <text:p>311.3</text:p>
          </table:table-cell>
          <table:table-cell office:value-type="float" office:value="112" calcext:value-type="float">
            <text:p>112</text:p>
          </table:table-cell>
          <table:table-cell table:formula="of:=VLOOKUP([.$A146];[MAF_walk_5K_ish_Polar__Crunch.$A$2:.$E$1471];1;1)" office:value-type="string" office:string-value="2018-07-29T10:51:34Z" calcext:value-type="string">
            <text:p>2018-07-29T10:51:34Z</text:p>
          </table:table-cell>
          <table:table-cell table:formula="of:=VLOOKUP([.$A146];[MAF_walk_5K_ish_Polar__Crunch.$A$2:.$E$1471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1:40Z</text:p>
          </table:table-cell>
          <table:table-cell office:value-type="float" office:value="40.00268" calcext:value-type="float">
            <text:p>40.00268</text:p>
          </table:table-cell>
          <table:table-cell office:value-type="float" office:value="-79.58054" calcext:value-type="float">
            <text:p>-79.58054</text:p>
          </table:table-cell>
          <table:table-cell office:value-type="float" office:value="310.5" calcext:value-type="float">
            <text:p>310.5</text:p>
          </table:table-cell>
          <table:table-cell office:value-type="float" office:value="112" calcext:value-type="float">
            <text:p>112</text:p>
          </table:table-cell>
          <table:table-cell table:formula="of:=VLOOKUP([.$A147];[MAF_walk_5K_ish_Polar__Crunch.$A$2:.$E$1471];1;1)" office:value-type="string" office:string-value="2018-07-29T10:51:40Z" calcext:value-type="string">
            <text:p>2018-07-29T10:51:40Z</text:p>
          </table:table-cell>
          <table:table-cell table:formula="of:=VLOOKUP([.$A147];[MAF_walk_5K_ish_Polar__Crunch.$A$2:.$E$147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1:46Z</text:p>
          </table:table-cell>
          <table:table-cell office:value-type="float" office:value="40.002644" calcext:value-type="float">
            <text:p>40.002644</text:p>
          </table:table-cell>
          <table:table-cell office:value-type="float" office:value="-79.58071" calcext:value-type="float">
            <text:p>-79.58071</text:p>
          </table:table-cell>
          <table:table-cell office:value-type="float" office:value="309.4" calcext:value-type="float">
            <text:p>309.4</text:p>
          </table:table-cell>
          <table:table-cell office:value-type="float" office:value="112" calcext:value-type="float">
            <text:p>112</text:p>
          </table:table-cell>
          <table:table-cell table:formula="of:=VLOOKUP([.$A148];[MAF_walk_5K_ish_Polar__Crunch.$A$2:.$E$1471];1;1)" office:value-type="string" office:string-value="2018-07-29T10:51:46Z" calcext:value-type="string">
            <text:p>2018-07-29T10:51:46Z</text:p>
          </table:table-cell>
          <table:table-cell table:formula="of:=VLOOKUP([.$A148];[MAF_walk_5K_ish_Polar__Crunch.$A$2:.$E$147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1:47Z</text:p>
          </table:table-cell>
          <table:table-cell office:value-type="float" office:value="40.002644" calcext:value-type="float">
            <text:p>40.002644</text:p>
          </table:table-cell>
          <table:table-cell office:value-type="float" office:value="-79.58071" calcext:value-type="float">
            <text:p>-79.58071</text:p>
          </table:table-cell>
          <table:table-cell office:value-type="float" office:value="309.4" calcext:value-type="float">
            <text:p>309.4</text:p>
          </table:table-cell>
          <table:table-cell office:value-type="float" office:value="112" calcext:value-type="float">
            <text:p>112</text:p>
          </table:table-cell>
          <table:table-cell table:formula="of:=VLOOKUP([.$A149];[MAF_walk_5K_ish_Polar__Crunch.$A$2:.$E$1471];1;1)" office:value-type="string" office:string-value="2018-07-29T10:51:46Z" calcext:value-type="string">
            <text:p>2018-07-29T10:51:46Z</text:p>
          </table:table-cell>
          <table:table-cell table:formula="of:=VLOOKUP([.$A149];[MAF_walk_5K_ish_Polar__Crunch.$A$2:.$E$147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1:55Z</text:p>
          </table:table-cell>
          <table:table-cell office:value-type="float" office:value="40.002655" calcext:value-type="float">
            <text:p>40.002655</text:p>
          </table:table-cell>
          <table:table-cell office:value-type="float" office:value="-79.580864" calcext:value-type="float">
            <text:p>-79.580864</text:p>
          </table:table-cell>
          <table:table-cell office:value-type="float" office:value="309.1" calcext:value-type="float">
            <text:p>309.1</text:p>
          </table:table-cell>
          <table:table-cell office:value-type="float" office:value="112" calcext:value-type="float">
            <text:p>112</text:p>
          </table:table-cell>
          <table:table-cell table:formula="of:=VLOOKUP([.$A150];[MAF_walk_5K_ish_Polar__Crunch.$A$2:.$E$1471];1;1)" office:value-type="string" office:string-value="2018-07-29T10:51:54Z" calcext:value-type="string">
            <text:p>2018-07-29T10:51:54Z</text:p>
          </table:table-cell>
          <table:table-cell table:formula="of:=VLOOKUP([.$A150];[MAF_walk_5K_ish_Polar__Crunch.$A$2:.$E$147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52:00Z</text:p>
          </table:table-cell>
          <table:table-cell office:value-type="float" office:value="40.002663" calcext:value-type="float">
            <text:p>40.002663</text:p>
          </table:table-cell>
          <table:table-cell office:value-type="float" office:value="-79.580986" calcext:value-type="float">
            <text:p>-79.580986</text:p>
          </table:table-cell>
          <table:table-cell office:value-type="float" office:value="309.1" calcext:value-type="float">
            <text:p>309.1</text:p>
          </table:table-cell>
          <table:table-cell office:value-type="float" office:value="112" calcext:value-type="float">
            <text:p>112</text:p>
          </table:table-cell>
          <table:table-cell table:formula="of:=VLOOKUP([.$A151];[MAF_walk_5K_ish_Polar__Crunch.$A$2:.$E$1471];1;1)" office:value-type="string" office:string-value="2018-07-29T10:52:00Z" calcext:value-type="string">
            <text:p>2018-07-29T10:52:00Z</text:p>
          </table:table-cell>
          <table:table-cell table:formula="of:=VLOOKUP([.$A151];[MAF_walk_5K_ish_Polar__Crunch.$A$2:.$E$147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2:05Z</text:p>
          </table:table-cell>
          <table:table-cell office:value-type="float" office:value="40.002647" calcext:value-type="float">
            <text:p>40.002647</text:p>
          </table:table-cell>
          <table:table-cell office:value-type="float" office:value="-79.58106" calcext:value-type="float">
            <text:p>-79.58106</text:p>
          </table:table-cell>
          <table:table-cell office:value-type="float" office:value="309.2" calcext:value-type="float">
            <text:p>309.2</text:p>
          </table:table-cell>
          <table:table-cell office:value-type="float" office:value="112" calcext:value-type="float">
            <text:p>112</text:p>
          </table:table-cell>
          <table:table-cell table:formula="of:=VLOOKUP([.$A152];[MAF_walk_5K_ish_Polar__Crunch.$A$2:.$E$1471];1;1)" office:value-type="string" office:string-value="2018-07-29T10:52:03Z" calcext:value-type="string">
            <text:p>2018-07-29T10:52:03Z</text:p>
          </table:table-cell>
          <table:table-cell table:formula="of:=VLOOKUP([.$A152];[MAF_walk_5K_ish_Polar__Crunch.$A$2:.$E$147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2:15Z</text:p>
          </table:table-cell>
          <table:table-cell office:value-type="float" office:value="40.00268" calcext:value-type="float">
            <text:p>40.00268</text:p>
          </table:table-cell>
          <table:table-cell office:value-type="float" office:value="-79.581184" calcext:value-type="float">
            <text:p>-79.581184</text:p>
          </table:table-cell>
          <table:table-cell office:value-type="float" office:value="309.3" calcext:value-type="float">
            <text:p>309.3</text:p>
          </table:table-cell>
          <table:table-cell office:value-type="float" office:value="112" calcext:value-type="float">
            <text:p>112</text:p>
          </table:table-cell>
          <table:table-cell table:formula="of:=VLOOKUP([.$A153];[MAF_walk_5K_ish_Polar__Crunch.$A$2:.$E$1471];1;1)" office:value-type="string" office:string-value="2018-07-29T10:52:13Z" calcext:value-type="string">
            <text:p>2018-07-29T10:52:13Z</text:p>
          </table:table-cell>
          <table:table-cell table:formula="of:=VLOOKUP([.$A153];[MAF_walk_5K_ish_Polar__Crunch.$A$2:.$E$147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2:20Z</text:p>
          </table:table-cell>
          <table:table-cell office:value-type="float" office:value="40.00268" calcext:value-type="float">
            <text:p>40.00268</text:p>
          </table:table-cell>
          <table:table-cell office:value-type="float" office:value="-79.58126" calcext:value-type="float">
            <text:p>-79.58126</text:p>
          </table:table-cell>
          <table:table-cell office:value-type="float" office:value="309.3" calcext:value-type="float">
            <text:p>309.3</text:p>
          </table:table-cell>
          <table:table-cell office:value-type="float" office:value="112" calcext:value-type="float">
            <text:p>112</text:p>
          </table:table-cell>
          <table:table-cell table:formula="of:=VLOOKUP([.$A154];[MAF_walk_5K_ish_Polar__Crunch.$A$2:.$E$1471];1;1)" office:value-type="string" office:string-value="2018-07-29T10:52:19Z" calcext:value-type="string">
            <text:p>2018-07-29T10:52:19Z</text:p>
          </table:table-cell>
          <table:table-cell table:formula="of:=VLOOKUP([.$A154];[MAF_walk_5K_ish_Polar__Crunch.$A$2:.$E$147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52:25Z</text:p>
          </table:table-cell>
          <table:table-cell office:value-type="float" office:value="40.002663" calcext:value-type="float">
            <text:p>40.002663</text:p>
          </table:table-cell>
          <table:table-cell office:value-type="float" office:value="-79.58136" calcext:value-type="float">
            <text:p>-79.58136</text:p>
          </table:table-cell>
          <table:table-cell office:value-type="float" office:value="309.4" calcext:value-type="float">
            <text:p>309.4</text:p>
          </table:table-cell>
          <table:table-cell office:value-type="float" office:value="112" calcext:value-type="float">
            <text:p>112</text:p>
          </table:table-cell>
          <table:table-cell table:formula="of:=VLOOKUP([.$A155];[MAF_walk_5K_ish_Polar__Crunch.$A$2:.$E$1471];1;1)" office:value-type="string" office:string-value="2018-07-29T10:52:24Z" calcext:value-type="string">
            <text:p>2018-07-29T10:52:24Z</text:p>
          </table:table-cell>
          <table:table-cell table:formula="of:=VLOOKUP([.$A155];[MAF_walk_5K_ish_Polar__Crunch.$A$2:.$E$147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2:30Z</text:p>
          </table:table-cell>
          <table:table-cell office:value-type="float" office:value="40.00267" calcext:value-type="float">
            <text:p>40.00267</text:p>
          </table:table-cell>
          <table:table-cell office:value-type="float" office:value="-79.58148" calcext:value-type="float">
            <text:p>-79.58148</text:p>
          </table:table-cell>
          <table:table-cell office:value-type="float" office:value="309.7" calcext:value-type="float">
            <text:p>309.7</text:p>
          </table:table-cell>
          <table:table-cell office:value-type="float" office:value="112" calcext:value-type="float">
            <text:p>112</text:p>
          </table:table-cell>
          <table:table-cell table:formula="of:=VLOOKUP([.$A156];[MAF_walk_5K_ish_Polar__Crunch.$A$2:.$E$1471];1;1)" office:value-type="string" office:string-value="2018-07-29T10:52:30Z" calcext:value-type="string">
            <text:p>2018-07-29T10:52:30Z</text:p>
          </table:table-cell>
          <table:table-cell table:formula="of:=VLOOKUP([.$A156];[MAF_walk_5K_ish_Polar__Crunch.$A$2:.$E$147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2:34Z</text:p>
          </table:table-cell>
          <table:table-cell office:value-type="float" office:value="40.002665" calcext:value-type="float">
            <text:p>40.002665</text:p>
          </table:table-cell>
          <table:table-cell office:value-type="float" office:value="-79.58154" calcext:value-type="float">
            <text:p>-79.58154</text:p>
          </table:table-cell>
          <table:table-cell office:value-type="float" office:value="309.9" calcext:value-type="float">
            <text:p>309.9</text:p>
          </table:table-cell>
          <table:table-cell office:value-type="float" office:value="95" calcext:value-type="float">
            <text:p>95</text:p>
          </table:table-cell>
          <table:table-cell table:formula="of:=VLOOKUP([.$A157];[MAF_walk_5K_ish_Polar__Crunch.$A$2:.$E$1471];1;1)" office:value-type="string" office:string-value="2018-07-29T10:52:34Z" calcext:value-type="string">
            <text:p>2018-07-29T10:52:34Z</text:p>
          </table:table-cell>
          <table:table-cell table:formula="of:=VLOOKUP([.$A157];[MAF_walk_5K_ish_Polar__Crunch.$A$2:.$E$147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52:35Z</text:p>
          </table:table-cell>
          <table:table-cell office:value-type="float" office:value="40.00266" calcext:value-type="float">
            <text:p>40.00266</text:p>
          </table:table-cell>
          <table:table-cell office:value-type="float" office:value="-79.5816" calcext:value-type="float">
            <text:p>-79.5816</text:p>
          </table:table-cell>
          <table:table-cell office:value-type="float" office:value="310.1" calcext:value-type="float">
            <text:p>310.1</text:p>
          </table:table-cell>
          <table:table-cell office:value-type="float" office:value="95" calcext:value-type="float">
            <text:p>95</text:p>
          </table:table-cell>
          <table:table-cell table:formula="of:=VLOOKUP([.$A158];[MAF_walk_5K_ish_Polar__Crunch.$A$2:.$E$1471];1;1)" office:value-type="string" office:string-value="2018-07-29T10:52:34Z" calcext:value-type="string">
            <text:p>2018-07-29T10:52:34Z</text:p>
          </table:table-cell>
          <table:table-cell table:formula="of:=VLOOKUP([.$A158];[MAF_walk_5K_ish_Polar__Crunch.$A$2:.$E$147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52:35Z</text:p>
          </table:table-cell>
          <table:table-cell office:value-type="float" office:value="40.00266" calcext:value-type="float">
            <text:p>40.00266</text:p>
          </table:table-cell>
          <table:table-cell office:value-type="float" office:value="-79.5816" calcext:value-type="float">
            <text:p>-79.5816</text:p>
          </table:table-cell>
          <table:table-cell office:value-type="float" office:value="310.1" calcext:value-type="float">
            <text:p>310.1</text:p>
          </table:table-cell>
          <table:table-cell office:value-type="float" office:value="97" calcext:value-type="float">
            <text:p>97</text:p>
          </table:table-cell>
          <table:table-cell table:formula="of:=VLOOKUP([.$A159];[MAF_walk_5K_ish_Polar__Crunch.$A$2:.$E$1471];1;1)" office:value-type="string" office:string-value="2018-07-29T10:52:34Z" calcext:value-type="string">
            <text:p>2018-07-29T10:52:34Z</text:p>
          </table:table-cell>
          <table:table-cell table:formula="of:=VLOOKUP([.$A159];[MAF_walk_5K_ish_Polar__Crunch.$A$2:.$E$147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52:40Z</text:p>
          </table:table-cell>
          <table:table-cell office:value-type="float" office:value="40.002644" calcext:value-type="float">
            <text:p>40.002644</text:p>
          </table:table-cell>
          <table:table-cell office:value-type="float" office:value="-79.58172" calcext:value-type="float">
            <text:p>-79.58172</text:p>
          </table:table-cell>
          <table:table-cell office:value-type="float" office:value="310.4" calcext:value-type="float">
            <text:p>310.4</text:p>
          </table:table-cell>
          <table:table-cell office:value-type="float" office:value="97" calcext:value-type="float">
            <text:p>97</text:p>
          </table:table-cell>
          <table:table-cell table:formula="of:=VLOOKUP([.$A160];[MAF_walk_5K_ish_Polar__Crunch.$A$2:.$E$1471];1;1)" office:value-type="string" office:string-value="2018-07-29T10:52:38Z" calcext:value-type="string">
            <text:p>2018-07-29T10:52:38Z</text:p>
          </table:table-cell>
          <table:table-cell table:formula="of:=VLOOKUP([.$A160];[MAF_walk_5K_ish_Polar__Crunch.$A$2:.$E$147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2:45Z</text:p>
          </table:table-cell>
          <table:table-cell office:value-type="float" office:value="40.002617" calcext:value-type="float">
            <text:p>40.002617</text:p>
          </table:table-cell>
          <table:table-cell office:value-type="float" office:value="-79.58179" calcext:value-type="float">
            <text:p>-79.58179</text:p>
          </table:table-cell>
          <table:table-cell office:value-type="float" office:value="310.4" calcext:value-type="float">
            <text:p>310.4</text:p>
          </table:table-cell>
          <table:table-cell office:value-type="float" office:value="97" calcext:value-type="float">
            <text:p>97</text:p>
          </table:table-cell>
          <table:table-cell table:formula="of:=VLOOKUP([.$A161];[MAF_walk_5K_ish_Polar__Crunch.$A$2:.$E$1471];1;1)" office:value-type="string" office:string-value="2018-07-29T10:52:44Z" calcext:value-type="string">
            <text:p>2018-07-29T10:52:44Z</text:p>
          </table:table-cell>
          <table:table-cell table:formula="of:=VLOOKUP([.$A161];[MAF_walk_5K_ish_Polar__Crunch.$A$2:.$E$147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2:48Z</text:p>
          </table:table-cell>
          <table:table-cell office:value-type="float" office:value="40.002617" calcext:value-type="float">
            <text:p>40.002617</text:p>
          </table:table-cell>
          <table:table-cell office:value-type="float" office:value="-79.58179" calcext:value-type="float">
            <text:p>-79.58179</text:p>
          </table:table-cell>
          <table:table-cell office:value-type="float" office:value="310.4" calcext:value-type="float">
            <text:p>310.4</text:p>
          </table:table-cell>
          <table:table-cell office:value-type="float" office:value="97" calcext:value-type="float">
            <text:p>97</text:p>
          </table:table-cell>
          <table:table-cell table:formula="of:=VLOOKUP([.$A162];[MAF_walk_5K_ish_Polar__Crunch.$A$2:.$E$1471];1;1)" office:value-type="string" office:string-value="2018-07-29T10:52:48Z" calcext:value-type="string">
            <text:p>2018-07-29T10:52:48Z</text:p>
          </table:table-cell>
          <table:table-cell table:formula="of:=VLOOKUP([.$A162];[MAF_walk_5K_ish_Polar__Crunch.$A$2:.$E$147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2:50Z</text:p>
          </table:table-cell>
          <table:table-cell office:value-type="float" office:value="40.002586" calcext:value-type="float">
            <text:p>40.002586</text:p>
          </table:table-cell>
          <table:table-cell office:value-type="float" office:value="-79.58189" calcext:value-type="float">
            <text:p>-79.58189</text:p>
          </table:table-cell>
          <table:table-cell office:value-type="float" office:value="310.6" calcext:value-type="float">
            <text:p>310.6</text:p>
          </table:table-cell>
          <table:table-cell office:value-type="float" office:value="97" calcext:value-type="float">
            <text:p>97</text:p>
          </table:table-cell>
          <table:table-cell table:formula="of:=VLOOKUP([.$A163];[MAF_walk_5K_ish_Polar__Crunch.$A$2:.$E$1471];1;1)" office:value-type="string" office:string-value="2018-07-29T10:52:50Z" calcext:value-type="string">
            <text:p>2018-07-29T10:52:50Z</text:p>
          </table:table-cell>
          <table:table-cell table:formula="of:=VLOOKUP([.$A163];[MAF_walk_5K_ish_Polar__Crunch.$A$2:.$E$147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2:55Z</text:p>
          </table:table-cell>
          <table:table-cell office:value-type="float" office:value="40.002563" calcext:value-type="float">
            <text:p>40.002563</text:p>
          </table:table-cell>
          <table:table-cell office:value-type="float" office:value="-79.582016" calcext:value-type="float">
            <text:p>-79.582016</text:p>
          </table:table-cell>
          <table:table-cell office:value-type="float" office:value="310.7" calcext:value-type="float">
            <text:p>310.7</text:p>
          </table:table-cell>
          <table:table-cell office:value-type="float" office:value="97" calcext:value-type="float">
            <text:p>97</text:p>
          </table:table-cell>
          <table:table-cell table:formula="of:=VLOOKUP([.$A164];[MAF_walk_5K_ish_Polar__Crunch.$A$2:.$E$1471];1;1)" office:value-type="string" office:string-value="2018-07-29T10:52:54Z" calcext:value-type="string">
            <text:p>2018-07-29T10:52:54Z</text:p>
          </table:table-cell>
          <table:table-cell table:formula="of:=VLOOKUP([.$A164];[MAF_walk_5K_ish_Polar__Crunch.$A$2:.$E$147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53:00Z</text:p>
          </table:table-cell>
          <table:table-cell office:value-type="float" office:value="40.002537" calcext:value-type="float">
            <text:p>40.002537</text:p>
          </table:table-cell>
          <table:table-cell office:value-type="float" office:value="-79.58216" calcext:value-type="float">
            <text:p>-79.58216</text:p>
          </table:table-cell>
          <table:table-cell office:value-type="float" office:value="310.8" calcext:value-type="float">
            <text:p>310.8</text:p>
          </table:table-cell>
          <table:table-cell office:value-type="float" office:value="97" calcext:value-type="float">
            <text:p>97</text:p>
          </table:table-cell>
          <table:table-cell table:formula="of:=VLOOKUP([.$A165];[MAF_walk_5K_ish_Polar__Crunch.$A$2:.$E$1471];1;1)" office:value-type="string" office:string-value="2018-07-29T10:53:00Z" calcext:value-type="string">
            <text:p>2018-07-29T10:53:00Z</text:p>
          </table:table-cell>
          <table:table-cell table:formula="of:=VLOOKUP([.$A165];[MAF_walk_5K_ish_Polar__Crunch.$A$2:.$E$147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3:05Z</text:p>
          </table:table-cell>
          <table:table-cell office:value-type="float" office:value="40.002502" calcext:value-type="float">
            <text:p>40.002502</text:p>
          </table:table-cell>
          <table:table-cell office:value-type="float" office:value="-79.58231" calcext:value-type="float">
            <text:p>-79.58231</text:p>
          </table:table-cell>
          <table:table-cell office:value-type="float" office:value="310.8" calcext:value-type="float">
            <text:p>310.8</text:p>
          </table:table-cell>
          <table:table-cell office:value-type="float" office:value="97" calcext:value-type="float">
            <text:p>97</text:p>
          </table:table-cell>
          <table:table-cell table:formula="of:=VLOOKUP([.$A166];[MAF_walk_5K_ish_Polar__Crunch.$A$2:.$E$1471];1;1)" office:value-type="string" office:string-value="2018-07-29T10:53:05Z" calcext:value-type="string">
            <text:p>2018-07-29T10:53:05Z</text:p>
          </table:table-cell>
          <table:table-cell table:formula="of:=VLOOKUP([.$A166];[MAF_walk_5K_ish_Polar__Crunch.$A$2:.$E$147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3:10Z</text:p>
          </table:table-cell>
          <table:table-cell office:value-type="float" office:value="40.002457" calcext:value-type="float">
            <text:p>40.002457</text:p>
          </table:table-cell>
          <table:table-cell office:value-type="float" office:value="-79.58246" calcext:value-type="float">
            <text:p>-79.58246</text:p>
          </table:table-cell>
          <table:table-cell office:value-type="float" office:value="310.9" calcext:value-type="float">
            <text:p>310.9</text:p>
          </table:table-cell>
          <table:table-cell office:value-type="float" office:value="97" calcext:value-type="float">
            <text:p>97</text:p>
          </table:table-cell>
          <table:table-cell table:formula="of:=VLOOKUP([.$A167];[MAF_walk_5K_ish_Polar__Crunch.$A$2:.$E$1471];1;1)" office:value-type="string" office:string-value="2018-07-29T10:53:09Z" calcext:value-type="string">
            <text:p>2018-07-29T10:53:09Z</text:p>
          </table:table-cell>
          <table:table-cell table:formula="of:=VLOOKUP([.$A167];[MAF_walk_5K_ish_Polar__Crunch.$A$2:.$E$147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53:14Z</text:p>
          </table:table-cell>
          <table:table-cell office:value-type="float" office:value="40.002415" calcext:value-type="float">
            <text:p>40.002415</text:p>
          </table:table-cell>
          <table:table-cell office:value-type="float" office:value="-79.582535" calcext:value-type="float">
            <text:p>-79.582535</text:p>
          </table:table-cell>
          <table:table-cell office:value-type="float" office:value="310.9" calcext:value-type="float">
            <text:p>310.9</text:p>
          </table:table-cell>
          <table:table-cell office:value-type="float" office:value="97" calcext:value-type="float">
            <text:p>97</text:p>
          </table:table-cell>
          <table:table-cell table:formula="of:=VLOOKUP([.$A168];[MAF_walk_5K_ish_Polar__Crunch.$A$2:.$E$1471];1;1)" office:value-type="string" office:string-value="2018-07-29T10:53:14Z" calcext:value-type="string">
            <text:p>2018-07-29T10:53:14Z</text:p>
          </table:table-cell>
          <table:table-cell table:formula="of:=VLOOKUP([.$A168];[MAF_walk_5K_ish_Polar__Crunch.$A$2:.$E$147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53:19Z</text:p>
          </table:table-cell>
          <table:table-cell office:value-type="float" office:value="40.00236" calcext:value-type="float">
            <text:p>40.00236</text:p>
          </table:table-cell>
          <table:table-cell office:value-type="float" office:value="-79.58262" calcext:value-type="float">
            <text:p>-79.58262</text:p>
          </table:table-cell>
          <table:table-cell office:value-type="float" office:value="310.9" calcext:value-type="float">
            <text:p>310.9</text:p>
          </table:table-cell>
          <table:table-cell office:value-type="float" office:value="97" calcext:value-type="float">
            <text:p>97</text:p>
          </table:table-cell>
          <table:table-cell table:formula="of:=VLOOKUP([.$A169];[MAF_walk_5K_ish_Polar__Crunch.$A$2:.$E$1471];1;1)" office:value-type="string" office:string-value="2018-07-29T10:53:18Z" calcext:value-type="string">
            <text:p>2018-07-29T10:53:18Z</text:p>
          </table:table-cell>
          <table:table-cell table:formula="of:=VLOOKUP([.$A169];[MAF_walk_5K_ish_Polar__Crunch.$A$2:.$E$147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3:24Z</text:p>
          </table:table-cell>
          <table:table-cell office:value-type="float" office:value="40.002293" calcext:value-type="float">
            <text:p>40.002293</text:p>
          </table:table-cell>
          <table:table-cell office:value-type="float" office:value="-79.5827" calcext:value-type="float">
            <text:p>-79.5827</text:p>
          </table:table-cell>
          <table:table-cell office:value-type="float" office:value="310.9" calcext:value-type="float">
            <text:p>310.9</text:p>
          </table:table-cell>
          <table:table-cell office:value-type="float" office:value="97" calcext:value-type="float">
            <text:p>97</text:p>
          </table:table-cell>
          <table:table-cell table:formula="of:=VLOOKUP([.$A170];[MAF_walk_5K_ish_Polar__Crunch.$A$2:.$E$1471];1;1)" office:value-type="string" office:string-value="2018-07-29T10:53:24Z" calcext:value-type="string">
            <text:p>2018-07-29T10:53:24Z</text:p>
          </table:table-cell>
          <table:table-cell table:formula="of:=VLOOKUP([.$A170];[MAF_walk_5K_ish_Polar__Crunch.$A$2:.$E$1471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3:29Z</text:p>
          </table:table-cell>
          <table:table-cell office:value-type="float" office:value="40.00225" calcext:value-type="float">
            <text:p>40.00225</text:p>
          </table:table-cell>
          <table:table-cell office:value-type="float" office:value="-79.582756" calcext:value-type="float">
            <text:p>-79.582756</text:p>
          </table:table-cell>
          <table:table-cell office:value-type="float" office:value="311" calcext:value-type="float">
            <text:p>311</text:p>
          </table:table-cell>
          <table:table-cell office:value-type="float" office:value="97" calcext:value-type="float">
            <text:p>97</text:p>
          </table:table-cell>
          <table:table-cell table:formula="of:=VLOOKUP([.$A171];[MAF_walk_5K_ish_Polar__Crunch.$A$2:.$E$1471];1;1)" office:value-type="string" office:string-value="2018-07-29T10:53:29Z" calcext:value-type="string">
            <text:p>2018-07-29T10:53:29Z</text:p>
          </table:table-cell>
          <table:table-cell table:formula="of:=VLOOKUP([.$A171];[MAF_walk_5K_ish_Polar__Crunch.$A$2:.$E$147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3:36Z</text:p>
          </table:table-cell>
          <table:table-cell office:value-type="float" office:value="40.00225" calcext:value-type="float">
            <text:p>40.00225</text:p>
          </table:table-cell>
          <table:table-cell office:value-type="float" office:value="-79.582756" calcext:value-type="float">
            <text:p>-79.582756</text:p>
          </table:table-cell>
          <table:table-cell office:value-type="float" office:value="311" calcext:value-type="float">
            <text:p>311</text:p>
          </table:table-cell>
          <table:table-cell office:value-type="float" office:value="105" calcext:value-type="float">
            <text:p>105</text:p>
          </table:table-cell>
          <table:table-cell table:formula="of:=VLOOKUP([.$A172];[MAF_walk_5K_ish_Polar__Crunch.$A$2:.$E$1471];1;1)" office:value-type="string" office:string-value="2018-07-29T10:53:36Z" calcext:value-type="string">
            <text:p>2018-07-29T10:53:36Z</text:p>
          </table:table-cell>
          <table:table-cell table:formula="of:=VLOOKUP([.$A172];[MAF_walk_5K_ish_Polar__Crunch.$A$2:.$E$147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3:38Z</text:p>
          </table:table-cell>
          <table:table-cell office:value-type="float" office:value="40.002197" calcext:value-type="float">
            <text:p>40.002197</text:p>
          </table:table-cell>
          <table:table-cell office:value-type="float" office:value="-79.58289" calcext:value-type="float">
            <text:p>-79.58289</text:p>
          </table:table-cell>
          <table:table-cell office:value-type="float" office:value="311" calcext:value-type="float">
            <text:p>311</text:p>
          </table:table-cell>
          <table:table-cell office:value-type="float" office:value="105" calcext:value-type="float">
            <text:p>105</text:p>
          </table:table-cell>
          <table:table-cell table:formula="of:=VLOOKUP([.$A173];[MAF_walk_5K_ish_Polar__Crunch.$A$2:.$E$1471];1;1)" office:value-type="string" office:string-value="2018-07-29T10:53:38Z" calcext:value-type="string">
            <text:p>2018-07-29T10:53:38Z</text:p>
          </table:table-cell>
          <table:table-cell table:formula="of:=VLOOKUP([.$A173];[MAF_walk_5K_ish_Polar__Crunch.$A$2:.$E$147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3:38Z</text:p>
          </table:table-cell>
          <table:table-cell office:value-type="float" office:value="40.002197" calcext:value-type="float">
            <text:p>40.002197</text:p>
          </table:table-cell>
          <table:table-cell office:value-type="float" office:value="-79.58289" calcext:value-type="float">
            <text:p>-79.58289</text:p>
          </table:table-cell>
          <table:table-cell office:value-type="float" office:value="311" calcext:value-type="float">
            <text:p>311</text:p>
          </table:table-cell>
          <table:table-cell office:value-type="float" office:value="105" calcext:value-type="float">
            <text:p>105</text:p>
          </table:table-cell>
          <table:table-cell table:formula="of:=VLOOKUP([.$A174];[MAF_walk_5K_ish_Polar__Crunch.$A$2:.$E$1471];1;1)" office:value-type="string" office:string-value="2018-07-29T10:53:38Z" calcext:value-type="string">
            <text:p>2018-07-29T10:53:38Z</text:p>
          </table:table-cell>
          <table:table-cell table:formula="of:=VLOOKUP([.$A174];[MAF_walk_5K_ish_Polar__Crunch.$A$2:.$E$147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3:45Z</text:p>
          </table:table-cell>
          <table:table-cell office:value-type="float" office:value="40.002113" calcext:value-type="float">
            <text:p>40.002113</text:p>
          </table:table-cell>
          <table:table-cell office:value-type="float" office:value="-79.58297" calcext:value-type="float">
            <text:p>-79.58297</text:p>
          </table:table-cell>
          <table:table-cell office:value-type="float" office:value="311" calcext:value-type="float">
            <text:p>311</text:p>
          </table:table-cell>
          <table:table-cell office:value-type="float" office:value="105" calcext:value-type="float">
            <text:p>105</text:p>
          </table:table-cell>
          <table:table-cell table:formula="of:=VLOOKUP([.$A175];[MAF_walk_5K_ish_Polar__Crunch.$A$2:.$E$1471];1;1)" office:value-type="string" office:string-value="2018-07-29T10:53:45Z" calcext:value-type="string">
            <text:p>2018-07-29T10:53:45Z</text:p>
          </table:table-cell>
          <table:table-cell table:formula="of:=VLOOKUP([.$A175];[MAF_walk_5K_ish_Polar__Crunch.$A$2:.$E$1471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3:50Z</text:p>
          </table:table-cell>
          <table:table-cell office:value-type="float" office:value="40.002033" calcext:value-type="float">
            <text:p>40.002033</text:p>
          </table:table-cell>
          <table:table-cell office:value-type="float" office:value="-79.583015" calcext:value-type="float">
            <text:p>-79.583015</text:p>
          </table:table-cell>
          <table:table-cell office:value-type="float" office:value="311" calcext:value-type="float">
            <text:p>311</text:p>
          </table:table-cell>
          <table:table-cell office:value-type="float" office:value="105" calcext:value-type="float">
            <text:p>105</text:p>
          </table:table-cell>
          <table:table-cell table:formula="of:=VLOOKUP([.$A176];[MAF_walk_5K_ish_Polar__Crunch.$A$2:.$E$1471];1;1)" office:value-type="string" office:string-value="2018-07-29T10:53:49Z" calcext:value-type="string">
            <text:p>2018-07-29T10:53:49Z</text:p>
          </table:table-cell>
          <table:table-cell table:formula="of:=VLOOKUP([.$A176];[MAF_walk_5K_ish_Polar__Crunch.$A$2:.$E$147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53:55Z</text:p>
          </table:table-cell>
          <table:table-cell office:value-type="float" office:value="40.001957" calcext:value-type="float">
            <text:p>40.001957</text:p>
          </table:table-cell>
          <table:table-cell office:value-type="float" office:value="-79.583046" calcext:value-type="float">
            <text:p>-79.583046</text:p>
          </table:table-cell>
          <table:table-cell office:value-type="float" office:value="311.5" calcext:value-type="float">
            <text:p>311.5</text:p>
          </table:table-cell>
          <table:table-cell office:value-type="float" office:value="105" calcext:value-type="float">
            <text:p>105</text:p>
          </table:table-cell>
          <table:table-cell table:formula="of:=VLOOKUP([.$A177];[MAF_walk_5K_ish_Polar__Crunch.$A$2:.$E$1471];1;1)" office:value-type="string" office:string-value="2018-07-29T10:53:55Z" calcext:value-type="string">
            <text:p>2018-07-29T10:53:55Z</text:p>
          </table:table-cell>
          <table:table-cell table:formula="of:=VLOOKUP([.$A177];[MAF_walk_5K_ish_Polar__Crunch.$A$2:.$E$147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4:05Z</text:p>
          </table:table-cell>
          <table:table-cell office:value-type="float" office:value="40.00184" calcext:value-type="float">
            <text:p>40.00184</text:p>
          </table:table-cell>
          <table:table-cell office:value-type="float" office:value="-79.583084" calcext:value-type="float">
            <text:p>-79.583084</text:p>
          </table:table-cell>
          <table:table-cell office:value-type="float" office:value="312.3" calcext:value-type="float">
            <text:p>312.3</text:p>
          </table:table-cell>
          <table:table-cell office:value-type="float" office:value="105" calcext:value-type="float">
            <text:p>105</text:p>
          </table:table-cell>
          <table:table-cell table:formula="of:=VLOOKUP([.$A178];[MAF_walk_5K_ish_Polar__Crunch.$A$2:.$E$1471];1;1)" office:value-type="string" office:string-value="2018-07-29T10:54:04Z" calcext:value-type="string">
            <text:p>2018-07-29T10:54:04Z</text:p>
          </table:table-cell>
          <table:table-cell table:formula="of:=VLOOKUP([.$A178];[MAF_walk_5K_ish_Polar__Crunch.$A$2:.$E$147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4:10Z</text:p>
          </table:table-cell>
          <table:table-cell office:value-type="float" office:value="40.00177" calcext:value-type="float">
            <text:p>40.00177</text:p>
          </table:table-cell>
          <table:table-cell office:value-type="float" office:value="-79.58309" calcext:value-type="float">
            <text:p>-79.58309</text:p>
          </table:table-cell>
          <table:table-cell office:value-type="float" office:value="312.4" calcext:value-type="float">
            <text:p>312.4</text:p>
          </table:table-cell>
          <table:table-cell office:value-type="float" office:value="105" calcext:value-type="float">
            <text:p>105</text:p>
          </table:table-cell>
          <table:table-cell table:formula="of:=VLOOKUP([.$A179];[MAF_walk_5K_ish_Polar__Crunch.$A$2:.$E$1471];1;1)" office:value-type="string" office:string-value="2018-07-29T10:54:08Z" calcext:value-type="string">
            <text:p>2018-07-29T10:54:08Z</text:p>
          </table:table-cell>
          <table:table-cell table:formula="of:=VLOOKUP([.$A179];[MAF_walk_5K_ish_Polar__Crunch.$A$2:.$E$147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4:15Z</text:p>
          </table:table-cell>
          <table:table-cell office:value-type="float" office:value="40.001747" calcext:value-type="float">
            <text:p>40.001747</text:p>
          </table:table-cell>
          <table:table-cell office:value-type="float" office:value="-79.583176" calcext:value-type="float">
            <text:p>-79.583176</text:p>
          </table:table-cell>
          <table:table-cell office:value-type="float" office:value="311.5" calcext:value-type="float">
            <text:p>311.5</text:p>
          </table:table-cell>
          <table:table-cell office:value-type="float" office:value="105" calcext:value-type="float">
            <text:p>105</text:p>
          </table:table-cell>
          <table:table-cell table:formula="of:=VLOOKUP([.$A180];[MAF_walk_5K_ish_Polar__Crunch.$A$2:.$E$1471];1;1)" office:value-type="string" office:string-value="2018-07-29T10:54:13Z" calcext:value-type="string">
            <text:p>2018-07-29T10:54:13Z</text:p>
          </table:table-cell>
          <table:table-cell table:formula="of:=VLOOKUP([.$A180];[MAF_walk_5K_ish_Polar__Crunch.$A$2:.$E$147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54:20Z</text:p>
          </table:table-cell>
          <table:table-cell office:value-type="float" office:value="40.00175" calcext:value-type="float">
            <text:p>40.00175</text:p>
          </table:table-cell>
          <table:table-cell office:value-type="float" office:value="-79.58324" calcext:value-type="float">
            <text:p>-79.58324</text:p>
          </table:table-cell>
          <table:table-cell office:value-type="float" office:value="311.1" calcext:value-type="float">
            <text:p>311.1</text:p>
          </table:table-cell>
          <table:table-cell office:value-type="float" office:value="105" calcext:value-type="float">
            <text:p>105</text:p>
          </table:table-cell>
          <table:table-cell table:formula="of:=VLOOKUP([.$A181];[MAF_walk_5K_ish_Polar__Crunch.$A$2:.$E$1471];1;1)" office:value-type="string" office:string-value="2018-07-29T10:54:19Z" calcext:value-type="string">
            <text:p>2018-07-29T10:54:19Z</text:p>
          </table:table-cell>
          <table:table-cell table:formula="of:=VLOOKUP([.$A181];[MAF_walk_5K_ish_Polar__Crunch.$A$2:.$E$147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4:25Z</text:p>
          </table:table-cell>
          <table:table-cell office:value-type="float" office:value="40.00177" calcext:value-type="float">
            <text:p>40.00177</text:p>
          </table:table-cell>
          <table:table-cell office:value-type="float" office:value="-79.583336" calcext:value-type="float">
            <text:p>-79.583336</text:p>
          </table:table-cell>
          <table:table-cell office:value-type="float" office:value="310.7" calcext:value-type="float">
            <text:p>310.7</text:p>
          </table:table-cell>
          <table:table-cell office:value-type="float" office:value="105" calcext:value-type="float">
            <text:p>105</text:p>
          </table:table-cell>
          <table:table-cell table:formula="of:=VLOOKUP([.$A182];[MAF_walk_5K_ish_Polar__Crunch.$A$2:.$E$1471];1;1)" office:value-type="string" office:string-value="2018-07-29T10:54:25Z" calcext:value-type="string">
            <text:p>2018-07-29T10:54:25Z</text:p>
          </table:table-cell>
          <table:table-cell table:formula="of:=VLOOKUP([.$A182];[MAF_walk_5K_ish_Polar__Crunch.$A$2:.$E$147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4:30Z</text:p>
          </table:table-cell>
          <table:table-cell office:value-type="float" office:value="40.001816" calcext:value-type="float">
            <text:p>40.001816</text:p>
          </table:table-cell>
          <table:table-cell office:value-type="float" office:value="-79.58349" calcext:value-type="float">
            <text:p>-79.58349</text:p>
          </table:table-cell>
          <table:table-cell office:value-type="float" office:value="310.1" calcext:value-type="float">
            <text:p>310.1</text:p>
          </table:table-cell>
          <table:table-cell office:value-type="float" office:value="105" calcext:value-type="float">
            <text:p>105</text:p>
          </table:table-cell>
          <table:table-cell table:formula="of:=VLOOKUP([.$A183];[MAF_walk_5K_ish_Polar__Crunch.$A$2:.$E$1471];1;1)" office:value-type="string" office:string-value="2018-07-29T10:54:29Z" calcext:value-type="string">
            <text:p>2018-07-29T10:54:29Z</text:p>
          </table:table-cell>
          <table:table-cell table:formula="of:=VLOOKUP([.$A183];[MAF_walk_5K_ish_Polar__Crunch.$A$2:.$E$147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4:35Z</text:p>
          </table:table-cell>
          <table:table-cell office:value-type="float" office:value="40.001835" calcext:value-type="float">
            <text:p>40.001835</text:p>
          </table:table-cell>
          <table:table-cell office:value-type="float" office:value="-79.583626" calcext:value-type="float">
            <text:p>-79.583626</text:p>
          </table:table-cell>
          <table:table-cell office:value-type="float" office:value="308.9" calcext:value-type="float">
            <text:p>308.9</text:p>
          </table:table-cell>
          <table:table-cell office:value-type="float" office:value="105" calcext:value-type="float">
            <text:p>105</text:p>
          </table:table-cell>
          <table:table-cell table:formula="of:=VLOOKUP([.$A184];[MAF_walk_5K_ish_Polar__Crunch.$A$2:.$E$1471];1;1)" office:value-type="string" office:string-value="2018-07-29T10:54:35Z" calcext:value-type="string">
            <text:p>2018-07-29T10:54:35Z</text:p>
          </table:table-cell>
          <table:table-cell table:formula="of:=VLOOKUP([.$A184];[MAF_walk_5K_ish_Polar__Crunch.$A$2:.$E$1471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4:35Z</text:p>
          </table:table-cell>
          <table:table-cell office:value-type="float" office:value="40.001835" calcext:value-type="float">
            <text:p>40.001835</text:p>
          </table:table-cell>
          <table:table-cell office:value-type="float" office:value="-79.583626" calcext:value-type="float">
            <text:p>-79.583626</text:p>
          </table:table-cell>
          <table:table-cell office:value-type="float" office:value="308.9" calcext:value-type="float">
            <text:p>308.9</text:p>
          </table:table-cell>
          <table:table-cell office:value-type="float" office:value="107" calcext:value-type="float">
            <text:p>107</text:p>
          </table:table-cell>
          <table:table-cell table:formula="of:=VLOOKUP([.$A185];[MAF_walk_5K_ish_Polar__Crunch.$A$2:.$E$1471];1;1)" office:value-type="string" office:string-value="2018-07-29T10:54:35Z" calcext:value-type="string">
            <text:p>2018-07-29T10:54:35Z</text:p>
          </table:table-cell>
          <table:table-cell table:formula="of:=VLOOKUP([.$A185];[MAF_walk_5K_ish_Polar__Crunch.$A$2:.$E$1471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4:40Z</text:p>
          </table:table-cell>
          <table:table-cell office:value-type="float" office:value="40.001865" calcext:value-type="float">
            <text:p>40.001865</text:p>
          </table:table-cell>
          <table:table-cell office:value-type="float" office:value="-79.58377" calcext:value-type="float">
            <text:p>-79.58377</text:p>
          </table:table-cell>
          <table:table-cell office:value-type="float" office:value="307.7" calcext:value-type="float">
            <text:p>307.7</text:p>
          </table:table-cell>
          <table:table-cell office:value-type="float" office:value="107" calcext:value-type="float">
            <text:p>107</text:p>
          </table:table-cell>
          <table:table-cell table:formula="of:=VLOOKUP([.$A186];[MAF_walk_5K_ish_Polar__Crunch.$A$2:.$E$1471];1;1)" office:value-type="string" office:string-value="2018-07-29T10:54:39Z" calcext:value-type="string">
            <text:p>2018-07-29T10:54:39Z</text:p>
          </table:table-cell>
          <table:table-cell table:formula="of:=VLOOKUP([.$A186];[MAF_walk_5K_ish_Polar__Crunch.$A$2:.$E$147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4:40Z</text:p>
          </table:table-cell>
          <table:table-cell office:value-type="float" office:value="40.001865" calcext:value-type="float">
            <text:p>40.001865</text:p>
          </table:table-cell>
          <table:table-cell office:value-type="float" office:value="-79.58377" calcext:value-type="float">
            <text:p>-79.58377</text:p>
          </table:table-cell>
          <table:table-cell office:value-type="float" office:value="307.7" calcext:value-type="float">
            <text:p>307.7</text:p>
          </table:table-cell>
          <table:table-cell office:value-type="float" office:value="107" calcext:value-type="float">
            <text:p>107</text:p>
          </table:table-cell>
          <table:table-cell table:formula="of:=VLOOKUP([.$A187];[MAF_walk_5K_ish_Polar__Crunch.$A$2:.$E$1471];1;1)" office:value-type="string" office:string-value="2018-07-29T10:54:39Z" calcext:value-type="string">
            <text:p>2018-07-29T10:54:39Z</text:p>
          </table:table-cell>
          <table:table-cell table:formula="of:=VLOOKUP([.$A187];[MAF_walk_5K_ish_Polar__Crunch.$A$2:.$E$147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4:45Z</text:p>
          </table:table-cell>
          <table:table-cell office:value-type="float" office:value="40.001877" calcext:value-type="float">
            <text:p>40.001877</text:p>
          </table:table-cell>
          <table:table-cell office:value-type="float" office:value="-79.58388" calcext:value-type="float">
            <text:p>-79.58388</text:p>
          </table:table-cell>
          <table:table-cell office:value-type="float" office:value="307.3" calcext:value-type="float">
            <text:p>307.3</text:p>
          </table:table-cell>
          <table:table-cell office:value-type="float" office:value="107" calcext:value-type="float">
            <text:p>107</text:p>
          </table:table-cell>
          <table:table-cell table:formula="of:=VLOOKUP([.$A188];[MAF_walk_5K_ish_Polar__Crunch.$A$2:.$E$1471];1;1)" office:value-type="string" office:string-value="2018-07-29T10:54:44Z" calcext:value-type="string">
            <text:p>2018-07-29T10:54:44Z</text:p>
          </table:table-cell>
          <table:table-cell table:formula="of:=VLOOKUP([.$A188];[MAF_walk_5K_ish_Polar__Crunch.$A$2:.$E$147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4:50Z</text:p>
          </table:table-cell>
          <table:table-cell office:value-type="float" office:value="40.001892" calcext:value-type="float">
            <text:p>40.001892</text:p>
          </table:table-cell>
          <table:table-cell office:value-type="float" office:value="-79.58403" calcext:value-type="float">
            <text:p>-79.58403</text:p>
          </table:table-cell>
          <table:table-cell office:value-type="float" office:value="306.7" calcext:value-type="float">
            <text:p>306.7</text:p>
          </table:table-cell>
          <table:table-cell office:value-type="float" office:value="107" calcext:value-type="float">
            <text:p>107</text:p>
          </table:table-cell>
          <table:table-cell table:formula="of:=VLOOKUP([.$A189];[MAF_walk_5K_ish_Polar__Crunch.$A$2:.$E$1471];1;1)" office:value-type="string" office:string-value="2018-07-29T10:54:50Z" calcext:value-type="string">
            <text:p>2018-07-29T10:54:50Z</text:p>
          </table:table-cell>
          <table:table-cell table:formula="of:=VLOOKUP([.$A189];[MAF_walk_5K_ish_Polar__Crunch.$A$2:.$E$147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4:55Z</text:p>
          </table:table-cell>
          <table:table-cell office:value-type="float" office:value="40.0019" calcext:value-type="float">
            <text:p>40.0019</text:p>
          </table:table-cell>
          <table:table-cell office:value-type="float" office:value="-79.58412" calcext:value-type="float">
            <text:p>-79.58412</text:p>
          </table:table-cell>
          <table:table-cell office:value-type="float" office:value="306.3" calcext:value-type="float">
            <text:p>306.3</text:p>
          </table:table-cell>
          <table:table-cell office:value-type="float" office:value="107" calcext:value-type="float">
            <text:p>107</text:p>
          </table:table-cell>
          <table:table-cell table:formula="of:=VLOOKUP([.$A190];[MAF_walk_5K_ish_Polar__Crunch.$A$2:.$E$1471];1;1)" office:value-type="string" office:string-value="2018-07-29T10:54:52Z" calcext:value-type="string">
            <text:p>2018-07-29T10:54:52Z</text:p>
          </table:table-cell>
          <table:table-cell table:formula="of:=VLOOKUP([.$A190];[MAF_walk_5K_ish_Polar__Crunch.$A$2:.$E$147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55:04Z</text:p>
          </table:table-cell>
          <table:table-cell office:value-type="float" office:value="40.00192" calcext:value-type="float">
            <text:p>40.00192</text:p>
          </table:table-cell>
          <table:table-cell office:value-type="float" office:value="-79.584305" calcext:value-type="float">
            <text:p>-79.584305</text:p>
          </table:table-cell>
          <table:table-cell office:value-type="float" office:value="305.9" calcext:value-type="float">
            <text:p>305.9</text:p>
          </table:table-cell>
          <table:table-cell office:value-type="float" office:value="107" calcext:value-type="float">
            <text:p>107</text:p>
          </table:table-cell>
          <table:table-cell table:formula="of:=VLOOKUP([.$A191];[MAF_walk_5K_ish_Polar__Crunch.$A$2:.$E$1471];1;1)" office:value-type="string" office:string-value="2018-07-29T10:55:04Z" calcext:value-type="string">
            <text:p>2018-07-29T10:55:04Z</text:p>
          </table:table-cell>
          <table:table-cell table:formula="of:=VLOOKUP([.$A191];[MAF_walk_5K_ish_Polar__Crunch.$A$2:.$E$147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5:09Z</text:p>
          </table:table-cell>
          <table:table-cell office:value-type="float" office:value="40.00195" calcext:value-type="float">
            <text:p>40.00195</text:p>
          </table:table-cell>
          <table:table-cell office:value-type="float" office:value="-79.58448" calcext:value-type="float">
            <text:p>-79.58448</text:p>
          </table:table-cell>
          <table:table-cell office:value-type="float" office:value="305.8" calcext:value-type="float">
            <text:p>305.8</text:p>
          </table:table-cell>
          <table:table-cell office:value-type="float" office:value="107" calcext:value-type="float">
            <text:p>107</text:p>
          </table:table-cell>
          <table:table-cell table:formula="of:=VLOOKUP([.$A192];[MAF_walk_5K_ish_Polar__Crunch.$A$2:.$E$1471];1;1)" office:value-type="string" office:string-value="2018-07-29T10:55:09Z" calcext:value-type="string">
            <text:p>2018-07-29T10:55:09Z</text:p>
          </table:table-cell>
          <table:table-cell table:formula="of:=VLOOKUP([.$A192];[MAF_walk_5K_ish_Polar__Crunch.$A$2:.$E$1471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5:14Z</text:p>
          </table:table-cell>
          <table:table-cell office:value-type="float" office:value="40.001972" calcext:value-type="float">
            <text:p>40.001972</text:p>
          </table:table-cell>
          <table:table-cell office:value-type="float" office:value="-79.58464" calcext:value-type="float">
            <text:p>-79.58464</text:p>
          </table:table-cell>
          <table:table-cell office:value-type="float" office:value="305.6" calcext:value-type="float">
            <text:p>305.6</text:p>
          </table:table-cell>
          <table:table-cell office:value-type="float" office:value="107" calcext:value-type="float">
            <text:p>107</text:p>
          </table:table-cell>
          <table:table-cell table:formula="of:=VLOOKUP([.$A193];[MAF_walk_5K_ish_Polar__Crunch.$A$2:.$E$1471];1;1)" office:value-type="string" office:string-value="2018-07-29T10:55:14Z" calcext:value-type="string">
            <text:p>2018-07-29T10:55:14Z</text:p>
          </table:table-cell>
          <table:table-cell table:formula="of:=VLOOKUP([.$A193];[MAF_walk_5K_ish_Polar__Crunch.$A$2:.$E$147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5:19Z</text:p>
          </table:table-cell>
          <table:table-cell office:value-type="float" office:value="40.001995" calcext:value-type="float">
            <text:p>40.001995</text:p>
          </table:table-cell>
          <table:table-cell office:value-type="float" office:value="-79.58481" calcext:value-type="float">
            <text:p>-79.58481</text:p>
          </table:table-cell>
          <table:table-cell office:value-type="float" office:value="305.5" calcext:value-type="float">
            <text:p>305.5</text:p>
          </table:table-cell>
          <table:table-cell office:value-type="float" office:value="107" calcext:value-type="float">
            <text:p>107</text:p>
          </table:table-cell>
          <table:table-cell table:formula="of:=VLOOKUP([.$A194];[MAF_walk_5K_ish_Polar__Crunch.$A$2:.$E$1471];1;1)" office:value-type="string" office:string-value="2018-07-29T10:55:19Z" calcext:value-type="string">
            <text:p>2018-07-29T10:55:19Z</text:p>
          </table:table-cell>
          <table:table-cell table:formula="of:=VLOOKUP([.$A194];[MAF_walk_5K_ish_Polar__Crunch.$A$2:.$E$147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5:24Z</text:p>
          </table:table-cell>
          <table:table-cell office:value-type="float" office:value="40.002045" calcext:value-type="float">
            <text:p>40.002045</text:p>
          </table:table-cell>
          <table:table-cell office:value-type="float" office:value="-79.58499" calcext:value-type="float">
            <text:p>-79.58499</text:p>
          </table:table-cell>
          <table:table-cell office:value-type="float" office:value="305.3" calcext:value-type="float">
            <text:p>305.3</text:p>
          </table:table-cell>
          <table:table-cell office:value-type="float" office:value="107" calcext:value-type="float">
            <text:p>107</text:p>
          </table:table-cell>
          <table:table-cell table:formula="of:=VLOOKUP([.$A195];[MAF_walk_5K_ish_Polar__Crunch.$A$2:.$E$1471];1;1)" office:value-type="string" office:string-value="2018-07-29T10:55:24Z" calcext:value-type="string">
            <text:p>2018-07-29T10:55:24Z</text:p>
          </table:table-cell>
          <table:table-cell table:formula="of:=VLOOKUP([.$A195];[MAF_walk_5K_ish_Polar__Crunch.$A$2:.$E$147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55:29Z</text:p>
          </table:table-cell>
          <table:table-cell office:value-type="float" office:value="40.00207" calcext:value-type="float">
            <text:p>40.00207</text:p>
          </table:table-cell>
          <table:table-cell office:value-type="float" office:value="-79.585175" calcext:value-type="float">
            <text:p>-79.585175</text:p>
          </table:table-cell>
          <table:table-cell office:value-type="float" office:value="304.4" calcext:value-type="float">
            <text:p>304.4</text:p>
          </table:table-cell>
          <table:table-cell office:value-type="float" office:value="107" calcext:value-type="float">
            <text:p>107</text:p>
          </table:table-cell>
          <table:table-cell table:formula="of:=VLOOKUP([.$A196];[MAF_walk_5K_ish_Polar__Crunch.$A$2:.$E$1471];1;1)" office:value-type="string" office:string-value="2018-07-29T10:55:29Z" calcext:value-type="string">
            <text:p>2018-07-29T10:55:29Z</text:p>
          </table:table-cell>
          <table:table-cell table:formula="of:=VLOOKUP([.$A196];[MAF_walk_5K_ish_Polar__Crunch.$A$2:.$E$147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55:34Z</text:p>
          </table:table-cell>
          <table:table-cell office:value-type="float" office:value="40.002083" calcext:value-type="float">
            <text:p>40.002083</text:p>
          </table:table-cell>
          <table:table-cell office:value-type="float" office:value="-79.58532" calcext:value-type="float">
            <text:p>-79.58532</text:p>
          </table:table-cell>
          <table:table-cell office:value-type="float" office:value="303.3" calcext:value-type="float">
            <text:p>303.3</text:p>
          </table:table-cell>
          <table:table-cell office:value-type="float" office:value="107" calcext:value-type="float">
            <text:p>107</text:p>
          </table:table-cell>
          <table:table-cell table:formula="of:=VLOOKUP([.$A197];[MAF_walk_5K_ish_Polar__Crunch.$A$2:.$E$1471];1;1)" office:value-type="string" office:string-value="2018-07-29T10:55:33Z" calcext:value-type="string">
            <text:p>2018-07-29T10:55:33Z</text:p>
          </table:table-cell>
          <table:table-cell table:formula="of:=VLOOKUP([.$A197];[MAF_walk_5K_ish_Polar__Crunch.$A$2:.$E$147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5:35Z</text:p>
          </table:table-cell>
          <table:table-cell office:value-type="float" office:value="40.002083" calcext:value-type="float">
            <text:p>40.002083</text:p>
          </table:table-cell>
          <table:table-cell office:value-type="float" office:value="-79.58532" calcext:value-type="float">
            <text:p>-79.58532</text:p>
          </table:table-cell>
          <table:table-cell office:value-type="float" office:value="303.3" calcext:value-type="float">
            <text:p>303.3</text:p>
          </table:table-cell>
          <table:table-cell office:value-type="float" office:value="117" calcext:value-type="float">
            <text:p>117</text:p>
          </table:table-cell>
          <table:table-cell table:formula="of:=VLOOKUP([.$A198];[MAF_walk_5K_ish_Polar__Crunch.$A$2:.$E$1471];1;1)" office:value-type="string" office:string-value="2018-07-29T10:55:33Z" calcext:value-type="string">
            <text:p>2018-07-29T10:55:33Z</text:p>
          </table:table-cell>
          <table:table-cell table:formula="of:=VLOOKUP([.$A198];[MAF_walk_5K_ish_Polar__Crunch.$A$2:.$E$147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5:36Z</text:p>
          </table:table-cell>
          <table:table-cell office:value-type="float" office:value="40.002083" calcext:value-type="float">
            <text:p>40.002083</text:p>
          </table:table-cell>
          <table:table-cell office:value-type="float" office:value="-79.58532" calcext:value-type="float">
            <text:p>-79.58532</text:p>
          </table:table-cell>
          <table:table-cell office:value-type="float" office:value="303.3" calcext:value-type="float">
            <text:p>303.3</text:p>
          </table:table-cell>
          <table:table-cell office:value-type="float" office:value="117" calcext:value-type="float">
            <text:p>117</text:p>
          </table:table-cell>
          <table:table-cell table:formula="of:=VLOOKUP([.$A199];[MAF_walk_5K_ish_Polar__Crunch.$A$2:.$E$1471];1;1)" office:value-type="string" office:string-value="2018-07-29T10:55:36Z" calcext:value-type="string">
            <text:p>2018-07-29T10:55:36Z</text:p>
          </table:table-cell>
          <table:table-cell table:formula="of:=VLOOKUP([.$A199];[MAF_walk_5K_ish_Polar__Crunch.$A$2:.$E$147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55:43Z</text:p>
          </table:table-cell>
          <table:table-cell office:value-type="float" office:value="40.00211" calcext:value-type="float">
            <text:p>40.00211</text:p>
          </table:table-cell>
          <table:table-cell office:value-type="float" office:value="-79.58546" calcext:value-type="float">
            <text:p>-79.58546</text:p>
          </table:table-cell>
          <table:table-cell office:value-type="float" office:value="302.9" calcext:value-type="float">
            <text:p>302.9</text:p>
          </table:table-cell>
          <table:table-cell office:value-type="float" office:value="117" calcext:value-type="float">
            <text:p>117</text:p>
          </table:table-cell>
          <table:table-cell table:formula="of:=VLOOKUP([.$A200];[MAF_walk_5K_ish_Polar__Crunch.$A$2:.$E$1471];1;1)" office:value-type="string" office:string-value="2018-07-29T10:55:42Z" calcext:value-type="string">
            <text:p>2018-07-29T10:55:42Z</text:p>
          </table:table-cell>
          <table:table-cell table:formula="of:=VLOOKUP([.$A200];[MAF_walk_5K_ish_Polar__Crunch.$A$2:.$E$147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5:48Z</text:p>
          </table:table-cell>
          <table:table-cell office:value-type="float" office:value="40.00212" calcext:value-type="float">
            <text:p>40.00212</text:p>
          </table:table-cell>
          <table:table-cell office:value-type="float" office:value="-79.58559" calcext:value-type="float">
            <text:p>-79.58559</text:p>
          </table:table-cell>
          <table:table-cell office:value-type="float" office:value="302.8" calcext:value-type="float">
            <text:p>302.8</text:p>
          </table:table-cell>
          <table:table-cell office:value-type="float" office:value="117" calcext:value-type="float">
            <text:p>117</text:p>
          </table:table-cell>
          <table:table-cell table:formula="of:=VLOOKUP([.$A201];[MAF_walk_5K_ish_Polar__Crunch.$A$2:.$E$1471];1;1)" office:value-type="string" office:string-value="2018-07-29T10:55:48Z" calcext:value-type="string">
            <text:p>2018-07-29T10:55:48Z</text:p>
          </table:table-cell>
          <table:table-cell table:formula="of:=VLOOKUP([.$A201];[MAF_walk_5K_ish_Polar__Crunch.$A$2:.$E$147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5:53Z</text:p>
          </table:table-cell>
          <table:table-cell office:value-type="float" office:value="40.002136" calcext:value-type="float">
            <text:p>40.002136</text:p>
          </table:table-cell>
          <table:table-cell office:value-type="float" office:value="-79.585724" calcext:value-type="float">
            <text:p>-79.585724</text:p>
          </table:table-cell>
          <table:table-cell office:value-type="float" office:value="302.6" calcext:value-type="float">
            <text:p>302.6</text:p>
          </table:table-cell>
          <table:table-cell office:value-type="float" office:value="117" calcext:value-type="float">
            <text:p>117</text:p>
          </table:table-cell>
          <table:table-cell table:formula="of:=VLOOKUP([.$A202];[MAF_walk_5K_ish_Polar__Crunch.$A$2:.$E$1471];1;1)" office:value-type="string" office:string-value="2018-07-29T10:55:52Z" calcext:value-type="string">
            <text:p>2018-07-29T10:55:52Z</text:p>
          </table:table-cell>
          <table:table-cell table:formula="of:=VLOOKUP([.$A202];[MAF_walk_5K_ish_Polar__Crunch.$A$2:.$E$1471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5:58Z</text:p>
          </table:table-cell>
          <table:table-cell office:value-type="float" office:value="40.00215" calcext:value-type="float">
            <text:p>40.00215</text:p>
          </table:table-cell>
          <table:table-cell office:value-type="float" office:value="-79.58583" calcext:value-type="float">
            <text:p>-79.58583</text:p>
          </table:table-cell>
          <table:table-cell office:value-type="float" office:value="302.4" calcext:value-type="float">
            <text:p>302.4</text:p>
          </table:table-cell>
          <table:table-cell office:value-type="float" office:value="117" calcext:value-type="float">
            <text:p>117</text:p>
          </table:table-cell>
          <table:table-cell table:formula="of:=VLOOKUP([.$A203];[MAF_walk_5K_ish_Polar__Crunch.$A$2:.$E$1471];1;1)" office:value-type="string" office:string-value="2018-07-29T10:55:58Z" calcext:value-type="string">
            <text:p>2018-07-29T10:55:58Z</text:p>
          </table:table-cell>
          <table:table-cell table:formula="of:=VLOOKUP([.$A203];[MAF_walk_5K_ish_Polar__Crunch.$A$2:.$E$147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6:03Z</text:p>
          </table:table-cell>
          <table:table-cell office:value-type="float" office:value="40.00216" calcext:value-type="float">
            <text:p>40.00216</text:p>
          </table:table-cell>
          <table:table-cell office:value-type="float" office:value="-79.5859" calcext:value-type="float">
            <text:p>-79.5859</text:p>
          </table:table-cell>
          <table:table-cell office:value-type="float" office:value="302.2" calcext:value-type="float">
            <text:p>302.2</text:p>
          </table:table-cell>
          <table:table-cell office:value-type="float" office:value="117" calcext:value-type="float">
            <text:p>117</text:p>
          </table:table-cell>
          <table:table-cell table:formula="of:=VLOOKUP([.$A204];[MAF_walk_5K_ish_Polar__Crunch.$A$2:.$E$1471];1;1)" office:value-type="string" office:string-value="2018-07-29T10:56:01Z" calcext:value-type="string">
            <text:p>2018-07-29T10:56:01Z</text:p>
          </table:table-cell>
          <table:table-cell table:formula="of:=VLOOKUP([.$A204];[MAF_walk_5K_ish_Polar__Crunch.$A$2:.$E$147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6:13Z</text:p>
          </table:table-cell>
          <table:table-cell office:value-type="float" office:value="40.00216" calcext:value-type="float">
            <text:p>40.00216</text:p>
          </table:table-cell>
          <table:table-cell office:value-type="float" office:value="-79.58604" calcext:value-type="float">
            <text:p>-79.58604</text:p>
          </table:table-cell>
          <table:table-cell office:value-type="float" office:value="301.8" calcext:value-type="float">
            <text:p>301.8</text:p>
          </table:table-cell>
          <table:table-cell office:value-type="float" office:value="117" calcext:value-type="float">
            <text:p>117</text:p>
          </table:table-cell>
          <table:table-cell table:formula="of:=VLOOKUP([.$A205];[MAF_walk_5K_ish_Polar__Crunch.$A$2:.$E$1471];1;1)" office:value-type="string" office:string-value="2018-07-29T10:56:13Z" calcext:value-type="string">
            <text:p>2018-07-29T10:56:13Z</text:p>
          </table:table-cell>
          <table:table-cell table:formula="of:=VLOOKUP([.$A205];[MAF_walk_5K_ish_Polar__Crunch.$A$2:.$E$147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56:18Z</text:p>
          </table:table-cell>
          <table:table-cell office:value-type="float" office:value="40.002167" calcext:value-type="float">
            <text:p>40.002167</text:p>
          </table:table-cell>
          <table:table-cell office:value-type="float" office:value="-79.58613" calcext:value-type="float">
            <text:p>-79.58613</text:p>
          </table:table-cell>
          <table:table-cell office:value-type="float" office:value="301.7" calcext:value-type="float">
            <text:p>301.7</text:p>
          </table:table-cell>
          <table:table-cell office:value-type="float" office:value="117" calcext:value-type="float">
            <text:p>117</text:p>
          </table:table-cell>
          <table:table-cell table:formula="of:=VLOOKUP([.$A206];[MAF_walk_5K_ish_Polar__Crunch.$A$2:.$E$1471];1;1)" office:value-type="string" office:string-value="2018-07-29T10:56:18Z" calcext:value-type="string">
            <text:p>2018-07-29T10:56:18Z</text:p>
          </table:table-cell>
          <table:table-cell table:formula="of:=VLOOKUP([.$A206];[MAF_walk_5K_ish_Polar__Crunch.$A$2:.$E$147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6:23Z</text:p>
          </table:table-cell>
          <table:table-cell office:value-type="float" office:value="40.00218" calcext:value-type="float">
            <text:p>40.00218</text:p>
          </table:table-cell>
          <table:table-cell office:value-type="float" office:value="-79.58622" calcext:value-type="float">
            <text:p>-79.58622</text:p>
          </table:table-cell>
          <table:table-cell office:value-type="float" office:value="301.5" calcext:value-type="float">
            <text:p>301.5</text:p>
          </table:table-cell>
          <table:table-cell office:value-type="float" office:value="117" calcext:value-type="float">
            <text:p>117</text:p>
          </table:table-cell>
          <table:table-cell table:formula="of:=VLOOKUP([.$A207];[MAF_walk_5K_ish_Polar__Crunch.$A$2:.$E$1471];1;1)" office:value-type="string" office:string-value="2018-07-29T10:56:22Z" calcext:value-type="string">
            <text:p>2018-07-29T10:56:22Z</text:p>
          </table:table-cell>
          <table:table-cell table:formula="of:=VLOOKUP([.$A207];[MAF_walk_5K_ish_Polar__Crunch.$A$2:.$E$147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6:28Z</text:p>
          </table:table-cell>
          <table:table-cell office:value-type="float" office:value="40.00218" calcext:value-type="float">
            <text:p>40.00218</text:p>
          </table:table-cell>
          <table:table-cell office:value-type="float" office:value="-79.58631" calcext:value-type="float">
            <text:p>-79.58631</text:p>
          </table:table-cell>
          <table:table-cell office:value-type="float" office:value="301.4" calcext:value-type="float">
            <text:p>301.4</text:p>
          </table:table-cell>
          <table:table-cell office:value-type="float" office:value="117" calcext:value-type="float">
            <text:p>117</text:p>
          </table:table-cell>
          <table:table-cell table:formula="of:=VLOOKUP([.$A208];[MAF_walk_5K_ish_Polar__Crunch.$A$2:.$E$1471];1;1)" office:value-type="string" office:string-value="2018-07-29T10:56:28Z" calcext:value-type="string">
            <text:p>2018-07-29T10:56:28Z</text:p>
          </table:table-cell>
          <table:table-cell table:formula="of:=VLOOKUP([.$A208];[MAF_walk_5K_ish_Polar__Crunch.$A$2:.$E$147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56:33Z</text:p>
          </table:table-cell>
          <table:table-cell office:value-type="float" office:value="40.00218" calcext:value-type="float">
            <text:p>40.00218</text:p>
          </table:table-cell>
          <table:table-cell office:value-type="float" office:value="-79.5864" calcext:value-type="float">
            <text:p>-79.5864</text:p>
          </table:table-cell>
          <table:table-cell office:value-type="float" office:value="301.2" calcext:value-type="float">
            <text:p>301.2</text:p>
          </table:table-cell>
          <table:table-cell office:value-type="float" office:value="117" calcext:value-type="float">
            <text:p>117</text:p>
          </table:table-cell>
          <table:table-cell table:formula="of:=VLOOKUP([.$A209];[MAF_walk_5K_ish_Polar__Crunch.$A$2:.$E$1471];1;1)" office:value-type="string" office:string-value="2018-07-29T10:56:33Z" calcext:value-type="string">
            <text:p>2018-07-29T10:56:33Z</text:p>
          </table:table-cell>
          <table:table-cell table:formula="of:=VLOOKUP([.$A209];[MAF_walk_5K_ish_Polar__Crunch.$A$2:.$E$147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56:36Z</text:p>
          </table:table-cell>
          <table:table-cell office:value-type="float" office:value="40.00218" calcext:value-type="float">
            <text:p>40.00218</text:p>
          </table:table-cell>
          <table:table-cell office:value-type="float" office:value="-79.5864" calcext:value-type="float">
            <text:p>-79.5864</text:p>
          </table:table-cell>
          <table:table-cell office:value-type="float" office:value="301.2" calcext:value-type="float">
            <text:p>301.2</text:p>
          </table:table-cell>
          <table:table-cell office:value-type="float" office:value="100" calcext:value-type="float">
            <text:p>100</text:p>
          </table:table-cell>
          <table:table-cell table:formula="of:=VLOOKUP([.$A210];[MAF_walk_5K_ish_Polar__Crunch.$A$2:.$E$1471];1;1)" office:value-type="string" office:string-value="2018-07-29T10:56:36Z" calcext:value-type="string">
            <text:p>2018-07-29T10:56:36Z</text:p>
          </table:table-cell>
          <table:table-cell table:formula="of:=VLOOKUP([.$A210];[MAF_walk_5K_ish_Polar__Crunch.$A$2:.$E$147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56:38Z</text:p>
          </table:table-cell>
          <table:table-cell office:value-type="float" office:value="40.00221" calcext:value-type="float">
            <text:p>40.00221</text:p>
          </table:table-cell>
          <table:table-cell office:value-type="float" office:value="-79.58649" calcext:value-type="float">
            <text:p>-79.58649</text:p>
          </table:table-cell>
          <table:table-cell office:value-type="float" office:value="301.1" calcext:value-type="float">
            <text:p>301.1</text:p>
          </table:table-cell>
          <table:table-cell office:value-type="float" office:value="100" calcext:value-type="float">
            <text:p>100</text:p>
          </table:table-cell>
          <table:table-cell table:formula="of:=VLOOKUP([.$A211];[MAF_walk_5K_ish_Polar__Crunch.$A$2:.$E$1471];1;1)" office:value-type="string" office:string-value="2018-07-29T10:56:38Z" calcext:value-type="string">
            <text:p>2018-07-29T10:56:38Z</text:p>
          </table:table-cell>
          <table:table-cell table:formula="of:=VLOOKUP([.$A211];[MAF_walk_5K_ish_Polar__Crunch.$A$2:.$E$147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0:56:43Z</text:p>
          </table:table-cell>
          <table:table-cell office:value-type="float" office:value="40.002224" calcext:value-type="float">
            <text:p>40.002224</text:p>
          </table:table-cell>
          <table:table-cell office:value-type="float" office:value="-79.58657" calcext:value-type="float">
            <text:p>-79.58657</text:p>
          </table:table-cell>
          <table:table-cell office:value-type="float" office:value="300.9" calcext:value-type="float">
            <text:p>300.9</text:p>
          </table:table-cell>
          <table:table-cell office:value-type="float" office:value="100" calcext:value-type="float">
            <text:p>100</text:p>
          </table:table-cell>
          <table:table-cell table:formula="of:=VLOOKUP([.$A212];[MAF_walk_5K_ish_Polar__Crunch.$A$2:.$E$1471];1;1)" office:value-type="string" office:string-value="2018-07-29T10:56:43Z" calcext:value-type="string">
            <text:p>2018-07-29T10:56:43Z</text:p>
          </table:table-cell>
          <table:table-cell table:formula="of:=VLOOKUP([.$A212];[MAF_walk_5K_ish_Polar__Crunch.$A$2:.$E$147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0:56:48Z</text:p>
          </table:table-cell>
          <table:table-cell office:value-type="float" office:value="40.00225" calcext:value-type="float">
            <text:p>40.00225</text:p>
          </table:table-cell>
          <table:table-cell office:value-type="float" office:value="-79.58668" calcext:value-type="float">
            <text:p>-79.58668</text:p>
          </table:table-cell>
          <table:table-cell office:value-type="float" office:value="300.4" calcext:value-type="float">
            <text:p>300.4</text:p>
          </table:table-cell>
          <table:table-cell office:value-type="float" office:value="100" calcext:value-type="float">
            <text:p>100</text:p>
          </table:table-cell>
          <table:table-cell table:formula="of:=VLOOKUP([.$A213];[MAF_walk_5K_ish_Polar__Crunch.$A$2:.$E$1471];1;1)" office:value-type="string" office:string-value="2018-07-29T10:56:47Z" calcext:value-type="string">
            <text:p>2018-07-29T10:56:47Z</text:p>
          </table:table-cell>
          <table:table-cell table:formula="of:=VLOOKUP([.$A213];[MAF_walk_5K_ish_Polar__Crunch.$A$2:.$E$147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56:53Z</text:p>
          </table:table-cell>
          <table:table-cell office:value-type="float" office:value="40.002262" calcext:value-type="float">
            <text:p>40.002262</text:p>
          </table:table-cell>
          <table:table-cell office:value-type="float" office:value="-79.58673" calcext:value-type="float">
            <text:p>-79.58673</text:p>
          </table:table-cell>
          <table:table-cell office:value-type="float" office:value="300.1" calcext:value-type="float">
            <text:p>300.1</text:p>
          </table:table-cell>
          <table:table-cell office:value-type="float" office:value="100" calcext:value-type="float">
            <text:p>100</text:p>
          </table:table-cell>
          <table:table-cell table:formula="of:=VLOOKUP([.$A214];[MAF_walk_5K_ish_Polar__Crunch.$A$2:.$E$1471];1;1)" office:value-type="string" office:string-value="2018-07-29T10:56:49Z" calcext:value-type="string">
            <text:p>2018-07-29T10:56:49Z</text:p>
          </table:table-cell>
          <table:table-cell table:formula="of:=VLOOKUP([.$A214];[MAF_walk_5K_ish_Polar__Crunch.$A$2:.$E$147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57:03Z</text:p>
          </table:table-cell>
          <table:table-cell office:value-type="float" office:value="40.002285" calcext:value-type="float">
            <text:p>40.002285</text:p>
          </table:table-cell>
          <table:table-cell office:value-type="float" office:value="-79.58689" calcext:value-type="float">
            <text:p>-79.58689</text:p>
          </table:table-cell>
          <table:table-cell office:value-type="float" office:value="299.4" calcext:value-type="float">
            <text:p>299.4</text:p>
          </table:table-cell>
          <table:table-cell office:value-type="float" office:value="100" calcext:value-type="float">
            <text:p>100</text:p>
          </table:table-cell>
          <table:table-cell table:formula="of:=VLOOKUP([.$A215];[MAF_walk_5K_ish_Polar__Crunch.$A$2:.$E$1471];1;1)" office:value-type="string" office:string-value="2018-07-29T10:57:03Z" calcext:value-type="string">
            <text:p>2018-07-29T10:57:03Z</text:p>
          </table:table-cell>
          <table:table-cell table:formula="of:=VLOOKUP([.$A215];[MAF_walk_5K_ish_Polar__Crunch.$A$2:.$E$147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57:08Z</text:p>
          </table:table-cell>
          <table:table-cell office:value-type="float" office:value="40.00221" calcext:value-type="float">
            <text:p>40.00221</text:p>
          </table:table-cell>
          <table:table-cell office:value-type="float" office:value="-79.58699" calcext:value-type="float">
            <text:p>-79.58699</text:p>
          </table:table-cell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  <table:table-cell table:formula="of:=VLOOKUP([.$A216];[MAF_walk_5K_ish_Polar__Crunch.$A$2:.$E$1471];1;1)" office:value-type="string" office:string-value="2018-07-29T10:57:07Z" calcext:value-type="string">
            <text:p>2018-07-29T10:57:07Z</text:p>
          </table:table-cell>
          <table:table-cell table:formula="of:=VLOOKUP([.$A216];[MAF_walk_5K_ish_Polar__Crunch.$A$2:.$E$147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0:57:15Z</text:p>
          </table:table-cell>
          <table:table-cell office:value-type="float" office:value="40.00208" calcext:value-type="float">
            <text:p>40.00208</text:p>
          </table:table-cell>
          <table:table-cell office:value-type="float" office:value="-79.58703" calcext:value-type="float">
            <text:p>-79.58703</text:p>
          </table:table-cell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  <table:table-cell table:formula="of:=VLOOKUP([.$A217];[MAF_walk_5K_ish_Polar__Crunch.$A$2:.$E$1471];1;1)" office:value-type="string" office:string-value="2018-07-29T10:57:15Z" calcext:value-type="string">
            <text:p>2018-07-29T10:57:15Z</text:p>
          </table:table-cell>
          <table:table-cell table:formula="of:=VLOOKUP([.$A217];[MAF_walk_5K_ish_Polar__Crunch.$A$2:.$E$147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7:25Z</text:p>
          </table:table-cell>
          <table:table-cell office:value-type="float" office:value="40.001915" calcext:value-type="float">
            <text:p>40.001915</text:p>
          </table:table-cell>
          <table:table-cell office:value-type="float" office:value="-79.587074" calcext:value-type="float">
            <text:p>-79.587074</text:p>
          </table:table-cell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  <table:table-cell table:formula="of:=VLOOKUP([.$A218];[MAF_walk_5K_ish_Polar__Crunch.$A$2:.$E$1471];1;1)" office:value-type="string" office:string-value="2018-07-29T10:57:24Z" calcext:value-type="string">
            <text:p>2018-07-29T10:57:24Z</text:p>
          </table:table-cell>
          <table:table-cell table:formula="of:=VLOOKUP([.$A218];[MAF_walk_5K_ish_Polar__Crunch.$A$2:.$E$147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7:30Z</text:p>
          </table:table-cell>
          <table:table-cell office:value-type="float" office:value="40.001804" calcext:value-type="float">
            <text:p>40.001804</text:p>
          </table:table-cell>
          <table:table-cell office:value-type="float" office:value="-79.58707" calcext:value-type="float">
            <text:p>-79.58707</text:p>
          </table:table-cell>
          <table:table-cell office:value-type="float" office:value="298.8" calcext:value-type="float">
            <text:p>298.8</text:p>
          </table:table-cell>
          <table:table-cell office:value-type="float" office:value="100" calcext:value-type="float">
            <text:p>100</text:p>
          </table:table-cell>
          <table:table-cell table:formula="of:=VLOOKUP([.$A219];[MAF_walk_5K_ish_Polar__Crunch.$A$2:.$E$1471];1;1)" office:value-type="string" office:string-value="2018-07-29T10:57:30Z" calcext:value-type="string">
            <text:p>2018-07-29T10:57:30Z</text:p>
          </table:table-cell>
          <table:table-cell table:formula="of:=VLOOKUP([.$A219];[MAF_walk_5K_ish_Polar__Crunch.$A$2:.$E$147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7:35Z</text:p>
          </table:table-cell>
          <table:table-cell office:value-type="float" office:value="40.001705" calcext:value-type="float">
            <text:p>40.001705</text:p>
          </table:table-cell>
          <table:table-cell office:value-type="float" office:value="-79.58708" calcext:value-type="float">
            <text:p>-79.58708</text:p>
          </table:table-cell>
          <table:table-cell office:value-type="float" office:value="298.5" calcext:value-type="float">
            <text:p>298.5</text:p>
          </table:table-cell>
          <table:table-cell office:value-type="float" office:value="100" calcext:value-type="float">
            <text:p>100</text:p>
          </table:table-cell>
          <table:table-cell table:formula="of:=VLOOKUP([.$A220];[MAF_walk_5K_ish_Polar__Crunch.$A$2:.$E$1471];1;1)" office:value-type="string" office:string-value="2018-07-29T10:57:34Z" calcext:value-type="string">
            <text:p>2018-07-29T10:57:34Z</text:p>
          </table:table-cell>
          <table:table-cell table:formula="of:=VLOOKUP([.$A220];[MAF_walk_5K_ish_Polar__Crunch.$A$2:.$E$147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7:36Z</text:p>
          </table:table-cell>
          <table:table-cell office:value-type="float" office:value="40.001705" calcext:value-type="float">
            <text:p>40.001705</text:p>
          </table:table-cell>
          <table:table-cell office:value-type="float" office:value="-79.58708" calcext:value-type="float">
            <text:p>-79.58708</text:p>
          </table:table-cell>
          <table:table-cell office:value-type="float" office:value="298" calcext:value-type="float">
            <text:p>298</text:p>
          </table:table-cell>
          <table:table-cell office:value-type="float" office:value="109" calcext:value-type="float">
            <text:p>109</text:p>
          </table:table-cell>
          <table:table-cell table:formula="of:=VLOOKUP([.$A221];[MAF_walk_5K_ish_Polar__Crunch.$A$2:.$E$1471];1;1)" office:value-type="string" office:string-value="2018-07-29T10:57:36Z" calcext:value-type="string">
            <text:p>2018-07-29T10:57:36Z</text:p>
          </table:table-cell>
          <table:table-cell table:formula="of:=VLOOKUP([.$A221];[MAF_walk_5K_ish_Polar__Crunch.$A$2:.$E$1471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7:40Z</text:p>
          </table:table-cell>
          <table:table-cell office:value-type="float" office:value="40.0016" calcext:value-type="float">
            <text:p>40.0016</text:p>
          </table:table-cell>
          <table:table-cell office:value-type="float" office:value="-79.58704" calcext:value-type="float">
            <text:p>-79.58704</text:p>
          </table:table-cell>
          <table:table-cell office:value-type="float" office:value="298.2" calcext:value-type="float">
            <text:p>298.2</text:p>
          </table:table-cell>
          <table:table-cell office:value-type="float" office:value="109" calcext:value-type="float">
            <text:p>109</text:p>
          </table:table-cell>
          <table:table-cell table:formula="of:=VLOOKUP([.$A222];[MAF_walk_5K_ish_Polar__Crunch.$A$2:.$E$1471];1;1)" office:value-type="string" office:string-value="2018-07-29T10:57:39Z" calcext:value-type="string">
            <text:p>2018-07-29T10:57:39Z</text:p>
          </table:table-cell>
          <table:table-cell table:formula="of:=VLOOKUP([.$A222];[MAF_walk_5K_ish_Polar__Crunch.$A$2:.$E$1471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7:45Z</text:p>
          </table:table-cell>
          <table:table-cell office:value-type="float" office:value="40.0015" calcext:value-type="float">
            <text:p>40.0015</text:p>
          </table:table-cell>
          <table:table-cell office:value-type="float" office:value="-79.58708" calcext:value-type="float">
            <text:p>-79.58708</text:p>
          </table:table-cell>
          <table:table-cell office:value-type="float" office:value="298.3" calcext:value-type="float">
            <text:p>298.3</text:p>
          </table:table-cell>
          <table:table-cell office:value-type="float" office:value="109" calcext:value-type="float">
            <text:p>109</text:p>
          </table:table-cell>
          <table:table-cell table:formula="of:=VLOOKUP([.$A223];[MAF_walk_5K_ish_Polar__Crunch.$A$2:.$E$1471];1;1)" office:value-type="string" office:string-value="2018-07-29T10:57:45Z" calcext:value-type="string">
            <text:p>2018-07-29T10:57:45Z</text:p>
          </table:table-cell>
          <table:table-cell table:formula="of:=VLOOKUP([.$A223];[MAF_walk_5K_ish_Polar__Crunch.$A$2:.$E$147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57:50Z</text:p>
          </table:table-cell>
          <table:table-cell office:value-type="float" office:value="40.001396" calcext:value-type="float">
            <text:p>40.001396</text:p>
          </table:table-cell>
          <table:table-cell office:value-type="float" office:value="-79.58713" calcext:value-type="float">
            <text:p>-79.58713</text:p>
          </table:table-cell>
          <table:table-cell office:value-type="float" office:value="298.5" calcext:value-type="float">
            <text:p>298.5</text:p>
          </table:table-cell>
          <table:table-cell office:value-type="float" office:value="109" calcext:value-type="float">
            <text:p>109</text:p>
          </table:table-cell>
          <table:table-cell table:formula="of:=VLOOKUP([.$A224];[MAF_walk_5K_ish_Polar__Crunch.$A$2:.$E$1471];1;1)" office:value-type="string" office:string-value="2018-07-29T10:57:49Z" calcext:value-type="string">
            <text:p>2018-07-29T10:57:49Z</text:p>
          </table:table-cell>
          <table:table-cell table:formula="of:=VLOOKUP([.$A224];[MAF_walk_5K_ish_Polar__Crunch.$A$2:.$E$147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57:58Z</text:p>
          </table:table-cell>
          <table:table-cell office:value-type="float" office:value="40.00127" calcext:value-type="float">
            <text:p>40.00127</text:p>
          </table:table-cell>
          <table:table-cell office:value-type="float" office:value="-79.587166" calcext:value-type="float">
            <text:p>-79.587166</text:p>
          </table:table-cell>
          <table:table-cell office:value-type="float" office:value="298.7" calcext:value-type="float">
            <text:p>298.7</text:p>
          </table:table-cell>
          <table:table-cell office:value-type="float" office:value="109" calcext:value-type="float">
            <text:p>109</text:p>
          </table:table-cell>
          <table:table-cell table:formula="of:=VLOOKUP([.$A225];[MAF_walk_5K_ish_Polar__Crunch.$A$2:.$E$1471];1;1)" office:value-type="string" office:string-value="2018-07-29T10:57:58Z" calcext:value-type="string">
            <text:p>2018-07-29T10:57:58Z</text:p>
          </table:table-cell>
          <table:table-cell table:formula="of:=VLOOKUP([.$A225];[MAF_walk_5K_ish_Polar__Crunch.$A$2:.$E$147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8:03Z</text:p>
          </table:table-cell>
          <table:table-cell office:value-type="float" office:value="40.001167" calcext:value-type="float">
            <text:p>40.001167</text:p>
          </table:table-cell>
          <table:table-cell office:value-type="float" office:value="-79.58721" calcext:value-type="float">
            <text:p>-79.58721</text:p>
          </table:table-cell>
          <table:table-cell office:value-type="float" office:value="298.9" calcext:value-type="float">
            <text:p>298.9</text:p>
          </table:table-cell>
          <table:table-cell office:value-type="float" office:value="109" calcext:value-type="float">
            <text:p>109</text:p>
          </table:table-cell>
          <table:table-cell table:formula="of:=VLOOKUP([.$A226];[MAF_walk_5K_ish_Polar__Crunch.$A$2:.$E$1471];1;1)" office:value-type="string" office:string-value="2018-07-29T10:58:02Z" calcext:value-type="string">
            <text:p>2018-07-29T10:58:02Z</text:p>
          </table:table-cell>
          <table:table-cell table:formula="of:=VLOOKUP([.$A226];[MAF_walk_5K_ish_Polar__Crunch.$A$2:.$E$147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8:08Z</text:p>
          </table:table-cell>
          <table:table-cell office:value-type="float" office:value="40.001045" calcext:value-type="float">
            <text:p>40.001045</text:p>
          </table:table-cell>
          <table:table-cell office:value-type="float" office:value="-79.58725" calcext:value-type="float">
            <text:p>-79.58725</text:p>
          </table:table-cell>
          <table:table-cell office:value-type="float" office:value="299.1" calcext:value-type="float">
            <text:p>299.1</text:p>
          </table:table-cell>
          <table:table-cell office:value-type="float" office:value="109" calcext:value-type="float">
            <text:p>109</text:p>
          </table:table-cell>
          <table:table-cell table:formula="of:=VLOOKUP([.$A227];[MAF_walk_5K_ish_Polar__Crunch.$A$2:.$E$1471];1;1)" office:value-type="string" office:string-value="2018-07-29T10:58:08Z" calcext:value-type="string">
            <text:p>2018-07-29T10:58:08Z</text:p>
          </table:table-cell>
          <table:table-cell table:formula="of:=VLOOKUP([.$A227];[MAF_walk_5K_ish_Polar__Crunch.$A$2:.$E$147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9T10:58:13Z</text:p>
          </table:table-cell>
          <table:table-cell office:value-type="float" office:value="40.000904" calcext:value-type="float">
            <text:p>40.000904</text:p>
          </table:table-cell>
          <table:table-cell office:value-type="float" office:value="-79.58728" calcext:value-type="float">
            <text:p>-79.58728</text:p>
          </table:table-cell>
          <table:table-cell office:value-type="float" office:value="299.4" calcext:value-type="float">
            <text:p>299.4</text:p>
          </table:table-cell>
          <table:table-cell office:value-type="float" office:value="109" calcext:value-type="float">
            <text:p>109</text:p>
          </table:table-cell>
          <table:table-cell table:formula="of:=VLOOKUP([.$A228];[MAF_walk_5K_ish_Polar__Crunch.$A$2:.$E$1471];1;1)" office:value-type="string" office:string-value="2018-07-29T10:58:13Z" calcext:value-type="string">
            <text:p>2018-07-29T10:58:13Z</text:p>
          </table:table-cell>
          <table:table-cell table:formula="of:=VLOOKUP([.$A228];[MAF_walk_5K_ish_Polar__Crunch.$A$2:.$E$1471];5;1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9T10:58:18Z</text:p>
          </table:table-cell>
          <table:table-cell office:value-type="float" office:value="40.000782" calcext:value-type="float">
            <text:p>40.000782</text:p>
          </table:table-cell>
          <table:table-cell office:value-type="float" office:value="-79.5873" calcext:value-type="float">
            <text:p>-79.5873</text:p>
          </table:table-cell>
          <table:table-cell office:value-type="float" office:value="299.5" calcext:value-type="float">
            <text:p>299.5</text:p>
          </table:table-cell>
          <table:table-cell office:value-type="float" office:value="109" calcext:value-type="float">
            <text:p>109</text:p>
          </table:table-cell>
          <table:table-cell table:formula="of:=VLOOKUP([.$A229];[MAF_walk_5K_ish_Polar__Crunch.$A$2:.$E$1471];1;1)" office:value-type="string" office:string-value="2018-07-29T10:58:17Z" calcext:value-type="string">
            <text:p>2018-07-29T10:58:17Z</text:p>
          </table:table-cell>
          <table:table-cell table:formula="of:=VLOOKUP([.$A229];[MAF_walk_5K_ish_Polar__Crunch.$A$2:.$E$1471];5;1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9T10:58:24Z</text:p>
          </table:table-cell>
          <table:table-cell office:value-type="float" office:value="40.000713" calcext:value-type="float">
            <text:p>40.000713</text:p>
          </table:table-cell>
          <table:table-cell office:value-type="float" office:value="-79.58733" calcext:value-type="float">
            <text:p>-79.58733</text:p>
          </table:table-cell>
          <table:table-cell office:value-type="float" office:value="299.6" calcext:value-type="float">
            <text:p>299.6</text:p>
          </table:table-cell>
          <table:table-cell office:value-type="float" office:value="109" calcext:value-type="float">
            <text:p>109</text:p>
          </table:table-cell>
          <table:table-cell table:formula="of:=VLOOKUP([.$A230];[MAF_walk_5K_ish_Polar__Crunch.$A$2:.$E$1471];1;1)" office:value-type="string" office:string-value="2018-07-29T10:58:24Z" calcext:value-type="string">
            <text:p>2018-07-29T10:58:24Z</text:p>
          </table:table-cell>
          <table:table-cell table:formula="of:=VLOOKUP([.$A230];[MAF_walk_5K_ish_Polar__Crunch.$A$2:.$E$1471];5;1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29T10:58:34Z</text:p>
          </table:table-cell>
          <table:table-cell office:value-type="float" office:value="40.00059" calcext:value-type="float">
            <text:p>40.00059</text:p>
          </table:table-cell>
          <table:table-cell office:value-type="float" office:value="-79.58734" calcext:value-type="float">
            <text:p>-79.58734</text:p>
          </table:table-cell>
          <table:table-cell office:value-type="float" office:value="299.7" calcext:value-type="float">
            <text:p>299.7</text:p>
          </table:table-cell>
          <table:table-cell office:value-type="float" office:value="109" calcext:value-type="float">
            <text:p>109</text:p>
          </table:table-cell>
          <table:table-cell table:formula="of:=VLOOKUP([.$A231];[MAF_walk_5K_ish_Polar__Crunch.$A$2:.$E$1471];1;1)" office:value-type="string" office:string-value="2018-07-29T10:58:34Z" calcext:value-type="string">
            <text:p>2018-07-29T10:58:34Z</text:p>
          </table:table-cell>
          <table:table-cell table:formula="of:=VLOOKUP([.$A231];[MAF_walk_5K_ish_Polar__Crunch.$A$2:.$E$147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58:36Z</text:p>
          </table:table-cell>
          <table:table-cell office:value-type="float" office:value="40.00059" calcext:value-type="float">
            <text:p>40.00059</text:p>
          </table:table-cell>
          <table:table-cell office:value-type="float" office:value="-79.58734" calcext:value-type="float">
            <text:p>-79.58734</text:p>
          </table:table-cell>
          <table:table-cell office:value-type="float" office:value="299.7" calcext:value-type="float">
            <text:p>299.7</text:p>
          </table:table-cell>
          <table:table-cell office:value-type="float" office:value="119" calcext:value-type="float">
            <text:p>119</text:p>
          </table:table-cell>
          <table:table-cell table:formula="of:=VLOOKUP([.$A232];[MAF_walk_5K_ish_Polar__Crunch.$A$2:.$E$1471];1;1)" office:value-type="string" office:string-value="2018-07-29T10:58:36Z" calcext:value-type="string">
            <text:p>2018-07-29T10:58:36Z</text:p>
          </table:table-cell>
          <table:table-cell table:formula="of:=VLOOKUP([.$A232];[MAF_walk_5K_ish_Polar__Crunch.$A$2:.$E$147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9T10:58:39Z</text:p>
          </table:table-cell>
          <table:table-cell office:value-type="float" office:value="40.000507" calcext:value-type="float">
            <text:p>40.000507</text:p>
          </table:table-cell>
          <table:table-cell office:value-type="float" office:value="-79.58734" calcext:value-type="float">
            <text:p>-79.58734</text:p>
          </table:table-cell>
          <table:table-cell office:value-type="float" office:value="299.8" calcext:value-type="float">
            <text:p>299.8</text:p>
          </table:table-cell>
          <table:table-cell office:value-type="float" office:value="119" calcext:value-type="float">
            <text:p>119</text:p>
          </table:table-cell>
          <table:table-cell table:formula="of:=VLOOKUP([.$A233];[MAF_walk_5K_ish_Polar__Crunch.$A$2:.$E$1471];1;1)" office:value-type="string" office:string-value="2018-07-29T10:58:38Z" calcext:value-type="string">
            <text:p>2018-07-29T10:58:38Z</text:p>
          </table:table-cell>
          <table:table-cell table:formula="of:=VLOOKUP([.$A233];[MAF_walk_5K_ish_Polar__Crunch.$A$2:.$E$147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58:49Z</text:p>
          </table:table-cell>
          <table:table-cell office:value-type="float" office:value="40.000366" calcext:value-type="float">
            <text:p>40.000366</text:p>
          </table:table-cell>
          <table:table-cell office:value-type="float" office:value="-79.58735" calcext:value-type="float">
            <text:p>-79.58735</text:p>
          </table:table-cell>
          <table:table-cell office:value-type="float" office:value="300" calcext:value-type="float">
            <text:p>300</text:p>
          </table:table-cell>
          <table:table-cell office:value-type="float" office:value="119" calcext:value-type="float">
            <text:p>119</text:p>
          </table:table-cell>
          <table:table-cell table:formula="of:=VLOOKUP([.$A234];[MAF_walk_5K_ish_Polar__Crunch.$A$2:.$E$1471];1;1)" office:value-type="string" office:string-value="2018-07-29T10:58:48Z" calcext:value-type="string">
            <text:p>2018-07-29T10:58:48Z</text:p>
          </table:table-cell>
          <table:table-cell table:formula="of:=VLOOKUP([.$A234];[MAF_walk_5K_ish_Polar__Crunch.$A$2:.$E$147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8:54Z</text:p>
          </table:table-cell>
          <table:table-cell office:value-type="float" office:value="40.000286" calcext:value-type="float">
            <text:p>40.000286</text:p>
          </table:table-cell>
          <table:table-cell office:value-type="float" office:value="-79.58734" calcext:value-type="float">
            <text:p>-79.58734</text:p>
          </table:table-cell>
          <table:table-cell office:value-type="float" office:value="300.1" calcext:value-type="float">
            <text:p>300.1</text:p>
          </table:table-cell>
          <table:table-cell office:value-type="float" office:value="119" calcext:value-type="float">
            <text:p>119</text:p>
          </table:table-cell>
          <table:table-cell table:formula="of:=VLOOKUP([.$A235];[MAF_walk_5K_ish_Polar__Crunch.$A$2:.$E$1471];1;1)" office:value-type="string" office:string-value="2018-07-29T10:58:52Z" calcext:value-type="string">
            <text:p>2018-07-29T10:58:52Z</text:p>
          </table:table-cell>
          <table:table-cell table:formula="of:=VLOOKUP([.$A235];[MAF_walk_5K_ish_Polar__Crunch.$A$2:.$E$147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9:04Z</text:p>
          </table:table-cell>
          <table:table-cell office:value-type="float" office:value="40.00015" calcext:value-type="float">
            <text:p>40.00015</text:p>
          </table:table-cell>
          <table:table-cell office:value-type="float" office:value="-79.58734" calcext:value-type="float">
            <text:p>-79.58734</text:p>
          </table:table-cell>
          <table:table-cell office:value-type="float" office:value="300.4" calcext:value-type="float">
            <text:p>300.4</text:p>
          </table:table-cell>
          <table:table-cell office:value-type="float" office:value="119" calcext:value-type="float">
            <text:p>119</text:p>
          </table:table-cell>
          <table:table-cell table:formula="of:=VLOOKUP([.$A236];[MAF_walk_5K_ish_Polar__Crunch.$A$2:.$E$1471];1;1)" office:value-type="string" office:string-value="2018-07-29T10:59:04Z" calcext:value-type="string">
            <text:p>2018-07-29T10:59:04Z</text:p>
          </table:table-cell>
          <table:table-cell table:formula="of:=VLOOKUP([.$A236];[MAF_walk_5K_ish_Polar__Crunch.$A$2:.$E$147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9:09Z</text:p>
          </table:table-cell>
          <table:table-cell office:value-type="float" office:value="40.00005" calcext:value-type="float">
            <text:p>40.00005</text:p>
          </table:table-cell>
          <table:table-cell office:value-type="float" office:value="-79.587326" calcext:value-type="float">
            <text:p>-79.587326</text:p>
          </table:table-cell>
          <table:table-cell office:value-type="float" office:value="300.6" calcext:value-type="float">
            <text:p>300.6</text:p>
          </table:table-cell>
          <table:table-cell office:value-type="float" office:value="119" calcext:value-type="float">
            <text:p>119</text:p>
          </table:table-cell>
          <table:table-cell table:formula="of:=VLOOKUP([.$A237];[MAF_walk_5K_ish_Polar__Crunch.$A$2:.$E$1471];1;1)" office:value-type="string" office:string-value="2018-07-29T10:59:09Z" calcext:value-type="string">
            <text:p>2018-07-29T10:59:09Z</text:p>
          </table:table-cell>
          <table:table-cell table:formula="of:=VLOOKUP([.$A237];[MAF_walk_5K_ish_Polar__Crunch.$A$2:.$E$147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9:14Z</text:p>
          </table:table-cell>
          <table:table-cell office:value-type="float" office:value="39.99993" calcext:value-type="float">
            <text:p>39.99993</text:p>
          </table:table-cell>
          <table:table-cell office:value-type="float" office:value="-79.587296" calcext:value-type="float">
            <text:p>-79.587296</text:p>
          </table:table-cell>
          <table:table-cell office:value-type="float" office:value="300.9" calcext:value-type="float">
            <text:p>300.9</text:p>
          </table:table-cell>
          <table:table-cell office:value-type="float" office:value="119" calcext:value-type="float">
            <text:p>119</text:p>
          </table:table-cell>
          <table:table-cell table:formula="of:=VLOOKUP([.$A238];[MAF_walk_5K_ish_Polar__Crunch.$A$2:.$E$1471];1;1)" office:value-type="string" office:string-value="2018-07-29T10:59:13Z" calcext:value-type="string">
            <text:p>2018-07-29T10:59:13Z</text:p>
          </table:table-cell>
          <table:table-cell table:formula="of:=VLOOKUP([.$A238];[MAF_walk_5K_ish_Polar__Crunch.$A$2:.$E$147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59:19Z</text:p>
          </table:table-cell>
          <table:table-cell office:value-type="float" office:value="39.99982" calcext:value-type="float">
            <text:p>39.99982</text:p>
          </table:table-cell>
          <table:table-cell office:value-type="float" office:value="-79.58729" calcext:value-type="float">
            <text:p>-79.58729</text:p>
          </table:table-cell>
          <table:table-cell office:value-type="float" office:value="301" calcext:value-type="float">
            <text:p>301</text:p>
          </table:table-cell>
          <table:table-cell office:value-type="float" office:value="119" calcext:value-type="float">
            <text:p>119</text:p>
          </table:table-cell>
          <table:table-cell table:formula="of:=VLOOKUP([.$A239];[MAF_walk_5K_ish_Polar__Crunch.$A$2:.$E$1471];1;1)" office:value-type="string" office:string-value="2018-07-29T10:59:19Z" calcext:value-type="string">
            <text:p>2018-07-29T10:59:19Z</text:p>
          </table:table-cell>
          <table:table-cell table:formula="of:=VLOOKUP([.$A239];[MAF_walk_5K_ish_Polar__Crunch.$A$2:.$E$147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59:24Z</text:p>
          </table:table-cell>
          <table:table-cell office:value-type="float" office:value="39.999718" calcext:value-type="float">
            <text:p>39.999718</text:p>
          </table:table-cell>
          <table:table-cell office:value-type="float" office:value="-79.587265" calcext:value-type="float">
            <text:p>-79.587265</text:p>
          </table:table-cell>
          <table:table-cell office:value-type="float" office:value="301.4" calcext:value-type="float">
            <text:p>301.4</text:p>
          </table:table-cell>
          <table:table-cell office:value-type="float" office:value="119" calcext:value-type="float">
            <text:p>119</text:p>
          </table:table-cell>
          <table:table-cell table:formula="of:=VLOOKUP([.$A240];[MAF_walk_5K_ish_Polar__Crunch.$A$2:.$E$1471];1;1)" office:value-type="string" office:string-value="2018-07-29T10:59:23Z" calcext:value-type="string">
            <text:p>2018-07-29T10:59:23Z</text:p>
          </table:table-cell>
          <table:table-cell table:formula="of:=VLOOKUP([.$A240];[MAF_walk_5K_ish_Polar__Crunch.$A$2:.$E$147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59:29Z</text:p>
          </table:table-cell>
          <table:table-cell office:value-type="float" office:value="39.999615" calcext:value-type="float">
            <text:p>39.999615</text:p>
          </table:table-cell>
          <table:table-cell office:value-type="float" office:value="-79.58724" calcext:value-type="float">
            <text:p>-79.58724</text:p>
          </table:table-cell>
          <table:table-cell office:value-type="float" office:value="301.7" calcext:value-type="float">
            <text:p>301.7</text:p>
          </table:table-cell>
          <table:table-cell office:value-type="float" office:value="119" calcext:value-type="float">
            <text:p>119</text:p>
          </table:table-cell>
          <table:table-cell table:formula="of:=VLOOKUP([.$A241];[MAF_walk_5K_ish_Polar__Crunch.$A$2:.$E$1471];1;1)" office:value-type="string" office:string-value="2018-07-29T10:59:29Z" calcext:value-type="string">
            <text:p>2018-07-29T10:59:29Z</text:p>
          </table:table-cell>
          <table:table-cell table:formula="of:=VLOOKUP([.$A241];[MAF_walk_5K_ish_Polar__Crunch.$A$2:.$E$1471];5;1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9T10:59:34Z</text:p>
          </table:table-cell>
          <table:table-cell office:value-type="float" office:value="39.999493" calcext:value-type="float">
            <text:p>39.999493</text:p>
          </table:table-cell>
          <table:table-cell office:value-type="float" office:value="-79.587204" calcext:value-type="float">
            <text:p>-79.587204</text:p>
          </table:table-cell>
          <table:table-cell office:value-type="float" office:value="302.2" calcext:value-type="float">
            <text:p>302.2</text:p>
          </table:table-cell>
          <table:table-cell office:value-type="float" office:value="119" calcext:value-type="float">
            <text:p>119</text:p>
          </table:table-cell>
          <table:table-cell table:formula="of:=VLOOKUP([.$A242];[MAF_walk_5K_ish_Polar__Crunch.$A$2:.$E$1471];1;1)" office:value-type="string" office:string-value="2018-07-29T10:59:34Z" calcext:value-type="string">
            <text:p>2018-07-29T10:59:34Z</text:p>
          </table:table-cell>
          <table:table-cell table:formula="of:=VLOOKUP([.$A242];[MAF_walk_5K_ish_Polar__Crunch.$A$2:.$E$1471];5;1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29T10:59:35Z</text:p>
          </table:table-cell>
          <table:table-cell office:value-type="float" office:value="39.999493" calcext:value-type="float">
            <text:p>39.999493</text:p>
          </table:table-cell>
          <table:table-cell office:value-type="float" office:value="-79.587204" calcext:value-type="float">
            <text:p>-79.587204</text:p>
          </table:table-cell>
          <table:table-cell office:value-type="float" office:value="302.2" calcext:value-type="float">
            <text:p>302.2</text:p>
          </table:table-cell>
          <table:table-cell office:value-type="float" office:value="127" calcext:value-type="float">
            <text:p>127</text:p>
          </table:table-cell>
          <table:table-cell table:formula="of:=VLOOKUP([.$A243];[MAF_walk_5K_ish_Polar__Crunch.$A$2:.$E$1471];1;1)" office:value-type="string" office:string-value="2018-07-29T10:59:34Z" calcext:value-type="string">
            <text:p>2018-07-29T10:59:34Z</text:p>
          </table:table-cell>
          <table:table-cell table:formula="of:=VLOOKUP([.$A243];[MAF_walk_5K_ish_Polar__Crunch.$A$2:.$E$1471];5;1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29T10:59:37Z</text:p>
          </table:table-cell>
          <table:table-cell office:value-type="float" office:value="39.999493" calcext:value-type="float">
            <text:p>39.999493</text:p>
          </table:table-cell>
          <table:table-cell office:value-type="float" office:value="-79.587204" calcext:value-type="float">
            <text:p>-79.587204</text:p>
          </table:table-cell>
          <table:table-cell office:value-type="float" office:value="302.2" calcext:value-type="float">
            <text:p>302.2</text:p>
          </table:table-cell>
          <table:table-cell office:value-type="float" office:value="127" calcext:value-type="float">
            <text:p>127</text:p>
          </table:table-cell>
          <table:table-cell table:formula="of:=VLOOKUP([.$A244];[MAF_walk_5K_ish_Polar__Crunch.$A$2:.$E$1471];1;1)" office:value-type="string" office:string-value="2018-07-29T10:59:36Z" calcext:value-type="string">
            <text:p>2018-07-29T10:59:36Z</text:p>
          </table:table-cell>
          <table:table-cell table:formula="of:=VLOOKUP([.$A244];[MAF_walk_5K_ish_Polar__Crunch.$A$2:.$E$1471];5;1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9T10:59:39Z</text:p>
          </table:table-cell>
          <table:table-cell office:value-type="float" office:value="39.9994" calcext:value-type="float">
            <text:p>39.9994</text:p>
          </table:table-cell>
          <table:table-cell office:value-type="float" office:value="-79.58716" calcext:value-type="float">
            <text:p>-79.58716</text:p>
          </table:table-cell>
          <table:table-cell office:value-type="float" office:value="302.5" calcext:value-type="float">
            <text:p>302.5</text:p>
          </table:table-cell>
          <table:table-cell office:value-type="float" office:value="127" calcext:value-type="float">
            <text:p>127</text:p>
          </table:table-cell>
          <table:table-cell table:formula="of:=VLOOKUP([.$A245];[MAF_walk_5K_ish_Polar__Crunch.$A$2:.$E$1471];1;1)" office:value-type="string" office:string-value="2018-07-29T10:59:39Z" calcext:value-type="string">
            <text:p>2018-07-29T10:59:39Z</text:p>
          </table:table-cell>
          <table:table-cell table:formula="of:=VLOOKUP([.$A245];[MAF_walk_5K_ish_Polar__Crunch.$A$2:.$E$1471];5;1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7-29T10:59:44Z</text:p>
          </table:table-cell>
          <table:table-cell office:value-type="float" office:value="39.999325" calcext:value-type="float">
            <text:p>39.999325</text:p>
          </table:table-cell>
          <table:table-cell office:value-type="float" office:value="-79.5871" calcext:value-type="float">
            <text:p>-79.5871</text:p>
          </table:table-cell>
          <table:table-cell office:value-type="float" office:value="302.8" calcext:value-type="float">
            <text:p>302.8</text:p>
          </table:table-cell>
          <table:table-cell office:value-type="float" office:value="127" calcext:value-type="float">
            <text:p>127</text:p>
          </table:table-cell>
          <table:table-cell table:formula="of:=VLOOKUP([.$A246];[MAF_walk_5K_ish_Polar__Crunch.$A$2:.$E$1471];1;1)" office:value-type="string" office:string-value="2018-07-29T10:59:43Z" calcext:value-type="string">
            <text:p>2018-07-29T10:59:43Z</text:p>
          </table:table-cell>
          <table:table-cell table:formula="of:=VLOOKUP([.$A246];[MAF_walk_5K_ish_Polar__Crunch.$A$2:.$E$1471];5;1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9T10:59:49Z</text:p>
          </table:table-cell>
          <table:table-cell office:value-type="float" office:value="39.999287" calcext:value-type="float">
            <text:p>39.999287</text:p>
          </table:table-cell>
          <table:table-cell office:value-type="float" office:value="-79.587036" calcext:value-type="float">
            <text:p>-79.587036</text:p>
          </table:table-cell>
          <table:table-cell office:value-type="float" office:value="303" calcext:value-type="float">
            <text:p>303</text:p>
          </table:table-cell>
          <table:table-cell office:value-type="float" office:value="127" calcext:value-type="float">
            <text:p>127</text:p>
          </table:table-cell>
          <table:table-cell table:formula="of:=VLOOKUP([.$A247];[MAF_walk_5K_ish_Polar__Crunch.$A$2:.$E$1471];1;1)" office:value-type="string" office:string-value="2018-07-29T10:59:48Z" calcext:value-type="string">
            <text:p>2018-07-29T10:59:48Z</text:p>
          </table:table-cell>
          <table:table-cell table:formula="of:=VLOOKUP([.$A247];[MAF_walk_5K_ish_Polar__Crunch.$A$2:.$E$1471];5;1)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0:59:54Z</text:p>
          </table:table-cell>
          <table:table-cell office:value-type="float" office:value="39.999252" calcext:value-type="float">
            <text:p>39.999252</text:p>
          </table:table-cell>
          <table:table-cell office:value-type="float" office:value="-79.58694" calcext:value-type="float">
            <text:p>-79.58694</text:p>
          </table:table-cell>
          <table:table-cell office:value-type="float" office:value="303.3" calcext:value-type="float">
            <text:p>303.3</text:p>
          </table:table-cell>
          <table:table-cell office:value-type="float" office:value="127" calcext:value-type="float">
            <text:p>127</text:p>
          </table:table-cell>
          <table:table-cell table:formula="of:=VLOOKUP([.$A248];[MAF_walk_5K_ish_Polar__Crunch.$A$2:.$E$1471];1;1)" office:value-type="string" office:string-value="2018-07-29T10:59:54Z" calcext:value-type="string">
            <text:p>2018-07-29T10:59:54Z</text:p>
          </table:table-cell>
          <table:table-cell table:formula="of:=VLOOKUP([.$A248];[MAF_walk_5K_ish_Polar__Crunch.$A$2:.$E$1471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9T10:59:59Z</text:p>
          </table:table-cell>
          <table:table-cell office:value-type="float" office:value="39.999233" calcext:value-type="float">
            <text:p>39.999233</text:p>
          </table:table-cell>
          <table:table-cell office:value-type="float" office:value="-79.58687" calcext:value-type="float">
            <text:p>-79.58687</text:p>
          </table:table-cell>
          <table:table-cell office:value-type="float" office:value="303.5" calcext:value-type="float">
            <text:p>303.5</text:p>
          </table:table-cell>
          <table:table-cell office:value-type="float" office:value="127" calcext:value-type="float">
            <text:p>127</text:p>
          </table:table-cell>
          <table:table-cell table:formula="of:=VLOOKUP([.$A249];[MAF_walk_5K_ish_Polar__Crunch.$A$2:.$E$1471];1;1)" office:value-type="string" office:string-value="2018-07-29T10:59:59Z" calcext:value-type="string">
            <text:p>2018-07-29T10:59:59Z</text:p>
          </table:table-cell>
          <table:table-cell table:formula="of:=VLOOKUP([.$A249];[MAF_walk_5K_ish_Polar__Crunch.$A$2:.$E$147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1:00:06Z</text:p>
          </table:table-cell>
          <table:table-cell office:value-type="float" office:value="39.99927" calcext:value-type="float">
            <text:p>39.99927</text:p>
          </table:table-cell>
          <table:table-cell office:value-type="float" office:value="-79.58674" calcext:value-type="float">
            <text:p>-79.58674</text:p>
          </table:table-cell>
          <table:table-cell office:value-type="float" office:value="304" calcext:value-type="float">
            <text:p>304</text:p>
          </table:table-cell>
          <table:table-cell office:value-type="float" office:value="127" calcext:value-type="float">
            <text:p>127</text:p>
          </table:table-cell>
          <table:table-cell table:formula="of:=VLOOKUP([.$A250];[MAF_walk_5K_ish_Polar__Crunch.$A$2:.$E$1471];1;1)" office:value-type="string" office:string-value="2018-07-29T11:00:06Z" calcext:value-type="string">
            <text:p>2018-07-29T11:00:06Z</text:p>
          </table:table-cell>
          <table:table-cell table:formula="of:=VLOOKUP([.$A250];[MAF_walk_5K_ish_Polar__Crunch.$A$2:.$E$147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1:00:11Z</text:p>
          </table:table-cell>
          <table:table-cell office:value-type="float" office:value="39.99933" calcext:value-type="float">
            <text:p>39.99933</text:p>
          </table:table-cell>
          <table:table-cell office:value-type="float" office:value="-79.58669" calcext:value-type="float">
            <text:p>-79.58669</text:p>
          </table:table-cell>
          <table:table-cell office:value-type="float" office:value="303.5" calcext:value-type="float">
            <text:p>303.5</text:p>
          </table:table-cell>
          <table:table-cell office:value-type="float" office:value="127" calcext:value-type="float">
            <text:p>127</text:p>
          </table:table-cell>
          <table:table-cell table:formula="of:=VLOOKUP([.$A251];[MAF_walk_5K_ish_Polar__Crunch.$A$2:.$E$1471];1;1)" office:value-type="string" office:string-value="2018-07-29T11:00:09Z" calcext:value-type="string">
            <text:p>2018-07-29T11:00:09Z</text:p>
          </table:table-cell>
          <table:table-cell table:formula="of:=VLOOKUP([.$A251];[MAF_walk_5K_ish_Polar__Crunch.$A$2:.$E$147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1:00:16Z</text:p>
          </table:table-cell>
          <table:table-cell office:value-type="float" office:value="39.999405" calcext:value-type="float">
            <text:p>39.999405</text:p>
          </table:table-cell>
          <table:table-cell office:value-type="float" office:value="-79.58664" calcext:value-type="float">
            <text:p>-79.58664</text:p>
          </table:table-cell>
          <table:table-cell office:value-type="float" office:value="303.4" calcext:value-type="float">
            <text:p>303.4</text:p>
          </table:table-cell>
          <table:table-cell office:value-type="float" office:value="127" calcext:value-type="float">
            <text:p>127</text:p>
          </table:table-cell>
          <table:table-cell table:formula="of:=VLOOKUP([.$A252];[MAF_walk_5K_ish_Polar__Crunch.$A$2:.$E$1471];1;1)" office:value-type="string" office:string-value="2018-07-29T11:00:16Z" calcext:value-type="string">
            <text:p>2018-07-29T11:00:16Z</text:p>
          </table:table-cell>
          <table:table-cell table:formula="of:=VLOOKUP([.$A252];[MAF_walk_5K_ish_Polar__Crunch.$A$2:.$E$147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1:00:23Z</text:p>
          </table:table-cell>
          <table:table-cell office:value-type="float" office:value="39.99948" calcext:value-type="float">
            <text:p>39.99948</text:p>
          </table:table-cell>
          <table:table-cell office:value-type="float" office:value="-79.58659" calcext:value-type="float">
            <text:p>-79.58659</text:p>
          </table:table-cell>
          <table:table-cell office:value-type="float" office:value="303" calcext:value-type="float">
            <text:p>303</text:p>
          </table:table-cell>
          <table:table-cell office:value-type="float" office:value="127" calcext:value-type="float">
            <text:p>127</text:p>
          </table:table-cell>
          <table:table-cell table:formula="of:=VLOOKUP([.$A253];[MAF_walk_5K_ish_Polar__Crunch.$A$2:.$E$1471];1;1)" office:value-type="string" office:string-value="2018-07-29T11:00:21Z" calcext:value-type="string">
            <text:p>2018-07-29T11:00:21Z</text:p>
          </table:table-cell>
          <table:table-cell table:formula="of:=VLOOKUP([.$A253];[MAF_walk_5K_ish_Polar__Crunch.$A$2:.$E$147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1:00:28Z</text:p>
          </table:table-cell>
          <table:table-cell office:value-type="float" office:value="39.99956" calcext:value-type="float">
            <text:p>39.99956</text:p>
          </table:table-cell>
          <table:table-cell office:value-type="float" office:value="-79.58657" calcext:value-type="float">
            <text:p>-79.58657</text:p>
          </table:table-cell>
          <table:table-cell office:value-type="float" office:value="302.8" calcext:value-type="float">
            <text:p>302.8</text:p>
          </table:table-cell>
          <table:table-cell office:value-type="float" office:value="127" calcext:value-type="float">
            <text:p>127</text:p>
          </table:table-cell>
          <table:table-cell table:formula="of:=VLOOKUP([.$A254];[MAF_walk_5K_ish_Polar__Crunch.$A$2:.$E$1471];1;1)" office:value-type="string" office:string-value="2018-07-29T11:00:28Z" calcext:value-type="string">
            <text:p>2018-07-29T11:00:28Z</text:p>
          </table:table-cell>
          <table:table-cell table:formula="of:=VLOOKUP([.$A254];[MAF_walk_5K_ish_Polar__Crunch.$A$2:.$E$1471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1:00:33Z</text:p>
          </table:table-cell>
          <table:table-cell office:value-type="float" office:value="39.999638" calcext:value-type="float">
            <text:p>39.999638</text:p>
          </table:table-cell>
          <table:table-cell office:value-type="float" office:value="-79.586586" calcext:value-type="float">
            <text:p>-79.586586</text:p>
          </table:table-cell>
          <table:table-cell office:value-type="float" office:value="302.5" calcext:value-type="float">
            <text:p>302.5</text:p>
          </table:table-cell>
          <table:table-cell office:value-type="float" office:value="127" calcext:value-type="float">
            <text:p>127</text:p>
          </table:table-cell>
          <table:table-cell table:formula="of:=VLOOKUP([.$A255];[MAF_walk_5K_ish_Polar__Crunch.$A$2:.$E$1471];1;1)" office:value-type="string" office:string-value="2018-07-29T11:00:32Z" calcext:value-type="string">
            <text:p>2018-07-29T11:00:32Z</text:p>
          </table:table-cell>
          <table:table-cell table:formula="of:=VLOOKUP([.$A255];[MAF_walk_5K_ish_Polar__Crunch.$A$2:.$E$147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1:00:35Z</text:p>
          </table:table-cell>
          <table:table-cell office:value-type="float" office:value="39.999638" calcext:value-type="float">
            <text:p>39.999638</text:p>
          </table:table-cell>
          <table:table-cell office:value-type="float" office:value="-79.586586" calcext:value-type="float">
            <text:p>-79.586586</text:p>
          </table:table-cell>
          <table:table-cell office:value-type="float" office:value="302.5" calcext:value-type="float">
            <text:p>302.5</text:p>
          </table:table-cell>
          <table:table-cell office:value-type="float" office:value="122" calcext:value-type="float">
            <text:p>122</text:p>
          </table:table-cell>
          <table:table-cell table:formula="of:=VLOOKUP([.$A256];[MAF_walk_5K_ish_Polar__Crunch.$A$2:.$E$1471];1;1)" office:value-type="string" office:string-value="2018-07-29T11:00:34Z" calcext:value-type="string">
            <text:p>2018-07-29T11:00:34Z</text:p>
          </table:table-cell>
          <table:table-cell table:formula="of:=VLOOKUP([.$A256];[MAF_walk_5K_ish_Polar__Crunch.$A$2:.$E$147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1:00:38Z</text:p>
          </table:table-cell>
          <table:table-cell office:value-type="float" office:value="39.999714" calcext:value-type="float">
            <text:p>39.999714</text:p>
          </table:table-cell>
          <table:table-cell office:value-type="float" office:value="-79.58658" calcext:value-type="float">
            <text:p>-79.58658</text:p>
          </table:table-cell>
          <table:table-cell office:value-type="float" office:value="302.4" calcext:value-type="float">
            <text:p>302.4</text:p>
          </table:table-cell>
          <table:table-cell office:value-type="float" office:value="122" calcext:value-type="float">
            <text:p>122</text:p>
          </table:table-cell>
          <table:table-cell table:formula="of:=VLOOKUP([.$A257];[MAF_walk_5K_ish_Polar__Crunch.$A$2:.$E$1471];1;1)" office:value-type="string" office:string-value="2018-07-29T11:00:38Z" calcext:value-type="string">
            <text:p>2018-07-29T11:00:38Z</text:p>
          </table:table-cell>
          <table:table-cell table:formula="of:=VLOOKUP([.$A257];[MAF_walk_5K_ish_Polar__Crunch.$A$2:.$E$147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1:00:43Z</text:p>
          </table:table-cell>
          <table:table-cell office:value-type="float" office:value="39.999798" calcext:value-type="float">
            <text:p>39.999798</text:p>
          </table:table-cell>
          <table:table-cell office:value-type="float" office:value="-79.586555" calcext:value-type="float">
            <text:p>-79.586555</text:p>
          </table:table-cell>
          <table:table-cell office:value-type="float" office:value="302.2" calcext:value-type="float">
            <text:p>302.2</text:p>
          </table:table-cell>
          <table:table-cell office:value-type="float" office:value="122" calcext:value-type="float">
            <text:p>122</text:p>
          </table:table-cell>
          <table:table-cell table:formula="of:=VLOOKUP([.$A258];[MAF_walk_5K_ish_Polar__Crunch.$A$2:.$E$1471];1;1)" office:value-type="string" office:string-value="2018-07-29T11:00:43Z" calcext:value-type="string">
            <text:p>2018-07-29T11:00:43Z</text:p>
          </table:table-cell>
          <table:table-cell table:formula="of:=VLOOKUP([.$A258];[MAF_walk_5K_ish_Polar__Crunch.$A$2:.$E$147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1:00:46Z</text:p>
          </table:table-cell>
          <table:table-cell office:value-type="float" office:value="39.999798" calcext:value-type="float">
            <text:p>39.999798</text:p>
          </table:table-cell>
          <table:table-cell office:value-type="float" office:value="-79.586555" calcext:value-type="float">
            <text:p>-79.586555</text:p>
          </table:table-cell>
          <table:table-cell office:value-type="float" office:value="302.2" calcext:value-type="float">
            <text:p>302.2</text:p>
          </table:table-cell>
          <table:table-cell office:value-type="float" office:value="122" calcext:value-type="float">
            <text:p>122</text:p>
          </table:table-cell>
          <table:table-cell table:formula="of:=VLOOKUP([.$A259];[MAF_walk_5K_ish_Polar__Crunch.$A$2:.$E$1471];1;1)" office:value-type="string" office:string-value="2018-07-29T11:00:46Z" calcext:value-type="string">
            <text:p>2018-07-29T11:00:46Z</text:p>
          </table:table-cell>
          <table:table-cell table:formula="of:=VLOOKUP([.$A259];[MAF_walk_5K_ish_Polar__Crunch.$A$2:.$E$147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1:00:51Z</text:p>
          </table:table-cell>
          <table:table-cell office:value-type="float" office:value="39.999874" calcext:value-type="float">
            <text:p>39.999874</text:p>
          </table:table-cell>
          <table:table-cell office:value-type="float" office:value="-79.58654" calcext:value-type="float">
            <text:p>-79.58654</text:p>
          </table:table-cell>
          <table:table-cell office:value-type="float" office:value="301.8" calcext:value-type="float">
            <text:p>301.8</text:p>
          </table:table-cell>
          <table:table-cell office:value-type="float" office:value="122" calcext:value-type="float">
            <text:p>122</text:p>
          </table:table-cell>
          <table:table-cell table:formula="of:=VLOOKUP([.$A260];[MAF_walk_5K_ish_Polar__Crunch.$A$2:.$E$1471];1;1)" office:value-type="string" office:string-value="2018-07-29T11:00:49Z" calcext:value-type="string">
            <text:p>2018-07-29T11:00:49Z</text:p>
          </table:table-cell>
          <table:table-cell table:formula="of:=VLOOKUP([.$A260];[MAF_walk_5K_ish_Polar__Crunch.$A$2:.$E$147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1:00:56Z</text:p>
          </table:table-cell>
          <table:table-cell office:value-type="float" office:value="39.999943" calcext:value-type="float">
            <text:p>39.999943</text:p>
          </table:table-cell>
          <table:table-cell office:value-type="float" office:value="-79.58651" calcext:value-type="float">
            <text:p>-79.58651</text:p>
          </table:table-cell>
          <table:table-cell office:value-type="float" office:value="301.6" calcext:value-type="float">
            <text:p>301.6</text:p>
          </table:table-cell>
          <table:table-cell office:value-type="float" office:value="122" calcext:value-type="float">
            <text:p>122</text:p>
          </table:table-cell>
          <table:table-cell table:formula="of:=VLOOKUP([.$A261];[MAF_walk_5K_ish_Polar__Crunch.$A$2:.$E$1471];1;1)" office:value-type="string" office:string-value="2018-07-29T11:00:55Z" calcext:value-type="string">
            <text:p>2018-07-29T11:00:55Z</text:p>
          </table:table-cell>
          <table:table-cell table:formula="of:=VLOOKUP([.$A261];[MAF_walk_5K_ish_Polar__Crunch.$A$2:.$E$147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1:01:03Z</text:p>
          </table:table-cell>
          <table:table-cell office:value-type="float" office:value="40.000034" calcext:value-type="float">
            <text:p>40.000034</text:p>
          </table:table-cell>
          <table:table-cell office:value-type="float" office:value="-79.586494" calcext:value-type="float">
            <text:p>-79.586494</text:p>
          </table:table-cell>
          <table:table-cell office:value-type="float" office:value="301.4" calcext:value-type="float">
            <text:p>301.4</text:p>
          </table:table-cell>
          <table:table-cell office:value-type="float" office:value="122" calcext:value-type="float">
            <text:p>122</text:p>
          </table:table-cell>
          <table:table-cell table:formula="of:=VLOOKUP([.$A262];[MAF_walk_5K_ish_Polar__Crunch.$A$2:.$E$1471];1;1)" office:value-type="string" office:string-value="2018-07-29T11:01:03Z" calcext:value-type="string">
            <text:p>2018-07-29T11:01:03Z</text:p>
          </table:table-cell>
          <table:table-cell table:formula="of:=VLOOKUP([.$A262];[MAF_walk_5K_ish_Polar__Crunch.$A$2:.$E$147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1:01:10Z</text:p>
          </table:table-cell>
          <table:table-cell office:value-type="float" office:value="40.000114" calcext:value-type="float">
            <text:p>40.000114</text:p>
          </table:table-cell>
          <table:table-cell office:value-type="float" office:value="-79.586464" calcext:value-type="float">
            <text:p>-79.586464</text:p>
          </table:table-cell>
          <table:table-cell office:value-type="float" office:value="301.2" calcext:value-type="float">
            <text:p>301.2</text:p>
          </table:table-cell>
          <table:table-cell office:value-type="float" office:value="122" calcext:value-type="float">
            <text:p>122</text:p>
          </table:table-cell>
          <table:table-cell table:formula="of:=VLOOKUP([.$A263];[MAF_walk_5K_ish_Polar__Crunch.$A$2:.$E$1471];1;1)" office:value-type="string" office:string-value="2018-07-29T11:01:09Z" calcext:value-type="string">
            <text:p>2018-07-29T11:01:09Z</text:p>
          </table:table-cell>
          <table:table-cell table:formula="of:=VLOOKUP([.$A263];[MAF_walk_5K_ish_Polar__Crunch.$A$2:.$E$147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1:15Z</text:p>
          </table:table-cell>
          <table:table-cell office:value-type="float" office:value="40.00018" calcext:value-type="float">
            <text:p>40.00018</text:p>
          </table:table-cell>
          <table:table-cell office:value-type="float" office:value="-79.58644" calcext:value-type="float">
            <text:p>-79.58644</text:p>
          </table:table-cell>
          <table:table-cell office:value-type="float" office:value="301" calcext:value-type="float">
            <text:p>301</text:p>
          </table:table-cell>
          <table:table-cell office:value-type="float" office:value="122" calcext:value-type="float">
            <text:p>122</text:p>
          </table:table-cell>
          <table:table-cell table:formula="of:=VLOOKUP([.$A264];[MAF_walk_5K_ish_Polar__Crunch.$A$2:.$E$1471];1;1)" office:value-type="string" office:string-value="2018-07-29T11:01:14Z" calcext:value-type="string">
            <text:p>2018-07-29T11:01:14Z</text:p>
          </table:table-cell>
          <table:table-cell table:formula="of:=VLOOKUP([.$A264];[MAF_walk_5K_ish_Polar__Crunch.$A$2:.$E$147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1:01:20Z</text:p>
          </table:table-cell>
          <table:table-cell office:value-type="float" office:value="40.00028" calcext:value-type="float">
            <text:p>40.00028</text:p>
          </table:table-cell>
          <table:table-cell office:value-type="float" office:value="-79.58642" calcext:value-type="float">
            <text:p>-79.58642</text:p>
          </table:table-cell>
          <table:table-cell office:value-type="float" office:value="301" calcext:value-type="float">
            <text:p>301</text:p>
          </table:table-cell>
          <table:table-cell office:value-type="float" office:value="122" calcext:value-type="float">
            <text:p>122</text:p>
          </table:table-cell>
          <table:table-cell table:formula="of:=VLOOKUP([.$A265];[MAF_walk_5K_ish_Polar__Crunch.$A$2:.$E$1471];1;1)" office:value-type="string" office:string-value="2018-07-29T11:01:20Z" calcext:value-type="string">
            <text:p>2018-07-29T11:01:20Z</text:p>
          </table:table-cell>
          <table:table-cell table:formula="of:=VLOOKUP([.$A265];[MAF_walk_5K_ish_Polar__Crunch.$A$2:.$E$147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1:25Z</text:p>
          </table:table-cell>
          <table:table-cell office:value-type="float" office:value="40.000356" calcext:value-type="float">
            <text:p>40.000356</text:p>
          </table:table-cell>
          <table:table-cell office:value-type="float" office:value="-79.586383" calcext:value-type="float">
            <text:p>-79.586383</text:p>
          </table:table-cell>
          <table:table-cell office:value-type="float" office:value="301.2" calcext:value-type="float">
            <text:p>301.2</text:p>
          </table:table-cell>
          <table:table-cell office:value-type="float" office:value="122" calcext:value-type="float">
            <text:p>122</text:p>
          </table:table-cell>
          <table:table-cell table:formula="of:=VLOOKUP([.$A266];[MAF_walk_5K_ish_Polar__Crunch.$A$2:.$E$1471];1;1)" office:value-type="string" office:string-value="2018-07-29T11:01:23Z" calcext:value-type="string">
            <text:p>2018-07-29T11:01:23Z</text:p>
          </table:table-cell>
          <table:table-cell table:formula="of:=VLOOKUP([.$A266];[MAF_walk_5K_ish_Polar__Crunch.$A$2:.$E$147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1:36Z</text:p>
          </table:table-cell>
          <table:table-cell office:value-type="float" office:value="40.0004" calcext:value-type="float">
            <text:p>40.0004</text:p>
          </table:table-cell>
          <table:table-cell office:value-type="float" office:value="-79.586367" calcext:value-type="float">
            <text:p>-79.586367</text:p>
          </table:table-cell>
          <table:table-cell office:value-type="float" office:value="301.1" calcext:value-type="float">
            <text:p>301.1</text:p>
          </table:table-cell>
          <table:table-cell office:value-type="float" office:value="127" calcext:value-type="float">
            <text:p>127</text:p>
          </table:table-cell>
          <table:table-cell table:formula="of:=VLOOKUP([.$A267];[MAF_walk_5K_ish_Polar__Crunch.$A$2:.$E$1471];1;1)" office:value-type="string" office:string-value="2018-07-29T11:01:35Z" calcext:value-type="string">
            <text:p>2018-07-29T11:01:35Z</text:p>
          </table:table-cell>
          <table:table-cell table:formula="of:=VLOOKUP([.$A267];[MAF_walk_5K_ish_Polar__Crunch.$A$2:.$E$147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36Z</text:p>
          </table:table-cell>
          <table:table-cell office:value-type="float" office:value="40.000443" calcext:value-type="float">
            <text:p>40.000443</text:p>
          </table:table-cell>
          <table:table-cell office:value-type="float" office:value="-79.58635" calcext:value-type="float">
            <text:p>-79.58635</text:p>
          </table:table-cell>
          <table:table-cell office:value-type="float" office:value="301.1" calcext:value-type="float">
            <text:p>301.1</text:p>
          </table:table-cell>
          <table:table-cell office:value-type="float" office:value="127" calcext:value-type="float">
            <text:p>127</text:p>
          </table:table-cell>
          <table:table-cell table:formula="of:=VLOOKUP([.$A268];[MAF_walk_5K_ish_Polar__Crunch.$A$2:.$E$1471];1;1)" office:value-type="string" office:string-value="2018-07-29T11:01:35Z" calcext:value-type="string">
            <text:p>2018-07-29T11:01:35Z</text:p>
          </table:table-cell>
          <table:table-cell table:formula="of:=VLOOKUP([.$A268];[MAF_walk_5K_ish_Polar__Crunch.$A$2:.$E$147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42Z</text:p>
          </table:table-cell>
          <table:table-cell office:value-type="float" office:value="40.00053" calcext:value-type="float">
            <text:p>40.00053</text:p>
          </table:table-cell>
          <table:table-cell office:value-type="float" office:value="-79.58635" calcext:value-type="float">
            <text:p>-79.58635</text:p>
          </table:table-cell>
          <table:table-cell office:value-type="float" office:value="300.8" calcext:value-type="float">
            <text:p>300.8</text:p>
          </table:table-cell>
          <table:table-cell office:value-type="float" office:value="127" calcext:value-type="float">
            <text:p>127</text:p>
          </table:table-cell>
          <table:table-cell table:formula="of:=VLOOKUP([.$A269];[MAF_walk_5K_ish_Polar__Crunch.$A$2:.$E$1471];1;1)" office:value-type="string" office:string-value="2018-07-29T11:01:42Z" calcext:value-type="string">
            <text:p>2018-07-29T11:01:42Z</text:p>
          </table:table-cell>
          <table:table-cell table:formula="of:=VLOOKUP([.$A269];[MAF_walk_5K_ish_Polar__Crunch.$A$2:.$E$147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1:52Z</text:p>
          </table:table-cell>
          <table:table-cell office:value-type="float" office:value="40.00064" calcext:value-type="float">
            <text:p>40.00064</text:p>
          </table:table-cell>
          <table:table-cell office:value-type="float" office:value="-79.58632" calcext:value-type="float">
            <text:p>-79.58632</text:p>
          </table:table-cell>
          <table:table-cell office:value-type="float" office:value="300.6" calcext:value-type="float">
            <text:p>300.6</text:p>
          </table:table-cell>
          <table:table-cell office:value-type="float" office:value="127" calcext:value-type="float">
            <text:p>127</text:p>
          </table:table-cell>
          <table:table-cell table:formula="of:=VLOOKUP([.$A270];[MAF_walk_5K_ish_Polar__Crunch.$A$2:.$E$1471];1;1)" office:value-type="string" office:string-value="2018-07-29T11:01:51Z" calcext:value-type="string">
            <text:p>2018-07-29T11:01:51Z</text:p>
          </table:table-cell>
          <table:table-cell table:formula="of:=VLOOKUP([.$A270];[MAF_walk_5K_ish_Polar__Crunch.$A$2:.$E$147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57Z</text:p>
          </table:table-cell>
          <table:table-cell office:value-type="float" office:value="40.0007" calcext:value-type="float">
            <text:p>40.0007</text:p>
          </table:table-cell>
          <table:table-cell office:value-type="float" office:value="-79.586296" calcext:value-type="float">
            <text:p>-79.586296</text:p>
          </table:table-cell>
          <table:table-cell office:value-type="float" office:value="300.5" calcext:value-type="float">
            <text:p>300.5</text:p>
          </table:table-cell>
          <table:table-cell office:value-type="float" office:value="127" calcext:value-type="float">
            <text:p>127</text:p>
          </table:table-cell>
          <table:table-cell table:formula="of:=VLOOKUP([.$A271];[MAF_walk_5K_ish_Polar__Crunch.$A$2:.$E$1471];1;1)" office:value-type="string" office:string-value="2018-07-29T11:01:57Z" calcext:value-type="string">
            <text:p>2018-07-29T11:01:57Z</text:p>
          </table:table-cell>
          <table:table-cell table:formula="of:=VLOOKUP([.$A271];[MAF_walk_5K_ish_Polar__Crunch.$A$2:.$E$147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2:02Z</text:p>
          </table:table-cell>
          <table:table-cell office:value-type="float" office:value="40.00082" calcext:value-type="float">
            <text:p>40.00082</text:p>
          </table:table-cell>
          <table:table-cell office:value-type="float" office:value="-79.58629" calcext:value-type="float">
            <text:p>-79.58629</text:p>
          </table:table-cell>
          <table:table-cell office:value-type="float" office:value="300.3" calcext:value-type="float">
            <text:p>300.3</text:p>
          </table:table-cell>
          <table:table-cell office:value-type="float" office:value="127" calcext:value-type="float">
            <text:p>127</text:p>
          </table:table-cell>
          <table:table-cell table:formula="of:=VLOOKUP([.$A272];[MAF_walk_5K_ish_Polar__Crunch.$A$2:.$E$1471];1;1)" office:value-type="string" office:string-value="2018-07-29T11:02:02Z" calcext:value-type="string">
            <text:p>2018-07-29T11:02:02Z</text:p>
          </table:table-cell>
          <table:table-cell table:formula="of:=VLOOKUP([.$A272];[MAF_walk_5K_ish_Polar__Crunch.$A$2:.$E$147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2:09Z</text:p>
          </table:table-cell>
          <table:table-cell office:value-type="float" office:value="40.000923" calcext:value-type="float">
            <text:p>40.000923</text:p>
          </table:table-cell>
          <table:table-cell office:value-type="float" office:value="-79.58627" calcext:value-type="float">
            <text:p>-79.58627</text:p>
          </table:table-cell>
          <table:table-cell office:value-type="float" office:value="300.3" calcext:value-type="float">
            <text:p>300.3</text:p>
          </table:table-cell>
          <table:table-cell office:value-type="float" office:value="127" calcext:value-type="float">
            <text:p>127</text:p>
          </table:table-cell>
          <table:table-cell table:formula="of:=VLOOKUP([.$A273];[MAF_walk_5K_ish_Polar__Crunch.$A$2:.$E$1471];1;1)" office:value-type="string" office:string-value="2018-07-29T11:02:08Z" calcext:value-type="string">
            <text:p>2018-07-29T11:02:08Z</text:p>
          </table:table-cell>
          <table:table-cell table:formula="of:=VLOOKUP([.$A273];[MAF_walk_5K_ish_Polar__Crunch.$A$2:.$E$147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2:14Z</text:p>
          </table:table-cell>
          <table:table-cell office:value-type="float" office:value="40.00099" calcext:value-type="float">
            <text:p>40.00099</text:p>
          </table:table-cell>
          <table:table-cell office:value-type="float" office:value="-79.58627" calcext:value-type="float">
            <text:p>-79.58627</text:p>
          </table:table-cell>
          <table:table-cell office:value-type="float" office:value="300.3" calcext:value-type="float">
            <text:p>300.3</text:p>
          </table:table-cell>
          <table:table-cell office:value-type="float" office:value="127" calcext:value-type="float">
            <text:p>127</text:p>
          </table:table-cell>
          <table:table-cell table:formula="of:=VLOOKUP([.$A274];[MAF_walk_5K_ish_Polar__Crunch.$A$2:.$E$1471];1;1)" office:value-type="string" office:string-value="2018-07-29T11:02:13Z" calcext:value-type="string">
            <text:p>2018-07-29T11:02:13Z</text:p>
          </table:table-cell>
          <table:table-cell table:formula="of:=VLOOKUP([.$A274];[MAF_walk_5K_ish_Polar__Crunch.$A$2:.$E$147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2:19Z</text:p>
          </table:table-cell>
          <table:table-cell office:value-type="float" office:value="40.001053" calcext:value-type="float">
            <text:p>40.001053</text:p>
          </table:table-cell>
          <table:table-cell office:value-type="float" office:value="-79.58626" calcext:value-type="float">
            <text:p>-79.58626</text:p>
          </table:table-cell>
          <table:table-cell office:value-type="float" office:value="300.3" calcext:value-type="float">
            <text:p>300.3</text:p>
          </table:table-cell>
          <table:table-cell office:value-type="float" office:value="127" calcext:value-type="float">
            <text:p>127</text:p>
          </table:table-cell>
          <table:table-cell table:formula="of:=VLOOKUP([.$A275];[MAF_walk_5K_ish_Polar__Crunch.$A$2:.$E$1471];1;1)" office:value-type="string" office:string-value="2018-07-29T11:02:18Z" calcext:value-type="string">
            <text:p>2018-07-29T11:02:18Z</text:p>
          </table:table-cell>
          <table:table-cell table:formula="of:=VLOOKUP([.$A275];[MAF_walk_5K_ish_Polar__Crunch.$A$2:.$E$147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2:24Z</text:p>
          </table:table-cell>
          <table:table-cell office:value-type="float" office:value="40.001125" calcext:value-type="float">
            <text:p>40.001125</text:p>
          </table:table-cell>
          <table:table-cell office:value-type="float" office:value="-79.586235" calcext:value-type="float">
            <text:p>-79.586235</text:p>
          </table:table-cell>
          <table:table-cell office:value-type="float" office:value="300.4" calcext:value-type="float">
            <text:p>300.4</text:p>
          </table:table-cell>
          <table:table-cell office:value-type="float" office:value="127" calcext:value-type="float">
            <text:p>127</text:p>
          </table:table-cell>
          <table:table-cell table:formula="of:=VLOOKUP([.$A276];[MAF_walk_5K_ish_Polar__Crunch.$A$2:.$E$1471];1;1)" office:value-type="string" office:string-value="2018-07-29T11:02:24Z" calcext:value-type="string">
            <text:p>2018-07-29T11:02:24Z</text:p>
          </table:table-cell>
          <table:table-cell table:formula="of:=VLOOKUP([.$A276];[MAF_walk_5K_ish_Polar__Crunch.$A$2:.$E$147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2:29Z</text:p>
          </table:table-cell>
          <table:table-cell office:value-type="float" office:value="40.001186" calcext:value-type="float">
            <text:p>40.001186</text:p>
          </table:table-cell>
          <table:table-cell office:value-type="float" office:value="-79.586235" calcext:value-type="float">
            <text:p>-79.586235</text:p>
          </table:table-cell>
          <table:table-cell office:value-type="float" office:value="300.6" calcext:value-type="float">
            <text:p>300.6</text:p>
          </table:table-cell>
          <table:table-cell office:value-type="float" office:value="127" calcext:value-type="float">
            <text:p>127</text:p>
          </table:table-cell>
          <table:table-cell table:formula="of:=VLOOKUP([.$A277];[MAF_walk_5K_ish_Polar__Crunch.$A$2:.$E$1471];1;1)" office:value-type="string" office:string-value="2018-07-29T11:02:29Z" calcext:value-type="string">
            <text:p>2018-07-29T11:02:29Z</text:p>
          </table:table-cell>
          <table:table-cell table:formula="of:=VLOOKUP([.$A277];[MAF_walk_5K_ish_Polar__Crunch.$A$2:.$E$147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2:34Z</text:p>
          </table:table-cell>
          <table:table-cell office:value-type="float" office:value="40.001255" calcext:value-type="float">
            <text:p>40.001255</text:p>
          </table:table-cell>
          <table:table-cell office:value-type="float" office:value="-79.586205" calcext:value-type="float">
            <text:p>-79.586205</text:p>
          </table:table-cell>
          <table:table-cell office:value-type="float" office:value="300.4" calcext:value-type="float">
            <text:p>300.4</text:p>
          </table:table-cell>
          <table:table-cell office:value-type="float" office:value="127" calcext:value-type="float">
            <text:p>127</text:p>
          </table:table-cell>
          <table:table-cell table:formula="of:=VLOOKUP([.$A278];[MAF_walk_5K_ish_Polar__Crunch.$A$2:.$E$1471];1;1)" office:value-type="string" office:string-value="2018-07-29T11:02:33Z" calcext:value-type="string">
            <text:p>2018-07-29T11:02:33Z</text:p>
          </table:table-cell>
          <table:table-cell table:formula="of:=VLOOKUP([.$A278];[MAF_walk_5K_ish_Polar__Crunch.$A$2:.$E$147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2:37Z</text:p>
          </table:table-cell>
          <table:table-cell office:value-type="float" office:value="40.001255" calcext:value-type="float">
            <text:p>40.001255</text:p>
          </table:table-cell>
          <table:table-cell office:value-type="float" office:value="-79.586205" calcext:value-type="float">
            <text:p>-79.586205</text:p>
          </table:table-cell>
          <table:table-cell office:value-type="float" office:value="300.4" calcext:value-type="float">
            <text:p>300.4</text:p>
          </table:table-cell>
          <table:table-cell office:value-type="float" office:value="112" calcext:value-type="float">
            <text:p>112</text:p>
          </table:table-cell>
          <table:table-cell table:formula="of:=VLOOKUP([.$A279];[MAF_walk_5K_ish_Polar__Crunch.$A$2:.$E$1471];1;1)" office:value-type="string" office:string-value="2018-07-29T11:02:36Z" calcext:value-type="string">
            <text:p>2018-07-29T11:02:36Z</text:p>
          </table:table-cell>
          <table:table-cell table:formula="of:=VLOOKUP([.$A279];[MAF_walk_5K_ish_Polar__Crunch.$A$2:.$E$147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2:39Z</text:p>
          </table:table-cell>
          <table:table-cell office:value-type="float" office:value="40.001328" calcext:value-type="float">
            <text:p>40.001328</text:p>
          </table:table-cell>
          <table:table-cell office:value-type="float" office:value="-79.58619" calcext:value-type="float">
            <text:p>-79.58619</text:p>
          </table:table-cell>
          <table:table-cell office:value-type="float" office:value="300.3" calcext:value-type="float">
            <text:p>300.3</text:p>
          </table:table-cell>
          <table:table-cell office:value-type="float" office:value="112" calcext:value-type="float">
            <text:p>112</text:p>
          </table:table-cell>
          <table:table-cell table:formula="of:=VLOOKUP([.$A280];[MAF_walk_5K_ish_Polar__Crunch.$A$2:.$E$1471];1;1)" office:value-type="string" office:string-value="2018-07-29T11:02:38Z" calcext:value-type="string">
            <text:p>2018-07-29T11:02:38Z</text:p>
          </table:table-cell>
          <table:table-cell table:formula="of:=VLOOKUP([.$A280];[MAF_walk_5K_ish_Polar__Crunch.$A$2:.$E$147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2:44Z</text:p>
          </table:table-cell>
          <table:table-cell office:value-type="float" office:value="40.001373" calcext:value-type="float">
            <text:p>40.001373</text:p>
          </table:table-cell>
          <table:table-cell office:value-type="float" office:value="-79.58615" calcext:value-type="float">
            <text:p>-79.58615</text:p>
          </table:table-cell>
          <table:table-cell office:value-type="float" office:value="300.4" calcext:value-type="float">
            <text:p>300.4</text:p>
          </table:table-cell>
          <table:table-cell office:value-type="float" office:value="112" calcext:value-type="float">
            <text:p>112</text:p>
          </table:table-cell>
          <table:table-cell table:formula="of:=VLOOKUP([.$A281];[MAF_walk_5K_ish_Polar__Crunch.$A$2:.$E$1471];1;1)" office:value-type="string" office:string-value="2018-07-29T11:02:44Z" calcext:value-type="string">
            <text:p>2018-07-29T11:02:44Z</text:p>
          </table:table-cell>
          <table:table-cell table:formula="of:=VLOOKUP([.$A281];[MAF_walk_5K_ish_Polar__Crunch.$A$2:.$E$147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2:54Z</text:p>
          </table:table-cell>
          <table:table-cell office:value-type="float" office:value="40.001503" calcext:value-type="float">
            <text:p>40.001503</text:p>
          </table:table-cell>
          <table:table-cell office:value-type="float" office:value="-79.5861" calcext:value-type="float">
            <text:p>-79.5861</text:p>
          </table:table-cell>
          <table:table-cell office:value-type="float" office:value="300.5" calcext:value-type="float">
            <text:p>300.5</text:p>
          </table:table-cell>
          <table:table-cell office:value-type="float" office:value="112" calcext:value-type="float">
            <text:p>112</text:p>
          </table:table-cell>
          <table:table-cell table:formula="of:=VLOOKUP([.$A282];[MAF_walk_5K_ish_Polar__Crunch.$A$2:.$E$1471];1;1)" office:value-type="string" office:string-value="2018-07-29T11:02:54Z" calcext:value-type="string">
            <text:p>2018-07-29T11:02:54Z</text:p>
          </table:table-cell>
          <table:table-cell table:formula="of:=VLOOKUP([.$A282];[MAF_walk_5K_ish_Polar__Crunch.$A$2:.$E$147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1:02:59Z</text:p>
          </table:table-cell>
          <table:table-cell office:value-type="float" office:value="40.001602" calcext:value-type="float">
            <text:p>40.001602</text:p>
          </table:table-cell>
          <table:table-cell office:value-type="float" office:value="-79.58605" calcext:value-type="float">
            <text:p>-79.58605</text:p>
          </table:table-cell>
          <table:table-cell office:value-type="float" office:value="300.3" calcext:value-type="float">
            <text:p>300.3</text:p>
          </table:table-cell>
          <table:table-cell office:value-type="float" office:value="112" calcext:value-type="float">
            <text:p>112</text:p>
          </table:table-cell>
          <table:table-cell table:formula="of:=VLOOKUP([.$A283];[MAF_walk_5K_ish_Polar__Crunch.$A$2:.$E$1471];1;1)" office:value-type="string" office:string-value="2018-07-29T11:02:58Z" calcext:value-type="string">
            <text:p>2018-07-29T11:02:58Z</text:p>
          </table:table-cell>
          <table:table-cell table:formula="of:=VLOOKUP([.$A283];[MAF_walk_5K_ish_Polar__Crunch.$A$2:.$E$147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1:03:04Z</text:p>
          </table:table-cell>
          <table:table-cell office:value-type="float" office:value="40.001713" calcext:value-type="float">
            <text:p>40.001713</text:p>
          </table:table-cell>
          <table:table-cell office:value-type="float" office:value="-79.586" calcext:value-type="float">
            <text:p>-79.586</text:p>
          </table:table-cell>
          <table:table-cell office:value-type="float" office:value="300.4" calcext:value-type="float">
            <text:p>300.4</text:p>
          </table:table-cell>
          <table:table-cell office:value-type="float" office:value="112" calcext:value-type="float">
            <text:p>112</text:p>
          </table:table-cell>
          <table:table-cell table:formula="of:=VLOOKUP([.$A284];[MAF_walk_5K_ish_Polar__Crunch.$A$2:.$E$1471];1;1)" office:value-type="string" office:string-value="2018-07-29T11:03:04Z" calcext:value-type="string">
            <text:p>2018-07-29T11:03:04Z</text:p>
          </table:table-cell>
          <table:table-cell table:formula="of:=VLOOKUP([.$A284];[MAF_walk_5K_ish_Polar__Crunch.$A$2:.$E$147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1:03:09Z</text:p>
          </table:table-cell>
          <table:table-cell office:value-type="float" office:value="40.001835" calcext:value-type="float">
            <text:p>40.001835</text:p>
          </table:table-cell>
          <table:table-cell office:value-type="float" office:value="-79.586044" calcext:value-type="float">
            <text:p>-79.586044</text:p>
          </table:table-cell>
          <table:table-cell office:value-type="float" office:value="300.1" calcext:value-type="float">
            <text:p>300.1</text:p>
          </table:table-cell>
          <table:table-cell office:value-type="float" office:value="112" calcext:value-type="float">
            <text:p>112</text:p>
          </table:table-cell>
          <table:table-cell table:formula="of:=VLOOKUP([.$A285];[MAF_walk_5K_ish_Polar__Crunch.$A$2:.$E$1471];1;1)" office:value-type="string" office:string-value="2018-07-29T11:03:09Z" calcext:value-type="string">
            <text:p>2018-07-29T11:03:09Z</text:p>
          </table:table-cell>
          <table:table-cell table:formula="of:=VLOOKUP([.$A285];[MAF_walk_5K_ish_Polar__Crunch.$A$2:.$E$147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3:13Z</text:p>
          </table:table-cell>
          <table:table-cell office:value-type="float" office:value="40.00188" calcext:value-type="float">
            <text:p>40.00188</text:p>
          </table:table-cell>
          <table:table-cell office:value-type="float" office:value="-79.586205" calcext:value-type="float">
            <text:p>-79.586205</text:p>
          </table:table-cell>
          <table:table-cell office:value-type="float" office:value="299.7" calcext:value-type="float">
            <text:p>299.7</text:p>
          </table:table-cell>
          <table:table-cell office:value-type="float" office:value="112" calcext:value-type="float">
            <text:p>112</text:p>
          </table:table-cell>
          <table:table-cell table:formula="of:=VLOOKUP([.$A286];[MAF_walk_5K_ish_Polar__Crunch.$A$2:.$E$1471];1;1)" office:value-type="string" office:string-value="2018-07-29T11:03:13Z" calcext:value-type="string">
            <text:p>2018-07-29T11:03:13Z</text:p>
          </table:table-cell>
          <table:table-cell table:formula="of:=VLOOKUP([.$A286];[MAF_walk_5K_ish_Polar__Crunch.$A$2:.$E$1471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1:03:18Z</text:p>
          </table:table-cell>
          <table:table-cell office:value-type="float" office:value="40.001877" calcext:value-type="float">
            <text:p>40.001877</text:p>
          </table:table-cell>
          <table:table-cell office:value-type="float" office:value="-79.58635" calcext:value-type="float">
            <text:p>-79.58635</text:p>
          </table:table-cell>
          <table:table-cell office:value-type="float" office:value="299.5" calcext:value-type="float">
            <text:p>299.5</text:p>
          </table:table-cell>
          <table:table-cell office:value-type="float" office:value="112" calcext:value-type="float">
            <text:p>112</text:p>
          </table:table-cell>
          <table:table-cell table:formula="of:=VLOOKUP([.$A287];[MAF_walk_5K_ish_Polar__Crunch.$A$2:.$E$1471];1;1)" office:value-type="string" office:string-value="2018-07-29T11:03:17Z" calcext:value-type="string">
            <text:p>2018-07-29T11:03:17Z</text:p>
          </table:table-cell>
          <table:table-cell table:formula="of:=VLOOKUP([.$A287];[MAF_walk_5K_ish_Polar__Crunch.$A$2:.$E$147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3:26Z</text:p>
          </table:table-cell>
          <table:table-cell office:value-type="float" office:value="40.001855" calcext:value-type="float">
            <text:p>40.001855</text:p>
          </table:table-cell>
          <table:table-cell office:value-type="float" office:value="-79.58653" calcext:value-type="float">
            <text:p>-79.58653</text:p>
          </table:table-cell>
          <table:table-cell office:value-type="float" office:value="299.2" calcext:value-type="float">
            <text:p>299.2</text:p>
          </table:table-cell>
          <table:table-cell office:value-type="float" office:value="112" calcext:value-type="float">
            <text:p>112</text:p>
          </table:table-cell>
          <table:table-cell table:formula="of:=VLOOKUP([.$A288];[MAF_walk_5K_ish_Polar__Crunch.$A$2:.$E$1471];1;1)" office:value-type="string" office:string-value="2018-07-29T11:03:24Z" calcext:value-type="string">
            <text:p>2018-07-29T11:03:24Z</text:p>
          </table:table-cell>
          <table:table-cell table:formula="of:=VLOOKUP([.$A288];[MAF_walk_5K_ish_Polar__Crunch.$A$2:.$E$147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1:03:36Z</text:p>
          </table:table-cell>
          <table:table-cell office:value-type="float" office:value="40.001857" calcext:value-type="float">
            <text:p>40.001857</text:p>
          </table:table-cell>
          <table:table-cell office:value-type="float" office:value="-79.58659" calcext:value-type="float">
            <text:p>-79.58659</text:p>
          </table:table-cell>
          <table:table-cell office:value-type="float" office:value="298.9" calcext:value-type="float">
            <text:p>298.9</text:p>
          </table:table-cell>
          <table:table-cell office:value-type="float" office:value="108" calcext:value-type="float">
            <text:p>108</text:p>
          </table:table-cell>
          <table:table-cell table:formula="of:=VLOOKUP([.$A289];[MAF_walk_5K_ish_Polar__Crunch.$A$2:.$E$1471];1;1)" office:value-type="string" office:string-value="2018-07-29T11:03:35Z" calcext:value-type="string">
            <text:p>2018-07-29T11:03:35Z</text:p>
          </table:table-cell>
          <table:table-cell table:formula="of:=VLOOKUP([.$A289];[MAF_walk_5K_ish_Polar__Crunch.$A$2:.$E$147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1:03:36Z</text:p>
          </table:table-cell>
          <table:table-cell office:value-type="float" office:value="40.001858" calcext:value-type="float">
            <text:p>40.001858</text:p>
          </table:table-cell>
          <table:table-cell office:value-type="float" office:value="-79.58665" calcext:value-type="float">
            <text:p>-79.58665</text:p>
          </table:table-cell>
          <table:table-cell office:value-type="float" office:value="298.8" calcext:value-type="float">
            <text:p>298.8</text:p>
          </table:table-cell>
          <table:table-cell office:value-type="float" office:value="108" calcext:value-type="float">
            <text:p>108</text:p>
          </table:table-cell>
          <table:table-cell table:formula="of:=VLOOKUP([.$A290];[MAF_walk_5K_ish_Polar__Crunch.$A$2:.$E$1471];1;1)" office:value-type="string" office:string-value="2018-07-29T11:03:35Z" calcext:value-type="string">
            <text:p>2018-07-29T11:03:35Z</text:p>
          </table:table-cell>
          <table:table-cell table:formula="of:=VLOOKUP([.$A290];[MAF_walk_5K_ish_Polar__Crunch.$A$2:.$E$147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1:03:41Z</text:p>
          </table:table-cell>
          <table:table-cell office:value-type="float" office:value="40.00188" calcext:value-type="float">
            <text:p>40.00188</text:p>
          </table:table-cell>
          <table:table-cell office:value-type="float" office:value="-79.58673" calcext:value-type="float">
            <text:p>-79.58673</text:p>
          </table:table-cell>
          <table:table-cell office:value-type="float" office:value="298.6" calcext:value-type="float">
            <text:p>298.6</text:p>
          </table:table-cell>
          <table:table-cell office:value-type="float" office:value="108" calcext:value-type="float">
            <text:p>108</text:p>
          </table:table-cell>
          <table:table-cell table:formula="of:=VLOOKUP([.$A291];[MAF_walk_5K_ish_Polar__Crunch.$A$2:.$E$1471];1;1)" office:value-type="string" office:string-value="2018-07-29T11:03:40Z" calcext:value-type="string">
            <text:p>2018-07-29T11:03:40Z</text:p>
          </table:table-cell>
          <table:table-cell table:formula="of:=VLOOKUP([.$A291];[MAF_walk_5K_ish_Polar__Crunch.$A$2:.$E$147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1:03:47Z</text:p>
          </table:table-cell>
          <table:table-cell office:value-type="float" office:value="40.001884" calcext:value-type="float">
            <text:p>40.001884</text:p>
          </table:table-cell>
          <table:table-cell office:value-type="float" office:value="-79.586876" calcext:value-type="float">
            <text:p>-79.586876</text:p>
          </table:table-cell>
          <table:table-cell office:value-type="float" office:value="298.3" calcext:value-type="float">
            <text:p>298.3</text:p>
          </table:table-cell>
          <table:table-cell office:value-type="float" office:value="108" calcext:value-type="float">
            <text:p>108</text:p>
          </table:table-cell>
          <table:table-cell table:formula="of:=VLOOKUP([.$A292];[MAF_walk_5K_ish_Polar__Crunch.$A$2:.$E$1471];1;1)" office:value-type="string" office:string-value="2018-07-29T11:03:46Z" calcext:value-type="string">
            <text:p>2018-07-29T11:03:46Z</text:p>
          </table:table-cell>
          <table:table-cell table:formula="of:=VLOOKUP([.$A292];[MAF_walk_5K_ish_Polar__Crunch.$A$2:.$E$147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1:03:54Z</text:p>
          </table:table-cell>
          <table:table-cell office:value-type="float" office:value="40.00181" calcext:value-type="float">
            <text:p>40.00181</text:p>
          </table:table-cell>
          <table:table-cell office:value-type="float" office:value="-79.58697" calcext:value-type="float">
            <text:p>-79.58697</text:p>
          </table:table-cell>
          <table:table-cell office:value-type="float" office:value="298.5" calcext:value-type="float">
            <text:p>298.5</text:p>
          </table:table-cell>
          <table:table-cell office:value-type="float" office:value="108" calcext:value-type="float">
            <text:p>108</text:p>
          </table:table-cell>
          <table:table-cell table:formula="of:=VLOOKUP([.$A293];[MAF_walk_5K_ish_Polar__Crunch.$A$2:.$E$1471];1;1)" office:value-type="string" office:string-value="2018-07-29T11:03:53Z" calcext:value-type="string">
            <text:p>2018-07-29T11:03:53Z</text:p>
          </table:table-cell>
          <table:table-cell table:formula="of:=VLOOKUP([.$A293];[MAF_walk_5K_ish_Polar__Crunch.$A$2:.$E$147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1:03:59Z</text:p>
          </table:table-cell>
          <table:table-cell office:value-type="float" office:value="40.00169" calcext:value-type="float">
            <text:p>40.00169</text:p>
          </table:table-cell>
          <table:table-cell office:value-type="float" office:value="-79.58699" calcext:value-type="float">
            <text:p>-79.58699</text:p>
          </table:table-cell>
          <table:table-cell office:value-type="float" office:value="298.4" calcext:value-type="float">
            <text:p>298.4</text:p>
          </table:table-cell>
          <table:table-cell office:value-type="float" office:value="108" calcext:value-type="float">
            <text:p>108</text:p>
          </table:table-cell>
          <table:table-cell table:formula="of:=VLOOKUP([.$A294];[MAF_walk_5K_ish_Polar__Crunch.$A$2:.$E$1471];1;1)" office:value-type="string" office:string-value="2018-07-29T11:03:59Z" calcext:value-type="string">
            <text:p>2018-07-29T11:03:59Z</text:p>
          </table:table-cell>
          <table:table-cell table:formula="of:=VLOOKUP([.$A294];[MAF_walk_5K_ish_Polar__Crunch.$A$2:.$E$147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1:04:04Z</text:p>
          </table:table-cell>
          <table:table-cell office:value-type="float" office:value="40.001587" calcext:value-type="float">
            <text:p>40.001587</text:p>
          </table:table-cell>
          <table:table-cell office:value-type="float" office:value="-79.58703" calcext:value-type="float">
            <text:p>-79.58703</text:p>
          </table:table-cell>
          <table:table-cell office:value-type="float" office:value="298.1" calcext:value-type="float">
            <text:p>298.1</text:p>
          </table:table-cell>
          <table:table-cell office:value-type="float" office:value="108" calcext:value-type="float">
            <text:p>108</text:p>
          </table:table-cell>
          <table:table-cell table:formula="of:=VLOOKUP([.$A295];[MAF_walk_5K_ish_Polar__Crunch.$A$2:.$E$1471];1;1)" office:value-type="string" office:string-value="2018-07-29T11:04:03Z" calcext:value-type="string">
            <text:p>2018-07-29T11:04:03Z</text:p>
          </table:table-cell>
          <table:table-cell table:formula="of:=VLOOKUP([.$A295];[MAF_walk_5K_ish_Polar__Crunch.$A$2:.$E$147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1:04:09Z</text:p>
          </table:table-cell>
          <table:table-cell office:value-type="float" office:value="40.001507" calcext:value-type="float">
            <text:p>40.001507</text:p>
          </table:table-cell>
          <table:table-cell office:value-type="float" office:value="-79.58711" calcext:value-type="float">
            <text:p>-79.58711</text:p>
          </table:table-cell>
          <table:table-cell office:value-type="float" office:value="298" calcext:value-type="float">
            <text:p>298</text:p>
          </table:table-cell>
          <table:table-cell office:value-type="float" office:value="108" calcext:value-type="float">
            <text:p>108</text:p>
          </table:table-cell>
          <table:table-cell table:formula="of:=VLOOKUP([.$A296];[MAF_walk_5K_ish_Polar__Crunch.$A$2:.$E$1471];1;1)" office:value-type="string" office:string-value="2018-07-29T11:04:09Z" calcext:value-type="string">
            <text:p>2018-07-29T11:04:09Z</text:p>
          </table:table-cell>
          <table:table-cell table:formula="of:=VLOOKUP([.$A296];[MAF_walk_5K_ish_Polar__Crunch.$A$2:.$E$147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4:14Z</text:p>
          </table:table-cell>
          <table:table-cell office:value-type="float" office:value="40.001408" calcext:value-type="float">
            <text:p>40.001408</text:p>
          </table:table-cell>
          <table:table-cell office:value-type="float" office:value="-79.58715" calcext:value-type="float">
            <text:p>-79.58715</text:p>
          </table:table-cell>
          <table:table-cell office:value-type="float" office:value="298.1" calcext:value-type="float">
            <text:p>298.1</text:p>
          </table:table-cell>
          <table:table-cell office:value-type="float" office:value="108" calcext:value-type="float">
            <text:p>108</text:p>
          </table:table-cell>
          <table:table-cell table:formula="of:=VLOOKUP([.$A297];[MAF_walk_5K_ish_Polar__Crunch.$A$2:.$E$1471];1;1)" office:value-type="string" office:string-value="2018-07-29T11:04:13Z" calcext:value-type="string">
            <text:p>2018-07-29T11:04:13Z</text:p>
          </table:table-cell>
          <table:table-cell table:formula="of:=VLOOKUP([.$A297];[MAF_walk_5K_ish_Polar__Crunch.$A$2:.$E$147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4:23Z</text:p>
          </table:table-cell>
          <table:table-cell office:value-type="float" office:value="40.001255" calcext:value-type="float">
            <text:p>40.001255</text:p>
          </table:table-cell>
          <table:table-cell office:value-type="float" office:value="-79.5872" calcext:value-type="float">
            <text:p>-79.5872</text:p>
          </table:table-cell>
          <table:table-cell office:value-type="float" office:value="298.4" calcext:value-type="float">
            <text:p>298.4</text:p>
          </table:table-cell>
          <table:table-cell office:value-type="float" office:value="108" calcext:value-type="float">
            <text:p>108</text:p>
          </table:table-cell>
          <table:table-cell table:formula="of:=VLOOKUP([.$A298];[MAF_walk_5K_ish_Polar__Crunch.$A$2:.$E$1471];1;1)" office:value-type="string" office:string-value="2018-07-29T11:04:22Z" calcext:value-type="string">
            <text:p>2018-07-29T11:04:22Z</text:p>
          </table:table-cell>
          <table:table-cell table:formula="of:=VLOOKUP([.$A298];[MAF_walk_5K_ish_Polar__Crunch.$A$2:.$E$147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1:04:28Z</text:p>
          </table:table-cell>
          <table:table-cell office:value-type="float" office:value="40.001144" calcext:value-type="float">
            <text:p>40.001144</text:p>
          </table:table-cell>
          <table:table-cell office:value-type="float" office:value="-79.58724" calcext:value-type="float">
            <text:p>-79.58724</text:p>
          </table:table-cell>
          <table:table-cell office:value-type="float" office:value="298.6" calcext:value-type="float">
            <text:p>298.6</text:p>
          </table:table-cell>
          <table:table-cell office:value-type="float" office:value="108" calcext:value-type="float">
            <text:p>108</text:p>
          </table:table-cell>
          <table:table-cell table:formula="of:=VLOOKUP([.$A299];[MAF_walk_5K_ish_Polar__Crunch.$A$2:.$E$1471];1;1)" office:value-type="string" office:string-value="2018-07-29T11:04:28Z" calcext:value-type="string">
            <text:p>2018-07-29T11:04:28Z</text:p>
          </table:table-cell>
          <table:table-cell table:formula="of:=VLOOKUP([.$A299];[MAF_walk_5K_ish_Polar__Crunch.$A$2:.$E$147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04:33Z</text:p>
          </table:table-cell>
          <table:table-cell office:value-type="float" office:value="40.001038" calcext:value-type="float">
            <text:p>40.001038</text:p>
          </table:table-cell>
          <table:table-cell office:value-type="float" office:value="-79.587265" calcext:value-type="float">
            <text:p>-79.587265</text:p>
          </table:table-cell>
          <table:table-cell office:value-type="float" office:value="298.8" calcext:value-type="float">
            <text:p>298.8</text:p>
          </table:table-cell>
          <table:table-cell office:value-type="float" office:value="108" calcext:value-type="float">
            <text:p>108</text:p>
          </table:table-cell>
          <table:table-cell table:formula="of:=VLOOKUP([.$A300];[MAF_walk_5K_ish_Polar__Crunch.$A$2:.$E$1471];1;1)" office:value-type="string" office:string-value="2018-07-29T11:04:33Z" calcext:value-type="string">
            <text:p>2018-07-29T11:04:33Z</text:p>
          </table:table-cell>
          <table:table-cell table:formula="of:=VLOOKUP([.$A300];[MAF_walk_5K_ish_Polar__Crunch.$A$2:.$E$147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1:04:33Z</text:p>
          </table:table-cell>
          <table:table-cell office:value-type="float" office:value="40.001038" calcext:value-type="float">
            <text:p>40.001038</text:p>
          </table:table-cell>
          <table:table-cell office:value-type="float" office:value="-79.587265" calcext:value-type="float">
            <text:p>-79.587265</text:p>
          </table:table-cell>
          <table:table-cell office:value-type="float" office:value="298.8" calcext:value-type="float">
            <text:p>298.8</text:p>
          </table:table-cell>
          <table:table-cell office:value-type="float" office:value="108" calcext:value-type="float">
            <text:p>108</text:p>
          </table:table-cell>
          <table:table-cell table:formula="of:=VLOOKUP([.$A301];[MAF_walk_5K_ish_Polar__Crunch.$A$2:.$E$1471];1;1)" office:value-type="string" office:string-value="2018-07-29T11:04:33Z" calcext:value-type="string">
            <text:p>2018-07-29T11:04:33Z</text:p>
          </table:table-cell>
          <table:table-cell table:formula="of:=VLOOKUP([.$A301];[MAF_walk_5K_ish_Polar__Crunch.$A$2:.$E$147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1:04:35Z</text:p>
          </table:table-cell>
          <table:table-cell office:value-type="float" office:value="40.001038" calcext:value-type="float">
            <text:p>40.001038</text:p>
          </table:table-cell>
          <table:table-cell office:value-type="float" office:value="-79.587265" calcext:value-type="float">
            <text:p>-79.587265</text:p>
          </table:table-cell>
          <table:table-cell office:value-type="float" office:value="298.8" calcext:value-type="float">
            <text:p>298.8</text:p>
          </table:table-cell>
          <table:table-cell office:value-type="float" office:value="114" calcext:value-type="float">
            <text:p>114</text:p>
          </table:table-cell>
          <table:table-cell table:formula="of:=VLOOKUP([.$A302];[MAF_walk_5K_ish_Polar__Crunch.$A$2:.$E$1471];1;1)" office:value-type="string" office:string-value="2018-07-29T11:04:35Z" calcext:value-type="string">
            <text:p>2018-07-29T11:04:35Z</text:p>
          </table:table-cell>
          <table:table-cell table:formula="of:=VLOOKUP([.$A302];[MAF_walk_5K_ish_Polar__Crunch.$A$2:.$E$147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1:04:38Z</text:p>
          </table:table-cell>
          <table:table-cell office:value-type="float" office:value="40.0009" calcext:value-type="float">
            <text:p>40.0009</text:p>
          </table:table-cell>
          <table:table-cell office:value-type="float" office:value="-79.587296" calcext:value-type="float">
            <text:p>-79.587296</text:p>
          </table:table-cell>
          <table:table-cell office:value-type="float" office:value="299.1" calcext:value-type="float">
            <text:p>299.1</text:p>
          </table:table-cell>
          <table:table-cell office:value-type="float" office:value="114" calcext:value-type="float">
            <text:p>114</text:p>
          </table:table-cell>
          <table:table-cell table:formula="of:=VLOOKUP([.$A303];[MAF_walk_5K_ish_Polar__Crunch.$A$2:.$E$1471];1;1)" office:value-type="string" office:string-value="2018-07-29T11:04:38Z" calcext:value-type="string">
            <text:p>2018-07-29T11:04:38Z</text:p>
          </table:table-cell>
          <table:table-cell table:formula="of:=VLOOKUP([.$A303];[MAF_walk_5K_ish_Polar__Crunch.$A$2:.$E$147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1:04:43Z</text:p>
          </table:table-cell>
          <table:table-cell office:value-type="float" office:value="40.000782" calcext:value-type="float">
            <text:p>40.000782</text:p>
          </table:table-cell>
          <table:table-cell office:value-type="float" office:value="-79.5873" calcext:value-type="float">
            <text:p>-79.5873</text:p>
          </table:table-cell>
          <table:table-cell office:value-type="float" office:value="299.3" calcext:value-type="float">
            <text:p>299.3</text:p>
          </table:table-cell>
          <table:table-cell office:value-type="float" office:value="114" calcext:value-type="float">
            <text:p>114</text:p>
          </table:table-cell>
          <table:table-cell table:formula="of:=VLOOKUP([.$A304];[MAF_walk_5K_ish_Polar__Crunch.$A$2:.$E$1471];1;1)" office:value-type="string" office:string-value="2018-07-29T11:04:43Z" calcext:value-type="string">
            <text:p>2018-07-29T11:04:43Z</text:p>
          </table:table-cell>
          <table:table-cell table:formula="of:=VLOOKUP([.$A304];[MAF_walk_5K_ish_Polar__Crunch.$A$2:.$E$1471];5;1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1:04:48Z</text:p>
          </table:table-cell>
          <table:table-cell office:value-type="float" office:value="40.000713" calcext:value-type="float">
            <text:p>40.000713</text:p>
          </table:table-cell>
          <table:table-cell office:value-type="float" office:value="-79.58732" calcext:value-type="float">
            <text:p>-79.58732</text:p>
          </table:table-cell>
          <table:table-cell office:value-type="float" office:value="299.5" calcext:value-type="float">
            <text:p>299.5</text:p>
          </table:table-cell>
          <table:table-cell office:value-type="float" office:value="114" calcext:value-type="float">
            <text:p>114</text:p>
          </table:table-cell>
          <table:table-cell table:formula="of:=VLOOKUP([.$A305];[MAF_walk_5K_ish_Polar__Crunch.$A$2:.$E$1471];1;1)" office:value-type="string" office:string-value="2018-07-29T11:04:46Z" calcext:value-type="string">
            <text:p>2018-07-29T11:04:46Z</text:p>
          </table:table-cell>
          <table:table-cell table:formula="of:=VLOOKUP([.$A305];[MAF_walk_5K_ish_Polar__Crunch.$A$2:.$E$1471];5;1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1:04:55Z</text:p>
          </table:table-cell>
          <table:table-cell office:value-type="float" office:value="40.000645" calcext:value-type="float">
            <text:p>40.000645</text:p>
          </table:table-cell>
          <table:table-cell office:value-type="float" office:value="-79.58733" calcext:value-type="float">
            <text:p>-79.58733</text:p>
          </table:table-cell>
          <table:table-cell office:value-type="float" office:value="299.5" calcext:value-type="float">
            <text:p>299.5</text:p>
          </table:table-cell>
          <table:table-cell office:value-type="float" office:value="114" calcext:value-type="float">
            <text:p>114</text:p>
          </table:table-cell>
          <table:table-cell table:formula="of:=VLOOKUP([.$A306];[MAF_walk_5K_ish_Polar__Crunch.$A$2:.$E$1471];1;1)" office:value-type="string" office:string-value="2018-07-29T11:04:54Z" calcext:value-type="string">
            <text:p>2018-07-29T11:04:54Z</text:p>
          </table:table-cell>
          <table:table-cell table:formula="of:=VLOOKUP([.$A306];[MAF_walk_5K_ish_Polar__Crunch.$A$2:.$E$147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1:05:00Z</text:p>
          </table:table-cell>
          <table:table-cell office:value-type="float" office:value="40.00057" calcext:value-type="float">
            <text:p>40.00057</text:p>
          </table:table-cell>
          <table:table-cell office:value-type="float" office:value="-79.58735" calcext:value-type="float">
            <text:p>-79.58735</text:p>
          </table:table-cell>
          <table:table-cell office:value-type="float" office:value="299.6" calcext:value-type="float">
            <text:p>299.6</text:p>
          </table:table-cell>
          <table:table-cell office:value-type="float" office:value="114" calcext:value-type="float">
            <text:p>114</text:p>
          </table:table-cell>
          <table:table-cell table:formula="of:=VLOOKUP([.$A307];[MAF_walk_5K_ish_Polar__Crunch.$A$2:.$E$1471];1;1)" office:value-type="string" office:string-value="2018-07-29T11:05:00Z" calcext:value-type="string">
            <text:p>2018-07-29T11:05:00Z</text:p>
          </table:table-cell>
          <table:table-cell table:formula="of:=VLOOKUP([.$A307];[MAF_walk_5K_ish_Polar__Crunch.$A$2:.$E$147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1:05:05Z</text:p>
          </table:table-cell>
          <table:table-cell office:value-type="float" office:value="40.000492" calcext:value-type="float">
            <text:p>40.000492</text:p>
          </table:table-cell>
          <table:table-cell office:value-type="float" office:value="-79.58735" calcext:value-type="float">
            <text:p>-79.58735</text:p>
          </table:table-cell>
          <table:table-cell office:value-type="float" office:value="299.8" calcext:value-type="float">
            <text:p>299.8</text:p>
          </table:table-cell>
          <table:table-cell office:value-type="float" office:value="114" calcext:value-type="float">
            <text:p>114</text:p>
          </table:table-cell>
          <table:table-cell table:formula="of:=VLOOKUP([.$A308];[MAF_walk_5K_ish_Polar__Crunch.$A$2:.$E$1471];1;1)" office:value-type="string" office:string-value="2018-07-29T11:05:04Z" calcext:value-type="string">
            <text:p>2018-07-29T11:05:04Z</text:p>
          </table:table-cell>
          <table:table-cell table:formula="of:=VLOOKUP([.$A308];[MAF_walk_5K_ish_Polar__Crunch.$A$2:.$E$147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05:10Z</text:p>
          </table:table-cell>
          <table:table-cell office:value-type="float" office:value="40.000423" calcext:value-type="float">
            <text:p>40.000423</text:p>
          </table:table-cell>
          <table:table-cell office:value-type="float" office:value="-79.58736" calcext:value-type="float">
            <text:p>-79.58736</text:p>
          </table:table-cell>
          <table:table-cell office:value-type="float" office:value="299.8" calcext:value-type="float">
            <text:p>299.8</text:p>
          </table:table-cell>
          <table:table-cell office:value-type="float" office:value="114" calcext:value-type="float">
            <text:p>114</text:p>
          </table:table-cell>
          <table:table-cell table:formula="of:=VLOOKUP([.$A309];[MAF_walk_5K_ish_Polar__Crunch.$A$2:.$E$1471];1;1)" office:value-type="string" office:string-value="2018-07-29T11:05:09Z" calcext:value-type="string">
            <text:p>2018-07-29T11:05:09Z</text:p>
          </table:table-cell>
          <table:table-cell table:formula="of:=VLOOKUP([.$A309];[MAF_walk_5K_ish_Polar__Crunch.$A$2:.$E$147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5:15Z</text:p>
          </table:table-cell>
          <table:table-cell office:value-type="float" office:value="40.00036" calcext:value-type="float">
            <text:p>40.00036</text:p>
          </table:table-cell>
          <table:table-cell office:value-type="float" office:value="-79.58736" calcext:value-type="float">
            <text:p>-79.58736</text:p>
          </table:table-cell>
          <table:table-cell office:value-type="float" office:value="299.9" calcext:value-type="float">
            <text:p>299.9</text:p>
          </table:table-cell>
          <table:table-cell office:value-type="float" office:value="114" calcext:value-type="float">
            <text:p>114</text:p>
          </table:table-cell>
          <table:table-cell table:formula="of:=VLOOKUP([.$A310];[MAF_walk_5K_ish_Polar__Crunch.$A$2:.$E$1471];1;1)" office:value-type="string" office:string-value="2018-07-29T11:05:13Z" calcext:value-type="string">
            <text:p>2018-07-29T11:05:13Z</text:p>
          </table:table-cell>
          <table:table-cell table:formula="of:=VLOOKUP([.$A310];[MAF_walk_5K_ish_Polar__Crunch.$A$2:.$E$1471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1:05:20Z</text:p>
          </table:table-cell>
          <table:table-cell office:value-type="float" office:value="40.0003" calcext:value-type="float">
            <text:p>40.0003</text:p>
          </table:table-cell>
          <table:table-cell office:value-type="float" office:value="-79.58734" calcext:value-type="float">
            <text:p>-79.58734</text:p>
          </table:table-cell>
          <table:table-cell office:value-type="float" office:value="300" calcext:value-type="float">
            <text:p>300</text:p>
          </table:table-cell>
          <table:table-cell office:value-type="float" office:value="114" calcext:value-type="float">
            <text:p>114</text:p>
          </table:table-cell>
          <table:table-cell table:formula="of:=VLOOKUP([.$A311];[MAF_walk_5K_ish_Polar__Crunch.$A$2:.$E$1471];1;1)" office:value-type="string" office:string-value="2018-07-29T11:05:19Z" calcext:value-type="string">
            <text:p>2018-07-29T11:05:19Z</text:p>
          </table:table-cell>
          <table:table-cell table:formula="of:=VLOOKUP([.$A311];[MAF_walk_5K_ish_Polar__Crunch.$A$2:.$E$1471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1:05:30Z</text:p>
          </table:table-cell>
          <table:table-cell office:value-type="float" office:value="40.00019" calcext:value-type="float">
            <text:p>40.00019</text:p>
          </table:table-cell>
          <table:table-cell office:value-type="float" office:value="-79.58735" calcext:value-type="float">
            <text:p>-79.58735</text:p>
          </table:table-cell>
          <table:table-cell office:value-type="float" office:value="300.2" calcext:value-type="float">
            <text:p>300.2</text:p>
          </table:table-cell>
          <table:table-cell office:value-type="float" office:value="114" calcext:value-type="float">
            <text:p>114</text:p>
          </table:table-cell>
          <table:table-cell table:formula="of:=VLOOKUP([.$A312];[MAF_walk_5K_ish_Polar__Crunch.$A$2:.$E$1471];1;1)" office:value-type="string" office:string-value="2018-07-29T11:05:27Z" calcext:value-type="string">
            <text:p>2018-07-29T11:05:27Z</text:p>
          </table:table-cell>
          <table:table-cell table:formula="of:=VLOOKUP([.$A312];[MAF_walk_5K_ish_Polar__Crunch.$A$2:.$E$147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1:05:35Z</text:p>
          </table:table-cell>
          <table:table-cell office:value-type="float" office:value="40.000122" calcext:value-type="float">
            <text:p>40.000122</text:p>
          </table:table-cell>
          <table:table-cell office:value-type="float" office:value="-79.58736" calcext:value-type="float">
            <text:p>-79.58736</text:p>
          </table:table-cell>
          <table:table-cell office:value-type="float" office:value="300.3" calcext:value-type="float">
            <text:p>300.3</text:p>
          </table:table-cell>
          <table:table-cell office:value-type="float" office:value="114" calcext:value-type="float">
            <text:p>114</text:p>
          </table:table-cell>
          <table:table-cell table:formula="of:=VLOOKUP([.$A313];[MAF_walk_5K_ish_Polar__Crunch.$A$2:.$E$1471];1;1)" office:value-type="string" office:string-value="2018-07-29T11:05:33Z" calcext:value-type="string">
            <text:p>2018-07-29T11:05:33Z</text:p>
          </table:table-cell>
          <table:table-cell table:formula="of:=VLOOKUP([.$A313];[MAF_walk_5K_ish_Polar__Crunch.$A$2:.$E$1471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05:36Z</text:p>
          </table:table-cell>
          <table:table-cell office:value-type="float" office:value="40.000122" calcext:value-type="float">
            <text:p>40.000122</text:p>
          </table:table-cell>
          <table:table-cell office:value-type="float" office:value="-79.58736" calcext:value-type="float">
            <text:p>-79.58736</text:p>
          </table:table-cell>
          <table:table-cell office:value-type="float" office:value="300.3" calcext:value-type="float">
            <text:p>300.3</text:p>
          </table:table-cell>
          <table:table-cell office:value-type="float" office:value="108" calcext:value-type="float">
            <text:p>108</text:p>
          </table:table-cell>
          <table:table-cell table:formula="of:=VLOOKUP([.$A314];[MAF_walk_5K_ish_Polar__Crunch.$A$2:.$E$1471];1;1)" office:value-type="string" office:string-value="2018-07-29T11:05:36Z" calcext:value-type="string">
            <text:p>2018-07-29T11:05:36Z</text:p>
          </table:table-cell>
          <table:table-cell table:formula="of:=VLOOKUP([.$A314];[MAF_walk_5K_ish_Polar__Crunch.$A$2:.$E$147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1:05:40Z</text:p>
          </table:table-cell>
          <table:table-cell office:value-type="float" office:value="40.000046" calcext:value-type="float">
            <text:p>40.000046</text:p>
          </table:table-cell>
          <table:table-cell office:value-type="float" office:value="-79.58733" calcext:value-type="float">
            <text:p>-79.58733</text:p>
          </table:table-cell>
          <table:table-cell office:value-type="float" office:value="300.5" calcext:value-type="float">
            <text:p>300.5</text:p>
          </table:table-cell>
          <table:table-cell office:value-type="float" office:value="108" calcext:value-type="float">
            <text:p>108</text:p>
          </table:table-cell>
          <table:table-cell table:formula="of:=VLOOKUP([.$A315];[MAF_walk_5K_ish_Polar__Crunch.$A$2:.$E$1471];1;1)" office:value-type="string" office:string-value="2018-07-29T11:05:38Z" calcext:value-type="string">
            <text:p>2018-07-29T11:05:38Z</text:p>
          </table:table-cell>
          <table:table-cell table:formula="of:=VLOOKUP([.$A315];[MAF_walk_5K_ish_Polar__Crunch.$A$2:.$E$147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1:05:50Z</text:p>
          </table:table-cell>
          <table:table-cell office:value-type="float" office:value="39.99994" calcext:value-type="float">
            <text:p>39.99994</text:p>
          </table:table-cell>
          <table:table-cell office:value-type="float" office:value="-79.587326" calcext:value-type="float">
            <text:p>-79.587326</text:p>
          </table:table-cell>
          <table:table-cell office:value-type="float" office:value="300.9" calcext:value-type="float">
            <text:p>300.9</text:p>
          </table:table-cell>
          <table:table-cell office:value-type="float" office:value="108" calcext:value-type="float">
            <text:p>108</text:p>
          </table:table-cell>
          <table:table-cell table:formula="of:=VLOOKUP([.$A316];[MAF_walk_5K_ish_Polar__Crunch.$A$2:.$E$1471];1;1)" office:value-type="string" office:string-value="2018-07-29T11:05:47Z" calcext:value-type="string">
            <text:p>2018-07-29T11:05:47Z</text:p>
          </table:table-cell>
          <table:table-cell table:formula="of:=VLOOKUP([.$A316];[MAF_walk_5K_ish_Polar__Crunch.$A$2:.$E$147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1:06:00Z</text:p>
          </table:table-cell>
          <table:table-cell office:value-type="float" office:value="39.99994" calcext:value-type="float">
            <text:p>39.99994</text:p>
          </table:table-cell>
          <table:table-cell office:value-type="float" office:value="-79.58745" calcext:value-type="float">
            <text:p>-79.58745</text:p>
          </table:table-cell>
          <table:table-cell office:value-type="float" office:value="300" calcext:value-type="float">
            <text:p>300</text:p>
          </table:table-cell>
          <table:table-cell office:value-type="float" office:value="108" calcext:value-type="float">
            <text:p>108</text:p>
          </table:table-cell>
          <table:table-cell table:formula="of:=VLOOKUP([.$A317];[MAF_walk_5K_ish_Polar__Crunch.$A$2:.$E$1471];1;1)" office:value-type="string" office:string-value="2018-07-29T11:06:00Z" calcext:value-type="string">
            <text:p>2018-07-29T11:06:00Z</text:p>
          </table:table-cell>
          <table:table-cell table:formula="of:=VLOOKUP([.$A317];[MAF_walk_5K_ish_Polar__Crunch.$A$2:.$E$147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1:06:10Z</text:p>
          </table:table-cell>
          <table:table-cell office:value-type="float" office:value="39.999847" calcext:value-type="float">
            <text:p>39.999847</text:p>
          </table:table-cell>
          <table:table-cell office:value-type="float" office:value="-79.58748" calcext:value-type="float">
            <text:p>-79.58748</text:p>
          </table:table-cell>
          <table:table-cell office:value-type="float" office:value="299.9" calcext:value-type="float">
            <text:p>299.9</text:p>
          </table:table-cell>
          <table:table-cell office:value-type="float" office:value="108" calcext:value-type="float">
            <text:p>108</text:p>
          </table:table-cell>
          <table:table-cell table:formula="of:=VLOOKUP([.$A318];[MAF_walk_5K_ish_Polar__Crunch.$A$2:.$E$1471];1;1)" office:value-type="string" office:string-value="2018-07-29T11:06:08Z" calcext:value-type="string">
            <text:p>2018-07-29T11:06:08Z</text:p>
          </table:table-cell>
          <table:table-cell table:formula="of:=VLOOKUP([.$A318];[MAF_walk_5K_ish_Polar__Crunch.$A$2:.$E$147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1:06:19Z</text:p>
          </table:table-cell>
          <table:table-cell office:value-type="float" office:value="39.999718" calcext:value-type="float">
            <text:p>39.999718</text:p>
          </table:table-cell>
          <table:table-cell office:value-type="float" office:value="-79.58749" calcext:value-type="float">
            <text:p>-79.58749</text:p>
          </table:table-cell>
          <table:table-cell office:value-type="float" office:value="299.7" calcext:value-type="float">
            <text:p>299.7</text:p>
          </table:table-cell>
          <table:table-cell office:value-type="float" office:value="108" calcext:value-type="float">
            <text:p>108</text:p>
          </table:table-cell>
          <table:table-cell table:formula="of:=VLOOKUP([.$A319];[MAF_walk_5K_ish_Polar__Crunch.$A$2:.$E$1471];1;1)" office:value-type="string" office:string-value="2018-07-29T11:06:18Z" calcext:value-type="string">
            <text:p>2018-07-29T11:06:18Z</text:p>
          </table:table-cell>
          <table:table-cell table:formula="of:=VLOOKUP([.$A319];[MAF_walk_5K_ish_Polar__Crunch.$A$2:.$E$147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6:29Z</text:p>
          </table:table-cell>
          <table:table-cell office:value-type="float" office:value="39.999615" calcext:value-type="float">
            <text:p>39.999615</text:p>
          </table:table-cell>
          <table:table-cell office:value-type="float" office:value="-79.58753" calcext:value-type="float">
            <text:p>-79.58753</text:p>
          </table:table-cell>
          <table:table-cell office:value-type="float" office:value="299.6" calcext:value-type="float">
            <text:p>299.6</text:p>
          </table:table-cell>
          <table:table-cell office:value-type="float" office:value="108" calcext:value-type="float">
            <text:p>108</text:p>
          </table:table-cell>
          <table:table-cell table:formula="of:=VLOOKUP([.$A320];[MAF_walk_5K_ish_Polar__Crunch.$A$2:.$E$1471];1;1)" office:value-type="string" office:string-value="2018-07-29T11:06:27Z" calcext:value-type="string">
            <text:p>2018-07-29T11:06:27Z</text:p>
          </table:table-cell>
          <table:table-cell table:formula="of:=VLOOKUP([.$A320];[MAF_walk_5K_ish_Polar__Crunch.$A$2:.$E$147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6:34Z</text:p>
          </table:table-cell>
          <table:table-cell office:value-type="float" office:value="39.999573" calcext:value-type="float">
            <text:p>39.999573</text:p>
          </table:table-cell>
          <table:table-cell office:value-type="float" office:value="-79.58756" calcext:value-type="float">
            <text:p>-79.58756</text:p>
          </table:table-cell>
          <table:table-cell office:value-type="float" office:value="299.5" calcext:value-type="float">
            <text:p>299.5</text:p>
          </table:table-cell>
          <table:table-cell office:value-type="float" office:value="108" calcext:value-type="float">
            <text:p>108</text:p>
          </table:table-cell>
          <table:table-cell table:formula="of:=VLOOKUP([.$A321];[MAF_walk_5K_ish_Polar__Crunch.$A$2:.$E$1471];1;1)" office:value-type="string" office:string-value="2018-07-29T11:06:30Z" calcext:value-type="string">
            <text:p>2018-07-29T11:06:30Z</text:p>
          </table:table-cell>
          <table:table-cell table:formula="of:=VLOOKUP([.$A321];[MAF_walk_5K_ish_Polar__Crunch.$A$2:.$E$147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6:36Z</text:p>
          </table:table-cell>
          <table:table-cell office:value-type="float" office:value="39.999573" calcext:value-type="float">
            <text:p>39.999573</text:p>
          </table:table-cell>
          <table:table-cell office:value-type="float" office:value="-79.58756" calcext:value-type="float">
            <text:p>-79.58756</text:p>
          </table:table-cell>
          <table:table-cell office:value-type="float" office:value="299.5" calcext:value-type="float">
            <text:p>299.5</text:p>
          </table:table-cell>
          <table:table-cell office:value-type="float" office:value="105" calcext:value-type="float">
            <text:p>105</text:p>
          </table:table-cell>
          <table:table-cell table:formula="of:=VLOOKUP([.$A322];[MAF_walk_5K_ish_Polar__Crunch.$A$2:.$E$1471];1;1)" office:value-type="string" office:string-value="2018-07-29T11:06:35Z" calcext:value-type="string">
            <text:p>2018-07-29T11:06:35Z</text:p>
          </table:table-cell>
          <table:table-cell table:formula="of:=VLOOKUP([.$A322];[MAF_walk_5K_ish_Polar__Crunch.$A$2:.$E$147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6:39Z</text:p>
          </table:table-cell>
          <table:table-cell office:value-type="float" office:value="39.999573" calcext:value-type="float">
            <text:p>39.999573</text:p>
          </table:table-cell>
          <table:table-cell office:value-type="float" office:value="-79.58756" calcext:value-type="float">
            <text:p>-79.58756</text:p>
          </table:table-cell>
          <table:table-cell office:value-type="float" office:value="299.5" calcext:value-type="float">
            <text:p>299.5</text:p>
          </table:table-cell>
          <table:table-cell office:value-type="float" office:value="105" calcext:value-type="float">
            <text:p>105</text:p>
          </table:table-cell>
          <table:table-cell table:formula="of:=VLOOKUP([.$A323];[MAF_walk_5K_ish_Polar__Crunch.$A$2:.$E$1471];1;1)" office:value-type="string" office:string-value="2018-07-29T11:06:38Z" calcext:value-type="string">
            <text:p>2018-07-29T11:06:38Z</text:p>
          </table:table-cell>
          <table:table-cell table:formula="of:=VLOOKUP([.$A323];[MAF_walk_5K_ish_Polar__Crunch.$A$2:.$E$147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6:44Z</text:p>
          </table:table-cell>
          <table:table-cell office:value-type="float" office:value="39.99948" calcext:value-type="float">
            <text:p>39.99948</text:p>
          </table:table-cell>
          <table:table-cell office:value-type="float" office:value="-79.58764" calcext:value-type="float">
            <text:p>-79.58764</text:p>
          </table:table-cell>
          <table:table-cell office:value-type="float" office:value="299.4" calcext:value-type="float">
            <text:p>299.4</text:p>
          </table:table-cell>
          <table:table-cell office:value-type="float" office:value="105" calcext:value-type="float">
            <text:p>105</text:p>
          </table:table-cell>
          <table:table-cell table:formula="of:=VLOOKUP([.$A324];[MAF_walk_5K_ish_Polar__Crunch.$A$2:.$E$1471];1;1)" office:value-type="string" office:string-value="2018-07-29T11:06:43Z" calcext:value-type="string">
            <text:p>2018-07-29T11:06:43Z</text:p>
          </table:table-cell>
          <table:table-cell table:formula="of:=VLOOKUP([.$A324];[MAF_walk_5K_ish_Polar__Crunch.$A$2:.$E$147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6:49Z</text:p>
          </table:table-cell>
          <table:table-cell office:value-type="float" office:value="39.999373" calcext:value-type="float">
            <text:p>39.999373</text:p>
          </table:table-cell>
          <table:table-cell office:value-type="float" office:value="-79.587747" calcext:value-type="float">
            <text:p>-79.587747</text:p>
          </table:table-cell>
          <table:table-cell office:value-type="float" office:value="299.3" calcext:value-type="float">
            <text:p>299.3</text:p>
          </table:table-cell>
          <table:table-cell office:value-type="float" office:value="105" calcext:value-type="float">
            <text:p>105</text:p>
          </table:table-cell>
          <table:table-cell table:formula="of:=VLOOKUP([.$A325];[MAF_walk_5K_ish_Polar__Crunch.$A$2:.$E$1471];1;1)" office:value-type="string" office:string-value="2018-07-29T11:06:47Z" calcext:value-type="string">
            <text:p>2018-07-29T11:06:47Z</text:p>
          </table:table-cell>
          <table:table-cell table:formula="of:=VLOOKUP([.$A325];[MAF_walk_5K_ish_Polar__Crunch.$A$2:.$E$147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6:54Z</text:p>
          </table:table-cell>
          <table:table-cell office:value-type="float" office:value="39.999336" calcext:value-type="float">
            <text:p>39.999336</text:p>
          </table:table-cell>
          <table:table-cell office:value-type="float" office:value="-79.587805" calcext:value-type="float">
            <text:p>-79.587805</text:p>
          </table:table-cell>
          <table:table-cell office:value-type="float" office:value="299.3" calcext:value-type="float">
            <text:p>299.3</text:p>
          </table:table-cell>
          <table:table-cell office:value-type="float" office:value="105" calcext:value-type="float">
            <text:p>105</text:p>
          </table:table-cell>
          <table:table-cell table:formula="of:=VLOOKUP([.$A326];[MAF_walk_5K_ish_Polar__Crunch.$A$2:.$E$1471];1;1)" office:value-type="string" office:string-value="2018-07-29T11:06:54Z" calcext:value-type="string">
            <text:p>2018-07-29T11:06:54Z</text:p>
          </table:table-cell>
          <table:table-cell table:formula="of:=VLOOKUP([.$A326];[MAF_walk_5K_ish_Polar__Crunch.$A$2:.$E$147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6:59Z</text:p>
          </table:table-cell>
          <table:table-cell office:value-type="float" office:value="39.999299" calcext:value-type="float">
            <text:p>39.999299</text:p>
          </table:table-cell>
          <table:table-cell office:value-type="float" office:value="-79.587862" calcext:value-type="float">
            <text:p>-79.587862</text:p>
          </table:table-cell>
          <table:table-cell office:value-type="float" office:value="299.2" calcext:value-type="float">
            <text:p>299.2</text:p>
          </table:table-cell>
          <table:table-cell office:value-type="float" office:value="105" calcext:value-type="float">
            <text:p>105</text:p>
          </table:table-cell>
          <table:table-cell table:formula="of:=VLOOKUP([.$A327];[MAF_walk_5K_ish_Polar__Crunch.$A$2:.$E$1471];1;1)" office:value-type="string" office:string-value="2018-07-29T11:06:57Z" calcext:value-type="string">
            <text:p>2018-07-29T11:06:57Z</text:p>
          </table:table-cell>
          <table:table-cell table:formula="of:=VLOOKUP([.$A327];[MAF_walk_5K_ish_Polar__Crunch.$A$2:.$E$147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1:07:04Z</text:p>
          </table:table-cell>
          <table:table-cell office:value-type="float" office:value="39.999262" calcext:value-type="float">
            <text:p>39.999262</text:p>
          </table:table-cell>
          <table:table-cell office:value-type="float" office:value="-79.58792" calcext:value-type="float">
            <text:p>-79.58792</text:p>
          </table:table-cell>
          <table:table-cell office:value-type="float" office:value="299.2" calcext:value-type="float">
            <text:p>299.2</text:p>
          </table:table-cell>
          <table:table-cell office:value-type="float" office:value="105" calcext:value-type="float">
            <text:p>105</text:p>
          </table:table-cell>
          <table:table-cell table:formula="of:=VLOOKUP([.$A328];[MAF_walk_5K_ish_Polar__Crunch.$A$2:.$E$1471];1;1)" office:value-type="string" office:string-value="2018-07-29T11:07:02Z" calcext:value-type="string">
            <text:p>2018-07-29T11:07:02Z</text:p>
          </table:table-cell>
          <table:table-cell table:formula="of:=VLOOKUP([.$A328];[MAF_walk_5K_ish_Polar__Crunch.$A$2:.$E$147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07:09Z</text:p>
          </table:table-cell>
          <table:table-cell office:value-type="float" office:value="39.999225" calcext:value-type="float">
            <text:p>39.999225</text:p>
          </table:table-cell>
          <table:table-cell office:value-type="float" office:value="-79.587977" calcext:value-type="float">
            <text:p>-79.587977</text:p>
          </table:table-cell>
          <table:table-cell office:value-type="float" office:value="299.1" calcext:value-type="float">
            <text:p>299.1</text:p>
          </table:table-cell>
          <table:table-cell office:value-type="float" office:value="105" calcext:value-type="float">
            <text:p>105</text:p>
          </table:table-cell>
          <table:table-cell table:formula="of:=VLOOKUP([.$A329];[MAF_walk_5K_ish_Polar__Crunch.$A$2:.$E$1471];1;1)" office:value-type="string" office:string-value="2018-07-29T11:07:08Z" calcext:value-type="string">
            <text:p>2018-07-29T11:07:08Z</text:p>
          </table:table-cell>
          <table:table-cell table:formula="of:=VLOOKUP([.$A329];[MAF_walk_5K_ish_Polar__Crunch.$A$2:.$E$147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07:14Z</text:p>
          </table:table-cell>
          <table:table-cell office:value-type="float" office:value="39.999188" calcext:value-type="float">
            <text:p>39.999188</text:p>
          </table:table-cell>
          <table:table-cell office:value-type="float" office:value="-79.588034" calcext:value-type="float">
            <text:p>-79.588034</text:p>
          </table:table-cell>
          <table:table-cell office:value-type="float" office:value="299" calcext:value-type="float">
            <text:p>299</text:p>
          </table:table-cell>
          <table:table-cell office:value-type="float" office:value="105" calcext:value-type="float">
            <text:p>105</text:p>
          </table:table-cell>
          <table:table-cell table:formula="of:=VLOOKUP([.$A330];[MAF_walk_5K_ish_Polar__Crunch.$A$2:.$E$1471];1;1)" office:value-type="string" office:string-value="2018-07-29T11:07:13Z" calcext:value-type="string">
            <text:p>2018-07-29T11:07:13Z</text:p>
          </table:table-cell>
          <table:table-cell table:formula="of:=VLOOKUP([.$A330];[MAF_walk_5K_ish_Polar__Crunch.$A$2:.$E$147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07:19Z</text:p>
          </table:table-cell>
          <table:table-cell office:value-type="float" office:value="39.999151" calcext:value-type="float">
            <text:p>39.999151</text:p>
          </table:table-cell>
          <table:table-cell office:value-type="float" office:value="-79.588092" calcext:value-type="float">
            <text:p>-79.588092</text:p>
          </table:table-cell>
          <table:table-cell office:value-type="float" office:value="298.8" calcext:value-type="float">
            <text:p>298.8</text:p>
          </table:table-cell>
          <table:table-cell office:value-type="float" office:value="105" calcext:value-type="float">
            <text:p>105</text:p>
          </table:table-cell>
          <table:table-cell table:formula="of:=VLOOKUP([.$A331];[MAF_walk_5K_ish_Polar__Crunch.$A$2:.$E$1471];1;1)" office:value-type="string" office:string-value="2018-07-29T11:07:18Z" calcext:value-type="string">
            <text:p>2018-07-29T11:07:18Z</text:p>
          </table:table-cell>
          <table:table-cell table:formula="of:=VLOOKUP([.$A331];[MAF_walk_5K_ish_Polar__Crunch.$A$2:.$E$147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07:26Z</text:p>
          </table:table-cell>
          <table:table-cell office:value-type="float" office:value="39.999114" calcext:value-type="float">
            <text:p>39.999114</text:p>
          </table:table-cell>
          <table:table-cell office:value-type="float" office:value="-79.588149" calcext:value-type="float">
            <text:p>-79.588149</text:p>
          </table:table-cell>
          <table:table-cell office:value-type="float" office:value="298.7" calcext:value-type="float">
            <text:p>298.7</text:p>
          </table:table-cell>
          <table:table-cell office:value-type="float" office:value="105" calcext:value-type="float">
            <text:p>105</text:p>
          </table:table-cell>
          <table:table-cell table:formula="of:=VLOOKUP([.$A332];[MAF_walk_5K_ish_Polar__Crunch.$A$2:.$E$1471];1;1)" office:value-type="string" office:string-value="2018-07-29T11:07:26Z" calcext:value-type="string">
            <text:p>2018-07-29T11:07:26Z</text:p>
          </table:table-cell>
          <table:table-cell table:formula="of:=VLOOKUP([.$A332];[MAF_walk_5K_ish_Polar__Crunch.$A$2:.$E$147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07:36Z</text:p>
          </table:table-cell>
          <table:table-cell office:value-type="float" office:value="39.999077" calcext:value-type="float">
            <text:p>39.999077</text:p>
          </table:table-cell>
          <table:table-cell office:value-type="float" office:value="-79.588207" calcext:value-type="float">
            <text:p>-79.588207</text:p>
          </table:table-cell>
          <table:table-cell office:value-type="float" office:value="298.6" calcext:value-type="float">
            <text:p>298.6</text:p>
          </table:table-cell>
          <table:table-cell office:value-type="float" office:value="110" calcext:value-type="float">
            <text:p>110</text:p>
          </table:table-cell>
          <table:table-cell table:formula="of:=VLOOKUP([.$A333];[MAF_walk_5K_ish_Polar__Crunch.$A$2:.$E$1471];1;1)" office:value-type="string" office:string-value="2018-07-29T11:07:35Z" calcext:value-type="string">
            <text:p>2018-07-29T11:07:35Z</text:p>
          </table:table-cell>
          <table:table-cell table:formula="of:=VLOOKUP([.$A333];[MAF_walk_5K_ish_Polar__Crunch.$A$2:.$E$147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07:36Z</text:p>
          </table:table-cell>
          <table:table-cell office:value-type="float" office:value="39.99904" calcext:value-type="float">
            <text:p>39.99904</text:p>
          </table:table-cell>
          <table:table-cell office:value-type="float" office:value="-79.588264" calcext:value-type="float">
            <text:p>-79.588264</text:p>
          </table:table-cell>
          <table:table-cell office:value-type="float" office:value="298.4" calcext:value-type="float">
            <text:p>298.4</text:p>
          </table:table-cell>
          <table:table-cell office:value-type="float" office:value="110" calcext:value-type="float">
            <text:p>110</text:p>
          </table:table-cell>
          <table:table-cell table:formula="of:=VLOOKUP([.$A334];[MAF_walk_5K_ish_Polar__Crunch.$A$2:.$E$1471];1;1)" office:value-type="string" office:string-value="2018-07-29T11:07:35Z" calcext:value-type="string">
            <text:p>2018-07-29T11:07:35Z</text:p>
          </table:table-cell>
          <table:table-cell table:formula="of:=VLOOKUP([.$A334];[MAF_walk_5K_ish_Polar__Crunch.$A$2:.$E$147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07:41Z</text:p>
          </table:table-cell>
          <table:table-cell office:value-type="float" office:value="39.999023" calcext:value-type="float">
            <text:p>39.999023</text:p>
          </table:table-cell>
          <table:table-cell office:value-type="float" office:value="-79.58834" calcext:value-type="float">
            <text:p>-79.58834</text:p>
          </table:table-cell>
          <table:table-cell office:value-type="float" office:value="298.3" calcext:value-type="float">
            <text:p>298.3</text:p>
          </table:table-cell>
          <table:table-cell office:value-type="float" office:value="110" calcext:value-type="float">
            <text:p>110</text:p>
          </table:table-cell>
          <table:table-cell table:formula="of:=VLOOKUP([.$A335];[MAF_walk_5K_ish_Polar__Crunch.$A$2:.$E$1471];1;1)" office:value-type="string" office:string-value="2018-07-29T11:07:40Z" calcext:value-type="string">
            <text:p>2018-07-29T11:07:40Z</text:p>
          </table:table-cell>
          <table:table-cell table:formula="of:=VLOOKUP([.$A335];[MAF_walk_5K_ish_Polar__Crunch.$A$2:.$E$147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07:46Z</text:p>
          </table:table-cell>
          <table:table-cell office:value-type="float" office:value="39.999016" calcext:value-type="float">
            <text:p>39.999016</text:p>
          </table:table-cell>
          <table:table-cell office:value-type="float" office:value="-79.58841" calcext:value-type="float">
            <text:p>-79.58841</text:p>
          </table:table-cell>
          <table:table-cell office:value-type="float" office:value="297.8" calcext:value-type="float">
            <text:p>297.8</text:p>
          </table:table-cell>
          <table:table-cell office:value-type="float" office:value="110" calcext:value-type="float">
            <text:p>110</text:p>
          </table:table-cell>
          <table:table-cell table:formula="of:=VLOOKUP([.$A336];[MAF_walk_5K_ish_Polar__Crunch.$A$2:.$E$1471];1;1)" office:value-type="string" office:string-value="2018-07-29T11:07:42Z" calcext:value-type="string">
            <text:p>2018-07-29T11:07:42Z</text:p>
          </table:table-cell>
          <table:table-cell table:formula="of:=VLOOKUP([.$A336];[MAF_walk_5K_ish_Polar__Crunch.$A$2:.$E$147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07:56Z</text:p>
          </table:table-cell>
          <table:table-cell office:value-type="float" office:value="39.9991" calcext:value-type="float">
            <text:p>39.9991</text:p>
          </table:table-cell>
          <table:table-cell office:value-type="float" office:value="-79.58847" calcext:value-type="float">
            <text:p>-79.58847</text:p>
          </table:table-cell>
          <table:table-cell office:value-type="float" office:value="297.4" calcext:value-type="float">
            <text:p>297.4</text:p>
          </table:table-cell>
          <table:table-cell office:value-type="float" office:value="110" calcext:value-type="float">
            <text:p>110</text:p>
          </table:table-cell>
          <table:table-cell table:formula="of:=VLOOKUP([.$A337];[MAF_walk_5K_ish_Polar__Crunch.$A$2:.$E$1471];1;1)" office:value-type="string" office:string-value="2018-07-29T11:07:56Z" calcext:value-type="string">
            <text:p>2018-07-29T11:07:56Z</text:p>
          </table:table-cell>
          <table:table-cell table:formula="of:=VLOOKUP([.$A337];[MAF_walk_5K_ish_Polar__Crunch.$A$2:.$E$147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08:01Z</text:p>
          </table:table-cell>
          <table:table-cell office:value-type="float" office:value="39.999146" calcext:value-type="float">
            <text:p>39.999146</text:p>
          </table:table-cell>
          <table:table-cell office:value-type="float" office:value="-79.588486" calcext:value-type="float">
            <text:p>-79.588486</text:p>
          </table:table-cell>
          <table:table-cell office:value-type="float" office:value="297.3" calcext:value-type="float">
            <text:p>297.3</text:p>
          </table:table-cell>
          <table:table-cell office:value-type="float" office:value="110" calcext:value-type="float">
            <text:p>110</text:p>
          </table:table-cell>
          <table:table-cell table:formula="of:=VLOOKUP([.$A338];[MAF_walk_5K_ish_Polar__Crunch.$A$2:.$E$1471];1;1)" office:value-type="string" office:string-value="2018-07-29T11:08:00Z" calcext:value-type="string">
            <text:p>2018-07-29T11:08:00Z</text:p>
          </table:table-cell>
          <table:table-cell table:formula="of:=VLOOKUP([.$A338];[MAF_walk_5K_ish_Polar__Crunch.$A$2:.$E$147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08:06Z</text:p>
          </table:table-cell>
          <table:table-cell office:value-type="float" office:value="39.99919" calcext:value-type="float">
            <text:p>39.99919</text:p>
          </table:table-cell>
          <table:table-cell office:value-type="float" office:value="-79.588524" calcext:value-type="float">
            <text:p>-79.588524</text:p>
          </table:table-cell>
          <table:table-cell office:value-type="float" office:value="297.1" calcext:value-type="float">
            <text:p>297.1</text:p>
          </table:table-cell>
          <table:table-cell office:value-type="float" office:value="110" calcext:value-type="float">
            <text:p>110</text:p>
          </table:table-cell>
          <table:table-cell table:formula="of:=VLOOKUP([.$A339];[MAF_walk_5K_ish_Polar__Crunch.$A$2:.$E$1471];1;1)" office:value-type="string" office:string-value="2018-07-29T11:08:06Z" calcext:value-type="string">
            <text:p>2018-07-29T11:08:06Z</text:p>
          </table:table-cell>
          <table:table-cell table:formula="of:=VLOOKUP([.$A339];[MAF_walk_5K_ish_Polar__Crunch.$A$2:.$E$147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08:11Z</text:p>
          </table:table-cell>
          <table:table-cell office:value-type="float" office:value="39.999245" calcext:value-type="float">
            <text:p>39.999245</text:p>
          </table:table-cell>
          <table:table-cell office:value-type="float" office:value="-79.58858" calcext:value-type="float">
            <text:p>-79.58858</text:p>
          </table:table-cell>
          <table:table-cell office:value-type="float" office:value="296.9" calcext:value-type="float">
            <text:p>296.9</text:p>
          </table:table-cell>
          <table:table-cell office:value-type="float" office:value="110" calcext:value-type="float">
            <text:p>110</text:p>
          </table:table-cell>
          <table:table-cell table:formula="of:=VLOOKUP([.$A340];[MAF_walk_5K_ish_Polar__Crunch.$A$2:.$E$1471];1;1)" office:value-type="string" office:string-value="2018-07-29T11:08:08Z" calcext:value-type="string">
            <text:p>2018-07-29T11:08:08Z</text:p>
          </table:table-cell>
          <table:table-cell table:formula="of:=VLOOKUP([.$A340];[MAF_walk_5K_ish_Polar__Crunch.$A$2:.$E$147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08:20Z</text:p>
          </table:table-cell>
          <table:table-cell office:value-type="float" office:value="39.999332" calcext:value-type="float">
            <text:p>39.999332</text:p>
          </table:table-cell>
          <table:table-cell office:value-type="float" office:value="-79.58862" calcext:value-type="float">
            <text:p>-79.58862</text:p>
          </table:table-cell>
          <table:table-cell office:value-type="float" office:value="296.6" calcext:value-type="float">
            <text:p>296.6</text:p>
          </table:table-cell>
          <table:table-cell office:value-type="float" office:value="110" calcext:value-type="float">
            <text:p>110</text:p>
          </table:table-cell>
          <table:table-cell table:formula="of:=VLOOKUP([.$A341];[MAF_walk_5K_ish_Polar__Crunch.$A$2:.$E$1471];1;1)" office:value-type="string" office:string-value="2018-07-29T11:08:18Z" calcext:value-type="string">
            <text:p>2018-07-29T11:08:18Z</text:p>
          </table:table-cell>
          <table:table-cell table:formula="of:=VLOOKUP([.$A341];[MAF_walk_5K_ish_Polar__Crunch.$A$2:.$E$147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8:25Z</text:p>
          </table:table-cell>
          <table:table-cell office:value-type="float" office:value="39.99941" calcext:value-type="float">
            <text:p>39.99941</text:p>
          </table:table-cell>
          <table:table-cell office:value-type="float" office:value="-79.58868" calcext:value-type="float">
            <text:p>-79.58868</text:p>
          </table:table-cell>
          <table:table-cell office:value-type="float" office:value="296.4" calcext:value-type="float">
            <text:p>296.4</text:p>
          </table:table-cell>
          <table:table-cell office:value-type="float" office:value="110" calcext:value-type="float">
            <text:p>110</text:p>
          </table:table-cell>
          <table:table-cell table:formula="of:=VLOOKUP([.$A342];[MAF_walk_5K_ish_Polar__Crunch.$A$2:.$E$1471];1;1)" office:value-type="string" office:string-value="2018-07-29T11:08:24Z" calcext:value-type="string">
            <text:p>2018-07-29T11:08:24Z</text:p>
          </table:table-cell>
          <table:table-cell table:formula="of:=VLOOKUP([.$A342];[MAF_walk_5K_ish_Polar__Crunch.$A$2:.$E$147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08:30Z</text:p>
          </table:table-cell>
          <table:table-cell office:value-type="float" office:value="39.99946" calcext:value-type="float">
            <text:p>39.99946</text:p>
          </table:table-cell>
          <table:table-cell office:value-type="float" office:value="-79.58874" calcext:value-type="float">
            <text:p>-79.58874</text:p>
          </table:table-cell>
          <table:table-cell office:value-type="float" office:value="296.3" calcext:value-type="float">
            <text:p>296.3</text:p>
          </table:table-cell>
          <table:table-cell office:value-type="float" office:value="110" calcext:value-type="float">
            <text:p>110</text:p>
          </table:table-cell>
          <table:table-cell table:formula="of:=VLOOKUP([.$A343];[MAF_walk_5K_ish_Polar__Crunch.$A$2:.$E$1471];1;1)" office:value-type="string" office:string-value="2018-07-29T11:08:29Z" calcext:value-type="string">
            <text:p>2018-07-29T11:08:29Z</text:p>
          </table:table-cell>
          <table:table-cell table:formula="of:=VLOOKUP([.$A343];[MAF_walk_5K_ish_Polar__Crunch.$A$2:.$E$147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08:35Z</text:p>
          </table:table-cell>
          <table:table-cell office:value-type="float" office:value="39.9995" calcext:value-type="float">
            <text:p>39.9995</text:p>
          </table:table-cell>
          <table:table-cell office:value-type="float" office:value="-79.588776" calcext:value-type="float">
            <text:p>-79.588776</text:p>
          </table:table-cell>
          <table:table-cell office:value-type="float" office:value="296.3" calcext:value-type="float">
            <text:p>296.3</text:p>
          </table:table-cell>
          <table:table-cell office:value-type="float" office:value="110" calcext:value-type="float">
            <text:p>110</text:p>
          </table:table-cell>
          <table:table-cell table:formula="of:=VLOOKUP([.$A344];[MAF_walk_5K_ish_Polar__Crunch.$A$2:.$E$1471];1;1)" office:value-type="string" office:string-value="2018-07-29T11:08:35Z" calcext:value-type="string">
            <text:p>2018-07-29T11:08:35Z</text:p>
          </table:table-cell>
          <table:table-cell table:formula="of:=VLOOKUP([.$A344];[MAF_walk_5K_ish_Polar__Crunch.$A$2:.$E$147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8:36Z</text:p>
          </table:table-cell>
          <table:table-cell office:value-type="float" office:value="39.9995" calcext:value-type="float">
            <text:p>39.9995</text:p>
          </table:table-cell>
          <table:table-cell office:value-type="float" office:value="-79.588776" calcext:value-type="float">
            <text:p>-79.588776</text:p>
          </table:table-cell>
          <table:table-cell office:value-type="float" office:value="296.3" calcext:value-type="float">
            <text:p>296.3</text:p>
          </table:table-cell>
          <table:table-cell office:value-type="float" office:value="117" calcext:value-type="float">
            <text:p>117</text:p>
          </table:table-cell>
          <table:table-cell table:formula="of:=VLOOKUP([.$A345];[MAF_walk_5K_ish_Polar__Crunch.$A$2:.$E$1471];1;1)" office:value-type="string" office:string-value="2018-07-29T11:08:35Z" calcext:value-type="string">
            <text:p>2018-07-29T11:08:35Z</text:p>
          </table:table-cell>
          <table:table-cell table:formula="of:=VLOOKUP([.$A345];[MAF_walk_5K_ish_Polar__Crunch.$A$2:.$E$147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8:40Z</text:p>
          </table:table-cell>
          <table:table-cell office:value-type="float" office:value="39.999554" calcext:value-type="float">
            <text:p>39.999554</text:p>
          </table:table-cell>
          <table:table-cell office:value-type="float" office:value="-79.5888" calcext:value-type="float">
            <text:p>-79.5888</text:p>
          </table:table-cell>
          <table:table-cell office:value-type="float" office:value="296.2" calcext:value-type="float">
            <text:p>296.2</text:p>
          </table:table-cell>
          <table:table-cell office:value-type="float" office:value="117" calcext:value-type="float">
            <text:p>117</text:p>
          </table:table-cell>
          <table:table-cell table:formula="of:=VLOOKUP([.$A346];[MAF_walk_5K_ish_Polar__Crunch.$A$2:.$E$1471];1;1)" office:value-type="string" office:string-value="2018-07-29T11:08:38Z" calcext:value-type="string">
            <text:p>2018-07-29T11:08:38Z</text:p>
          </table:table-cell>
          <table:table-cell table:formula="of:=VLOOKUP([.$A346];[MAF_walk_5K_ish_Polar__Crunch.$A$2:.$E$147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8:45Z</text:p>
          </table:table-cell>
          <table:table-cell office:value-type="float" office:value="39.999622" calcext:value-type="float">
            <text:p>39.999622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96.1" calcext:value-type="float">
            <text:p>296.1</text:p>
          </table:table-cell>
          <table:table-cell office:value-type="float" office:value="117" calcext:value-type="float">
            <text:p>117</text:p>
          </table:table-cell>
          <table:table-cell table:formula="of:=VLOOKUP([.$A347];[MAF_walk_5K_ish_Polar__Crunch.$A$2:.$E$1471];1;1)" office:value-type="string" office:string-value="2018-07-29T11:08:45Z" calcext:value-type="string">
            <text:p>2018-07-29T11:08:45Z</text:p>
          </table:table-cell>
          <table:table-cell table:formula="of:=VLOOKUP([.$A347];[MAF_walk_5K_ish_Polar__Crunch.$A$2:.$E$147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8:50Z</text:p>
          </table:table-cell>
          <table:table-cell office:value-type="float" office:value="39.99968" calcext:value-type="float">
            <text:p>39.99968</text:p>
          </table:table-cell>
          <table:table-cell office:value-type="float" office:value="-79.58889" calcext:value-type="float">
            <text:p>-79.58889</text:p>
          </table:table-cell>
          <table:table-cell office:value-type="float" office:value="296" calcext:value-type="float">
            <text:p>296</text:p>
          </table:table-cell>
          <table:table-cell office:value-type="float" office:value="117" calcext:value-type="float">
            <text:p>117</text:p>
          </table:table-cell>
          <table:table-cell table:formula="of:=VLOOKUP([.$A348];[MAF_walk_5K_ish_Polar__Crunch.$A$2:.$E$1471];1;1)" office:value-type="string" office:string-value="2018-07-29T11:08:50Z" calcext:value-type="string">
            <text:p>2018-07-29T11:08:50Z</text:p>
          </table:table-cell>
          <table:table-cell table:formula="of:=VLOOKUP([.$A348];[MAF_walk_5K_ish_Polar__Crunch.$A$2:.$E$147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9:00Z</text:p>
          </table:table-cell>
          <table:table-cell office:value-type="float" office:value="39.999775" calcext:value-type="float">
            <text:p>39.999775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95.8" calcext:value-type="float">
            <text:p>295.8</text:p>
          </table:table-cell>
          <table:table-cell office:value-type="float" office:value="117" calcext:value-type="float">
            <text:p>117</text:p>
          </table:table-cell>
          <table:table-cell table:formula="of:=VLOOKUP([.$A349];[MAF_walk_5K_ish_Polar__Crunch.$A$2:.$E$1471];1;1)" office:value-type="string" office:string-value="2018-07-29T11:08:59Z" calcext:value-type="string">
            <text:p>2018-07-29T11:08:59Z</text:p>
          </table:table-cell>
          <table:table-cell table:formula="of:=VLOOKUP([.$A349];[MAF_walk_5K_ish_Polar__Crunch.$A$2:.$E$147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9:06Z</text:p>
          </table:table-cell>
          <table:table-cell office:value-type="float" office:value="39.999836" calcext:value-type="float">
            <text:p>39.999836</text:p>
          </table:table-cell>
          <table:table-cell office:value-type="float" office:value="-79.58901" calcext:value-type="float">
            <text:p>-79.58901</text:p>
          </table:table-cell>
          <table:table-cell office:value-type="float" office:value="295.7" calcext:value-type="float">
            <text:p>295.7</text:p>
          </table:table-cell>
          <table:table-cell office:value-type="float" office:value="117" calcext:value-type="float">
            <text:p>117</text:p>
          </table:table-cell>
          <table:table-cell table:formula="of:=VLOOKUP([.$A350];[MAF_walk_5K_ish_Polar__Crunch.$A$2:.$E$1471];1;1)" office:value-type="string" office:string-value="2018-07-29T11:09:06Z" calcext:value-type="string">
            <text:p>2018-07-29T11:09:06Z</text:p>
          </table:table-cell>
          <table:table-cell table:formula="of:=VLOOKUP([.$A350];[MAF_walk_5K_ish_Polar__Crunch.$A$2:.$E$147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09:11Z</text:p>
          </table:table-cell>
          <table:table-cell office:value-type="float" office:value="39.9999" calcext:value-type="float">
            <text:p>39.9999</text:p>
          </table:table-cell>
          <table:table-cell office:value-type="float" office:value="-79.58905" calcext:value-type="float">
            <text:p>-79.58905</text:p>
          </table:table-cell>
          <table:table-cell office:value-type="float" office:value="295.6" calcext:value-type="float">
            <text:p>295.6</text:p>
          </table:table-cell>
          <table:table-cell office:value-type="float" office:value="117" calcext:value-type="float">
            <text:p>117</text:p>
          </table:table-cell>
          <table:table-cell table:formula="of:=VLOOKUP([.$A351];[MAF_walk_5K_ish_Polar__Crunch.$A$2:.$E$1471];1;1)" office:value-type="string" office:string-value="2018-07-29T11:09:11Z" calcext:value-type="string">
            <text:p>2018-07-29T11:09:11Z</text:p>
          </table:table-cell>
          <table:table-cell table:formula="of:=VLOOKUP([.$A351];[MAF_walk_5K_ish_Polar__Crunch.$A$2:.$E$147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9:16Z</text:p>
          </table:table-cell>
          <table:table-cell office:value-type="float" office:value="39.999977" calcext:value-type="float">
            <text:p>39.999977</text:p>
          </table:table-cell>
          <table:table-cell office:value-type="float" office:value="-79.589134" calcext:value-type="float">
            <text:p>-79.589134</text:p>
          </table:table-cell>
          <table:table-cell office:value-type="float" office:value="295.4" calcext:value-type="float">
            <text:p>295.4</text:p>
          </table:table-cell>
          <table:table-cell office:value-type="float" office:value="117" calcext:value-type="float">
            <text:p>117</text:p>
          </table:table-cell>
          <table:table-cell table:formula="of:=VLOOKUP([.$A352];[MAF_walk_5K_ish_Polar__Crunch.$A$2:.$E$1471];1;1)" office:value-type="string" office:string-value="2018-07-29T11:09:15Z" calcext:value-type="string">
            <text:p>2018-07-29T11:09:15Z</text:p>
          </table:table-cell>
          <table:table-cell table:formula="of:=VLOOKUP([.$A352];[MAF_walk_5K_ish_Polar__Crunch.$A$2:.$E$147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21Z</text:p>
          </table:table-cell>
          <table:table-cell office:value-type="float" office:value="40.000053" calcext:value-type="float">
            <text:p>40.000053</text:p>
          </table:table-cell>
          <table:table-cell office:value-type="float" office:value="-79.58921" calcext:value-type="float">
            <text:p>-79.58921</text:p>
          </table:table-cell>
          <table:table-cell office:value-type="float" office:value="295.3" calcext:value-type="float">
            <text:p>295.3</text:p>
          </table:table-cell>
          <table:table-cell office:value-type="float" office:value="117" calcext:value-type="float">
            <text:p>117</text:p>
          </table:table-cell>
          <table:table-cell table:formula="of:=VLOOKUP([.$A353];[MAF_walk_5K_ish_Polar__Crunch.$A$2:.$E$1471];1;1)" office:value-type="string" office:string-value="2018-07-29T11:09:21Z" calcext:value-type="string">
            <text:p>2018-07-29T11:09:21Z</text:p>
          </table:table-cell>
          <table:table-cell table:formula="of:=VLOOKUP([.$A353];[MAF_walk_5K_ish_Polar__Crunch.$A$2:.$E$147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26Z</text:p>
          </table:table-cell>
          <table:table-cell office:value-type="float" office:value="40.00012" calcext:value-type="float">
            <text:p>40.00012</text:p>
          </table:table-cell>
          <table:table-cell office:value-type="float" office:value="-79.58927" calcext:value-type="float">
            <text:p>-79.58927</text:p>
          </table:table-cell>
          <table:table-cell office:value-type="float" office:value="295.2" calcext:value-type="float">
            <text:p>295.2</text:p>
          </table:table-cell>
          <table:table-cell office:value-type="float" office:value="117" calcext:value-type="float">
            <text:p>117</text:p>
          </table:table-cell>
          <table:table-cell table:formula="of:=VLOOKUP([.$A354];[MAF_walk_5K_ish_Polar__Crunch.$A$2:.$E$1471];1;1)" office:value-type="string" office:string-value="2018-07-29T11:09:25Z" calcext:value-type="string">
            <text:p>2018-07-29T11:09:25Z</text:p>
          </table:table-cell>
          <table:table-cell table:formula="of:=VLOOKUP([.$A354];[MAF_walk_5K_ish_Polar__Crunch.$A$2:.$E$147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31Z</text:p>
          </table:table-cell>
          <table:table-cell office:value-type="float" office:value="40.000187" calcext:value-type="float">
            <text:p>40.000187</text:p>
          </table:table-cell>
          <table:table-cell office:value-type="float" office:value="-79.58929" calcext:value-type="float">
            <text:p>-79.58929</text:p>
          </table:table-cell>
          <table:table-cell office:value-type="float" office:value="295.1" calcext:value-type="float">
            <text:p>295.1</text:p>
          </table:table-cell>
          <table:table-cell office:value-type="float" office:value="117" calcext:value-type="float">
            <text:p>117</text:p>
          </table:table-cell>
          <table:table-cell table:formula="of:=VLOOKUP([.$A355];[MAF_walk_5K_ish_Polar__Crunch.$A$2:.$E$1471];1;1)" office:value-type="string" office:string-value="2018-07-29T11:09:31Z" calcext:value-type="string">
            <text:p>2018-07-29T11:09:31Z</text:p>
          </table:table-cell>
          <table:table-cell table:formula="of:=VLOOKUP([.$A355];[MAF_walk_5K_ish_Polar__Crunch.$A$2:.$E$147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36Z</text:p>
          </table:table-cell>
          <table:table-cell office:value-type="float" office:value="40.000248" calcext:value-type="float">
            <text:p>40.000248</text:p>
          </table:table-cell>
          <table:table-cell office:value-type="float" office:value="-79.589294" calcext:value-type="float">
            <text:p>-79.589294</text:p>
          </table:table-cell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table:formula="of:=VLOOKUP([.$A356];[MAF_walk_5K_ish_Polar__Crunch.$A$2:.$E$1471];1;1)" office:value-type="string" office:string-value="2018-07-29T11:09:34Z" calcext:value-type="string">
            <text:p>2018-07-29T11:09:34Z</text:p>
          </table:table-cell>
          <table:table-cell table:formula="of:=VLOOKUP([.$A356];[MAF_walk_5K_ish_Polar__Crunch.$A$2:.$E$147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36Z</text:p>
          </table:table-cell>
          <table:table-cell office:value-type="float" office:value="40.000248" calcext:value-type="float">
            <text:p>40.000248</text:p>
          </table:table-cell>
          <table:table-cell office:value-type="float" office:value="-79.589294" calcext:value-type="float">
            <text:p>-79.589294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  <table:table-cell table:formula="of:=VLOOKUP([.$A357];[MAF_walk_5K_ish_Polar__Crunch.$A$2:.$E$1471];1;1)" office:value-type="string" office:string-value="2018-07-29T11:09:34Z" calcext:value-type="string">
            <text:p>2018-07-29T11:09:34Z</text:p>
          </table:table-cell>
          <table:table-cell table:formula="of:=VLOOKUP([.$A357];[MAF_walk_5K_ish_Polar__Crunch.$A$2:.$E$147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41Z</text:p>
          </table:table-cell>
          <table:table-cell office:value-type="float" office:value="40.000298" calcext:value-type="float">
            <text:p>40.000298</text:p>
          </table:table-cell>
          <table:table-cell office:value-type="float" office:value="-79.58931" calcext:value-type="float">
            <text:p>-79.58931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  <table:table-cell table:formula="of:=VLOOKUP([.$A358];[MAF_walk_5K_ish_Polar__Crunch.$A$2:.$E$1471];1;1)" office:value-type="string" office:string-value="2018-07-29T11:09:41Z" calcext:value-type="string">
            <text:p>2018-07-29T11:09:41Z</text:p>
          </table:table-cell>
          <table:table-cell table:formula="of:=VLOOKUP([.$A358];[MAF_walk_5K_ish_Polar__Crunch.$A$2:.$E$147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9:46Z</text:p>
          </table:table-cell>
          <table:table-cell office:value-type="float" office:value="40.00035" calcext:value-type="float">
            <text:p>40.00035</text:p>
          </table:table-cell>
          <table:table-cell office:value-type="float" office:value="-79.58929" calcext:value-type="float">
            <text:p>-79.58929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  <table:table-cell table:formula="of:=VLOOKUP([.$A359];[MAF_walk_5K_ish_Polar__Crunch.$A$2:.$E$1471];1;1)" office:value-type="string" office:string-value="2018-07-29T11:09:44Z" calcext:value-type="string">
            <text:p>2018-07-29T11:09:44Z</text:p>
          </table:table-cell>
          <table:table-cell table:formula="of:=VLOOKUP([.$A359];[MAF_walk_5K_ish_Polar__Crunch.$A$2:.$E$147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9:51Z</text:p>
          </table:table-cell>
          <table:table-cell office:value-type="float" office:value="40.00041" calcext:value-type="float">
            <text:p>40.00041</text:p>
          </table:table-cell>
          <table:table-cell office:value-type="float" office:value="-79.589264" calcext:value-type="float">
            <text:p>-79.589264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  <table:table-cell table:formula="of:=VLOOKUP([.$A360];[MAF_walk_5K_ish_Polar__Crunch.$A$2:.$E$1471];1;1)" office:value-type="string" office:string-value="2018-07-29T11:09:49Z" calcext:value-type="string">
            <text:p>2018-07-29T11:09:49Z</text:p>
          </table:table-cell>
          <table:table-cell table:formula="of:=VLOOKUP([.$A360];[MAF_walk_5K_ish_Polar__Crunch.$A$2:.$E$147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0:01Z</text:p>
          </table:table-cell>
          <table:table-cell office:value-type="float" office:value="40.000534" calcext:value-type="float">
            <text:p>40.000534</text:p>
          </table:table-cell>
          <table:table-cell office:value-type="float" office:value="-79.5892" calcext:value-type="float">
            <text:p>-79.5892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  <table:table-cell table:formula="of:=VLOOKUP([.$A361];[MAF_walk_5K_ish_Polar__Crunch.$A$2:.$E$1471];1;1)" office:value-type="string" office:string-value="2018-07-29T11:10:01Z" calcext:value-type="string">
            <text:p>2018-07-29T11:10:01Z</text:p>
          </table:table-cell>
          <table:table-cell table:formula="of:=VLOOKUP([.$A361];[MAF_walk_5K_ish_Polar__Crunch.$A$2:.$E$147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10:06Z</text:p>
          </table:table-cell>
          <table:table-cell office:value-type="float" office:value="40.000603" calcext:value-type="float">
            <text:p>40.000603</text:p>
          </table:table-cell>
          <table:table-cell office:value-type="float" office:value="-79.58917" calcext:value-type="float">
            <text:p>-79.58917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  <table:table-cell table:formula="of:=VLOOKUP([.$A362];[MAF_walk_5K_ish_Polar__Crunch.$A$2:.$E$1471];1;1)" office:value-type="string" office:string-value="2018-07-29T11:10:06Z" calcext:value-type="string">
            <text:p>2018-07-29T11:10:06Z</text:p>
          </table:table-cell>
          <table:table-cell table:formula="of:=VLOOKUP([.$A362];[MAF_walk_5K_ish_Polar__Crunch.$A$2:.$E$147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10:14Z</text:p>
          </table:table-cell>
          <table:table-cell office:value-type="float" office:value="40.000668" calcext:value-type="float">
            <text:p>40.000668</text:p>
          </table:table-cell>
          <table:table-cell office:value-type="float" office:value="-79.58918" calcext:value-type="float">
            <text:p>-79.58918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  <table:table-cell table:formula="of:=VLOOKUP([.$A363];[MAF_walk_5K_ish_Polar__Crunch.$A$2:.$E$1471];1;1)" office:value-type="string" office:string-value="2018-07-29T11:10:13Z" calcext:value-type="string">
            <text:p>2018-07-29T11:10:13Z</text:p>
          </table:table-cell>
          <table:table-cell table:formula="of:=VLOOKUP([.$A363];[MAF_walk_5K_ish_Polar__Crunch.$A$2:.$E$147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0:19Z</text:p>
          </table:table-cell>
          <table:table-cell office:value-type="float" office:value="40.000744" calcext:value-type="float">
            <text:p>40.000744</text:p>
          </table:table-cell>
          <table:table-cell office:value-type="float" office:value="-79.58916" calcext:value-type="float">
            <text:p>-79.58916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  <table:table-cell table:formula="of:=VLOOKUP([.$A364];[MAF_walk_5K_ish_Polar__Crunch.$A$2:.$E$1471];1;1)" office:value-type="string" office:string-value="2018-07-29T11:10:19Z" calcext:value-type="string">
            <text:p>2018-07-29T11:10:19Z</text:p>
          </table:table-cell>
          <table:table-cell table:formula="of:=VLOOKUP([.$A364];[MAF_walk_5K_ish_Polar__Crunch.$A$2:.$E$147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10:24Z</text:p>
          </table:table-cell>
          <table:table-cell office:value-type="float" office:value="40.00082" calcext:value-type="float">
            <text:p>40.00082</text:p>
          </table:table-cell>
          <table:table-cell office:value-type="float" office:value="-79.58915" calcext:value-type="float">
            <text:p>-79.58915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  <table:table-cell table:formula="of:=VLOOKUP([.$A365];[MAF_walk_5K_ish_Polar__Crunch.$A$2:.$E$1471];1;1)" office:value-type="string" office:string-value="2018-07-29T11:10:24Z" calcext:value-type="string">
            <text:p>2018-07-29T11:10:24Z</text:p>
          </table:table-cell>
          <table:table-cell table:formula="of:=VLOOKUP([.$A365];[MAF_walk_5K_ish_Polar__Crunch.$A$2:.$E$147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0:29Z</text:p>
          </table:table-cell>
          <table:table-cell office:value-type="float" office:value="40.00082" calcext:value-type="float">
            <text:p>40.00082</text:p>
          </table:table-cell>
          <table:table-cell office:value-type="float" office:value="-79.58915" calcext:value-type="float">
            <text:p>-79.58915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  <table:table-cell table:formula="of:=VLOOKUP([.$A366];[MAF_walk_5K_ish_Polar__Crunch.$A$2:.$E$1471];1;1)" office:value-type="string" office:string-value="2018-07-29T11:10:29Z" calcext:value-type="string">
            <text:p>2018-07-29T11:10:29Z</text:p>
          </table:table-cell>
          <table:table-cell table:formula="of:=VLOOKUP([.$A366];[MAF_walk_5K_ish_Polar__Crunch.$A$2:.$E$147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0:34Z</text:p>
          </table:table-cell>
          <table:table-cell office:value-type="float" office:value="40.000923" calcext:value-type="float">
            <text:p>40.000923</text:p>
          </table:table-cell>
          <table:table-cell office:value-type="float" office:value="-79.58908" calcext:value-type="float">
            <text:p>-79.58908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  <table:table-cell table:formula="of:=VLOOKUP([.$A367];[MAF_walk_5K_ish_Polar__Crunch.$A$2:.$E$1471];1;1)" office:value-type="string" office:string-value="2018-07-29T11:10:34Z" calcext:value-type="string">
            <text:p>2018-07-29T11:10:34Z</text:p>
          </table:table-cell>
          <table:table-cell table:formula="of:=VLOOKUP([.$A367];[MAF_walk_5K_ish_Polar__Crunch.$A$2:.$E$147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0:36Z</text:p>
          </table:table-cell>
          <table:table-cell office:value-type="float" office:value="40.000923" calcext:value-type="float">
            <text:p>40.000923</text:p>
          </table:table-cell>
          <table:table-cell office:value-type="float" office:value="-79.58908" calcext:value-type="float">
            <text:p>-79.58908</text:p>
          </table:table-cell>
          <table:table-cell office:value-type="float" office:value="295" calcext:value-type="float">
            <text:p>295</text:p>
          </table:table-cell>
          <table:table-cell office:value-type="float" office:value="114" calcext:value-type="float">
            <text:p>114</text:p>
          </table:table-cell>
          <table:table-cell table:formula="of:=VLOOKUP([.$A368];[MAF_walk_5K_ish_Polar__Crunch.$A$2:.$E$1471];1;1)" office:value-type="string" office:string-value="2018-07-29T11:10:34Z" calcext:value-type="string">
            <text:p>2018-07-29T11:10:34Z</text:p>
          </table:table-cell>
          <table:table-cell table:formula="of:=VLOOKUP([.$A368];[MAF_walk_5K_ish_Polar__Crunch.$A$2:.$E$147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0:39Z</text:p>
          </table:table-cell>
          <table:table-cell office:value-type="float" office:value="40.000923" calcext:value-type="float">
            <text:p>40.000923</text:p>
          </table:table-cell>
          <table:table-cell office:value-type="float" office:value="-79.58908" calcext:value-type="float">
            <text:p>-79.58908</text:p>
          </table:table-cell>
          <table:table-cell office:value-type="float" office:value="295" calcext:value-type="float">
            <text:p>295</text:p>
          </table:table-cell>
          <table:table-cell office:value-type="float" office:value="114" calcext:value-type="float">
            <text:p>114</text:p>
          </table:table-cell>
          <table:table-cell table:formula="of:=VLOOKUP([.$A369];[MAF_walk_5K_ish_Polar__Crunch.$A$2:.$E$1471];1;1)" office:value-type="string" office:string-value="2018-07-29T11:10:37Z" calcext:value-type="string">
            <text:p>2018-07-29T11:10:37Z</text:p>
          </table:table-cell>
          <table:table-cell table:formula="of:=VLOOKUP([.$A369];[MAF_walk_5K_ish_Polar__Crunch.$A$2:.$E$147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0:43Z</text:p>
          </table:table-cell>
          <table:table-cell office:value-type="float" office:value="40.000996" calcext:value-type="float">
            <text:p>40.000996</text:p>
          </table:table-cell>
          <table:table-cell office:value-type="float" office:value="-79.589" calcext:value-type="float">
            <text:p>-79.589</text:p>
          </table:table-cell>
          <table:table-cell office:value-type="float" office:value="294.7" calcext:value-type="float">
            <text:p>294.7</text:p>
          </table:table-cell>
          <table:table-cell office:value-type="float" office:value="114" calcext:value-type="float">
            <text:p>114</text:p>
          </table:table-cell>
          <table:table-cell table:formula="of:=VLOOKUP([.$A370];[MAF_walk_5K_ish_Polar__Crunch.$A$2:.$E$1471];1;1)" office:value-type="string" office:string-value="2018-07-29T11:10:43Z" calcext:value-type="string">
            <text:p>2018-07-29T11:10:43Z</text:p>
          </table:table-cell>
          <table:table-cell table:formula="of:=VLOOKUP([.$A370];[MAF_walk_5K_ish_Polar__Crunch.$A$2:.$E$147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0:48Z</text:p>
          </table:table-cell>
          <table:table-cell office:value-type="float" office:value="40.001026" calcext:value-type="float">
            <text:p>40.001026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4.8" calcext:value-type="float">
            <text:p>294.8</text:p>
          </table:table-cell>
          <table:table-cell office:value-type="float" office:value="114" calcext:value-type="float">
            <text:p>114</text:p>
          </table:table-cell>
          <table:table-cell table:formula="of:=VLOOKUP([.$A371];[MAF_walk_5K_ish_Polar__Crunch.$A$2:.$E$1471];1;1)" office:value-type="string" office:string-value="2018-07-29T11:10:45Z" calcext:value-type="string">
            <text:p>2018-07-29T11:10:45Z</text:p>
          </table:table-cell>
          <table:table-cell table:formula="of:=VLOOKUP([.$A371];[MAF_walk_5K_ish_Polar__Crunch.$A$2:.$E$147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0:58Z</text:p>
          </table:table-cell>
          <table:table-cell office:value-type="float" office:value="40.00106" calcext:value-type="float">
            <text:p>40.00106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4.9" calcext:value-type="float">
            <text:p>294.9</text:p>
          </table:table-cell>
          <table:table-cell office:value-type="float" office:value="114" calcext:value-type="float">
            <text:p>114</text:p>
          </table:table-cell>
          <table:table-cell table:formula="of:=VLOOKUP([.$A372];[MAF_walk_5K_ish_Polar__Crunch.$A$2:.$E$1471];1;1)" office:value-type="string" office:string-value="2018-07-29T11:10:58Z" calcext:value-type="string">
            <text:p>2018-07-29T11:10:58Z</text:p>
          </table:table-cell>
          <table:table-cell table:formula="of:=VLOOKUP([.$A372];[MAF_walk_5K_ish_Polar__Crunch.$A$2:.$E$147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1:03Z</text:p>
          </table:table-cell>
          <table:table-cell office:value-type="float" office:value="40.001087" calcext:value-type="float">
            <text:p>40.001087</text:p>
          </table:table-cell>
          <table:table-cell office:value-type="float" office:value="-79.58874" calcext:value-type="float">
            <text:p>-79.58874</text:p>
          </table:table-cell>
          <table:table-cell office:value-type="float" office:value="295" calcext:value-type="float">
            <text:p>295</text:p>
          </table:table-cell>
          <table:table-cell office:value-type="float" office:value="114" calcext:value-type="float">
            <text:p>114</text:p>
          </table:table-cell>
          <table:table-cell table:formula="of:=VLOOKUP([.$A373];[MAF_walk_5K_ish_Polar__Crunch.$A$2:.$E$1471];1;1)" office:value-type="string" office:string-value="2018-07-29T11:11:00Z" calcext:value-type="string">
            <text:p>2018-07-29T11:11:00Z</text:p>
          </table:table-cell>
          <table:table-cell table:formula="of:=VLOOKUP([.$A373];[MAF_walk_5K_ish_Polar__Crunch.$A$2:.$E$147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1:18Z</text:p>
          </table:table-cell>
          <table:table-cell office:value-type="float" office:value="40.00113" calcext:value-type="float">
            <text:p>40.00113</text:p>
          </table:table-cell>
          <table:table-cell office:value-type="float" office:value="-79.58878" calcext:value-type="float">
            <text:p>-79.58878</text:p>
          </table:table-cell>
          <table:table-cell office:value-type="float" office:value="295.2" calcext:value-type="float">
            <text:p>295.2</text:p>
          </table:table-cell>
          <table:table-cell office:value-type="float" office:value="114" calcext:value-type="float">
            <text:p>114</text:p>
          </table:table-cell>
          <table:table-cell table:formula="of:=VLOOKUP([.$A374];[MAF_walk_5K_ish_Polar__Crunch.$A$2:.$E$1471];1;1)" office:value-type="string" office:string-value="2018-07-29T11:11:17Z" calcext:value-type="string">
            <text:p>2018-07-29T11:11:17Z</text:p>
          </table:table-cell>
          <table:table-cell table:formula="of:=VLOOKUP([.$A374];[MAF_walk_5K_ish_Polar__Crunch.$A$2:.$E$147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11:51Z</text:p>
          </table:table-cell>
          <table:table-cell office:value-type="float" office:value="40.00115" calcext:value-type="float">
            <text:p>40.00115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4.9" calcext:value-type="float">
            <text:p>294.9</text:p>
          </table:table-cell>
          <table:table-cell office:value-type="float" office:value="114" calcext:value-type="float">
            <text:p>114</text:p>
          </table:table-cell>
          <table:table-cell table:formula="of:=VLOOKUP([.$A375];[MAF_walk_5K_ish_Polar__Crunch.$A$2:.$E$1471];1;1)" office:value-type="string" office:string-value="2018-07-29T11:11:51Z" calcext:value-type="string">
            <text:p>2018-07-29T11:11:51Z</text:p>
          </table:table-cell>
          <table:table-cell table:formula="of:=VLOOKUP([.$A375];[MAF_walk_5K_ish_Polar__Crunch.$A$2:.$E$147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11:56Z</text:p>
          </table:table-cell>
          <table:table-cell office:value-type="float" office:value="40.00115" calcext:value-type="float">
            <text:p>40.00115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5" calcext:value-type="float">
            <text:p>295</text:p>
          </table:table-cell>
          <table:table-cell office:value-type="float" office:value="110" calcext:value-type="float">
            <text:p>110</text:p>
          </table:table-cell>
          <table:table-cell table:formula="of:=VLOOKUP([.$A376];[MAF_walk_5K_ish_Polar__Crunch.$A$2:.$E$1471];1;1)" office:value-type="string" office:string-value="2018-07-29T11:11:54Z" calcext:value-type="string">
            <text:p>2018-07-29T11:11:54Z</text:p>
          </table:table-cell>
          <table:table-cell table:formula="of:=VLOOKUP([.$A376];[MAF_walk_5K_ish_Polar__Crunch.$A$2:.$E$147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12:01Z</text:p>
          </table:table-cell>
          <table:table-cell office:value-type="float" office:value="40.001183" calcext:value-type="float">
            <text:p>40.001183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95.1" calcext:value-type="float">
            <text:p>295.1</text:p>
          </table:table-cell>
          <table:table-cell office:value-type="float" office:value="110" calcext:value-type="float">
            <text:p>110</text:p>
          </table:table-cell>
          <table:table-cell table:formula="of:=VLOOKUP([.$A377];[MAF_walk_5K_ish_Polar__Crunch.$A$2:.$E$1471];1;1)" office:value-type="string" office:string-value="2018-07-29T11:12:01Z" calcext:value-type="string">
            <text:p>2018-07-29T11:12:01Z</text:p>
          </table:table-cell>
          <table:table-cell table:formula="of:=VLOOKUP([.$A377];[MAF_walk_5K_ish_Polar__Crunch.$A$2:.$E$147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2:11Z</text:p>
          </table:table-cell>
          <table:table-cell office:value-type="float" office:value="40.001232" calcext:value-type="float">
            <text:p>40.001232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94.8" calcext:value-type="float">
            <text:p>294.8</text:p>
          </table:table-cell>
          <table:table-cell office:value-type="float" office:value="110" calcext:value-type="float">
            <text:p>110</text:p>
          </table:table-cell>
          <table:table-cell table:formula="of:=VLOOKUP([.$A378];[MAF_walk_5K_ish_Polar__Crunch.$A$2:.$E$1471];1;1)" office:value-type="string" office:string-value="2018-07-29T11:12:11Z" calcext:value-type="string">
            <text:p>2018-07-29T11:12:11Z</text:p>
          </table:table-cell>
          <table:table-cell table:formula="of:=VLOOKUP([.$A378];[MAF_walk_5K_ish_Polar__Crunch.$A$2:.$E$147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2:16Z</text:p>
          </table:table-cell>
          <table:table-cell office:value-type="float" office:value="40.00131" calcext:value-type="float">
            <text:p>40.00131</text:p>
          </table:table-cell>
          <table:table-cell office:value-type="float" office:value="-79.58898" calcext:value-type="float">
            <text:p>-79.58898</text:p>
          </table:table-cell>
          <table:table-cell office:value-type="float" office:value="294.7" calcext:value-type="float">
            <text:p>294.7</text:p>
          </table:table-cell>
          <table:table-cell office:value-type="float" office:value="110" calcext:value-type="float">
            <text:p>110</text:p>
          </table:table-cell>
          <table:table-cell table:formula="of:=VLOOKUP([.$A379];[MAF_walk_5K_ish_Polar__Crunch.$A$2:.$E$1471];1;1)" office:value-type="string" office:string-value="2018-07-29T11:12:15Z" calcext:value-type="string">
            <text:p>2018-07-29T11:12:15Z</text:p>
          </table:table-cell>
          <table:table-cell table:formula="of:=VLOOKUP([.$A379];[MAF_walk_5K_ish_Polar__Crunch.$A$2:.$E$147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2:26Z</text:p>
          </table:table-cell>
          <table:table-cell office:value-type="float" office:value="40.001434" calcext:value-type="float">
            <text:p>40.001434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95" calcext:value-type="float">
            <text:p>295</text:p>
          </table:table-cell>
          <table:table-cell office:value-type="float" office:value="110" calcext:value-type="float">
            <text:p>110</text:p>
          </table:table-cell>
          <table:table-cell table:formula="of:=VLOOKUP([.$A380];[MAF_walk_5K_ish_Polar__Crunch.$A$2:.$E$1471];1;1)" office:value-type="string" office:string-value="2018-07-29T11:12:25Z" calcext:value-type="string">
            <text:p>2018-07-29T11:12:25Z</text:p>
          </table:table-cell>
          <table:table-cell table:formula="of:=VLOOKUP([.$A380];[MAF_walk_5K_ish_Polar__Crunch.$A$2:.$E$147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2:31Z</text:p>
          </table:table-cell>
          <table:table-cell office:value-type="float" office:value="40.00148" calcext:value-type="float">
            <text:p>40.00148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94.7" calcext:value-type="float">
            <text:p>294.7</text:p>
          </table:table-cell>
          <table:table-cell office:value-type="float" office:value="110" calcext:value-type="float">
            <text:p>110</text:p>
          </table:table-cell>
          <table:table-cell table:formula="of:=VLOOKUP([.$A381];[MAF_walk_5K_ish_Polar__Crunch.$A$2:.$E$1471];1;1)" office:value-type="string" office:string-value="2018-07-29T11:12:31Z" calcext:value-type="string">
            <text:p>2018-07-29T11:12:31Z</text:p>
          </table:table-cell>
          <table:table-cell table:formula="of:=VLOOKUP([.$A381];[MAF_walk_5K_ish_Polar__Crunch.$A$2:.$E$147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2:36Z</text:p>
          </table:table-cell>
          <table:table-cell office:value-type="float" office:value="40.001556" calcext:value-type="float">
            <text:p>40.001556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94.8" calcext:value-type="float">
            <text:p>294.8</text:p>
          </table:table-cell>
          <table:table-cell office:value-type="float" office:value="110" calcext:value-type="float">
            <text:p>110</text:p>
          </table:table-cell>
          <table:table-cell table:formula="of:=VLOOKUP([.$A382];[MAF_walk_5K_ish_Polar__Crunch.$A$2:.$E$1471];1;1)" office:value-type="string" office:string-value="2018-07-29T11:12:35Z" calcext:value-type="string">
            <text:p>2018-07-29T11:12:35Z</text:p>
          </table:table-cell>
          <table:table-cell table:formula="of:=VLOOKUP([.$A382];[MAF_walk_5K_ish_Polar__Crunch.$A$2:.$E$1471];5;1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1:12:41Z</text:p>
          </table:table-cell>
          <table:table-cell office:value-type="float" office:value="40.00161" calcext:value-type="float">
            <text:p>40.00161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4.9" calcext:value-type="float">
            <text:p>294.9</text:p>
          </table:table-cell>
          <table:table-cell office:value-type="float" office:value="110" calcext:value-type="float">
            <text:p>110</text:p>
          </table:table-cell>
          <table:table-cell table:formula="of:=VLOOKUP([.$A383];[MAF_walk_5K_ish_Polar__Crunch.$A$2:.$E$1471];1;1)" office:value-type="string" office:string-value="2018-07-29T11:12:41Z" calcext:value-type="string">
            <text:p>2018-07-29T11:12:41Z</text:p>
          </table:table-cell>
          <table:table-cell table:formula="of:=VLOOKUP([.$A383];[MAF_walk_5K_ish_Polar__Crunch.$A$2:.$E$1471];5;1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1:12:51Z</text:p>
          </table:table-cell>
          <table:table-cell office:value-type="float" office:value="40.001698" calcext:value-type="float">
            <text:p>40.001698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95" calcext:value-type="float">
            <text:p>295</text:p>
          </table:table-cell>
          <table:table-cell office:value-type="float" office:value="110" calcext:value-type="float">
            <text:p>110</text:p>
          </table:table-cell>
          <table:table-cell table:formula="of:=VLOOKUP([.$A384];[MAF_walk_5K_ish_Polar__Crunch.$A$2:.$E$1471];1;1)" office:value-type="string" office:string-value="2018-07-29T11:12:51Z" calcext:value-type="string">
            <text:p>2018-07-29T11:12:51Z</text:p>
          </table:table-cell>
          <table:table-cell table:formula="of:=VLOOKUP([.$A384];[MAF_walk_5K_ish_Polar__Crunch.$A$2:.$E$147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2:56Z</text:p>
          </table:table-cell>
          <table:table-cell office:value-type="float" office:value="40.001774" calcext:value-type="float">
            <text:p>40.001774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95" calcext:value-type="float">
            <text:p>295</text:p>
          </table:table-cell>
          <table:table-cell office:value-type="float" office:value="110" calcext:value-type="float">
            <text:p>110</text:p>
          </table:table-cell>
          <table:table-cell table:formula="of:=VLOOKUP([.$A385];[MAF_walk_5K_ish_Polar__Crunch.$A$2:.$E$1471];1;1)" office:value-type="string" office:string-value="2018-07-29T11:12:56Z" calcext:value-type="string">
            <text:p>2018-07-29T11:12:56Z</text:p>
          </table:table-cell>
          <table:table-cell table:formula="of:=VLOOKUP([.$A385];[MAF_walk_5K_ish_Polar__Crunch.$A$2:.$E$147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2:56Z</text:p>
          </table:table-cell>
          <table:table-cell office:value-type="float" office:value="40.001774" calcext:value-type="float">
            <text:p>40.001774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95" calcext:value-type="float">
            <text:p>295</text:p>
          </table:table-cell>
          <table:table-cell office:value-type="float" office:value="113" calcext:value-type="float">
            <text:p>113</text:p>
          </table:table-cell>
          <table:table-cell table:formula="of:=VLOOKUP([.$A386];[MAF_walk_5K_ish_Polar__Crunch.$A$2:.$E$1471];1;1)" office:value-type="string" office:string-value="2018-07-29T11:12:56Z" calcext:value-type="string">
            <text:p>2018-07-29T11:12:56Z</text:p>
          </table:table-cell>
          <table:table-cell table:formula="of:=VLOOKUP([.$A386];[MAF_walk_5K_ish_Polar__Crunch.$A$2:.$E$147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3:01Z</text:p>
          </table:table-cell>
          <table:table-cell office:value-type="float" office:value="40.001774" calcext:value-type="float">
            <text:p>40.001774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95" calcext:value-type="float">
            <text:p>295</text:p>
          </table:table-cell>
          <table:table-cell office:value-type="float" office:value="113" calcext:value-type="float">
            <text:p>113</text:p>
          </table:table-cell>
          <table:table-cell table:formula="of:=VLOOKUP([.$A387];[MAF_walk_5K_ish_Polar__Crunch.$A$2:.$E$1471];1;1)" office:value-type="string" office:string-value="2018-07-29T11:12:59Z" calcext:value-type="string">
            <text:p>2018-07-29T11:12:59Z</text:p>
          </table:table-cell>
          <table:table-cell table:formula="of:=VLOOKUP([.$A387];[MAF_walk_5K_ish_Polar__Crunch.$A$2:.$E$147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3:06Z</text:p>
          </table:table-cell>
          <table:table-cell office:value-type="float" office:value="40.001877" calcext:value-type="float">
            <text:p>40.001877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95" calcext:value-type="float">
            <text:p>295</text:p>
          </table:table-cell>
          <table:table-cell office:value-type="float" office:value="113" calcext:value-type="float">
            <text:p>113</text:p>
          </table:table-cell>
          <table:table-cell table:formula="of:=VLOOKUP([.$A388];[MAF_walk_5K_ish_Polar__Crunch.$A$2:.$E$1471];1;1)" office:value-type="string" office:string-value="2018-07-29T11:13:05Z" calcext:value-type="string">
            <text:p>2018-07-29T11:13:05Z</text:p>
          </table:table-cell>
          <table:table-cell table:formula="of:=VLOOKUP([.$A388];[MAF_walk_5K_ish_Polar__Crunch.$A$2:.$E$147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13:15Z</text:p>
          </table:table-cell>
          <table:table-cell office:value-type="float" office:value="40.00193" calcext:value-type="float">
            <text:p>40.00193</text:p>
          </table:table-cell>
          <table:table-cell office:value-type="float" office:value="-79.58887" calcext:value-type="float">
            <text:p>-79.58887</text:p>
          </table:table-cell>
          <table:table-cell office:value-type="float" office:value="295" calcext:value-type="float">
            <text:p>295</text:p>
          </table:table-cell>
          <table:table-cell office:value-type="float" office:value="113" calcext:value-type="float">
            <text:p>113</text:p>
          </table:table-cell>
          <table:table-cell table:formula="of:=VLOOKUP([.$A389];[MAF_walk_5K_ish_Polar__Crunch.$A$2:.$E$1471];1;1)" office:value-type="string" office:string-value="2018-07-29T11:13:15Z" calcext:value-type="string">
            <text:p>2018-07-29T11:13:15Z</text:p>
          </table:table-cell>
          <table:table-cell table:formula="of:=VLOOKUP([.$A389];[MAF_walk_5K_ish_Polar__Crunch.$A$2:.$E$147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13:20Z</text:p>
          </table:table-cell>
          <table:table-cell office:value-type="float" office:value="40.002" calcext:value-type="float">
            <text:p>40.002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95" calcext:value-type="float">
            <text:p>295</text:p>
          </table:table-cell>
          <table:table-cell office:value-type="float" office:value="113" calcext:value-type="float">
            <text:p>113</text:p>
          </table:table-cell>
          <table:table-cell table:formula="of:=VLOOKUP([.$A390];[MAF_walk_5K_ish_Polar__Crunch.$A$2:.$E$1471];1;1)" office:value-type="string" office:string-value="2018-07-29T11:13:19Z" calcext:value-type="string">
            <text:p>2018-07-29T11:13:19Z</text:p>
          </table:table-cell>
          <table:table-cell table:formula="of:=VLOOKUP([.$A390];[MAF_walk_5K_ish_Polar__Crunch.$A$2:.$E$147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13:25Z</text:p>
          </table:table-cell>
          <table:table-cell office:value-type="float" office:value="40.002083" calcext:value-type="float">
            <text:p>40.002083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5" calcext:value-type="float">
            <text:p>295</text:p>
          </table:table-cell>
          <table:table-cell office:value-type="float" office:value="113" calcext:value-type="float">
            <text:p>113</text:p>
          </table:table-cell>
          <table:table-cell table:formula="of:=VLOOKUP([.$A391];[MAF_walk_5K_ish_Polar__Crunch.$A$2:.$E$1471];1;1)" office:value-type="string" office:string-value="2018-07-29T11:13:25Z" calcext:value-type="string">
            <text:p>2018-07-29T11:13:25Z</text:p>
          </table:table-cell>
          <table:table-cell table:formula="of:=VLOOKUP([.$A391];[MAF_walk_5K_ish_Polar__Crunch.$A$2:.$E$147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3:30Z</text:p>
          </table:table-cell>
          <table:table-cell office:value-type="float" office:value="40.00214" calcext:value-type="float">
            <text:p>40.00214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95" calcext:value-type="float">
            <text:p>295</text:p>
          </table:table-cell>
          <table:table-cell office:value-type="float" office:value="113" calcext:value-type="float">
            <text:p>113</text:p>
          </table:table-cell>
          <table:table-cell table:formula="of:=VLOOKUP([.$A392];[MAF_walk_5K_ish_Polar__Crunch.$A$2:.$E$1471];1;1)" office:value-type="string" office:string-value="2018-07-29T11:13:30Z" calcext:value-type="string">
            <text:p>2018-07-29T11:13:30Z</text:p>
          </table:table-cell>
          <table:table-cell table:formula="of:=VLOOKUP([.$A392];[MAF_walk_5K_ish_Polar__Crunch.$A$2:.$E$147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3:35Z</text:p>
          </table:table-cell>
          <table:table-cell office:value-type="float" office:value="40.002224" calcext:value-type="float">
            <text:p>40.002224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95.2" calcext:value-type="float">
            <text:p>295.2</text:p>
          </table:table-cell>
          <table:table-cell office:value-type="float" office:value="113" calcext:value-type="float">
            <text:p>113</text:p>
          </table:table-cell>
          <table:table-cell table:formula="of:=VLOOKUP([.$A393];[MAF_walk_5K_ish_Polar__Crunch.$A$2:.$E$1471];1;1)" office:value-type="string" office:string-value="2018-07-29T11:13:34Z" calcext:value-type="string">
            <text:p>2018-07-29T11:13:34Z</text:p>
          </table:table-cell>
          <table:table-cell table:formula="of:=VLOOKUP([.$A393];[MAF_walk_5K_ish_Polar__Crunch.$A$2:.$E$147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3:40Z</text:p>
          </table:table-cell>
          <table:table-cell office:value-type="float" office:value="40.002293" calcext:value-type="float">
            <text:p>40.002293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95.3" calcext:value-type="float">
            <text:p>295.3</text:p>
          </table:table-cell>
          <table:table-cell office:value-type="float" office:value="113" calcext:value-type="float">
            <text:p>113</text:p>
          </table:table-cell>
          <table:table-cell table:formula="of:=VLOOKUP([.$A394];[MAF_walk_5K_ish_Polar__Crunch.$A$2:.$E$1471];1;1)" office:value-type="string" office:string-value="2018-07-29T11:13:39Z" calcext:value-type="string">
            <text:p>2018-07-29T11:13:39Z</text:p>
          </table:table-cell>
          <table:table-cell table:formula="of:=VLOOKUP([.$A394];[MAF_walk_5K_ish_Polar__Crunch.$A$2:.$E$147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3:45Z</text:p>
          </table:table-cell>
          <table:table-cell office:value-type="float" office:value="40.00238" calcext:value-type="float">
            <text:p>40.00238</text:p>
          </table:table-cell>
          <table:table-cell office:value-type="float" office:value="-79.58878" calcext:value-type="float">
            <text:p>-79.58878</text:p>
          </table:table-cell>
          <table:table-cell office:value-type="float" office:value="295.5" calcext:value-type="float">
            <text:p>295.5</text:p>
          </table:table-cell>
          <table:table-cell office:value-type="float" office:value="113" calcext:value-type="float">
            <text:p>113</text:p>
          </table:table-cell>
          <table:table-cell table:formula="of:=VLOOKUP([.$A395];[MAF_walk_5K_ish_Polar__Crunch.$A$2:.$E$1471];1;1)" office:value-type="string" office:string-value="2018-07-29T11:13:45Z" calcext:value-type="string">
            <text:p>2018-07-29T11:13:45Z</text:p>
          </table:table-cell>
          <table:table-cell table:formula="of:=VLOOKUP([.$A395];[MAF_walk_5K_ish_Polar__Crunch.$A$2:.$E$147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3:50Z</text:p>
          </table:table-cell>
          <table:table-cell office:value-type="float" office:value="40.002415" calcext:value-type="float">
            <text:p>40.002415</text:p>
          </table:table-cell>
          <table:table-cell office:value-type="float" office:value="-79.58876" calcext:value-type="float">
            <text:p>-79.58876</text:p>
          </table:table-cell>
          <table:table-cell office:value-type="float" office:value="295.6" calcext:value-type="float">
            <text:p>295.6</text:p>
          </table:table-cell>
          <table:table-cell office:value-type="float" office:value="113" calcext:value-type="float">
            <text:p>113</text:p>
          </table:table-cell>
          <table:table-cell table:formula="of:=VLOOKUP([.$A396];[MAF_walk_5K_ish_Polar__Crunch.$A$2:.$E$1471];1;1)" office:value-type="string" office:string-value="2018-07-29T11:13:49Z" calcext:value-type="string">
            <text:p>2018-07-29T11:13:49Z</text:p>
          </table:table-cell>
          <table:table-cell table:formula="of:=VLOOKUP([.$A396];[MAF_walk_5K_ish_Polar__Crunch.$A$2:.$E$147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3:55Z</text:p>
          </table:table-cell>
          <table:table-cell office:value-type="float" office:value="40.002476" calcext:value-type="float">
            <text:p>40.002476</text:p>
          </table:table-cell>
          <table:table-cell office:value-type="float" office:value="-79.58872" calcext:value-type="float">
            <text:p>-79.58872</text:p>
          </table:table-cell>
          <table:table-cell office:value-type="float" office:value="295.8" calcext:value-type="float">
            <text:p>295.8</text:p>
          </table:table-cell>
          <table:table-cell office:value-type="float" office:value="113" calcext:value-type="float">
            <text:p>113</text:p>
          </table:table-cell>
          <table:table-cell table:formula="of:=VLOOKUP([.$A397];[MAF_walk_5K_ish_Polar__Crunch.$A$2:.$E$1471];1;1)" office:value-type="string" office:string-value="2018-07-29T11:13:54Z" calcext:value-type="string">
            <text:p>2018-07-29T11:13:54Z</text:p>
          </table:table-cell>
          <table:table-cell table:formula="of:=VLOOKUP([.$A397];[MAF_walk_5K_ish_Polar__Crunch.$A$2:.$E$147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3:57Z</text:p>
          </table:table-cell>
          <table:table-cell office:value-type="float" office:value="40.002476" calcext:value-type="float">
            <text:p>40.002476</text:p>
          </table:table-cell>
          <table:table-cell office:value-type="float" office:value="-79.58872" calcext:value-type="float">
            <text:p>-79.58872</text:p>
          </table:table-cell>
          <table:table-cell office:value-type="float" office:value="295.8" calcext:value-type="float">
            <text:p>295.8</text:p>
          </table:table-cell>
          <table:table-cell office:value-type="float" office:value="108" calcext:value-type="float">
            <text:p>108</text:p>
          </table:table-cell>
          <table:table-cell table:formula="of:=VLOOKUP([.$A398];[MAF_walk_5K_ish_Polar__Crunch.$A$2:.$E$1471];1;1)" office:value-type="string" office:string-value="2018-07-29T11:13:57Z" calcext:value-type="string">
            <text:p>2018-07-29T11:13:57Z</text:p>
          </table:table-cell>
          <table:table-cell table:formula="of:=VLOOKUP([.$A398];[MAF_walk_5K_ish_Polar__Crunch.$A$2:.$E$147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4:00Z</text:p>
          </table:table-cell>
          <table:table-cell office:value-type="float" office:value="40.002476" calcext:value-type="float">
            <text:p>40.002476</text:p>
          </table:table-cell>
          <table:table-cell office:value-type="float" office:value="-79.58872" calcext:value-type="float">
            <text:p>-79.58872</text:p>
          </table:table-cell>
          <table:table-cell office:value-type="float" office:value="295.8" calcext:value-type="float">
            <text:p>295.8</text:p>
          </table:table-cell>
          <table:table-cell office:value-type="float" office:value="108" calcext:value-type="float">
            <text:p>108</text:p>
          </table:table-cell>
          <table:table-cell table:formula="of:=VLOOKUP([.$A399];[MAF_walk_5K_ish_Polar__Crunch.$A$2:.$E$1471];1;1)" office:value-type="string" office:string-value="2018-07-29T11:14:00Z" calcext:value-type="string">
            <text:p>2018-07-29T11:14:00Z</text:p>
          </table:table-cell>
          <table:table-cell table:formula="of:=VLOOKUP([.$A399];[MAF_walk_5K_ish_Polar__Crunch.$A$2:.$E$147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05Z</text:p>
          </table:table-cell>
          <table:table-cell office:value-type="float" office:value="40.002583" calcext:value-type="float">
            <text:p>40.002583</text:p>
          </table:table-cell>
          <table:table-cell office:value-type="float" office:value="-79.5887" calcext:value-type="float">
            <text:p>-79.5887</text:p>
          </table:table-cell>
          <table:table-cell office:value-type="float" office:value="295.9" calcext:value-type="float">
            <text:p>295.9</text:p>
          </table:table-cell>
          <table:table-cell office:value-type="float" office:value="108" calcext:value-type="float">
            <text:p>108</text:p>
          </table:table-cell>
          <table:table-cell table:formula="of:=VLOOKUP([.$A400];[MAF_walk_5K_ish_Polar__Crunch.$A$2:.$E$1471];1;1)" office:value-type="string" office:string-value="2018-07-29T11:14:05Z" calcext:value-type="string">
            <text:p>2018-07-29T11:14:05Z</text:p>
          </table:table-cell>
          <table:table-cell table:formula="of:=VLOOKUP([.$A400];[MAF_walk_5K_ish_Polar__Crunch.$A$2:.$E$147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10Z</text:p>
          </table:table-cell>
          <table:table-cell office:value-type="float" office:value="40.002636" calcext:value-type="float">
            <text:p>40.002636</text:p>
          </table:table-cell>
          <table:table-cell office:value-type="float" office:value="-79.58869" calcext:value-type="float">
            <text:p>-79.58869</text:p>
          </table:table-cell>
          <table:table-cell office:value-type="float" office:value="295.6" calcext:value-type="float">
            <text:p>295.6</text:p>
          </table:table-cell>
          <table:table-cell office:value-type="float" office:value="108" calcext:value-type="float">
            <text:p>108</text:p>
          </table:table-cell>
          <table:table-cell table:formula="of:=VLOOKUP([.$A401];[MAF_walk_5K_ish_Polar__Crunch.$A$2:.$E$1471];1;1)" office:value-type="string" office:string-value="2018-07-29T11:14:08Z" calcext:value-type="string">
            <text:p>2018-07-29T11:14:08Z</text:p>
          </table:table-cell>
          <table:table-cell table:formula="of:=VLOOKUP([.$A401];[MAF_walk_5K_ish_Polar__Crunch.$A$2:.$E$147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15Z</text:p>
          </table:table-cell>
          <table:table-cell office:value-type="float" office:value="40.00269" calcext:value-type="float">
            <text:p>40.00269</text:p>
          </table:table-cell>
          <table:table-cell office:value-type="float" office:value="-79.58871" calcext:value-type="float">
            <text:p>-79.58871</text:p>
          </table:table-cell>
          <table:table-cell office:value-type="float" office:value="295.3" calcext:value-type="float">
            <text:p>295.3</text:p>
          </table:table-cell>
          <table:table-cell office:value-type="float" office:value="108" calcext:value-type="float">
            <text:p>108</text:p>
          </table:table-cell>
          <table:table-cell table:formula="of:=VLOOKUP([.$A402];[MAF_walk_5K_ish_Polar__Crunch.$A$2:.$E$1471];1;1)" office:value-type="string" office:string-value="2018-07-29T11:14:14Z" calcext:value-type="string">
            <text:p>2018-07-29T11:14:14Z</text:p>
          </table:table-cell>
          <table:table-cell table:formula="of:=VLOOKUP([.$A402];[MAF_walk_5K_ish_Polar__Crunch.$A$2:.$E$147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25Z</text:p>
          </table:table-cell>
          <table:table-cell office:value-type="float" office:value="40.002766" calcext:value-type="float">
            <text:p>40.002766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95.3" calcext:value-type="float">
            <text:p>295.3</text:p>
          </table:table-cell>
          <table:table-cell office:value-type="float" office:value="108" calcext:value-type="float">
            <text:p>108</text:p>
          </table:table-cell>
          <table:table-cell table:formula="of:=VLOOKUP([.$A403];[MAF_walk_5K_ish_Polar__Crunch.$A$2:.$E$1471];1;1)" office:value-type="string" office:string-value="2018-07-29T11:14:23Z" calcext:value-type="string">
            <text:p>2018-07-29T11:14:23Z</text:p>
          </table:table-cell>
          <table:table-cell table:formula="of:=VLOOKUP([.$A403];[MAF_walk_5K_ish_Polar__Crunch.$A$2:.$E$147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4:35Z</text:p>
          </table:table-cell>
          <table:table-cell office:value-type="float" office:value="40.00289" calcext:value-type="float">
            <text:p>40.00289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95.1" calcext:value-type="float">
            <text:p>295.1</text:p>
          </table:table-cell>
          <table:table-cell office:value-type="float" office:value="108" calcext:value-type="float">
            <text:p>108</text:p>
          </table:table-cell>
          <table:table-cell table:formula="of:=VLOOKUP([.$A404];[MAF_walk_5K_ish_Polar__Crunch.$A$2:.$E$1471];1;1)" office:value-type="string" office:string-value="2018-07-29T11:14:35Z" calcext:value-type="string">
            <text:p>2018-07-29T11:14:35Z</text:p>
          </table:table-cell>
          <table:table-cell table:formula="of:=VLOOKUP([.$A404];[MAF_walk_5K_ish_Polar__Crunch.$A$2:.$E$147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4:40Z</text:p>
          </table:table-cell>
          <table:table-cell office:value-type="float" office:value="40.002975" calcext:value-type="float">
            <text:p>40.002975</text:p>
          </table:table-cell>
          <table:table-cell office:value-type="float" office:value="-79.58885" calcext:value-type="float">
            <text:p>-79.58885</text:p>
          </table:table-cell>
          <table:table-cell office:value-type="float" office:value="295" calcext:value-type="float">
            <text:p>295</text:p>
          </table:table-cell>
          <table:table-cell office:value-type="float" office:value="108" calcext:value-type="float">
            <text:p>108</text:p>
          </table:table-cell>
          <table:table-cell table:formula="of:=VLOOKUP([.$A405];[MAF_walk_5K_ish_Polar__Crunch.$A$2:.$E$1471];1;1)" office:value-type="string" office:string-value="2018-07-29T11:14:39Z" calcext:value-type="string">
            <text:p>2018-07-29T11:14:39Z</text:p>
          </table:table-cell>
          <table:table-cell table:formula="of:=VLOOKUP([.$A405];[MAF_walk_5K_ish_Polar__Crunch.$A$2:.$E$147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45Z</text:p>
          </table:table-cell>
          <table:table-cell office:value-type="float" office:value="40.00304" calcext:value-type="float">
            <text:p>40.00304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95" calcext:value-type="float">
            <text:p>295</text:p>
          </table:table-cell>
          <table:table-cell office:value-type="float" office:value="108" calcext:value-type="float">
            <text:p>108</text:p>
          </table:table-cell>
          <table:table-cell table:formula="of:=VLOOKUP([.$A406];[MAF_walk_5K_ish_Polar__Crunch.$A$2:.$E$1471];1;1)" office:value-type="string" office:string-value="2018-07-29T11:14:44Z" calcext:value-type="string">
            <text:p>2018-07-29T11:14:44Z</text:p>
          </table:table-cell>
          <table:table-cell table:formula="of:=VLOOKUP([.$A406];[MAF_walk_5K_ish_Polar__Crunch.$A$2:.$E$147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4:50Z</text:p>
          </table:table-cell>
          <table:table-cell office:value-type="float" office:value="40.003105" calcext:value-type="float">
            <text:p>40.003105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95" calcext:value-type="float">
            <text:p>295</text:p>
          </table:table-cell>
          <table:table-cell office:value-type="float" office:value="108" calcext:value-type="float">
            <text:p>108</text:p>
          </table:table-cell>
          <table:table-cell table:formula="of:=VLOOKUP([.$A407];[MAF_walk_5K_ish_Polar__Crunch.$A$2:.$E$1471];1;1)" office:value-type="string" office:string-value="2018-07-29T11:14:50Z" calcext:value-type="string">
            <text:p>2018-07-29T11:14:50Z</text:p>
          </table:table-cell>
          <table:table-cell table:formula="of:=VLOOKUP([.$A407];[MAF_walk_5K_ish_Polar__Crunch.$A$2:.$E$147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55Z</text:p>
          </table:table-cell>
          <table:table-cell office:value-type="float" office:value="40.00316" calcext:value-type="float">
            <text:p>40.00316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4.9" calcext:value-type="float">
            <text:p>294.9</text:p>
          </table:table-cell>
          <table:table-cell office:value-type="float" office:value="108" calcext:value-type="float">
            <text:p>108</text:p>
          </table:table-cell>
          <table:table-cell table:formula="of:=VLOOKUP([.$A408];[MAF_walk_5K_ish_Polar__Crunch.$A$2:.$E$1471];1;1)" office:value-type="string" office:string-value="2018-07-29T11:14:53Z" calcext:value-type="string">
            <text:p>2018-07-29T11:14:53Z</text:p>
          </table:table-cell>
          <table:table-cell table:formula="of:=VLOOKUP([.$A408];[MAF_walk_5K_ish_Polar__Crunch.$A$2:.$E$147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57Z</text:p>
          </table:table-cell>
          <table:table-cell office:value-type="float" office:value="40.00316" calcext:value-type="float">
            <text:p>40.00316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4.9" calcext:value-type="float">
            <text:p>294.9</text:p>
          </table:table-cell>
          <table:table-cell office:value-type="float" office:value="104" calcext:value-type="float">
            <text:p>104</text:p>
          </table:table-cell>
          <table:table-cell table:formula="of:=VLOOKUP([.$A409];[MAF_walk_5K_ish_Polar__Crunch.$A$2:.$E$1471];1;1)" office:value-type="string" office:string-value="2018-07-29T11:14:56Z" calcext:value-type="string">
            <text:p>2018-07-29T11:14:56Z</text:p>
          </table:table-cell>
          <table:table-cell table:formula="of:=VLOOKUP([.$A409];[MAF_walk_5K_ish_Polar__Crunch.$A$2:.$E$147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5:00Z</text:p>
          </table:table-cell>
          <table:table-cell office:value-type="float" office:value="40.003212" calcext:value-type="float">
            <text:p>40.003212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4.8" calcext:value-type="float">
            <text:p>294.8</text:p>
          </table:table-cell>
          <table:table-cell office:value-type="float" office:value="104" calcext:value-type="float">
            <text:p>104</text:p>
          </table:table-cell>
          <table:table-cell table:formula="of:=VLOOKUP([.$A410];[MAF_walk_5K_ish_Polar__Crunch.$A$2:.$E$1471];1;1)" office:value-type="string" office:string-value="2018-07-29T11:15:00Z" calcext:value-type="string">
            <text:p>2018-07-29T11:15:00Z</text:p>
          </table:table-cell>
          <table:table-cell table:formula="of:=VLOOKUP([.$A410];[MAF_walk_5K_ish_Polar__Crunch.$A$2:.$E$147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5:11Z</text:p>
          </table:table-cell>
          <table:table-cell office:value-type="float" office:value="40.003326" calcext:value-type="float">
            <text:p>40.003326</text:p>
          </table:table-cell>
          <table:table-cell office:value-type="float" office:value="-79.5888" calcext:value-type="float">
            <text:p>-79.5888</text:p>
          </table:table-cell>
          <table:table-cell office:value-type="float" office:value="294.6" calcext:value-type="float">
            <text:p>294.6</text:p>
          </table:table-cell>
          <table:table-cell office:value-type="float" office:value="104" calcext:value-type="float">
            <text:p>104</text:p>
          </table:table-cell>
          <table:table-cell table:formula="of:=VLOOKUP([.$A411];[MAF_walk_5K_ish_Polar__Crunch.$A$2:.$E$1471];1;1)" office:value-type="string" office:string-value="2018-07-29T11:15:09Z" calcext:value-type="string">
            <text:p>2018-07-29T11:15:09Z</text:p>
          </table:table-cell>
          <table:table-cell table:formula="of:=VLOOKUP([.$A411];[MAF_walk_5K_ish_Polar__Crunch.$A$2:.$E$147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5:16Z</text:p>
          </table:table-cell>
          <table:table-cell office:value-type="float" office:value="40.003387" calcext:value-type="float">
            <text:p>40.003387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94.5" calcext:value-type="float">
            <text:p>294.5</text:p>
          </table:table-cell>
          <table:table-cell office:value-type="float" office:value="104" calcext:value-type="float">
            <text:p>104</text:p>
          </table:table-cell>
          <table:table-cell table:formula="of:=VLOOKUP([.$A412];[MAF_walk_5K_ish_Polar__Crunch.$A$2:.$E$1471];1;1)" office:value-type="string" office:string-value="2018-07-29T11:15:15Z" calcext:value-type="string">
            <text:p>2018-07-29T11:15:15Z</text:p>
          </table:table-cell>
          <table:table-cell table:formula="of:=VLOOKUP([.$A412];[MAF_walk_5K_ish_Polar__Crunch.$A$2:.$E$147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5:21Z</text:p>
          </table:table-cell>
          <table:table-cell office:value-type="float" office:value="40.003475" calcext:value-type="float">
            <text:p>40.003475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94.4" calcext:value-type="float">
            <text:p>294.4</text:p>
          </table:table-cell>
          <table:table-cell office:value-type="float" office:value="104" calcext:value-type="float">
            <text:p>104</text:p>
          </table:table-cell>
          <table:table-cell table:formula="of:=VLOOKUP([.$A413];[MAF_walk_5K_ish_Polar__Crunch.$A$2:.$E$1471];1;1)" office:value-type="string" office:string-value="2018-07-29T11:15:20Z" calcext:value-type="string">
            <text:p>2018-07-29T11:15:20Z</text:p>
          </table:table-cell>
          <table:table-cell table:formula="of:=VLOOKUP([.$A413];[MAF_walk_5K_ish_Polar__Crunch.$A$2:.$E$147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31Z</text:p>
          </table:table-cell>
          <table:table-cell office:value-type="float" office:value="40.003586" calcext:value-type="float">
            <text:p>40.003586</text:p>
          </table:table-cell>
          <table:table-cell office:value-type="float" office:value="-79.5888" calcext:value-type="float">
            <text:p>-79.5888</text:p>
          </table:table-cell>
          <table:table-cell office:value-type="float" office:value="294.2" calcext:value-type="float">
            <text:p>294.2</text:p>
          </table:table-cell>
          <table:table-cell office:value-type="float" office:value="104" calcext:value-type="float">
            <text:p>104</text:p>
          </table:table-cell>
          <table:table-cell table:formula="of:=VLOOKUP([.$A414];[MAF_walk_5K_ish_Polar__Crunch.$A$2:.$E$1471];1;1)" office:value-type="string" office:string-value="2018-07-29T11:15:31Z" calcext:value-type="string">
            <text:p>2018-07-29T11:15:31Z</text:p>
          </table:table-cell>
          <table:table-cell table:formula="of:=VLOOKUP([.$A414];[MAF_walk_5K_ish_Polar__Crunch.$A$2:.$E$147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36Z</text:p>
          </table:table-cell>
          <table:table-cell office:value-type="float" office:value="40.00367" calcext:value-type="float">
            <text:p>40.00367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93.9" calcext:value-type="float">
            <text:p>293.9</text:p>
          </table:table-cell>
          <table:table-cell office:value-type="float" office:value="104" calcext:value-type="float">
            <text:p>104</text:p>
          </table:table-cell>
          <table:table-cell table:formula="of:=VLOOKUP([.$A415];[MAF_walk_5K_ish_Polar__Crunch.$A$2:.$E$1471];1;1)" office:value-type="string" office:string-value="2018-07-29T11:15:35Z" calcext:value-type="string">
            <text:p>2018-07-29T11:15:35Z</text:p>
          </table:table-cell>
          <table:table-cell table:formula="of:=VLOOKUP([.$A415];[MAF_walk_5K_ish_Polar__Crunch.$A$2:.$E$147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43Z</text:p>
          </table:table-cell>
          <table:table-cell office:value-type="float" office:value="40.003757" calcext:value-type="float">
            <text:p>40.003757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93.4" calcext:value-type="float">
            <text:p>293.4</text:p>
          </table:table-cell>
          <table:table-cell office:value-type="float" office:value="104" calcext:value-type="float">
            <text:p>104</text:p>
          </table:table-cell>
          <table:table-cell table:formula="of:=VLOOKUP([.$A416];[MAF_walk_5K_ish_Polar__Crunch.$A$2:.$E$1471];1;1)" office:value-type="string" office:string-value="2018-07-29T11:15:43Z" calcext:value-type="string">
            <text:p>2018-07-29T11:15:43Z</text:p>
          </table:table-cell>
          <table:table-cell table:formula="of:=VLOOKUP([.$A416];[MAF_walk_5K_ish_Polar__Crunch.$A$2:.$E$147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48Z</text:p>
          </table:table-cell>
          <table:table-cell office:value-type="float" office:value="40.003834" calcext:value-type="float">
            <text:p>40.003834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3" calcext:value-type="float">
            <text:p>293</text:p>
          </table:table-cell>
          <table:table-cell office:value-type="float" office:value="104" calcext:value-type="float">
            <text:p>104</text:p>
          </table:table-cell>
          <table:table-cell table:formula="of:=VLOOKUP([.$A417];[MAF_walk_5K_ish_Polar__Crunch.$A$2:.$E$1471];1;1)" office:value-type="string" office:string-value="2018-07-29T11:15:48Z" calcext:value-type="string">
            <text:p>2018-07-29T11:15:48Z</text:p>
          </table:table-cell>
          <table:table-cell table:formula="of:=VLOOKUP([.$A417];[MAF_walk_5K_ish_Polar__Crunch.$A$2:.$E$1471];5;1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5:55Z</text:p>
          </table:table-cell>
          <table:table-cell office:value-type="float" office:value="40.0039" calcext:value-type="float">
            <text:p>40.0039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2.5" calcext:value-type="float">
            <text:p>292.5</text:p>
          </table:table-cell>
          <table:table-cell office:value-type="float" office:value="104" calcext:value-type="float">
            <text:p>104</text:p>
          </table:table-cell>
          <table:table-cell table:formula="of:=VLOOKUP([.$A418];[MAF_walk_5K_ish_Polar__Crunch.$A$2:.$E$1471];1;1)" office:value-type="string" office:string-value="2018-07-29T11:15:54Z" calcext:value-type="string">
            <text:p>2018-07-29T11:15:54Z</text:p>
          </table:table-cell>
          <table:table-cell table:formula="of:=VLOOKUP([.$A418];[MAF_walk_5K_ish_Polar__Crunch.$A$2:.$E$1471];5;1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5:56Z</text:p>
          </table:table-cell>
          <table:table-cell office:value-type="float" office:value="40.0039" calcext:value-type="float">
            <text:p>40.0039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2.5" calcext:value-type="float">
            <text:p>292.5</text:p>
          </table:table-cell>
          <table:table-cell office:value-type="float" office:value="104" calcext:value-type="float">
            <text:p>104</text:p>
          </table:table-cell>
          <table:table-cell table:formula="of:=VLOOKUP([.$A419];[MAF_walk_5K_ish_Polar__Crunch.$A$2:.$E$1471];1;1)" office:value-type="string" office:string-value="2018-07-29T11:15:54Z" calcext:value-type="string">
            <text:p>2018-07-29T11:15:54Z</text:p>
          </table:table-cell>
          <table:table-cell table:formula="of:=VLOOKUP([.$A419];[MAF_walk_5K_ish_Polar__Crunch.$A$2:.$E$1471];5;1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5:57Z</text:p>
          </table:table-cell>
          <table:table-cell office:value-type="float" office:value="40.0039" calcext:value-type="float">
            <text:p>40.0039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2.5" calcext:value-type="float">
            <text:p>292.5</text:p>
          </table:table-cell>
          <table:table-cell office:value-type="float" office:value="108" calcext:value-type="float">
            <text:p>108</text:p>
          </table:table-cell>
          <table:table-cell table:formula="of:=VLOOKUP([.$A420];[MAF_walk_5K_ish_Polar__Crunch.$A$2:.$E$1471];1;1)" office:value-type="string" office:string-value="2018-07-29T11:15:57Z" calcext:value-type="string">
            <text:p>2018-07-29T11:15:57Z</text:p>
          </table:table-cell>
          <table:table-cell table:formula="of:=VLOOKUP([.$A420];[MAF_walk_5K_ish_Polar__Crunch.$A$2:.$E$1471];5;1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6:00Z</text:p>
          </table:table-cell>
          <table:table-cell office:value-type="float" office:value="40.00396" calcext:value-type="float">
            <text:p>40.00396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92.1" calcext:value-type="float">
            <text:p>292.1</text:p>
          </table:table-cell>
          <table:table-cell office:value-type="float" office:value="108" calcext:value-type="float">
            <text:p>108</text:p>
          </table:table-cell>
          <table:table-cell table:formula="of:=VLOOKUP([.$A421];[MAF_walk_5K_ish_Polar__Crunch.$A$2:.$E$1471];1;1)" office:value-type="string" office:string-value="2018-07-29T11:16:00Z" calcext:value-type="string">
            <text:p>2018-07-29T11:16:00Z</text:p>
          </table:table-cell>
          <table:table-cell table:formula="of:=VLOOKUP([.$A421];[MAF_walk_5K_ish_Polar__Crunch.$A$2:.$E$1471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03Z</text:p>
          </table:table-cell>
          <table:table-cell office:value-type="float" office:value="40.004028" calcext:value-type="float">
            <text:p>40.004028</text:p>
          </table:table-cell>
          <table:table-cell office:value-type="float" office:value="-79.588821" calcext:value-type="float">
            <text:p>-79.588821</text:p>
          </table:table-cell>
          <table:table-cell office:value-type="float" office:value="291.8" calcext:value-type="float">
            <text:p>291.8</text:p>
          </table:table-cell>
          <table:table-cell office:value-type="float" office:value="108" calcext:value-type="float">
            <text:p>108</text:p>
          </table:table-cell>
          <table:table-cell table:formula="of:=VLOOKUP([.$A422];[MAF_walk_5K_ish_Polar__Crunch.$A$2:.$E$1471];1;1)" office:value-type="string" office:string-value="2018-07-29T11:16:03Z" calcext:value-type="string">
            <text:p>2018-07-29T11:16:03Z</text:p>
          </table:table-cell>
          <table:table-cell table:formula="of:=VLOOKUP([.$A422];[MAF_walk_5K_ish_Polar__Crunch.$A$2:.$E$1471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08Z</text:p>
          </table:table-cell>
          <table:table-cell office:value-type="float" office:value="40.004095" calcext:value-type="float">
            <text:p>40.004095</text:p>
          </table:table-cell>
          <table:table-cell office:value-type="float" office:value="-79.588822" calcext:value-type="float">
            <text:p>-79.588822</text:p>
          </table:table-cell>
          <table:table-cell office:value-type="float" office:value="291.5" calcext:value-type="float">
            <text:p>291.5</text:p>
          </table:table-cell>
          <table:table-cell office:value-type="float" office:value="108" calcext:value-type="float">
            <text:p>108</text:p>
          </table:table-cell>
          <table:table-cell table:formula="of:=VLOOKUP([.$A423];[MAF_walk_5K_ish_Polar__Crunch.$A$2:.$E$1471];1;1)" office:value-type="string" office:string-value="2018-07-29T11:16:06Z" calcext:value-type="string">
            <text:p>2018-07-29T11:16:06Z</text:p>
          </table:table-cell>
          <table:table-cell table:formula="of:=VLOOKUP([.$A423];[MAF_walk_5K_ish_Polar__Crunch.$A$2:.$E$1471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14Z</text:p>
          </table:table-cell>
          <table:table-cell office:value-type="float" office:value="40.004163" calcext:value-type="float">
            <text:p>40.004163</text:p>
          </table:table-cell>
          <table:table-cell office:value-type="float" office:value="-79.588823" calcext:value-type="float">
            <text:p>-79.588823</text:p>
          </table:table-cell>
          <table:table-cell office:value-type="float" office:value="291.1" calcext:value-type="float">
            <text:p>291.1</text:p>
          </table:table-cell>
          <table:table-cell office:value-type="float" office:value="108" calcext:value-type="float">
            <text:p>108</text:p>
          </table:table-cell>
          <table:table-cell table:formula="of:=VLOOKUP([.$A424];[MAF_walk_5K_ish_Polar__Crunch.$A$2:.$E$1471];1;1)" office:value-type="string" office:string-value="2018-07-29T11:16:13Z" calcext:value-type="string">
            <text:p>2018-07-29T11:16:13Z</text:p>
          </table:table-cell>
          <table:table-cell table:formula="of:=VLOOKUP([.$A424];[MAF_walk_5K_ish_Polar__Crunch.$A$2:.$E$1471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20Z</text:p>
          </table:table-cell>
          <table:table-cell office:value-type="float" office:value="40.00423" calcext:value-type="float">
            <text:p>40.00423</text:p>
          </table:table-cell>
          <table:table-cell office:value-type="float" office:value="-79.588824" calcext:value-type="float">
            <text:p>-79.588824</text:p>
          </table:table-cell>
          <table:table-cell office:value-type="float" office:value="290.6" calcext:value-type="float">
            <text:p>290.6</text:p>
          </table:table-cell>
          <table:table-cell office:value-type="float" office:value="108" calcext:value-type="float">
            <text:p>108</text:p>
          </table:table-cell>
          <table:table-cell table:formula="of:=VLOOKUP([.$A425];[MAF_walk_5K_ish_Polar__Crunch.$A$2:.$E$1471];1;1)" office:value-type="string" office:string-value="2018-07-29T11:16:18Z" calcext:value-type="string">
            <text:p>2018-07-29T11:16:18Z</text:p>
          </table:table-cell>
          <table:table-cell table:formula="of:=VLOOKUP([.$A425];[MAF_walk_5K_ish_Polar__Crunch.$A$2:.$E$1471];5;1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6:25Z</text:p>
          </table:table-cell>
          <table:table-cell office:value-type="float" office:value="40.004298" calcext:value-type="float">
            <text:p>40.004298</text:p>
          </table:table-cell>
          <table:table-cell office:value-type="float" office:value="-79.588825" calcext:value-type="float">
            <text:p>-79.588825</text:p>
          </table:table-cell>
          <table:table-cell office:value-type="float" office:value="290.1" calcext:value-type="float">
            <text:p>290.1</text:p>
          </table:table-cell>
          <table:table-cell office:value-type="float" office:value="108" calcext:value-type="float">
            <text:p>108</text:p>
          </table:table-cell>
          <table:table-cell table:formula="of:=VLOOKUP([.$A426];[MAF_walk_5K_ish_Polar__Crunch.$A$2:.$E$1471];1;1)" office:value-type="string" office:string-value="2018-07-29T11:16:24Z" calcext:value-type="string">
            <text:p>2018-07-29T11:16:24Z</text:p>
          </table:table-cell>
          <table:table-cell table:formula="of:=VLOOKUP([.$A426];[MAF_walk_5K_ish_Polar__Crunch.$A$2:.$E$1471];5;1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1:16:30Z</text:p>
          </table:table-cell>
          <table:table-cell office:value-type="float" office:value="40.004365" calcext:value-type="float">
            <text:p>40.004365</text:p>
          </table:table-cell>
          <table:table-cell office:value-type="float" office:value="-79.588826" calcext:value-type="float">
            <text:p>-79.588826</text:p>
          </table:table-cell>
          <table:table-cell office:value-type="float" office:value="289.6" calcext:value-type="float">
            <text:p>289.6</text:p>
          </table:table-cell>
          <table:table-cell office:value-type="float" office:value="108" calcext:value-type="float">
            <text:p>108</text:p>
          </table:table-cell>
          <table:table-cell table:formula="of:=VLOOKUP([.$A427];[MAF_walk_5K_ish_Polar__Crunch.$A$2:.$E$1471];1;1)" office:value-type="string" office:string-value="2018-07-29T11:16:29Z" calcext:value-type="string">
            <text:p>2018-07-29T11:16:29Z</text:p>
          </table:table-cell>
          <table:table-cell table:formula="of:=VLOOKUP([.$A427];[MAF_walk_5K_ish_Polar__Crunch.$A$2:.$E$1471];5;1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1:16:40Z</text:p>
          </table:table-cell>
          <table:table-cell office:value-type="float" office:value="40.004433" calcext:value-type="float">
            <text:p>40.004433</text:p>
          </table:table-cell>
          <table:table-cell office:value-type="float" office:value="-79.588827" calcext:value-type="float">
            <text:p>-79.588827</text:p>
          </table:table-cell>
          <table:table-cell office:value-type="float" office:value="289.2" calcext:value-type="float">
            <text:p>289.2</text:p>
          </table:table-cell>
          <table:table-cell office:value-type="float" office:value="108" calcext:value-type="float">
            <text:p>108</text:p>
          </table:table-cell>
          <table:table-cell table:formula="of:=VLOOKUP([.$A428];[MAF_walk_5K_ish_Polar__Crunch.$A$2:.$E$1471];1;1)" office:value-type="string" office:string-value="2018-07-29T11:16:39Z" calcext:value-type="string">
            <text:p>2018-07-29T11:16:39Z</text:p>
          </table:table-cell>
          <table:table-cell table:formula="of:=VLOOKUP([.$A428];[MAF_walk_5K_ish_Polar__Crunch.$A$2:.$E$1471];5;1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1:16:48Z</text:p>
          </table:table-cell>
          <table:table-cell office:value-type="float" office:value="40.0045" calcext:value-type="float">
            <text:p>40.0045</text:p>
          </table:table-cell>
          <table:table-cell office:value-type="float" office:value="-79.588828" calcext:value-type="float">
            <text:p>-79.588828</text:p>
          </table:table-cell>
          <table:table-cell office:value-type="float" office:value="288.9" calcext:value-type="float">
            <text:p>288.9</text:p>
          </table:table-cell>
          <table:table-cell office:value-type="float" office:value="108" calcext:value-type="float">
            <text:p>108</text:p>
          </table:table-cell>
          <table:table-cell table:formula="of:=VLOOKUP([.$A429];[MAF_walk_5K_ish_Polar__Crunch.$A$2:.$E$1471];1;1)" office:value-type="string" office:string-value="2018-07-29T11:16:46Z" calcext:value-type="string">
            <text:p>2018-07-29T11:16:46Z</text:p>
          </table:table-cell>
          <table:table-cell table:formula="of:=VLOOKUP([.$A429];[MAF_walk_5K_ish_Polar__Crunch.$A$2:.$E$1471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57Z</text:p>
          </table:table-cell>
          <table:table-cell office:value-type="float" office:value="40.004568" calcext:value-type="float">
            <text:p>40.004568</text:p>
          </table:table-cell>
          <table:table-cell office:value-type="float" office:value="-79.588829" calcext:value-type="float">
            <text:p>-79.588829</text:p>
          </table:table-cell>
          <table:table-cell office:value-type="float" office:value="288.7" calcext:value-type="float">
            <text:p>288.7</text:p>
          </table:table-cell>
          <table:table-cell office:value-type="float" office:value="115" calcext:value-type="float">
            <text:p>115</text:p>
          </table:table-cell>
          <table:table-cell table:formula="of:=VLOOKUP([.$A430];[MAF_walk_5K_ish_Polar__Crunch.$A$2:.$E$1471];1;1)" office:value-type="string" office:string-value="2018-07-29T11:16:55Z" calcext:value-type="string">
            <text:p>2018-07-29T11:16:55Z</text:p>
          </table:table-cell>
          <table:table-cell table:formula="of:=VLOOKUP([.$A430];[MAF_walk_5K_ish_Polar__Crunch.$A$2:.$E$1471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57Z</text:p>
          </table:table-cell>
          <table:table-cell office:value-type="float" office:value="40.004635" calcext:value-type="float">
            <text:p>40.004635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88.5" calcext:value-type="float">
            <text:p>288.5</text:p>
          </table:table-cell>
          <table:table-cell office:value-type="float" office:value="115" calcext:value-type="float">
            <text:p>115</text:p>
          </table:table-cell>
          <table:table-cell table:formula="of:=VLOOKUP([.$A431];[MAF_walk_5K_ish_Polar__Crunch.$A$2:.$E$1471];1;1)" office:value-type="string" office:string-value="2018-07-29T11:16:55Z" calcext:value-type="string">
            <text:p>2018-07-29T11:16:55Z</text:p>
          </table:table-cell>
          <table:table-cell table:formula="of:=VLOOKUP([.$A431];[MAF_walk_5K_ish_Polar__Crunch.$A$2:.$E$1471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7:07Z</text:p>
          </table:table-cell>
          <table:table-cell office:value-type="float" office:value="40.004745" calcext:value-type="float">
            <text:p>40.004745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88.3" calcext:value-type="float">
            <text:p>288.3</text:p>
          </table:table-cell>
          <table:table-cell office:value-type="float" office:value="115" calcext:value-type="float">
            <text:p>115</text:p>
          </table:table-cell>
          <table:table-cell table:formula="of:=VLOOKUP([.$A432];[MAF_walk_5K_ish_Polar__Crunch.$A$2:.$E$1471];1;1)" office:value-type="string" office:string-value="2018-07-29T11:17:06Z" calcext:value-type="string">
            <text:p>2018-07-29T11:17:06Z</text:p>
          </table:table-cell>
          <table:table-cell table:formula="of:=VLOOKUP([.$A432];[MAF_walk_5K_ish_Polar__Crunch.$A$2:.$E$1471];5;1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7:12Z</text:p>
          </table:table-cell>
          <table:table-cell office:value-type="float" office:value="40.004833" calcext:value-type="float">
            <text:p>40.004833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88.1" calcext:value-type="float">
            <text:p>288.1</text:p>
          </table:table-cell>
          <table:table-cell office:value-type="float" office:value="115" calcext:value-type="float">
            <text:p>115</text:p>
          </table:table-cell>
          <table:table-cell table:formula="of:=VLOOKUP([.$A433];[MAF_walk_5K_ish_Polar__Crunch.$A$2:.$E$1471];1;1)" office:value-type="string" office:string-value="2018-07-29T11:17:12Z" calcext:value-type="string">
            <text:p>2018-07-29T11:17:12Z</text:p>
          </table:table-cell>
          <table:table-cell table:formula="of:=VLOOKUP([.$A433];[MAF_walk_5K_ish_Polar__Crunch.$A$2:.$E$147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7:17Z</text:p>
          </table:table-cell>
          <table:table-cell office:value-type="float" office:value="40.004833" calcext:value-type="float">
            <text:p>40.004833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88.1" calcext:value-type="float">
            <text:p>288.1</text:p>
          </table:table-cell>
          <table:table-cell office:value-type="float" office:value="115" calcext:value-type="float">
            <text:p>115</text:p>
          </table:table-cell>
          <table:table-cell table:formula="of:=VLOOKUP([.$A434];[MAF_walk_5K_ish_Polar__Crunch.$A$2:.$E$1471];1;1)" office:value-type="string" office:string-value="2018-07-29T11:17:16Z" calcext:value-type="string">
            <text:p>2018-07-29T11:17:16Z</text:p>
          </table:table-cell>
          <table:table-cell table:formula="of:=VLOOKUP([.$A434];[MAF_walk_5K_ish_Polar__Crunch.$A$2:.$E$147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7:22Z</text:p>
          </table:table-cell>
          <table:table-cell office:value-type="float" office:value="40.004944" calcext:value-type="float">
            <text:p>40.004944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88" calcext:value-type="float">
            <text:p>288</text:p>
          </table:table-cell>
          <table:table-cell office:value-type="float" office:value="115" calcext:value-type="float">
            <text:p>115</text:p>
          </table:table-cell>
          <table:table-cell table:formula="of:=VLOOKUP([.$A435];[MAF_walk_5K_ish_Polar__Crunch.$A$2:.$E$1471];1;1)" office:value-type="string" office:string-value="2018-07-29T11:17:22Z" calcext:value-type="string">
            <text:p>2018-07-29T11:17:22Z</text:p>
          </table:table-cell>
          <table:table-cell table:formula="of:=VLOOKUP([.$A435];[MAF_walk_5K_ish_Polar__Crunch.$A$2:.$E$147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7:27Z</text:p>
          </table:table-cell>
          <table:table-cell office:value-type="float" office:value="40.00503" calcext:value-type="float">
            <text:p>40.00503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88" calcext:value-type="float">
            <text:p>288</text:p>
          </table:table-cell>
          <table:table-cell office:value-type="float" office:value="115" calcext:value-type="float">
            <text:p>115</text:p>
          </table:table-cell>
          <table:table-cell table:formula="of:=VLOOKUP([.$A436];[MAF_walk_5K_ish_Polar__Crunch.$A$2:.$E$1471];1;1)" office:value-type="string" office:string-value="2018-07-29T11:17:26Z" calcext:value-type="string">
            <text:p>2018-07-29T11:17:26Z</text:p>
          </table:table-cell>
          <table:table-cell table:formula="of:=VLOOKUP([.$A436];[MAF_walk_5K_ish_Polar__Crunch.$A$2:.$E$147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7:32Z</text:p>
          </table:table-cell>
          <table:table-cell office:value-type="float" office:value="40.005127" calcext:value-type="float">
            <text:p>40.005127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87.9" calcext:value-type="float">
            <text:p>287.9</text:p>
          </table:table-cell>
          <table:table-cell office:value-type="float" office:value="115" calcext:value-type="float">
            <text:p>115</text:p>
          </table:table-cell>
          <table:table-cell table:formula="of:=VLOOKUP([.$A437];[MAF_walk_5K_ish_Polar__Crunch.$A$2:.$E$1471];1;1)" office:value-type="string" office:string-value="2018-07-29T11:17:30Z" calcext:value-type="string">
            <text:p>2018-07-29T11:17:30Z</text:p>
          </table:table-cell>
          <table:table-cell table:formula="of:=VLOOKUP([.$A437];[MAF_walk_5K_ish_Polar__Crunch.$A$2:.$E$147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7:32Z</text:p>
          </table:table-cell>
          <table:table-cell office:value-type="float" office:value="40.005127" calcext:value-type="float">
            <text:p>40.005127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87.9" calcext:value-type="float">
            <text:p>287.9</text:p>
          </table:table-cell>
          <table:table-cell office:value-type="float" office:value="115" calcext:value-type="float">
            <text:p>115</text:p>
          </table:table-cell>
          <table:table-cell table:formula="of:=VLOOKUP([.$A438];[MAF_walk_5K_ish_Polar__Crunch.$A$2:.$E$1471];1;1)" office:value-type="string" office:string-value="2018-07-29T11:17:30Z" calcext:value-type="string">
            <text:p>2018-07-29T11:17:30Z</text:p>
          </table:table-cell>
          <table:table-cell table:formula="of:=VLOOKUP([.$A438];[MAF_walk_5K_ish_Polar__Crunch.$A$2:.$E$147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7:42Z</text:p>
          </table:table-cell>
          <table:table-cell office:value-type="float" office:value="40.005254" calcext:value-type="float">
            <text:p>40.005254</text:p>
          </table:table-cell>
          <table:table-cell office:value-type="float" office:value="-79.588828" calcext:value-type="float">
            <text:p>-79.588828</text:p>
          </table:table-cell>
          <table:table-cell office:value-type="float" office:value="287.9" calcext:value-type="float">
            <text:p>287.9</text:p>
          </table:table-cell>
          <table:table-cell office:value-type="float" office:value="115" calcext:value-type="float">
            <text:p>115</text:p>
          </table:table-cell>
          <table:table-cell table:formula="of:=VLOOKUP([.$A439];[MAF_walk_5K_ish_Polar__Crunch.$A$2:.$E$1471];1;1)" office:value-type="string" office:string-value="2018-07-29T11:17:41Z" calcext:value-type="string">
            <text:p>2018-07-29T11:17:41Z</text:p>
          </table:table-cell>
          <table:table-cell table:formula="of:=VLOOKUP([.$A439];[MAF_walk_5K_ish_Polar__Crunch.$A$2:.$E$1471];5;1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7:47Z</text:p>
          </table:table-cell>
          <table:table-cell office:value-type="float" office:value="40.005288" calcext:value-type="float">
            <text:p>40.005288</text:p>
          </table:table-cell>
          <table:table-cell office:value-type="float" office:value="-79.588826" calcext:value-type="float">
            <text:p>-79.588826</text:p>
          </table:table-cell>
          <table:table-cell office:value-type="float" office:value="287.9" calcext:value-type="float">
            <text:p>287.9</text:p>
          </table:table-cell>
          <table:table-cell office:value-type="float" office:value="115" calcext:value-type="float">
            <text:p>115</text:p>
          </table:table-cell>
          <table:table-cell table:formula="of:=VLOOKUP([.$A440];[MAF_walk_5K_ish_Polar__Crunch.$A$2:.$E$1471];1;1)" office:value-type="string" office:string-value="2018-07-29T11:17:45Z" calcext:value-type="string">
            <text:p>2018-07-29T11:17:45Z</text:p>
          </table:table-cell>
          <table:table-cell table:formula="of:=VLOOKUP([.$A440];[MAF_walk_5K_ish_Polar__Crunch.$A$2:.$E$1471];5;1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7:52Z</text:p>
          </table:table-cell>
          <table:table-cell office:value-type="float" office:value="40.005322" calcext:value-type="float">
            <text:p>40.005322</text:p>
          </table:table-cell>
          <table:table-cell office:value-type="float" office:value="-79.588824" calcext:value-type="float">
            <text:p>-79.588824</text:p>
          </table:table-cell>
          <table:table-cell office:value-type="float" office:value="287.9" calcext:value-type="float">
            <text:p>287.9</text:p>
          </table:table-cell>
          <table:table-cell office:value-type="float" office:value="115" calcext:value-type="float">
            <text:p>115</text:p>
          </table:table-cell>
          <table:table-cell table:formula="of:=VLOOKUP([.$A441];[MAF_walk_5K_ish_Polar__Crunch.$A$2:.$E$1471];1;1)" office:value-type="string" office:string-value="2018-07-29T11:17:52Z" calcext:value-type="string">
            <text:p>2018-07-29T11:17:52Z</text:p>
          </table:table-cell>
          <table:table-cell table:formula="of:=VLOOKUP([.$A441];[MAF_walk_5K_ish_Polar__Crunch.$A$2:.$E$147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7:57Z</text:p>
          </table:table-cell>
          <table:table-cell office:value-type="float" office:value="40.005356" calcext:value-type="float">
            <text:p>40.005356</text:p>
          </table:table-cell>
          <table:table-cell office:value-type="float" office:value="-79.588822" calcext:value-type="float">
            <text:p>-79.588822</text:p>
          </table:table-cell>
          <table:table-cell office:value-type="float" office:value="287.9" calcext:value-type="float">
            <text:p>287.9</text:p>
          </table:table-cell>
          <table:table-cell office:value-type="float" office:value="110" calcext:value-type="float">
            <text:p>110</text:p>
          </table:table-cell>
          <table:table-cell table:formula="of:=VLOOKUP([.$A442];[MAF_walk_5K_ish_Polar__Crunch.$A$2:.$E$1471];1;1)" office:value-type="string" office:string-value="2018-07-29T11:17:57Z" calcext:value-type="string">
            <text:p>2018-07-29T11:17:57Z</text:p>
          </table:table-cell>
          <table:table-cell table:formula="of:=VLOOKUP([.$A442];[MAF_walk_5K_ish_Polar__Crunch.$A$2:.$E$1471];5;1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7:57Z</text:p>
          </table:table-cell>
          <table:table-cell office:value-type="float" office:value="40.00539" calcext:value-type="float">
            <text:p>40.00539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87.8" calcext:value-type="float">
            <text:p>287.8</text:p>
          </table:table-cell>
          <table:table-cell office:value-type="float" office:value="110" calcext:value-type="float">
            <text:p>110</text:p>
          </table:table-cell>
          <table:table-cell table:formula="of:=VLOOKUP([.$A443];[MAF_walk_5K_ish_Polar__Crunch.$A$2:.$E$1471];1;1)" office:value-type="string" office:string-value="2018-07-29T11:17:57Z" calcext:value-type="string">
            <text:p>2018-07-29T11:17:57Z</text:p>
          </table:table-cell>
          <table:table-cell table:formula="of:=VLOOKUP([.$A443];[MAF_walk_5K_ish_Polar__Crunch.$A$2:.$E$1471];5;1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8:02Z</text:p>
          </table:table-cell>
          <table:table-cell office:value-type="float" office:value="40.005466" calcext:value-type="float">
            <text:p>40.005466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87.8" calcext:value-type="float">
            <text:p>287.8</text:p>
          </table:table-cell>
          <table:table-cell office:value-type="float" office:value="110" calcext:value-type="float">
            <text:p>110</text:p>
          </table:table-cell>
          <table:table-cell table:formula="of:=VLOOKUP([.$A444];[MAF_walk_5K_ish_Polar__Crunch.$A$2:.$E$1471];1;1)" office:value-type="string" office:string-value="2018-07-29T11:18:02Z" calcext:value-type="string">
            <text:p>2018-07-29T11:18:02Z</text:p>
          </table:table-cell>
          <table:table-cell table:formula="of:=VLOOKUP([.$A444];[MAF_walk_5K_ish_Polar__Crunch.$A$2:.$E$1471];5;1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8:07Z</text:p>
          </table:table-cell>
          <table:table-cell office:value-type="float" office:value="40.005527" calcext:value-type="float">
            <text:p>40.005527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87.8" calcext:value-type="float">
            <text:p>287.8</text:p>
          </table:table-cell>
          <table:table-cell office:value-type="float" office:value="110" calcext:value-type="float">
            <text:p>110</text:p>
          </table:table-cell>
          <table:table-cell table:formula="of:=VLOOKUP([.$A445];[MAF_walk_5K_ish_Polar__Crunch.$A$2:.$E$1471];1;1)" office:value-type="string" office:string-value="2018-07-29T11:18:06Z" calcext:value-type="string">
            <text:p>2018-07-29T11:18:06Z</text:p>
          </table:table-cell>
          <table:table-cell table:formula="of:=VLOOKUP([.$A445];[MAF_walk_5K_ish_Polar__Crunch.$A$2:.$E$147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8:12Z</text:p>
          </table:table-cell>
          <table:table-cell office:value-type="float" office:value="40.00561" calcext:value-type="float">
            <text:p>40.00561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87.7" calcext:value-type="float">
            <text:p>287.7</text:p>
          </table:table-cell>
          <table:table-cell office:value-type="float" office:value="110" calcext:value-type="float">
            <text:p>110</text:p>
          </table:table-cell>
          <table:table-cell table:formula="of:=VLOOKUP([.$A446];[MAF_walk_5K_ish_Polar__Crunch.$A$2:.$E$1471];1;1)" office:value-type="string" office:string-value="2018-07-29T11:18:11Z" calcext:value-type="string">
            <text:p>2018-07-29T11:18:11Z</text:p>
          </table:table-cell>
          <table:table-cell table:formula="of:=VLOOKUP([.$A446];[MAF_walk_5K_ish_Polar__Crunch.$A$2:.$E$147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8:22Z</text:p>
          </table:table-cell>
          <table:table-cell office:value-type="float" office:value="40.00569" calcext:value-type="float">
            <text:p>40.00569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87.7" calcext:value-type="float">
            <text:p>287.7</text:p>
          </table:table-cell>
          <table:table-cell office:value-type="float" office:value="110" calcext:value-type="float">
            <text:p>110</text:p>
          </table:table-cell>
          <table:table-cell table:formula="of:=VLOOKUP([.$A447];[MAF_walk_5K_ish_Polar__Crunch.$A$2:.$E$1471];1;1)" office:value-type="string" office:string-value="2018-07-29T11:18:22Z" calcext:value-type="string">
            <text:p>2018-07-29T11:18:22Z</text:p>
          </table:table-cell>
          <table:table-cell table:formula="of:=VLOOKUP([.$A447];[MAF_walk_5K_ish_Polar__Crunch.$A$2:.$E$147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8:32Z</text:p>
          </table:table-cell>
          <table:table-cell office:value-type="float" office:value="40.005802" calcext:value-type="float">
            <text:p>40.005802</text:p>
          </table:table-cell>
          <table:table-cell office:value-type="float" office:value="-79.5888" calcext:value-type="float">
            <text:p>-79.5888</text:p>
          </table:table-cell>
          <table:table-cell office:value-type="float" office:value="287.8" calcext:value-type="float">
            <text:p>287.8</text:p>
          </table:table-cell>
          <table:table-cell office:value-type="float" office:value="110" calcext:value-type="float">
            <text:p>110</text:p>
          </table:table-cell>
          <table:table-cell table:formula="of:=VLOOKUP([.$A448];[MAF_walk_5K_ish_Polar__Crunch.$A$2:.$E$1471];1;1)" office:value-type="string" office:string-value="2018-07-29T11:18:30Z" calcext:value-type="string">
            <text:p>2018-07-29T11:18:30Z</text:p>
          </table:table-cell>
          <table:table-cell table:formula="of:=VLOOKUP([.$A448];[MAF_walk_5K_ish_Polar__Crunch.$A$2:.$E$147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8:42Z</text:p>
          </table:table-cell>
          <table:table-cell office:value-type="float" office:value="40.00591" calcext:value-type="float">
            <text:p>40.00591</text:p>
          </table:table-cell>
          <table:table-cell office:value-type="float" office:value="-79.588776" calcext:value-type="float">
            <text:p>-79.588776</text:p>
          </table:table-cell>
          <table:table-cell office:value-type="float" office:value="287.9" calcext:value-type="float">
            <text:p>287.9</text:p>
          </table:table-cell>
          <table:table-cell office:value-type="float" office:value="110" calcext:value-type="float">
            <text:p>110</text:p>
          </table:table-cell>
          <table:table-cell table:formula="of:=VLOOKUP([.$A449];[MAF_walk_5K_ish_Polar__Crunch.$A$2:.$E$1471];1;1)" office:value-type="string" office:string-value="2018-07-29T11:18:41Z" calcext:value-type="string">
            <text:p>2018-07-29T11:18:41Z</text:p>
          </table:table-cell>
          <table:table-cell table:formula="of:=VLOOKUP([.$A449];[MAF_walk_5K_ish_Polar__Crunch.$A$2:.$E$147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18:47Z</text:p>
          </table:table-cell>
          <table:table-cell office:value-type="float" office:value="40.005974" calcext:value-type="float">
            <text:p>40.005974</text:p>
          </table:table-cell>
          <table:table-cell office:value-type="float" office:value="-79.5888" calcext:value-type="float">
            <text:p>-79.5888</text:p>
          </table:table-cell>
          <table:table-cell office:value-type="float" office:value="288" calcext:value-type="float">
            <text:p>288</text:p>
          </table:table-cell>
          <table:table-cell office:value-type="float" office:value="110" calcext:value-type="float">
            <text:p>110</text:p>
          </table:table-cell>
          <table:table-cell table:formula="of:=VLOOKUP([.$A450];[MAF_walk_5K_ish_Polar__Crunch.$A$2:.$E$1471];1;1)" office:value-type="string" office:string-value="2018-07-29T11:18:46Z" calcext:value-type="string">
            <text:p>2018-07-29T11:18:46Z</text:p>
          </table:table-cell>
          <table:table-cell table:formula="of:=VLOOKUP([.$A450];[MAF_walk_5K_ish_Polar__Crunch.$A$2:.$E$147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18:52Z</text:p>
          </table:table-cell>
          <table:table-cell office:value-type="float" office:value="40.006023" calcext:value-type="float">
            <text:p>40.006023</text:p>
          </table:table-cell>
          <table:table-cell office:value-type="float" office:value="-79.5888" calcext:value-type="float">
            <text:p>-79.5888</text:p>
          </table:table-cell>
          <table:table-cell office:value-type="float" office:value="288" calcext:value-type="float">
            <text:p>288</text:p>
          </table:table-cell>
          <table:table-cell office:value-type="float" office:value="110" calcext:value-type="float">
            <text:p>110</text:p>
          </table:table-cell>
          <table:table-cell table:formula="of:=VLOOKUP([.$A451];[MAF_walk_5K_ish_Polar__Crunch.$A$2:.$E$1471];1;1)" office:value-type="string" office:string-value="2018-07-29T11:18:52Z" calcext:value-type="string">
            <text:p>2018-07-29T11:18:52Z</text:p>
          </table:table-cell>
          <table:table-cell table:formula="of:=VLOOKUP([.$A451];[MAF_walk_5K_ish_Polar__Crunch.$A$2:.$E$147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18:57Z</text:p>
          </table:table-cell>
          <table:table-cell office:value-type="float" office:value="40.00609" calcext:value-type="float">
            <text:p>40.00609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88.1" calcext:value-type="float">
            <text:p>288.1</text:p>
          </table:table-cell>
          <table:table-cell office:value-type="float" office:value="110" calcext:value-type="float">
            <text:p>110</text:p>
          </table:table-cell>
          <table:table-cell table:formula="of:=VLOOKUP([.$A452];[MAF_walk_5K_ish_Polar__Crunch.$A$2:.$E$1471];1;1)" office:value-type="string" office:string-value="2018-07-29T11:18:55Z" calcext:value-type="string">
            <text:p>2018-07-29T11:18:55Z</text:p>
          </table:table-cell>
          <table:table-cell table:formula="of:=VLOOKUP([.$A452];[MAF_walk_5K_ish_Polar__Crunch.$A$2:.$E$147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18:57Z</text:p>
          </table:table-cell>
          <table:table-cell office:value-type="float" office:value="40.00609" calcext:value-type="float">
            <text:p>40.00609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88.1" calcext:value-type="float">
            <text:p>288.1</text:p>
          </table:table-cell>
          <table:table-cell office:value-type="float" office:value="104" calcext:value-type="float">
            <text:p>104</text:p>
          </table:table-cell>
          <table:table-cell table:formula="of:=VLOOKUP([.$A453];[MAF_walk_5K_ish_Polar__Crunch.$A$2:.$E$1471];1;1)" office:value-type="string" office:string-value="2018-07-29T11:18:55Z" calcext:value-type="string">
            <text:p>2018-07-29T11:18:55Z</text:p>
          </table:table-cell>
          <table:table-cell table:formula="of:=VLOOKUP([.$A453];[MAF_walk_5K_ish_Polar__Crunch.$A$2:.$E$147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19:02Z</text:p>
          </table:table-cell>
          <table:table-cell office:value-type="float" office:value="40.006145" calcext:value-type="float">
            <text:p>40.006145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88.2" calcext:value-type="float">
            <text:p>288.2</text:p>
          </table:table-cell>
          <table:table-cell office:value-type="float" office:value="104" calcext:value-type="float">
            <text:p>104</text:p>
          </table:table-cell>
          <table:table-cell table:formula="of:=VLOOKUP([.$A454];[MAF_walk_5K_ish_Polar__Crunch.$A$2:.$E$1471];1;1)" office:value-type="string" office:string-value="2018-07-29T11:19:02Z" calcext:value-type="string">
            <text:p>2018-07-29T11:19:02Z</text:p>
          </table:table-cell>
          <table:table-cell table:formula="of:=VLOOKUP([.$A454];[MAF_walk_5K_ish_Polar__Crunch.$A$2:.$E$147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19:10Z</text:p>
          </table:table-cell>
          <table:table-cell office:value-type="float" office:value="40.00627" calcext:value-type="float">
            <text:p>40.00627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88.5" calcext:value-type="float">
            <text:p>288.5</text:p>
          </table:table-cell>
          <table:table-cell office:value-type="float" office:value="104" calcext:value-type="float">
            <text:p>104</text:p>
          </table:table-cell>
          <table:table-cell table:formula="of:=VLOOKUP([.$A455];[MAF_walk_5K_ish_Polar__Crunch.$A$2:.$E$1471];1;1)" office:value-type="string" office:string-value="2018-07-29T11:19:10Z" calcext:value-type="string">
            <text:p>2018-07-29T11:19:10Z</text:p>
          </table:table-cell>
          <table:table-cell table:formula="of:=VLOOKUP([.$A455];[MAF_walk_5K_ish_Polar__Crunch.$A$2:.$E$147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1:19:15Z</text:p>
          </table:table-cell>
          <table:table-cell office:value-type="float" office:value="40.00632" calcext:value-type="float">
            <text:p>40.00632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88.6" calcext:value-type="float">
            <text:p>288.6</text:p>
          </table:table-cell>
          <table:table-cell office:value-type="float" office:value="104" calcext:value-type="float">
            <text:p>104</text:p>
          </table:table-cell>
          <table:table-cell table:formula="of:=VLOOKUP([.$A456];[MAF_walk_5K_ish_Polar__Crunch.$A$2:.$E$1471];1;1)" office:value-type="string" office:string-value="2018-07-29T11:19:13Z" calcext:value-type="string">
            <text:p>2018-07-29T11:19:13Z</text:p>
          </table:table-cell>
          <table:table-cell table:formula="of:=VLOOKUP([.$A456];[MAF_walk_5K_ish_Polar__Crunch.$A$2:.$E$147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1:19:20Z</text:p>
          </table:table-cell>
          <table:table-cell office:value-type="float" office:value="40.006382" calcext:value-type="float">
            <text:p>40.006382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88.8" calcext:value-type="float">
            <text:p>288.8</text:p>
          </table:table-cell>
          <table:table-cell office:value-type="float" office:value="104" calcext:value-type="float">
            <text:p>104</text:p>
          </table:table-cell>
          <table:table-cell table:formula="of:=VLOOKUP([.$A457];[MAF_walk_5K_ish_Polar__Crunch.$A$2:.$E$1471];1;1)" office:value-type="string" office:string-value="2018-07-29T11:19:19Z" calcext:value-type="string">
            <text:p>2018-07-29T11:19:19Z</text:p>
          </table:table-cell>
          <table:table-cell table:formula="of:=VLOOKUP([.$A457];[MAF_walk_5K_ish_Polar__Crunch.$A$2:.$E$147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1:19:25Z</text:p>
          </table:table-cell>
          <table:table-cell office:value-type="float" office:value="40.00643" calcext:value-type="float">
            <text:p>40.00643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89.1" calcext:value-type="float">
            <text:p>289.1</text:p>
          </table:table-cell>
          <table:table-cell office:value-type="float" office:value="104" calcext:value-type="float">
            <text:p>104</text:p>
          </table:table-cell>
          <table:table-cell table:formula="of:=VLOOKUP([.$A458];[MAF_walk_5K_ish_Polar__Crunch.$A$2:.$E$1471];1;1)" office:value-type="string" office:string-value="2018-07-29T11:19:25Z" calcext:value-type="string">
            <text:p>2018-07-29T11:19:25Z</text:p>
          </table:table-cell>
          <table:table-cell table:formula="of:=VLOOKUP([.$A458];[MAF_walk_5K_ish_Polar__Crunch.$A$2:.$E$147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1:19:35Z</text:p>
          </table:table-cell>
          <table:table-cell office:value-type="float" office:value="40.00656" calcext:value-type="float">
            <text:p>40.00656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90.1" calcext:value-type="float">
            <text:p>290.1</text:p>
          </table:table-cell>
          <table:table-cell office:value-type="float" office:value="104" calcext:value-type="float">
            <text:p>104</text:p>
          </table:table-cell>
          <table:table-cell table:formula="of:=VLOOKUP([.$A459];[MAF_walk_5K_ish_Polar__Crunch.$A$2:.$E$1471];1;1)" office:value-type="string" office:string-value="2018-07-29T11:19:35Z" calcext:value-type="string">
            <text:p>2018-07-29T11:19:35Z</text:p>
          </table:table-cell>
          <table:table-cell table:formula="of:=VLOOKUP([.$A459];[MAF_walk_5K_ish_Polar__Crunch.$A$2:.$E$147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19:45Z</text:p>
          </table:table-cell>
          <table:table-cell office:value-type="float" office:value="40.00668" calcext:value-type="float">
            <text:p>40.00668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91" calcext:value-type="float">
            <text:p>291</text:p>
          </table:table-cell>
          <table:table-cell office:value-type="float" office:value="104" calcext:value-type="float">
            <text:p>104</text:p>
          </table:table-cell>
          <table:table-cell table:formula="of:=VLOOKUP([.$A460];[MAF_walk_5K_ish_Polar__Crunch.$A$2:.$E$1471];1;1)" office:value-type="string" office:string-value="2018-07-29T11:19:44Z" calcext:value-type="string">
            <text:p>2018-07-29T11:19:44Z</text:p>
          </table:table-cell>
          <table:table-cell table:formula="of:=VLOOKUP([.$A460];[MAF_walk_5K_ish_Polar__Crunch.$A$2:.$E$147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9:50Z</text:p>
          </table:table-cell>
          <table:table-cell office:value-type="float" office:value="40.006744" calcext:value-type="float">
            <text:p>40.006744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90.9" calcext:value-type="float">
            <text:p>290.9</text:p>
          </table:table-cell>
          <table:table-cell office:value-type="float" office:value="104" calcext:value-type="float">
            <text:p>104</text:p>
          </table:table-cell>
          <table:table-cell table:formula="of:=VLOOKUP([.$A461];[MAF_walk_5K_ish_Polar__Crunch.$A$2:.$E$1471];1;1)" office:value-type="string" office:string-value="2018-07-29T11:19:50Z" calcext:value-type="string">
            <text:p>2018-07-29T11:19:50Z</text:p>
          </table:table-cell>
          <table:table-cell table:formula="of:=VLOOKUP([.$A461];[MAF_walk_5K_ish_Polar__Crunch.$A$2:.$E$147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19:55Z</text:p>
          </table:table-cell>
          <table:table-cell office:value-type="float" office:value="40.00681" calcext:value-type="float">
            <text:p>40.00681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90.8" calcext:value-type="float">
            <text:p>290.8</text:p>
          </table:table-cell>
          <table:table-cell office:value-type="float" office:value="104" calcext:value-type="float">
            <text:p>104</text:p>
          </table:table-cell>
          <table:table-cell table:formula="of:=VLOOKUP([.$A462];[MAF_walk_5K_ish_Polar__Crunch.$A$2:.$E$1471];1;1)" office:value-type="string" office:string-value="2018-07-29T11:19:54Z" calcext:value-type="string">
            <text:p>2018-07-29T11:19:54Z</text:p>
          </table:table-cell>
          <table:table-cell table:formula="of:=VLOOKUP([.$A462];[MAF_walk_5K_ish_Polar__Crunch.$A$2:.$E$147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19:57Z</text:p>
          </table:table-cell>
          <table:table-cell office:value-type="float" office:value="40.00681" calcext:value-type="float">
            <text:p>40.00681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90.8" calcext:value-type="float">
            <text:p>290.8</text:p>
          </table:table-cell>
          <table:table-cell office:value-type="float" office:value="119" calcext:value-type="float">
            <text:p>119</text:p>
          </table:table-cell>
          <table:table-cell table:formula="of:=VLOOKUP([.$A463];[MAF_walk_5K_ish_Polar__Crunch.$A$2:.$E$1471];1;1)" office:value-type="string" office:string-value="2018-07-29T11:19:56Z" calcext:value-type="string">
            <text:p>2018-07-29T11:19:56Z</text:p>
          </table:table-cell>
          <table:table-cell table:formula="of:=VLOOKUP([.$A463];[MAF_walk_5K_ish_Polar__Crunch.$A$2:.$E$147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20:00Z</text:p>
          </table:table-cell>
          <table:table-cell office:value-type="float" office:value="40.00681" calcext:value-type="float">
            <text:p>40.00681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90.8" calcext:value-type="float">
            <text:p>290.8</text:p>
          </table:table-cell>
          <table:table-cell office:value-type="float" office:value="119" calcext:value-type="float">
            <text:p>119</text:p>
          </table:table-cell>
          <table:table-cell table:formula="of:=VLOOKUP([.$A464];[MAF_walk_5K_ish_Polar__Crunch.$A$2:.$E$1471];1;1)" office:value-type="string" office:string-value="2018-07-29T11:20:00Z" calcext:value-type="string">
            <text:p>2018-07-29T11:20:00Z</text:p>
          </table:table-cell>
          <table:table-cell table:formula="of:=VLOOKUP([.$A464];[MAF_walk_5K_ish_Polar__Crunch.$A$2:.$E$147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20:05Z</text:p>
          </table:table-cell>
          <table:table-cell office:value-type="float" office:value="40.00693" calcext:value-type="float">
            <text:p>40.00693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0.7" calcext:value-type="float">
            <text:p>290.7</text:p>
          </table:table-cell>
          <table:table-cell office:value-type="float" office:value="119" calcext:value-type="float">
            <text:p>119</text:p>
          </table:table-cell>
          <table:table-cell table:formula="of:=VLOOKUP([.$A465];[MAF_walk_5K_ish_Polar__Crunch.$A$2:.$E$1471];1;1)" office:value-type="string" office:string-value="2018-07-29T11:20:04Z" calcext:value-type="string">
            <text:p>2018-07-29T11:20:04Z</text:p>
          </table:table-cell>
          <table:table-cell table:formula="of:=VLOOKUP([.$A465];[MAF_walk_5K_ish_Polar__Crunch.$A$2:.$E$147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20:10Z</text:p>
          </table:table-cell>
          <table:table-cell office:value-type="float" office:value="40.006985" calcext:value-type="float">
            <text:p>40.006985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90.7" calcext:value-type="float">
            <text:p>290.7</text:p>
          </table:table-cell>
          <table:table-cell office:value-type="float" office:value="119" calcext:value-type="float">
            <text:p>119</text:p>
          </table:table-cell>
          <table:table-cell table:formula="of:=VLOOKUP([.$A466];[MAF_walk_5K_ish_Polar__Crunch.$A$2:.$E$1471];1;1)" office:value-type="string" office:string-value="2018-07-29T11:20:10Z" calcext:value-type="string">
            <text:p>2018-07-29T11:20:10Z</text:p>
          </table:table-cell>
          <table:table-cell table:formula="of:=VLOOKUP([.$A466];[MAF_walk_5K_ish_Polar__Crunch.$A$2:.$E$147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20:15Z</text:p>
          </table:table-cell>
          <table:table-cell office:value-type="float" office:value="40.007034" calcext:value-type="float">
            <text:p>40.007034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90.6" calcext:value-type="float">
            <text:p>290.6</text:p>
          </table:table-cell>
          <table:table-cell office:value-type="float" office:value="119" calcext:value-type="float">
            <text:p>119</text:p>
          </table:table-cell>
          <table:table-cell table:formula="of:=VLOOKUP([.$A467];[MAF_walk_5K_ish_Polar__Crunch.$A$2:.$E$1471];1;1)" office:value-type="string" office:string-value="2018-07-29T11:20:14Z" calcext:value-type="string">
            <text:p>2018-07-29T11:20:14Z</text:p>
          </table:table-cell>
          <table:table-cell table:formula="of:=VLOOKUP([.$A467];[MAF_walk_5K_ish_Polar__Crunch.$A$2:.$E$147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20:25Z</text:p>
          </table:table-cell>
          <table:table-cell office:value-type="float" office:value="40.00708" calcext:value-type="float">
            <text:p>40.00708</text:p>
          </table:table-cell>
          <table:table-cell office:value-type="float" office:value="-79.5889" calcext:value-type="float">
            <text:p>-79.5889</text:p>
          </table:table-cell>
          <table:table-cell office:value-type="float" office:value="290.5" calcext:value-type="float">
            <text:p>290.5</text:p>
          </table:table-cell>
          <table:table-cell office:value-type="float" office:value="119" calcext:value-type="float">
            <text:p>119</text:p>
          </table:table-cell>
          <table:table-cell table:formula="of:=VLOOKUP([.$A468];[MAF_walk_5K_ish_Polar__Crunch.$A$2:.$E$1471];1;1)" office:value-type="string" office:string-value="2018-07-29T11:20:21Z" calcext:value-type="string">
            <text:p>2018-07-29T11:20:21Z</text:p>
          </table:table-cell>
          <table:table-cell table:formula="of:=VLOOKUP([.$A468];[MAF_walk_5K_ish_Polar__Crunch.$A$2:.$E$147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20:51Z</text:p>
          </table:table-cell>
          <table:table-cell office:value-type="float" office:value="40.007114" calcext:value-type="float">
            <text:p>40.007114</text:p>
          </table:table-cell>
          <table:table-cell office:value-type="float" office:value="-79.58904" calcext:value-type="float">
            <text:p>-79.58904</text:p>
          </table:table-cell>
          <table:table-cell office:value-type="float" office:value="290.3" calcext:value-type="float">
            <text:p>290.3</text:p>
          </table:table-cell>
          <table:table-cell office:value-type="float" office:value="119" calcext:value-type="float">
            <text:p>119</text:p>
          </table:table-cell>
          <table:table-cell table:formula="of:=VLOOKUP([.$A469];[MAF_walk_5K_ish_Polar__Crunch.$A$2:.$E$1471];1;1)" office:value-type="string" office:string-value="2018-07-29T11:20:51Z" calcext:value-type="string">
            <text:p>2018-07-29T11:20:51Z</text:p>
          </table:table-cell>
          <table:table-cell table:formula="of:=VLOOKUP([.$A469];[MAF_walk_5K_ish_Polar__Crunch.$A$2:.$E$147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21:32Z</text:p>
          </table:table-cell>
          <table:table-cell office:value-type="float" office:value="40.007107" calcext:value-type="float">
            <text:p>40.007107</text:p>
          </table:table-cell>
          <table:table-cell office:value-type="float" office:value="-79.58902" calcext:value-type="float">
            <text:p>-79.58902</text:p>
          </table:table-cell>
          <table:table-cell office:value-type="float" office:value="290.3" calcext:value-type="float">
            <text:p>290.3</text:p>
          </table:table-cell>
          <table:table-cell office:value-type="float" office:value="119" calcext:value-type="float">
            <text:p>119</text:p>
          </table:table-cell>
          <table:table-cell table:formula="of:=VLOOKUP([.$A470];[MAF_walk_5K_ish_Polar__Crunch.$A$2:.$E$1471];1;1)" office:value-type="string" office:string-value="2018-07-29T11:21:04Z" calcext:value-type="string">
            <text:p>2018-07-29T11:21:04Z</text:p>
          </table:table-cell>
          <table:table-cell table:formula="of:=VLOOKUP([.$A470];[MAF_walk_5K_ish_Polar__Crunch.$A$2:.$E$1471];5;1)" office:value-type="float" office:value="81" calcext:value-type="float">
            <text:p>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/00/0000</text:date>, <text:time style:data-style-name="N2" text:time-value="14:31:09.3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9T14:44:23.966000000</dc:date>
    <meta:editing-duration>PT7M1S</meta:editing-duration>
    <meta:editing-cycles>4</meta:editing-cycles>
    <meta:generator>LibreOffice/5.4.5.1$Windows_X86_64 LibreOffice_project/79c9829dd5d8054ec39a82dc51cd9eff340dbee8</meta:generator>
    <meta:document-statistic meta:table-count="2" meta:cell-count="106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6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165cm" svg:height="19.577cm" xlink:href=".." xlink:type="simple" chart:class="chart:line" chart:style-name="ch1">
        <chart:title svg:x="12.541cm" svg:y="0.527cm" chart:style-name="ch2">
          <text:p>MAF Walk/Run 1-hr</text:p>
        </chart:title>
        <chart:plot-area chart:style-name="ch3" table:cell-range-address="MAF_walk_5K_ish_Polar__Crunch.A2:MAF_walk_5K_ish_Polar__Crunch.A1471 MAF_walk_5K_ish_Polar__Crunch.E1:MAF_walk_5K_ish_Polar__Crunch.E1471" chart:data-source-has-labels="both" svg:x="1.738cm" svg:y="1.697cm" svg:width="26.844cm" svg:height="16.364cm">
          <chartooo:coordinate-region svg:x="4.278cm" svg:y="1.697cm" svg:width="24.304cm" svg:height="13.203cm"/>
          <chart:axis chart:dimension="x" chart:name="primary-x" chart:style-name="ch4" chartooo:axis-type="auto">
            <chartooo:date-scale/>
            <chart:title svg:x="14.105cm" svg:y="18.452cm" chart:style-name="ch5">
              <text:p>Date/Time</text:p>
            </chart:title>
            <chart:categories table:cell-range-address="MAF_walk_5K_ish_Polar__Crunch.A2:MAF_walk_5K_ish_Polar__Crunch.A1471"/>
          </chart:axis>
          <chart:axis chart:dimension="y" chart:name="primary-y" chart:style-name="ch6">
            <chart:title svg:x="0.451cm" svg:y="10.974cm" chart:style-name="ch7">
              <text:p>Heart Rate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MAF_walk_5K_ish_Polar__Crunch.E2:MAF_walk_5K_ish_Polar__Crunch.E1471" chart:label-cell-address="MAF_walk_5K_ish_Polar__Crunch.E1:MAF_walk_5K_ish_Polar__Crunch.E1" chart:class="chart:line">
            <chart:data-point chart:repeated="14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rt</text:p>
                <draw:g>
                  <svg:desc>MAF_walk_5K_ish_Polar__Crunch.E1:MAF_walk_5K_ish_Polar__Crunch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8-07-29T10:21:18Z</text:p>
                <draw:g>
                  <svg:desc>MAF_walk_5K_ish_Polar__Crunch.A2:MAF_walk_5K_ish_Polar__Crunch.A1471</svg:desc>
                </draw:g>
              </table:table-cell>
              <table:table-cell office:value-type="float" office:value="70">
                <text:p>70</text:p>
                <draw:g>
                  <svg:desc>MAF_walk_5K_ish_Polar__Crunch.E2:MAF_walk_5K_ish_Polar__Crunch.E1471</svg:desc>
                </draw:g>
              </table:table-cell>
            </table:table-row>
            <table:table-row>
              <table:table-cell office:value-type="string">
                <text:p>2018-07-29T10:21:20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1:22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1:24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1:27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1:30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1:33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1:35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1:38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1:41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1:44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1:47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1:49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1:52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1:55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1:58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2:00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2:02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2:04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2:07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2:09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2:11Z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8-07-29T10:22:13Z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8-07-29T10:22:16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2:19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2:21Z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8-07-29T10:22:23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9T10:22:25Z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9T10:22:28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2:31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2:34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22:36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22:38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22:41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22:44Z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9T10:22:47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22:50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22:53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22:56Z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9T10:22:58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23:00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3:03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3:05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3:07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3:09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3:11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3:14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3:17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3:20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3:22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3:25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3:28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3:30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3:32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3:35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3:38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3:41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3:43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3:45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3:47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3:49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3:51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3:53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3:55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3:59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4:01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4:03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4:06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4:08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4:11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4:13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4:15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4:18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4:21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4:23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4:25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4:27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4:30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4:32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4:35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4:37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4:39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4:42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4:45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4:47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4:49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4:51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4:54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4:56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4:59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5:02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5:05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5:08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5:10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5:12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5:14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5:17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5:20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5:22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5:25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5:28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5:30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5:32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5:34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5:36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5:38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5:41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5:43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5:45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5:47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5:49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5:51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5:54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5:56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5:58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6:01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6:04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6:06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6:08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6:11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6:13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6:15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6:18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6:21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6:24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6:27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6:30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6:33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6:36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6:38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6:40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6:42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6:44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6:48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6:50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0:26:53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0:26:56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0:26:59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27:01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27:03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27:06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0:27:09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0:27:11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0:27:13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7:15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7:17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7:19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7:22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7:25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7:28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7:31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7:33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7:36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7:39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7:41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7:43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7:45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0:27:48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0:27:51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0:27:53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0:27:55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0:27:58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8:00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8:02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8:05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8:08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8:11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8:14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8:16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8:18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8:21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28:24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28:26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8:28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8:30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8:32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8:34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8:37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8:39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8:42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8:44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8:46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8:48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8:51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8:54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8:57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9:00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9:02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29:04Z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9T10:29:07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9T10:29:10Z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8-07-29T10:29:13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9T10:29:16Z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8-07-29T10:29:18Z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8-07-29T10:29:21Z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8-07-29T10:29:24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9:26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9:28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9:30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9:32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9:35Z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8-07-29T10:29:37Z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8-07-29T10:29:40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9:43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9:46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9:48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9:52Z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8-07-29T10:29:55Z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8-07-29T10:29:57Z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8-07-29T10:30:00Z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8-07-29T10:30:02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30:04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30:06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30:08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30:10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30:13Z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8-07-29T10:30:15Z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8-07-29T10:30:18Z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8-07-29T10:30:20Z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8-07-29T10:30:22Z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8-07-29T10:30:25Z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9T10:30:27Z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9T10:30:30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30:33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30:36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30:39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30:42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30:45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0:49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0:52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0:54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0:57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0:59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1:02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1:04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1:06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0:31:09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0:31:11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31:13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31:16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31:18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1:21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31:23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31:27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31:30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31:33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31:36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31:38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1:41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1:43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1:46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1:49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31:52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31:55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31:58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2:01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2:04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2:06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32:08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32:12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32:15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2:18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2:20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2:22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2:25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2:27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2:29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32:32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32:35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32:38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2:41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2:43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32:45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32:48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32:50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32:53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2:57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3:00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3:02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33:05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33:09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33:12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33:15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3:1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3:20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3:23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3:25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0:33:29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3:32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3:35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3:38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3:40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3:42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3:44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3:47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3:49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33:52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3:54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3:56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3:58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4:01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4:04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4:07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4:10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4:12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4:14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4:16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4:18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4:20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34:22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34:24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4:27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4:29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4:31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4:33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4:35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34:37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34:39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34:41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34:43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4:46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4:49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4:52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4:54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4:57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4:59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0:35:01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5:04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5:0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5:09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5:11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5:14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5:16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35:19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35:21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5:25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5:28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5:30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5:32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35:35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35:3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5:39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5:41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35:43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5:46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35:48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5:50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35:52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35:54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5:57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36:00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6:03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6:05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36:08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36:12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36:15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36:18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6:21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36:23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6:25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6:28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6:30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6:32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6:34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6:36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6:39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6:41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6:43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6:46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0:36:48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36:50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36:52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6:54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36:56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36:58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7:00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7:02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37:04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37:06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37:08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37:10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37:12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37:14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37:16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37:18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37:20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37:23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37:26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37:28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37:31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7:33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37:35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7:37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37:39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7:42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7:46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37:49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37:51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7:53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0:37:56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37:58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38:00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0:38:02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0:38:05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8:07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8:09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8:11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8:13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8:16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8:19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8:22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8:2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8:28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8:31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8:33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8:3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8:39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8:41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8:43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8:4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8:4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8:50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8:53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8:5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8:58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9:02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9:04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9:06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9:09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9:12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9:14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9:17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9:19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9:21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9:23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9:25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9:27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0:39:31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9:33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9:35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9:37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9:39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9:41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9:43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39:45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9:47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39:49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39:51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39:53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39:55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39:58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40:01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0:03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40:05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40:07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40:09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0:11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40:13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0:15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40:17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40:19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40:2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40:23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0:25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0:27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9T10:40:3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40:32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40:35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40:38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0:41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0:43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0:4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40:4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0:5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40:54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0:5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0:58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1:0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41:0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41:0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1:0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41:11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1:13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1:15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1:18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1:20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1:2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41:2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1:2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41:31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1:3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41:37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41:39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41:41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41:44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41:47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1:5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1:52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41:54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41:56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41:58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42:02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2:04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2:07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2:09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2:11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2:13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2:17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2:19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2:22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2:25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42:28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42:3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2:31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42:32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42:3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42:3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2:38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2:40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42:42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42:44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2:46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42:4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42:49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42:5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42:5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42:5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42:57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43:00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43:02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43:05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3:07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43:10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3:12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3:14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3:16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3:19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3:23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43:26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43:29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43:31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43:32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43:33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3:34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3:36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3:38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43:4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3:42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43:4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43:45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43:47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3:49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3:51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43:53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43:55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3:58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44:0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4:02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4:06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44:08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44:1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4:13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44:16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4:19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4:21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4:23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4:25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4:27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4:30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44:32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44:34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44:36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4:39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4:42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4:44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4:46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4:48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4:51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4:54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4:56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4:58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5:00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5:02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5:05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45:07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45:09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45:11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5:14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45:17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45:19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45:21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5:24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45:27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45:29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5:31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5:34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5:37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5:40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45:43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5:45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5:47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45:49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5:5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5:5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45:55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5:57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6:0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46:02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46:04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46:07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46:1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46:12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9T10:46:14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9T10:46:16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9T10:46:19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9T10:46:21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6:23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6:27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6:2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6:32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6:35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6:38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6:40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6:42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6:45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6:47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6:52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6:54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6:57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6:59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7:02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7:04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7:0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7:10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7:1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47:1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47:17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47:19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7:21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7:23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7:25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7:2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7:29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7:31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47:3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47:3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47:3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7:3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7:4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7:44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47:46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47:48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7:50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47:52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47:54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47:56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7:59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8:01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8:03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8:05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8:07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8:09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8:11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8:13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8:15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8:17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8:19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8:21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8:23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8:25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8:31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8:35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8:38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8:41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8:43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48:45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48:47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48:50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48:53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48:55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48:57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48:59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49:02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49:0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49:0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49:09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49:12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49:1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49:1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49:20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49:23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49:27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49:29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49:32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49:34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49:36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49:38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49:40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49:42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49:44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49:46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49:48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9:49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9:50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9:52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49:54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49:56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49:57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9:58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00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02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0:05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07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0:09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0:11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0:13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0:15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0:17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18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19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21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0:23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0:2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0:25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0:27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0:29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0:31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0:33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0:35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0:37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0:39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0:41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43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45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47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0:49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0:51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53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55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0:57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0:59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1:01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1:03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1:05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1:07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1:08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1:09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1:1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1:11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1:1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1:1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1:14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1:1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1:16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51:1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51:2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51:2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1:24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1:2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1:28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1:3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1:32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1:34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1:36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1:38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1:40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1:42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1:4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1:46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1:48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1:50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51:52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51:54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51:56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51:58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2:0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2:03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2:07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2:10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2:13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2:16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2:19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52:22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52:24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2:26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2:28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2:30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2:32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52:34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52:36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52:38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2:41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52:44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2:46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2:48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2:50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2:52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2:54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52:56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52:58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3:00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3:01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3:03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3:0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3:0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3:0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53:12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53:14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53:1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53:18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3:2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3:22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3:24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3:2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3:29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3:32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3:34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3:36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3:38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3:41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3:43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3:45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3:47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53:49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53:51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3:53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3:55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3:57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3:59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4:01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4:04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4:06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4:08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4:11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54:13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54:16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4:19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4:21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54:23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54:25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4:26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54:27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54:29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4:31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54:33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54:35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4:37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4:39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4:41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4:44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4:46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4:48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4:5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4:52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54:56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55:00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5:02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5:04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5:06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55:07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55:08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55:09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5:1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5:12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5:1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5:1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5:18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5:1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5:2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5:21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5:2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5:2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5:2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55:2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55:2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55:2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55:29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55:3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55:3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55:3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5:36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55:39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55:4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5:44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5:46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5:48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5:50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5:52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5:5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5:56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5:58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6:01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6:04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6:07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6:10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56:13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56:16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6:18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6:20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6:22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6:25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56:28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56:30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56:33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56:36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56:38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0:56:41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56:43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0:56:45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56:47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56:49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56:54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56:57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56:59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57:01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57:03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57:05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57:07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0:57:09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57:10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57:11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7:13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7:15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7:18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7:20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57:22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7:24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7:26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57:28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7:3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7:32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7:3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7:3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7:37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7:39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7:41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7:4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7:4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57:4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57:49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57:52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57:54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7:5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7:5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8:00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8:02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8:04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58:06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58:08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9T10:58:09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9T10:58:1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58:11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58:12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9T10:58:13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9T10:58:14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9T10:58:15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0:58:17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9T10:58:19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9T10:58:21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9T10:58:24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9T10:58:28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9T10:58:30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9T10:58:32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9T10:58:34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58:36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9T10:58:38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58:4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58:4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58:4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8:48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8:5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8:5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8:56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8:58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9:0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9:02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9:0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9:0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9:0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9:0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9:11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59:13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59:1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9:1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59:1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59:21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59:23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59:25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59:27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9T10:59:29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9T10:59:30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9T10:59:32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9T10:59:34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9T10:59:36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9T10:59:39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9T10:59:41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9T10:59:43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9T10:59:45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9T10:59:48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0:59:50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9T10:59:52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9T10:59:54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9T10:59:57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59:59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1:00:02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1:00:04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1:00:06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1:00:09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1:00:12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1:00:14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1:00:1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1:00:18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1:00:2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1:00:2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1:00:2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00:28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1:00:30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1:00:32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1:00:34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1:00:36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00:38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1:00:40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1:00:43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1:00:46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1:00:49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1:00:52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1:00:55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1:00:58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1:01:00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1:01:03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1:01:07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1:09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1:11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1:01:14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1:01:16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1:18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1:20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1:23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1:28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30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32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35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39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40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42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1:46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49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51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54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57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58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2:00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2:02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2:04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2:06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2:08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2:11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2:13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2:15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2:18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2:20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2:22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2:24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2:26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2:29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2:31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2:33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2:36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2:38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2:40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2:44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2:48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2:50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2:52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1:02:54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1:02:56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1:02:58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1:03:00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1:03:02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03:04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1:03:06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3:07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1:03:08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3:09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3:1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1:03:11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1:03:13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1:03:15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1:03:17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3:19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1:03:21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1:03:24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1:03:28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1:03:31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03:33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03:35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1:03:38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1:03:40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1:03:42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1:03:44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1:03:46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1:03:49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1:03:51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1:03:53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1:03:55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1:03:57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1:03:59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1:04:01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1:04:03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1:04:05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1:04:07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1:04:09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4:11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1:04:13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4:1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1:04:18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4:20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1:04:22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1:04:2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4:26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4:2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04:3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1:04:3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1:04:3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1:04:35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1:04:36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1:04:38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1:04:39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9T11:04:41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1:04:43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1:04:46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1:04:49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9T11:04:52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1:04:54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1:04:5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1:04:58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1:05:0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1:05:0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1:05:0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05:06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1:05:09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5:11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1:05:13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1:05:1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1:05:19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1:05:22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1:05:25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1:05:27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1:05:31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1:05:33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05:36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1:05:38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1:05:42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1:05:45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1:05:47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1:05:51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1:05:54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1:05:56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1:06:00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1:06:03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1:06:05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1:06:08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1:06:11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6:13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6:15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6:18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6:22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6:24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6:27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6:30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6:35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6:38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6:41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6:43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6:45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6:47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6:51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6:54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6:57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1:07:00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07:02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07:05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07:08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07:11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07:13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07:16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07:18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07:20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07:22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07:24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07:26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07:30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07:33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07:35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07:38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7:40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07:42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07:47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07:52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7:54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07:56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08:00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08:03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08:06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08:08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08:12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08:15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08:18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8:21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8:24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08:26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08:29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08:32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08:35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8:38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8:41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8:43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8:4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8:4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8:50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8:55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8:57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8:59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9:01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9:03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09:06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09:09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9:11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9:13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1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1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19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21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23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2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2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29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31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34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37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9:41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9:44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9:4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49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52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54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56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59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10:01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10:03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10:06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10:10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10:13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0:15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10:17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10:19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10:21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10:24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0:27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0:29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0:31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0:34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0:37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0:40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10:43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0:4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0:49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0:52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0:5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0:58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1:00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1:11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11:17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11:28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1:42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11:47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11:51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11:54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12:01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2:03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2:06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2:09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2:11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2:13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2:15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2:19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2:21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2:23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2:25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2:29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2:31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2:33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2:35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1:12:38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1:12:41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1:12:44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2:47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2:51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2:53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2:56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2:59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3:02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3:05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13:12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13:15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13:17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13:19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13:21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3:23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13:25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3:28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3:30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3:32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3:34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3:36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3:39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3:41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3:43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3:45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3:49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3:52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3:54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3:57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4:00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03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05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08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11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14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18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4:21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4:23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4:26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28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4:30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4:33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14:35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4:37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39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41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4:44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4:47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4:50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53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56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5:00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5:03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5:06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5:09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5:13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5:15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5:18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20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23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26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28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31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33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35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39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41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43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46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5:48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5:50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5:54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5:57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6:00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03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06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09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11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13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16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6:18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6:21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24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1:16:27Z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9T11:16:29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1:16:31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6:34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6:36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39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1:16:44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1:16:46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49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51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53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55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59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7:01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7:03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7:06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7:08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7:10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7:12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7:16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7:19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7:22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7:24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7:26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7:28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7:30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7:35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7:38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7:41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7:43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7:45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7:49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7:52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7:55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7:57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7:59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8:02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8:04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8:06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8:08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8:11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8:15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8:17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8:22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8:25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8:28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8:30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8:33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8:36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8:39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18:41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18:43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18:46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18:49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18:52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18:55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18:58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19:00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19:02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19:05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1:19:07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19:10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1:19:13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1:19:16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1:19:19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1:19:21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1:19:25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1:19:28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19:31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19:33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19:35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19:39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19:41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9:44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9:47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19:50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19:52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19:54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19:56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20:00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20:02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20:04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20:0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20:10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20:14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20:17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20:21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20:36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20:38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20:40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20:46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20:51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21:04Z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746cm" svg:height="19.524cm" xlink:href=".." xlink:type="simple" chart:class="chart:line" chart:style-name="ch1">
        <chart:title svg:x="9.842cm" svg:y="0.526cm" chart:style-name="ch2">
          <text:p>Heart Rate Comparisons</text:p>
        </chart:title>
        <chart:subtitle svg:x="10.292cm" svg:y="1.695cm" chart:style-name="ch3">
          <text:p>Watch and Chest Strap</text:p>
        </chart:subtitle>
        <chart:legend svg:x="19.869cm" svg:y="2.771cm" style:legend-expansion="custom" chartooo:width="2.774cm" chartooo:height="1.096cm" style:legend-expansion-aspect-ratio="2.53102189781022" chart:style-name="ch4"/>
        <chart:plot-area chart:style-name="ch5" table:cell-range-address="Sheet2.A1:Sheet2.A470 Sheet2.E1:Sheet2.E470 Sheet2.G1:Sheet2.G470" chart:data-source-has-labels="both" svg:x="1.505cm" svg:y="2.768cm" svg:width="22.747cm" svg:height="15.385cm">
          <chartooo:coordinate-region svg:x="3.225cm" svg:y="2.768cm" svg:width="20.033cm" svg:height="12.224cm"/>
          <chart:axis chart:dimension="x" chart:name="primary-x" chart:style-name="ch6" chartooo:axis-type="auto">
            <chartooo:date-scale/>
            <chart:title svg:x="12.464cm" svg:y="18.543cm" chart:style-name="ch7">
              <text:p>Time</text:p>
            </chart:title>
            <chart:categories table:cell-range-address="Sheet2.A2:Sheet2.A470"/>
          </chart:axis>
          <chart:axis chart:dimension="y" chart:name="primary-y" chart:style-name="ch8">
            <chart:title svg:x="0.451cm" svg:y="11.298cm" chart:style-name="ch9">
              <text:p>Heart Rate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Sheet2.E2:Sheet2.E470" chart:label-cell-address="Sheet2.E1:Sheet2.E1" chart:class="chart:line">
            <chart:data-point chart:repeated="469"/>
          </chart:series>
          <chart:series chart:style-name="ch13" chart:values-cell-range-address="Sheet2.G2:Sheet2.G470" chart:label-cell-address="Sheet2.G1:Sheet2.G1" chart:class="chart:line">
            <chart:data-point chart:repeated="46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R_Watch</text:p>
                <draw:g>
                  <svg:desc>Sheet2.E1:Sheet2.E1</svg:desc>
                </draw:g>
              </table:table-cell>
              <table:table-cell office:value-type="string">
                <text:p>HR_Chest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8-07-29T10:39:37Z</text:p>
                <draw:g>
                  <svg:desc>Sheet2.A2:Sheet2.A470</svg:desc>
                </draw:g>
              </table:table-cell>
              <table:table-cell office:value-type="float" office:value="106">
                <text:p>106</text:p>
                <draw:g>
                  <svg:desc>Sheet2.E2:Sheet2.E470</svg:desc>
                </draw:g>
              </table:table-cell>
              <table:table-cell office:value-type="float" office:value="87">
                <text:p>87</text:p>
                <draw:g>
                  <svg:desc>Sheet2.G2:Sheet2.G470</svg:desc>
                </draw:g>
              </table:table-cell>
            </table:table-row>
            <table:table-row>
              <table:table-cell office:value-type="string">
                <text:p>2018-07-29T10:39:37Z</text:p>
              </table:table-cell>
              <table:table-cell office:value-type="float" office:value="106">
                <text:p>10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9:42Z</text:p>
              </table:table-cell>
              <table:table-cell office:value-type="float" office:value="106">
                <text:p>1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9:47Z</text:p>
              </table:table-cell>
              <table:table-cell office:value-type="float" office:value="106">
                <text:p>1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39:52Z</text:p>
              </table:table-cell>
              <table:table-cell office:value-type="float" office:value="106">
                <text:p>10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39:54Z</text:p>
              </table:table-cell>
              <table:table-cell office:value-type="float" office:value="106">
                <text:p>10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39:57Z</text:p>
              </table:table-cell>
              <table:table-cell office:value-type="float" office:value="106">
                <text:p>10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40:04Z</text:p>
              </table:table-cell>
              <table:table-cell office:value-type="float" office:value="106">
                <text:p>10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40:09Z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0:13Z</text:p>
              </table:table-cell>
              <table:table-cell office:value-type="float" office:value="106">
                <text:p>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0:18Z</text:p>
              </table:table-cell>
              <table:table-cell office:value-type="float" office:value="106">
                <text:p>10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40:25Z</text:p>
              </table:table-cell>
              <table:table-cell office:value-type="float" office:value="106">
                <text:p>1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0:34Z</text:p>
              </table:table-cell>
              <table:table-cell office:value-type="float" office:value="106">
                <text:p>10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40:36Z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40:39Z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0:44Z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0:54Z</text:p>
              </table:table-cell>
              <table:table-cell office:value-type="float" office:value="119">
                <text:p>1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0:59Z</text:p>
              </table:table-cell>
              <table:table-cell office:value-type="float" office:value="119">
                <text:p>1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1:04Z</text:p>
              </table:table-cell>
              <table:table-cell office:value-type="float" office:value="119">
                <text:p>1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41:09Z</text:p>
              </table:table-cell>
              <table:table-cell office:value-type="float" office:value="119">
                <text:p>1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41:14Z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1:19Z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1:24Z</text:p>
              </table:table-cell>
              <table:table-cell office:value-type="float" office:value="119">
                <text:p>1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41:27Z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1:29Z</text:p>
              </table:table-cell>
              <table:table-cell office:value-type="float" office:value="119">
                <text:p>1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41:35Z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41:35Z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41:40Z</text:p>
              </table:table-cell>
              <table:table-cell office:value-type="float" office:value="122">
                <text:p>12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41:45Z</text:p>
              </table:table-cell>
              <table:table-cell office:value-type="float" office:value="122">
                <text:p>1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41:55Z</text:p>
              </table:table-cell>
              <table:table-cell office:value-type="float" office:value="122">
                <text:p>12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42:00Z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42:05Z</text:p>
              </table:table-cell>
              <table:table-cell office:value-type="float" office:value="122">
                <text:p>1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2:10Z</text:p>
              </table:table-cell>
              <table:table-cell office:value-type="float" office:value="122">
                <text:p>1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2:15Z</text:p>
              </table:table-cell>
              <table:table-cell office:value-type="float" office:value="122">
                <text:p>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2:20Z</text:p>
              </table:table-cell>
              <table:table-cell office:value-type="float" office:value="122">
                <text:p>1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2:25Z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42:30Z</text:p>
              </table:table-cell>
              <table:table-cell office:value-type="float" office:value="122">
                <text:p>12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2:35Z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42:35Z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42:35Z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42:40Z</text:p>
              </table:table-cell>
              <table:table-cell office:value-type="float" office:value="115">
                <text:p>1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42:46Z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42:51Z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42:55Z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43:03Z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43:08Z</text:p>
              </table:table-cell>
              <table:table-cell office:value-type="float" office:value="115">
                <text:p>11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43:13Z</text:p>
              </table:table-cell>
              <table:table-cell office:value-type="float" office:value="115">
                <text:p>1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3:18Z</text:p>
              </table:table-cell>
              <table:table-cell office:value-type="float" office:value="115">
                <text:p>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3:26Z</text:p>
              </table:table-cell>
              <table:table-cell office:value-type="float" office:value="115">
                <text:p>11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43:32Z</text:p>
              </table:table-cell>
              <table:table-cell office:value-type="float" office:value="115">
                <text:p>1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43:35Z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3:37Z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3:46Z</text:p>
              </table:table-cell>
              <table:table-cell office:value-type="float" office:value="101">
                <text:p>1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43:51Z</text:p>
              </table:table-cell>
              <table:table-cell office:value-type="float" office:value="101">
                <text:p>10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43:56Z</text:p>
              </table:table-cell>
              <table:table-cell office:value-type="float" office:value="101">
                <text:p>10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4:03Z</text:p>
              </table:table-cell>
              <table:table-cell office:value-type="float" office:value="101">
                <text:p>10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4:12Z</text:p>
              </table:table-cell>
              <table:table-cell office:value-type="float" office:value="101">
                <text:p>10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4:17Z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4:22Z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4:27Z</text:p>
              </table:table-cell>
              <table:table-cell office:value-type="float" office:value="101">
                <text:p>1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4:32Z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44:36Z</text:p>
              </table:table-cell>
              <table:table-cell office:value-type="float" office:value="113">
                <text:p>11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4:37Z</text:p>
              </table:table-cell>
              <table:table-cell office:value-type="float" office:value="113">
                <text:p>11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4:47Z</text:p>
              </table:table-cell>
              <table:table-cell office:value-type="float" office:value="113">
                <text:p>11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4:52Z</text:p>
              </table:table-cell>
              <table:table-cell office:value-type="float" office:value="113">
                <text:p>11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4:59Z</text:p>
              </table:table-cell>
              <table:table-cell office:value-type="float" office:value="113">
                <text:p>1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5:04Z</text:p>
              </table:table-cell>
              <table:table-cell office:value-type="float" office:value="113">
                <text:p>11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5:09Z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45:15Z</text:p>
              </table:table-cell>
              <table:table-cell office:value-type="float" office:value="113">
                <text:p>11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45:20Z</text:p>
              </table:table-cell>
              <table:table-cell office:value-type="float" office:value="113">
                <text:p>11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45:25Z</text:p>
              </table:table-cell>
              <table:table-cell office:value-type="float" office:value="113">
                <text:p>11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45:30Z</text:p>
              </table:table-cell>
              <table:table-cell office:value-type="float" office:value="113">
                <text:p>1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5:35Z</text:p>
              </table:table-cell>
              <table:table-cell office:value-type="float" office:value="113">
                <text:p>1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5:35Z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5:40Z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45:48Z</text:p>
              </table:table-cell>
              <table:table-cell office:value-type="float" office:value="105">
                <text:p>10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45:53Z</text:p>
              </table:table-cell>
              <table:table-cell office:value-type="float" office:value="105">
                <text:p>1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45:58Z</text:p>
              </table:table-cell>
              <table:table-cell office:value-type="float" office:value="105">
                <text:p>1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6:04Z</text:p>
              </table:table-cell>
              <table:table-cell office:value-type="float" office:value="105">
                <text:p>10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46:11Z</text:p>
              </table:table-cell>
              <table:table-cell office:value-type="float" office:value="105">
                <text:p>10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46:16Z</text:p>
              </table:table-cell>
              <table:table-cell office:value-type="float" office:value="105">
                <text:p>10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9T10:46:21Z</text:p>
              </table:table-cell>
              <table:table-cell office:value-type="float" office:value="105">
                <text:p>1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6:26Z</text:p>
              </table:table-cell>
              <table:table-cell office:value-type="float" office:value="105">
                <text:p>1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6:36Z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6:36Z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6:41Z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6:46Z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6:51Z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6:56Z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7:05Z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7:10Z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7:15Z</text:p>
              </table:table-cell>
              <table:table-cell office:value-type="float" office:value="119">
                <text:p>1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47:20Z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7:25Z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7:30Z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7:35Z</text:p>
              </table:table-cell>
              <table:table-cell office:value-type="float" office:value="123">
                <text:p>1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47:36Z</text:p>
              </table:table-cell>
              <table:table-cell office:value-type="float" office:value="123">
                <text:p>1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47:36Z</text:p>
              </table:table-cell>
              <table:table-cell office:value-type="float" office:value="123">
                <text:p>1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47:44Z</text:p>
              </table:table-cell>
              <table:table-cell office:value-type="float" office:value="123">
                <text:p>12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47:49Z</text:p>
              </table:table-cell>
              <table:table-cell office:value-type="float" office:value="123">
                <text:p>12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7:54Z</text:p>
              </table:table-cell>
              <table:table-cell office:value-type="float" office:value="123">
                <text:p>12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47:59Z</text:p>
              </table:table-cell>
              <table:table-cell office:value-type="float" office:value="123">
                <text:p>1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8:04Z</text:p>
              </table:table-cell>
              <table:table-cell office:value-type="float" office:value="123">
                <text:p>12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8:09Z</text:p>
              </table:table-cell>
              <table:table-cell office:value-type="float" office:value="123">
                <text:p>1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8:14Z</text:p>
              </table:table-cell>
              <table:table-cell office:value-type="float" office:value="123">
                <text:p>1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8:19Z</text:p>
              </table:table-cell>
              <table:table-cell office:value-type="float" office:value="123">
                <text:p>1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8:24Z</text:p>
              </table:table-cell>
              <table:table-cell office:value-type="float" office:value="123">
                <text:p>1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8:33Z</text:p>
              </table:table-cell>
              <table:table-cell office:value-type="float" office:value="123">
                <text:p>12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8:38Z</text:p>
              </table:table-cell>
              <table:table-cell office:value-type="float" office:value="123">
                <text:p>12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8:43Z</text:p>
              </table:table-cell>
              <table:table-cell office:value-type="float" office:value="123">
                <text:p>1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48:48Z</text:p>
              </table:table-cell>
              <table:table-cell office:value-type="float" office:value="123">
                <text:p>12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48:58Z</text:p>
              </table:table-cell>
              <table:table-cell office:value-type="float" office:value="123">
                <text:p>1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49:02Z</text:p>
              </table:table-cell>
              <table:table-cell office:value-type="float" office:value="151">
                <text:p>1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49:03Z</text:p>
              </table:table-cell>
              <table:table-cell office:value-type="float" office:value="151">
                <text:p>1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49:08Z</text:p>
              </table:table-cell>
              <table:table-cell office:value-type="float" office:value="151">
                <text:p>15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49:13Z</text:p>
              </table:table-cell>
              <table:table-cell office:value-type="float" office:value="151">
                <text:p>1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49:18Z</text:p>
              </table:table-cell>
              <table:table-cell office:value-type="float" office:value="151">
                <text:p>15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49:26Z</text:p>
              </table:table-cell>
              <table:table-cell office:value-type="float" office:value="151">
                <text:p>15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49:32Z</text:p>
              </table:table-cell>
              <table:table-cell office:value-type="float" office:value="151">
                <text:p>1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49:37Z</text:p>
              </table:table-cell>
              <table:table-cell office:value-type="float" office:value="151">
                <text:p>1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49:37Z</text:p>
              </table:table-cell>
              <table:table-cell office:value-type="float" office:value="151">
                <text:p>1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49:42Z</text:p>
              </table:table-cell>
              <table:table-cell office:value-type="float" office:value="151">
                <text:p>15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49:45Z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49:47Z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49:52Z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49:57Z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0:02Z</text:p>
              </table:table-cell>
              <table:table-cell office:value-type="float" office:value="100">
                <text:p>1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0:08Z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0:13Z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0:18Z</text:p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23Z</text:p>
              </table:table-cell>
              <table:table-cell office:value-type="float" office:value="100">
                <text:p>1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0:27Z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0:36Z</text:p>
              </table:table-cell>
              <table:table-cell office:value-type="float" office:value="112">
                <text:p>1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0:37Z</text:p>
              </table:table-cell>
              <table:table-cell office:value-type="float" office:value="112">
                <text:p>1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0:42Z</text:p>
              </table:table-cell>
              <table:table-cell office:value-type="float" office:value="112">
                <text:p>1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47Z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0:52Z</text:p>
              </table:table-cell>
              <table:table-cell office:value-type="float" office:value="112">
                <text:p>1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58Z</text:p>
              </table:table-cell>
              <table:table-cell office:value-type="float" office:value="112">
                <text:p>11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1:03Z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1:08Z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1:13Z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1:18Z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51:25Z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1:30Z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1:35Z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1:40Z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1:46Z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1:47Z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1:55Z</text:p>
              </table:table-cell>
              <table:table-cell office:value-type="float" office:value="112">
                <text:p>1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52:00Z</text:p>
              </table:table-cell>
              <table:table-cell office:value-type="float" office:value="112">
                <text:p>11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2:05Z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2:15Z</text:p>
              </table:table-cell>
              <table:table-cell office:value-type="float" office:value="112">
                <text:p>11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2:20Z</text:p>
              </table:table-cell>
              <table:table-cell office:value-type="float" office:value="112">
                <text:p>1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52:25Z</text:p>
              </table:table-cell>
              <table:table-cell office:value-type="float" office:value="112">
                <text:p>1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2:30Z</text:p>
              </table:table-cell>
              <table:table-cell office:value-type="float" office:value="112">
                <text:p>11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2:34Z</text:p>
              </table:table-cell>
              <table:table-cell office:value-type="float" office:value="95">
                <text:p>9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52:35Z</text:p>
              </table:table-cell>
              <table:table-cell office:value-type="float" office:value="95">
                <text:p>9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52:35Z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52:40Z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2:45Z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2:48Z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2:50Z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2:55Z</text:p>
              </table:table-cell>
              <table:table-cell office:value-type="float" office:value="97">
                <text:p>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53:00Z</text:p>
              </table:table-cell>
              <table:table-cell office:value-type="float" office:value="97">
                <text:p>9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3:05Z</text:p>
              </table:table-cell>
              <table:table-cell office:value-type="float" office:value="97">
                <text:p>9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3:10Z</text:p>
              </table:table-cell>
              <table:table-cell office:value-type="float" office:value="97">
                <text:p>9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53:14Z</text:p>
              </table:table-cell>
              <table:table-cell office:value-type="float" office:value="97">
                <text:p>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53:19Z</text:p>
              </table:table-cell>
              <table:table-cell office:value-type="float" office:value="97">
                <text:p>9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3:24Z</text:p>
              </table:table-cell>
              <table:table-cell office:value-type="float" office:value="97">
                <text:p>9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3:29Z</text:p>
              </table:table-cell>
              <table:table-cell office:value-type="float" office:value="97">
                <text:p>9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3:36Z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3:38Z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3:38Z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3:45Z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3:50Z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53:55Z</text:p>
              </table:table-cell>
              <table:table-cell office:value-type="float" office:value="105">
                <text:p>1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4:05Z</text:p>
              </table:table-cell>
              <table:table-cell office:value-type="float" office:value="105">
                <text:p>1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4:10Z</text:p>
              </table:table-cell>
              <table:table-cell office:value-type="float" office:value="105">
                <text:p>1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4:15Z</text:p>
              </table:table-cell>
              <table:table-cell office:value-type="float" office:value="105">
                <text:p>1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54:20Z</text:p>
              </table:table-cell>
              <table:table-cell office:value-type="float" office:value="105">
                <text:p>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4:25Z</text:p>
              </table:table-cell>
              <table:table-cell office:value-type="float" office:value="105">
                <text:p>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4:30Z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4:35Z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4:35Z</text:p>
              </table:table-cell>
              <table:table-cell office:value-type="float" office:value="107">
                <text:p>10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4:40Z</text:p>
              </table:table-cell>
              <table:table-cell office:value-type="float" office:value="107">
                <text:p>10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4:40Z</text:p>
              </table:table-cell>
              <table:table-cell office:value-type="float" office:value="107">
                <text:p>10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4:45Z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4:50Z</text:p>
              </table:table-cell>
              <table:table-cell office:value-type="float" office:value="107">
                <text:p>10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4:55Z</text:p>
              </table:table-cell>
              <table:table-cell office:value-type="float" office:value="107">
                <text:p>10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55:04Z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5:09Z</text:p>
              </table:table-cell>
              <table:table-cell office:value-type="float" office:value="107">
                <text:p>10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5:14Z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5:19Z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5:24Z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55:29Z</text:p>
              </table:table-cell>
              <table:table-cell office:value-type="float" office:value="107">
                <text:p>10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55:34Z</text:p>
              </table:table-cell>
              <table:table-cell office:value-type="float" office:value="107">
                <text:p>10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5:35Z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5:36Z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55:43Z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5:48Z</text:p>
              </table:table-cell>
              <table:table-cell office:value-type="float" office:value="117">
                <text:p>1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5:53Z</text:p>
              </table:table-cell>
              <table:table-cell office:value-type="float" office:value="117">
                <text:p>1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5:58Z</text:p>
              </table:table-cell>
              <table:table-cell office:value-type="float" office:value="117">
                <text:p>11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6:03Z</text:p>
              </table:table-cell>
              <table:table-cell office:value-type="float" office:value="117">
                <text:p>11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6:13Z</text:p>
              </table:table-cell>
              <table:table-cell office:value-type="float" office:value="117">
                <text:p>1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56:18Z</text:p>
              </table:table-cell>
              <table:table-cell office:value-type="float" office:value="117">
                <text:p>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6:23Z</text:p>
              </table:table-cell>
              <table:table-cell office:value-type="float" office:value="117">
                <text:p>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6:28Z</text:p>
              </table:table-cell>
              <table:table-cell office:value-type="float" office:value="117">
                <text:p>1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56:33Z</text:p>
              </table:table-cell>
              <table:table-cell office:value-type="float" office:value="117">
                <text:p>1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56:36Z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56:38Z</text:p>
              </table:table-cell>
              <table:table-cell office:value-type="float" office:value="100">
                <text:p>1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0:56:43Z</text:p>
              </table:table-cell>
              <table:table-cell office:value-type="float" office:value="100">
                <text:p>1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0:56:48Z</text:p>
              </table:table-cell>
              <table:table-cell office:value-type="float" office:value="100">
                <text:p>1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56:53Z</text:p>
              </table:table-cell>
              <table:table-cell office:value-type="float" office:value="100">
                <text:p>1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57:03Z</text:p>
              </table:table-cell>
              <table:table-cell office:value-type="float" office:value="100">
                <text:p>1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57:08Z</text:p>
              </table:table-cell>
              <table:table-cell office:value-type="float" office:value="100">
                <text:p>1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0:57:15Z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7:25Z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7:30Z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7:35Z</text:p>
              </table:table-cell>
              <table:table-cell office:value-type="float" office:value="100">
                <text:p>1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7:36Z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7:40Z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7:45Z</text:p>
              </table:table-cell>
              <table:table-cell office:value-type="float" office:value="109">
                <text:p>1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57:50Z</text:p>
              </table:table-cell>
              <table:table-cell office:value-type="float" office:value="109">
                <text:p>1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57:58Z</text:p>
              </table:table-cell>
              <table:table-cell office:value-type="float" office:value="109">
                <text:p>1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8:03Z</text:p>
              </table:table-cell>
              <table:table-cell office:value-type="float" office:value="109">
                <text:p>1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8:08Z</text:p>
              </table:table-cell>
              <table:table-cell office:value-type="float" office:value="109">
                <text:p>1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9T10:58:13Z</text:p>
              </table:table-cell>
              <table:table-cell office:value-type="float" office:value="109">
                <text:p>10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9T10:58:18Z</text:p>
              </table:table-cell>
              <table:table-cell office:value-type="float" office:value="109">
                <text:p>10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9T10:58:24Z</text:p>
              </table:table-cell>
              <table:table-cell office:value-type="float" office:value="109">
                <text:p>10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9T10:58:34Z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58:36Z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9T10:58:39Z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58:49Z</text:p>
              </table:table-cell>
              <table:table-cell office:value-type="float" office:value="119">
                <text:p>1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8:54Z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9:04Z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9:09Z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9:14Z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59:19Z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59:24Z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59:29Z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9T10:59:34Z</text:p>
              </table:table-cell>
              <table:table-cell office:value-type="float" office:value="119">
                <text:p>11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9T10:59:35Z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9T10:59:37Z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9T10:59:39Z</text:p>
              </table:table-cell>
              <table:table-cell office:value-type="float" office:value="127">
                <text:p>12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9T10:59:44Z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9T10:59:49Z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0:59:54Z</text:p>
              </table:table-cell>
              <table:table-cell office:value-type="float" office:value="127">
                <text:p>12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9T10:59:59Z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1:00:06Z</text:p>
              </table:table-cell>
              <table:table-cell office:value-type="float" office:value="127">
                <text:p>12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1:00:11Z</text:p>
              </table:table-cell>
              <table:table-cell office:value-type="float" office:value="127">
                <text:p>1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1:00:16Z</text:p>
              </table:table-cell>
              <table:table-cell office:value-type="float" office:value="127">
                <text:p>12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1:00:23Z</text:p>
              </table:table-cell>
              <table:table-cell office:value-type="float" office:value="127">
                <text:p>12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1:00:28Z</text:p>
              </table:table-cell>
              <table:table-cell office:value-type="float" office:value="127">
                <text:p>12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1:00:33Z</text:p>
              </table:table-cell>
              <table:table-cell office:value-type="float" office:value="127">
                <text:p>12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1:00:35Z</text:p>
              </table:table-cell>
              <table:table-cell office:value-type="float" office:value="122">
                <text:p>12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1:00:38Z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1:00:43Z</text:p>
              </table:table-cell>
              <table:table-cell office:value-type="float" office:value="122">
                <text:p>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1:00:46Z</text:p>
              </table:table-cell>
              <table:table-cell office:value-type="float" office:value="122">
                <text:p>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1:00:51Z</text:p>
              </table:table-cell>
              <table:table-cell office:value-type="float" office:value="122">
                <text:p>1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1:00:56Z</text:p>
              </table:table-cell>
              <table:table-cell office:value-type="float" office:value="122">
                <text:p>12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1:01:03Z</text:p>
              </table:table-cell>
              <table:table-cell office:value-type="float" office:value="122">
                <text:p>12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1:01:10Z</text:p>
              </table:table-cell>
              <table:table-cell office:value-type="float" office:value="122">
                <text:p>12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1:15Z</text:p>
              </table:table-cell>
              <table:table-cell office:value-type="float" office:value="122">
                <text:p>12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1:01:20Z</text:p>
              </table:table-cell>
              <table:table-cell office:value-type="float" office:value="122">
                <text:p>12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1:25Z</text:p>
              </table:table-cell>
              <table:table-cell office:value-type="float" office:value="122">
                <text:p>12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1:36Z</text:p>
              </table:table-cell>
              <table:table-cell office:value-type="float" office:value="127">
                <text:p>12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36Z</text:p>
              </table:table-cell>
              <table:table-cell office:value-type="float" office:value="127">
                <text:p>12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42Z</text:p>
              </table:table-cell>
              <table:table-cell office:value-type="float" office:value="127">
                <text:p>1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1:52Z</text:p>
              </table:table-cell>
              <table:table-cell office:value-type="float" office:value="127">
                <text:p>12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57Z</text:p>
              </table:table-cell>
              <table:table-cell office:value-type="float" office:value="127">
                <text:p>12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2:02Z</text:p>
              </table:table-cell>
              <table:table-cell office:value-type="float" office:value="127">
                <text:p>12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2:09Z</text:p>
              </table:table-cell>
              <table:table-cell office:value-type="float" office:value="127">
                <text:p>12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2:14Z</text:p>
              </table:table-cell>
              <table:table-cell office:value-type="float" office:value="127">
                <text:p>1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2:19Z</text:p>
              </table:table-cell>
              <table:table-cell office:value-type="float" office:value="127">
                <text:p>12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2:24Z</text:p>
              </table:table-cell>
              <table:table-cell office:value-type="float" office:value="127">
                <text:p>12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2:29Z</text:p>
              </table:table-cell>
              <table:table-cell office:value-type="float" office:value="127">
                <text:p>1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2:34Z</text:p>
              </table:table-cell>
              <table:table-cell office:value-type="float" office:value="127">
                <text:p>1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2:37Z</text:p>
              </table:table-cell>
              <table:table-cell office:value-type="float" office:value="112">
                <text:p>1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2:39Z</text:p>
              </table:table-cell>
              <table:table-cell office:value-type="float" office:value="112">
                <text:p>1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2:44Z</text:p>
              </table:table-cell>
              <table:table-cell office:value-type="float" office:value="112">
                <text:p>1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2:54Z</text:p>
              </table:table-cell>
              <table:table-cell office:value-type="float" office:value="112">
                <text:p>1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1:02:59Z</text:p>
              </table:table-cell>
              <table:table-cell office:value-type="float" office:value="112">
                <text:p>1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1:03:04Z</text:p>
              </table:table-cell>
              <table:table-cell office:value-type="float" office:value="112">
                <text:p>1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1:03:09Z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3:13Z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1:03:18Z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3:26Z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1:03:36Z</text:p>
              </table:table-cell>
              <table:table-cell office:value-type="float" office:value="108">
                <text:p>10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1:03:36Z</text:p>
              </table:table-cell>
              <table:table-cell office:value-type="float" office:value="108">
                <text:p>10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1:03:41Z</text:p>
              </table:table-cell>
              <table:table-cell office:value-type="float" office:value="108">
                <text:p>10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1:03:47Z</text:p>
              </table:table-cell>
              <table:table-cell office:value-type="float" office:value="108">
                <text:p>10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1:03:54Z</text:p>
              </table:table-cell>
              <table:table-cell office:value-type="float" office:value="108">
                <text:p>10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1:03:59Z</text:p>
              </table:table-cell>
              <table:table-cell office:value-type="float" office:value="108">
                <text:p>10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1:04:04Z</text:p>
              </table:table-cell>
              <table:table-cell office:value-type="float" office:value="108">
                <text:p>10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1:04:09Z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4:14Z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4:23Z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1:04:28Z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04:33Z</text:p>
              </table:table-cell>
              <table:table-cell office:value-type="float" office:value="108">
                <text:p>1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1:04:33Z</text:p>
              </table:table-cell>
              <table:table-cell office:value-type="float" office:value="108">
                <text:p>1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1:04:35Z</text:p>
              </table:table-cell>
              <table:table-cell office:value-type="float" office:value="114">
                <text:p>11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1:04:38Z</text:p>
              </table:table-cell>
              <table:table-cell office:value-type="float" office:value="114">
                <text:p>1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1:04:43Z</text:p>
              </table:table-cell>
              <table:table-cell office:value-type="float" office:value="114">
                <text:p>11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1:04:48Z</text:p>
              </table:table-cell>
              <table:table-cell office:value-type="float" office:value="114">
                <text:p>11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1:04:55Z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1:05:00Z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1:05:05Z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05:10Z</text:p>
              </table:table-cell>
              <table:table-cell office:value-type="float" office:value="114">
                <text:p>1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5:15Z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1:05:20Z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1:05:30Z</text:p>
              </table:table-cell>
              <table:table-cell office:value-type="float" office:value="114">
                <text:p>1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1:05:35Z</text:p>
              </table:table-cell>
              <table:table-cell office:value-type="float" office:value="114">
                <text:p>11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05:36Z</text:p>
              </table:table-cell>
              <table:table-cell office:value-type="float" office:value="108">
                <text:p>10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1:05:40Z</text:p>
              </table:table-cell>
              <table:table-cell office:value-type="float" office:value="108">
                <text:p>10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1:05:50Z</text:p>
              </table:table-cell>
              <table:table-cell office:value-type="float" office:value="108">
                <text:p>1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1:06:00Z</text:p>
              </table:table-cell>
              <table:table-cell office:value-type="float" office:value="108">
                <text:p>10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1:06:10Z</text:p>
              </table:table-cell>
              <table:table-cell office:value-type="float" office:value="108">
                <text:p>10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1:06:19Z</text:p>
              </table:table-cell>
              <table:table-cell office:value-type="float" office:value="108">
                <text:p>10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6:29Z</text:p>
              </table:table-cell>
              <table:table-cell office:value-type="float" office:value="108">
                <text:p>1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6:34Z</text:p>
              </table:table-cell>
              <table:table-cell office:value-type="float" office:value="108">
                <text:p>1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6:36Z</text:p>
              </table:table-cell>
              <table:table-cell office:value-type="float" office:value="105">
                <text:p>10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6:39Z</text:p>
              </table:table-cell>
              <table:table-cell office:value-type="float" office:value="105">
                <text:p>10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6:44Z</text:p>
              </table:table-cell>
              <table:table-cell office:value-type="float" office:value="105">
                <text:p>10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6:49Z</text:p>
              </table:table-cell>
              <table:table-cell office:value-type="float" office:value="105">
                <text:p>10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6:54Z</text:p>
              </table:table-cell>
              <table:table-cell office:value-type="float" office:value="105">
                <text:p>10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6:59Z</text:p>
              </table:table-cell>
              <table:table-cell office:value-type="float" office:value="105">
                <text:p>1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1:07:04Z</text:p>
              </table:table-cell>
              <table:table-cell office:value-type="float" office:value="105">
                <text:p>1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07:09Z</text:p>
              </table:table-cell>
              <table:table-cell office:value-type="float" office:value="105">
                <text:p>10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07:14Z</text:p>
              </table:table-cell>
              <table:table-cell office:value-type="float" office:value="105">
                <text:p>1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07:19Z</text:p>
              </table:table-cell>
              <table:table-cell office:value-type="float" office:value="105">
                <text:p>10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07:26Z</text:p>
              </table:table-cell>
              <table:table-cell office:value-type="float" office:value="105">
                <text:p>1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07:36Z</text:p>
              </table:table-cell>
              <table:table-cell office:value-type="float" office:value="110">
                <text:p>1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07:36Z</text:p>
              </table:table-cell>
              <table:table-cell office:value-type="float" office:value="110">
                <text:p>1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07:41Z</text:p>
              </table:table-cell>
              <table:table-cell office:value-type="float" office:value="110">
                <text:p>1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07:46Z</text:p>
              </table:table-cell>
              <table:table-cell office:value-type="float" office:value="110">
                <text:p>1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07:56Z</text:p>
              </table:table-cell>
              <table:table-cell office:value-type="float" office:value="110">
                <text:p>1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08:01Z</text:p>
              </table:table-cell>
              <table:table-cell office:value-type="float" office:value="110">
                <text:p>1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08:06Z</text:p>
              </table:table-cell>
              <table:table-cell office:value-type="float" office:value="110">
                <text:p>1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08:11Z</text:p>
              </table:table-cell>
              <table:table-cell office:value-type="float" office:value="110">
                <text:p>1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08:20Z</text:p>
              </table:table-cell>
              <table:table-cell office:value-type="float" office:value="110">
                <text:p>1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8:25Z</text:p>
              </table:table-cell>
              <table:table-cell office:value-type="float" office:value="110">
                <text:p>1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08:30Z</text:p>
              </table:table-cell>
              <table:table-cell office:value-type="float" office:value="110">
                <text:p>1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08:35Z</text:p>
              </table:table-cell>
              <table:table-cell office:value-type="float" office:value="110">
                <text:p>1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8:36Z</text:p>
              </table:table-cell>
              <table:table-cell office:value-type="float" office:value="117">
                <text:p>1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8:40Z</text:p>
              </table:table-cell>
              <table:table-cell office:value-type="float" office:value="117">
                <text:p>1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8:45Z</text:p>
              </table:table-cell>
              <table:table-cell office:value-type="float" office:value="117">
                <text:p>11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8:50Z</text:p>
              </table:table-cell>
              <table:table-cell office:value-type="float" office:value="117">
                <text:p>1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9:00Z</text:p>
              </table:table-cell>
              <table:table-cell office:value-type="float" office:value="117">
                <text:p>1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9:06Z</text:p>
              </table:table-cell>
              <table:table-cell office:value-type="float" office:value="117">
                <text:p>1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09:11Z</text:p>
              </table:table-cell>
              <table:table-cell office:value-type="float" office:value="117">
                <text:p>1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9:16Z</text:p>
              </table:table-cell>
              <table:table-cell office:value-type="float" office:value="117">
                <text:p>11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21Z</text:p>
              </table:table-cell>
              <table:table-cell office:value-type="float" office:value="117">
                <text:p>11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26Z</text:p>
              </table:table-cell>
              <table:table-cell office:value-type="float" office:value="117">
                <text:p>11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31Z</text:p>
              </table:table-cell>
              <table:table-cell office:value-type="float" office:value="117">
                <text:p>11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36Z</text:p>
              </table:table-cell>
              <table:table-cell office:value-type="float" office:value="117">
                <text:p>11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36Z</text:p>
              </table:table-cell>
              <table:table-cell office:value-type="float" office:value="112">
                <text:p>1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41Z</text:p>
              </table:table-cell>
              <table:table-cell office:value-type="float" office:value="112">
                <text:p>1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9:46Z</text:p>
              </table:table-cell>
              <table:table-cell office:value-type="float" office:value="112">
                <text:p>1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9:51Z</text:p>
              </table:table-cell>
              <table:table-cell office:value-type="float" office:value="112">
                <text:p>1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0:01Z</text:p>
              </table:table-cell>
              <table:table-cell office:value-type="float" office:value="112">
                <text:p>1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10:06Z</text:p>
              </table:table-cell>
              <table:table-cell office:value-type="float" office:value="112">
                <text:p>1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10:14Z</text:p>
              </table:table-cell>
              <table:table-cell office:value-type="float" office:value="112">
                <text:p>1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0:19Z</text:p>
              </table:table-cell>
              <table:table-cell office:value-type="float" office:value="112">
                <text:p>1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10:24Z</text:p>
              </table:table-cell>
              <table:table-cell office:value-type="float" office:value="112">
                <text:p>11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0:29Z</text:p>
              </table:table-cell>
              <table:table-cell office:value-type="float" office:value="112">
                <text:p>11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0:34Z</text:p>
              </table:table-cell>
              <table:table-cell office:value-type="float" office:value="112">
                <text:p>11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0:36Z</text:p>
              </table:table-cell>
              <table:table-cell office:value-type="float" office:value="114">
                <text:p>11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0:39Z</text:p>
              </table:table-cell>
              <table:table-cell office:value-type="float" office:value="114">
                <text:p>11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0:43Z</text:p>
              </table:table-cell>
              <table:table-cell office:value-type="float" office:value="114">
                <text:p>1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0:48Z</text:p>
              </table:table-cell>
              <table:table-cell office:value-type="float" office:value="114">
                <text:p>1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0:58Z</text:p>
              </table:table-cell>
              <table:table-cell office:value-type="float" office:value="114">
                <text:p>1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1:03Z</text:p>
              </table:table-cell>
              <table:table-cell office:value-type="float" office:value="114">
                <text:p>1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1:18Z</text:p>
              </table:table-cell>
              <table:table-cell office:value-type="float" office:value="114">
                <text:p>11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11:51Z</text:p>
              </table:table-cell>
              <table:table-cell office:value-type="float" office:value="114">
                <text:p>1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11:56Z</text:p>
              </table:table-cell>
              <table:table-cell office:value-type="float" office:value="110">
                <text:p>1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12:01Z</text:p>
              </table:table-cell>
              <table:table-cell office:value-type="float" office:value="110">
                <text:p>1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2:11Z</text:p>
              </table:table-cell>
              <table:table-cell office:value-type="float" office:value="110">
                <text:p>1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2:16Z</text:p>
              </table:table-cell>
              <table:table-cell office:value-type="float" office:value="110">
                <text:p>1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2:26Z</text:p>
              </table:table-cell>
              <table:table-cell office:value-type="float" office:value="110">
                <text:p>1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2:31Z</text:p>
              </table:table-cell>
              <table:table-cell office:value-type="float" office:value="110">
                <text:p>1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2:36Z</text:p>
              </table:table-cell>
              <table:table-cell office:value-type="float" office:value="110">
                <text:p>1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1:12:41Z</text:p>
              </table:table-cell>
              <table:table-cell office:value-type="float" office:value="110">
                <text:p>1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1:12:51Z</text:p>
              </table:table-cell>
              <table:table-cell office:value-type="float" office:value="110">
                <text:p>1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2:56Z</text:p>
              </table:table-cell>
              <table:table-cell office:value-type="float" office:value="110">
                <text:p>1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2:56Z</text:p>
              </table:table-cell>
              <table:table-cell office:value-type="float" office:value="113">
                <text:p>1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3:01Z</text:p>
              </table:table-cell>
              <table:table-cell office:value-type="float" office:value="113">
                <text:p>1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3:06Z</text:p>
              </table:table-cell>
              <table:table-cell office:value-type="float" office:value="113">
                <text:p>11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13:15Z</text:p>
              </table:table-cell>
              <table:table-cell office:value-type="float" office:value="113">
                <text:p>1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13:20Z</text:p>
              </table:table-cell>
              <table:table-cell office:value-type="float" office:value="113">
                <text:p>1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13:25Z</text:p>
              </table:table-cell>
              <table:table-cell office:value-type="float" office:value="113">
                <text:p>11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3:30Z</text:p>
              </table:table-cell>
              <table:table-cell office:value-type="float" office:value="113">
                <text:p>1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3:35Z</text:p>
              </table:table-cell>
              <table:table-cell office:value-type="float" office:value="113">
                <text:p>1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3:40Z</text:p>
              </table:table-cell>
              <table:table-cell office:value-type="float" office:value="113">
                <text:p>1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3:45Z</text:p>
              </table:table-cell>
              <table:table-cell office:value-type="float" office:value="113">
                <text:p>1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3:50Z</text:p>
              </table:table-cell>
              <table:table-cell office:value-type="float" office:value="113">
                <text:p>1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3:55Z</text:p>
              </table:table-cell>
              <table:table-cell office:value-type="float" office:value="113">
                <text:p>11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3:57Z</text:p>
              </table:table-cell>
              <table:table-cell office:value-type="float" office:value="108">
                <text:p>10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4:00Z</text:p>
              </table:table-cell>
              <table:table-cell office:value-type="float" office:value="108">
                <text:p>1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05Z</text:p>
              </table:table-cell>
              <table:table-cell office:value-type="float" office:value="108">
                <text:p>1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10Z</text:p>
              </table:table-cell>
              <table:table-cell office:value-type="float" office:value="108">
                <text:p>1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15Z</text:p>
              </table:table-cell>
              <table:table-cell office:value-type="float" office:value="108">
                <text:p>1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25Z</text:p>
              </table:table-cell>
              <table:table-cell office:value-type="float" office:value="108">
                <text:p>1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4:35Z</text:p>
              </table:table-cell>
              <table:table-cell office:value-type="float" office:value="108">
                <text:p>10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4:40Z</text:p>
              </table:table-cell>
              <table:table-cell office:value-type="float" office:value="108">
                <text:p>1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45Z</text:p>
              </table:table-cell>
              <table:table-cell office:value-type="float" office:value="108">
                <text:p>1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4:50Z</text:p>
              </table:table-cell>
              <table:table-cell office:value-type="float" office:value="108">
                <text:p>1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55Z</text:p>
              </table:table-cell>
              <table:table-cell office:value-type="float" office:value="108">
                <text:p>1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57Z</text:p>
              </table:table-cell>
              <table:table-cell office:value-type="float" office:value="104">
                <text:p>1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5:00Z</text:p>
              </table:table-cell>
              <table:table-cell office:value-type="float" office:value="104">
                <text:p>1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5:11Z</text:p>
              </table:table-cell>
              <table:table-cell office:value-type="float" office:value="104">
                <text:p>10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5:16Z</text:p>
              </table:table-cell>
              <table:table-cell office:value-type="float" office:value="104">
                <text:p>1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5:21Z</text:p>
              </table:table-cell>
              <table:table-cell office:value-type="float" office:value="104">
                <text:p>1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31Z</text:p>
              </table:table-cell>
              <table:table-cell office:value-type="float" office:value="104">
                <text:p>1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36Z</text:p>
              </table:table-cell>
              <table:table-cell office:value-type="float" office:value="104">
                <text:p>1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43Z</text:p>
              </table:table-cell>
              <table:table-cell office:value-type="float" office:value="104">
                <text:p>1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48Z</text:p>
              </table:table-cell>
              <table:table-cell office:value-type="float" office:value="104">
                <text:p>1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5:55Z</text:p>
              </table:table-cell>
              <table:table-cell office:value-type="float" office:value="104">
                <text:p>1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5:56Z</text:p>
              </table:table-cell>
              <table:table-cell office:value-type="float" office:value="104">
                <text:p>1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5:57Z</text:p>
              </table:table-cell>
              <table:table-cell office:value-type="float" office:value="108">
                <text:p>1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6:00Z</text:p>
              </table:table-cell>
              <table:table-cell office:value-type="float" office:value="108">
                <text:p>1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03Z</text:p>
              </table:table-cell>
              <table:table-cell office:value-type="float" office:value="108">
                <text:p>1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08Z</text:p>
              </table:table-cell>
              <table:table-cell office:value-type="float" office:value="108">
                <text:p>1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14Z</text:p>
              </table:table-cell>
              <table:table-cell office:value-type="float" office:value="108">
                <text:p>1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20Z</text:p>
              </table:table-cell>
              <table:table-cell office:value-type="float" office:value="108">
                <text:p>1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6:25Z</text:p>
              </table:table-cell>
              <table:table-cell office:value-type="float" office:value="108">
                <text:p>1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1:16:30Z</text:p>
              </table:table-cell>
              <table:table-cell office:value-type="float" office:value="108">
                <text:p>1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1:16:40Z</text:p>
              </table:table-cell>
              <table:table-cell office:value-type="float" office:value="108">
                <text:p>1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1:16:48Z</text:p>
              </table:table-cell>
              <table:table-cell office:value-type="float" office:value="108">
                <text:p>1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57Z</text:p>
              </table:table-cell>
              <table:table-cell office:value-type="float" office:value="115">
                <text:p>1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57Z</text:p>
              </table:table-cell>
              <table:table-cell office:value-type="float" office:value="115">
                <text:p>1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7:07Z</text:p>
              </table:table-cell>
              <table:table-cell office:value-type="float" office:value="115">
                <text:p>1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7:12Z</text:p>
              </table:table-cell>
              <table:table-cell office:value-type="float" office:value="115">
                <text:p>11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7:17Z</text:p>
              </table:table-cell>
              <table:table-cell office:value-type="float" office:value="115">
                <text:p>11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7:22Z</text:p>
              </table:table-cell>
              <table:table-cell office:value-type="float" office:value="115">
                <text:p>1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7:27Z</text:p>
              </table:table-cell>
              <table:table-cell office:value-type="float" office:value="115">
                <text:p>1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7:32Z</text:p>
              </table:table-cell>
              <table:table-cell office:value-type="float" office:value="115">
                <text:p>11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7:32Z</text:p>
              </table:table-cell>
              <table:table-cell office:value-type="float" office:value="115">
                <text:p>11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7:42Z</text:p>
              </table:table-cell>
              <table:table-cell office:value-type="float" office:value="115">
                <text:p>1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7:47Z</text:p>
              </table:table-cell>
              <table:table-cell office:value-type="float" office:value="115">
                <text:p>1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7:52Z</text:p>
              </table:table-cell>
              <table:table-cell office:value-type="float" office:value="115">
                <text:p>11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7:57Z</text:p>
              </table:table-cell>
              <table:table-cell office:value-type="float" office:value="110">
                <text:p>1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7:57Z</text:p>
              </table:table-cell>
              <table:table-cell office:value-type="float" office:value="110">
                <text:p>1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8:02Z</text:p>
              </table:table-cell>
              <table:table-cell office:value-type="float" office:value="110">
                <text:p>1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8:07Z</text:p>
              </table:table-cell>
              <table:table-cell office:value-type="float" office:value="110">
                <text:p>1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8:12Z</text:p>
              </table:table-cell>
              <table:table-cell office:value-type="float" office:value="110">
                <text:p>1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8:22Z</text:p>
              </table:table-cell>
              <table:table-cell office:value-type="float" office:value="110">
                <text:p>1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8:32Z</text:p>
              </table:table-cell>
              <table:table-cell office:value-type="float" office:value="110">
                <text:p>1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8:42Z</text:p>
              </table:table-cell>
              <table:table-cell office:value-type="float" office:value="110">
                <text:p>1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18:47Z</text:p>
              </table:table-cell>
              <table:table-cell office:value-type="float" office:value="110">
                <text:p>1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18:52Z</text:p>
              </table:table-cell>
              <table:table-cell office:value-type="float" office:value="110">
                <text:p>1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18:57Z</text:p>
              </table:table-cell>
              <table:table-cell office:value-type="float" office:value="110">
                <text:p>1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18:57Z</text:p>
              </table:table-cell>
              <table:table-cell office:value-type="float" office:value="104">
                <text:p>1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19:02Z</text:p>
              </table:table-cell>
              <table:table-cell office:value-type="float" office:value="104">
                <text:p>1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19:10Z</text:p>
              </table:table-cell>
              <table:table-cell office:value-type="float" office:value="104">
                <text:p>1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1:19:15Z</text:p>
              </table:table-cell>
              <table:table-cell office:value-type="float" office:value="104">
                <text:p>1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1:19:20Z</text:p>
              </table:table-cell>
              <table:table-cell office:value-type="float" office:value="104">
                <text:p>1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1:19:25Z</text:p>
              </table:table-cell>
              <table:table-cell office:value-type="float" office:value="104">
                <text:p>1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1:19:35Z</text:p>
              </table:table-cell>
              <table:table-cell office:value-type="float" office:value="104">
                <text:p>1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19:45Z</text:p>
              </table:table-cell>
              <table:table-cell office:value-type="float" office:value="104">
                <text:p>1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9:50Z</text:p>
              </table:table-cell>
              <table:table-cell office:value-type="float" office:value="104">
                <text:p>1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19:55Z</text:p>
              </table:table-cell>
              <table:table-cell office:value-type="float" office:value="104">
                <text:p>1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19:57Z</text:p>
              </table:table-cell>
              <table:table-cell office:value-type="float" office:value="119">
                <text:p>1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20:00Z</text:p>
              </table:table-cell>
              <table:table-cell office:value-type="float" office:value="119">
                <text:p>1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20:05Z</text:p>
              </table:table-cell>
              <table:table-cell office:value-type="float" office:value="119">
                <text:p>1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20:10Z</text:p>
              </table:table-cell>
              <table:table-cell office:value-type="float" office:value="119">
                <text:p>11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20:15Z</text:p>
              </table:table-cell>
              <table:table-cell office:value-type="float" office:value="119">
                <text:p>1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20:25Z</text:p>
              </table:table-cell>
              <table:table-cell office:value-type="float" office:value="119">
                <text:p>11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20:51Z</text:p>
              </table:table-cell>
              <table:table-cell office:value-type="float" office:value="119">
                <text:p>11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21:32Z</text:p>
              </table:table-cell>
              <table:table-cell office:value-type="float" office:value="119">
                <text:p>119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